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cellBest" style:data-style-name="N0">
      <style:table-cell-properties style:vertical-align="automatic" fo:background-color="#00FF00" style:cell-protect="protected"/>
    </style:style>
    <style:style style:name="ce3" style:family="table-cell" style:parent-style-name="cellWorst" style:data-style-name="N0">
      <style:table-cell-properties style:vertical-align="automatic" fo:background-color="#FF0000" style:cell-protect="protected"/>
    </style:style>
    <style:style style:name="co1" style:family="table-column">
      <style:table-column-properties fo:break-before="auto" style:column-width="7.62cm"/>
    </style:style>
    <style:style style:name="co2" style:family="table-column">
      <style:table-column-properties fo:break-before="auto" style:column-width="7.0908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7.77875cm"/>
    </style:style>
    <style:style style:name="co5" style:family="table-column">
      <style:table-column-properties fo:break-before="auto" style:column-width="8.67833333333333cm"/>
    </style:style>
    <style:style style:name="co6" style:family="table-column">
      <style:table-column-properties fo:break-before="auto" style:column-width="6.56166666666667cm"/>
    </style:style>
    <style:style style:name="co7" style:family="table-column">
      <style:table-column-properties fo:break-before="auto" style:column-width="9.02229166666667cm"/>
    </style:style>
    <style:style style:name="co8" style:family="table-column">
      <style:table-column-properties fo:break-before="auto" style:column-width="4.81541666666667cm"/>
    </style:style>
    <style:style style:name="co9" style:family="table-column">
      <style:table-column-properties fo:break-before="auto" style:column-width="5.34458333333333cm"/>
    </style:style>
    <style:style style:name="co10" style:family="table-column">
      <style:table-column-properties fo:break-before="auto" style:column-width="6.746875cm"/>
    </style:style>
    <style:style style:name="co11" style:family="table-column">
      <style:table-column-properties fo:break-before="auto" style:column-width="7.27604166666667cm"/>
    </style:style>
    <style:style style:name="co12" style:family="table-column">
      <style:table-column-properties fo:break-before="auto" style:column-width="5.50333333333333cm"/>
    </style:style>
    <style:style style:name="co13" style:family="table-column">
      <style:table-column-properties fo:break-before="auto" style:column-width="4.10104166666667cm"/>
    </style:style>
    <style:style style:name="co14" style:family="table-column">
      <style:table-column-properties fo:break-before="auto" style:column-width="10.080625cm"/>
    </style:style>
    <style:style style:name="co15" style:family="table-column">
      <style:table-column-properties fo:break-before="auto" style:column-width="11.1125cm"/>
    </style:style>
    <style:style style:name="co16" style:family="table-column">
      <style:table-column-properties fo:break-before="auto" style:column-width="9.18104166666667cm"/>
    </style:style>
    <style:style style:name="co17" style:family="table-column">
      <style:table-column-properties fo:break-before="auto" style:column-width="4.63020833333333cm"/>
    </style:style>
    <style:style style:name="co18" style:family="table-column">
      <style:table-column-properties fo:break-before="auto" style:column-width="2.11666666666667cm"/>
    </style:style>
    <style:style style:name="co19" style:family="table-column">
      <style:table-column-properties fo:break-before="auto" style:column-width="3.06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stanc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default-cell-style-name="ce1"/>
        <table:table-column table:style-name="co3" table:number-columns-repeated="3" table:default-cell-style-name="ce1"/>
        <table:table-column table:style-name="co12" table:default-cell-style-name="ce1"/>
        <table:table-column table:style-name="co3" table:number-columns-repeated="3" table:default-cell-style-name="ce1"/>
        <table:table-column table:style-name="co12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default-cell-style-name="ce1"/>
        <table:table-column table:style-name="co3" table:number-columns-repeated="3" table:default-cell-style-name="ce1"/>
        <table:table-column table:style-name="co15" table:default-cell-style-name="ce1"/>
        <table:table-column table:style-name="co3" table:number-columns-repeated="3" table:default-cell-style-name="ce1"/>
        <table:table-column table:style-name="co16" table:default-cell-style-name="ce1"/>
        <table:table-column table:style-name="co3" table:number-columns-repeated="3" table:default-cell-style-name="ce1"/>
        <table:table-column table:style-name="co17" table:default-cell-style-name="ce1"/>
        <table:table-column table:style-name="co3" table:number-columns-repeated="16" table:default-cell-style-name="ce1"/>
        <table:table-column table:style-name="co18" table:number-columns-repeated="16290" table:default-cell-style-name="ce1"/>
        <table:table-row table:style-name="ro1">
          <table:table-cell table:style-name="ce1"/>
          <table:table-cell office:value-type="string" table:style-name="ce1">
            <text:p>clingo-1/setting-hForbiddenNodeNegative</text:p>
          </table:table-cell>
          <table:table-cell table:number-columns-repeated="3" table:style-name="ce1"/>
          <table:table-cell office:value-type="string" table:style-name="ce1">
            <text:p>clingo-1/setting-hForbiddenNodeNegativeBoth</text:p>
          </table:table-cell>
          <table:table-cell table:number-columns-repeated="3" table:style-name="ce1"/>
          <table:table-cell office:value-type="string" table:style-name="ce1">
            <text:p>clingo-1/setting-hForbiddenNodeNegativeBothLevel</text:p>
          </table:table-cell>
          <table:table-cell table:number-columns-repeated="3" table:style-name="ce1"/>
          <table:table-cell office:value-type="string" table:style-name="ce1">
            <text:p>clingo-1/setting-hForbiddenNodeNegativeGoal</text:p>
          </table:table-cell>
          <table:table-cell table:number-columns-repeated="3" table:style-name="ce1"/>
          <table:table-cell office:value-type="string" table:style-name="ce1">
            <text:p>clingo-1/setting-hNaivePathDistance3</text:p>
          </table:table-cell>
          <table:table-cell table:number-columns-repeated="3" table:style-name="ce1"/>
          <table:table-cell office:value-type="string" table:style-name="ce1">
            <text:p>clingo-1/setting-hNaivePathDistance3ANDNodeCostSGT</text:p>
          </table:table-cell>
          <table:table-cell table:number-columns-repeated="3" table:style-name="ce1"/>
          <table:table-cell office:value-type="string" table:style-name="ce1">
            <text:p>clingo-1/setting-hNaivePathDistance3ANDTime</text:p>
          </table:table-cell>
          <table:table-cell table:number-columns-repeated="3" table:style-name="ce1"/>
          <table:table-cell office:value-type="string" table:style-name="ce1">
            <text:p>clingo-1/setting-hNodeCost</text:p>
          </table:table-cell>
          <table:table-cell table:number-columns-repeated="3" table:style-name="ce1"/>
          <table:table-cell office:value-type="string" table:style-name="ce1">
            <text:p>clingo-1/setting-hNodeCostSGT</text:p>
          </table:table-cell>
          <table:table-cell table:number-columns-repeated="3" table:style-name="ce1"/>
          <table:table-cell office:value-type="string" table:style-name="ce1">
            <text:p>clingo-1/setting-hPathAreaANDDistance</text:p>
          </table:table-cell>
          <table:table-cell table:number-columns-repeated="3" table:style-name="ce1"/>
          <table:table-cell office:value-type="string" table:style-name="ce1">
            <text:p>clingo-1/setting-hPathAreaANDNodeCost</text:p>
          </table:table-cell>
          <table:table-cell table:number-columns-repeated="3" table:style-name="ce1"/>
          <table:table-cell office:value-type="string" table:style-name="ce1">
            <text:p>clingo-1/setting-hPathAreaANDNodeCostSGT</text:p>
          </table:table-cell>
          <table:table-cell table:number-columns-repeated="3" table:style-name="ce1"/>
          <table:table-cell office:value-type="string" table:style-name="ce1">
            <text:p>clingo-1/setting-hPathAreaTime</text:p>
          </table:table-cell>
          <table:table-cell table:number-columns-repeated="3" table:style-name="ce1"/>
          <table:table-cell office:value-type="string" table:style-name="ce1">
            <text:p>clingo-1/setting-hStrangeLevel</text:p>
          </table:table-cell>
          <table:table-cell table:number-columns-repeated="3" table:style-name="ce1"/>
          <table:table-cell office:value-type="string" table:style-name="ce1">
            <text:p>clingo-1/setting-hStrangeSign</text:p>
          </table:table-cell>
          <table:table-cell table:number-columns-repeated="3" table:style-name="ce1"/>
          <table:table-cell office:value-type="string" table:style-name="ce1">
            <text:p>clingo-1/setting-hTime</text:p>
          </table:table-cell>
          <table:table-cell table:number-columns-repeated="3" table:style-name="ce1"/>
          <table:table-cell office:value-type="string" table:style-name="ce1">
            <text:p>clingo-1/setting-hForbiddenNodeNegativeANDhPathDistance3</text:p>
          </table:table-cell>
          <table:table-cell table:number-columns-repeated="3" table:style-name="ce1"/>
          <table:table-cell office:value-type="string" table:style-name="ce1">
            <text:p>clingo-1/setting-hForbiddenNodeNegativeANDhPathAreaANDDistance</text:p>
          </table:table-cell>
          <table:table-cell table:number-columns-repeated="3" table:style-name="ce1"/>
          <table:table-cell office:value-type="string" table:style-name="ce1">
            <text:p>clingo-1/setting-hForbiddenNodeNegativeANDhNodeCost</text:p>
          </table:table-cell>
          <table:table-cell table:number-columns-repeated="3" table:style-name="ce1"/>
          <table:table-cell office:value-type="string" table:style-name="ce1">
            <text:p>clingo-1/setting-Standard</text:p>
          </table:table-cell>
          <table:table-cell table:number-columns-repeated="3" table:style-name="ce1"/>
          <table:table-cell office:value-type="string" table:style-name="ce1">
            <text:p>min</text:p>
          </table:table-cell>
          <table:table-cell table:number-columns-repeated="3" table:style-name="ce1"/>
          <table:table-cell office:value-type="string" table:style-name="ce1">
            <text:p>median</text:p>
          </table:table-cell>
          <table:table-cell table:number-columns-repeated="3" table:style-name="ce1"/>
          <table:table-cell office:value-type="string" table:style-name="ce1">
            <text:p>max</text:p>
          </table:table-cell>
          <table:table-cell table:number-columns-repeated="16294" table:style-name="ce1"/>
        </table:table-row>
        <table:table-row table:style-name="ro1"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11_a15_h53.lp</text:p>
          </table:table-cell>
          <table:table-cell office:value-type="float" office:value="80.91" table:style-name="ce1">
            <text:p>80,91</text:p>
          </table:table-cell>
          <table:table-cell office:value-type="float" office:value="76.45" table:style-name="ce1">
            <text:p>76,45</text:p>
          </table:table-cell>
          <table:table-cell office:value-type="float" office:value="2806556" table:style-name="ce1">
            <text:p>2806556</text:p>
          </table:table-cell>
          <table:table-cell office:value-type="float" office:value="63516" table:style-name="ce1">
            <text:p>63516</text:p>
          </table:table-cell>
          <table:table-cell office:value-type="float" office:value="5.05" table:style-name="ce1">
            <text:p>5,05</text:p>
          </table:table-cell>
          <table:table-cell office:value-type="float" office:value="0.63" table:style-name="ce1">
            <text:p>0,63</text:p>
          </table:table-cell>
          <table:table-cell office:value-type="float" office:value="4702" table:style-name="ce1">
            <text:p>4702</text:p>
          </table:table-cell>
          <table:table-cell office:value-type="float" office:value="1514" table:style-name="ce1">
            <text:p>1514</text:p>
          </table:table-cell>
          <table:table-cell office:value-type="float" office:value="104.27" table:style-name="ce1">
            <text:p>104,27</text:p>
          </table:table-cell>
          <table:table-cell office:value-type="float" office:value="99.07" table:style-name="ce1">
            <text:p>99,07</text:p>
          </table:table-cell>
          <table:table-cell office:value-type="float" office:value="3692667" table:style-name="ce1">
            <text:p>3692667</text:p>
          </table:table-cell>
          <table:table-cell office:value-type="float" office:value="93742" table:style-name="ce1">
            <text:p>93742</text:p>
          </table:table-cell>
          <table:table-cell office:value-type="float" office:value="6" table:style-name="ce1">
            <text:p>6</text:p>
          </table:table-cell>
          <table:table-cell office:value-type="float" office:value="0.8" table:style-name="ce1">
            <text:p>0,8</text:p>
          </table:table-cell>
          <table:table-cell office:value-type="float" office:value="4702" table:style-name="ce1">
            <text:p>4702</text:p>
          </table:table-cell>
          <table:table-cell office:value-type="float" office:value="1514" table:style-name="ce1">
            <text:p>1514</text:p>
          </table:table-cell>
          <table:table-cell office:value-type="float" office:value="351.99" table:style-name="ce1">
            <text:p>351,99</text:p>
          </table:table-cell>
          <table:table-cell office:value-type="float" office:value="324.60000000000002" table:style-name="ce1">
            <text:p>324,6</text:p>
          </table:table-cell>
          <table:table-cell office:value-type="float" office:value="8201029" table:style-name="ce1">
            <text:p>8201029</text:p>
          </table:table-cell>
          <table:table-cell office:value-type="float" office:value="186287" table:style-name="ce1">
            <text:p>186287</text:p>
          </table:table-cell>
          <table:table-cell office:value-type="float" office:value="330.75" table:style-name="ce1">
            <text:p>330,75</text:p>
          </table:table-cell>
          <table:table-cell office:value-type="float" office:value="303" table:style-name="ce1">
            <text:p>303</text:p>
          </table:table-cell>
          <table:table-cell office:value-type="float" office:value="8201029" table:style-name="ce1">
            <text:p>8201029</text:p>
          </table:table-cell>
          <table:table-cell office:value-type="float" office:value="186287" table:style-name="ce1">
            <text:p>186287</text:p>
          </table:table-cell>
          <table:table-cell office:value-type="float" office:value="346.19" table:style-name="ce1">
            <text:p>346,19</text:p>
          </table:table-cell>
          <table:table-cell office:value-type="float" office:value="318.26" table:style-name="ce1">
            <text:p>318,26</text:p>
          </table:table-cell>
          <table:table-cell office:value-type="float" office:value="8201029" table:style-name="ce1">
            <text:p>8201029</text:p>
          </table:table-cell>
          <table:table-cell office:value-type="float" office:value="186287" table:style-name="ce1">
            <text:p>186287</text:p>
          </table:table-cell>
          <table:table-cell office:value-type="float" office:value="7.57" table:style-name="ce1">
            <text:p>7,57</text:p>
          </table:table-cell>
          <table:table-cell office:value-type="float" office:value="2.29" table:style-name="ce1">
            <text:p>2,29</text:p>
          </table:table-cell>
          <table:table-cell office:value-type="float" office:value="56044" table:style-name="ce1">
            <text:p>56044</text:p>
          </table:table-cell>
          <table:table-cell office:value-type="float" office:value="2119" table:style-name="ce1">
            <text:p>2119</text:p>
          </table:table-cell>
          <table:table-cell office:value-type="float" office:value="7.59" table:style-name="ce1">
            <text:p>7,59</text:p>
          </table:table-cell>
          <table:table-cell office:value-type="float" office:value="2.29" table:style-name="ce1">
            <text:p>2,29</text:p>
          </table:table-cell>
          <table:table-cell office:value-type="float" office:value="56044" table:style-name="ce1">
            <text:p>56044</text:p>
          </table:table-cell>
          <table:table-cell office:value-type="float" office:value="2119" table:style-name="ce1">
            <text:p>2119</text:p>
          </table:table-cell>
          <table:table-cell office:value-type="float" office:value="4.75" table:style-name="ce2">
            <text:p>4,75</text:p>
          </table:table-cell>
          <table:table-cell office:value-type="float" office:value="0.09" table:style-name="ce2">
            <text:p>0,09</text:p>
          </table:table-cell>
          <table:table-cell office:value-type="float" office:value="626" table:style-name="ce2">
            <text:p>626</text:p>
          </table:table-cell>
          <table:table-cell office:value-type="float" office:value="44" table:style-name="ce2">
            <text:p>44</text:p>
          </table:table-cell>
          <table:table-cell office:value-type="float" office:value="5.77" table:style-name="ce1">
            <text:p>5,77</text:p>
          </table:table-cell>
          <table:table-cell office:value-type="float" office:value="0.45" table:style-name="ce1">
            <text:p>0,45</text:p>
          </table:table-cell>
          <table:table-cell office:value-type="float" office:value="8115" table:style-name="ce1">
            <text:p>8115</text:p>
          </table:table-cell>
          <table:table-cell office:value-type="float" office:value="335" table:style-name="ce1">
            <text:p>335</text:p>
          </table:table-cell>
          <table:table-cell office:value-type="float" office:value="6.52" table:style-name="ce1">
            <text:p>6,52</text:p>
          </table:table-cell>
          <table:table-cell office:value-type="float" office:value="1.1499999999999999" table:style-name="ce1">
            <text:p>1,15</text:p>
          </table:table-cell>
          <table:table-cell office:value-type="float" office:value="34861" table:style-name="ce1">
            <text:p>34861</text:p>
          </table:table-cell>
          <table:table-cell office:value-type="float" office:value="1872" table:style-name="ce1">
            <text:p>1872</text:p>
          </table:table-cell>
          <table:table-cell office:value-type="float" office:value="5.34" table:style-name="ce1">
            <text:p>5,34</text:p>
          </table:table-cell>
          <table:table-cell office:value-type="float" office:value="0.5" table:style-name="ce1">
            <text:p>0,5</text:p>
          </table:table-cell>
          <table:table-cell office:value-type="float" office:value="9814" table:style-name="ce1">
            <text:p>9814</text:p>
          </table:table-cell>
          <table:table-cell office:value-type="float" office:value="292" table:style-name="ce1">
            <text:p>292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0.34" table:style-name="ce1">
            <text:p>0,34</text:p>
          </table:table-cell>
          <table:table-cell office:value-type="float" office:value="11799" table:style-name="ce1">
            <text:p>11799</text:p>
          </table:table-cell>
          <table:table-cell office:value-type="float" office:value="783" table:style-name="ce1">
            <text:p>783</text:p>
          </table:table-cell>
          <table:table-cell office:value-type="float" office:value="2682.57" table:style-name="ce3">
            <text:p>2682,57</text:p>
          </table:table-cell>
          <table:table-cell office:value-type="float" office:value="2677.37" table:style-name="ce3">
            <text:p>2677,37</text:p>
          </table:table-cell>
          <table:table-cell office:value-type="float" office:value="29624026" table:style-name="ce3">
            <text:p>29624026</text:p>
          </table:table-cell>
          <table:table-cell office:value-type="float" office:value="3094389" table:style-name="ce3">
            <text:p>3094389</text:p>
          </table:table-cell>
          <table:table-cell office:value-type="float" office:value="5.62" table:style-name="ce1">
            <text:p>5,62</text:p>
          </table:table-cell>
          <table:table-cell office:value-type="float" office:value="0.31" table:style-name="ce1">
            <text:p>0,31</text:p>
          </table:table-cell>
          <table:table-cell office:value-type="float" office:value="2552" table:style-name="ce1">
            <text:p>2552</text:p>
          </table:table-cell>
          <table:table-cell office:value-type="float" office:value="568" table:style-name="ce1">
            <text:p>568</text:p>
          </table:table-cell>
          <table:table-cell office:value-type="float" office:value="357.36" table:style-name="ce1">
            <text:p>357,36</text:p>
          </table:table-cell>
          <table:table-cell office:value-type="float" office:value="330.92" table:style-name="ce1">
            <text:p>330,92</text:p>
          </table:table-cell>
          <table:table-cell office:value-type="float" office:value="8201029" table:style-name="ce1">
            <text:p>8201029</text:p>
          </table:table-cell>
          <table:table-cell office:value-type="float" office:value="186287" table:style-name="ce1">
            <text:p>186287</text:p>
          </table:table-cell>
          <table:table-cell office:value-type="float" office:value="5.41" table:style-name="ce1">
            <text:p>5,41</text:p>
          </table:table-cell>
          <table:table-cell office:value-type="float" office:value="0.09" table:style-name="ce2">
            <text:p>0,09</text:p>
          </table:table-cell>
          <table:table-cell office:value-type="float" office:value="626" table:style-name="ce2">
            <text:p>626</text:p>
          </table:table-cell>
          <table:table-cell office:value-type="float" office:value="44" table:style-name="ce2">
            <text:p>44</text:p>
          </table:table-cell>
          <table:table-cell office:value-type="float" office:value="7.46" table:style-name="ce1">
            <text:p>7,46</text:p>
          </table:table-cell>
          <table:table-cell office:value-type="float" office:value="2.27" table:style-name="ce1">
            <text:p>2,27</text:p>
          </table:table-cell>
          <table:table-cell office:value-type="float" office:value="56044" table:style-name="ce1">
            <text:p>56044</text:p>
          </table:table-cell>
          <table:table-cell office:value-type="float" office:value="2119" table:style-name="ce1">
            <text:p>2119</text:p>
          </table:table-cell>
          <table:table-cell office:value-type="float" office:value="6.8" table:style-name="ce1">
            <text:p>6,8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66215" table:style-name="ce1">
            <text:p>66215</text:p>
          </table:table-cell>
          <table:table-cell office:value-type="float" office:value="3505" table:style-name="ce1">
            <text:p>3505</text:p>
          </table:table-cell>
          <table:table-cell office:value-type="float" office:value="4.75" table:formula="of:=MIN([.$B3];[.$F3];[.$J3];[.$N3];[.$R3];[.$V3];[.$Z3];[.$AD3];[.$AH3];[.$AL3];[.$AP3];[.$AT3];[.$AX3];[.$BB3];[.$BF3];[.$BJ3];[.$BN3];[.$BR3];[.$BV3];[.$BZ3])" table:style-name="ce1">
            <text:p>4,75</text:p>
          </table:table-cell>
          <table:table-cell office:value-type="float" office:value="0.09" table:formula="of:=MIN([.$C3];[.$G3];[.$K3];[.$O3];[.$S3];[.$W3];[.$AA3];[.$AE3];[.$AI3];[.$AM3];[.$AQ3];[.$AU3];[.$AY3];[.$BC3];[.$BG3];[.$BK3];[.$BO3];[.$BS3];[.$BW3];[.$CA3])" table:style-name="ce1">
            <text:p>0,09</text:p>
          </table:table-cell>
          <table:table-cell office:value-type="float" office:value="626" table:formula="of:=MIN([.$D3];[.$H3];[.$L3];[.$P3];[.$T3];[.$X3];[.$AB3];[.$AF3];[.$AJ3];[.$AN3];[.$AR3];[.$AV3];[.$AZ3];[.$BD3];[.$BH3];[.$BL3];[.$BP3];[.$BT3];[.$BX3];[.$CB3])" table:style-name="ce1">
            <text:p>626</text:p>
          </table:table-cell>
          <table:table-cell office:value-type="float" office:value="44" table:formula="of:=MIN([.$E3];[.$I3];[.$M3];[.$Q3];[.$U3];[.$Y3];[.$AC3];[.$AG3];[.$AK3];[.$AO3];[.$AS3];[.$AW3];[.$BA3];[.$BE3];[.$BI3];[.$BM3];[.$BQ3];[.$BU3];[.$BY3];[.$CC3])" table:style-name="ce1">
            <text:p>44</text:p>
          </table:table-cell>
          <table:table-cell office:value-type="float" office:value="7.13" table:formula="of:=MEDIAN([.$B3];[.$F3];[.$J3];[.$N3];[.$R3];[.$V3];[.$Z3];[.$AD3];[.$AH3];[.$AL3];[.$AP3];[.$AT3];[.$AX3];[.$BB3];[.$BF3];[.$BJ3];[.$BN3];[.$BR3];[.$BV3];[.$BZ3])" table:style-name="ce1">
            <text:p>7,13</text:p>
          </table:table-cell>
          <table:table-cell office:value-type="float" office:value="2.17" table:formula="of:=MEDIAN([.$C3];[.$G3];[.$K3];[.$O3];[.$S3];[.$W3];[.$AA3];[.$AE3];[.$AI3];[.$AM3];[.$AQ3];[.$AU3];[.$AY3];[.$BC3];[.$BG3];[.$BK3];[.$BO3];[.$BS3];[.$BW3];[.$CA3])" table:style-name="ce1">
            <text:p>2,17</text:p>
          </table:table-cell>
          <table:table-cell office:value-type="float" office:value="56044" table:formula="of:=MEDIAN([.$D3];[.$H3];[.$L3];[.$P3];[.$T3];[.$X3];[.$AB3];[.$AF3];[.$AJ3];[.$AN3];[.$AR3];[.$AV3];[.$AZ3];[.$BD3];[.$BH3];[.$BL3];[.$BP3];[.$BT3];[.$BX3];[.$CB3])" table:style-name="ce1">
            <text:p>56044</text:p>
          </table:table-cell>
          <table:table-cell office:value-type="float" office:value="2119" table:formula="of:=MEDIAN([.$E3];[.$I3];[.$M3];[.$Q3];[.$U3];[.$Y3];[.$AC3];[.$AG3];[.$AK3];[.$AO3];[.$AS3];[.$AW3];[.$BA3];[.$BE3];[.$BI3];[.$BM3];[.$BQ3];[.$BU3];[.$BY3];[.$CC3])" table:style-name="ce1">
            <text:p>2119</text:p>
          </table:table-cell>
          <table:table-cell office:value-type="float" office:value="2682.57" table:formula="of:=MAX([.$B3];[.$F3];[.$J3];[.$N3];[.$R3];[.$V3];[.$Z3];[.$AD3];[.$AH3];[.$AL3];[.$AP3];[.$AT3];[.$AX3];[.$BB3];[.$BF3];[.$BJ3];[.$BN3];[.$BR3];[.$BV3];[.$BZ3])" table:style-name="ce1">
            <text:p>2682,57</text:p>
          </table:table-cell>
          <table:table-cell office:value-type="float" office:value="2677.37" table:formula="of:=MAX([.$C3];[.$G3];[.$K3];[.$O3];[.$S3];[.$W3];[.$AA3];[.$AE3];[.$AI3];[.$AM3];[.$AQ3];[.$AU3];[.$AY3];[.$BC3];[.$BG3];[.$BK3];[.$BO3];[.$BS3];[.$BW3];[.$CA3])" table:style-name="ce1">
            <text:p>2677,37</text:p>
          </table:table-cell>
          <table:table-cell office:value-type="float" office:value="29624026" table:formula="of:=MAX([.$D3];[.$H3];[.$L3];[.$P3];[.$T3];[.$X3];[.$AB3];[.$AF3];[.$AJ3];[.$AN3];[.$AR3];[.$AV3];[.$AZ3];[.$BD3];[.$BH3];[.$BL3];[.$BP3];[.$BT3];[.$BX3];[.$CB3])" table:style-name="ce1">
            <text:p>29624026</text:p>
          </table:table-cell>
          <table:table-cell office:value-type="float" office:value="3094389" table:formula="of:=MAX([.$E3];[.$I3];[.$M3];[.$Q3];[.$U3];[.$Y3];[.$AC3];[.$AG3];[.$AK3];[.$AO3];[.$AS3];[.$AW3];[.$BA3];[.$BE3];[.$BI3];[.$BM3];[.$BQ3];[.$BU3];[.$BY3];[.$CC3])" table:style-name="ce1">
            <text:p>3094389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6_a10_h29.lp</text:p>
          </table:table-cell>
          <table:table-cell office:value-type="float" office:value="2.96" table:style-name="ce1">
            <text:p>2,96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20491" table:style-name="ce1">
            <text:p>20491</text:p>
          </table:table-cell>
          <table:table-cell office:value-type="float" office:value="11365" table:style-name="ce1">
            <text:p>11365</text:p>
          </table:table-cell>
          <table:table-cell office:value-type="float" office:value="1.23" table:style-name="ce1">
            <text:p>1,23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6828" table:style-name="ce1">
            <text:p>6828</text:p>
          </table:table-cell>
          <table:table-cell office:value-type="float" office:value="3136" table:style-name="ce1">
            <text:p>3136</text:p>
          </table:table-cell>
          <table:table-cell office:value-type="float" office:value="11.13" table:style-name="ce3">
            <text:p>11,13</text:p>
          </table:table-cell>
          <table:table-cell office:value-type="float" office:value="10.4" table:style-name="ce3">
            <text:p>10,4</text:p>
          </table:table-cell>
          <table:table-cell office:value-type="float" office:value="53412" table:style-name="ce3">
            <text:p>53412</text:p>
          </table:table-cell>
          <table:table-cell office:value-type="float" office:value="33785" table:style-name="ce3">
            <text:p>33785</text:p>
          </table:table-cell>
          <table:table-cell office:value-type="float" office:value="1.48" table:style-name="ce1">
            <text:p>1,48</text:p>
          </table:table-cell>
          <table:table-cell office:value-type="float" office:value="0.79" table:style-name="ce1">
            <text:p>0,79</text:p>
          </table:table-cell>
          <table:table-cell office:value-type="float" office:value="6828" table:style-name="ce1">
            <text:p>6828</text:p>
          </table:table-cell>
          <table:table-cell office:value-type="float" office:value="3136" table:style-name="ce1">
            <text:p>3136</text:p>
          </table:table-cell>
          <table:table-cell office:value-type="float" office:value="6.51" table:style-name="ce1">
            <text:p>6,51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15410" table:style-name="ce1">
            <text:p>15410</text:p>
          </table:table-cell>
          <table:table-cell office:value-type="float" office:value="8572" table:style-name="ce1">
            <text:p>8572</text:p>
          </table:table-cell>
          <table:table-cell office:value-type="float" office:value="6.8" table:style-name="ce1">
            <text:p>6,8</text:p>
          </table:table-cell>
          <table:table-cell office:value-type="float" office:value="4.37" table:style-name="ce1">
            <text:p>4,37</text:p>
          </table:table-cell>
          <table:table-cell office:value-type="float" office:value="15410" table:style-name="ce1">
            <text:p>15410</text:p>
          </table:table-cell>
          <table:table-cell office:value-type="float" office:value="8572" table:style-name="ce1">
            <text:p>8572</text:p>
          </table:table-cell>
          <table:table-cell office:value-type="float" office:value="6.68" table:style-name="ce1">
            <text:p>6,68</text:p>
          </table:table-cell>
          <table:table-cell office:value-type="float" office:value="4.43" table:style-name="ce1">
            <text:p>4,43</text:p>
          </table:table-cell>
          <table:table-cell office:value-type="float" office:value="15410" table:style-name="ce1">
            <text:p>15410</text:p>
          </table:table-cell>
          <table:table-cell office:value-type="float" office:value="8572" table:style-name="ce1">
            <text:p>8572</text:p>
          </table:table-cell>
          <table:table-cell office:value-type="float" office:value="3.27" table:style-name="ce1">
            <text:p>3,27</text:p>
          </table:table-cell>
          <table:table-cell office:value-type="float" office:value="2.54" table:style-name="ce1">
            <text:p>2,54</text:p>
          </table:table-cell>
          <table:table-cell office:value-type="float" office:value="17352" table:style-name="ce1">
            <text:p>17352</text:p>
          </table:table-cell>
          <table:table-cell office:value-type="float" office:value="9687" table:style-name="ce1">
            <text:p>9687</text:p>
          </table:table-cell>
          <table:table-cell office:value-type="float" office:value="3.2" table:style-name="ce1">
            <text:p>3,2</text:p>
          </table:table-cell>
          <table:table-cell office:value-type="float" office:value="2.5099999999999998" table:style-name="ce1">
            <text:p>2,51</text:p>
          </table:table-cell>
          <table:table-cell office:value-type="float" office:value="17352" table:style-name="ce1">
            <text:p>17352</text:p>
          </table:table-cell>
          <table:table-cell office:value-type="float" office:value="9687" table:style-name="ce1">
            <text:p>9687</text:p>
          </table:table-cell>
          <table:table-cell office:value-type="float" office:value="3.38" table:style-name="ce1">
            <text:p>3,38</text:p>
          </table:table-cell>
          <table:table-cell office:value-type="float" office:value="2.66" table:style-name="ce1">
            <text:p>2,66</text:p>
          </table:table-cell>
          <table:table-cell office:value-type="float" office:value="18406" table:style-name="ce1">
            <text:p>18406</text:p>
          </table:table-cell>
          <table:table-cell office:value-type="float" office:value="10467" table:style-name="ce1">
            <text:p>10467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3.96" table:style-name="ce1">
            <text:p>3,96</text:p>
          </table:table-cell>
          <table:table-cell office:value-type="float" office:value="24030" table:style-name="ce1">
            <text:p>24030</text:p>
          </table:table-cell>
          <table:table-cell office:value-type="float" office:value="14187" table:style-name="ce1">
            <text:p>14187</text:p>
          </table:table-cell>
          <table:table-cell office:value-type="float" office:value="1.91" table:style-name="ce1">
            <text:p>1,91</text:p>
          </table:table-cell>
          <table:table-cell office:value-type="float" office:value="1.18" table:style-name="ce1">
            <text:p>1,18</text:p>
          </table:table-cell>
          <table:table-cell office:value-type="float" office:value="11936" table:style-name="ce1">
            <text:p>11936</text:p>
          </table:table-cell>
          <table:table-cell office:value-type="float" office:value="5770" table:style-name="ce1">
            <text:p>5770</text:p>
          </table:table-cell>
          <table:table-cell office:value-type="float" office:value="2.56" table:style-name="ce1">
            <text:p>2,56</text:p>
          </table:table-cell>
          <table:table-cell office:value-type="float" office:value="1.85" table:style-name="ce1">
            <text:p>1,85</text:p>
          </table:table-cell>
          <table:table-cell office:value-type="float" office:value="12712" table:style-name="ce1">
            <text:p>12712</text:p>
          </table:table-cell>
          <table:table-cell office:value-type="float" office:value="6855" table:style-name="ce1">
            <text:p>6855</text:p>
          </table:table-cell>
          <table:table-cell office:value-type="float" office:value="3.08" table:style-name="ce1">
            <text:p>3,08</text:p>
          </table:table-cell>
          <table:table-cell office:value-type="float" office:value="2.36" table:style-name="ce1">
            <text:p>2,36</text:p>
          </table:table-cell>
          <table:table-cell office:value-type="float" office:value="17701" table:style-name="ce1">
            <text:p>17701</text:p>
          </table:table-cell>
          <table:table-cell office:value-type="float" office:value="9599" table:style-name="ce1">
            <text:p>9599</text:p>
          </table:table-cell>
          <table:table-cell office:value-type="float" office:value="3.58" table:style-name="ce1">
            <text:p>3,58</text:p>
          </table:table-cell>
          <table:table-cell office:value-type="float" office:value="2.83" table:style-name="ce1">
            <text:p>2,83</text:p>
          </table:table-cell>
          <table:table-cell office:value-type="float" office:value="16350" table:style-name="ce1">
            <text:p>16350</text:p>
          </table:table-cell>
          <table:table-cell office:value-type="float" office:value="10544" table:style-name="ce1">
            <text:p>10544</text:p>
          </table:table-cell>
          <table:table-cell office:value-type="float" office:value="0.94" table:style-name="ce2">
            <text:p>0,94</text:p>
          </table:table-cell>
          <table:table-cell office:value-type="float" office:value="0.23" table:style-name="ce2">
            <text:p>0,23</text:p>
          </table:table-cell>
          <table:table-cell office:value-type="float" office:value="2967" table:style-name="ce2">
            <text:p>2967</text:p>
          </table:table-cell>
          <table:table-cell office:value-type="float" office:value="895" table:style-name="ce2">
            <text:p>895</text:p>
          </table:table-cell>
          <table:table-cell office:value-type="float" office:value="6.52" table:style-name="ce1">
            <text:p>6,52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15410" table:style-name="ce1">
            <text:p>15410</text:p>
          </table:table-cell>
          <table:table-cell office:value-type="float" office:value="8572" table:style-name="ce1">
            <text:p>8572</text:p>
          </table:table-cell>
          <table:table-cell office:value-type="float" office:value="2.65" table:style-name="ce1">
            <text:p>2,65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18406" table:style-name="ce1">
            <text:p>18406</text:p>
          </table:table-cell>
          <table:table-cell office:value-type="float" office:value="10467" table:style-name="ce1">
            <text:p>10467</text:p>
          </table:table-cell>
          <table:table-cell office:value-type="float" office:value="3.44" table:style-name="ce1">
            <text:p>3,44</text:p>
          </table:table-cell>
          <table:table-cell office:value-type="float" office:value="2.71" table:style-name="ce1">
            <text:p>2,71</text:p>
          </table:table-cell>
          <table:table-cell office:value-type="float" office:value="17352" table:style-name="ce1">
            <text:p>17352</text:p>
          </table:table-cell>
          <table:table-cell office:value-type="float" office:value="9687" table:style-name="ce1">
            <text:p>9687</text:p>
          </table:table-cell>
          <table:table-cell office:value-type="float" office:value="2.13" table:style-name="ce1">
            <text:p>2,13</text:p>
          </table:table-cell>
          <table:table-cell office:value-type="float" office:value="1.49" table:style-name="ce1">
            <text:p>1,49</text:p>
          </table:table-cell>
          <table:table-cell office:value-type="float" office:value="12438" table:style-name="ce1">
            <text:p>12438</text:p>
          </table:table-cell>
          <table:table-cell office:value-type="float" office:value="6625" table:style-name="ce1">
            <text:p>6625</text:p>
          </table:table-cell>
          <table:table-cell office:value-type="float" office:value="0.94" table:formula="of:=MIN([.$B4];[.$F4];[.$J4];[.$N4];[.$R4];[.$V4];[.$Z4];[.$AD4];[.$AH4];[.$AL4];[.$AP4];[.$AT4];[.$AX4];[.$BB4];[.$BF4];[.$BJ4];[.$BN4];[.$BR4];[.$BV4];[.$BZ4])" table:style-name="ce1">
            <text:p>0,94</text:p>
          </table:table-cell>
          <table:table-cell office:value-type="float" office:value="0.23" table:formula="of:=MIN([.$C4];[.$G4];[.$K4];[.$O4];[.$S4];[.$W4];[.$AA4];[.$AE4];[.$AI4];[.$AM4];[.$AQ4];[.$AU4];[.$AY4];[.$BC4];[.$BG4];[.$BK4];[.$BO4];[.$BS4];[.$BW4];[.$CA4])" table:style-name="ce1">
            <text:p>0,23</text:p>
          </table:table-cell>
          <table:table-cell office:value-type="float" office:value="2967" table:formula="of:=MIN([.$D4];[.$H4];[.$L4];[.$P4];[.$T4];[.$X4];[.$AB4];[.$AF4];[.$AJ4];[.$AN4];[.$AR4];[.$AV4];[.$AZ4];[.$BD4];[.$BH4];[.$BL4];[.$BP4];[.$BT4];[.$BX4];[.$CB4])" table:style-name="ce1">
            <text:p>2967</text:p>
          </table:table-cell>
          <table:table-cell office:value-type="float" office:value="895" table:formula="of:=MIN([.$E4];[.$I4];[.$M4];[.$Q4];[.$U4];[.$Y4];[.$AC4];[.$AG4];[.$AK4];[.$AO4];[.$AS4];[.$AW4];[.$BA4];[.$BE4];[.$BI4];[.$BM4];[.$BQ4];[.$BU4];[.$BY4];[.$CC4])" table:style-name="ce1">
            <text:p>895</text:p>
          </table:table-cell>
          <table:table-cell office:value-type="float" office:value="3.2350000000000003" table:formula="of:=MEDIAN([.$B4];[.$F4];[.$J4];[.$N4];[.$R4];[.$V4];[.$Z4];[.$AD4];[.$AH4];[.$AL4];[.$AP4];[.$AT4];[.$AX4];[.$BB4];[.$BF4];[.$BJ4];[.$BN4];[.$BR4];[.$BV4];[.$BZ4])" table:style-name="ce1">
            <text:p>3,235</text:p>
          </table:table-cell>
          <table:table-cell office:value-type="float" office:value="2.5249999999999999" table:formula="of:=MEDIAN([.$C4];[.$G4];[.$K4];[.$O4];[.$S4];[.$W4];[.$AA4];[.$AE4];[.$AI4];[.$AM4];[.$AQ4];[.$AU4];[.$AY4];[.$BC4];[.$BG4];[.$BK4];[.$BO4];[.$BS4];[.$BW4];[.$CA4])" table:style-name="ce1">
            <text:p>2,525</text:p>
          </table:table-cell>
          <table:table-cell office:value-type="float" office:value="15880" table:formula="of:=MEDIAN([.$D4];[.$H4];[.$L4];[.$P4];[.$T4];[.$X4];[.$AB4];[.$AF4];[.$AJ4];[.$AN4];[.$AR4];[.$AV4];[.$AZ4];[.$BD4];[.$BH4];[.$BL4];[.$BP4];[.$BT4];[.$BX4];[.$CB4])" table:style-name="ce1">
            <text:p>15880</text:p>
          </table:table-cell>
          <table:table-cell office:value-type="float" office:value="9085.5" table:formula="of:=MEDIAN([.$E4];[.$I4];[.$M4];[.$Q4];[.$U4];[.$Y4];[.$AC4];[.$AG4];[.$AK4];[.$AO4];[.$AS4];[.$AW4];[.$BA4];[.$BE4];[.$BI4];[.$BM4];[.$BQ4];[.$BU4];[.$BY4];[.$CC4])" table:style-name="ce1">
            <text:p>9085,5</text:p>
          </table:table-cell>
          <table:table-cell office:value-type="float" office:value="11.13" table:formula="of:=MAX([.$B4];[.$F4];[.$J4];[.$N4];[.$R4];[.$V4];[.$Z4];[.$AD4];[.$AH4];[.$AL4];[.$AP4];[.$AT4];[.$AX4];[.$BB4];[.$BF4];[.$BJ4];[.$BN4];[.$BR4];[.$BV4];[.$BZ4])" table:style-name="ce1">
            <text:p>11,13</text:p>
          </table:table-cell>
          <table:table-cell office:value-type="float" office:value="10.4" table:formula="of:=MAX([.$C4];[.$G4];[.$K4];[.$O4];[.$S4];[.$W4];[.$AA4];[.$AE4];[.$AI4];[.$AM4];[.$AQ4];[.$AU4];[.$AY4];[.$BC4];[.$BG4];[.$BK4];[.$BO4];[.$BS4];[.$BW4];[.$CA4])" table:style-name="ce1">
            <text:p>10,4</text:p>
          </table:table-cell>
          <table:table-cell office:value-type="float" office:value="53412" table:formula="of:=MAX([.$D4];[.$H4];[.$L4];[.$P4];[.$T4];[.$X4];[.$AB4];[.$AF4];[.$AJ4];[.$AN4];[.$AR4];[.$AV4];[.$AZ4];[.$BD4];[.$BH4];[.$BL4];[.$BP4];[.$BT4];[.$BX4];[.$CB4])" table:style-name="ce1">
            <text:p>53412</text:p>
          </table:table-cell>
          <table:table-cell office:value-type="float" office:value="33785" table:formula="of:=MAX([.$E4];[.$I4];[.$M4];[.$Q4];[.$U4];[.$Y4];[.$AC4];[.$AG4];[.$AK4];[.$AO4];[.$AS4];[.$AW4];[.$BA4];[.$BE4];[.$BI4];[.$BM4];[.$BQ4];[.$BU4];[.$BY4];[.$CC4])" table:style-name="ce1">
            <text:p>33785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6_a10_h31.lp</text:p>
          </table:table-cell>
          <table:table-cell office:value-type="float" office:value="0.81" table:style-name="ce1">
            <text:p>0,81</text:p>
          </table:table-cell>
          <table:table-cell office:value-type="float" office:value="0.05" table:style-name="ce1">
            <text:p>0,05</text:p>
          </table:table-cell>
          <table:table-cell office:value-type="float" office:value="1009" table:style-name="ce1">
            <text:p>1009</text:p>
          </table:table-cell>
          <table:table-cell office:value-type="float" office:value="198" table:style-name="ce1">
            <text:p>198</text:p>
          </table:table-cell>
          <table:table-cell office:value-type="float" office:value="0.66" table:style-name="ce2">
            <text:p>0,66</text:p>
          </table:table-cell>
          <table:table-cell office:value-type="float" office:value="0.04" table:style-name="ce1">
            <text:p>0,04</text:p>
          </table:table-cell>
          <table:table-cell office:value-type="float" office:value="901" table:style-name="ce2">
            <text:p>901</text:p>
          </table:table-cell>
          <table:table-cell office:value-type="float" office:value="163" table:style-name="ce1">
            <text:p>163</text:p>
          </table:table-cell>
          <table:table-cell office:value-type="float" office:value="0.72" table:style-name="ce1">
            <text:p>0,72</text:p>
          </table:table-cell>
          <table:table-cell office:value-type="float" office:value="0.05" table:style-name="ce1">
            <text:p>0,05</text:p>
          </table:table-cell>
          <table:table-cell office:value-type="float" office:value="1282" table:style-name="ce1">
            <text:p>1282</text:p>
          </table:table-cell>
          <table:table-cell office:value-type="float" office:value="219" table:style-name="ce1">
            <text:p>219</text:p>
          </table:table-cell>
          <table:table-cell office:value-type="float" office:value="0.84" table:style-name="ce1">
            <text:p>0,84</text:p>
          </table:table-cell>
          <table:table-cell office:value-type="float" office:value="0.04" table:style-name="ce1">
            <text:p>0,04</text:p>
          </table:table-cell>
          <table:table-cell office:value-type="float" office:value="901" table:style-name="ce2">
            <text:p>901</text:p>
          </table:table-cell>
          <table:table-cell office:value-type="float" office:value="163" table:style-name="ce1">
            <text:p>163</text:p>
          </table:table-cell>
          <table:table-cell office:value-type="float" office:value="2.69" table:style-name="ce1">
            <text:p>2,69</text:p>
          </table:table-cell>
          <table:table-cell office:value-type="float" office:value="0.49" table:style-name="ce1">
            <text:p>0,49</text:p>
          </table:table-cell>
          <table:table-cell office:value-type="float" office:value="14225" table:style-name="ce3">
            <text:p>14225</text:p>
          </table:table-cell>
          <table:table-cell office:value-type="float" office:value="1018" table:style-name="ce1">
            <text:p>1018</text:p>
          </table:table-cell>
          <table:table-cell office:value-type="float" office:value="2.8" table:style-name="ce1">
            <text:p>2,8</text:p>
          </table:table-cell>
          <table:table-cell office:value-type="float" office:value="0.46" table:style-name="ce1">
            <text:p>0,46</text:p>
          </table:table-cell>
          <table:table-cell office:value-type="float" office:value="14225" table:style-name="ce3">
            <text:p>14225</text:p>
          </table:table-cell>
          <table:table-cell office:value-type="float" office:value="1018" table:style-name="ce1">
            <text:p>1018</text:p>
          </table:table-cell>
          <table:table-cell office:value-type="float" office:value="2.82" table:style-name="ce1">
            <text:p>2,82</text:p>
          </table:table-cell>
          <table:table-cell office:value-type="float" office:value="0.5" table:style-name="ce1">
            <text:p>0,5</text:p>
          </table:table-cell>
          <table:table-cell office:value-type="float" office:value="14225" table:style-name="ce3">
            <text:p>14225</text:p>
          </table:table-cell>
          <table:table-cell office:value-type="float" office:value="1018" table:style-name="ce1">
            <text:p>1018</text:p>
          </table:table-cell>
          <table:table-cell office:value-type="float" office:value="0.95" table:style-name="ce1">
            <text:p>0,95</text:p>
          </table:table-cell>
          <table:table-cell office:value-type="float" office:value="0.19" table:style-name="ce1">
            <text:p>0,19</text:p>
          </table:table-cell>
          <table:table-cell office:value-type="float" office:value="5918" table:style-name="ce1">
            <text:p>5918</text:p>
          </table:table-cell>
          <table:table-cell office:value-type="float" office:value="678" table:style-name="ce1">
            <text:p>678</text:p>
          </table:table-cell>
          <table:table-cell office:value-type="float" office:value="0.92" table:style-name="ce1">
            <text:p>0,92</text:p>
          </table:table-cell>
          <table:table-cell office:value-type="float" office:value="0.19" table:style-name="ce1">
            <text:p>0,19</text:p>
          </table:table-cell>
          <table:table-cell office:value-type="float" office:value="5918" table:style-name="ce1">
            <text:p>5918</text:p>
          </table:table-cell>
          <table:table-cell office:value-type="float" office:value="678" table:style-name="ce1">
            <text:p>678</text:p>
          </table:table-cell>
          <table:table-cell office:value-type="float" office:value="0.81" table:style-name="ce1">
            <text:p>0,81</text:p>
          </table:table-cell>
          <table:table-cell office:value-type="float" office:value="0.03" table:style-name="ce1">
            <text:p>0,03</text:p>
          </table:table-cell>
          <table:table-cell office:value-type="float" office:value="912" table:style-name="ce1">
            <text:p>912</text:p>
          </table:table-cell>
          <table:table-cell office:value-type="float" office:value="78" table:style-name="ce2">
            <text:p>78</text:p>
          </table:table-cell>
          <table:table-cell office:value-type="float" office:value="0.69" table:style-name="ce1">
            <text:p>0,69</text:p>
          </table:table-cell>
          <table:table-cell office:value-type="float" office:value="0.05" table:style-name="ce1">
            <text:p>0,05</text:p>
          </table:table-cell>
          <table:table-cell office:value-type="float" office:value="1346" table:style-name="ce1">
            <text:p>1346</text:p>
          </table:table-cell>
          <table:table-cell office:value-type="float" office:value="351" table:style-name="ce1">
            <text:p>351</text:p>
          </table:table-cell>
          <table:table-cell office:value-type="float" office:value="0.9" table:style-name="ce1">
            <text:p>0,9</text:p>
          </table:table-cell>
          <table:table-cell office:value-type="float" office:value="0.08" table:style-name="ce1">
            <text:p>0,08</text:p>
          </table:table-cell>
          <table:table-cell office:value-type="float" office:value="1653" table:style-name="ce1">
            <text:p>1653</text:p>
          </table:table-cell>
          <table:table-cell office:value-type="float" office:value="463" table:style-name="ce1">
            <text:p>463</text:p>
          </table:table-cell>
          <table:table-cell office:value-type="float" office:value="0.71" table:style-name="ce1">
            <text:p>0,71</text:p>
          </table:table-cell>
          <table:table-cell office:value-type="float" office:value="0.06" table:style-name="ce1">
            <text:p>0,06</text:p>
          </table:table-cell>
          <table:table-cell office:value-type="float" office:value="1930" table:style-name="ce1">
            <text:p>1930</text:p>
          </table:table-cell>
          <table:table-cell office:value-type="float" office:value="470" table:style-name="ce1">
            <text:p>470</text:p>
          </table:table-cell>
          <table:table-cell office:value-type="float" office:value="0.9" table:style-name="ce1">
            <text:p>0,9</text:p>
          </table:table-cell>
          <table:table-cell office:value-type="float" office:value="0.15" table:style-name="ce1">
            <text:p>0,15</text:p>
          </table:table-cell>
          <table:table-cell office:value-type="float" office:value="3279" table:style-name="ce1">
            <text:p>3279</text:p>
          </table:table-cell>
          <table:table-cell office:value-type="float" office:value="965" table:style-name="ce1">
            <text:p>965</text:p>
          </table:table-cell>
          <table:table-cell office:value-type="float" office:value="0.93" table:style-name="ce1">
            <text:p>0,93</text:p>
          </table:table-cell>
          <table:table-cell office:value-type="float" office:value="0.13" table:style-name="ce1">
            <text:p>0,13</text:p>
          </table:table-cell>
          <table:table-cell office:value-type="float" office:value="1900" table:style-name="ce1">
            <text:p>1900</text:p>
          </table:table-cell>
          <table:table-cell office:value-type="float" office:value="626" table:style-name="ce1">
            <text:p>626</text:p>
          </table:table-cell>
          <table:table-cell office:value-type="float" office:value="1.1599999999999999" table:style-name="ce1">
            <text:p>1,16</text:p>
          </table:table-cell>
          <table:table-cell office:value-type="float" office:value="0.36" table:style-name="ce1">
            <text:p>0,36</text:p>
          </table:table-cell>
          <table:table-cell office:value-type="float" office:value="6467" table:style-name="ce1">
            <text:p>6467</text:p>
          </table:table-cell>
          <table:table-cell office:value-type="float" office:value="1709" table:style-name="ce3">
            <text:p>1709</text:p>
          </table:table-cell>
          <table:table-cell office:value-type="float" office:value="2.7" table:style-name="ce1">
            <text:p>2,7</text:p>
          </table:table-cell>
          <table:table-cell office:value-type="float" office:value="0.49" table:style-name="ce1">
            <text:p>0,49</text:p>
          </table:table-cell>
          <table:table-cell office:value-type="float" office:value="14225" table:style-name="ce3">
            <text:p>14225</text:p>
          </table:table-cell>
          <table:table-cell office:value-type="float" office:value="1018" table:style-name="ce1">
            <text:p>1018</text:p>
          </table:table-cell>
          <table:table-cell office:value-type="float" office:value="0.66" table:style-name="ce2">
            <text:p>0,66</text:p>
          </table:table-cell>
          <table:table-cell office:value-type="float" office:value="0.03" table:style-name="ce1">
            <text:p>0,03</text:p>
          </table:table-cell>
          <table:table-cell office:value-type="float" office:value="912" table:style-name="ce1">
            <text:p>912</text:p>
          </table:table-cell>
          <table:table-cell office:value-type="float" office:value="78" table:style-name="ce2">
            <text:p>78</text:p>
          </table:table-cell>
          <table:table-cell office:value-type="float" office:value="0.94" table:style-name="ce1">
            <text:p>0,94</text:p>
          </table:table-cell>
          <table:table-cell office:value-type="float" office:value="0.2" table:style-name="ce1">
            <text:p>0,2</text:p>
          </table:table-cell>
          <table:table-cell office:value-type="float" office:value="5918" table:style-name="ce1">
            <text:p>5918</text:p>
          </table:table-cell>
          <table:table-cell office:value-type="float" office:value="678" table:style-name="ce1">
            <text:p>678</text:p>
          </table:table-cell>
          <table:table-cell office:value-type="float" office:value="0.8" table:style-name="ce1">
            <text:p>0,8</text:p>
          </table:table-cell>
          <table:table-cell office:value-type="float" office:value="0.16" table:style-name="ce1">
            <text:p>0,16</text:p>
          </table:table-cell>
          <table:table-cell office:value-type="float" office:value="3911" table:style-name="ce1">
            <text:p>3911</text:p>
          </table:table-cell>
          <table:table-cell office:value-type="float" office:value="946" table:style-name="ce1">
            <text:p>946</text:p>
          </table:table-cell>
          <table:table-cell office:value-type="float" office:value="0.66" table:formula="of:=MIN([.$B5];[.$F5];[.$J5];[.$N5];[.$R5];[.$V5];[.$Z5];[.$AD5];[.$AH5];[.$AL5];[.$AP5];[.$AT5];[.$AX5];[.$BB5];[.$BF5];[.$BJ5];[.$BN5];[.$BR5];[.$BV5];[.$BZ5])" table:style-name="ce1">
            <text:p>0,66</text:p>
          </table:table-cell>
          <table:table-cell office:value-type="float" office:value="0.03" table:formula="of:=MIN([.$C5];[.$G5];[.$K5];[.$O5];[.$S5];[.$W5];[.$AA5];[.$AE5];[.$AI5];[.$AM5];[.$AQ5];[.$AU5];[.$AY5];[.$BC5];[.$BG5];[.$BK5];[.$BO5];[.$BS5];[.$BW5];[.$CA5])" table:style-name="ce1">
            <text:p>0,03</text:p>
          </table:table-cell>
          <table:table-cell office:value-type="float" office:value="901" table:formula="of:=MIN([.$D5];[.$H5];[.$L5];[.$P5];[.$T5];[.$X5];[.$AB5];[.$AF5];[.$AJ5];[.$AN5];[.$AR5];[.$AV5];[.$AZ5];[.$BD5];[.$BH5];[.$BL5];[.$BP5];[.$BT5];[.$BX5];[.$CB5])" table:style-name="ce1">
            <text:p>901</text:p>
          </table:table-cell>
          <table:table-cell office:value-type="float" office:value="78" table:formula="of:=MIN([.$E5];[.$I5];[.$M5];[.$Q5];[.$U5];[.$Y5];[.$AC5];[.$AG5];[.$AK5];[.$AO5];[.$AS5];[.$AW5];[.$BA5];[.$BE5];[.$BI5];[.$BM5];[.$BQ5];[.$BU5];[.$BY5];[.$CC5])" table:style-name="ce1">
            <text:p>78</text:p>
          </table:table-cell>
          <table:table-cell office:value-type="float" office:value="0.9" table:formula="of:=MEDIAN([.$B5];[.$F5];[.$J5];[.$N5];[.$R5];[.$V5];[.$Z5];[.$AD5];[.$AH5];[.$AL5];[.$AP5];[.$AT5];[.$AX5];[.$BB5];[.$BF5];[.$BJ5];[.$BN5];[.$BR5];[.$BV5];[.$BZ5])" table:style-name="ce1">
            <text:p>0,9</text:p>
          </table:table-cell>
          <table:table-cell office:value-type="float" office:value="0.14000000000000001" table:formula="of:=MEDIAN([.$C5];[.$G5];[.$K5];[.$O5];[.$S5];[.$W5];[.$AA5];[.$AE5];[.$AI5];[.$AM5];[.$AQ5];[.$AU5];[.$AY5];[.$BC5];[.$BG5];[.$BK5];[.$BO5];[.$BS5];[.$BW5];[.$CA5])" table:style-name="ce1">
            <text:p>0,14</text:p>
          </table:table-cell>
          <table:table-cell office:value-type="float" office:value="2604.5" table:formula="of:=MEDIAN([.$D5];[.$H5];[.$L5];[.$P5];[.$T5];[.$X5];[.$AB5];[.$AF5];[.$AJ5];[.$AN5];[.$AR5];[.$AV5];[.$AZ5];[.$BD5];[.$BH5];[.$BL5];[.$BP5];[.$BT5];[.$BX5];[.$CB5])" table:style-name="ce1">
            <text:p>2604,5</text:p>
          </table:table-cell>
          <table:table-cell office:value-type="float" office:value="652" table:formula="of:=MEDIAN([.$E5];[.$I5];[.$M5];[.$Q5];[.$U5];[.$Y5];[.$AC5];[.$AG5];[.$AK5];[.$AO5];[.$AS5];[.$AW5];[.$BA5];[.$BE5];[.$BI5];[.$BM5];[.$BQ5];[.$BU5];[.$BY5];[.$CC5])" table:style-name="ce1">
            <text:p>652</text:p>
          </table:table-cell>
          <table:table-cell office:value-type="float" office:value="2.82" table:formula="of:=MAX([.$B5];[.$F5];[.$J5];[.$N5];[.$R5];[.$V5];[.$Z5];[.$AD5];[.$AH5];[.$AL5];[.$AP5];[.$AT5];[.$AX5];[.$BB5];[.$BF5];[.$BJ5];[.$BN5];[.$BR5];[.$BV5];[.$BZ5])" table:style-name="ce1">
            <text:p>2,82</text:p>
          </table:table-cell>
          <table:table-cell office:value-type="float" office:value="0.5" table:formula="of:=MAX([.$C5];[.$G5];[.$K5];[.$O5];[.$S5];[.$W5];[.$AA5];[.$AE5];[.$AI5];[.$AM5];[.$AQ5];[.$AU5];[.$AY5];[.$BC5];[.$BG5];[.$BK5];[.$BO5];[.$BS5];[.$BW5];[.$CA5])" table:style-name="ce1">
            <text:p>0,5</text:p>
          </table:table-cell>
          <table:table-cell office:value-type="float" office:value="14225" table:formula="of:=MAX([.$D5];[.$H5];[.$L5];[.$P5];[.$T5];[.$X5];[.$AB5];[.$AF5];[.$AJ5];[.$AN5];[.$AR5];[.$AV5];[.$AZ5];[.$BD5];[.$BH5];[.$BL5];[.$BP5];[.$BT5];[.$BX5];[.$CB5])" table:style-name="ce1">
            <text:p>14225</text:p>
          </table:table-cell>
          <table:table-cell office:value-type="float" office:value="1709" table:formula="of:=MAX([.$E5];[.$I5];[.$M5];[.$Q5];[.$U5];[.$Y5];[.$AC5];[.$AG5];[.$AK5];[.$AO5];[.$AS5];[.$AW5];[.$BA5];[.$BE5];[.$BI5];[.$BM5];[.$BQ5];[.$BU5];[.$BY5];[.$CC5])" table:style-name="ce1">
            <text:p>1709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6_a15_h34.lp</text:p>
          </table:table-cell>
          <table:table-cell office:value-type="float" office:value="35.409999999999997" table:style-name="ce1">
            <text:p>35,41</text:p>
          </table:table-cell>
          <table:table-cell office:value-type="float" office:value="34.42" table:style-name="ce1">
            <text:p>34,42</text:p>
          </table:table-cell>
          <table:table-cell office:value-type="float" office:value="388341" table:style-name="ce1">
            <text:p>388341</text:p>
          </table:table-cell>
          <table:table-cell office:value-type="float" office:value="96242" table:style-name="ce1">
            <text:p>96242</text:p>
          </table:table-cell>
          <table:table-cell office:value-type="float" office:value="41.1" table:style-name="ce1">
            <text:p>41,1</text:p>
          </table:table-cell>
          <table:table-cell office:value-type="float" office:value="39.950000000000003" table:style-name="ce1">
            <text:p>39,95</text:p>
          </table:table-cell>
          <table:table-cell office:value-type="float" office:value="294570" table:style-name="ce1">
            <text:p>294570</text:p>
          </table:table-cell>
          <table:table-cell office:value-type="float" office:value="99143" table:style-name="ce1">
            <text:p>99143</text:p>
          </table:table-cell>
          <table:table-cell office:value-type="float" office:value="16.77" table:style-name="ce1">
            <text:p>16,77</text:p>
          </table:table-cell>
          <table:table-cell office:value-type="float" office:value="15.75" table:style-name="ce1">
            <text:p>15,75</text:p>
          </table:table-cell>
          <table:table-cell office:value-type="float" office:value="304856" table:style-name="ce1">
            <text:p>304856</text:p>
          </table:table-cell>
          <table:table-cell office:value-type="float" office:value="53975" table:style-name="ce1">
            <text:p>53975</text:p>
          </table:table-cell>
          <table:table-cell office:value-type="float" office:value="39.369999999999997" table:style-name="ce1">
            <text:p>39,37</text:p>
          </table:table-cell>
          <table:table-cell office:value-type="float" office:value="38.270000000000003" table:style-name="ce1">
            <text:p>38,27</text:p>
          </table:table-cell>
          <table:table-cell office:value-type="float" office:value="294570" table:style-name="ce1">
            <text:p>294570</text:p>
          </table:table-cell>
          <table:table-cell office:value-type="float" office:value="99143" table:style-name="ce1">
            <text:p>99143</text:p>
          </table:table-cell>
          <table:table-cell office:value-type="float" office:value="139.78" table:style-name="ce1">
            <text:p>139,78</text:p>
          </table:table-cell>
          <table:table-cell office:value-type="float" office:value="136.54" table:style-name="ce1">
            <text:p>136,54</text:p>
          </table:table-cell>
          <table:table-cell office:value-type="float" office:value="422297" table:style-name="ce1">
            <text:p>422297</text:p>
          </table:table-cell>
          <table:table-cell office:value-type="float" office:value="201308" table:style-name="ce3">
            <text:p>201308</text:p>
          </table:table-cell>
          <table:table-cell office:value-type="float" office:value="126.49" table:style-name="ce1">
            <text:p>126,49</text:p>
          </table:table-cell>
          <table:table-cell office:value-type="float" office:value="122.25" table:style-name="ce1">
            <text:p>122,25</text:p>
          </table:table-cell>
          <table:table-cell office:value-type="float" office:value="422297" table:style-name="ce1">
            <text:p>422297</text:p>
          </table:table-cell>
          <table:table-cell office:value-type="float" office:value="201308" table:style-name="ce3">
            <text:p>201308</text:p>
          </table:table-cell>
          <table:table-cell office:value-type="float" office:value="151.15" table:style-name="ce3">
            <text:p>151,15</text:p>
          </table:table-cell>
          <table:table-cell office:value-type="float" office:value="147.19999999999999" table:style-name="ce1">
            <text:p>147,2</text:p>
          </table:table-cell>
          <table:table-cell office:value-type="float" office:value="422297" table:style-name="ce1">
            <text:p>422297</text:p>
          </table:table-cell>
          <table:table-cell office:value-type="float" office:value="201308" table:style-name="ce3">
            <text:p>201308</text:p>
          </table:table-cell>
          <table:table-cell office:value-type="float" office:value="27.53" table:style-name="ce1">
            <text:p>27,53</text:p>
          </table:table-cell>
          <table:table-cell office:value-type="float" office:value="26.5" table:style-name="ce1">
            <text:p>26,5</text:p>
          </table:table-cell>
          <table:table-cell office:value-type="float" office:value="191604" table:style-name="ce1">
            <text:p>191604</text:p>
          </table:table-cell>
          <table:table-cell office:value-type="float" office:value="73601" table:style-name="ce1">
            <text:p>73601</text:p>
          </table:table-cell>
          <table:table-cell office:value-type="float" office:value="28.61" table:style-name="ce1">
            <text:p>28,61</text:p>
          </table:table-cell>
          <table:table-cell office:value-type="float" office:value="27.4" table:style-name="ce1">
            <text:p>27,4</text:p>
          </table:table-cell>
          <table:table-cell office:value-type="float" office:value="191604" table:style-name="ce1">
            <text:p>191604</text:p>
          </table:table-cell>
          <table:table-cell office:value-type="float" office:value="73601" table:style-name="ce1">
            <text:p>73601</text:p>
          </table:table-cell>
          <table:table-cell office:value-type="float" office:value="1.6" table:style-name="ce1">
            <text:p>1,6</text:p>
          </table:table-cell>
          <table:table-cell office:value-type="float" office:value="0.54" table:style-name="ce1">
            <text:p>0,54</text:p>
          </table:table-cell>
          <table:table-cell office:value-type="float" office:value="13067" table:style-name="ce2">
            <text:p>13067</text:p>
          </table:table-cell>
          <table:table-cell office:value-type="float" office:value="1551" table:style-name="ce2">
            <text:p>1551</text:p>
          </table:table-cell>
          <table:table-cell office:value-type="float" office:value="12.57" table:style-name="ce1">
            <text:p>12,57</text:p>
          </table:table-cell>
          <table:table-cell office:value-type="float" office:value="11.45" table:style-name="ce1">
            <text:p>11,45</text:p>
          </table:table-cell>
          <table:table-cell office:value-type="float" office:value="85221" table:style-name="ce1">
            <text:p>85221</text:p>
          </table:table-cell>
          <table:table-cell office:value-type="float" office:value="34937" table:style-name="ce1">
            <text:p>34937</text:p>
          </table:table-cell>
          <table:table-cell office:value-type="float" office:value="3.16" table:style-name="ce1">
            <text:p>3,16</text:p>
          </table:table-cell>
          <table:table-cell office:value-type="float" office:value="2.12" table:style-name="ce1">
            <text:p>2,12</text:p>
          </table:table-cell>
          <table:table-cell office:value-type="float" office:value="18815" table:style-name="ce1">
            <text:p>18815</text:p>
          </table:table-cell>
          <table:table-cell office:value-type="float" office:value="6935" table:style-name="ce1">
            <text:p>6935</text:p>
          </table:table-cell>
          <table:table-cell office:value-type="float" office:value="4.87" table:style-name="ce1">
            <text:p>4,87</text:p>
          </table:table-cell>
          <table:table-cell office:value-type="float" office:value="3.75" table:style-name="ce1">
            <text:p>3,75</text:p>
          </table:table-cell>
          <table:table-cell office:value-type="float" office:value="29792" table:style-name="ce1">
            <text:p>29792</text:p>
          </table:table-cell>
          <table:table-cell office:value-type="float" office:value="12758" table:style-name="ce1">
            <text:p>12758</text:p>
          </table:table-cell>
          <table:table-cell office:value-type="float" office:value="24.36" table:style-name="ce1">
            <text:p>24,36</text:p>
          </table:table-cell>
          <table:table-cell office:value-type="float" office:value="23.23" table:style-name="ce1">
            <text:p>23,23</text:p>
          </table:table-cell>
          <table:table-cell office:value-type="float" office:value="186344" table:style-name="ce1">
            <text:p>186344</text:p>
          </table:table-cell>
          <table:table-cell office:value-type="float" office:value="69247" table:style-name="ce1">
            <text:p>69247</text:p>
          </table:table-cell>
          <table:table-cell office:value-type="float" office:value="22.76" table:style-name="ce1">
            <text:p>22,76</text:p>
          </table:table-cell>
          <table:table-cell office:value-type="float" office:value="21.61" table:style-name="ce1">
            <text:p>21,61</text:p>
          </table:table-cell>
          <table:table-cell office:value-type="float" office:value="90202" table:style-name="ce1">
            <text:p>90202</text:p>
          </table:table-cell>
          <table:table-cell office:value-type="float" office:value="59414" table:style-name="ce1">
            <text:p>59414</text:p>
          </table:table-cell>
          <table:table-cell office:value-type="float" office:value="11.99" table:style-name="ce1">
            <text:p>11,99</text:p>
          </table:table-cell>
          <table:table-cell office:value-type="float" office:value="10.89" table:style-name="ce1">
            <text:p>10,89</text:p>
          </table:table-cell>
          <table:table-cell office:value-type="float" office:value="70474" table:style-name="ce1">
            <text:p>70474</text:p>
          </table:table-cell>
          <table:table-cell office:value-type="float" office:value="33262" table:style-name="ce1">
            <text:p>33262</text:p>
          </table:table-cell>
          <table:table-cell office:value-type="float" office:value="150.41" table:style-name="ce1">
            <text:p>150,41</text:p>
          </table:table-cell>
          <table:table-cell office:value-type="float" office:value="147.30000000000001" table:style-name="ce3">
            <text:p>147,3</text:p>
          </table:table-cell>
          <table:table-cell office:value-type="float" office:value="422297" table:style-name="ce1">
            <text:p>422297</text:p>
          </table:table-cell>
          <table:table-cell office:value-type="float" office:value="201308" table:style-name="ce3">
            <text:p>201308</text:p>
          </table:table-cell>
          <table:table-cell office:value-type="float" office:value="1.56" table:style-name="ce2">
            <text:p>1,56</text:p>
          </table:table-cell>
          <table:table-cell office:value-type="float" office:value="0.51" table:style-name="ce2">
            <text:p>0,51</text:p>
          </table:table-cell>
          <table:table-cell office:value-type="float" office:value="13067" table:style-name="ce2">
            <text:p>13067</text:p>
          </table:table-cell>
          <table:table-cell office:value-type="float" office:value="1551" table:style-name="ce2">
            <text:p>1551</text:p>
          </table:table-cell>
          <table:table-cell office:value-type="float" office:value="27.86" table:style-name="ce1">
            <text:p>27,86</text:p>
          </table:table-cell>
          <table:table-cell office:value-type="float" office:value="26.77" table:style-name="ce1">
            <text:p>26,77</text:p>
          </table:table-cell>
          <table:table-cell office:value-type="float" office:value="191604" table:style-name="ce1">
            <text:p>191604</text:p>
          </table:table-cell>
          <table:table-cell office:value-type="float" office:value="73601" table:style-name="ce1">
            <text:p>73601</text:p>
          </table:table-cell>
          <table:table-cell office:value-type="float" office:value="53.07" table:style-name="ce1">
            <text:p>53,07</text:p>
          </table:table-cell>
          <table:table-cell office:value-type="float" office:value="51.92" table:style-name="ce1">
            <text:p>51,92</text:p>
          </table:table-cell>
          <table:table-cell office:value-type="float" office:value="771597" table:style-name="ce3">
            <text:p>771597</text:p>
          </table:table-cell>
          <table:table-cell office:value-type="float" office:value="158136" table:style-name="ce1">
            <text:p>158136</text:p>
          </table:table-cell>
          <table:table-cell office:value-type="float" office:value="1.56" table:formula="of:=MIN([.$B6];[.$F6];[.$J6];[.$N6];[.$R6];[.$V6];[.$Z6];[.$AD6];[.$AH6];[.$AL6];[.$AP6];[.$AT6];[.$AX6];[.$BB6];[.$BF6];[.$BJ6];[.$BN6];[.$BR6];[.$BV6];[.$BZ6])" table:style-name="ce1">
            <text:p>1,56</text:p>
          </table:table-cell>
          <table:table-cell office:value-type="float" office:value="0.51" table:formula="of:=MIN([.$C6];[.$G6];[.$K6];[.$O6];[.$S6];[.$W6];[.$AA6];[.$AE6];[.$AI6];[.$AM6];[.$AQ6];[.$AU6];[.$AY6];[.$BC6];[.$BG6];[.$BK6];[.$BO6];[.$BS6];[.$BW6];[.$CA6])" table:style-name="ce1">
            <text:p>0,51</text:p>
          </table:table-cell>
          <table:table-cell office:value-type="float" office:value="13067" table:formula="of:=MIN([.$D6];[.$H6];[.$L6];[.$P6];[.$T6];[.$X6];[.$AB6];[.$AF6];[.$AJ6];[.$AN6];[.$AR6];[.$AV6];[.$AZ6];[.$BD6];[.$BH6];[.$BL6];[.$BP6];[.$BT6];[.$BX6];[.$CB6])" table:style-name="ce1">
            <text:p>13067</text:p>
          </table:table-cell>
          <table:table-cell office:value-type="float" office:value="1551" table:formula="of:=MIN([.$E6];[.$I6];[.$M6];[.$Q6];[.$U6];[.$Y6];[.$AC6];[.$AG6];[.$AK6];[.$AO6];[.$AS6];[.$AW6];[.$BA6];[.$BE6];[.$BI6];[.$BM6];[.$BQ6];[.$BU6];[.$BY6];[.$CC6])" table:style-name="ce1">
            <text:p>1551</text:p>
          </table:table-cell>
          <table:table-cell office:value-type="float" office:value="27.695" table:formula="of:=MEDIAN([.$B6];[.$F6];[.$J6];[.$N6];[.$R6];[.$V6];[.$Z6];[.$AD6];[.$AH6];[.$AL6];[.$AP6];[.$AT6];[.$AX6];[.$BB6];[.$BF6];[.$BJ6];[.$BN6];[.$BR6];[.$BV6];[.$BZ6])" table:style-name="ce1">
            <text:p>27,695</text:p>
          </table:table-cell>
          <table:table-cell office:value-type="float" office:value="26.634999999999998" table:formula="of:=MEDIAN([.$C6];[.$G6];[.$K6];[.$O6];[.$S6];[.$W6];[.$AA6];[.$AE6];[.$AI6];[.$AM6];[.$AQ6];[.$AU6];[.$AY6];[.$BC6];[.$BG6];[.$BK6];[.$BO6];[.$BS6];[.$BW6];[.$CA6])" table:style-name="ce1">
            <text:p>26,635</text:p>
          </table:table-cell>
          <table:table-cell office:value-type="float" office:value="191604" table:formula="of:=MEDIAN([.$D6];[.$H6];[.$L6];[.$P6];[.$T6];[.$X6];[.$AB6];[.$AF6];[.$AJ6];[.$AN6];[.$AR6];[.$AV6];[.$AZ6];[.$BD6];[.$BH6];[.$BL6];[.$BP6];[.$BT6];[.$BX6];[.$CB6])" table:style-name="ce1">
            <text:p>191604</text:p>
          </table:table-cell>
          <table:table-cell office:value-type="float" office:value="73601" table:formula="of:=MEDIAN([.$E6];[.$I6];[.$M6];[.$Q6];[.$U6];[.$Y6];[.$AC6];[.$AG6];[.$AK6];[.$AO6];[.$AS6];[.$AW6];[.$BA6];[.$BE6];[.$BI6];[.$BM6];[.$BQ6];[.$BU6];[.$BY6];[.$CC6])" table:style-name="ce1">
            <text:p>73601</text:p>
          </table:table-cell>
          <table:table-cell office:value-type="float" office:value="151.15" table:formula="of:=MAX([.$B6];[.$F6];[.$J6];[.$N6];[.$R6];[.$V6];[.$Z6];[.$AD6];[.$AH6];[.$AL6];[.$AP6];[.$AT6];[.$AX6];[.$BB6];[.$BF6];[.$BJ6];[.$BN6];[.$BR6];[.$BV6];[.$BZ6])" table:style-name="ce1">
            <text:p>151,15</text:p>
          </table:table-cell>
          <table:table-cell office:value-type="float" office:value="147.30000000000001" table:formula="of:=MAX([.$C6];[.$G6];[.$K6];[.$O6];[.$S6];[.$W6];[.$AA6];[.$AE6];[.$AI6];[.$AM6];[.$AQ6];[.$AU6];[.$AY6];[.$BC6];[.$BG6];[.$BK6];[.$BO6];[.$BS6];[.$BW6];[.$CA6])" table:style-name="ce1">
            <text:p>147,3</text:p>
          </table:table-cell>
          <table:table-cell office:value-type="float" office:value="771597" table:formula="of:=MAX([.$D6];[.$H6];[.$L6];[.$P6];[.$T6];[.$X6];[.$AB6];[.$AF6];[.$AJ6];[.$AN6];[.$AR6];[.$AV6];[.$AZ6];[.$BD6];[.$BH6];[.$BL6];[.$BP6];[.$BT6];[.$BX6];[.$CB6])" table:style-name="ce1">
            <text:p>771597</text:p>
          </table:table-cell>
          <table:table-cell office:value-type="float" office:value="201308" table:formula="of:=MAX([.$E6];[.$I6];[.$M6];[.$Q6];[.$U6];[.$Y6];[.$AC6];[.$AG6];[.$AK6];[.$AO6];[.$AS6];[.$AW6];[.$BA6];[.$BE6];[.$BI6];[.$BM6];[.$BQ6];[.$BU6];[.$BY6];[.$CC6])" table:style-name="ce1">
            <text:p>201308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8_a15_h41.lp</text:p>
          </table:table-cell>
          <table:table-cell office:value-type="float" office:value="3.3" table:style-name="ce1">
            <text:p>3,3</text:p>
          </table:table-cell>
          <table:table-cell office:value-type="float" office:value="1.36" table:style-name="ce1">
            <text:p>1,36</text:p>
          </table:table-cell>
          <table:table-cell office:value-type="float" office:value="13794" table:style-name="ce1">
            <text:p>13794</text:p>
          </table:table-cell>
          <table:table-cell office:value-type="float" office:value="2121" table:style-name="ce1">
            <text:p>2121</text:p>
          </table:table-cell>
          <table:table-cell office:value-type="float" office:value="5.39" table:style-name="ce1">
            <text:p>5,39</text:p>
          </table:table-cell>
          <table:table-cell office:value-type="float" office:value="3.43" table:style-name="ce1">
            <text:p>3,43</text:p>
          </table:table-cell>
          <table:table-cell office:value-type="float" office:value="22839" table:style-name="ce1">
            <text:p>22839</text:p>
          </table:table-cell>
          <table:table-cell office:value-type="float" office:value="5378" table:style-name="ce1">
            <text:p>5378</text:p>
          </table:table-cell>
          <table:table-cell office:value-type="float" office:value="6.34" table:style-name="ce1">
            <text:p>6,34</text:p>
          </table:table-cell>
          <table:table-cell office:value-type="float" office:value="4.12" table:style-name="ce1">
            <text:p>4,12</text:p>
          </table:table-cell>
          <table:table-cell office:value-type="float" office:value="24609" table:style-name="ce1">
            <text:p>24609</text:p>
          </table:table-cell>
          <table:table-cell office:value-type="float" office:value="5642" table:style-name="ce1">
            <text:p>5642</text:p>
          </table:table-cell>
          <table:table-cell office:value-type="float" office:value="6.27" table:style-name="ce1">
            <text:p>6,27</text:p>
          </table:table-cell>
          <table:table-cell office:value-type="float" office:value="3.96" table:style-name="ce1">
            <text:p>3,96</text:p>
          </table:table-cell>
          <table:table-cell office:value-type="float" office:value="22839" table:style-name="ce1">
            <text:p>22839</text:p>
          </table:table-cell>
          <table:table-cell office:value-type="float" office:value="5378" table:style-name="ce1">
            <text:p>5378</text:p>
          </table:table-cell>
          <table:table-cell office:value-type="float" office:value="13.81" table:style-name="ce1">
            <text:p>13,81</text:p>
          </table:table-cell>
          <table:table-cell office:value-type="float" office:value="4.7699999999999996" table:style-name="ce1">
            <text:p>4,77</text:p>
          </table:table-cell>
          <table:table-cell office:value-type="float" office:value="16269" table:style-name="ce1">
            <text:p>16269</text:p>
          </table:table-cell>
          <table:table-cell office:value-type="float" office:value="3410" table:style-name="ce1">
            <text:p>3410</text:p>
          </table:table-cell>
          <table:table-cell office:value-type="float" office:value="14.09" table:style-name="ce1">
            <text:p>14,09</text:p>
          </table:table-cell>
          <table:table-cell office:value-type="float" office:value="4.72" table:style-name="ce1">
            <text:p>4,72</text:p>
          </table:table-cell>
          <table:table-cell office:value-type="float" office:value="16269" table:style-name="ce1">
            <text:p>16269</text:p>
          </table:table-cell>
          <table:table-cell office:value-type="float" office:value="3410" table:style-name="ce1">
            <text:p>3410</text:p>
          </table:table-cell>
          <table:table-cell office:value-type="float" office:value="14.71" table:style-name="ce1">
            <text:p>14,7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6269" table:style-name="ce1">
            <text:p>16269</text:p>
          </table:table-cell>
          <table:table-cell office:value-type="float" office:value="3410" table:style-name="ce1">
            <text:p>3410</text:p>
          </table:table-cell>
          <table:table-cell office:value-type="float" office:value="10.4" table:style-name="ce1">
            <text:p>10,4</text:p>
          </table:table-cell>
          <table:table-cell office:value-type="float" office:value="7.99" table:style-name="ce1">
            <text:p>7,99</text:p>
          </table:table-cell>
          <table:table-cell office:value-type="float" office:value="30978" table:style-name="ce1">
            <text:p>30978</text:p>
          </table:table-cell>
          <table:table-cell office:value-type="float" office:value="10371" table:style-name="ce1">
            <text:p>10371</text:p>
          </table:table-cell>
          <table:table-cell office:value-type="float" office:value="10.16" table:style-name="ce1">
            <text:p>10,16</text:p>
          </table:table-cell>
          <table:table-cell office:value-type="float" office:value="7.81" table:style-name="ce1">
            <text:p>7,81</text:p>
          </table:table-cell>
          <table:table-cell office:value-type="float" office:value="30978" table:style-name="ce1">
            <text:p>30978</text:p>
          </table:table-cell>
          <table:table-cell office:value-type="float" office:value="10371" table:style-name="ce1">
            <text:p>10371</text:p>
          </table:table-cell>
          <table:table-cell office:value-type="float" office:value="4.93" table:style-name="ce1">
            <text:p>4,93</text:p>
          </table:table-cell>
          <table:table-cell office:value-type="float" office:value="2.5499999999999998" table:style-name="ce1">
            <text:p>2,55</text:p>
          </table:table-cell>
          <table:table-cell office:value-type="float" office:value="36611" table:style-name="ce1">
            <text:p>36611</text:p>
          </table:table-cell>
          <table:table-cell office:value-type="float" office:value="4037" table:style-name="ce1">
            <text:p>4037</text:p>
          </table:table-cell>
          <table:table-cell office:value-type="float" office:value="3.35" table:style-name="ce1">
            <text:p>3,35</text:p>
          </table:table-cell>
          <table:table-cell office:value-type="float" office:value="1.38" table:style-name="ce1">
            <text:p>1,38</text:p>
          </table:table-cell>
          <table:table-cell office:value-type="float" office:value="10145" table:style-name="ce1">
            <text:p>10145</text:p>
          </table:table-cell>
          <table:table-cell office:value-type="float" office:value="1970" table:style-name="ce1">
            <text:p>1970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6.18" table:style-name="ce1">
            <text:p>6,18</text:p>
          </table:table-cell>
          <table:table-cell office:value-type="float" office:value="31289" table:style-name="ce1">
            <text:p>31289</text:p>
          </table:table-cell>
          <table:table-cell office:value-type="float" office:value="9550" table:style-name="ce1">
            <text:p>9550</text:p>
          </table:table-cell>
          <table:table-cell office:value-type="float" office:value="3.39" table:style-name="ce1">
            <text:p>3,39</text:p>
          </table:table-cell>
          <table:table-cell office:value-type="float" office:value="1.3" table:style-name="ce1">
            <text:p>1,3</text:p>
          </table:table-cell>
          <table:table-cell office:value-type="float" office:value="18565" table:style-name="ce1">
            <text:p>18565</text:p>
          </table:table-cell>
          <table:table-cell office:value-type="float" office:value="2312" table:style-name="ce1">
            <text:p>2312</text:p>
          </table:table-cell>
          <table:table-cell office:value-type="float" office:value="3.21" table:style-name="ce1">
            <text:p>3,21</text:p>
          </table:table-cell>
          <table:table-cell office:value-type="float" office:value="0.82" table:style-name="ce1">
            <text:p>0,82</text:p>
          </table:table-cell>
          <table:table-cell office:value-type="float" office:value="6339" table:style-name="ce1">
            <text:p>6339</text:p>
          </table:table-cell>
          <table:table-cell office:value-type="float" office:value="1182" table:style-name="ce1">
            <text:p>1182</text:p>
          </table:table-cell>
          <table:table-cell office:value-type="float" office:value="78.05" table:style-name="ce3">
            <text:p>78,05</text:p>
          </table:table-cell>
          <table:table-cell office:value-type="float" office:value="75.62" table:style-name="ce3">
            <text:p>75,62</text:p>
          </table:table-cell>
          <table:table-cell office:value-type="float" office:value="608088" table:style-name="ce3">
            <text:p>608088</text:p>
          </table:table-cell>
          <table:table-cell office:value-type="float" office:value="89186" table:style-name="ce3">
            <text:p>89186</text:p>
          </table:table-cell>
          <table:table-cell office:value-type="float" office:value="2.5099999999999998" table:style-name="ce2">
            <text:p>2,51</text:p>
          </table:table-cell>
          <table:table-cell office:value-type="float" office:value="0.27" table:style-name="ce2">
            <text:p>0,27</text:p>
          </table:table-cell>
          <table:table-cell office:value-type="float" office:value="2850" table:style-name="ce2">
            <text:p>2850</text:p>
          </table:table-cell>
          <table:table-cell office:value-type="float" office:value="364" table:style-name="ce2">
            <text:p>364</text:p>
          </table:table-cell>
          <table:table-cell office:value-type="float" office:value="13.84" table:style-name="ce1">
            <text:p>13,84</text:p>
          </table:table-cell>
          <table:table-cell office:value-type="float" office:value="4.88" table:style-name="ce1">
            <text:p>4,88</text:p>
          </table:table-cell>
          <table:table-cell office:value-type="float" office:value="16269" table:style-name="ce1">
            <text:p>16269</text:p>
          </table:table-cell>
          <table:table-cell office:value-type="float" office:value="3410" table:style-name="ce1">
            <text:p>3410</text:p>
          </table:table-cell>
          <table:table-cell office:value-type="float" office:value="4.21" table:style-name="ce1">
            <text:p>4,21</text:p>
          </table:table-cell>
          <table:table-cell office:value-type="float" office:value="2.25" table:style-name="ce1">
            <text:p>2,25</text:p>
          </table:table-cell>
          <table:table-cell office:value-type="float" office:value="36611" table:style-name="ce1">
            <text:p>36611</text:p>
          </table:table-cell>
          <table:table-cell office:value-type="float" office:value="4037" table:style-name="ce1">
            <text:p>4037</text:p>
          </table:table-cell>
          <table:table-cell office:value-type="float" office:value="10" table:style-name="ce1">
            <text:p>10</text:p>
          </table:table-cell>
          <table:table-cell office:value-type="float" office:value="7.76" table:style-name="ce1">
            <text:p>7,76</text:p>
          </table:table-cell>
          <table:table-cell office:value-type="float" office:value="30978" table:style-name="ce1">
            <text:p>30978</text:p>
          </table:table-cell>
          <table:table-cell office:value-type="float" office:value="10371" table:style-name="ce1">
            <text:p>10371</text:p>
          </table:table-cell>
          <table:table-cell office:value-type="float" office:value="13.65" table:style-name="ce1">
            <text:p>13,65</text:p>
          </table:table-cell>
          <table:table-cell office:value-type="float" office:value="11.41" table:style-name="ce1">
            <text:p>11,41</text:p>
          </table:table-cell>
          <table:table-cell office:value-type="float" office:value="189812" table:style-name="ce1">
            <text:p>189812</text:p>
          </table:table-cell>
          <table:table-cell office:value-type="float" office:value="14169" table:style-name="ce1">
            <text:p>14169</text:p>
          </table:table-cell>
          <table:table-cell office:value-type="float" office:value="2.5099999999999998" table:formula="of:=MIN([.$B7];[.$F7];[.$J7];[.$N7];[.$R7];[.$V7];[.$Z7];[.$AD7];[.$AH7];[.$AL7];[.$AP7];[.$AT7];[.$AX7];[.$BB7];[.$BF7];[.$BJ7];[.$BN7];[.$BR7];[.$BV7];[.$BZ7])" table:style-name="ce1">
            <text:p>2,51</text:p>
          </table:table-cell>
          <table:table-cell office:value-type="float" office:value="0.27" table:formula="of:=MIN([.$C7];[.$G7];[.$K7];[.$O7];[.$S7];[.$W7];[.$AA7];[.$AE7];[.$AI7];[.$AM7];[.$AQ7];[.$AU7];[.$AY7];[.$BC7];[.$BG7];[.$BK7];[.$BO7];[.$BS7];[.$BW7];[.$CA7])" table:style-name="ce1">
            <text:p>0,27</text:p>
          </table:table-cell>
          <table:table-cell office:value-type="float" office:value="2850" table:formula="of:=MIN([.$D7];[.$H7];[.$L7];[.$P7];[.$T7];[.$X7];[.$AB7];[.$AF7];[.$AJ7];[.$AN7];[.$AR7];[.$AV7];[.$AZ7];[.$BD7];[.$BH7];[.$BL7];[.$BP7];[.$BT7];[.$BX7];[.$CB7])" table:style-name="ce1">
            <text:p>2850</text:p>
          </table:table-cell>
          <table:table-cell office:value-type="float" office:value="364" table:formula="of:=MIN([.$E7];[.$I7];[.$M7];[.$Q7];[.$U7];[.$Y7];[.$AC7];[.$AG7];[.$AK7];[.$AO7];[.$AS7];[.$AW7];[.$BA7];[.$BE7];[.$BI7];[.$BM7];[.$BQ7];[.$BU7];[.$BY7];[.$CC7])" table:style-name="ce1">
            <text:p>364</text:p>
          </table:table-cell>
          <table:table-cell office:value-type="float" office:value="7.2750000000000004" table:formula="of:=MEDIAN([.$B7];[.$F7];[.$J7];[.$N7];[.$R7];[.$V7];[.$Z7];[.$AD7];[.$AH7];[.$AL7];[.$AP7];[.$AT7];[.$AX7];[.$BB7];[.$BF7];[.$BJ7];[.$BN7];[.$BR7];[.$BV7];[.$BZ7])" table:style-name="ce1">
            <text:p>7,275</text:p>
          </table:table-cell>
          <table:table-cell office:value-type="float" office:value="4.42" table:formula="of:=MEDIAN([.$C7];[.$G7];[.$K7];[.$O7];[.$S7];[.$W7];[.$AA7];[.$AE7];[.$AI7];[.$AM7];[.$AQ7];[.$AU7];[.$AY7];[.$BC7];[.$BG7];[.$BK7];[.$BO7];[.$BS7];[.$BW7];[.$CA7])" table:style-name="ce1">
            <text:p>4,42</text:p>
          </table:table-cell>
          <table:table-cell office:value-type="float" office:value="22839" table:formula="of:=MEDIAN([.$D7];[.$H7];[.$L7];[.$P7];[.$T7];[.$X7];[.$AB7];[.$AF7];[.$AJ7];[.$AN7];[.$AR7];[.$AV7];[.$AZ7];[.$BD7];[.$BH7];[.$BL7];[.$BP7];[.$BT7];[.$BX7];[.$CB7])" table:style-name="ce1">
            <text:p>22839</text:p>
          </table:table-cell>
          <table:table-cell office:value-type="float" office:value="4037" table:formula="of:=MEDIAN([.$E7];[.$I7];[.$M7];[.$Q7];[.$U7];[.$Y7];[.$AC7];[.$AG7];[.$AK7];[.$AO7];[.$AS7];[.$AW7];[.$BA7];[.$BE7];[.$BI7];[.$BM7];[.$BQ7];[.$BU7];[.$BY7];[.$CC7])" table:style-name="ce1">
            <text:p>4037</text:p>
          </table:table-cell>
          <table:table-cell office:value-type="float" office:value="78.05" table:formula="of:=MAX([.$B7];[.$F7];[.$J7];[.$N7];[.$R7];[.$V7];[.$Z7];[.$AD7];[.$AH7];[.$AL7];[.$AP7];[.$AT7];[.$AX7];[.$BB7];[.$BF7];[.$BJ7];[.$BN7];[.$BR7];[.$BV7];[.$BZ7])" table:style-name="ce1">
            <text:p>78,05</text:p>
          </table:table-cell>
          <table:table-cell office:value-type="float" office:value="75.62" table:formula="of:=MAX([.$C7];[.$G7];[.$K7];[.$O7];[.$S7];[.$W7];[.$AA7];[.$AE7];[.$AI7];[.$AM7];[.$AQ7];[.$AU7];[.$AY7];[.$BC7];[.$BG7];[.$BK7];[.$BO7];[.$BS7];[.$BW7];[.$CA7])" table:style-name="ce1">
            <text:p>75,62</text:p>
          </table:table-cell>
          <table:table-cell office:value-type="float" office:value="608088" table:formula="of:=MAX([.$D7];[.$H7];[.$L7];[.$P7];[.$T7];[.$X7];[.$AB7];[.$AF7];[.$AJ7];[.$AN7];[.$AR7];[.$AV7];[.$AZ7];[.$BD7];[.$BH7];[.$BL7];[.$BP7];[.$BT7];[.$BX7];[.$CB7])" table:style-name="ce1">
            <text:p>608088</text:p>
          </table:table-cell>
          <table:table-cell office:value-type="float" office:value="89186" table:formula="of:=MAX([.$E7];[.$I7];[.$M7];[.$Q7];[.$U7];[.$Y7];[.$AC7];[.$AG7];[.$AK7];[.$AO7];[.$AS7];[.$AW7];[.$BA7];[.$BE7];[.$BI7];[.$BM7];[.$BQ7];[.$BU7];[.$BY7];[.$CC7])" table:style-name="ce1">
            <text:p>89186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8_a20_h44.lp</text:p>
          </table:table-cell>
          <table:table-cell office:value-type="float" office:value="325.95999999999998" table:style-name="ce1">
            <text:p>325,96</text:p>
          </table:table-cell>
          <table:table-cell office:value-type="float" office:value="322.62" table:style-name="ce1">
            <text:p>322,62</text:p>
          </table:table-cell>
          <table:table-cell office:value-type="float" office:value="3457717" table:style-name="ce1">
            <text:p>3457717</text:p>
          </table:table-cell>
          <table:table-cell office:value-type="float" office:value="379561" table:style-name="ce1">
            <text:p>379561</text:p>
          </table:table-cell>
          <table:table-cell office:value-type="float" office:value="300.48" table:style-name="ce1">
            <text:p>300,48</text:p>
          </table:table-cell>
          <table:table-cell office:value-type="float" office:value="297.52999999999997" table:style-name="ce1">
            <text:p>297,53</text:p>
          </table:table-cell>
          <table:table-cell office:value-type="float" office:value="2923022" table:style-name="ce1">
            <text:p>2923022</text:p>
          </table:table-cell>
          <table:table-cell office:value-type="float" office:value="348294" table:style-name="ce1">
            <text:p>348294</text:p>
          </table:table-cell>
          <table:table-cell office:value-type="float" office:value="512.70000000000005" table:style-name="ce1">
            <text:p>512,7</text:p>
          </table:table-cell>
          <table:table-cell office:value-type="float" office:value="509.4" table:style-name="ce1">
            <text:p>509,4</text:p>
          </table:table-cell>
          <table:table-cell office:value-type="float" office:value="3893134" table:style-name="ce1">
            <text:p>3893134</text:p>
          </table:table-cell>
          <table:table-cell office:value-type="float" office:value="563317" table:style-name="ce1">
            <text:p>563317</text:p>
          </table:table-cell>
          <table:table-cell office:value-type="float" office:value="288.04000000000002" table:style-name="ce1">
            <text:p>288,04</text:p>
          </table:table-cell>
          <table:table-cell office:value-type="float" office:value="284.64" table:style-name="ce1">
            <text:p>284,64</text:p>
          </table:table-cell>
          <table:table-cell office:value-type="float" office:value="2923022" table:style-name="ce1">
            <text:p>2923022</text:p>
          </table:table-cell>
          <table:table-cell office:value-type="float" office:value="348294" table:style-name="ce1">
            <text:p>348294</text:p>
          </table:table-cell>
          <table:table-cell office:value-type="float" office:value="694.2" table:style-name="ce1">
            <text:p>694,2</text:p>
          </table:table-cell>
          <table:table-cell office:value-type="float" office:value="681.16" table:style-name="ce1">
            <text:p>681,16</text:p>
          </table:table-cell>
          <table:table-cell office:value-type="float" office:value="4953091" table:style-name="ce1">
            <text:p>4953091</text:p>
          </table:table-cell>
          <table:table-cell office:value-type="float" office:value="485465" table:style-name="ce1">
            <text:p>485465</text:p>
          </table:table-cell>
          <table:table-cell office:value-type="float" office:value="736.07" table:style-name="ce1">
            <text:p>736,07</text:p>
          </table:table-cell>
          <table:table-cell office:value-type="float" office:value="719.43" table:style-name="ce1">
            <text:p>719,43</text:p>
          </table:table-cell>
          <table:table-cell office:value-type="float" office:value="4953091" table:style-name="ce1">
            <text:p>4953091</text:p>
          </table:table-cell>
          <table:table-cell office:value-type="float" office:value="485465" table:style-name="ce1">
            <text:p>485465</text:p>
          </table:table-cell>
          <table:table-cell office:value-type="float" office:value="732.87" table:style-name="ce1">
            <text:p>732,87</text:p>
          </table:table-cell>
          <table:table-cell office:value-type="float" office:value="718.37" table:style-name="ce1">
            <text:p>718,37</text:p>
          </table:table-cell>
          <table:table-cell office:value-type="float" office:value="4953091" table:style-name="ce1">
            <text:p>4953091</text:p>
          </table:table-cell>
          <table:table-cell office:value-type="float" office:value="485465" table:style-name="ce1">
            <text:p>485465</text:p>
          </table:table-cell>
          <table:table-cell office:value-type="float" office:value="637.42999999999995" table:style-name="ce1">
            <text:p>637,43</text:p>
          </table:table-cell>
          <table:table-cell office:value-type="float" office:value="633.91999999999996" table:style-name="ce1">
            <text:p>633,92</text:p>
          </table:table-cell>
          <table:table-cell office:value-type="float" office:value="4455401" table:style-name="ce1">
            <text:p>4455401</text:p>
          </table:table-cell>
          <table:table-cell office:value-type="float" office:value="723291" table:style-name="ce1">
            <text:p>723291</text:p>
          </table:table-cell>
          <table:table-cell office:value-type="float" office:value="635.51" table:style-name="ce1">
            <text:p>635,51</text:p>
          </table:table-cell>
          <table:table-cell office:value-type="float" office:value="631.92999999999995" table:style-name="ce1">
            <text:p>631,93</text:p>
          </table:table-cell>
          <table:table-cell office:value-type="float" office:value="4455401" table:style-name="ce1">
            <text:p>4455401</text:p>
          </table:table-cell>
          <table:table-cell office:value-type="float" office:value="723291" table:style-name="ce1">
            <text:p>723291</text:p>
          </table:table-cell>
          <table:table-cell office:value-type="float" office:value="15.82" table:style-name="ce1">
            <text:p>15,82</text:p>
          </table:table-cell>
          <table:table-cell office:value-type="float" office:value="12.37" table:style-name="ce1">
            <text:p>12,37</text:p>
          </table:table-cell>
          <table:table-cell office:value-type="float" office:value="135099" table:style-name="ce1">
            <text:p>135099</text:p>
          </table:table-cell>
          <table:table-cell office:value-type="float" office:value="16274" table:style-name="ce2">
            <text:p>16274</text:p>
          </table:table-cell>
          <table:table-cell office:value-type="float" office:value="24.38" table:style-name="ce1">
            <text:p>24,38</text:p>
          </table:table-cell>
          <table:table-cell office:value-type="float" office:value="21.36" table:style-name="ce1">
            <text:p>21,36</text:p>
          </table:table-cell>
          <table:table-cell office:value-type="float" office:value="205562" table:style-name="ce1">
            <text:p>205562</text:p>
          </table:table-cell>
          <table:table-cell office:value-type="float" office:value="25421" table:style-name="ce1">
            <text:p>25421</text:p>
          </table:table-cell>
          <table:table-cell office:value-type="float" office:value="30.98" table:style-name="ce1">
            <text:p>30,98</text:p>
          </table:table-cell>
          <table:table-cell office:value-type="float" office:value="28.19" table:style-name="ce1">
            <text:p>28,19</text:p>
          </table:table-cell>
          <table:table-cell office:value-type="float" office:value="207229" table:style-name="ce1">
            <text:p>207229</text:p>
          </table:table-cell>
          <table:table-cell office:value-type="float" office:value="44173" table:style-name="ce1">
            <text:p>44173</text:p>
          </table:table-cell>
          <table:table-cell office:value-type="float" office:value="29.95" table:style-name="ce1">
            <text:p>29,95</text:p>
          </table:table-cell>
          <table:table-cell office:value-type="float" office:value="26.46" table:style-name="ce1">
            <text:p>26,46</text:p>
          </table:table-cell>
          <table:table-cell office:value-type="float" office:value="189360" table:style-name="ce1">
            <text:p>189360</text:p>
          </table:table-cell>
          <table:table-cell office:value-type="float" office:value="30647" table:style-name="ce1">
            <text:p>30647</text:p>
          </table:table-cell>
          <table:table-cell office:value-type="float" office:value="30.73" table:style-name="ce1">
            <text:p>30,73</text:p>
          </table:table-cell>
          <table:table-cell office:value-type="float" office:value="27.67" table:style-name="ce1">
            <text:p>27,67</text:p>
          </table:table-cell>
          <table:table-cell office:value-type="float" office:value="100312" table:style-name="ce2">
            <text:p>100312</text:p>
          </table:table-cell>
          <table:table-cell office:value-type="float" office:value="42529" table:style-name="ce1">
            <text:p>42529</text:p>
          </table:table-cell>
          <table:table-cell office:value-type="float" office:value="3707.26" table:style-name="ce3">
            <text:p>3707,26</text:p>
          </table:table-cell>
          <table:table-cell office:value-type="float" office:value="3703.74" table:style-name="ce3">
            <text:p>3703,74</text:p>
          </table:table-cell>
          <table:table-cell office:value-type="float" office:value="23391607" table:style-name="ce3">
            <text:p>23391607</text:p>
          </table:table-cell>
          <table:table-cell office:value-type="float" office:value="3732084" table:style-name="ce3">
            <text:p>3732084</text:p>
          </table:table-cell>
          <table:table-cell office:value-type="float" office:value="480.29" table:style-name="ce1">
            <text:p>480,29</text:p>
          </table:table-cell>
          <table:table-cell office:value-type="float" office:value="476.86" table:style-name="ce1">
            <text:p>476,86</text:p>
          </table:table-cell>
          <table:table-cell office:value-type="float" office:value="3412400" table:style-name="ce1">
            <text:p>3412400</text:p>
          </table:table-cell>
          <table:table-cell office:value-type="float" office:value="575306" table:style-name="ce1">
            <text:p>575306</text:p>
          </table:table-cell>
          <table:table-cell office:value-type="float" office:value="737.05" table:style-name="ce1">
            <text:p>737,05</text:p>
          </table:table-cell>
          <table:table-cell office:value-type="float" office:value="723.3" table:style-name="ce1">
            <text:p>723,3</text:p>
          </table:table-cell>
          <table:table-cell office:value-type="float" office:value="4953091" table:style-name="ce1">
            <text:p>4953091</text:p>
          </table:table-cell>
          <table:table-cell office:value-type="float" office:value="485465" table:style-name="ce1">
            <text:p>485465</text:p>
          </table:table-cell>
          <table:table-cell office:value-type="float" office:value="14.7" table:style-name="ce2">
            <text:p>14,7</text:p>
          </table:table-cell>
          <table:table-cell office:value-type="float" office:value="11.74" table:style-name="ce2">
            <text:p>11,74</text:p>
          </table:table-cell>
          <table:table-cell office:value-type="float" office:value="135099" table:style-name="ce1">
            <text:p>135099</text:p>
          </table:table-cell>
          <table:table-cell office:value-type="float" office:value="16274" table:style-name="ce2">
            <text:p>16274</text:p>
          </table:table-cell>
          <table:table-cell office:value-type="float" office:value="646.55999999999995" table:style-name="ce1">
            <text:p>646,56</text:p>
          </table:table-cell>
          <table:table-cell office:value-type="float" office:value="643.12" table:style-name="ce1">
            <text:p>643,12</text:p>
          </table:table-cell>
          <table:table-cell office:value-type="float" office:value="4455401" table:style-name="ce1">
            <text:p>4455401</text:p>
          </table:table-cell>
          <table:table-cell office:value-type="float" office:value="723291" table:style-name="ce1">
            <text:p>723291</text:p>
          </table:table-cell>
          <table:table-cell office:value-type="float" office:value="411.85" table:style-name="ce1">
            <text:p>411,85</text:p>
          </table:table-cell>
          <table:table-cell office:value-type="float" office:value="409.07" table:style-name="ce1">
            <text:p>409,07</text:p>
          </table:table-cell>
          <table:table-cell office:value-type="float" office:value="4037973" table:style-name="ce1">
            <text:p>4037973</text:p>
          </table:table-cell>
          <table:table-cell office:value-type="float" office:value="608485" table:style-name="ce1">
            <text:p>608485</text:p>
          </table:table-cell>
          <table:table-cell office:value-type="float" office:value="14.7" table:formula="of:=MIN([.$B8];[.$F8];[.$J8];[.$N8];[.$R8];[.$V8];[.$Z8];[.$AD8];[.$AH8];[.$AL8];[.$AP8];[.$AT8];[.$AX8];[.$BB8];[.$BF8];[.$BJ8];[.$BN8];[.$BR8];[.$BV8];[.$BZ8])" table:style-name="ce1">
            <text:p>14,7</text:p>
          </table:table-cell>
          <table:table-cell office:value-type="float" office:value="11.74" table:formula="of:=MIN([.$C8];[.$G8];[.$K8];[.$O8];[.$S8];[.$W8];[.$AA8];[.$AE8];[.$AI8];[.$AM8];[.$AQ8];[.$AU8];[.$AY8];[.$BC8];[.$BG8];[.$BK8];[.$BO8];[.$BS8];[.$BW8];[.$CA8])" table:style-name="ce1">
            <text:p>11,74</text:p>
          </table:table-cell>
          <table:table-cell office:value-type="float" office:value="100312" table:formula="of:=MIN([.$D8];[.$H8];[.$L8];[.$P8];[.$T8];[.$X8];[.$AB8];[.$AF8];[.$AJ8];[.$AN8];[.$AR8];[.$AV8];[.$AZ8];[.$BD8];[.$BH8];[.$BL8];[.$BP8];[.$BT8];[.$BX8];[.$CB8])" table:style-name="ce1">
            <text:p>100312</text:p>
          </table:table-cell>
          <table:table-cell office:value-type="float" office:value="16274" table:formula="of:=MIN([.$E8];[.$I8];[.$M8];[.$Q8];[.$U8];[.$Y8];[.$AC8];[.$AG8];[.$AK8];[.$AO8];[.$AS8];[.$AW8];[.$BA8];[.$BE8];[.$BI8];[.$BM8];[.$BQ8];[.$BU8];[.$BY8];[.$CC8])" table:style-name="ce1">
            <text:p>16274</text:p>
          </table:table-cell>
          <table:table-cell office:value-type="float" office:value="446.07000000000005" table:formula="of:=MEDIAN([.$B8];[.$F8];[.$J8];[.$N8];[.$R8];[.$V8];[.$Z8];[.$AD8];[.$AH8];[.$AL8];[.$AP8];[.$AT8];[.$AX8];[.$BB8];[.$BF8];[.$BJ8];[.$BN8];[.$BR8];[.$BV8];[.$BZ8])" table:style-name="ce1">
            <text:p>446,07</text:p>
          </table:table-cell>
          <table:table-cell office:value-type="float" office:value="442.96500000000003" table:formula="of:=MEDIAN([.$C8];[.$G8];[.$K8];[.$O8];[.$S8];[.$W8];[.$AA8];[.$AE8];[.$AI8];[.$AM8];[.$AQ8];[.$AU8];[.$AY8];[.$BC8];[.$BG8];[.$BK8];[.$BO8];[.$BS8];[.$BW8];[.$CA8])" table:style-name="ce1">
            <text:p>442,965</text:p>
          </table:table-cell>
          <table:table-cell office:value-type="float" office:value="3675425.5" table:formula="of:=MEDIAN([.$D8];[.$H8];[.$L8];[.$P8];[.$T8];[.$X8];[.$AB8];[.$AF8];[.$AJ8];[.$AN8];[.$AR8];[.$AV8];[.$AZ8];[.$BD8];[.$BH8];[.$BL8];[.$BP8];[.$BT8];[.$BX8];[.$CB8])" table:style-name="ce1">
            <text:p>3675425,5</text:p>
          </table:table-cell>
          <table:table-cell office:value-type="float" office:value="485465" table:formula="of:=MEDIAN([.$E8];[.$I8];[.$M8];[.$Q8];[.$U8];[.$Y8];[.$AC8];[.$AG8];[.$AK8];[.$AO8];[.$AS8];[.$AW8];[.$BA8];[.$BE8];[.$BI8];[.$BM8];[.$BQ8];[.$BU8];[.$BY8];[.$CC8])" table:style-name="ce1">
            <text:p>485465</text:p>
          </table:table-cell>
          <table:table-cell office:value-type="float" office:value="3707.26" table:formula="of:=MAX([.$B8];[.$F8];[.$J8];[.$N8];[.$R8];[.$V8];[.$Z8];[.$AD8];[.$AH8];[.$AL8];[.$AP8];[.$AT8];[.$AX8];[.$BB8];[.$BF8];[.$BJ8];[.$BN8];[.$BR8];[.$BV8];[.$BZ8])" table:style-name="ce1">
            <text:p>3707,26</text:p>
          </table:table-cell>
          <table:table-cell office:value-type="float" office:value="3703.74" table:formula="of:=MAX([.$C8];[.$G8];[.$K8];[.$O8];[.$S8];[.$W8];[.$AA8];[.$AE8];[.$AI8];[.$AM8];[.$AQ8];[.$AU8];[.$AY8];[.$BC8];[.$BG8];[.$BK8];[.$BO8];[.$BS8];[.$BW8];[.$CA8])" table:style-name="ce1">
            <text:p>3703,74</text:p>
          </table:table-cell>
          <table:table-cell office:value-type="float" office:value="23391607" table:formula="of:=MAX([.$D8];[.$H8];[.$L8];[.$P8];[.$T8];[.$X8];[.$AB8];[.$AF8];[.$AJ8];[.$AN8];[.$AR8];[.$AV8];[.$AZ8];[.$BD8];[.$BH8];[.$BL8];[.$BP8];[.$BT8];[.$BX8];[.$CB8])" table:style-name="ce1">
            <text:p>23391607</text:p>
          </table:table-cell>
          <table:table-cell office:value-type="float" office:value="3732084" table:formula="of:=MAX([.$E8];[.$I8];[.$M8];[.$Q8];[.$U8];[.$Y8];[.$AC8];[.$AG8];[.$AK8];[.$AO8];[.$AS8];[.$AW8];[.$BA8];[.$BE8];[.$BI8];[.$BM8];[.$BQ8];[.$BU8];[.$BY8];[.$CC8])" table:style-name="ce1">
            <text:p>3732084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8_a25_h35.lp</text:p>
          </table:table-cell>
          <table:table-cell office:value-type="float" office:value="112.34" table:style-name="ce1">
            <text:p>112,34</text:p>
          </table:table-cell>
          <table:table-cell office:value-type="float" office:value="109.16" table:style-name="ce1">
            <text:p>109,16</text:p>
          </table:table-cell>
          <table:table-cell office:value-type="float" office:value="4865545" table:style-name="ce1">
            <text:p>4865545</text:p>
          </table:table-cell>
          <table:table-cell office:value-type="float" office:value="188974" table:style-name="ce1">
            <text:p>188974</text:p>
          </table:table-cell>
          <table:table-cell office:value-type="float" office:value="367.39" table:style-name="ce1">
            <text:p>367,39</text:p>
          </table:table-cell>
          <table:table-cell office:value-type="float" office:value="364.36" table:style-name="ce1">
            <text:p>364,36</text:p>
          </table:table-cell>
          <table:table-cell office:value-type="float" office:value="14710323" table:style-name="ce1">
            <text:p>14710323</text:p>
          </table:table-cell>
          <table:table-cell office:value-type="float" office:value="456027" table:style-name="ce1">
            <text:p>456027</text:p>
          </table:table-cell>
          <table:table-cell office:value-type="float" office:value="281.52" table:style-name="ce1">
            <text:p>281,52</text:p>
          </table:table-cell>
          <table:table-cell office:value-type="float" office:value="278.31" table:style-name="ce1">
            <text:p>278,31</text:p>
          </table:table-cell>
          <table:table-cell office:value-type="float" office:value="12693264" table:style-name="ce1">
            <text:p>12693264</text:p>
          </table:table-cell>
          <table:table-cell office:value-type="float" office:value="362514" table:style-name="ce1">
            <text:p>362514</text:p>
          </table:table-cell>
          <table:table-cell office:value-type="float" office:value="329.08" table:style-name="ce1">
            <text:p>329,08</text:p>
          </table:table-cell>
          <table:table-cell office:value-type="float" office:value="326.12" table:style-name="ce1">
            <text:p>326,12</text:p>
          </table:table-cell>
          <table:table-cell office:value-type="float" office:value="14710323" table:style-name="ce1">
            <text:p>14710323</text:p>
          </table:table-cell>
          <table:table-cell office:value-type="float" office:value="456027" table:style-name="ce1">
            <text:p>456027</text:p>
          </table:table-cell>
          <table:table-cell office:value-type="float" office:value="494.87" table:style-name="ce1">
            <text:p>494,87</text:p>
          </table:table-cell>
          <table:table-cell office:value-type="float" office:value="483.55" table:style-name="ce1">
            <text:p>483,55</text:p>
          </table:table-cell>
          <table:table-cell office:value-type="float" office:value="16131641" table:style-name="ce1">
            <text:p>16131641</text:p>
          </table:table-cell>
          <table:table-cell office:value-type="float" office:value="397539" table:style-name="ce1">
            <text:p>397539</text:p>
          </table:table-cell>
          <table:table-cell office:value-type="float" office:value="525.15" table:style-name="ce1">
            <text:p>525,15</text:p>
          </table:table-cell>
          <table:table-cell office:value-type="float" office:value="511.51" table:style-name="ce1">
            <text:p>511,51</text:p>
          </table:table-cell>
          <table:table-cell office:value-type="float" office:value="16131641" table:style-name="ce1">
            <text:p>16131641</text:p>
          </table:table-cell>
          <table:table-cell office:value-type="float" office:value="397539" table:style-name="ce1">
            <text:p>397539</text:p>
          </table:table-cell>
          <table:table-cell office:value-type="float" office:value="518.78" table:style-name="ce1">
            <text:p>518,78</text:p>
          </table:table-cell>
          <table:table-cell office:value-type="float" office:value="505.63" table:style-name="ce1">
            <text:p>505,63</text:p>
          </table:table-cell>
          <table:table-cell office:value-type="float" office:value="16131641" table:style-name="ce1">
            <text:p>16131641</text:p>
          </table:table-cell>
          <table:table-cell office:value-type="float" office:value="397539" table:style-name="ce1">
            <text:p>397539</text:p>
          </table:table-cell>
          <table:table-cell office:value-type="float" office:value="184.33" table:style-name="ce1">
            <text:p>184,33</text:p>
          </table:table-cell>
          <table:table-cell office:value-type="float" office:value="180.91" table:style-name="ce1">
            <text:p>180,91</text:p>
          </table:table-cell>
          <table:table-cell office:value-type="float" office:value="7553914" table:style-name="ce1">
            <text:p>7553914</text:p>
          </table:table-cell>
          <table:table-cell office:value-type="float" office:value="235094" table:style-name="ce1">
            <text:p>235094</text:p>
          </table:table-cell>
          <table:table-cell office:value-type="float" office:value="153.97" table:style-name="ce1">
            <text:p>153,97</text:p>
          </table:table-cell>
          <table:table-cell office:value-type="float" office:value="150.63999999999999" table:style-name="ce1">
            <text:p>150,64</text:p>
          </table:table-cell>
          <table:table-cell office:value-type="float" office:value="7553914" table:style-name="ce1">
            <text:p>7553914</text:p>
          </table:table-cell>
          <table:table-cell office:value-type="float" office:value="235094" table:style-name="ce1">
            <text:p>235094</text:p>
          </table:table-cell>
          <table:table-cell office:value-type="float" office:value="5.81" table:style-name="ce1">
            <text:p>5,81</text:p>
          </table:table-cell>
          <table:table-cell office:value-type="float" office:value="2.4900000000000002" table:style-name="ce1">
            <text:p>2,49</text:p>
          </table:table-cell>
          <table:table-cell office:value-type="float" office:value="96287" table:style-name="ce1">
            <text:p>96287</text:p>
          </table:table-cell>
          <table:table-cell office:value-type="float" office:value="4161" table:style-name="ce1">
            <text:p>4161</text:p>
          </table:table-cell>
          <table:table-cell office:value-type="float" office:value="6.83" table:style-name="ce1">
            <text:p>6,83</text:p>
          </table:table-cell>
          <table:table-cell office:value-type="float" office:value="3.49" table:style-name="ce1">
            <text:p>3,49</text:p>
          </table:table-cell>
          <table:table-cell office:value-type="float" office:value="110627" table:style-name="ce1">
            <text:p>110627</text:p>
          </table:table-cell>
          <table:table-cell office:value-type="float" office:value="5390" table:style-name="ce1">
            <text:p>5390</text:p>
          </table:table-cell>
          <table:table-cell office:value-type="float" office:value="5.9" table:style-name="ce1">
            <text:p>5,9</text:p>
          </table:table-cell>
          <table:table-cell office:value-type="float" office:value="3.07" table:style-name="ce1">
            <text:p>3,07</text:p>
          </table:table-cell>
          <table:table-cell office:value-type="float" office:value="115969" table:style-name="ce1">
            <text:p>115969</text:p>
          </table:table-cell>
          <table:table-cell office:value-type="float" office:value="6673" table:style-name="ce1">
            <text:p>6673</text:p>
          </table:table-cell>
          <table:table-cell office:value-type="float" office:value="7.06" table:style-name="ce1">
            <text:p>7,06</text:p>
          </table:table-cell>
          <table:table-cell office:value-type="float" office:value="3.59" table:style-name="ce1">
            <text:p>3,59</text:p>
          </table:table-cell>
          <table:table-cell office:value-type="float" office:value="110579" table:style-name="ce1">
            <text:p>110579</text:p>
          </table:table-cell>
          <table:table-cell office:value-type="float" office:value="3820" table:style-name="ce1">
            <text:p>3820</text:p>
          </table:table-cell>
          <table:table-cell office:value-type="float" office:value="3.43" table:style-name="ce2">
            <text:p>3,43</text:p>
          </table:table-cell>
          <table:table-cell office:value-type="float" office:value="0.63" table:style-name="ce2">
            <text:p>0,63</text:p>
          </table:table-cell>
          <table:table-cell office:value-type="float" office:value="16079" table:style-name="ce2">
            <text:p>16079</text:p>
          </table:table-cell>
          <table:table-cell office:value-type="float" office:value="1141" table:style-name="ce2">
            <text:p>1141</text:p>
          </table:table-cell>
          <table:table-cell office:value-type="float" office:value="4140.1000000000004" table:style-name="ce3">
            <text:p>4140,1</text:p>
          </table:table-cell>
          <table:table-cell office:value-type="float" office:value="4136.78" table:style-name="ce3">
            <text:p>4136,78</text:p>
          </table:table-cell>
          <table:table-cell office:value-type="float" office:value="55368961" table:style-name="ce3">
            <text:p>55368961</text:p>
          </table:table-cell>
          <table:table-cell office:value-type="float" office:value="6216139" table:style-name="ce3">
            <text:p>6216139</text:p>
          </table:table-cell>
          <table:table-cell office:value-type="float" office:value="189.7" table:style-name="ce1">
            <text:p>189,7</text:p>
          </table:table-cell>
          <table:table-cell office:value-type="float" office:value="186.52" table:style-name="ce1">
            <text:p>186,52</text:p>
          </table:table-cell>
          <table:table-cell office:value-type="float" office:value="8182786" table:style-name="ce1">
            <text:p>8182786</text:p>
          </table:table-cell>
          <table:table-cell office:value-type="float" office:value="241754" table:style-name="ce1">
            <text:p>241754</text:p>
          </table:table-cell>
          <table:table-cell office:value-type="float" office:value="532.65" table:style-name="ce1">
            <text:p>532,65</text:p>
          </table:table-cell>
          <table:table-cell office:value-type="float" office:value="520.66999999999996" table:style-name="ce1">
            <text:p>520,67</text:p>
          </table:table-cell>
          <table:table-cell office:value-type="float" office:value="16131641" table:style-name="ce1">
            <text:p>16131641</text:p>
          </table:table-cell>
          <table:table-cell office:value-type="float" office:value="397539" table:style-name="ce1">
            <text:p>397539</text:p>
          </table:table-cell>
          <table:table-cell office:value-type="float" office:value="4.97" table:style-name="ce1">
            <text:p>4,97</text:p>
          </table:table-cell>
          <table:table-cell office:value-type="float" office:value="2.02" table:style-name="ce1">
            <text:p>2,02</text:p>
          </table:table-cell>
          <table:table-cell office:value-type="float" office:value="96287" table:style-name="ce1">
            <text:p>96287</text:p>
          </table:table-cell>
          <table:table-cell office:value-type="float" office:value="4161" table:style-name="ce1">
            <text:p>4161</text:p>
          </table:table-cell>
          <table:table-cell office:value-type="float" office:value="177.13" table:style-name="ce1">
            <text:p>177,13</text:p>
          </table:table-cell>
          <table:table-cell office:value-type="float" office:value="173.81" table:style-name="ce1">
            <text:p>173,81</text:p>
          </table:table-cell>
          <table:table-cell office:value-type="float" office:value="7553914" table:style-name="ce1">
            <text:p>7553914</text:p>
          </table:table-cell>
          <table:table-cell office:value-type="float" office:value="235094" table:style-name="ce1">
            <text:p>235094</text:p>
          </table:table-cell>
          <table:table-cell office:value-type="float" office:value="284.13" table:style-name="ce1">
            <text:p>284,13</text:p>
          </table:table-cell>
          <table:table-cell office:value-type="float" office:value="280.95999999999998" table:style-name="ce1">
            <text:p>280,96</text:p>
          </table:table-cell>
          <table:table-cell office:value-type="float" office:value="12944542" table:style-name="ce1">
            <text:p>12944542</text:p>
          </table:table-cell>
          <table:table-cell office:value-type="float" office:value="357012" table:style-name="ce1">
            <text:p>357012</text:p>
          </table:table-cell>
          <table:table-cell office:value-type="float" office:value="3.43" table:formula="of:=MIN([.$B9];[.$F9];[.$J9];[.$N9];[.$R9];[.$V9];[.$Z9];[.$AD9];[.$AH9];[.$AL9];[.$AP9];[.$AT9];[.$AX9];[.$BB9];[.$BF9];[.$BJ9];[.$BN9];[.$BR9];[.$BV9];[.$BZ9])" table:style-name="ce1">
            <text:p>3,43</text:p>
          </table:table-cell>
          <table:table-cell office:value-type="float" office:value="0.63" table:formula="of:=MIN([.$C9];[.$G9];[.$K9];[.$O9];[.$S9];[.$W9];[.$AA9];[.$AE9];[.$AI9];[.$AM9];[.$AQ9];[.$AU9];[.$AY9];[.$BC9];[.$BG9];[.$BK9];[.$BO9];[.$BS9];[.$BW9];[.$CA9])" table:style-name="ce1">
            <text:p>0,63</text:p>
          </table:table-cell>
          <table:table-cell office:value-type="float" office:value="16079" table:formula="of:=MIN([.$D9];[.$H9];[.$L9];[.$P9];[.$T9];[.$X9];[.$AB9];[.$AF9];[.$AJ9];[.$AN9];[.$AR9];[.$AV9];[.$AZ9];[.$BD9];[.$BH9];[.$BL9];[.$BP9];[.$BT9];[.$BX9];[.$CB9])" table:style-name="ce1">
            <text:p>16079</text:p>
          </table:table-cell>
          <table:table-cell office:value-type="float" office:value="1141" table:formula="of:=MIN([.$E9];[.$I9];[.$M9];[.$Q9];[.$U9];[.$Y9];[.$AC9];[.$AG9];[.$AK9];[.$AO9];[.$AS9];[.$AW9];[.$BA9];[.$BE9];[.$BI9];[.$BM9];[.$BQ9];[.$BU9];[.$BY9];[.$CC9])" table:style-name="ce1">
            <text:p>1141</text:p>
          </table:table-cell>
          <table:table-cell office:value-type="float" office:value="187.01499999999999" table:formula="of:=MEDIAN([.$B9];[.$F9];[.$J9];[.$N9];[.$R9];[.$V9];[.$Z9];[.$AD9];[.$AH9];[.$AL9];[.$AP9];[.$AT9];[.$AX9];[.$BB9];[.$BF9];[.$BJ9];[.$BN9];[.$BR9];[.$BV9];[.$BZ9])" table:style-name="ce1">
            <text:p>187,015</text:p>
          </table:table-cell>
          <table:table-cell office:value-type="float" office:value="183.715" table:formula="of:=MEDIAN([.$C9];[.$G9];[.$K9];[.$O9];[.$S9];[.$W9];[.$AA9];[.$AE9];[.$AI9];[.$AM9];[.$AQ9];[.$AU9];[.$AY9];[.$BC9];[.$BG9];[.$BK9];[.$BO9];[.$BS9];[.$BW9];[.$CA9])" table:style-name="ce1">
            <text:p>183,715</text:p>
          </table:table-cell>
          <table:table-cell office:value-type="float" office:value="7868350" table:formula="of:=MEDIAN([.$D9];[.$H9];[.$L9];[.$P9];[.$T9];[.$X9];[.$AB9];[.$AF9];[.$AJ9];[.$AN9];[.$AR9];[.$AV9];[.$AZ9];[.$BD9];[.$BH9];[.$BL9];[.$BP9];[.$BT9];[.$BX9];[.$CB9])" table:style-name="ce1">
            <text:p>7868350</text:p>
          </table:table-cell>
          <table:table-cell office:value-type="float" office:value="238424" table:formula="of:=MEDIAN([.$E9];[.$I9];[.$M9];[.$Q9];[.$U9];[.$Y9];[.$AC9];[.$AG9];[.$AK9];[.$AO9];[.$AS9];[.$AW9];[.$BA9];[.$BE9];[.$BI9];[.$BM9];[.$BQ9];[.$BU9];[.$BY9];[.$CC9])" table:style-name="ce1">
            <text:p>238424</text:p>
          </table:table-cell>
          <table:table-cell office:value-type="float" office:value="4140.1000000000004" table:formula="of:=MAX([.$B9];[.$F9];[.$J9];[.$N9];[.$R9];[.$V9];[.$Z9];[.$AD9];[.$AH9];[.$AL9];[.$AP9];[.$AT9];[.$AX9];[.$BB9];[.$BF9];[.$BJ9];[.$BN9];[.$BR9];[.$BV9];[.$BZ9])" table:style-name="ce1">
            <text:p>4140,1</text:p>
          </table:table-cell>
          <table:table-cell office:value-type="float" office:value="4136.78" table:formula="of:=MAX([.$C9];[.$G9];[.$K9];[.$O9];[.$S9];[.$W9];[.$AA9];[.$AE9];[.$AI9];[.$AM9];[.$AQ9];[.$AU9];[.$AY9];[.$BC9];[.$BG9];[.$BK9];[.$BO9];[.$BS9];[.$BW9];[.$CA9])" table:style-name="ce1">
            <text:p>4136,78</text:p>
          </table:table-cell>
          <table:table-cell office:value-type="float" office:value="55368961" table:formula="of:=MAX([.$D9];[.$H9];[.$L9];[.$P9];[.$T9];[.$X9];[.$AB9];[.$AF9];[.$AJ9];[.$AN9];[.$AR9];[.$AV9];[.$AZ9];[.$BD9];[.$BH9];[.$BL9];[.$BP9];[.$BT9];[.$BX9];[.$CB9])" table:style-name="ce1">
            <text:p>55368961</text:p>
          </table:table-cell>
          <table:table-cell office:value-type="float" office:value="6216139" table:formula="of:=MAX([.$E9];[.$I9];[.$M9];[.$Q9];[.$U9];[.$Y9];[.$AC9];[.$AG9];[.$AK9];[.$AO9];[.$AS9];[.$AW9];[.$BA9];[.$BE9];[.$BI9];[.$BM9];[.$BQ9];[.$BU9];[.$BY9];[.$CC9])" table:style-name="ce1">
            <text:p>6216139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9_a15_h51.lp</text:p>
          </table:table-cell>
          <table:table-cell office:value-type="float" office:value="4.08" table:style-name="ce1">
            <text:p>4,08</text:p>
          </table:table-cell>
          <table:table-cell office:value-type="float" office:value="0.59" table:style-name="ce1">
            <text:p>0,59</text:p>
          </table:table-cell>
          <table:table-cell office:value-type="float" office:value="3696" table:style-name="ce1">
            <text:p>3696</text:p>
          </table:table-cell>
          <table:table-cell office:value-type="float" office:value="698" table:style-name="ce1">
            <text:p>698</text:p>
          </table:table-cell>
          <table:table-cell office:value-type="float" office:value="19.59" table:style-name="ce1">
            <text:p>19,59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372497" table:style-name="ce1">
            <text:p>372497</text:p>
          </table:table-cell>
          <table:table-cell office:value-type="float" office:value="15354" table:style-name="ce1">
            <text:p>15354</text:p>
          </table:table-cell>
          <table:table-cell office:value-type="float" office:value="6.67" table:style-name="ce1">
            <text:p>6,67</text:p>
          </table:table-cell>
          <table:table-cell office:value-type="float" office:value="2.94" table:style-name="ce1">
            <text:p>2,94</text:p>
          </table:table-cell>
          <table:table-cell office:value-type="float" office:value="62832" table:style-name="ce1">
            <text:p>62832</text:p>
          </table:table-cell>
          <table:table-cell office:value-type="float" office:value="2279" table:style-name="ce1">
            <text:p>2279</text:p>
          </table:table-cell>
          <table:table-cell office:value-type="float" office:value="19.87" table:style-name="ce1">
            <text:p>19,87</text:p>
          </table:table-cell>
          <table:table-cell office:value-type="float" office:value="16.170000000000002" table:style-name="ce1">
            <text:p>16,17</text:p>
          </table:table-cell>
          <table:table-cell office:value-type="float" office:value="372497" table:style-name="ce1">
            <text:p>372497</text:p>
          </table:table-cell>
          <table:table-cell office:value-type="float" office:value="15354" table:style-name="ce1">
            <text:p>15354</text:p>
          </table:table-cell>
          <table:table-cell office:value-type="float" office:value="17.75" table:style-name="ce1">
            <text:p>17,75</text:p>
          </table:table-cell>
          <table:table-cell office:value-type="float" office:value="1.56" table:style-name="ce1">
            <text:p>1,56</text:p>
          </table:table-cell>
          <table:table-cell office:value-type="float" office:value="5171" table:style-name="ce1">
            <text:p>5171</text:p>
          </table:table-cell>
          <table:table-cell office:value-type="float" office:value="1005" table:style-name="ce1">
            <text:p>1005</text:p>
          </table:table-cell>
          <table:table-cell office:value-type="float" office:value="19.28" table:style-name="ce1">
            <text:p>19,28</text:p>
          </table:table-cell>
          <table:table-cell office:value-type="float" office:value="1.6" table:style-name="ce1">
            <text:p>1,6</text:p>
          </table:table-cell>
          <table:table-cell office:value-type="float" office:value="5171" table:style-name="ce1">
            <text:p>5171</text:p>
          </table:table-cell>
          <table:table-cell office:value-type="float" office:value="1005" table:style-name="ce1">
            <text:p>1005</text:p>
          </table:table-cell>
          <table:table-cell office:value-type="float" office:value="19.25" table:style-name="ce1">
            <text:p>19,25</text:p>
          </table:table-cell>
          <table:table-cell office:value-type="float" office:value="1.59" table:style-name="ce1">
            <text:p>1,59</text:p>
          </table:table-cell>
          <table:table-cell office:value-type="float" office:value="5171" table:style-name="ce1">
            <text:p>5171</text:p>
          </table:table-cell>
          <table:table-cell office:value-type="float" office:value="1005" table:style-name="ce1">
            <text:p>1005</text:p>
          </table:table-cell>
          <table:table-cell office:value-type="float" office:value="10.99" table:style-name="ce1">
            <text:p>10,99</text:p>
          </table:table-cell>
          <table:table-cell office:value-type="float" office:value="7.23" table:style-name="ce1">
            <text:p>7,23</text:p>
          </table:table-cell>
          <table:table-cell office:value-type="float" office:value="168530" table:style-name="ce1">
            <text:p>168530</text:p>
          </table:table-cell>
          <table:table-cell office:value-type="float" office:value="6444" table:style-name="ce1">
            <text:p>6444</text:p>
          </table:table-cell>
          <table:table-cell office:value-type="float" office:value="11.29" table:style-name="ce1">
            <text:p>11,29</text:p>
          </table:table-cell>
          <table:table-cell office:value-type="float" office:value="7.39" table:style-name="ce1">
            <text:p>7,39</text:p>
          </table:table-cell>
          <table:table-cell office:value-type="float" office:value="168530" table:style-name="ce1">
            <text:p>168530</text:p>
          </table:table-cell>
          <table:table-cell office:value-type="float" office:value="6444" table:style-name="ce1">
            <text:p>6444</text:p>
          </table:table-cell>
          <table:table-cell office:value-type="float" office:value="3.65" table:style-name="ce2">
            <text:p>3,65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2996" table:style-name="ce2">
            <text:p>2996</text:p>
          </table:table-cell>
          <table:table-cell office:value-type="float" office:value="369" table:style-name="ce2">
            <text:p>369</text:p>
          </table:table-cell>
          <table:table-cell office:value-type="float" office:value="4.62" table:style-name="ce1">
            <text:p>4,62</text:p>
          </table:table-cell>
          <table:table-cell office:value-type="float" office:value="0.92" table:style-name="ce1">
            <text:p>0,92</text:p>
          </table:table-cell>
          <table:table-cell office:value-type="float" office:value="12200" table:style-name="ce1">
            <text:p>12200</text:p>
          </table:table-cell>
          <table:table-cell office:value-type="float" office:value="1125" table:style-name="ce1">
            <text:p>1125</text:p>
          </table:table-cell>
          <table:table-cell office:value-type="float" office:value="4.62" table:style-name="ce1">
            <text:p>4,62</text:p>
          </table:table-cell>
          <table:table-cell office:value-type="float" office:value="1.5" table:style-name="ce1">
            <text:p>1,5</text:p>
          </table:table-cell>
          <table:table-cell office:value-type="float" office:value="26786" table:style-name="ce1">
            <text:p>26786</text:p>
          </table:table-cell>
          <table:table-cell office:value-type="float" office:value="1624" table:style-name="ce1">
            <text:p>1624</text:p>
          </table:table-cell>
          <table:table-cell office:value-type="float" office:value="4.9400000000000004" table:style-name="ce1">
            <text:p>4,94</text:p>
          </table:table-cell>
          <table:table-cell office:value-type="float" office:value="1.32" table:style-name="ce1">
            <text:p>1,32</text:p>
          </table:table-cell>
          <table:table-cell office:value-type="float" office:value="14316" table:style-name="ce1">
            <text:p>14316</text:p>
          </table:table-cell>
          <table:table-cell office:value-type="float" office:value="1505" table:style-name="ce1">
            <text:p>1505</text:p>
          </table:table-cell>
          <table:table-cell office:value-type="float" office:value="4.2" table:style-name="ce1">
            <text:p>4,2</text:p>
          </table:table-cell>
          <table:table-cell office:value-type="float" office:value="0.35" table:style-name="ce1">
            <text:p>0,35</text:p>
          </table:table-cell>
          <table:table-cell office:value-type="float" office:value="5542" table:style-name="ce1">
            <text:p>5542</text:p>
          </table:table-cell>
          <table:table-cell office:value-type="float" office:value="490" table:style-name="ce1">
            <text:p>490</text:p>
          </table:table-cell>
          <table:table-cell office:value-type="float" office:value="930.09" table:style-name="ce3">
            <text:p>930,09</text:p>
          </table:table-cell>
          <table:table-cell office:value-type="float" office:value="926.51" table:style-name="ce3">
            <text:p>926,51</text:p>
          </table:table-cell>
          <table:table-cell office:value-type="float" office:value="9414406" table:style-name="ce3">
            <text:p>9414406</text:p>
          </table:table-cell>
          <table:table-cell office:value-type="float" office:value="870865" table:style-name="ce3">
            <text:p>870865</text:p>
          </table:table-cell>
          <table:table-cell office:value-type="float" office:value="5.68" table:style-name="ce1">
            <text:p>5,68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29118" table:style-name="ce1">
            <text:p>29118</text:p>
          </table:table-cell>
          <table:table-cell office:value-type="float" office:value="2120" table:style-name="ce1">
            <text:p>2120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1.6" table:style-name="ce1">
            <text:p>1,6</text:p>
          </table:table-cell>
          <table:table-cell office:value-type="float" office:value="5171" table:style-name="ce1">
            <text:p>5171</text:p>
          </table:table-cell>
          <table:table-cell office:value-type="float" office:value="1005" table:style-name="ce1">
            <text:p>1005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0.31" table:style-name="ce1">
            <text:p>0,31</text:p>
          </table:table-cell>
          <table:table-cell office:value-type="float" office:value="2996" table:style-name="ce2">
            <text:p>2996</text:p>
          </table:table-cell>
          <table:table-cell office:value-type="float" office:value="369" table:style-name="ce2">
            <text:p>369</text:p>
          </table:table-cell>
          <table:table-cell office:value-type="float" office:value="11.18" table:style-name="ce1">
            <text:p>11,18</text:p>
          </table:table-cell>
          <table:table-cell office:value-type="float" office:value="7.39" table:style-name="ce1">
            <text:p>7,39</text:p>
          </table:table-cell>
          <table:table-cell office:value-type="float" office:value="168530" table:style-name="ce1">
            <text:p>168530</text:p>
          </table:table-cell>
          <table:table-cell office:value-type="float" office:value="6444" table:style-name="ce1">
            <text:p>6444</text:p>
          </table:table-cell>
          <table:table-cell office:value-type="float" office:value="22.69" table:style-name="ce1">
            <text:p>22,69</text:p>
          </table:table-cell>
          <table:table-cell office:value-type="float" office:value="19.16" table:style-name="ce1">
            <text:p>19,16</text:p>
          </table:table-cell>
          <table:table-cell office:value-type="float" office:value="507511" table:style-name="ce1">
            <text:p>507511</text:p>
          </table:table-cell>
          <table:table-cell office:value-type="float" office:value="19196" table:style-name="ce1">
            <text:p>19196</text:p>
          </table:table-cell>
          <table:table-cell office:value-type="float" office:value="3.65" table:formula="of:=MIN([.$B10];[.$F10];[.$J10];[.$N10];[.$R10];[.$V10];[.$Z10];[.$AD10];[.$AH10];[.$AL10];[.$AP10];[.$AT10];[.$AX10];[.$BB10];[.$BF10];[.$BJ10];[.$BN10];[.$BR10];[.$BV10];[.$BZ10])" table:style-name="ce1">
            <text:p>3,65</text:p>
          </table:table-cell>
          <table:table-cell office:value-type="float" office:value="0.28000000000000003" table:formula="of:=MIN([.$C10];[.$G10];[.$K10];[.$O10];[.$S10];[.$W10];[.$AA10];[.$AE10];[.$AI10];[.$AM10];[.$AQ10];[.$AU10];[.$AY10];[.$BC10];[.$BG10];[.$BK10];[.$BO10];[.$BS10];[.$BW10];[.$CA10])" table:style-name="ce1">
            <text:p>0,28</text:p>
          </table:table-cell>
          <table:table-cell office:value-type="float" office:value="2996" table:formula="of:=MIN([.$D10];[.$H10];[.$L10];[.$P10];[.$T10];[.$X10];[.$AB10];[.$AF10];[.$AJ10];[.$AN10];[.$AR10];[.$AV10];[.$AZ10];[.$BD10];[.$BH10];[.$BL10];[.$BP10];[.$BT10];[.$BX10];[.$CB10])" table:style-name="ce1">
            <text:p>2996</text:p>
          </table:table-cell>
          <table:table-cell office:value-type="float" office:value="369" table:formula="of:=MIN([.$E10];[.$I10];[.$M10];[.$Q10];[.$U10];[.$Y10];[.$AC10];[.$AG10];[.$AK10];[.$AO10];[.$AS10];[.$AW10];[.$BA10];[.$BE10];[.$BI10];[.$BM10];[.$BQ10];[.$BU10];[.$BY10];[.$CC10])" table:style-name="ce1">
            <text:p>369</text:p>
          </table:table-cell>
          <table:table-cell office:value-type="float" office:value="11.085000000000001" table:formula="of:=MEDIAN([.$B10];[.$F10];[.$J10];[.$N10];[.$R10];[.$V10];[.$Z10];[.$AD10];[.$AH10];[.$AL10];[.$AP10];[.$AT10];[.$AX10];[.$BB10];[.$BF10];[.$BJ10];[.$BN10];[.$BR10];[.$BV10];[.$BZ10])" table:style-name="ce1">
            <text:p>11,085</text:p>
          </table:table-cell>
          <table:table-cell office:value-type="float" office:value="1.6" table:formula="of:=MEDIAN([.$C10];[.$G10];[.$K10];[.$O10];[.$S10];[.$W10];[.$AA10];[.$AE10];[.$AI10];[.$AM10];[.$AQ10];[.$AU10];[.$AY10];[.$BC10];[.$BG10];[.$BK10];[.$BO10];[.$BS10];[.$BW10];[.$CA10])" table:style-name="ce1">
            <text:p>1,6</text:p>
          </table:table-cell>
          <table:table-cell office:value-type="float" office:value="20551" table:formula="of:=MEDIAN([.$D10];[.$H10];[.$L10];[.$P10];[.$T10];[.$X10];[.$AB10];[.$AF10];[.$AJ10];[.$AN10];[.$AR10];[.$AV10];[.$AZ10];[.$BD10];[.$BH10];[.$BL10];[.$BP10];[.$BT10];[.$BX10];[.$CB10])" table:style-name="ce1">
            <text:p>20551</text:p>
          </table:table-cell>
          <table:table-cell office:value-type="float" office:value="1564.5" table:formula="of:=MEDIAN([.$E10];[.$I10];[.$M10];[.$Q10];[.$U10];[.$Y10];[.$AC10];[.$AG10];[.$AK10];[.$AO10];[.$AS10];[.$AW10];[.$BA10];[.$BE10];[.$BI10];[.$BM10];[.$BQ10];[.$BU10];[.$BY10];[.$CC10])" table:style-name="ce1">
            <text:p>1564,5</text:p>
          </table:table-cell>
          <table:table-cell office:value-type="float" office:value="930.09" table:formula="of:=MAX([.$B10];[.$F10];[.$J10];[.$N10];[.$R10];[.$V10];[.$Z10];[.$AD10];[.$AH10];[.$AL10];[.$AP10];[.$AT10];[.$AX10];[.$BB10];[.$BF10];[.$BJ10];[.$BN10];[.$BR10];[.$BV10];[.$BZ10])" table:style-name="ce1">
            <text:p>930,09</text:p>
          </table:table-cell>
          <table:table-cell office:value-type="float" office:value="926.51" table:formula="of:=MAX([.$C10];[.$G10];[.$K10];[.$O10];[.$S10];[.$W10];[.$AA10];[.$AE10];[.$AI10];[.$AM10];[.$AQ10];[.$AU10];[.$AY10];[.$BC10];[.$BG10];[.$BK10];[.$BO10];[.$BS10];[.$BW10];[.$CA10])" table:style-name="ce1">
            <text:p>926,51</text:p>
          </table:table-cell>
          <table:table-cell office:value-type="float" office:value="9414406" table:formula="of:=MAX([.$D10];[.$H10];[.$L10];[.$P10];[.$T10];[.$X10];[.$AB10];[.$AF10];[.$AJ10];[.$AN10];[.$AR10];[.$AV10];[.$AZ10];[.$BD10];[.$BH10];[.$BL10];[.$BP10];[.$BT10];[.$BX10];[.$CB10])" table:style-name="ce1">
            <text:p>9414406</text:p>
          </table:table-cell>
          <table:table-cell office:value-type="float" office:value="870865" table:formula="of:=MAX([.$E10];[.$I10];[.$M10];[.$Q10];[.$U10];[.$Y10];[.$AC10];[.$AG10];[.$AK10];[.$AO10];[.$AS10];[.$AW10];[.$BA10];[.$BE10];[.$BI10];[.$BM10];[.$BQ10];[.$BU10];[.$BY10];[.$CC10])" table:style-name="ce1">
            <text:p>870865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9_a15_h59.lp</text:p>
          </table:table-cell>
          <table:table-cell office:value-type="float" office:value="88.35" table:style-name="ce1">
            <text:p>88,35</text:p>
          </table:table-cell>
          <table:table-cell office:value-type="float" office:value="84.55" table:style-name="ce1">
            <text:p>84,55</text:p>
          </table:table-cell>
          <table:table-cell office:value-type="float" office:value="2366952" table:style-name="ce1">
            <text:p>2366952</text:p>
          </table:table-cell>
          <table:table-cell office:value-type="float" office:value="74700" table:style-name="ce1">
            <text:p>74700</text:p>
          </table:table-cell>
          <table:table-cell office:value-type="float" office:value="56.27" table:style-name="ce1">
            <text:p>56,27</text:p>
          </table:table-cell>
          <table:table-cell office:value-type="float" office:value="51.93" table:style-name="ce1">
            <text:p>51,93</text:p>
          </table:table-cell>
          <table:table-cell office:value-type="float" office:value="1304026" table:style-name="ce1">
            <text:p>1304026</text:p>
          </table:table-cell>
          <table:table-cell office:value-type="float" office:value="45362" table:style-name="ce1">
            <text:p>45362</text:p>
          </table:table-cell>
          <table:table-cell office:value-type="float" office:value="57.08" table:style-name="ce1">
            <text:p>57,08</text:p>
          </table:table-cell>
          <table:table-cell office:value-type="float" office:value="52.66" table:style-name="ce1">
            <text:p>52,66</text:p>
          </table:table-cell>
          <table:table-cell office:value-type="float" office:value="1556750" table:style-name="ce1">
            <text:p>1556750</text:p>
          </table:table-cell>
          <table:table-cell office:value-type="float" office:value="52976" table:style-name="ce1">
            <text:p>52976</text:p>
          </table:table-cell>
          <table:table-cell office:value-type="float" office:value="55.43" table:style-name="ce1">
            <text:p>55,43</text:p>
          </table:table-cell>
          <table:table-cell office:value-type="float" office:value="51.01" table:style-name="ce1">
            <text:p>51,01</text:p>
          </table:table-cell>
          <table:table-cell office:value-type="float" office:value="1304026" table:style-name="ce1">
            <text:p>1304026</text:p>
          </table:table-cell>
          <table:table-cell office:value-type="float" office:value="45362" table:style-name="ce1">
            <text:p>45362</text:p>
          </table:table-cell>
          <table:table-cell office:value-type="float" office:value="20.99" table:style-name="ce1">
            <text:p>20,99</text:p>
          </table:table-cell>
          <table:table-cell office:value-type="float" office:value="1.44" table:style-name="ce1">
            <text:p>1,44</text:p>
          </table:table-cell>
          <table:table-cell office:value-type="float" office:value="21045" table:style-name="ce1">
            <text:p>21045</text:p>
          </table:table-cell>
          <table:table-cell office:value-type="float" office:value="395" table:style-name="ce2">
            <text:p>395</text:p>
          </table:table-cell>
          <table:table-cell office:value-type="float" office:value="26.01" table:style-name="ce1">
            <text:p>26,01</text:p>
          </table:table-cell>
          <table:table-cell office:value-type="float" office:value="1.43" table:style-name="ce1">
            <text:p>1,43</text:p>
          </table:table-cell>
          <table:table-cell office:value-type="float" office:value="21045" table:style-name="ce1">
            <text:p>21045</text:p>
          </table:table-cell>
          <table:table-cell office:value-type="float" office:value="395" table:style-name="ce2">
            <text:p>395</text:p>
          </table:table-cell>
          <table:table-cell office:value-type="float" office:value="22.23" table:style-name="ce1">
            <text:p>22,23</text:p>
          </table:table-cell>
          <table:table-cell office:value-type="float" office:value="1.43" table:style-name="ce1">
            <text:p>1,43</text:p>
          </table:table-cell>
          <table:table-cell office:value-type="float" office:value="21045" table:style-name="ce1">
            <text:p>21045</text:p>
          </table:table-cell>
          <table:table-cell office:value-type="float" office:value="395" table:style-name="ce2">
            <text:p>395</text:p>
          </table:table-cell>
          <table:table-cell office:value-type="float" office:value="4.37" table:style-name="ce2">
            <text:p>4,37</text:p>
          </table:table-cell>
          <table:table-cell office:value-type="float" office:value="0.47" table:style-name="ce2">
            <text:p>0,47</text:p>
          </table:table-cell>
          <table:table-cell office:value-type="float" office:value="4721" table:style-name="ce2">
            <text:p>4721</text:p>
          </table:table-cell>
          <table:table-cell office:value-type="float" office:value="454" table:style-name="ce1">
            <text:p>454</text:p>
          </table:table-cell>
          <table:table-cell office:value-type="float" office:value="4.82" table:style-name="ce1">
            <text:p>4,82</text:p>
          </table:table-cell>
          <table:table-cell office:value-type="float" office:value="0.53" table:style-name="ce1">
            <text:p>0,53</text:p>
          </table:table-cell>
          <table:table-cell office:value-type="float" office:value="4721" table:style-name="ce2">
            <text:p>4721</text:p>
          </table:table-cell>
          <table:table-cell office:value-type="float" office:value="454" table:style-name="ce1">
            <text:p>454</text:p>
          </table:table-cell>
          <table:table-cell office:value-type="float" office:value="5.59" table:style-name="ce1">
            <text:p>5,59</text:p>
          </table:table-cell>
          <table:table-cell office:value-type="float" office:value="1.34" table:style-name="ce1">
            <text:p>1,34</text:p>
          </table:table-cell>
          <table:table-cell office:value-type="float" office:value="21308" table:style-name="ce1">
            <text:p>21308</text:p>
          </table:table-cell>
          <table:table-cell office:value-type="float" office:value="1284" table:style-name="ce1">
            <text:p>1284</text:p>
          </table:table-cell>
          <table:table-cell office:value-type="float" office:value="7.66" table:style-name="ce1">
            <text:p>7,66</text:p>
          </table:table-cell>
          <table:table-cell office:value-type="float" office:value="3.2" table:style-name="ce1">
            <text:p>3,2</text:p>
          </table:table-cell>
          <table:table-cell office:value-type="float" office:value="40847" table:style-name="ce1">
            <text:p>40847</text:p>
          </table:table-cell>
          <table:table-cell office:value-type="float" office:value="2531" table:style-name="ce1">
            <text:p>2531</text:p>
          </table:table-cell>
          <table:table-cell office:value-type="float" office:value="5.21" table:style-name="ce1">
            <text:p>5,21</text:p>
          </table:table-cell>
          <table:table-cell office:value-type="float" office:value="1.33" table:style-name="ce1">
            <text:p>1,33</text:p>
          </table:table-cell>
          <table:table-cell office:value-type="float" office:value="19142" table:style-name="ce1">
            <text:p>19142</text:p>
          </table:table-cell>
          <table:table-cell office:value-type="float" office:value="1010" table:style-name="ce1">
            <text:p>1010</text:p>
          </table:table-cell>
          <table:table-cell office:value-type="float" office:value="5.54" table:style-name="ce1">
            <text:p>5,54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14395" table:style-name="ce1">
            <text:p>14395</text:p>
          </table:table-cell>
          <table:table-cell office:value-type="float" office:value="973" table:style-name="ce1">
            <text:p>973</text:p>
          </table:table-cell>
          <table:table-cell office:value-type="float" office:value="6.38" table:style-name="ce1">
            <text:p>6,38</text:p>
          </table:table-cell>
          <table:table-cell office:value-type="float" office:value="2.11" table:style-name="ce1">
            <text:p>2,11</text:p>
          </table:table-cell>
          <table:table-cell office:value-type="float" office:value="37291" table:style-name="ce1">
            <text:p>37291</text:p>
          </table:table-cell>
          <table:table-cell office:value-type="float" office:value="2336" table:style-name="ce1">
            <text:p>2336</text:p>
          </table:table-cell>
          <table:table-cell office:value-type="float" office:value="3447.5" table:style-name="ce3">
            <text:p>3447,5</text:p>
          </table:table-cell>
          <table:table-cell office:value-type="float" office:value="3443.05" table:style-name="ce3">
            <text:p>3443,05</text:p>
          </table:table-cell>
          <table:table-cell office:value-type="float" office:value="25335930" table:style-name="ce3">
            <text:p>25335930</text:p>
          </table:table-cell>
          <table:table-cell office:value-type="float" office:value="3063327" table:style-name="ce3">
            <text:p>3063327</text:p>
          </table:table-cell>
          <table:table-cell office:value-type="float" office:value="90.17" table:style-name="ce1">
            <text:p>90,17</text:p>
          </table:table-cell>
          <table:table-cell office:value-type="float" office:value="85.85" table:style-name="ce1">
            <text:p>85,85</text:p>
          </table:table-cell>
          <table:table-cell office:value-type="float" office:value="2471161" table:style-name="ce1">
            <text:p>2471161</text:p>
          </table:table-cell>
          <table:table-cell office:value-type="float" office:value="71311" table:style-name="ce1">
            <text:p>71311</text:p>
          </table:table-cell>
          <table:table-cell office:value-type="float" office:value="20.440000000000001" table:style-name="ce1">
            <text:p>20,44</text:p>
          </table:table-cell>
          <table:table-cell office:value-type="float" office:value="1.36" table:style-name="ce1">
            <text:p>1,36</text:p>
          </table:table-cell>
          <table:table-cell office:value-type="float" office:value="21045" table:style-name="ce1">
            <text:p>21045</text:p>
          </table:table-cell>
          <table:table-cell office:value-type="float" office:value="395" table:style-name="ce2">
            <text:p>395</text:p>
          </table:table-cell>
          <table:table-cell office:value-type="float" office:value="5.08" table:style-name="ce1">
            <text:p>5,08</text:p>
          </table:table-cell>
          <table:table-cell office:value-type="float" office:value="1.31" table:style-name="ce1">
            <text:p>1,31</text:p>
          </table:table-cell>
          <table:table-cell office:value-type="float" office:value="21308" table:style-name="ce1">
            <text:p>21308</text:p>
          </table:table-cell>
          <table:table-cell office:value-type="float" office:value="1284" table:style-name="ce1">
            <text:p>1284</text:p>
          </table:table-cell>
          <table:table-cell office:value-type="float" office:value="5.01" table:style-name="ce1">
            <text:p>5,01</text:p>
          </table:table-cell>
          <table:table-cell office:value-type="float" office:value="0.54" table:style-name="ce1">
            <text:p>0,54</text:p>
          </table:table-cell>
          <table:table-cell office:value-type="float" office:value="4721" table:style-name="ce2">
            <text:p>4721</text:p>
          </table:table-cell>
          <table:table-cell office:value-type="float" office:value="454" table:style-name="ce1">
            <text:p>454</text:p>
          </table:table-cell>
          <table:table-cell office:value-type="float" office:value="72.08" table:style-name="ce1">
            <text:p>72,08</text:p>
          </table:table-cell>
          <table:table-cell office:value-type="float" office:value="67.72" table:style-name="ce1">
            <text:p>67,72</text:p>
          </table:table-cell>
          <table:table-cell office:value-type="float" office:value="2086034" table:style-name="ce1">
            <text:p>2086034</text:p>
          </table:table-cell>
          <table:table-cell office:value-type="float" office:value="61791" table:style-name="ce1">
            <text:p>61791</text:p>
          </table:table-cell>
          <table:table-cell office:value-type="float" office:value="4.37" table:formula="of:=MIN([.$B11];[.$F11];[.$J11];[.$N11];[.$R11];[.$V11];[.$Z11];[.$AD11];[.$AH11];[.$AL11];[.$AP11];[.$AT11];[.$AX11];[.$BB11];[.$BF11];[.$BJ11];[.$BN11];[.$BR11];[.$BV11];[.$BZ11])" table:style-name="ce1">
            <text:p>4,37</text:p>
          </table:table-cell>
          <table:table-cell office:value-type="float" office:value="0.47" table:formula="of:=MIN([.$C11];[.$G11];[.$K11];[.$O11];[.$S11];[.$W11];[.$AA11];[.$AE11];[.$AI11];[.$AM11];[.$AQ11];[.$AU11];[.$AY11];[.$BC11];[.$BG11];[.$BK11];[.$BO11];[.$BS11];[.$BW11];[.$CA11])" table:style-name="ce1">
            <text:p>0,47</text:p>
          </table:table-cell>
          <table:table-cell office:value-type="float" office:value="4721" table:formula="of:=MIN([.$D11];[.$H11];[.$L11];[.$P11];[.$T11];[.$X11];[.$AB11];[.$AF11];[.$AJ11];[.$AN11];[.$AR11];[.$AV11];[.$AZ11];[.$BD11];[.$BH11];[.$BL11];[.$BP11];[.$BT11];[.$BX11];[.$CB11])" table:style-name="ce1">
            <text:p>4721</text:p>
          </table:table-cell>
          <table:table-cell office:value-type="float" office:value="395" table:formula="of:=MIN([.$E11];[.$I11];[.$M11];[.$Q11];[.$U11];[.$Y11];[.$AC11];[.$AG11];[.$AK11];[.$AO11];[.$AS11];[.$AW11];[.$BA11];[.$BE11];[.$BI11];[.$BM11];[.$BQ11];[.$BU11];[.$BY11];[.$CC11])" table:style-name="ce1">
            <text:p>395</text:p>
          </table:table-cell>
          <table:table-cell office:value-type="float" office:value="20.715" table:formula="of:=MEDIAN([.$B11];[.$F11];[.$J11];[.$N11];[.$R11];[.$V11];[.$Z11];[.$AD11];[.$AH11];[.$AL11];[.$AP11];[.$AT11];[.$AX11];[.$BB11];[.$BF11];[.$BJ11];[.$BN11];[.$BR11];[.$BV11];[.$BZ11])" table:style-name="ce1">
            <text:p>20,715</text:p>
          </table:table-cell>
          <table:table-cell office:value-type="float" office:value="1.4350000000000001" table:formula="of:=MEDIAN([.$C11];[.$G11];[.$K11];[.$O11];[.$S11];[.$W11];[.$AA11];[.$AE11];[.$AI11];[.$AM11];[.$AQ11];[.$AU11];[.$AY11];[.$BC11];[.$BG11];[.$BK11];[.$BO11];[.$BS11];[.$BW11];[.$CA11])" table:style-name="ce1">
            <text:p>1,435</text:p>
          </table:table-cell>
          <table:table-cell office:value-type="float" office:value="21308" table:formula="of:=MEDIAN([.$D11];[.$H11];[.$L11];[.$P11];[.$T11];[.$X11];[.$AB11];[.$AF11];[.$AJ11];[.$AN11];[.$AR11];[.$AV11];[.$AZ11];[.$BD11];[.$BH11];[.$BL11];[.$BP11];[.$BT11];[.$BX11];[.$CB11])" table:style-name="ce1">
            <text:p>21308</text:p>
          </table:table-cell>
          <table:table-cell office:value-type="float" office:value="1284" table:formula="of:=MEDIAN([.$E11];[.$I11];[.$M11];[.$Q11];[.$U11];[.$Y11];[.$AC11];[.$AG11];[.$AK11];[.$AO11];[.$AS11];[.$AW11];[.$BA11];[.$BE11];[.$BI11];[.$BM11];[.$BQ11];[.$BU11];[.$BY11];[.$CC11])" table:style-name="ce1">
            <text:p>1284</text:p>
          </table:table-cell>
          <table:table-cell office:value-type="float" office:value="3447.5" table:formula="of:=MAX([.$B11];[.$F11];[.$J11];[.$N11];[.$R11];[.$V11];[.$Z11];[.$AD11];[.$AH11];[.$AL11];[.$AP11];[.$AT11];[.$AX11];[.$BB11];[.$BF11];[.$BJ11];[.$BN11];[.$BR11];[.$BV11];[.$BZ11])" table:style-name="ce1">
            <text:p>3447,5</text:p>
          </table:table-cell>
          <table:table-cell office:value-type="float" office:value="3443.05" table:formula="of:=MAX([.$C11];[.$G11];[.$K11];[.$O11];[.$S11];[.$W11];[.$AA11];[.$AE11];[.$AI11];[.$AM11];[.$AQ11];[.$AU11];[.$AY11];[.$BC11];[.$BG11];[.$BK11];[.$BO11];[.$BS11];[.$BW11];[.$CA11])" table:style-name="ce1">
            <text:p>3443,05</text:p>
          </table:table-cell>
          <table:table-cell office:value-type="float" office:value="25335930" table:formula="of:=MAX([.$D11];[.$H11];[.$L11];[.$P11];[.$T11];[.$X11];[.$AB11];[.$AF11];[.$AJ11];[.$AN11];[.$AR11];[.$AV11];[.$AZ11];[.$BD11];[.$BH11];[.$BL11];[.$BP11];[.$BT11];[.$BX11];[.$CB11])" table:style-name="ce1">
            <text:p>25335930</text:p>
          </table:table-cell>
          <table:table-cell office:value-type="float" office:value="3063327" table:formula="of:=MAX([.$E11];[.$I11];[.$M11];[.$Q11];[.$U11];[.$Y11];[.$AC11];[.$AG11];[.$AK11];[.$AO11];[.$AS11];[.$AW11];[.$BA11];[.$BE11];[.$BI11];[.$BM11];[.$BQ11];[.$BU11];[.$BY11];[.$CC11])" table:style-name="ce1">
            <text:p>3063327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/maze_s9_a20_h51.lp</text:p>
          </table:table-cell>
          <table:table-cell office:value-type="float" office:value="238.48" table:style-name="ce1">
            <text:p>238,48</text:p>
          </table:table-cell>
          <table:table-cell office:value-type="float" office:value="234.33" table:style-name="ce1">
            <text:p>234,33</text:p>
          </table:table-cell>
          <table:table-cell office:value-type="float" office:value="7293163" table:style-name="ce1">
            <text:p>7293163</text:p>
          </table:table-cell>
          <table:table-cell office:value-type="float" office:value="208027" table:style-name="ce1">
            <text:p>208027</text:p>
          </table:table-cell>
          <table:table-cell office:value-type="float" office:value="278.45" table:style-name="ce1">
            <text:p>278,45</text:p>
          </table:table-cell>
          <table:table-cell office:value-type="float" office:value="274.11" table:style-name="ce1">
            <text:p>274,11</text:p>
          </table:table-cell>
          <table:table-cell office:value-type="float" office:value="8532031" table:style-name="ce1">
            <text:p>8532031</text:p>
          </table:table-cell>
          <table:table-cell office:value-type="float" office:value="229838" table:style-name="ce1">
            <text:p>229838</text:p>
          </table:table-cell>
          <table:table-cell office:value-type="float" office:value="226.84" table:style-name="ce1">
            <text:p>226,84</text:p>
          </table:table-cell>
          <table:table-cell office:value-type="float" office:value="222.17" table:style-name="ce1">
            <text:p>222,17</text:p>
          </table:table-cell>
          <table:table-cell office:value-type="float" office:value="6427781" table:style-name="ce1">
            <text:p>6427781</text:p>
          </table:table-cell>
          <table:table-cell office:value-type="float" office:value="195681" table:style-name="ce1">
            <text:p>195681</text:p>
          </table:table-cell>
          <table:table-cell office:value-type="float" office:value="283.81" table:style-name="ce1">
            <text:p>283,81</text:p>
          </table:table-cell>
          <table:table-cell office:value-type="float" office:value="279.18" table:style-name="ce1">
            <text:p>279,18</text:p>
          </table:table-cell>
          <table:table-cell office:value-type="float" office:value="8532031" table:style-name="ce1">
            <text:p>8532031</text:p>
          </table:table-cell>
          <table:table-cell office:value-type="float" office:value="229838" table:style-name="ce1">
            <text:p>229838</text:p>
          </table:table-cell>
          <table:table-cell office:value-type="float" office:value="412.81" table:style-name="ce1">
            <text:p>412,81</text:p>
          </table:table-cell>
          <table:table-cell office:value-type="float" office:value="392.78" table:style-name="ce1">
            <text:p>392,78</text:p>
          </table:table-cell>
          <table:table-cell office:value-type="float" office:value="8962667" table:style-name="ce1">
            <text:p>8962667</text:p>
          </table:table-cell>
          <table:table-cell office:value-type="float" office:value="223834" table:style-name="ce1">
            <text:p>223834</text:p>
          </table:table-cell>
          <table:table-cell office:value-type="float" office:value="451.11" table:style-name="ce1">
            <text:p>451,11</text:p>
          </table:table-cell>
          <table:table-cell office:value-type="float" office:value="422.81" table:style-name="ce1">
            <text:p>422,81</text:p>
          </table:table-cell>
          <table:table-cell office:value-type="float" office:value="8962667" table:style-name="ce1">
            <text:p>8962667</text:p>
          </table:table-cell>
          <table:table-cell office:value-type="float" office:value="223834" table:style-name="ce1">
            <text:p>223834</text:p>
          </table:table-cell>
          <table:table-cell office:value-type="float" office:value="440.48" table:style-name="ce1">
            <text:p>440,48</text:p>
          </table:table-cell>
          <table:table-cell office:value-type="float" office:value="415.43" table:style-name="ce1">
            <text:p>415,43</text:p>
          </table:table-cell>
          <table:table-cell office:value-type="float" office:value="8962667" table:style-name="ce1">
            <text:p>8962667</text:p>
          </table:table-cell>
          <table:table-cell office:value-type="float" office:value="223834" table:style-name="ce1">
            <text:p>223834</text:p>
          </table:table-cell>
          <table:table-cell office:value-type="float" office:value="240.1" table:style-name="ce1">
            <text:p>240,1</text:p>
          </table:table-cell>
          <table:table-cell office:value-type="float" office:value="235.92" table:style-name="ce1">
            <text:p>235,92</text:p>
          </table:table-cell>
          <table:table-cell office:value-type="float" office:value="7050643" table:style-name="ce1">
            <text:p>7050643</text:p>
          </table:table-cell>
          <table:table-cell office:value-type="float" office:value="217172" table:style-name="ce1">
            <text:p>217172</text:p>
          </table:table-cell>
          <table:table-cell office:value-type="float" office:value="246.86" table:style-name="ce1">
            <text:p>246,86</text:p>
          </table:table-cell>
          <table:table-cell office:value-type="float" office:value="242.24" table:style-name="ce1">
            <text:p>242,24</text:p>
          </table:table-cell>
          <table:table-cell office:value-type="float" office:value="7050643" table:style-name="ce1">
            <text:p>7050643</text:p>
          </table:table-cell>
          <table:table-cell office:value-type="float" office:value="217172" table:style-name="ce1">
            <text:p>217172</text:p>
          </table:table-cell>
          <table:table-cell office:value-type="float" office:value="6.24" table:style-name="ce1">
            <text:p>6,24</text:p>
          </table:table-cell>
          <table:table-cell office:value-type="float" office:value="1.51" table:style-name="ce1">
            <text:p>1,51</text:p>
          </table:table-cell>
          <table:table-cell office:value-type="float" office:value="43003" table:style-name="ce1">
            <text:p>43003</text:p>
          </table:table-cell>
          <table:table-cell office:value-type="float" office:value="965" table:style-name="ce1">
            <text:p>965</text:p>
          </table:table-cell>
          <table:table-cell office:value-type="float" office:value="4.49" table:style-name="ce2">
            <text:p>4,49</text:p>
          </table:table-cell>
          <table:table-cell office:value-type="float" office:value="0.42" table:style-name="ce2">
            <text:p>0,42</text:p>
          </table:table-cell>
          <table:table-cell office:value-type="float" office:value="7800" table:style-name="ce2">
            <text:p>7800</text:p>
          </table:table-cell>
          <table:table-cell office:value-type="float" office:value="515" table:style-name="ce1">
            <text:p>515</text:p>
          </table:table-cell>
          <table:table-cell office:value-type="float" office:value="7.67" table:style-name="ce1">
            <text:p>7,67</text:p>
          </table:table-cell>
          <table:table-cell office:value-type="float" office:value="2.91" table:style-name="ce1">
            <text:p>2,91</text:p>
          </table:table-cell>
          <table:table-cell office:value-type="float" office:value="66427" table:style-name="ce1">
            <text:p>66427</text:p>
          </table:table-cell>
          <table:table-cell office:value-type="float" office:value="2002" table:style-name="ce1">
            <text:p>2002</text:p>
          </table:table-cell>
          <table:table-cell office:value-type="float" office:value="6.17" table:style-name="ce1">
            <text:p>6,17</text:p>
          </table:table-cell>
          <table:table-cell office:value-type="float" office:value="1.43" table:style-name="ce1">
            <text:p>1,43</text:p>
          </table:table-cell>
          <table:table-cell office:value-type="float" office:value="30472" table:style-name="ce1">
            <text:p>30472</text:p>
          </table:table-cell>
          <table:table-cell office:value-type="float" office:value="744" table:style-name="ce1">
            <text:p>744</text:p>
          </table:table-cell>
          <table:table-cell office:value-type="float" office:value="5.2" table:style-name="ce1">
            <text:p>5,2</text:p>
          </table:table-cell>
          <table:table-cell office:value-type="float" office:value="0.43" table:style-name="ce1">
            <text:p>0,43</text:p>
          </table:table-cell>
          <table:table-cell office:value-type="float" office:value="9297" table:style-name="ce1">
            <text:p>9297</text:p>
          </table:table-cell>
          <table:table-cell office:value-type="float" office:value="312" table:style-name="ce2">
            <text:p>312</text:p>
          </table:table-cell>
          <table:table-cell office:value-type="float" office:value="8721.7999999999993" table:style-name="ce3">
            <text:p>8721,8</text:p>
          </table:table-cell>
          <table:table-cell office:value-type="float" office:value="8717.08" table:style-name="ce3">
            <text:p>8717,08</text:p>
          </table:table-cell>
          <table:table-cell office:value-type="float" office:value="67219609" table:style-name="ce3">
            <text:p>67219609</text:p>
          </table:table-cell>
          <table:table-cell office:value-type="float" office:value="7862619" table:style-name="ce3">
            <text:p>7862619</text:p>
          </table:table-cell>
          <table:table-cell office:value-type="float" office:value="209.77" table:style-name="ce1">
            <text:p>209,77</text:p>
          </table:table-cell>
          <table:table-cell office:value-type="float" office:value="205.86" table:style-name="ce1">
            <text:p>205,86</text:p>
          </table:table-cell>
          <table:table-cell office:value-type="float" office:value="6729610" table:style-name="ce1">
            <text:p>6729610</text:p>
          </table:table-cell>
          <table:table-cell office:value-type="float" office:value="182261" table:style-name="ce1">
            <text:p>182261</text:p>
          </table:table-cell>
          <table:table-cell office:value-type="float" office:value="406.27" table:style-name="ce1">
            <text:p>406,27</text:p>
          </table:table-cell>
          <table:table-cell office:value-type="float" office:value="386.88" table:style-name="ce1">
            <text:p>386,88</text:p>
          </table:table-cell>
          <table:table-cell office:value-type="float" office:value="8962667" table:style-name="ce1">
            <text:p>8962667</text:p>
          </table:table-cell>
          <table:table-cell office:value-type="float" office:value="223834" table:style-name="ce1">
            <text:p>223834</text:p>
          </table:table-cell>
          <table:table-cell office:value-type="float" office:value="6.23" table:style-name="ce1">
            <text:p>6,23</text:p>
          </table:table-cell>
          <table:table-cell office:value-type="float" office:value="1.54" table:style-name="ce1">
            <text:p>1,54</text:p>
          </table:table-cell>
          <table:table-cell office:value-type="float" office:value="43003" table:style-name="ce1">
            <text:p>43003</text:p>
          </table:table-cell>
          <table:table-cell office:value-type="float" office:value="965" table:style-name="ce1">
            <text:p>965</text:p>
          </table:table-cell>
          <table:table-cell office:value-type="float" office:value="249.95" table:style-name="ce1">
            <text:p>249,95</text:p>
          </table:table-cell>
          <table:table-cell office:value-type="float" office:value="244.94" table:style-name="ce1">
            <text:p>244,94</text:p>
          </table:table-cell>
          <table:table-cell office:value-type="float" office:value="7050643" table:style-name="ce1">
            <text:p>7050643</text:p>
          </table:table-cell>
          <table:table-cell office:value-type="float" office:value="217172" table:style-name="ce1">
            <text:p>217172</text:p>
          </table:table-cell>
          <table:table-cell office:value-type="float" office:value="356.2" table:style-name="ce1">
            <text:p>356,2</text:p>
          </table:table-cell>
          <table:table-cell office:value-type="float" office:value="351.49" table:style-name="ce1">
            <text:p>351,49</text:p>
          </table:table-cell>
          <table:table-cell office:value-type="float" office:value="11565819" table:style-name="ce1">
            <text:p>11565819</text:p>
          </table:table-cell>
          <table:table-cell office:value-type="float" office:value="293454" table:style-name="ce1">
            <text:p>293454</text:p>
          </table:table-cell>
          <table:table-cell office:value-type="float" office:value="4.49" table:formula="of:=MIN([.$B12];[.$F12];[.$J12];[.$N12];[.$R12];[.$V12];[.$Z12];[.$AD12];[.$AH12];[.$AL12];[.$AP12];[.$AT12];[.$AX12];[.$BB12];[.$BF12];[.$BJ12];[.$BN12];[.$BR12];[.$BV12];[.$BZ12])" table:style-name="ce1">
            <text:p>4,49</text:p>
          </table:table-cell>
          <table:table-cell office:value-type="float" office:value="0.42" table:formula="of:=MIN([.$C12];[.$G12];[.$K12];[.$O12];[.$S12];[.$W12];[.$AA12];[.$AE12];[.$AI12];[.$AM12];[.$AQ12];[.$AU12];[.$AY12];[.$BC12];[.$BG12];[.$BK12];[.$BO12];[.$BS12];[.$BW12];[.$CA12])" table:style-name="ce1">
            <text:p>0,42</text:p>
          </table:table-cell>
          <table:table-cell office:value-type="float" office:value="7800" table:formula="of:=MIN([.$D12];[.$H12];[.$L12];[.$P12];[.$T12];[.$X12];[.$AB12];[.$AF12];[.$AJ12];[.$AN12];[.$AR12];[.$AV12];[.$AZ12];[.$BD12];[.$BH12];[.$BL12];[.$BP12];[.$BT12];[.$BX12];[.$CB12])" table:style-name="ce1">
            <text:p>7800</text:p>
          </table:table-cell>
          <table:table-cell office:value-type="float" office:value="312" table:formula="of:=MIN([.$E12];[.$I12];[.$M12];[.$Q12];[.$U12];[.$Y12];[.$AC12];[.$AG12];[.$AK12];[.$AO12];[.$AS12];[.$AW12];[.$BA12];[.$BE12];[.$BI12];[.$BM12];[.$BQ12];[.$BU12];[.$BY12];[.$CC12])" table:style-name="ce1">
            <text:p>312</text:p>
          </table:table-cell>
          <table:table-cell office:value-type="float" office:value="243.48000000000002" table:formula="of:=MEDIAN([.$B12];[.$F12];[.$J12];[.$N12];[.$R12];[.$V12];[.$Z12];[.$AD12];[.$AH12];[.$AL12];[.$AP12];[.$AT12];[.$AX12];[.$BB12];[.$BF12];[.$BJ12];[.$BN12];[.$BR12];[.$BV12];[.$BZ12])" table:style-name="ce1">
            <text:p>243,48</text:p>
          </table:table-cell>
          <table:table-cell office:value-type="float" office:value="239.07999999999998" table:formula="of:=MEDIAN([.$C12];[.$G12];[.$K12];[.$O12];[.$S12];[.$W12];[.$AA12];[.$AE12];[.$AI12];[.$AM12];[.$AQ12];[.$AU12];[.$AY12];[.$BC12];[.$BG12];[.$BK12];[.$BO12];[.$BS12];[.$BW12];[.$CA12])" table:style-name="ce1">
            <text:p>239,08</text:p>
          </table:table-cell>
          <table:table-cell office:value-type="float" office:value="7050643" table:formula="of:=MEDIAN([.$D12];[.$H12];[.$L12];[.$P12];[.$T12];[.$X12];[.$AB12];[.$AF12];[.$AJ12];[.$AN12];[.$AR12];[.$AV12];[.$AZ12];[.$BD12];[.$BH12];[.$BL12];[.$BP12];[.$BT12];[.$BX12];[.$CB12])" table:style-name="ce1">
            <text:p>7050643</text:p>
          </table:table-cell>
          <table:table-cell office:value-type="float" office:value="217172" table:formula="of:=MEDIAN([.$E12];[.$I12];[.$M12];[.$Q12];[.$U12];[.$Y12];[.$AC12];[.$AG12];[.$AK12];[.$AO12];[.$AS12];[.$AW12];[.$BA12];[.$BE12];[.$BI12];[.$BM12];[.$BQ12];[.$BU12];[.$BY12];[.$CC12])" table:style-name="ce1">
            <text:p>217172</text:p>
          </table:table-cell>
          <table:table-cell office:value-type="float" office:value="8721.7999999999993" table:formula="of:=MAX([.$B12];[.$F12];[.$J12];[.$N12];[.$R12];[.$V12];[.$Z12];[.$AD12];[.$AH12];[.$AL12];[.$AP12];[.$AT12];[.$AX12];[.$BB12];[.$BF12];[.$BJ12];[.$BN12];[.$BR12];[.$BV12];[.$BZ12])" table:style-name="ce1">
            <text:p>8721,8</text:p>
          </table:table-cell>
          <table:table-cell office:value-type="float" office:value="8717.08" table:formula="of:=MAX([.$C12];[.$G12];[.$K12];[.$O12];[.$S12];[.$W12];[.$AA12];[.$AE12];[.$AI12];[.$AM12];[.$AQ12];[.$AU12];[.$AY12];[.$BC12];[.$BG12];[.$BK12];[.$BO12];[.$BS12];[.$BW12];[.$CA12])" table:style-name="ce1">
            <text:p>8717,08</text:p>
          </table:table-cell>
          <table:table-cell office:value-type="float" office:value="67219609" table:formula="of:=MAX([.$D12];[.$H12];[.$L12];[.$P12];[.$T12];[.$X12];[.$AB12];[.$AF12];[.$AJ12];[.$AN12];[.$AR12];[.$AV12];[.$AZ12];[.$BD12];[.$BH12];[.$BL12];[.$BP12];[.$BT12];[.$BX12];[.$CB12])" table:style-name="ce1">
            <text:p>67219609</text:p>
          </table:table-cell>
          <table:table-cell office:value-type="float" office:value="7862619" table:formula="of:=MAX([.$E12];[.$I12];[.$M12];[.$Q12];[.$U12];[.$Y12];[.$AC12];[.$AG12];[.$AK12];[.$AO12];[.$AS12];[.$AW12];[.$BA12];[.$BE12];[.$BI12];[.$BM12];[.$BQ12];[.$BU12];[.$BY12];[.$CC12])" table:style-name="ce1">
            <text:p>7862619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10_a20_c75_h18.lp</text:p>
          </table:table-cell>
          <table:table-cell office:value-type="float" office:value="1.75" table:style-name="ce1">
            <text:p>1,75</text:p>
          </table:table-cell>
          <table:table-cell office:value-type="float" office:value="0.74" table:style-name="ce1">
            <text:p>0,74</text:p>
          </table:table-cell>
          <table:table-cell office:value-type="float" office:value="16072" table:style-name="ce1">
            <text:p>16072</text:p>
          </table:table-cell>
          <table:table-cell office:value-type="float" office:value="1618" table:style-name="ce1">
            <text:p>1618</text:p>
          </table:table-cell>
          <table:table-cell office:value-type="float" office:value="2.04" table:style-name="ce1">
            <text:p>2,04</text:p>
          </table:table-cell>
          <table:table-cell office:value-type="float" office:value="0.99" table:style-name="ce1">
            <text:p>0,99</text:p>
          </table:table-cell>
          <table:table-cell office:value-type="float" office:value="21082" table:style-name="ce1">
            <text:p>21082</text:p>
          </table:table-cell>
          <table:table-cell office:value-type="float" office:value="1845" table:style-name="ce1">
            <text:p>1845</text:p>
          </table:table-cell>
          <table:table-cell office:value-type="float" office:value="1.83" table:style-name="ce1">
            <text:p>1,83</text:p>
          </table:table-cell>
          <table:table-cell office:value-type="float" office:value="0.79" table:style-name="ce1">
            <text:p>0,79</text:p>
          </table:table-cell>
          <table:table-cell office:value-type="float" office:value="11750" table:style-name="ce1">
            <text:p>11750</text:p>
          </table:table-cell>
          <table:table-cell office:value-type="float" office:value="1556" table:style-name="ce1">
            <text:p>1556</text:p>
          </table:table-cell>
          <table:table-cell office:value-type="float" office:value="1.78" table:style-name="ce1">
            <text:p>1,78</text:p>
          </table:table-cell>
          <table:table-cell office:value-type="float" office:value="0.84" table:style-name="ce1">
            <text:p>0,84</text:p>
          </table:table-cell>
          <table:table-cell office:value-type="float" office:value="21082" table:style-name="ce1">
            <text:p>21082</text:p>
          </table:table-cell>
          <table:table-cell office:value-type="float" office:value="1845" table:style-name="ce1">
            <text:p>1845</text:p>
          </table:table-cell>
          <table:table-cell office:value-type="float" office:value="5.14" table:style-name="ce1">
            <text:p>5,14</text:p>
          </table:table-cell>
          <table:table-cell office:value-type="float" office:value="1.88" table:style-name="ce1">
            <text:p>1,88</text:p>
          </table:table-cell>
          <table:table-cell office:value-type="float" office:value="34850" table:style-name="ce1">
            <text:p>34850</text:p>
          </table:table-cell>
          <table:table-cell office:value-type="float" office:value="2155" table:style-name="ce1">
            <text:p>2155</text:p>
          </table:table-cell>
          <table:table-cell office:value-type="float" office:value="4.42" table:style-name="ce1">
            <text:p>4,42</text:p>
          </table:table-cell>
          <table:table-cell office:value-type="float" office:value="1.57" table:style-name="ce1">
            <text:p>1,57</text:p>
          </table:table-cell>
          <table:table-cell office:value-type="float" office:value="34850" table:style-name="ce1">
            <text:p>34850</text:p>
          </table:table-cell>
          <table:table-cell office:value-type="float" office:value="2155" table:style-name="ce1">
            <text:p>2155</text:p>
          </table:table-cell>
          <table:table-cell office:value-type="float" office:value="5.5" table:style-name="ce1">
            <text:p>5,5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34850" table:style-name="ce1">
            <text:p>34850</text:p>
          </table:table-cell>
          <table:table-cell office:value-type="float" office:value="2155" table:style-name="ce1">
            <text:p>2155</text:p>
          </table:table-cell>
          <table:table-cell office:value-type="float" office:value="1.69" table:style-name="ce1">
            <text:p>1,69</text:p>
          </table:table-cell>
          <table:table-cell office:value-type="float" office:value="0.76" table:style-name="ce1">
            <text:p>0,76</text:p>
          </table:table-cell>
          <table:table-cell office:value-type="float" office:value="24403" table:style-name="ce1">
            <text:p>24403</text:p>
          </table:table-cell>
          <table:table-cell office:value-type="float" office:value="1686" table:style-name="ce1">
            <text:p>1686</text:p>
          </table:table-cell>
          <table:table-cell office:value-type="float" office:value="2.14" table:style-name="ce1">
            <text:p>2,14</text:p>
          </table:table-cell>
          <table:table-cell office:value-type="float" office:value="1.01" table:style-name="ce1">
            <text:p>1,01</text:p>
          </table:table-cell>
          <table:table-cell office:value-type="float" office:value="24403" table:style-name="ce1">
            <text:p>24403</text:p>
          </table:table-cell>
          <table:table-cell office:value-type="float" office:value="1686" table:style-name="ce1">
            <text:p>1686</text:p>
          </table:table-cell>
          <table:table-cell office:value-type="float" office:value="1.29" table:style-name="ce1">
            <text:p>1,29</text:p>
          </table:table-cell>
          <table:table-cell office:value-type="float" office:value="0.26" table:style-name="ce1">
            <text:p>0,26</text:p>
          </table:table-cell>
          <table:table-cell office:value-type="float" office:value="4793" table:style-name="ce1">
            <text:p>4793</text:p>
          </table:table-cell>
          <table:table-cell office:value-type="float" office:value="492" table:style-name="ce1">
            <text:p>492</text:p>
          </table:table-cell>
          <table:table-cell office:value-type="float" office:value="1.18" table:style-name="ce2">
            <text:p>1,18</text:p>
          </table:table-cell>
          <table:table-cell office:value-type="float" office:value="0.24" table:style-name="ce1">
            <text:p>0,24</text:p>
          </table:table-cell>
          <table:table-cell office:value-type="float" office:value="4068" table:style-name="ce1">
            <text:p>4068</text:p>
          </table:table-cell>
          <table:table-cell office:value-type="float" office:value="520" table:style-name="ce1">
            <text:p>520</text:p>
          </table:table-cell>
          <table:table-cell office:value-type="float" office:value="1.25" table:style-name="ce1">
            <text:p>1,25</text:p>
          </table:table-cell>
          <table:table-cell office:value-type="float" office:value="0.21" table:style-name="ce2">
            <text:p>0,21</text:p>
          </table:table-cell>
          <table:table-cell office:value-type="float" office:value="4088" table:style-name="ce1">
            <text:p>4088</text:p>
          </table:table-cell>
          <table:table-cell office:value-type="float" office:value="375" table:style-name="ce2">
            <text:p>375</text:p>
          </table:table-cell>
          <table:table-cell office:value-type="float" office:value="1.44" table:style-name="ce1">
            <text:p>1,44</text:p>
          </table:table-cell>
          <table:table-cell office:value-type="float" office:value="0.33" table:style-name="ce1">
            <text:p>0,33</text:p>
          </table:table-cell>
          <table:table-cell office:value-type="float" office:value="6724" table:style-name="ce1">
            <text:p>6724</text:p>
          </table:table-cell>
          <table:table-cell office:value-type="float" office:value="724" table:style-name="ce1">
            <text:p>724</text:p>
          </table:table-cell>
          <table:table-cell office:value-type="float" office:value="1.45" table:style-name="ce1">
            <text:p>1,45</text:p>
          </table:table-cell>
          <table:table-cell office:value-type="float" office:value="0.47" table:style-name="ce1">
            <text:p>0,47</text:p>
          </table:table-cell>
          <table:table-cell office:value-type="float" office:value="6180" table:style-name="ce1">
            <text:p>6180</text:p>
          </table:table-cell>
          <table:table-cell office:value-type="float" office:value="1457" table:style-name="ce1">
            <text:p>1457</text:p>
          </table:table-cell>
          <table:table-cell office:value-type="float" office:value="12.27" table:style-name="ce3">
            <text:p>12,27</text:p>
          </table:table-cell>
          <table:table-cell office:value-type="float" office:value="11.19" table:style-name="ce3">
            <text:p>11,19</text:p>
          </table:table-cell>
          <table:table-cell office:value-type="float" office:value="274591" table:style-name="ce3">
            <text:p>274591</text:p>
          </table:table-cell>
          <table:table-cell office:value-type="float" office:value="15576" table:style-name="ce3">
            <text:p>15576</text:p>
          </table:table-cell>
          <table:table-cell office:value-type="float" office:value="1.54" table:style-name="ce1">
            <text:p>1,54</text:p>
          </table:table-cell>
          <table:table-cell office:value-type="float" office:value="0.51" table:style-name="ce1">
            <text:p>0,51</text:p>
          </table:table-cell>
          <table:table-cell office:value-type="float" office:value="10245" table:style-name="ce1">
            <text:p>10245</text:p>
          </table:table-cell>
          <table:table-cell office:value-type="float" office:value="786" table:style-name="ce1">
            <text:p>786</text:p>
          </table:table-cell>
          <table:table-cell office:value-type="float" office:value="5.25" table:style-name="ce1">
            <text:p>5,25</text:p>
          </table:table-cell>
          <table:table-cell office:value-type="float" office:value="2.13" table:style-name="ce1">
            <text:p>2,13</text:p>
          </table:table-cell>
          <table:table-cell office:value-type="float" office:value="34850" table:style-name="ce1">
            <text:p>34850</text:p>
          </table:table-cell>
          <table:table-cell office:value-type="float" office:value="2155" table:style-name="ce1">
            <text:p>2155</text:p>
          </table:table-cell>
          <table:table-cell office:value-type="float" office:value="1.33" table:style-name="ce1">
            <text:p>1,33</text:p>
          </table:table-cell>
          <table:table-cell office:value-type="float" office:value="0.27" table:style-name="ce1">
            <text:p>0,27</text:p>
          </table:table-cell>
          <table:table-cell office:value-type="float" office:value="4793" table:style-name="ce1">
            <text:p>4793</text:p>
          </table:table-cell>
          <table:table-cell office:value-type="float" office:value="492" table:style-name="ce1">
            <text:p>492</text:p>
          </table:table-cell>
          <table:table-cell office:value-type="float" office:value="2.0099999999999998" table:style-name="ce1">
            <text:p>2,01</text:p>
          </table:table-cell>
          <table:table-cell office:value-type="float" office:value="0.98" table:style-name="ce1">
            <text:p>0,98</text:p>
          </table:table-cell>
          <table:table-cell office:value-type="float" office:value="24403" table:style-name="ce1">
            <text:p>24403</text:p>
          </table:table-cell>
          <table:table-cell office:value-type="float" office:value="1686" table:style-name="ce1">
            <text:p>1686</text:p>
          </table:table-cell>
          <table:table-cell office:value-type="float" office:value="1.2" table:style-name="ce1">
            <text:p>1,2</text:p>
          </table:table-cell>
          <table:table-cell office:value-type="float" office:value="0.22" table:style-name="ce1">
            <text:p>0,22</text:p>
          </table:table-cell>
          <table:table-cell office:value-type="float" office:value="3787" table:style-name="ce2">
            <text:p>3787</text:p>
          </table:table-cell>
          <table:table-cell office:value-type="float" office:value="456" table:style-name="ce1">
            <text:p>456</text:p>
          </table:table-cell>
          <table:table-cell office:value-type="float" office:value="1.18" table:formula="of:=MIN([.$B13];[.$F13];[.$J13];[.$N13];[.$R13];[.$V13];[.$Z13];[.$AD13];[.$AH13];[.$AL13];[.$AP13];[.$AT13];[.$AX13];[.$BB13];[.$BF13];[.$BJ13];[.$BN13];[.$BR13];[.$BV13];[.$BZ13])" table:style-name="ce1">
            <text:p>1,18</text:p>
          </table:table-cell>
          <table:table-cell office:value-type="float" office:value="0.21" table:formula="of:=MIN([.$C13];[.$G13];[.$K13];[.$O13];[.$S13];[.$W13];[.$AA13];[.$AE13];[.$AI13];[.$AM13];[.$AQ13];[.$AU13];[.$AY13];[.$BC13];[.$BG13];[.$BK13];[.$BO13];[.$BS13];[.$BW13];[.$CA13])" table:style-name="ce1">
            <text:p>0,21</text:p>
          </table:table-cell>
          <table:table-cell office:value-type="float" office:value="3787" table:formula="of:=MIN([.$D13];[.$H13];[.$L13];[.$P13];[.$T13];[.$X13];[.$AB13];[.$AF13];[.$AJ13];[.$AN13];[.$AR13];[.$AV13];[.$AZ13];[.$BD13];[.$BH13];[.$BL13];[.$BP13];[.$BT13];[.$BX13];[.$CB13])" table:style-name="ce1">
            <text:p>3787</text:p>
          </table:table-cell>
          <table:table-cell office:value-type="float" office:value="375" table:formula="of:=MIN([.$E13];[.$I13];[.$M13];[.$Q13];[.$U13];[.$Y13];[.$AC13];[.$AG13];[.$AK13];[.$AO13];[.$AS13];[.$AW13];[.$BA13];[.$BE13];[.$BI13];[.$BM13];[.$BQ13];[.$BU13];[.$BY13];[.$CC13])" table:style-name="ce1">
            <text:p>375</text:p>
          </table:table-cell>
          <table:table-cell office:value-type="float" office:value="1.7650000000000001" table:formula="of:=MEDIAN([.$B13];[.$F13];[.$J13];[.$N13];[.$R13];[.$V13];[.$Z13];[.$AD13];[.$AH13];[.$AL13];[.$AP13];[.$AT13];[.$AX13];[.$BB13];[.$BF13];[.$BJ13];[.$BN13];[.$BR13];[.$BV13];[.$BZ13])" table:style-name="ce1">
            <text:p>1,765</text:p>
          </table:table-cell>
          <table:table-cell office:value-type="float" office:value="0.77500000000000002" table:formula="of:=MEDIAN([.$C13];[.$G13];[.$K13];[.$O13];[.$S13];[.$W13];[.$AA13];[.$AE13];[.$AI13];[.$AM13];[.$AQ13];[.$AU13];[.$AY13];[.$BC13];[.$BG13];[.$BK13];[.$BO13];[.$BS13];[.$BW13];[.$CA13])" table:style-name="ce1">
            <text:p>0,775</text:p>
          </table:table-cell>
          <table:table-cell office:value-type="float" office:value="18577" table:formula="of:=MEDIAN([.$D13];[.$H13];[.$L13];[.$P13];[.$T13];[.$X13];[.$AB13];[.$AF13];[.$AJ13];[.$AN13];[.$AR13];[.$AV13];[.$AZ13];[.$BD13];[.$BH13];[.$BL13];[.$BP13];[.$BT13];[.$BX13];[.$CB13])" table:style-name="ce1">
            <text:p>18577</text:p>
          </table:table-cell>
          <table:table-cell office:value-type="float" office:value="1652" table:formula="of:=MEDIAN([.$E13];[.$I13];[.$M13];[.$Q13];[.$U13];[.$Y13];[.$AC13];[.$AG13];[.$AK13];[.$AO13];[.$AS13];[.$AW13];[.$BA13];[.$BE13];[.$BI13];[.$BM13];[.$BQ13];[.$BU13];[.$BY13];[.$CC13])" table:style-name="ce1">
            <text:p>1652</text:p>
          </table:table-cell>
          <table:table-cell office:value-type="float" office:value="12.27" table:formula="of:=MAX([.$B13];[.$F13];[.$J13];[.$N13];[.$R13];[.$V13];[.$Z13];[.$AD13];[.$AH13];[.$AL13];[.$AP13];[.$AT13];[.$AX13];[.$BB13];[.$BF13];[.$BJ13];[.$BN13];[.$BR13];[.$BV13];[.$BZ13])" table:style-name="ce1">
            <text:p>12,27</text:p>
          </table:table-cell>
          <table:table-cell office:value-type="float" office:value="11.19" table:formula="of:=MAX([.$C13];[.$G13];[.$K13];[.$O13];[.$S13];[.$W13];[.$AA13];[.$AE13];[.$AI13];[.$AM13];[.$AQ13];[.$AU13];[.$AY13];[.$BC13];[.$BG13];[.$BK13];[.$BO13];[.$BS13];[.$BW13];[.$CA13])" table:style-name="ce1">
            <text:p>11,19</text:p>
          </table:table-cell>
          <table:table-cell office:value-type="float" office:value="274591" table:formula="of:=MAX([.$D13];[.$H13];[.$L13];[.$P13];[.$T13];[.$X13];[.$AB13];[.$AF13];[.$AJ13];[.$AN13];[.$AR13];[.$AV13];[.$AZ13];[.$BD13];[.$BH13];[.$BL13];[.$BP13];[.$BT13];[.$BX13];[.$CB13])" table:style-name="ce1">
            <text:p>274591</text:p>
          </table:table-cell>
          <table:table-cell office:value-type="float" office:value="15576" table:formula="of:=MAX([.$E13];[.$I13];[.$M13];[.$Q13];[.$U13];[.$Y13];[.$AC13];[.$AG13];[.$AK13];[.$AO13];[.$AS13];[.$AW13];[.$BA13];[.$BE13];[.$BI13];[.$BM13];[.$BQ13];[.$BU13];[.$BY13];[.$CC13])" table:style-name="ce1">
            <text:p>15576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10_a25_c75_h18.lp</text:p>
          </table:table-cell>
          <table:table-cell office:value-type="float" office:value="2.39" table:style-name="ce1">
            <text:p>2,39</text:p>
          </table:table-cell>
          <table:table-cell office:value-type="float" office:value="1.2" table:style-name="ce1">
            <text:p>1,2</text:p>
          </table:table-cell>
          <table:table-cell office:value-type="float" office:value="19507" table:style-name="ce1">
            <text:p>19507</text:p>
          </table:table-cell>
          <table:table-cell office:value-type="float" office:value="3199" table:style-name="ce1">
            <text:p>3199</text:p>
          </table:table-cell>
          <table:table-cell office:value-type="float" office:value="4.2300000000000004" table:style-name="ce1">
            <text:p>4,23</text:p>
          </table:table-cell>
          <table:table-cell office:value-type="float" office:value="3.02" table:style-name="ce1">
            <text:p>3,02</text:p>
          </table:table-cell>
          <table:table-cell office:value-type="float" office:value="89283" table:style-name="ce1">
            <text:p>89283</text:p>
          </table:table-cell>
          <table:table-cell office:value-type="float" office:value="6361" table:style-name="ce1">
            <text:p>6361</text:p>
          </table:table-cell>
          <table:table-cell office:value-type="float" office:value="4.78" table:style-name="ce1">
            <text:p>4,78</text:p>
          </table:table-cell>
          <table:table-cell office:value-type="float" office:value="3.64" table:style-name="ce1">
            <text:p>3,64</text:p>
          </table:table-cell>
          <table:table-cell office:value-type="float" office:value="131068" table:style-name="ce1">
            <text:p>131068</text:p>
          </table:table-cell>
          <table:table-cell office:value-type="float" office:value="7516" table:style-name="ce1">
            <text:p>7516</text:p>
          </table:table-cell>
          <table:table-cell office:value-type="float" office:value="4.1399999999999997" table:style-name="ce1">
            <text:p>4,14</text:p>
          </table:table-cell>
          <table:table-cell office:value-type="float" office:value="3" table:style-name="ce1">
            <text:p>3</text:p>
          </table:table-cell>
          <table:table-cell office:value-type="float" office:value="89283" table:style-name="ce1">
            <text:p>89283</text:p>
          </table:table-cell>
          <table:table-cell office:value-type="float" office:value="6361" table:style-name="ce1">
            <text:p>6361</text:p>
          </table:table-cell>
          <table:table-cell office:value-type="float" office:value="16.16" table:style-name="ce1">
            <text:p>16,16</text:p>
          </table:table-cell>
          <table:table-cell office:value-type="float" office:value="12.25" table:style-name="ce1">
            <text:p>12,25</text:p>
          </table:table-cell>
          <table:table-cell office:value-type="float" office:value="156781" table:style-name="ce1">
            <text:p>156781</text:p>
          </table:table-cell>
          <table:table-cell office:value-type="float" office:value="11956" table:style-name="ce1">
            <text:p>11956</text:p>
          </table:table-cell>
          <table:table-cell office:value-type="float" office:value="16.920000000000002" table:style-name="ce1">
            <text:p>16,92</text:p>
          </table:table-cell>
          <table:table-cell office:value-type="float" office:value="12.4" table:style-name="ce1">
            <text:p>12,4</text:p>
          </table:table-cell>
          <table:table-cell office:value-type="float" office:value="156781" table:style-name="ce1">
            <text:p>156781</text:p>
          </table:table-cell>
          <table:table-cell office:value-type="float" office:value="11956" table:style-name="ce1">
            <text:p>11956</text:p>
          </table:table-cell>
          <table:table-cell office:value-type="float" office:value="16.75" table:style-name="ce1">
            <text:p>16,75</text:p>
          </table:table-cell>
          <table:table-cell office:value-type="float" office:value="12.52" table:style-name="ce1">
            <text:p>12,52</text:p>
          </table:table-cell>
          <table:table-cell office:value-type="float" office:value="156781" table:style-name="ce1">
            <text:p>156781</text:p>
          </table:table-cell>
          <table:table-cell office:value-type="float" office:value="11956" table:style-name="ce1">
            <text:p>11956</text:p>
          </table:table-cell>
          <table:table-cell office:value-type="float" office:value="5.76" table:style-name="ce1">
            <text:p>5,76</text:p>
          </table:table-cell>
          <table:table-cell office:value-type="float" office:value="4.37" table:style-name="ce1">
            <text:p>4,37</text:p>
          </table:table-cell>
          <table:table-cell office:value-type="float" office:value="134052" table:style-name="ce1">
            <text:p>134052</text:p>
          </table:table-cell>
          <table:table-cell office:value-type="float" office:value="8276" table:style-name="ce1">
            <text:p>8276</text:p>
          </table:table-cell>
          <table:table-cell office:value-type="float" office:value="6.73" table:style-name="ce1">
            <text:p>6,73</text:p>
          </table:table-cell>
          <table:table-cell office:value-type="float" office:value="5.42" table:style-name="ce1">
            <text:p>5,42</text:p>
          </table:table-cell>
          <table:table-cell office:value-type="float" office:value="134052" table:style-name="ce1">
            <text:p>134052</text:p>
          </table:table-cell>
          <table:table-cell office:value-type="float" office:value="8276" table:style-name="ce1">
            <text:p>8276</text:p>
          </table:table-cell>
          <table:table-cell office:value-type="float" office:value="2.25" table:style-name="ce1">
            <text:p>2,25</text:p>
          </table:table-cell>
          <table:table-cell office:value-type="float" office:value="0.9" table:style-name="ce1">
            <text:p>0,9</text:p>
          </table:table-cell>
          <table:table-cell office:value-type="float" office:value="16341" table:style-name="ce1">
            <text:p>16341</text:p>
          </table:table-cell>
          <table:table-cell office:value-type="float" office:value="1596" table:style-name="ce1">
            <text:p>1596</text:p>
          </table:table-cell>
          <table:table-cell office:value-type="float" office:value="1.86" table:style-name="ce1">
            <text:p>1,86</text:p>
          </table:table-cell>
          <table:table-cell office:value-type="float" office:value="0.54" table:style-name="ce2">
            <text:p>0,54</text:p>
          </table:table-cell>
          <table:table-cell office:value-type="float" office:value="8982" table:style-name="ce1">
            <text:p>8982</text:p>
          </table:table-cell>
          <table:table-cell office:value-type="float" office:value="1002" table:style-name="ce2">
            <text:p>1002</text:p>
          </table:table-cell>
          <table:table-cell office:value-type="float" office:value="2.4500000000000002" table:style-name="ce1">
            <text:p>2,45</text:p>
          </table:table-cell>
          <table:table-cell office:value-type="float" office:value="1.26" table:style-name="ce1">
            <text:p>1,26</text:p>
          </table:table-cell>
          <table:table-cell office:value-type="float" office:value="24367" table:style-name="ce1">
            <text:p>24367</text:p>
          </table:table-cell>
          <table:table-cell office:value-type="float" office:value="2514" table:style-name="ce1">
            <text:p>2514</text:p>
          </table:table-cell>
          <table:table-cell office:value-type="float" office:value="2.5099999999999998" table:style-name="ce1">
            <text:p>2,51</text:p>
          </table:table-cell>
          <table:table-cell office:value-type="float" office:value="1.19" table:style-name="ce1">
            <text:p>1,19</text:p>
          </table:table-cell>
          <table:table-cell office:value-type="float" office:value="26950" table:style-name="ce1">
            <text:p>26950</text:p>
          </table:table-cell>
          <table:table-cell office:value-type="float" office:value="2629" table:style-name="ce1">
            <text:p>2629</text:p>
          </table:table-cell>
          <table:table-cell office:value-type="float" office:value="1.8" table:style-name="ce2">
            <text:p>1,8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7178" table:style-name="ce2">
            <text:p>7178</text:p>
          </table:table-cell>
          <table:table-cell office:value-type="float" office:value="1203" table:style-name="ce1">
            <text:p>1203</text:p>
          </table:table-cell>
          <table:table-cell office:value-type="float" office:value="80.2" table:style-name="ce3">
            <text:p>80,2</text:p>
          </table:table-cell>
          <table:table-cell office:value-type="float" office:value="78.83" table:style-name="ce3">
            <text:p>78,83</text:p>
          </table:table-cell>
          <table:table-cell office:value-type="float" office:value="1060588" table:style-name="ce3">
            <text:p>1060588</text:p>
          </table:table-cell>
          <table:table-cell office:value-type="float" office:value="109100" table:style-name="ce3">
            <text:p>109100</text:p>
          </table:table-cell>
          <table:table-cell office:value-type="float" office:value="7.18" table:style-name="ce1">
            <text:p>7,18</text:p>
          </table:table-cell>
          <table:table-cell office:value-type="float" office:value="5.8" table:style-name="ce1">
            <text:p>5,8</text:p>
          </table:table-cell>
          <table:table-cell office:value-type="float" office:value="161044" table:style-name="ce1">
            <text:p>161044</text:p>
          </table:table-cell>
          <table:table-cell office:value-type="float" office:value="9776" table:style-name="ce1">
            <text:p>9776</text:p>
          </table:table-cell>
          <table:table-cell office:value-type="float" office:value="16.29" table:style-name="ce1">
            <text:p>16,29</text:p>
          </table:table-cell>
          <table:table-cell office:value-type="float" office:value="12.37" table:style-name="ce1">
            <text:p>12,37</text:p>
          </table:table-cell>
          <table:table-cell office:value-type="float" office:value="156781" table:style-name="ce1">
            <text:p>156781</text:p>
          </table:table-cell>
          <table:table-cell office:value-type="float" office:value="11956" table:style-name="ce1">
            <text:p>11956</text:p>
          </table:table-cell>
          <table:table-cell office:value-type="float" office:value="2.34" table:style-name="ce1">
            <text:p>2,34</text:p>
          </table:table-cell>
          <table:table-cell office:value-type="float" office:value="0.9" table:style-name="ce1">
            <text:p>0,9</text:p>
          </table:table-cell>
          <table:table-cell office:value-type="float" office:value="16341" table:style-name="ce1">
            <text:p>16341</text:p>
          </table:table-cell>
          <table:table-cell office:value-type="float" office:value="1596" table:style-name="ce1">
            <text:p>1596</text:p>
          </table:table-cell>
          <table:table-cell office:value-type="float" office:value="6.68" table:style-name="ce1">
            <text:p>6,68</text:p>
          </table:table-cell>
          <table:table-cell office:value-type="float" office:value="5.48" table:style-name="ce1">
            <text:p>5,48</text:p>
          </table:table-cell>
          <table:table-cell office:value-type="float" office:value="134052" table:style-name="ce1">
            <text:p>134052</text:p>
          </table:table-cell>
          <table:table-cell office:value-type="float" office:value="8276" table:style-name="ce1">
            <text:p>8276</text:p>
          </table:table-cell>
          <table:table-cell office:value-type="float" office:value="4.57" table:style-name="ce1">
            <text:p>4,57</text:p>
          </table:table-cell>
          <table:table-cell office:value-type="float" office:value="3.24" table:style-name="ce1">
            <text:p>3,24</text:p>
          </table:table-cell>
          <table:table-cell office:value-type="float" office:value="111124" table:style-name="ce1">
            <text:p>111124</text:p>
          </table:table-cell>
          <table:table-cell office:value-type="float" office:value="6265" table:style-name="ce1">
            <text:p>6265</text:p>
          </table:table-cell>
          <table:table-cell office:value-type="float" office:value="1.8" table:formula="of:=MIN([.$B14];[.$F14];[.$J14];[.$N14];[.$R14];[.$V14];[.$Z14];[.$AD14];[.$AH14];[.$AL14];[.$AP14];[.$AT14];[.$AX14];[.$BB14];[.$BF14];[.$BJ14];[.$BN14];[.$BR14];[.$BV14];[.$BZ14])" table:style-name="ce1">
            <text:p>1,8</text:p>
          </table:table-cell>
          <table:table-cell office:value-type="float" office:value="0.54" table:formula="of:=MIN([.$C14];[.$G14];[.$K14];[.$O14];[.$S14];[.$W14];[.$AA14];[.$AE14];[.$AI14];[.$AM14];[.$AQ14];[.$AU14];[.$AY14];[.$BC14];[.$BG14];[.$BK14];[.$BO14];[.$BS14];[.$BW14];[.$CA14])" table:style-name="ce1">
            <text:p>0,54</text:p>
          </table:table-cell>
          <table:table-cell office:value-type="float" office:value="7178" table:formula="of:=MIN([.$D14];[.$H14];[.$L14];[.$P14];[.$T14];[.$X14];[.$AB14];[.$AF14];[.$AJ14];[.$AN14];[.$AR14];[.$AV14];[.$AZ14];[.$BD14];[.$BH14];[.$BL14];[.$BP14];[.$BT14];[.$BX14];[.$CB14])" table:style-name="ce1">
            <text:p>7178</text:p>
          </table:table-cell>
          <table:table-cell office:value-type="float" office:value="1002" table:formula="of:=MIN([.$E14];[.$I14];[.$M14];[.$Q14];[.$U14];[.$Y14];[.$AC14];[.$AG14];[.$AK14];[.$AO14];[.$AS14];[.$AW14];[.$BA14];[.$BE14];[.$BI14];[.$BM14];[.$BQ14];[.$BU14];[.$BY14];[.$CC14])" table:style-name="ce1">
            <text:p>1002</text:p>
          </table:table-cell>
          <table:table-cell office:value-type="float" office:value="4.6750000000000007" table:formula="of:=MEDIAN([.$B14];[.$F14];[.$J14];[.$N14];[.$R14];[.$V14];[.$Z14];[.$AD14];[.$AH14];[.$AL14];[.$AP14];[.$AT14];[.$AX14];[.$BB14];[.$BF14];[.$BJ14];[.$BN14];[.$BR14];[.$BV14];[.$BZ14])" table:style-name="ce1">
            <text:p>4,675</text:p>
          </table:table-cell>
          <table:table-cell office:value-type="float" office:value="3.4400000000000004" table:formula="of:=MEDIAN([.$C14];[.$G14];[.$K14];[.$O14];[.$S14];[.$W14];[.$AA14];[.$AE14];[.$AI14];[.$AM14];[.$AQ14];[.$AU14];[.$AY14];[.$BC14];[.$BG14];[.$BK14];[.$BO14];[.$BS14];[.$BW14];[.$CA14])" table:style-name="ce1">
            <text:p>3,44</text:p>
          </table:table-cell>
          <table:table-cell office:value-type="float" office:value="121096" table:formula="of:=MEDIAN([.$D14];[.$H14];[.$L14];[.$P14];[.$T14];[.$X14];[.$AB14];[.$AF14];[.$AJ14];[.$AN14];[.$AR14];[.$AV14];[.$AZ14];[.$BD14];[.$BH14];[.$BL14];[.$BP14];[.$BT14];[.$BX14];[.$CB14])" table:style-name="ce1">
            <text:p>121096</text:p>
          </table:table-cell>
          <table:table-cell office:value-type="float" office:value="6938.5" table:formula="of:=MEDIAN([.$E14];[.$I14];[.$M14];[.$Q14];[.$U14];[.$Y14];[.$AC14];[.$AG14];[.$AK14];[.$AO14];[.$AS14];[.$AW14];[.$BA14];[.$BE14];[.$BI14];[.$BM14];[.$BQ14];[.$BU14];[.$BY14];[.$CC14])" table:style-name="ce1">
            <text:p>6938,5</text:p>
          </table:table-cell>
          <table:table-cell office:value-type="float" office:value="80.2" table:formula="of:=MAX([.$B14];[.$F14];[.$J14];[.$N14];[.$R14];[.$V14];[.$Z14];[.$AD14];[.$AH14];[.$AL14];[.$AP14];[.$AT14];[.$AX14];[.$BB14];[.$BF14];[.$BJ14];[.$BN14];[.$BR14];[.$BV14];[.$BZ14])" table:style-name="ce1">
            <text:p>80,2</text:p>
          </table:table-cell>
          <table:table-cell office:value-type="float" office:value="78.83" table:formula="of:=MAX([.$C14];[.$G14];[.$K14];[.$O14];[.$S14];[.$W14];[.$AA14];[.$AE14];[.$AI14];[.$AM14];[.$AQ14];[.$AU14];[.$AY14];[.$BC14];[.$BG14];[.$BK14];[.$BO14];[.$BS14];[.$BW14];[.$CA14])" table:style-name="ce1">
            <text:p>78,83</text:p>
          </table:table-cell>
          <table:table-cell office:value-type="float" office:value="1060588" table:formula="of:=MAX([.$D14];[.$H14];[.$L14];[.$P14];[.$T14];[.$X14];[.$AB14];[.$AF14];[.$AJ14];[.$AN14];[.$AR14];[.$AV14];[.$AZ14];[.$BD14];[.$BH14];[.$BL14];[.$BP14];[.$BT14];[.$BX14];[.$CB14])" table:style-name="ce1">
            <text:p>1060588</text:p>
          </table:table-cell>
          <table:table-cell office:value-type="float" office:value="109100" table:formula="of:=MAX([.$E14];[.$I14];[.$M14];[.$Q14];[.$U14];[.$Y14];[.$AC14];[.$AG14];[.$AK14];[.$AO14];[.$AS14];[.$AW14];[.$BA14];[.$BE14];[.$BI14];[.$BM14];[.$BQ14];[.$BU14];[.$BY14];[.$CC14])" table:style-name="ce1">
            <text:p>109100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10_a30_c75_h18.lp</text:p>
          </table:table-cell>
          <table:table-cell office:value-type="float" office:value="21.36" table:style-name="ce1">
            <text:p>21,36</text:p>
          </table:table-cell>
          <table:table-cell office:value-type="float" office:value="19.77" table:style-name="ce1">
            <text:p>19,77</text:p>
          </table:table-cell>
          <table:table-cell office:value-type="float" office:value="406768" table:style-name="ce1">
            <text:p>406768</text:p>
          </table:table-cell>
          <table:table-cell office:value-type="float" office:value="35694" table:style-name="ce1">
            <text:p>35694</text:p>
          </table:table-cell>
          <table:table-cell office:value-type="float" office:value="30.86" table:style-name="ce1">
            <text:p>30,86</text:p>
          </table:table-cell>
          <table:table-cell office:value-type="float" office:value="29.39" table:style-name="ce1">
            <text:p>29,39</text:p>
          </table:table-cell>
          <table:table-cell office:value-type="float" office:value="523513" table:style-name="ce1">
            <text:p>523513</text:p>
          </table:table-cell>
          <table:table-cell office:value-type="float" office:value="44813" table:style-name="ce1">
            <text:p>44813</text:p>
          </table:table-cell>
          <table:table-cell office:value-type="float" office:value="6.24" table:style-name="ce1">
            <text:p>6,24</text:p>
          </table:table-cell>
          <table:table-cell office:value-type="float" office:value="4.79" table:style-name="ce1">
            <text:p>4,79</text:p>
          </table:table-cell>
          <table:table-cell office:value-type="float" office:value="102693" table:style-name="ce1">
            <text:p>102693</text:p>
          </table:table-cell>
          <table:table-cell office:value-type="float" office:value="10132" table:style-name="ce1">
            <text:p>10132</text:p>
          </table:table-cell>
          <table:table-cell office:value-type="float" office:value="26.9" table:style-name="ce1">
            <text:p>26,9</text:p>
          </table:table-cell>
          <table:table-cell office:value-type="float" office:value="25.47" table:style-name="ce1">
            <text:p>25,47</text:p>
          </table:table-cell>
          <table:table-cell office:value-type="float" office:value="523513" table:style-name="ce1">
            <text:p>523513</text:p>
          </table:table-cell>
          <table:table-cell office:value-type="float" office:value="44813" table:style-name="ce1">
            <text:p>44813</text:p>
          </table:table-cell>
          <table:table-cell office:value-type="float" office:value="15.4" table:style-name="ce1">
            <text:p>15,4</text:p>
          </table:table-cell>
          <table:table-cell office:value-type="float" office:value="10.76" table:style-name="ce1">
            <text:p>10,76</text:p>
          </table:table-cell>
          <table:table-cell office:value-type="float" office:value="94070" table:style-name="ce1">
            <text:p>94070</text:p>
          </table:table-cell>
          <table:table-cell office:value-type="float" office:value="9919" table:style-name="ce1">
            <text:p>9919</text:p>
          </table:table-cell>
          <table:table-cell office:value-type="float" office:value="13.54" table:style-name="ce1">
            <text:p>13,54</text:p>
          </table:table-cell>
          <table:table-cell office:value-type="float" office:value="8.51" table:style-name="ce1">
            <text:p>8,51</text:p>
          </table:table-cell>
          <table:table-cell office:value-type="float" office:value="94070" table:style-name="ce1">
            <text:p>94070</text:p>
          </table:table-cell>
          <table:table-cell office:value-type="float" office:value="9919" table:style-name="ce1">
            <text:p>9919</text:p>
          </table:table-cell>
          <table:table-cell office:value-type="float" office:value="15.74" table:style-name="ce1">
            <text:p>15,74</text:p>
          </table:table-cell>
          <table:table-cell office:value-type="float" office:value="10.86" table:style-name="ce1">
            <text:p>10,86</text:p>
          </table:table-cell>
          <table:table-cell office:value-type="float" office:value="94070" table:style-name="ce1">
            <text:p>94070</text:p>
          </table:table-cell>
          <table:table-cell office:value-type="float" office:value="9919" table:style-name="ce1">
            <text:p>9919</text:p>
          </table:table-cell>
          <table:table-cell office:value-type="float" office:value="12.03" table:style-name="ce1">
            <text:p>12,03</text:p>
          </table:table-cell>
          <table:table-cell office:value-type="float" office:value="10.34" table:style-name="ce1">
            <text:p>10,34</text:p>
          </table:table-cell>
          <table:table-cell office:value-type="float" office:value="215262" table:style-name="ce1">
            <text:p>215262</text:p>
          </table:table-cell>
          <table:table-cell office:value-type="float" office:value="20130" table:style-name="ce1">
            <text:p>20130</text:p>
          </table:table-cell>
          <table:table-cell office:value-type="float" office:value="14.23" table:style-name="ce1">
            <text:p>14,23</text:p>
          </table:table-cell>
          <table:table-cell office:value-type="float" office:value="12.56" table:style-name="ce1">
            <text:p>12,56</text:p>
          </table:table-cell>
          <table:table-cell office:value-type="float" office:value="215262" table:style-name="ce1">
            <text:p>215262</text:p>
          </table:table-cell>
          <table:table-cell office:value-type="float" office:value="20130" table:style-name="ce1">
            <text:p>20130</text:p>
          </table:table-cell>
          <table:table-cell office:value-type="float" office:value="4.28" table:style-name="ce1">
            <text:p>4,28</text:p>
          </table:table-cell>
          <table:table-cell office:value-type="float" office:value="2.73" table:style-name="ce1">
            <text:p>2,73</text:p>
          </table:table-cell>
          <table:table-cell office:value-type="float" office:value="34094" table:style-name="ce1">
            <text:p>34094</text:p>
          </table:table-cell>
          <table:table-cell office:value-type="float" office:value="5433" table:style-name="ce1">
            <text:p>5433</text:p>
          </table:table-cell>
          <table:table-cell office:value-type="float" office:value="5.2" table:style-name="ce1">
            <text:p>5,2</text:p>
          </table:table-cell>
          <table:table-cell office:value-type="float" office:value="3.67" table:style-name="ce1">
            <text:p>3,67</text:p>
          </table:table-cell>
          <table:table-cell office:value-type="float" office:value="35472" table:style-name="ce1">
            <text:p>35472</text:p>
          </table:table-cell>
          <table:table-cell office:value-type="float" office:value="6330" table:style-name="ce1">
            <text:p>6330</text:p>
          </table:table-cell>
          <table:table-cell office:value-type="float" office:value="24.64" table:style-name="ce1">
            <text:p>24,64</text:p>
          </table:table-cell>
          <table:table-cell office:value-type="float" office:value="23.11" table:style-name="ce1">
            <text:p>23,11</text:p>
          </table:table-cell>
          <table:table-cell office:value-type="float" office:value="90080" table:style-name="ce1">
            <text:p>90080</text:p>
          </table:table-cell>
          <table:table-cell office:value-type="float" office:value="31966" table:style-name="ce1">
            <text:p>31966</text:p>
          </table:table-cell>
          <table:table-cell office:value-type="float" office:value="3.46" table:style-name="ce2">
            <text:p>3,46</text:p>
          </table:table-cell>
          <table:table-cell office:value-type="float" office:value="1.92" table:style-name="ce2">
            <text:p>1,92</text:p>
          </table:table-cell>
          <table:table-cell office:value-type="float" office:value="24656" table:style-name="ce2">
            <text:p>24656</text:p>
          </table:table-cell>
          <table:table-cell office:value-type="float" office:value="3539" table:style-name="ce2">
            <text:p>3539</text:p>
          </table:table-cell>
          <table:table-cell office:value-type="float" office:value="6.48" table:style-name="ce1">
            <text:p>6,48</text:p>
          </table:table-cell>
          <table:table-cell office:value-type="float" office:value="5.08" table:style-name="ce1">
            <text:p>5,08</text:p>
          </table:table-cell>
          <table:table-cell office:value-type="float" office:value="28793" table:style-name="ce1">
            <text:p>28793</text:p>
          </table:table-cell>
          <table:table-cell office:value-type="float" office:value="10848" table:style-name="ce1">
            <text:p>10848</text:p>
          </table:table-cell>
          <table:table-cell office:value-type="float" office:value="373.36" table:style-name="ce3">
            <text:p>373,36</text:p>
          </table:table-cell>
          <table:table-cell office:value-type="float" office:value="371.59" table:style-name="ce3">
            <text:p>371,59</text:p>
          </table:table-cell>
          <table:table-cell office:value-type="float" office:value="2937339" table:style-name="ce3">
            <text:p>2937339</text:p>
          </table:table-cell>
          <table:table-cell office:value-type="float" office:value="462525" table:style-name="ce3">
            <text:p>462525</text:p>
          </table:table-cell>
          <table:table-cell office:value-type="float" office:value="14.05" table:style-name="ce1">
            <text:p>14,05</text:p>
          </table:table-cell>
          <table:table-cell office:value-type="float" office:value="12.36" table:style-name="ce1">
            <text:p>12,36</text:p>
          </table:table-cell>
          <table:table-cell office:value-type="float" office:value="170016" table:style-name="ce1">
            <text:p>170016</text:p>
          </table:table-cell>
          <table:table-cell office:value-type="float" office:value="19123" table:style-name="ce1">
            <text:p>19123</text:p>
          </table:table-cell>
          <table:table-cell office:value-type="float" office:value="16.04" table:style-name="ce1">
            <text:p>16,04</text:p>
          </table:table-cell>
          <table:table-cell office:value-type="float" office:value="11.26" table:style-name="ce1">
            <text:p>11,26</text:p>
          </table:table-cell>
          <table:table-cell office:value-type="float" office:value="94070" table:style-name="ce1">
            <text:p>94070</text:p>
          </table:table-cell>
          <table:table-cell office:value-type="float" office:value="9919" table:style-name="ce1">
            <text:p>9919</text:p>
          </table:table-cell>
          <table:table-cell office:value-type="float" office:value="4.6399999999999997" table:style-name="ce1">
            <text:p>4,64</text:p>
          </table:table-cell>
          <table:table-cell office:value-type="float" office:value="2.97" table:style-name="ce1">
            <text:p>2,97</text:p>
          </table:table-cell>
          <table:table-cell office:value-type="float" office:value="34094" table:style-name="ce1">
            <text:p>34094</text:p>
          </table:table-cell>
          <table:table-cell office:value-type="float" office:value="5433" table:style-name="ce1">
            <text:p>5433</text:p>
          </table:table-cell>
          <table:table-cell office:value-type="float" office:value="14.35" table:style-name="ce1">
            <text:p>14,35</text:p>
          </table:table-cell>
          <table:table-cell office:value-type="float" office:value="12.67" table:style-name="ce1">
            <text:p>12,67</text:p>
          </table:table-cell>
          <table:table-cell office:value-type="float" office:value="215262" table:style-name="ce1">
            <text:p>215262</text:p>
          </table:table-cell>
          <table:table-cell office:value-type="float" office:value="20130" table:style-name="ce1">
            <text:p>20130</text:p>
          </table:table-cell>
          <table:table-cell office:value-type="float" office:value="43.98" table:style-name="ce1">
            <text:p>43,98</text:p>
          </table:table-cell>
          <table:table-cell office:value-type="float" office:value="42.32" table:style-name="ce1">
            <text:p>42,32</text:p>
          </table:table-cell>
          <table:table-cell office:value-type="float" office:value="552158" table:style-name="ce1">
            <text:p>552158</text:p>
          </table:table-cell>
          <table:table-cell office:value-type="float" office:value="60448" table:style-name="ce1">
            <text:p>60448</text:p>
          </table:table-cell>
          <table:table-cell office:value-type="float" office:value="3.46" table:formula="of:=MIN([.$B15];[.$F15];[.$J15];[.$N15];[.$R15];[.$V15];[.$Z15];[.$AD15];[.$AH15];[.$AL15];[.$AP15];[.$AT15];[.$AX15];[.$BB15];[.$BF15];[.$BJ15];[.$BN15];[.$BR15];[.$BV15];[.$BZ15])" table:style-name="ce1">
            <text:p>3,46</text:p>
          </table:table-cell>
          <table:table-cell office:value-type="float" office:value="1.92" table:formula="of:=MIN([.$C15];[.$G15];[.$K15];[.$O15];[.$S15];[.$W15];[.$AA15];[.$AE15];[.$AI15];[.$AM15];[.$AQ15];[.$AU15];[.$AY15];[.$BC15];[.$BG15];[.$BK15];[.$BO15];[.$BS15];[.$BW15];[.$CA15])" table:style-name="ce1">
            <text:p>1,92</text:p>
          </table:table-cell>
          <table:table-cell office:value-type="float" office:value="24656" table:formula="of:=MIN([.$D15];[.$H15];[.$L15];[.$P15];[.$T15];[.$X15];[.$AB15];[.$AF15];[.$AJ15];[.$AN15];[.$AR15];[.$AV15];[.$AZ15];[.$BD15];[.$BH15];[.$BL15];[.$BP15];[.$BT15];[.$BX15];[.$CB15])" table:style-name="ce1">
            <text:p>24656</text:p>
          </table:table-cell>
          <table:table-cell office:value-type="float" office:value="3539" table:formula="of:=MIN([.$E15];[.$I15];[.$M15];[.$Q15];[.$U15];[.$Y15];[.$AC15];[.$AG15];[.$AK15];[.$AO15];[.$AS15];[.$AW15];[.$BA15];[.$BE15];[.$BI15];[.$BM15];[.$BQ15];[.$BU15];[.$BY15];[.$CC15])" table:style-name="ce1">
            <text:p>3539</text:p>
          </table:table-cell>
          <table:table-cell office:value-type="float" office:value="14.29" table:formula="of:=MEDIAN([.$B15];[.$F15];[.$J15];[.$N15];[.$R15];[.$V15];[.$Z15];[.$AD15];[.$AH15];[.$AL15];[.$AP15];[.$AT15];[.$AX15];[.$BB15];[.$BF15];[.$BJ15];[.$BN15];[.$BR15];[.$BV15];[.$BZ15])" table:style-name="ce1">
            <text:p>14,29</text:p>
          </table:table-cell>
          <table:table-cell office:value-type="float" office:value="11.059999999999999" table:formula="of:=MEDIAN([.$C15];[.$G15];[.$K15];[.$O15];[.$S15];[.$W15];[.$AA15];[.$AE15];[.$AI15];[.$AM15];[.$AQ15];[.$AU15];[.$AY15];[.$BC15];[.$BG15];[.$BK15];[.$BO15];[.$BS15];[.$BW15];[.$CA15])" table:style-name="ce1">
            <text:p>11,06</text:p>
          </table:table-cell>
          <table:table-cell office:value-type="float" office:value="98381.5" table:formula="of:=MEDIAN([.$D15];[.$H15];[.$L15];[.$P15];[.$T15];[.$X15];[.$AB15];[.$AF15];[.$AJ15];[.$AN15];[.$AR15];[.$AV15];[.$AZ15];[.$BD15];[.$BH15];[.$BL15];[.$BP15];[.$BT15];[.$BX15];[.$CB15])" table:style-name="ce1">
            <text:p>98381,5</text:p>
          </table:table-cell>
          <table:table-cell office:value-type="float" office:value="14985.5" table:formula="of:=MEDIAN([.$E15];[.$I15];[.$M15];[.$Q15];[.$U15];[.$Y15];[.$AC15];[.$AG15];[.$AK15];[.$AO15];[.$AS15];[.$AW15];[.$BA15];[.$BE15];[.$BI15];[.$BM15];[.$BQ15];[.$BU15];[.$BY15];[.$CC15])" table:style-name="ce1">
            <text:p>14985,5</text:p>
          </table:table-cell>
          <table:table-cell office:value-type="float" office:value="373.36" table:formula="of:=MAX([.$B15];[.$F15];[.$J15];[.$N15];[.$R15];[.$V15];[.$Z15];[.$AD15];[.$AH15];[.$AL15];[.$AP15];[.$AT15];[.$AX15];[.$BB15];[.$BF15];[.$BJ15];[.$BN15];[.$BR15];[.$BV15];[.$BZ15])" table:style-name="ce1">
            <text:p>373,36</text:p>
          </table:table-cell>
          <table:table-cell office:value-type="float" office:value="371.59" table:formula="of:=MAX([.$C15];[.$G15];[.$K15];[.$O15];[.$S15];[.$W15];[.$AA15];[.$AE15];[.$AI15];[.$AM15];[.$AQ15];[.$AU15];[.$AY15];[.$BC15];[.$BG15];[.$BK15];[.$BO15];[.$BS15];[.$BW15];[.$CA15])" table:style-name="ce1">
            <text:p>371,59</text:p>
          </table:table-cell>
          <table:table-cell office:value-type="float" office:value="2937339" table:formula="of:=MAX([.$D15];[.$H15];[.$L15];[.$P15];[.$T15];[.$X15];[.$AB15];[.$AF15];[.$AJ15];[.$AN15];[.$AR15];[.$AV15];[.$AZ15];[.$BD15];[.$BH15];[.$BL15];[.$BP15];[.$BT15];[.$BX15];[.$CB15])" table:style-name="ce1">
            <text:p>2937339</text:p>
          </table:table-cell>
          <table:table-cell office:value-type="float" office:value="462525" table:formula="of:=MAX([.$E15];[.$I15];[.$M15];[.$Q15];[.$U15];[.$Y15];[.$AC15];[.$AG15];[.$AK15];[.$AO15];[.$AS15];[.$AW15];[.$BA15];[.$BE15];[.$BI15];[.$BM15];[.$BQ15];[.$BU15];[.$BY15];[.$CC15])" table:style-name="ce1">
            <text:p>462525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10_a30_c90_h15.lp</text:p>
          </table:table-cell>
          <table:table-cell office:value-type="float" office:value="1.91" table:style-name="ce2">
            <text:p>1,91</text:p>
          </table:table-cell>
          <table:table-cell office:value-type="float" office:value="0.28999999999999998" table:style-name="ce2">
            <text:p>0,29</text:p>
          </table:table-cell>
          <table:table-cell office:value-type="float" office:value="7227" table:style-name="ce2">
            <text:p>7227</text:p>
          </table:table-cell>
          <table:table-cell office:value-type="float" office:value="414" table:style-name="ce2">
            <text:p>414</text:p>
          </table:table-cell>
          <table:table-cell office:value-type="float" office:value="26.75" table:style-name="ce1">
            <text:p>26,75</text:p>
          </table:table-cell>
          <table:table-cell office:value-type="float" office:value="25.11" table:style-name="ce1">
            <text:p>25,11</text:p>
          </table:table-cell>
          <table:table-cell office:value-type="float" office:value="907936" table:style-name="ce1">
            <text:p>907936</text:p>
          </table:table-cell>
          <table:table-cell office:value-type="float" office:value="34170" table:style-name="ce1">
            <text:p>34170</text:p>
          </table:table-cell>
          <table:table-cell office:value-type="float" office:value="3.22" table:style-name="ce1">
            <text:p>3,22</text:p>
          </table:table-cell>
          <table:table-cell office:value-type="float" office:value="1.66" table:style-name="ce1">
            <text:p>1,66</text:p>
          </table:table-cell>
          <table:table-cell office:value-type="float" office:value="43647" table:style-name="ce1">
            <text:p>43647</text:p>
          </table:table-cell>
          <table:table-cell office:value-type="float" office:value="2284" table:style-name="ce1">
            <text:p>2284</text:p>
          </table:table-cell>
          <table:table-cell office:value-type="float" office:value="30.53" table:style-name="ce1">
            <text:p>30,53</text:p>
          </table:table-cell>
          <table:table-cell office:value-type="float" office:value="28.72" table:style-name="ce1">
            <text:p>28,72</text:p>
          </table:table-cell>
          <table:table-cell office:value-type="float" office:value="907936" table:style-name="ce1">
            <text:p>907936</text:p>
          </table:table-cell>
          <table:table-cell office:value-type="float" office:value="34170" table:style-name="ce1">
            <text:p>34170</text:p>
          </table:table-cell>
          <table:table-cell office:value-type="float" office:value="21.26" table:style-name="ce1">
            <text:p>21,26</text:p>
          </table:table-cell>
          <table:table-cell office:value-type="float" office:value="16.010000000000002" table:style-name="ce1">
            <text:p>16,01</text:p>
          </table:table-cell>
          <table:table-cell office:value-type="float" office:value="305311" table:style-name="ce1">
            <text:p>305311</text:p>
          </table:table-cell>
          <table:table-cell office:value-type="float" office:value="11621" table:style-name="ce1">
            <text:p>11621</text:p>
          </table:table-cell>
          <table:table-cell office:value-type="float" office:value="22.43" table:style-name="ce1">
            <text:p>22,43</text:p>
          </table:table-cell>
          <table:table-cell office:value-type="float" office:value="16.3" table:style-name="ce1">
            <text:p>16,3</text:p>
          </table:table-cell>
          <table:table-cell office:value-type="float" office:value="305311" table:style-name="ce1">
            <text:p>305311</text:p>
          </table:table-cell>
          <table:table-cell office:value-type="float" office:value="11621" table:style-name="ce1">
            <text:p>11621</text:p>
          </table:table-cell>
          <table:table-cell office:value-type="float" office:value="22.49" table:style-name="ce1">
            <text:p>22,49</text:p>
          </table:table-cell>
          <table:table-cell office:value-type="float" office:value="16.47" table:style-name="ce1">
            <text:p>16,47</text:p>
          </table:table-cell>
          <table:table-cell office:value-type="float" office:value="305311" table:style-name="ce1">
            <text:p>305311</text:p>
          </table:table-cell>
          <table:table-cell office:value-type="float" office:value="11621" table:style-name="ce1">
            <text:p>11621</text:p>
          </table:table-cell>
          <table:table-cell office:value-type="float" office:value="6.66" table:style-name="ce1">
            <text:p>6,66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78325" table:style-name="ce1">
            <text:p>178325</text:p>
          </table:table-cell>
          <table:table-cell office:value-type="float" office:value="6303" table:style-name="ce1">
            <text:p>6303</text:p>
          </table:table-cell>
          <table:table-cell office:value-type="float" office:value="7.28" table:style-name="ce1">
            <text:p>7,28</text:p>
          </table:table-cell>
          <table:table-cell office:value-type="float" office:value="5.5" table:style-name="ce1">
            <text:p>5,5</text:p>
          </table:table-cell>
          <table:table-cell office:value-type="float" office:value="178325" table:style-name="ce1">
            <text:p>178325</text:p>
          </table:table-cell>
          <table:table-cell office:value-type="float" office:value="6303" table:style-name="ce1">
            <text:p>6303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0.53" table:style-name="ce1">
            <text:p>0,53</text:p>
          </table:table-cell>
          <table:table-cell office:value-type="float" office:value="9772" table:style-name="ce1">
            <text:p>9772</text:p>
          </table:table-cell>
          <table:table-cell office:value-type="float" office:value="791" table:style-name="ce1">
            <text:p>791</text:p>
          </table:table-cell>
          <table:table-cell office:value-type="float" office:value="2.48" table:style-name="ce1">
            <text:p>2,48</text:p>
          </table:table-cell>
          <table:table-cell office:value-type="float" office:value="0.63" table:style-name="ce1">
            <text:p>0,63</text:p>
          </table:table-cell>
          <table:table-cell office:value-type="float" office:value="9481" table:style-name="ce1">
            <text:p>9481</text:p>
          </table:table-cell>
          <table:table-cell office:value-type="float" office:value="938" table:style-name="ce1">
            <text:p>938</text:p>
          </table:table-cell>
          <table:table-cell office:value-type="float" office:value="3.31" table:style-name="ce1">
            <text:p>3,31</text:p>
          </table:table-cell>
          <table:table-cell office:value-type="float" office:value="1.44" table:style-name="ce1">
            <text:p>1,44</text:p>
          </table:table-cell>
          <table:table-cell office:value-type="float" office:value="22132" table:style-name="ce1">
            <text:p>22132</text:p>
          </table:table-cell>
          <table:table-cell office:value-type="float" office:value="1968" table:style-name="ce1">
            <text:p>1968</text:p>
          </table:table-cell>
          <table:table-cell office:value-type="float" office:value="3.44" table:style-name="ce1">
            <text:p>3,44</text:p>
          </table:table-cell>
          <table:table-cell office:value-type="float" office:value="1.65" table:style-name="ce1">
            <text:p>1,65</text:p>
          </table:table-cell>
          <table:table-cell office:value-type="float" office:value="31957" table:style-name="ce1">
            <text:p>31957</text:p>
          </table:table-cell>
          <table:table-cell office:value-type="float" office:value="1964" table:style-name="ce1">
            <text:p>1964</text:p>
          </table:table-cell>
          <table:table-cell office:value-type="float" office:value="2.41" table:style-name="ce1">
            <text:p>2,41</text:p>
          </table:table-cell>
          <table:table-cell office:value-type="float" office:value="0.61" table:style-name="ce1">
            <text:p>0,61</text:p>
          </table:table-cell>
          <table:table-cell office:value-type="float" office:value="9067" table:style-name="ce1">
            <text:p>9067</text:p>
          </table:table-cell>
          <table:table-cell office:value-type="float" office:value="1116" table:style-name="ce1">
            <text:p>1116</text:p>
          </table:table-cell>
          <table:table-cell office:value-type="float" office:value="1851.75" table:style-name="ce3">
            <text:p>1851,75</text:p>
          </table:table-cell>
          <table:table-cell office:value-type="float" office:value="1850.04" table:style-name="ce3">
            <text:p>1850,04</text:p>
          </table:table-cell>
          <table:table-cell office:value-type="float" office:value="17219756" table:style-name="ce3">
            <text:p>17219756</text:p>
          </table:table-cell>
          <table:table-cell office:value-type="float" office:value="2227649" table:style-name="ce3">
            <text:p>2227649</text:p>
          </table:table-cell>
          <table:table-cell office:value-type="float" office:value="13.69" table:style-name="ce1">
            <text:p>13,69</text:p>
          </table:table-cell>
          <table:table-cell office:value-type="float" office:value="11.85" table:style-name="ce1">
            <text:p>11,85</text:p>
          </table:table-cell>
          <table:table-cell office:value-type="float" office:value="371651" table:style-name="ce1">
            <text:p>371651</text:p>
          </table:table-cell>
          <table:table-cell office:value-type="float" office:value="14043" table:style-name="ce1">
            <text:p>14043</text:p>
          </table:table-cell>
          <table:table-cell office:value-type="float" office:value="21.63" table:style-name="ce1">
            <text:p>21,63</text:p>
          </table:table-cell>
          <table:table-cell office:value-type="float" office:value="16.37" table:style-name="ce1">
            <text:p>16,37</text:p>
          </table:table-cell>
          <table:table-cell office:value-type="float" office:value="305311" table:style-name="ce1">
            <text:p>305311</text:p>
          </table:table-cell>
          <table:table-cell office:value-type="float" office:value="11621" table:style-name="ce1">
            <text:p>11621</text:p>
          </table:table-cell>
          <table:table-cell office:value-type="float" office:value="2.4" table:style-name="ce1">
            <text:p>2,4</text:p>
          </table:table-cell>
          <table:table-cell office:value-type="float" office:value="0.54" table:style-name="ce1">
            <text:p>0,54</text:p>
          </table:table-cell>
          <table:table-cell office:value-type="float" office:value="9772" table:style-name="ce1">
            <text:p>9772</text:p>
          </table:table-cell>
          <table:table-cell office:value-type="float" office:value="791" table:style-name="ce1">
            <text:p>791</text:p>
          </table:table-cell>
          <table:table-cell office:value-type="float" office:value="7.26" table:style-name="ce1">
            <text:p>7,26</text:p>
          </table:table-cell>
          <table:table-cell office:value-type="float" office:value="5.46" table:style-name="ce1">
            <text:p>5,46</text:p>
          </table:table-cell>
          <table:table-cell office:value-type="float" office:value="178325" table:style-name="ce1">
            <text:p>178325</text:p>
          </table:table-cell>
          <table:table-cell office:value-type="float" office:value="6303" table:style-name="ce1">
            <text:p>6303</text:p>
          </table:table-cell>
          <table:table-cell office:value-type="float" office:value="3.97" table:style-name="ce1">
            <text:p>3,97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78413" table:style-name="ce1">
            <text:p>78413</text:p>
          </table:table-cell>
          <table:table-cell office:value-type="float" office:value="3029" table:style-name="ce1">
            <text:p>3029</text:p>
          </table:table-cell>
          <table:table-cell office:value-type="float" office:value="1.91" table:formula="of:=MIN([.$B16];[.$F16];[.$J16];[.$N16];[.$R16];[.$V16];[.$Z16];[.$AD16];[.$AH16];[.$AL16];[.$AP16];[.$AT16];[.$AX16];[.$BB16];[.$BF16];[.$BJ16];[.$BN16];[.$BR16];[.$BV16];[.$BZ16])" table:style-name="ce1">
            <text:p>1,91</text:p>
          </table:table-cell>
          <table:table-cell office:value-type="float" office:value="0.28999999999999998" table:formula="of:=MIN([.$C16];[.$G16];[.$K16];[.$O16];[.$S16];[.$W16];[.$AA16];[.$AE16];[.$AI16];[.$AM16];[.$AQ16];[.$AU16];[.$AY16];[.$BC16];[.$BG16];[.$BK16];[.$BO16];[.$BS16];[.$BW16];[.$CA16])" table:style-name="ce1">
            <text:p>0,29</text:p>
          </table:table-cell>
          <table:table-cell office:value-type="float" office:value="7227" table:formula="of:=MIN([.$D16];[.$H16];[.$L16];[.$P16];[.$T16];[.$X16];[.$AB16];[.$AF16];[.$AJ16];[.$AN16];[.$AR16];[.$AV16];[.$AZ16];[.$BD16];[.$BH16];[.$BL16];[.$BP16];[.$BT16];[.$BX16];[.$CB16])" table:style-name="ce1">
            <text:p>7227</text:p>
          </table:table-cell>
          <table:table-cell office:value-type="float" office:value="414" table:formula="of:=MIN([.$E16];[.$I16];[.$M16];[.$Q16];[.$U16];[.$Y16];[.$AC16];[.$AG16];[.$AK16];[.$AO16];[.$AS16];[.$AW16];[.$BA16];[.$BE16];[.$BI16];[.$BM16];[.$BQ16];[.$BU16];[.$BY16];[.$CC16])" table:style-name="ce1">
            <text:p>414</text:p>
          </table:table-cell>
          <table:table-cell office:value-type="float" office:value="6.96" table:formula="of:=MEDIAN([.$B16];[.$F16];[.$J16];[.$N16];[.$R16];[.$V16];[.$Z16];[.$AD16];[.$AH16];[.$AL16];[.$AP16];[.$AT16];[.$AX16];[.$BB16];[.$BF16];[.$BJ16];[.$BN16];[.$BR16];[.$BV16];[.$BZ16])" table:style-name="ce1">
            <text:p>6,96</text:p>
          </table:table-cell>
          <table:table-cell office:value-type="float" office:value="5.2799999999999994" table:formula="of:=MEDIAN([.$C16];[.$G16];[.$K16];[.$O16];[.$S16];[.$W16];[.$AA16];[.$AE16];[.$AI16];[.$AM16];[.$AQ16];[.$AU16];[.$AY16];[.$BC16];[.$BG16];[.$BK16];[.$BO16];[.$BS16];[.$BW16];[.$CA16])" table:style-name="ce1">
            <text:p>5,28</text:p>
          </table:table-cell>
          <table:table-cell office:value-type="float" office:value="178325" table:formula="of:=MEDIAN([.$D16];[.$H16];[.$L16];[.$P16];[.$T16];[.$X16];[.$AB16];[.$AF16];[.$AJ16];[.$AN16];[.$AR16];[.$AV16];[.$AZ16];[.$BD16];[.$BH16];[.$BL16];[.$BP16];[.$BT16];[.$BX16];[.$CB16])" table:style-name="ce1">
            <text:p>178325</text:p>
          </table:table-cell>
          <table:table-cell office:value-type="float" office:value="6303" table:formula="of:=MEDIAN([.$E16];[.$I16];[.$M16];[.$Q16];[.$U16];[.$Y16];[.$AC16];[.$AG16];[.$AK16];[.$AO16];[.$AS16];[.$AW16];[.$BA16];[.$BE16];[.$BI16];[.$BM16];[.$BQ16];[.$BU16];[.$BY16];[.$CC16])" table:style-name="ce1">
            <text:p>6303</text:p>
          </table:table-cell>
          <table:table-cell office:value-type="float" office:value="1851.75" table:formula="of:=MAX([.$B16];[.$F16];[.$J16];[.$N16];[.$R16];[.$V16];[.$Z16];[.$AD16];[.$AH16];[.$AL16];[.$AP16];[.$AT16];[.$AX16];[.$BB16];[.$BF16];[.$BJ16];[.$BN16];[.$BR16];[.$BV16];[.$BZ16])" table:style-name="ce1">
            <text:p>1851,75</text:p>
          </table:table-cell>
          <table:table-cell office:value-type="float" office:value="1850.04" table:formula="of:=MAX([.$C16];[.$G16];[.$K16];[.$O16];[.$S16];[.$W16];[.$AA16];[.$AE16];[.$AI16];[.$AM16];[.$AQ16];[.$AU16];[.$AY16];[.$BC16];[.$BG16];[.$BK16];[.$BO16];[.$BS16];[.$BW16];[.$CA16])" table:style-name="ce1">
            <text:p>1850,04</text:p>
          </table:table-cell>
          <table:table-cell office:value-type="float" office:value="17219756" table:formula="of:=MAX([.$D16];[.$H16];[.$L16];[.$P16];[.$T16];[.$X16];[.$AB16];[.$AF16];[.$AJ16];[.$AN16];[.$AR16];[.$AV16];[.$AZ16];[.$BD16];[.$BH16];[.$BL16];[.$BP16];[.$BT16];[.$BX16];[.$CB16])" table:style-name="ce1">
            <text:p>17219756</text:p>
          </table:table-cell>
          <table:table-cell office:value-type="float" office:value="2227649" table:formula="of:=MAX([.$E16];[.$I16];[.$M16];[.$Q16];[.$U16];[.$Y16];[.$AC16];[.$AG16];[.$AK16];[.$AO16];[.$AS16];[.$AW16];[.$BA16];[.$BE16];[.$BI16];[.$BM16];[.$BQ16];[.$BU16];[.$BY16];[.$CC16])" table:style-name="ce1">
            <text:p>2227649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10_a35_c75_h20.lp</text:p>
          </table:table-cell>
          <table:table-cell office:value-type="float" office:value="733.25" table:style-name="ce1">
            <text:p>733,25</text:p>
          </table:table-cell>
          <table:table-cell office:value-type="float" office:value="731.27" table:style-name="ce1">
            <text:p>731,27</text:p>
          </table:table-cell>
          <table:table-cell office:value-type="float" office:value="6972935" table:style-name="ce1">
            <text:p>6972935</text:p>
          </table:table-cell>
          <table:table-cell office:value-type="float" office:value="984363" table:style-name="ce1">
            <text:p>984363</text:p>
          </table:table-cell>
          <table:table-cell office:value-type="float" office:value="1378.61" table:style-name="ce1">
            <text:p>1378,61</text:p>
          </table:table-cell>
          <table:table-cell office:value-type="float" office:value="1376.6" table:style-name="ce1">
            <text:p>1376,6</text:p>
          </table:table-cell>
          <table:table-cell office:value-type="float" office:value="12798717" table:style-name="ce1">
            <text:p>12798717</text:p>
          </table:table-cell>
          <table:table-cell office:value-type="float" office:value="1540757" table:style-name="ce1">
            <text:p>1540757</text:p>
          </table:table-cell>
          <table:table-cell office:value-type="float" office:value="168.71" table:style-name="ce1">
            <text:p>168,71</text:p>
          </table:table-cell>
          <table:table-cell office:value-type="float" office:value="166.94" table:style-name="ce1">
            <text:p>166,94</text:p>
          </table:table-cell>
          <table:table-cell office:value-type="float" office:value="2184543" table:style-name="ce1">
            <text:p>2184543</text:p>
          </table:table-cell>
          <table:table-cell office:value-type="float" office:value="248865" table:style-name="ce1">
            <text:p>248865</text:p>
          </table:table-cell>
          <table:table-cell office:value-type="float" office:value="1392.82" table:style-name="ce1">
            <text:p>1392,82</text:p>
          </table:table-cell>
          <table:table-cell office:value-type="float" office:value="1390.69" table:style-name="ce1">
            <text:p>1390,69</text:p>
          </table:table-cell>
          <table:table-cell office:value-type="float" office:value="12798717" table:style-name="ce1">
            <text:p>12798717</text:p>
          </table:table-cell>
          <table:table-cell office:value-type="float" office:value="1540757" table:style-name="ce1">
            <text:p>1540757</text:p>
          </table:table-cell>
          <table:table-cell office:value-type="float" office:value="939.79" table:style-name="ce1">
            <text:p>939,79</text:p>
          </table:table-cell>
          <table:table-cell office:value-type="float" office:value="933.59" table:style-name="ce1">
            <text:p>933,59</text:p>
          </table:table-cell>
          <table:table-cell office:value-type="float" office:value="6528575" table:style-name="ce1">
            <text:p>6528575</text:p>
          </table:table-cell>
          <table:table-cell office:value-type="float" office:value="697230" table:style-name="ce1">
            <text:p>697230</text:p>
          </table:table-cell>
          <table:table-cell office:value-type="float" office:value="972.14" table:style-name="ce1">
            <text:p>972,14</text:p>
          </table:table-cell>
          <table:table-cell office:value-type="float" office:value="964.56" table:style-name="ce1">
            <text:p>964,56</text:p>
          </table:table-cell>
          <table:table-cell office:value-type="float" office:value="6528575" table:style-name="ce1">
            <text:p>6528575</text:p>
          </table:table-cell>
          <table:table-cell office:value-type="float" office:value="697230" table:style-name="ce1">
            <text:p>697230</text:p>
          </table:table-cell>
          <table:table-cell office:value-type="float" office:value="982.74" table:style-name="ce1">
            <text:p>982,74</text:p>
          </table:table-cell>
          <table:table-cell office:value-type="float" office:value="975.49" table:style-name="ce1">
            <text:p>975,49</text:p>
          </table:table-cell>
          <table:table-cell office:value-type="float" office:value="6528575" table:style-name="ce1">
            <text:p>6528575</text:p>
          </table:table-cell>
          <table:table-cell office:value-type="float" office:value="697230" table:style-name="ce1">
            <text:p>697230</text:p>
          </table:table-cell>
          <table:table-cell office:value-type="float" office:value="1206.71" table:style-name="ce1">
            <text:p>1206,71</text:p>
          </table:table-cell>
          <table:table-cell office:value-type="float" office:value="1204.55" table:style-name="ce1">
            <text:p>1204,55</text:p>
          </table:table-cell>
          <table:table-cell office:value-type="float" office:value="11773811" table:style-name="ce1">
            <text:p>11773811</text:p>
          </table:table-cell>
          <table:table-cell office:value-type="float" office:value="1458388" table:style-name="ce1">
            <text:p>1458388</text:p>
          </table:table-cell>
          <table:table-cell office:value-type="float" office:value="1197.29" table:style-name="ce1">
            <text:p>1197,29</text:p>
          </table:table-cell>
          <table:table-cell office:value-type="float" office:value="1195.1199999999999" table:style-name="ce1">
            <text:p>1195,12</text:p>
          </table:table-cell>
          <table:table-cell office:value-type="float" office:value="11773811" table:style-name="ce1">
            <text:p>11773811</text:p>
          </table:table-cell>
          <table:table-cell office:value-type="float" office:value="1458388" table:style-name="ce1">
            <text:p>1458388</text:p>
          </table:table-cell>
          <table:table-cell office:value-type="float" office:value="7.93" table:style-name="ce1">
            <text:p>7,93</text:p>
          </table:table-cell>
          <table:table-cell office:value-type="float" office:value="5.77" table:style-name="ce1">
            <text:p>5,77</text:p>
          </table:table-cell>
          <table:table-cell office:value-type="float" office:value="71694" table:style-name="ce1">
            <text:p>71694</text:p>
          </table:table-cell>
          <table:table-cell office:value-type="float" office:value="8205" table:style-name="ce1">
            <text:p>8205</text:p>
          </table:table-cell>
          <table:table-cell office:value-type="float" office:value="7.2" table:style-name="ce1">
            <text:p>7,2</text:p>
          </table:table-cell>
          <table:table-cell office:value-type="float" office:value="5.07" table:style-name="ce1">
            <text:p>5,07</text:p>
          </table:table-cell>
          <table:table-cell office:value-type="float" office:value="68266" table:style-name="ce1">
            <text:p>68266</text:p>
          </table:table-cell>
          <table:table-cell office:value-type="float" office:value="6693" table:style-name="ce2">
            <text:p>6693</text:p>
          </table:table-cell>
          <table:table-cell office:value-type="float" office:value="12.45" table:style-name="ce1">
            <text:p>12,45</text:p>
          </table:table-cell>
          <table:table-cell office:value-type="float" office:value="10.32" table:style-name="ce1">
            <text:p>10,32</text:p>
          </table:table-cell>
          <table:table-cell office:value-type="float" office:value="105318" table:style-name="ce1">
            <text:p>105318</text:p>
          </table:table-cell>
          <table:table-cell office:value-type="float" office:value="16590" table:style-name="ce1">
            <text:p>16590</text:p>
          </table:table-cell>
          <table:table-cell office:value-type="float" office:value="10.050000000000001" table:style-name="ce1">
            <text:p>10,05</text:p>
          </table:table-cell>
          <table:table-cell office:value-type="float" office:value="8" table:style-name="ce1">
            <text:p>8</text:p>
          </table:table-cell>
          <table:table-cell office:value-type="float" office:value="83651" table:style-name="ce1">
            <text:p>83651</text:p>
          </table:table-cell>
          <table:table-cell office:value-type="float" office:value="13530" table:style-name="ce1">
            <text:p>13530</text:p>
          </table:table-cell>
          <table:table-cell office:value-type="float" office:value="7.03" table:style-name="ce2">
            <text:p>7,03</text:p>
          </table:table-cell>
          <table:table-cell office:value-type="float" office:value="4.96" table:style-name="ce2">
            <text:p>4,96</text:p>
          </table:table-cell>
          <table:table-cell office:value-type="float" office:value="45122" table:style-name="ce2">
            <text:p>45122</text:p>
          </table:table-cell>
          <table:table-cell office:value-type="float" office:value="9027" table:style-name="ce1">
            <text:p>9027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54744461" table:style-name="ce3">
            <text:p>54744461</text:p>
          </table:table-cell>
          <table:table-cell office:value-type="float" office:value="18896809" table:style-name="ce3">
            <text:p>18896809</text:p>
          </table:table-cell>
          <table:table-cell office:value-type="float" office:value="1193.6400000000001" table:style-name="ce1">
            <text:p>1193,64</text:p>
          </table:table-cell>
          <table:table-cell office:value-type="float" office:value="1191.51" table:style-name="ce1">
            <text:p>1191,51</text:p>
          </table:table-cell>
          <table:table-cell office:value-type="float" office:value="9866689" table:style-name="ce1">
            <text:p>9866689</text:p>
          </table:table-cell>
          <table:table-cell office:value-type="float" office:value="1381655" table:style-name="ce1">
            <text:p>1381655</text:p>
          </table:table-cell>
          <table:table-cell office:value-type="float" office:value="940.15" table:style-name="ce1">
            <text:p>940,15</text:p>
          </table:table-cell>
          <table:table-cell office:value-type="float" office:value="934.1" table:style-name="ce1">
            <text:p>934,1</text:p>
          </table:table-cell>
          <table:table-cell office:value-type="float" office:value="6528575" table:style-name="ce1">
            <text:p>6528575</text:p>
          </table:table-cell>
          <table:table-cell office:value-type="float" office:value="697230" table:style-name="ce1">
            <text:p>697230</text:p>
          </table:table-cell>
          <table:table-cell office:value-type="float" office:value="7.8" table:style-name="ce1">
            <text:p>7,8</text:p>
          </table:table-cell>
          <table:table-cell office:value-type="float" office:value="5.68" table:style-name="ce1">
            <text:p>5,68</text:p>
          </table:table-cell>
          <table:table-cell office:value-type="float" office:value="71694" table:style-name="ce1">
            <text:p>71694</text:p>
          </table:table-cell>
          <table:table-cell office:value-type="float" office:value="8205" table:style-name="ce1">
            <text:p>8205</text:p>
          </table:table-cell>
          <table:table-cell office:value-type="float" office:value="1146.9100000000001" table:style-name="ce1">
            <text:p>1146,91</text:p>
          </table:table-cell>
          <table:table-cell office:value-type="float" office:value="1144.83" table:style-name="ce1">
            <text:p>1144,83</text:p>
          </table:table-cell>
          <table:table-cell office:value-type="float" office:value="11773811" table:style-name="ce1">
            <text:p>11773811</text:p>
          </table:table-cell>
          <table:table-cell office:value-type="float" office:value="1458388" table:style-name="ce1">
            <text:p>1458388</text:p>
          </table:table-cell>
          <table:table-cell office:value-type="float" office:value="721.64" table:style-name="ce1">
            <text:p>721,64</text:p>
          </table:table-cell>
          <table:table-cell office:value-type="float" office:value="719.67" table:style-name="ce1">
            <text:p>719,67</text:p>
          </table:table-cell>
          <table:table-cell office:value-type="float" office:value="7812220" table:style-name="ce1">
            <text:p>7812220</text:p>
          </table:table-cell>
          <table:table-cell office:value-type="float" office:value="872622" table:style-name="ce1">
            <text:p>872622</text:p>
          </table:table-cell>
          <table:table-cell office:value-type="float" office:value="7.03" table:formula="of:=MIN([.$B17];[.$F17];[.$J17];[.$N17];[.$R17];[.$V17];[.$Z17];[.$AD17];[.$AH17];[.$AL17];[.$AP17];[.$AT17];[.$AX17];[.$BB17];[.$BF17];[.$BJ17];[.$BN17];[.$BR17];[.$BV17];[.$BZ17])" table:style-name="ce1">
            <text:p>7,03</text:p>
          </table:table-cell>
          <table:table-cell office:value-type="float" office:value="4.96" table:formula="of:=MIN([.$C17];[.$G17];[.$K17];[.$O17];[.$S17];[.$W17];[.$AA17];[.$AE17];[.$AI17];[.$AM17];[.$AQ17];[.$AU17];[.$AY17];[.$BC17];[.$BG17];[.$BK17];[.$BO17];[.$BS17];[.$BW17];[.$CA17])" table:style-name="ce1">
            <text:p>4,96</text:p>
          </table:table-cell>
          <table:table-cell office:value-type="float" office:value="45122" table:formula="of:=MIN([.$D17];[.$H17];[.$L17];[.$P17];[.$T17];[.$X17];[.$AB17];[.$AF17];[.$AJ17];[.$AN17];[.$AR17];[.$AV17];[.$AZ17];[.$BD17];[.$BH17];[.$BL17];[.$BP17];[.$BT17];[.$BX17];[.$CB17])" table:style-name="ce1">
            <text:p>45122</text:p>
          </table:table-cell>
          <table:table-cell office:value-type="float" office:value="6693" table:formula="of:=MIN([.$E17];[.$I17];[.$M17];[.$Q17];[.$U17];[.$Y17];[.$AC17];[.$AG17];[.$AK17];[.$AO17];[.$AS17];[.$AW17];[.$BA17];[.$BE17];[.$BI17];[.$BM17];[.$BQ17];[.$BU17];[.$BY17];[.$CC17])" table:style-name="ce1">
            <text:p>6693</text:p>
          </table:table-cell>
          <table:table-cell office:value-type="float" office:value="939.97" table:formula="of:=MEDIAN([.$B17];[.$F17];[.$J17];[.$N17];[.$R17];[.$V17];[.$Z17];[.$AD17];[.$AH17];[.$AL17];[.$AP17];[.$AT17];[.$AX17];[.$BB17];[.$BF17];[.$BJ17];[.$BN17];[.$BR17];[.$BV17];[.$BZ17])" table:style-name="ce1">
            <text:p>939,97</text:p>
          </table:table-cell>
          <table:table-cell office:value-type="float" office:value="933.84500000000003" table:formula="of:=MEDIAN([.$C17];[.$G17];[.$K17];[.$O17];[.$S17];[.$W17];[.$AA17];[.$AE17];[.$AI17];[.$AM17];[.$AQ17];[.$AU17];[.$AY17];[.$BC17];[.$BG17];[.$BK17];[.$BO17];[.$BS17];[.$BW17];[.$CA17])" table:style-name="ce1">
            <text:p>933,845</text:p>
          </table:table-cell>
          <table:table-cell office:value-type="float" office:value="6528575" table:formula="of:=MEDIAN([.$D17];[.$H17];[.$L17];[.$P17];[.$T17];[.$X17];[.$AB17];[.$AF17];[.$AJ17];[.$AN17];[.$AR17];[.$AV17];[.$AZ17];[.$BD17];[.$BH17];[.$BL17];[.$BP17];[.$BT17];[.$BX17];[.$CB17])" table:style-name="ce1">
            <text:p>6528575</text:p>
          </table:table-cell>
          <table:table-cell office:value-type="float" office:value="697230" table:formula="of:=MEDIAN([.$E17];[.$I17];[.$M17];[.$Q17];[.$U17];[.$Y17];[.$AC17];[.$AG17];[.$AK17];[.$AO17];[.$AS17];[.$AW17];[.$BA17];[.$BE17];[.$BI17];[.$BM17];[.$BQ17];[.$BU17];[.$BY17];[.$CC17])" table:style-name="ce1">
            <text:p>697230</text:p>
          </table:table-cell>
          <table:table-cell office:value-type="float" office:value="21600" table:formula="of:=MAX([.$B17];[.$F17];[.$J17];[.$N17];[.$R17];[.$V17];[.$Z17];[.$AD17];[.$AH17];[.$AL17];[.$AP17];[.$AT17];[.$AX17];[.$BB17];[.$BF17];[.$BJ17];[.$BN17];[.$BR17];[.$BV17];[.$BZ17])" table:style-name="ce1">
            <text:p>21600</text:p>
          </table:table-cell>
          <table:table-cell office:value-type="float" office:value="21600" table:formula="of:=MAX([.$C17];[.$G17];[.$K17];[.$O17];[.$S17];[.$W17];[.$AA17];[.$AE17];[.$AI17];[.$AM17];[.$AQ17];[.$AU17];[.$AY17];[.$BC17];[.$BG17];[.$BK17];[.$BO17];[.$BS17];[.$BW17];[.$CA17])" table:style-name="ce1">
            <text:p>21600</text:p>
          </table:table-cell>
          <table:table-cell office:value-type="float" office:value="54744461" table:formula="of:=MAX([.$D17];[.$H17];[.$L17];[.$P17];[.$T17];[.$X17];[.$AB17];[.$AF17];[.$AJ17];[.$AN17];[.$AR17];[.$AV17];[.$AZ17];[.$BD17];[.$BH17];[.$BL17];[.$BP17];[.$BT17];[.$BX17];[.$CB17])" table:style-name="ce1">
            <text:p>54744461</text:p>
          </table:table-cell>
          <table:table-cell office:value-type="float" office:value="18896809" table:formula="of:=MAX([.$E17];[.$I17];[.$M17];[.$Q17];[.$U17];[.$Y17];[.$AC17];[.$AG17];[.$AK17];[.$AO17];[.$AS17];[.$AW17];[.$BA17];[.$BE17];[.$BI17];[.$BM17];[.$BQ17];[.$BU17];[.$BY17];[.$CC17])" table:style-name="ce1">
            <text:p>18896809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15_a20_c90_h21.lp</text:p>
          </table:table-cell>
          <table:table-cell office:value-type="float" office:value="3.97" table:style-name="ce1">
            <text:p>3,97</text:p>
          </table:table-cell>
          <table:table-cell office:value-type="float" office:value="0.59" table:style-name="ce1">
            <text:p>0,59</text:p>
          </table:table-cell>
          <table:table-cell office:value-type="float" office:value="11772" table:style-name="ce1">
            <text:p>11772</text:p>
          </table:table-cell>
          <table:table-cell office:value-type="float" office:value="193" table:style-name="ce1">
            <text:p>193</text:p>
          </table:table-cell>
          <table:table-cell office:value-type="float" office:value="4.29" table:style-name="ce1">
            <text:p>4,29</text:p>
          </table:table-cell>
          <table:table-cell office:value-type="float" office:value="0.73" table:style-name="ce1">
            <text:p>0,73</text:p>
          </table:table-cell>
          <table:table-cell office:value-type="float" office:value="14479" table:style-name="ce1">
            <text:p>14479</text:p>
          </table:table-cell>
          <table:table-cell office:value-type="float" office:value="262" table:style-name="ce1">
            <text:p>262</text:p>
          </table:table-cell>
          <table:table-cell office:value-type="float" office:value="4.1100000000000003" table:style-name="ce1">
            <text:p>4,11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10794" table:style-name="ce1">
            <text:p>10794</text:p>
          </table:table-cell>
          <table:table-cell office:value-type="float" office:value="199" table:style-name="ce1">
            <text:p>199</text:p>
          </table:table-cell>
          <table:table-cell office:value-type="float" office:value="4.16" table:style-name="ce1">
            <text:p>4,16</text:p>
          </table:table-cell>
          <table:table-cell office:value-type="float" office:value="0.71" table:style-name="ce1">
            <text:p>0,71</text:p>
          </table:table-cell>
          <table:table-cell office:value-type="float" office:value="14479" table:style-name="ce1">
            <text:p>14479</text:p>
          </table:table-cell>
          <table:table-cell office:value-type="float" office:value="262" table:style-name="ce1">
            <text:p>262</text:p>
          </table:table-cell>
          <table:table-cell office:value-type="float" office:value="16.32" table:style-name="ce1">
            <text:p>16,32</text:p>
          </table:table-cell>
          <table:table-cell office:value-type="float" office:value="2.13" table:style-name="ce1">
            <text:p>2,13</text:p>
          </table:table-cell>
          <table:table-cell office:value-type="float" office:value="35346" table:style-name="ce1">
            <text:p>35346</text:p>
          </table:table-cell>
          <table:table-cell office:value-type="float" office:value="179" table:style-name="ce1">
            <text:p>179</text:p>
          </table:table-cell>
          <table:table-cell office:value-type="float" office:value="20.27" table:style-name="ce3">
            <text:p>20,27</text:p>
          </table:table-cell>
          <table:table-cell office:value-type="float" office:value="2.37" table:style-name="ce1">
            <text:p>2,37</text:p>
          </table:table-cell>
          <table:table-cell office:value-type="float" office:value="35346" table:style-name="ce1">
            <text:p>35346</text:p>
          </table:table-cell>
          <table:table-cell office:value-type="float" office:value="179" table:style-name="ce1">
            <text:p>179</text:p>
          </table:table-cell>
          <table:table-cell office:value-type="float" office:value="17.93" table:style-name="ce1">
            <text:p>17,93</text:p>
          </table:table-cell>
          <table:table-cell office:value-type="float" office:value="2.3199999999999998" table:style-name="ce1">
            <text:p>2,32</text:p>
          </table:table-cell>
          <table:table-cell office:value-type="float" office:value="35346" table:style-name="ce1">
            <text:p>35346</text:p>
          </table:table-cell>
          <table:table-cell office:value-type="float" office:value="179" table:style-name="ce1">
            <text:p>179</text:p>
          </table:table-cell>
          <table:table-cell office:value-type="float" office:value="4.33" table:style-name="ce1">
            <text:p>4,33</text:p>
          </table:table-cell>
          <table:table-cell office:value-type="float" office:value="1" table:style-name="ce1">
            <text:p>1</text:p>
          </table:table-cell>
          <table:table-cell office:value-type="float" office:value="36147" table:style-name="ce3">
            <text:p>36147</text:p>
          </table:table-cell>
          <table:table-cell office:value-type="float" office:value="295" table:style-name="ce1">
            <text:p>295</text:p>
          </table:table-cell>
          <table:table-cell office:value-type="float" office:value="4.96" table:style-name="ce1">
            <text:p>4,96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36147" table:style-name="ce3">
            <text:p>36147</text:p>
          </table:table-cell>
          <table:table-cell office:value-type="float" office:value="295" table:style-name="ce1">
            <text:p>295</text:p>
          </table:table-cell>
          <table:table-cell office:value-type="float" office:value="4.13" table:style-name="ce1">
            <text:p>4,13</text:p>
          </table:table-cell>
          <table:table-cell office:value-type="float" office:value="0.49" table:style-name="ce1">
            <text:p>0,49</text:p>
          </table:table-cell>
          <table:table-cell office:value-type="float" office:value="6556" table:style-name="ce1">
            <text:p>6556</text:p>
          </table:table-cell>
          <table:table-cell office:value-type="float" office:value="159" table:style-name="ce1">
            <text:p>159</text:p>
          </table:table-cell>
          <table:table-cell office:value-type="float" office:value="3.78" table:style-name="ce1">
            <text:p>3,78</text:p>
          </table:table-cell>
          <table:table-cell office:value-type="float" office:value="0.46" table:style-name="ce1">
            <text:p>0,46</text:p>
          </table:table-cell>
          <table:table-cell office:value-type="float" office:value="9190" table:style-name="ce1">
            <text:p>9190</text:p>
          </table:table-cell>
          <table:table-cell office:value-type="float" office:value="141" table:style-name="ce1">
            <text:p>141</text:p>
          </table:table-cell>
          <table:table-cell office:value-type="float" office:value="3.9" table:style-name="ce1">
            <text:p>3,9</text:p>
          </table:table-cell>
          <table:table-cell office:value-type="float" office:value="0.4" table:style-name="ce1">
            <text:p>0,4</text:p>
          </table:table-cell>
          <table:table-cell office:value-type="float" office:value="11211" table:style-name="ce1">
            <text:p>11211</text:p>
          </table:table-cell>
          <table:table-cell office:value-type="float" office:value="176" table:style-name="ce1">
            <text:p>176</text:p>
          </table:table-cell>
          <table:table-cell office:value-type="float" office:value="3.6" table:style-name="ce2">
            <text:p>3,6</text:p>
          </table:table-cell>
          <table:table-cell office:value-type="float" office:value="0.36" table:style-name="ce1">
            <text:p>0,36</text:p>
          </table:table-cell>
          <table:table-cell office:value-type="float" office:value="8979" table:style-name="ce1">
            <text:p>8979</text:p>
          </table:table-cell>
          <table:table-cell office:value-type="float" office:value="167" table:style-name="ce1">
            <text:p>167</text:p>
          </table:table-cell>
          <table:table-cell office:value-type="float" office:value="3.78" table:style-name="ce1">
            <text:p>3,78</text:p>
          </table:table-cell>
          <table:table-cell office:value-type="float" office:value="0.16" table:style-name="ce1">
            <text:p>0,16</text:p>
          </table:table-cell>
          <table:table-cell office:value-type="float" office:value="8337" table:style-name="ce1">
            <text:p>8337</text:p>
          </table:table-cell>
          <table:table-cell office:value-type="float" office:value="115" table:style-name="ce2">
            <text:p>115</text:p>
          </table:table-cell>
          <table:table-cell office:value-type="float" office:value="5.61" table:style-name="ce1">
            <text:p>5,61</text:p>
          </table:table-cell>
          <table:table-cell office:value-type="float" office:value="2.02" table:style-name="ce1">
            <text:p>2,02</text:p>
          </table:table-cell>
          <table:table-cell office:value-type="float" office:value="22419" table:style-name="ce1">
            <text:p>22419</text:p>
          </table:table-cell>
          <table:table-cell office:value-type="float" office:value="634" table:style-name="ce3">
            <text:p>634</text:p>
          </table:table-cell>
          <table:table-cell office:value-type="float" office:value="3.64" table:style-name="ce1">
            <text:p>3,64</text:p>
          </table:table-cell>
          <table:table-cell office:value-type="float" office:value="0.1" table:style-name="ce2">
            <text:p>0,1</text:p>
          </table:table-cell>
          <table:table-cell office:value-type="float" office:value="1169" table:style-name="ce2">
            <text:p>1169</text:p>
          </table:table-cell>
          <table:table-cell office:value-type="float" office:value="123" table:style-name="ce1">
            <text:p>123</text:p>
          </table:table-cell>
          <table:table-cell office:value-type="float" office:value="14.86" table:style-name="ce1">
            <text:p>14,86</text:p>
          </table:table-cell>
          <table:table-cell office:value-type="float" office:value="1.8" table:style-name="ce1">
            <text:p>1,8</text:p>
          </table:table-cell>
          <table:table-cell office:value-type="float" office:value="35346" table:style-name="ce1">
            <text:p>35346</text:p>
          </table:table-cell>
          <table:table-cell office:value-type="float" office:value="179" table:style-name="ce1">
            <text:p>179</text:p>
          </table:table-cell>
          <table:table-cell office:value-type="float" office:value="4.12" table:style-name="ce1">
            <text:p>4,12</text:p>
          </table:table-cell>
          <table:table-cell office:value-type="float" office:value="0.49" table:style-name="ce1">
            <text:p>0,49</text:p>
          </table:table-cell>
          <table:table-cell office:value-type="float" office:value="6556" table:style-name="ce1">
            <text:p>6556</text:p>
          </table:table-cell>
          <table:table-cell office:value-type="float" office:value="159" table:style-name="ce1">
            <text:p>159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36147" table:style-name="ce3">
            <text:p>36147</text:p>
          </table:table-cell>
          <table:table-cell office:value-type="float" office:value="295" table:style-name="ce1">
            <text:p>295</text:p>
          </table:table-cell>
          <table:table-cell office:value-type="float" office:value="4.3600000000000003" table:style-name="ce1">
            <text:p>4,36</text:p>
          </table:table-cell>
          <table:table-cell office:value-type="float" office:value="0.81" table:style-name="ce1">
            <text:p>0,81</text:p>
          </table:table-cell>
          <table:table-cell office:value-type="float" office:value="15586" table:style-name="ce1">
            <text:p>15586</text:p>
          </table:table-cell>
          <table:table-cell office:value-type="float" office:value="179" table:style-name="ce1">
            <text:p>179</text:p>
          </table:table-cell>
          <table:table-cell office:value-type="float" office:value="3.6" table:formula="of:=MIN([.$B18];[.$F18];[.$J18];[.$N18];[.$R18];[.$V18];[.$Z18];[.$AD18];[.$AH18];[.$AL18];[.$AP18];[.$AT18];[.$AX18];[.$BB18];[.$BF18];[.$BJ18];[.$BN18];[.$BR18];[.$BV18];[.$BZ18])" table:style-name="ce1">
            <text:p>3,6</text:p>
          </table:table-cell>
          <table:table-cell office:value-type="float" office:value="0.1" table:formula="of:=MIN([.$C18];[.$G18];[.$K18];[.$O18];[.$S18];[.$W18];[.$AA18];[.$AE18];[.$AI18];[.$AM18];[.$AQ18];[.$AU18];[.$AY18];[.$BC18];[.$BG18];[.$BK18];[.$BO18];[.$BS18];[.$BW18];[.$CA18])" table:style-name="ce1">
            <text:p>0,1</text:p>
          </table:table-cell>
          <table:table-cell office:value-type="float" office:value="1169" table:formula="of:=MIN([.$D18];[.$H18];[.$L18];[.$P18];[.$T18];[.$X18];[.$AB18];[.$AF18];[.$AJ18];[.$AN18];[.$AR18];[.$AV18];[.$AZ18];[.$BD18];[.$BH18];[.$BL18];[.$BP18];[.$BT18];[.$BX18];[.$CB18])" table:style-name="ce1">
            <text:p>1169</text:p>
          </table:table-cell>
          <table:table-cell office:value-type="float" office:value="115" table:formula="of:=MIN([.$E18];[.$I18];[.$M18];[.$Q18];[.$U18];[.$Y18];[.$AC18];[.$AG18];[.$AK18];[.$AO18];[.$AS18];[.$AW18];[.$BA18];[.$BE18];[.$BI18];[.$BM18];[.$BQ18];[.$BU18];[.$BY18];[.$CC18])" table:style-name="ce1">
            <text:p>115</text:p>
          </table:table-cell>
          <table:table-cell office:value-type="float" office:value="4.2249999999999996" table:formula="of:=MEDIAN([.$B18];[.$F18];[.$J18];[.$N18];[.$R18];[.$V18];[.$Z18];[.$AD18];[.$AH18];[.$AL18];[.$AP18];[.$AT18];[.$AX18];[.$BB18];[.$BF18];[.$BJ18];[.$BN18];[.$BR18];[.$BV18];[.$BZ18])" table:style-name="ce1">
            <text:p>4,225</text:p>
          </table:table-cell>
          <table:table-cell office:value-type="float" office:value="0.72" table:formula="of:=MEDIAN([.$C18];[.$G18];[.$K18];[.$O18];[.$S18];[.$W18];[.$AA18];[.$AE18];[.$AI18];[.$AM18];[.$AQ18];[.$AU18];[.$AY18];[.$BC18];[.$BG18];[.$BK18];[.$BO18];[.$BS18];[.$BW18];[.$CA18])" table:style-name="ce1">
            <text:p>0,72</text:p>
          </table:table-cell>
          <table:table-cell office:value-type="float" office:value="14479" table:formula="of:=MEDIAN([.$D18];[.$H18];[.$L18];[.$P18];[.$T18];[.$X18];[.$AB18];[.$AF18];[.$AJ18];[.$AN18];[.$AR18];[.$AV18];[.$AZ18];[.$BD18];[.$BH18];[.$BL18];[.$BP18];[.$BT18];[.$BX18];[.$CB18])" table:style-name="ce1">
            <text:p>14479</text:p>
          </table:table-cell>
          <table:table-cell office:value-type="float" office:value="179" table:formula="of:=MEDIAN([.$E18];[.$I18];[.$M18];[.$Q18];[.$U18];[.$Y18];[.$AC18];[.$AG18];[.$AK18];[.$AO18];[.$AS18];[.$AW18];[.$BA18];[.$BE18];[.$BI18];[.$BM18];[.$BQ18];[.$BU18];[.$BY18];[.$CC18])" table:style-name="ce1">
            <text:p>179</text:p>
          </table:table-cell>
          <table:table-cell office:value-type="float" office:value="20.27" table:formula="of:=MAX([.$B18];[.$F18];[.$J18];[.$N18];[.$R18];[.$V18];[.$Z18];[.$AD18];[.$AH18];[.$AL18];[.$AP18];[.$AT18];[.$AX18];[.$BB18];[.$BF18];[.$BJ18];[.$BN18];[.$BR18];[.$BV18];[.$BZ18])" table:style-name="ce1">
            <text:p>20,27</text:p>
          </table:table-cell>
          <table:table-cell office:value-type="float" office:value="2.37" table:formula="of:=MAX([.$C18];[.$G18];[.$K18];[.$O18];[.$S18];[.$W18];[.$AA18];[.$AE18];[.$AI18];[.$AM18];[.$AQ18];[.$AU18];[.$AY18];[.$BC18];[.$BG18];[.$BK18];[.$BO18];[.$BS18];[.$BW18];[.$CA18])" table:style-name="ce1">
            <text:p>2,37</text:p>
          </table:table-cell>
          <table:table-cell office:value-type="float" office:value="36147" table:formula="of:=MAX([.$D18];[.$H18];[.$L18];[.$P18];[.$T18];[.$X18];[.$AB18];[.$AF18];[.$AJ18];[.$AN18];[.$AR18];[.$AV18];[.$AZ18];[.$BD18];[.$BH18];[.$BL18];[.$BP18];[.$BT18];[.$BX18];[.$CB18])" table:style-name="ce1">
            <text:p>36147</text:p>
          </table:table-cell>
          <table:table-cell office:value-type="float" office:value="634" table:formula="of:=MAX([.$E18];[.$I18];[.$M18];[.$Q18];[.$U18];[.$Y18];[.$AC18];[.$AG18];[.$AK18];[.$AO18];[.$AS18];[.$AW18];[.$BA18];[.$BE18];[.$BI18];[.$BM18];[.$BQ18];[.$BU18];[.$BY18];[.$CC18])" table:style-name="ce1">
            <text:p>634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15_a25_c90_h24.lp</text:p>
          </table:table-cell>
          <table:table-cell office:value-type="float" office:value="5.88" table:style-name="ce1">
            <text:p>5,88</text:p>
          </table:table-cell>
          <table:table-cell office:value-type="float" office:value="1.05" table:style-name="ce1">
            <text:p>1,05</text:p>
          </table:table-cell>
          <table:table-cell office:value-type="float" office:value="18065" table:style-name="ce1">
            <text:p>18065</text:p>
          </table:table-cell>
          <table:table-cell office:value-type="float" office:value="189" table:style-name="ce1">
            <text:p>189</text:p>
          </table:table-cell>
          <table:table-cell office:value-type="float" office:value="6.46" table:style-name="ce1">
            <text:p>6,46</text:p>
          </table:table-cell>
          <table:table-cell office:value-type="float" office:value="1.48" table:style-name="ce1">
            <text:p>1,48</text:p>
          </table:table-cell>
          <table:table-cell office:value-type="float" office:value="22411" table:style-name="ce1">
            <text:p>22411</text:p>
          </table:table-cell>
          <table:table-cell office:value-type="float" office:value="272" table:style-name="ce1">
            <text:p>272</text:p>
          </table:table-cell>
          <table:table-cell office:value-type="float" office:value="6.92" table:style-name="ce1">
            <text:p>6,92</text:p>
          </table:table-cell>
          <table:table-cell office:value-type="float" office:value="1.86" table:style-name="ce1">
            <text:p>1,86</text:p>
          </table:table-cell>
          <table:table-cell office:value-type="float" office:value="37985" table:style-name="ce1">
            <text:p>37985</text:p>
          </table:table-cell>
          <table:table-cell office:value-type="float" office:value="378" table:style-name="ce1">
            <text:p>378</text:p>
          </table:table-cell>
          <table:table-cell office:value-type="float" office:value="6.54" table:style-name="ce1">
            <text:p>6,54</text:p>
          </table:table-cell>
          <table:table-cell office:value-type="float" office:value="1.49" table:style-name="ce1">
            <text:p>1,49</text:p>
          </table:table-cell>
          <table:table-cell office:value-type="float" office:value="22411" table:style-name="ce1">
            <text:p>22411</text:p>
          </table:table-cell>
          <table:table-cell office:value-type="float" office:value="272" table:style-name="ce1">
            <text:p>272</text:p>
          </table:table-cell>
          <table:table-cell office:value-type="float" office:value="24.96" table:style-name="ce1">
            <text:p>24,96</text:p>
          </table:table-cell>
          <table:table-cell office:value-type="float" office:value="2.72" table:style-name="ce1">
            <text:p>2,72</text:p>
          </table:table-cell>
          <table:table-cell office:value-type="float" office:value="49388" table:style-name="ce1">
            <text:p>49388</text:p>
          </table:table-cell>
          <table:table-cell office:value-type="float" office:value="317" table:style-name="ce1">
            <text:p>317</text:p>
          </table:table-cell>
          <table:table-cell office:value-type="float" office:value="27.53" table:style-name="ce1">
            <text:p>27,53</text:p>
          </table:table-cell>
          <table:table-cell office:value-type="float" office:value="2.73" table:style-name="ce1">
            <text:p>2,73</text:p>
          </table:table-cell>
          <table:table-cell office:value-type="float" office:value="49388" table:style-name="ce1">
            <text:p>49388</text:p>
          </table:table-cell>
          <table:table-cell office:value-type="float" office:value="317" table:style-name="ce1">
            <text:p>317</text:p>
          </table:table-cell>
          <table:table-cell office:value-type="float" office:value="27.72" table:style-name="ce3">
            <text:p>27,72</text:p>
          </table:table-cell>
          <table:table-cell office:value-type="float" office:value="2.89" table:style-name="ce1">
            <text:p>2,89</text:p>
          </table:table-cell>
          <table:table-cell office:value-type="float" office:value="49388" table:style-name="ce1">
            <text:p>49388</text:p>
          </table:table-cell>
          <table:table-cell office:value-type="float" office:value="317" table:style-name="ce1">
            <text:p>317</text:p>
          </table:table-cell>
          <table:table-cell office:value-type="float" office:value="6.71" table:style-name="ce1">
            <text:p>6,71</text:p>
          </table:table-cell>
          <table:table-cell office:value-type="float" office:value="1.48" table:style-name="ce1">
            <text:p>1,48</text:p>
          </table:table-cell>
          <table:table-cell office:value-type="float" office:value="43655" table:style-name="ce1">
            <text:p>43655</text:p>
          </table:table-cell>
          <table:table-cell office:value-type="float" office:value="273" table:style-name="ce1">
            <text:p>273</text:p>
          </table:table-cell>
          <table:table-cell office:value-type="float" office:value="7.12" table:style-name="ce1">
            <text:p>7,12</text:p>
          </table:table-cell>
          <table:table-cell office:value-type="float" office:value="1.67" table:style-name="ce1">
            <text:p>1,67</text:p>
          </table:table-cell>
          <table:table-cell office:value-type="float" office:value="54153" table:style-name="ce3">
            <text:p>54153</text:p>
          </table:table-cell>
          <table:table-cell office:value-type="float" office:value="319" table:style-name="ce1">
            <text:p>319</text:p>
          </table:table-cell>
          <table:table-cell office:value-type="float" office:value="5.94" table:style-name="ce1">
            <text:p>5,94</text:p>
          </table:table-cell>
          <table:table-cell office:value-type="float" office:value="0.75" table:style-name="ce1">
            <text:p>0,75</text:p>
          </table:table-cell>
          <table:table-cell office:value-type="float" office:value="13078" table:style-name="ce1">
            <text:p>13078</text:p>
          </table:table-cell>
          <table:table-cell office:value-type="float" office:value="217" table:style-name="ce1">
            <text:p>217</text:p>
          </table:table-cell>
          <table:table-cell office:value-type="float" office:value="5.98" table:style-name="ce1">
            <text:p>5,98</text:p>
          </table:table-cell>
          <table:table-cell office:value-type="float" office:value="0.95" table:style-name="ce1">
            <text:p>0,95</text:p>
          </table:table-cell>
          <table:table-cell office:value-type="float" office:value="16689" table:style-name="ce1">
            <text:p>16689</text:p>
          </table:table-cell>
          <table:table-cell office:value-type="float" office:value="248" table:style-name="ce1">
            <text:p>248</text:p>
          </table:table-cell>
          <table:table-cell office:value-type="float" office:value="5.5" table:style-name="ce1">
            <text:p>5,5</text:p>
          </table:table-cell>
          <table:table-cell office:value-type="float" office:value="0.55000000000000004" table:style-name="ce1">
            <text:p>0,55</text:p>
          </table:table-cell>
          <table:table-cell office:value-type="float" office:value="9471" table:style-name="ce1">
            <text:p>9471</text:p>
          </table:table-cell>
          <table:table-cell office:value-type="float" office:value="182" table:style-name="ce1">
            <text:p>182</text:p>
          </table:table-cell>
          <table:table-cell office:value-type="float" office:value="5.59" table:style-name="ce1">
            <text:p>5,59</text:p>
          </table:table-cell>
          <table:table-cell office:value-type="float" office:value="0.53" table:style-name="ce1">
            <text:p>0,53</text:p>
          </table:table-cell>
          <table:table-cell office:value-type="float" office:value="8875" table:style-name="ce1">
            <text:p>8875</text:p>
          </table:table-cell>
          <table:table-cell office:value-type="float" office:value="183" table:style-name="ce1">
            <text:p>183</text:p>
          </table:table-cell>
          <table:table-cell office:value-type="float" office:value="4.74" table:style-name="ce2">
            <text:p>4,74</text:p>
          </table:table-cell>
          <table:table-cell office:value-type="float" office:value="0.12" table:style-name="ce2">
            <text:p>0,12</text:p>
          </table:table-cell>
          <table:table-cell office:value-type="float" office:value="5195" table:style-name="ce1">
            <text:p>5195</text:p>
          </table:table-cell>
          <table:table-cell office:value-type="float" office:value="99" table:style-name="ce2">
            <text:p>99</text:p>
          </table:table-cell>
          <table:table-cell office:value-type="float" office:value="7.84" table:style-name="ce1">
            <text:p>7,84</text:p>
          </table:table-cell>
          <table:table-cell office:value-type="float" office:value="2.62" table:style-name="ce1">
            <text:p>2,62</text:p>
          </table:table-cell>
          <table:table-cell office:value-type="float" office:value="32785" table:style-name="ce1">
            <text:p>32785</text:p>
          </table:table-cell>
          <table:table-cell office:value-type="float" office:value="762" table:style-name="ce3">
            <text:p>762</text:p>
          </table:table-cell>
          <table:table-cell office:value-type="float" office:value="5.22" table:style-name="ce1">
            <text:p>5,22</text:p>
          </table:table-cell>
          <table:table-cell office:value-type="float" office:value="0.18" table:style-name="ce1">
            <text:p>0,18</text:p>
          </table:table-cell>
          <table:table-cell office:value-type="float" office:value="2192" table:style-name="ce2">
            <text:p>2192</text:p>
          </table:table-cell>
          <table:table-cell office:value-type="float" office:value="110" table:style-name="ce1">
            <text:p>110</text:p>
          </table:table-cell>
          <table:table-cell office:value-type="float" office:value="23.69" table:style-name="ce1">
            <text:p>23,69</text:p>
          </table:table-cell>
          <table:table-cell office:value-type="float" office:value="2.77" table:style-name="ce1">
            <text:p>2,77</text:p>
          </table:table-cell>
          <table:table-cell office:value-type="float" office:value="49388" table:style-name="ce1">
            <text:p>49388</text:p>
          </table:table-cell>
          <table:table-cell office:value-type="float" office:value="317" table:style-name="ce1">
            <text:p>317</text:p>
          </table:table-cell>
          <table:table-cell office:value-type="float" office:value="6.02" table:style-name="ce1">
            <text:p>6,02</text:p>
          </table:table-cell>
          <table:table-cell office:value-type="float" office:value="0.75" table:style-name="ce1">
            <text:p>0,75</text:p>
          </table:table-cell>
          <table:table-cell office:value-type="float" office:value="13078" table:style-name="ce1">
            <text:p>13078</text:p>
          </table:table-cell>
          <table:table-cell office:value-type="float" office:value="217" table:style-name="ce1">
            <text:p>217</text:p>
          </table:table-cell>
          <table:table-cell office:value-type="float" office:value="5.74" table:style-name="ce1">
            <text:p>5,74</text:p>
          </table:table-cell>
          <table:table-cell office:value-type="float" office:value="1.33" table:style-name="ce1">
            <text:p>1,33</text:p>
          </table:table-cell>
          <table:table-cell office:value-type="float" office:value="43655" table:style-name="ce1">
            <text:p>43655</text:p>
          </table:table-cell>
          <table:table-cell office:value-type="float" office:value="273" table:style-name="ce1">
            <text:p>273</text:p>
          </table:table-cell>
          <table:table-cell office:value-type="float" office:value="5.72" table:style-name="ce1">
            <text:p>5,72</text:p>
          </table:table-cell>
          <table:table-cell office:value-type="float" office:value="0.9" table:style-name="ce1">
            <text:p>0,9</text:p>
          </table:table-cell>
          <table:table-cell office:value-type="float" office:value="18754" table:style-name="ce1">
            <text:p>18754</text:p>
          </table:table-cell>
          <table:table-cell office:value-type="float" office:value="175" table:style-name="ce1">
            <text:p>175</text:p>
          </table:table-cell>
          <table:table-cell office:value-type="float" office:value="4.74" table:formula="of:=MIN([.$B19];[.$F19];[.$J19];[.$N19];[.$R19];[.$V19];[.$Z19];[.$AD19];[.$AH19];[.$AL19];[.$AP19];[.$AT19];[.$AX19];[.$BB19];[.$BF19];[.$BJ19];[.$BN19];[.$BR19];[.$BV19];[.$BZ19])" table:style-name="ce1">
            <text:p>4,74</text:p>
          </table:table-cell>
          <table:table-cell office:value-type="float" office:value="0.12" table:formula="of:=MIN([.$C19];[.$G19];[.$K19];[.$O19];[.$S19];[.$W19];[.$AA19];[.$AE19];[.$AI19];[.$AM19];[.$AQ19];[.$AU19];[.$AY19];[.$BC19];[.$BG19];[.$BK19];[.$BO19];[.$BS19];[.$BW19];[.$CA19])" table:style-name="ce1">
            <text:p>0,12</text:p>
          </table:table-cell>
          <table:table-cell office:value-type="float" office:value="2192" table:formula="of:=MIN([.$D19];[.$H19];[.$L19];[.$P19];[.$T19];[.$X19];[.$AB19];[.$AF19];[.$AJ19];[.$AN19];[.$AR19];[.$AV19];[.$AZ19];[.$BD19];[.$BH19];[.$BL19];[.$BP19];[.$BT19];[.$BX19];[.$CB19])" table:style-name="ce1">
            <text:p>2192</text:p>
          </table:table-cell>
          <table:table-cell office:value-type="float" office:value="99" table:formula="of:=MIN([.$E19];[.$I19];[.$M19];[.$Q19];[.$U19];[.$Y19];[.$AC19];[.$AG19];[.$AK19];[.$AO19];[.$AS19];[.$AW19];[.$BA19];[.$BE19];[.$BI19];[.$BM19];[.$BQ19];[.$BU19];[.$BY19];[.$CC19])" table:style-name="ce1">
            <text:p>99</text:p>
          </table:table-cell>
          <table:table-cell office:value-type="float" office:value="6.24" table:formula="of:=MEDIAN([.$B19];[.$F19];[.$J19];[.$N19];[.$R19];[.$V19];[.$Z19];[.$AD19];[.$AH19];[.$AL19];[.$AP19];[.$AT19];[.$AX19];[.$BB19];[.$BF19];[.$BJ19];[.$BN19];[.$BR19];[.$BV19];[.$BZ19])" table:style-name="ce1">
            <text:p>6,24</text:p>
          </table:table-cell>
          <table:table-cell office:value-type="float" office:value="1.405" table:formula="of:=MEDIAN([.$C19];[.$G19];[.$K19];[.$O19];[.$S19];[.$W19];[.$AA19];[.$AE19];[.$AI19];[.$AM19];[.$AQ19];[.$AU19];[.$AY19];[.$BC19];[.$BG19];[.$BK19];[.$BO19];[.$BS19];[.$BW19];[.$CA19])" table:style-name="ce1">
            <text:p>1,405</text:p>
          </table:table-cell>
          <table:table-cell office:value-type="float" office:value="22411" table:formula="of:=MEDIAN([.$D19];[.$H19];[.$L19];[.$P19];[.$T19];[.$X19];[.$AB19];[.$AF19];[.$AJ19];[.$AN19];[.$AR19];[.$AV19];[.$AZ19];[.$BD19];[.$BH19];[.$BL19];[.$BP19];[.$BT19];[.$BX19];[.$CB19])" table:style-name="ce1">
            <text:p>22411</text:p>
          </table:table-cell>
          <table:table-cell office:value-type="float" office:value="272" table:formula="of:=MEDIAN([.$E19];[.$I19];[.$M19];[.$Q19];[.$U19];[.$Y19];[.$AC19];[.$AG19];[.$AK19];[.$AO19];[.$AS19];[.$AW19];[.$BA19];[.$BE19];[.$BI19];[.$BM19];[.$BQ19];[.$BU19];[.$BY19];[.$CC19])" table:style-name="ce1">
            <text:p>272</text:p>
          </table:table-cell>
          <table:table-cell office:value-type="float" office:value="27.72" table:formula="of:=MAX([.$B19];[.$F19];[.$J19];[.$N19];[.$R19];[.$V19];[.$Z19];[.$AD19];[.$AH19];[.$AL19];[.$AP19];[.$AT19];[.$AX19];[.$BB19];[.$BF19];[.$BJ19];[.$BN19];[.$BR19];[.$BV19];[.$BZ19])" table:style-name="ce1">
            <text:p>27,72</text:p>
          </table:table-cell>
          <table:table-cell office:value-type="float" office:value="2.89" table:formula="of:=MAX([.$C19];[.$G19];[.$K19];[.$O19];[.$S19];[.$W19];[.$AA19];[.$AE19];[.$AI19];[.$AM19];[.$AQ19];[.$AU19];[.$AY19];[.$BC19];[.$BG19];[.$BK19];[.$BO19];[.$BS19];[.$BW19];[.$CA19])" table:style-name="ce1">
            <text:p>2,89</text:p>
          </table:table-cell>
          <table:table-cell office:value-type="float" office:value="54153" table:formula="of:=MAX([.$D19];[.$H19];[.$L19];[.$P19];[.$T19];[.$X19];[.$AB19];[.$AF19];[.$AJ19];[.$AN19];[.$AR19];[.$AV19];[.$AZ19];[.$BD19];[.$BH19];[.$BL19];[.$BP19];[.$BT19];[.$BX19];[.$CB19])" table:style-name="ce1">
            <text:p>54153</text:p>
          </table:table-cell>
          <table:table-cell office:value-type="float" office:value="762" table:formula="of:=MAX([.$E19];[.$I19];[.$M19];[.$Q19];[.$U19];[.$Y19];[.$AC19];[.$AG19];[.$AK19];[.$AO19];[.$AS19];[.$AW19];[.$BA19];[.$BE19];[.$BI19];[.$BM19];[.$BQ19];[.$BU19];[.$BY19];[.$CC19])" table:style-name="ce1">
            <text:p>762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15_a30_c90_h23.lp</text:p>
          </table:table-cell>
          <table:table-cell office:value-type="float" office:value="6.74" table:style-name="ce1">
            <text:p>6,74</text:p>
          </table:table-cell>
          <table:table-cell office:value-type="float" office:value="1.27" table:style-name="ce1">
            <text:p>1,27</text:p>
          </table:table-cell>
          <table:table-cell office:value-type="float" office:value="24963" table:style-name="ce1">
            <text:p>24963</text:p>
          </table:table-cell>
          <table:table-cell office:value-type="float" office:value="211" table:style-name="ce1">
            <text:p>211</text:p>
          </table:table-cell>
          <table:table-cell office:value-type="float" office:value="6.8" table:style-name="ce1">
            <text:p>6,8</text:p>
          </table:table-cell>
          <table:table-cell office:value-type="float" office:value="1.45" table:style-name="ce1">
            <text:p>1,45</text:p>
          </table:table-cell>
          <table:table-cell office:value-type="float" office:value="36209" table:style-name="ce1">
            <text:p>36209</text:p>
          </table:table-cell>
          <table:table-cell office:value-type="float" office:value="368" table:style-name="ce1">
            <text:p>368</text:p>
          </table:table-cell>
          <table:table-cell office:value-type="float" office:value="8.0399999999999991" table:style-name="ce1">
            <text:p>8,04</text:p>
          </table:table-cell>
          <table:table-cell office:value-type="float" office:value="2.64" table:style-name="ce1">
            <text:p>2,64</text:p>
          </table:table-cell>
          <table:table-cell office:value-type="float" office:value="83316" table:style-name="ce1">
            <text:p>83316</text:p>
          </table:table-cell>
          <table:table-cell office:value-type="float" office:value="446" table:style-name="ce1">
            <text:p>446</text:p>
          </table:table-cell>
          <table:table-cell office:value-type="float" office:value="7.43" table:style-name="ce1">
            <text:p>7,43</text:p>
          </table:table-cell>
          <table:table-cell office:value-type="float" office:value="1.54" table:style-name="ce1">
            <text:p>1,54</text:p>
          </table:table-cell>
          <table:table-cell office:value-type="float" office:value="36209" table:style-name="ce1">
            <text:p>36209</text:p>
          </table:table-cell>
          <table:table-cell office:value-type="float" office:value="368" table:style-name="ce1">
            <text:p>368</text:p>
          </table:table-cell>
          <table:table-cell office:value-type="float" office:value="28.83" table:style-name="ce1">
            <text:p>28,83</text:p>
          </table:table-cell>
          <table:table-cell office:value-type="float" office:value="2.93" table:style-name="ce1">
            <text:p>2,93</text:p>
          </table:table-cell>
          <table:table-cell office:value-type="float" office:value="44504" table:style-name="ce1">
            <text:p>44504</text:p>
          </table:table-cell>
          <table:table-cell office:value-type="float" office:value="235" table:style-name="ce1">
            <text:p>235</text:p>
          </table:table-cell>
          <table:table-cell office:value-type="float" office:value="31.98" table:style-name="ce1">
            <text:p>31,98</text:p>
          </table:table-cell>
          <table:table-cell office:value-type="float" office:value="2.9" table:style-name="ce1">
            <text:p>2,9</text:p>
          </table:table-cell>
          <table:table-cell office:value-type="float" office:value="44504" table:style-name="ce1">
            <text:p>44504</text:p>
          </table:table-cell>
          <table:table-cell office:value-type="float" office:value="235" table:style-name="ce1">
            <text:p>235</text:p>
          </table:table-cell>
          <table:table-cell office:value-type="float" office:value="29.49" table:style-name="ce1">
            <text:p>29,49</text:p>
          </table:table-cell>
          <table:table-cell office:value-type="float" office:value="2.9" table:style-name="ce1">
            <text:p>2,9</text:p>
          </table:table-cell>
          <table:table-cell office:value-type="float" office:value="44504" table:style-name="ce1">
            <text:p>44504</text:p>
          </table:table-cell>
          <table:table-cell office:value-type="float" office:value="235" table:style-name="ce1">
            <text:p>235</text:p>
          </table:table-cell>
          <table:table-cell office:value-type="float" office:value="7.45" table:style-name="ce1">
            <text:p>7,45</text:p>
          </table:table-cell>
          <table:table-cell office:value-type="float" office:value="1.71" table:style-name="ce1">
            <text:p>1,71</text:p>
          </table:table-cell>
          <table:table-cell office:value-type="float" office:value="41592" table:style-name="ce1">
            <text:p>41592</text:p>
          </table:table-cell>
          <table:table-cell office:value-type="float" office:value="240" table:style-name="ce1">
            <text:p>240</text:p>
          </table:table-cell>
          <table:table-cell office:value-type="float" office:value="8.36" table:style-name="ce1">
            <text:p>8,36</text:p>
          </table:table-cell>
          <table:table-cell office:value-type="float" office:value="1.86" table:style-name="ce1">
            <text:p>1,86</text:p>
          </table:table-cell>
          <table:table-cell office:value-type="float" office:value="41592" table:style-name="ce1">
            <text:p>41592</text:p>
          </table:table-cell>
          <table:table-cell office:value-type="float" office:value="240" table:style-name="ce1">
            <text:p>240</text:p>
          </table:table-cell>
          <table:table-cell office:value-type="float" office:value="8.77" table:style-name="ce1">
            <text:p>8,77</text:p>
          </table:table-cell>
          <table:table-cell office:value-type="float" office:value="2.8" table:style-name="ce1">
            <text:p>2,8</text:p>
          </table:table-cell>
          <table:table-cell office:value-type="float" office:value="48940" table:style-name="ce1">
            <text:p>48940</text:p>
          </table:table-cell>
          <table:table-cell office:value-type="float" office:value="368" table:style-name="ce1">
            <text:p>368</text:p>
          </table:table-cell>
          <table:table-cell office:value-type="float" office:value="7.85" table:style-name="ce1">
            <text:p>7,85</text:p>
          </table:table-cell>
          <table:table-cell office:value-type="float" office:value="1.7" table:style-name="ce1">
            <text:p>1,7</text:p>
          </table:table-cell>
          <table:table-cell office:value-type="float" office:value="39841" table:style-name="ce1">
            <text:p>39841</text:p>
          </table:table-cell>
          <table:table-cell office:value-type="float" office:value="370" table:style-name="ce1">
            <text:p>370</text:p>
          </table:table-cell>
          <table:table-cell office:value-type="float" office:value="7.89" table:style-name="ce1">
            <text:p>7,89</text:p>
          </table:table-cell>
          <table:table-cell office:value-type="float" office:value="1.71" table:style-name="ce1">
            <text:p>1,71</text:p>
          </table:table-cell>
          <table:table-cell office:value-type="float" office:value="32924" table:style-name="ce1">
            <text:p>32924</text:p>
          </table:table-cell>
          <table:table-cell office:value-type="float" office:value="388" table:style-name="ce1">
            <text:p>388</text:p>
          </table:table-cell>
          <table:table-cell office:value-type="float" office:value="7.87" table:style-name="ce1">
            <text:p>7,87</text:p>
          </table:table-cell>
          <table:table-cell office:value-type="float" office:value="1.62" table:style-name="ce1">
            <text:p>1,62</text:p>
          </table:table-cell>
          <table:table-cell office:value-type="float" office:value="27752" table:style-name="ce1">
            <text:p>27752</text:p>
          </table:table-cell>
          <table:table-cell office:value-type="float" office:value="399" table:style-name="ce1">
            <text:p>399</text:p>
          </table:table-cell>
          <table:table-cell office:value-type="float" office:value="5.44" table:style-name="ce2">
            <text:p>5,44</text:p>
          </table:table-cell>
          <table:table-cell office:value-type="float" office:value="0.26" table:style-name="ce1">
            <text:p>0,26</text:p>
          </table:table-cell>
          <table:table-cell office:value-type="float" office:value="7989" table:style-name="ce1">
            <text:p>7989</text:p>
          </table:table-cell>
          <table:table-cell office:value-type="float" office:value="147" table:style-name="ce1">
            <text:p>147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355013148" table:style-name="ce3">
            <text:p>355013148</text:p>
          </table:table-cell>
          <table:table-cell office:value-type="float" office:value="7579211" table:style-name="ce3">
            <text:p>7579211</text:p>
          </table:table-cell>
          <table:table-cell office:value-type="float" office:value="6.19" table:style-name="ce1">
            <text:p>6,19</text:p>
          </table:table-cell>
          <table:table-cell office:value-type="float" office:value="0.18" table:style-name="ce2">
            <text:p>0,18</text:p>
          </table:table-cell>
          <table:table-cell office:value-type="float" office:value="2132" table:style-name="ce2">
            <text:p>2132</text:p>
          </table:table-cell>
          <table:table-cell office:value-type="float" office:value="134" table:style-name="ce2">
            <text:p>134</text:p>
          </table:table-cell>
          <table:table-cell office:value-type="float" office:value="26.96" table:style-name="ce1">
            <text:p>26,96</text:p>
          </table:table-cell>
          <table:table-cell office:value-type="float" office:value="2.85" table:style-name="ce1">
            <text:p>2,85</text:p>
          </table:table-cell>
          <table:table-cell office:value-type="float" office:value="44504" table:style-name="ce1">
            <text:p>44504</text:p>
          </table:table-cell>
          <table:table-cell office:value-type="float" office:value="235" table:style-name="ce1">
            <text:p>235</text:p>
          </table:table-cell>
          <table:table-cell office:value-type="float" office:value="8.9600000000000009" table:style-name="ce1">
            <text:p>8,96</text:p>
          </table:table-cell>
          <table:table-cell office:value-type="float" office:value="2.83" table:style-name="ce1">
            <text:p>2,83</text:p>
          </table:table-cell>
          <table:table-cell office:value-type="float" office:value="48940" table:style-name="ce1">
            <text:p>48940</text:p>
          </table:table-cell>
          <table:table-cell office:value-type="float" office:value="368" table:style-name="ce1">
            <text:p>368</text:p>
          </table:table-cell>
          <table:table-cell office:value-type="float" office:value="7.92" table:style-name="ce1">
            <text:p>7,92</text:p>
          </table:table-cell>
          <table:table-cell office:value-type="float" office:value="1.8" table:style-name="ce1">
            <text:p>1,8</text:p>
          </table:table-cell>
          <table:table-cell office:value-type="float" office:value="41592" table:style-name="ce1">
            <text:p>41592</text:p>
          </table:table-cell>
          <table:table-cell office:value-type="float" office:value="240" table:style-name="ce1">
            <text:p>240</text:p>
          </table:table-cell>
          <table:table-cell office:value-type="float" office:value="6.86" table:style-name="ce1">
            <text:p>6,86</text:p>
          </table:table-cell>
          <table:table-cell office:value-type="float" office:value="1.19" table:style-name="ce1">
            <text:p>1,19</text:p>
          </table:table-cell>
          <table:table-cell office:value-type="float" office:value="24658" table:style-name="ce1">
            <text:p>24658</text:p>
          </table:table-cell>
          <table:table-cell office:value-type="float" office:value="260" table:style-name="ce1">
            <text:p>260</text:p>
          </table:table-cell>
          <table:table-cell office:value-type="float" office:value="5.44" table:formula="of:=MIN([.$B20];[.$F20];[.$J20];[.$N20];[.$R20];[.$V20];[.$Z20];[.$AD20];[.$AH20];[.$AL20];[.$AP20];[.$AT20];[.$AX20];[.$BB20];[.$BF20];[.$BJ20];[.$BN20];[.$BR20];[.$BV20];[.$BZ20])" table:style-name="ce1">
            <text:p>5,44</text:p>
          </table:table-cell>
          <table:table-cell office:value-type="float" office:value="0.18" table:formula="of:=MIN([.$C20];[.$G20];[.$K20];[.$O20];[.$S20];[.$W20];[.$AA20];[.$AE20];[.$AI20];[.$AM20];[.$AQ20];[.$AU20];[.$AY20];[.$BC20];[.$BG20];[.$BK20];[.$BO20];[.$BS20];[.$BW20];[.$CA20])" table:style-name="ce1">
            <text:p>0,18</text:p>
          </table:table-cell>
          <table:table-cell office:value-type="float" office:value="2132" table:formula="of:=MIN([.$D20];[.$H20];[.$L20];[.$P20];[.$T20];[.$X20];[.$AB20];[.$AF20];[.$AJ20];[.$AN20];[.$AR20];[.$AV20];[.$AZ20];[.$BD20];[.$BH20];[.$BL20];[.$BP20];[.$BT20];[.$BX20];[.$CB20])" table:style-name="ce1">
            <text:p>2132</text:p>
          </table:table-cell>
          <table:table-cell office:value-type="float" office:value="134" table:formula="of:=MIN([.$E20];[.$I20];[.$M20];[.$Q20];[.$U20];[.$Y20];[.$AC20];[.$AG20];[.$AK20];[.$AO20];[.$AS20];[.$AW20];[.$BA20];[.$BE20];[.$BI20];[.$BM20];[.$BQ20];[.$BU20];[.$BY20];[.$CC20])" table:style-name="ce1">
            <text:p>134</text:p>
          </table:table-cell>
          <table:table-cell office:value-type="float" office:value="7.9049999999999994" table:formula="of:=MEDIAN([.$B20];[.$F20];[.$J20];[.$N20];[.$R20];[.$V20];[.$Z20];[.$AD20];[.$AH20];[.$AL20];[.$AP20];[.$AT20];[.$AX20];[.$BB20];[.$BF20];[.$BJ20];[.$BN20];[.$BR20];[.$BV20];[.$BZ20])" table:style-name="ce1">
            <text:p>7,905</text:p>
          </table:table-cell>
          <table:table-cell office:value-type="float" office:value="1.7549999999999999" table:formula="of:=MEDIAN([.$C20];[.$G20];[.$K20];[.$O20];[.$S20];[.$W20];[.$AA20];[.$AE20];[.$AI20];[.$AM20];[.$AQ20];[.$AU20];[.$AY20];[.$BC20];[.$BG20];[.$BK20];[.$BO20];[.$BS20];[.$BW20];[.$CA20])" table:style-name="ce1">
            <text:p>1,755</text:p>
          </table:table-cell>
          <table:table-cell office:value-type="float" office:value="41592" table:formula="of:=MEDIAN([.$D20];[.$H20];[.$L20];[.$P20];[.$T20];[.$X20];[.$AB20];[.$AF20];[.$AJ20];[.$AN20];[.$AR20];[.$AV20];[.$AZ20];[.$BD20];[.$BH20];[.$BL20];[.$BP20];[.$BT20];[.$BX20];[.$CB20])" table:style-name="ce1">
            <text:p>41592</text:p>
          </table:table-cell>
          <table:table-cell office:value-type="float" office:value="250" table:formula="of:=MEDIAN([.$E20];[.$I20];[.$M20];[.$Q20];[.$U20];[.$Y20];[.$AC20];[.$AG20];[.$AK20];[.$AO20];[.$AS20];[.$AW20];[.$BA20];[.$BE20];[.$BI20];[.$BM20];[.$BQ20];[.$BU20];[.$BY20];[.$CC20])" table:style-name="ce1">
            <text:p>250</text:p>
          </table:table-cell>
          <table:table-cell office:value-type="float" office:value="21600" table:formula="of:=MAX([.$B20];[.$F20];[.$J20];[.$N20];[.$R20];[.$V20];[.$Z20];[.$AD20];[.$AH20];[.$AL20];[.$AP20];[.$AT20];[.$AX20];[.$BB20];[.$BF20];[.$BJ20];[.$BN20];[.$BR20];[.$BV20];[.$BZ20])" table:style-name="ce1">
            <text:p>21600</text:p>
          </table:table-cell>
          <table:table-cell office:value-type="float" office:value="21600" table:formula="of:=MAX([.$C20];[.$G20];[.$K20];[.$O20];[.$S20];[.$W20];[.$AA20];[.$AE20];[.$AI20];[.$AM20];[.$AQ20];[.$AU20];[.$AY20];[.$BC20];[.$BG20];[.$BK20];[.$BO20];[.$BS20];[.$BW20];[.$CA20])" table:style-name="ce1">
            <text:p>21600</text:p>
          </table:table-cell>
          <table:table-cell office:value-type="float" office:value="355013148" table:formula="of:=MAX([.$D20];[.$H20];[.$L20];[.$P20];[.$T20];[.$X20];[.$AB20];[.$AF20];[.$AJ20];[.$AN20];[.$AR20];[.$AV20];[.$AZ20];[.$BD20];[.$BH20];[.$BL20];[.$BP20];[.$BT20];[.$BX20];[.$CB20])" table:style-name="ce1">
            <text:p>355013148</text:p>
          </table:table-cell>
          <table:table-cell office:value-type="float" office:value="7579211" table:formula="of:=MAX([.$E20];[.$I20];[.$M20];[.$Q20];[.$U20];[.$Y20];[.$AC20];[.$AG20];[.$AK20];[.$AO20];[.$AS20];[.$AW20];[.$BA20];[.$BE20];[.$BI20];[.$BM20];[.$BQ20];[.$BU20];[.$BY20];[.$CC20])" table:style-name="ce1">
            <text:p>7579211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20_a20_c90_h35.lp</text:p>
          </table:table-cell>
          <table:table-cell office:value-type="float" office:value="12.26" table:style-name="ce1">
            <text:p>12,26</text:p>
          </table:table-cell>
          <table:table-cell office:value-type="float" office:value="1.54" table:style-name="ce1">
            <text:p>1,54</text:p>
          </table:table-cell>
          <table:table-cell office:value-type="float" office:value="14678" table:style-name="ce1">
            <text:p>14678</text:p>
          </table:table-cell>
          <table:table-cell office:value-type="float" office:value="159" table:style-name="ce1">
            <text:p>159</text:p>
          </table:table-cell>
          <table:table-cell office:value-type="float" office:value="13.03" table:style-name="ce1">
            <text:p>13,03</text:p>
          </table:table-cell>
          <table:table-cell office:value-type="float" office:value="1.56" table:style-name="ce1">
            <text:p>1,56</text:p>
          </table:table-cell>
          <table:table-cell office:value-type="float" office:value="15516" table:style-name="ce1">
            <text:p>15516</text:p>
          </table:table-cell>
          <table:table-cell office:value-type="float" office:value="141" table:style-name="ce1">
            <text:p>141</text:p>
          </table:table-cell>
          <table:table-cell office:value-type="float" office:value="12.44" table:style-name="ce1">
            <text:p>12,44</text:p>
          </table:table-cell>
          <table:table-cell office:value-type="float" office:value="1.53" table:style-name="ce1">
            <text:p>1,53</text:p>
          </table:table-cell>
          <table:table-cell office:value-type="float" office:value="15751" table:style-name="ce1">
            <text:p>15751</text:p>
          </table:table-cell>
          <table:table-cell office:value-type="float" office:value="141" table:style-name="ce1">
            <text:p>141</text:p>
          </table:table-cell>
          <table:table-cell office:value-type="float" office:value="12.82" table:style-name="ce1">
            <text:p>12,82</text:p>
          </table:table-cell>
          <table:table-cell office:value-type="float" office:value="1.55" table:style-name="ce1">
            <text:p>1,55</text:p>
          </table:table-cell>
          <table:table-cell office:value-type="float" office:value="15516" table:style-name="ce1">
            <text:p>15516</text:p>
          </table:table-cell>
          <table:table-cell office:value-type="float" office:value="141" table:style-name="ce1">
            <text:p>141</text:p>
          </table:table-cell>
          <table:table-cell office:value-type="float" office:value="69.069999999999993" table:style-name="ce1">
            <text:p>69,07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33913" table:style-name="ce1">
            <text:p>33913</text:p>
          </table:table-cell>
          <table:table-cell office:value-type="float" office:value="164" table:style-name="ce1">
            <text:p>164</text:p>
          </table:table-cell>
          <table:table-cell office:value-type="float" office:value="82.63" table:style-name="ce3">
            <text:p>82,63</text:p>
          </table:table-cell>
          <table:table-cell office:value-type="float" office:value="4.05" table:style-name="ce1">
            <text:p>4,05</text:p>
          </table:table-cell>
          <table:table-cell office:value-type="float" office:value="33913" table:style-name="ce1">
            <text:p>33913</text:p>
          </table:table-cell>
          <table:table-cell office:value-type="float" office:value="164" table:style-name="ce1">
            <text:p>164</text:p>
          </table:table-cell>
          <table:table-cell office:value-type="float" office:value="81.16" table:style-name="ce1">
            <text:p>81,16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33913" table:style-name="ce1">
            <text:p>33913</text:p>
          </table:table-cell>
          <table:table-cell office:value-type="float" office:value="164" table:style-name="ce1">
            <text:p>164</text:p>
          </table:table-cell>
          <table:table-cell office:value-type="float" office:value="13.87" table:style-name="ce1">
            <text:p>13,87</text:p>
          </table:table-cell>
          <table:table-cell office:value-type="float" office:value="2.27" table:style-name="ce1">
            <text:p>2,27</text:p>
          </table:table-cell>
          <table:table-cell office:value-type="float" office:value="28434" table:style-name="ce1">
            <text:p>28434</text:p>
          </table:table-cell>
          <table:table-cell office:value-type="float" office:value="180" table:style-name="ce1">
            <text:p>180</text:p>
          </table:table-cell>
          <table:table-cell office:value-type="float" office:value="13.55" table:style-name="ce1">
            <text:p>13,55</text:p>
          </table:table-cell>
          <table:table-cell office:value-type="float" office:value="2.2400000000000002" table:style-name="ce1">
            <text:p>2,24</text:p>
          </table:table-cell>
          <table:table-cell office:value-type="float" office:value="28434" table:style-name="ce1">
            <text:p>28434</text:p>
          </table:table-cell>
          <table:table-cell office:value-type="float" office:value="180" table:style-name="ce1">
            <text:p>180</text:p>
          </table:table-cell>
          <table:table-cell office:value-type="float" office:value="11.95" table:style-name="ce1">
            <text:p>11,95</text:p>
          </table:table-cell>
          <table:table-cell office:value-type="float" office:value="1.55" table:style-name="ce1">
            <text:p>1,55</text:p>
          </table:table-cell>
          <table:table-cell office:value-type="float" office:value="14638" table:style-name="ce1">
            <text:p>14638</text:p>
          </table:table-cell>
          <table:table-cell office:value-type="float" office:value="110" table:style-name="ce1">
            <text:p>110</text:p>
          </table:table-cell>
          <table:table-cell office:value-type="float" office:value="12.69" table:style-name="ce1">
            <text:p>12,69</text:p>
          </table:table-cell>
          <table:table-cell office:value-type="float" office:value="2.71" table:style-name="ce1">
            <text:p>2,71</text:p>
          </table:table-cell>
          <table:table-cell office:value-type="float" office:value="28903" table:style-name="ce1">
            <text:p>28903</text:p>
          </table:table-cell>
          <table:table-cell office:value-type="float" office:value="153" table:style-name="ce1">
            <text:p>153</text:p>
          </table:table-cell>
          <table:table-cell office:value-type="float" office:value="12.05" table:style-name="ce1">
            <text:p>12,05</text:p>
          </table:table-cell>
          <table:table-cell office:value-type="float" office:value="1.06" table:style-name="ce1">
            <text:p>1,06</text:p>
          </table:table-cell>
          <table:table-cell office:value-type="float" office:value="10130" table:style-name="ce1">
            <text:p>10130</text:p>
          </table:table-cell>
          <table:table-cell office:value-type="float" office:value="173" table:style-name="ce1">
            <text:p>173</text:p>
          </table:table-cell>
          <table:table-cell office:value-type="float" office:value="12.72" table:style-name="ce1">
            <text:p>12,72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10148" table:style-name="ce1">
            <text:p>10148</text:p>
          </table:table-cell>
          <table:table-cell office:value-type="float" office:value="173" table:style-name="ce1">
            <text:p>173</text:p>
          </table:table-cell>
          <table:table-cell office:value-type="float" office:value="10.36" table:style-name="ce2">
            <text:p>10,36</text:p>
          </table:table-cell>
          <table:table-cell office:value-type="float" office:value="0.34" table:style-name="ce1">
            <text:p>0,34</text:p>
          </table:table-cell>
          <table:table-cell office:value-type="float" office:value="49236" table:style-name="ce3">
            <text:p>49236</text:p>
          </table:table-cell>
          <table:table-cell office:value-type="float" office:value="102" table:style-name="ce2">
            <text:p>102</text:p>
          </table:table-cell>
          <table:table-cell office:value-type="float" office:value="17.850000000000001" table:style-name="ce1">
            <text:p>17,85</text:p>
          </table:table-cell>
          <table:table-cell office:value-type="float" office:value="6.81" table:style-name="ce3">
            <text:p>6,81</text:p>
          </table:table-cell>
          <table:table-cell office:value-type="float" office:value="44803" table:style-name="ce1">
            <text:p>44803</text:p>
          </table:table-cell>
          <table:table-cell office:value-type="float" office:value="1052" table:style-name="ce3">
            <text:p>1052</text:p>
          </table:table-cell>
          <table:table-cell office:value-type="float" office:value="11.43" table:style-name="ce1">
            <text:p>11,43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1757" table:style-name="ce2">
            <text:p>1757</text:p>
          </table:table-cell>
          <table:table-cell office:value-type="float" office:value="140" table:style-name="ce1">
            <text:p>140</text:p>
          </table:table-cell>
          <table:table-cell office:value-type="float" office:value="66.06" table:style-name="ce1">
            <text:p>66,06</text:p>
          </table:table-cell>
          <table:table-cell office:value-type="float" office:value="3.77" table:style-name="ce1">
            <text:p>3,77</text:p>
          </table:table-cell>
          <table:table-cell office:value-type="float" office:value="33913" table:style-name="ce1">
            <text:p>33913</text:p>
          </table:table-cell>
          <table:table-cell office:value-type="float" office:value="164" table:style-name="ce1">
            <text:p>164</text:p>
          </table:table-cell>
          <table:table-cell office:value-type="float" office:value="13.06" table:style-name="ce1">
            <text:p>13,06</text:p>
          </table:table-cell>
          <table:table-cell office:value-type="float" office:value="1.6" table:style-name="ce1">
            <text:p>1,6</text:p>
          </table:table-cell>
          <table:table-cell office:value-type="float" office:value="14638" table:style-name="ce1">
            <text:p>14638</text:p>
          </table:table-cell>
          <table:table-cell office:value-type="float" office:value="110" table:style-name="ce1">
            <text:p>110</text:p>
          </table:table-cell>
          <table:table-cell office:value-type="float" office:value="14.03" table:style-name="ce1">
            <text:p>14,03</text:p>
          </table:table-cell>
          <table:table-cell office:value-type="float" office:value="2.2599999999999998" table:style-name="ce1">
            <text:p>2,26</text:p>
          </table:table-cell>
          <table:table-cell office:value-type="float" office:value="28434" table:style-name="ce1">
            <text:p>28434</text:p>
          </table:table-cell>
          <table:table-cell office:value-type="float" office:value="180" table:style-name="ce1">
            <text:p>180</text:p>
          </table:table-cell>
          <table:table-cell office:value-type="float" office:value="11.99" table:style-name="ce1">
            <text:p>11,99</text:p>
          </table:table-cell>
          <table:table-cell office:value-type="float" office:value="1.48" table:style-name="ce1">
            <text:p>1,48</text:p>
          </table:table-cell>
          <table:table-cell office:value-type="float" office:value="24769" table:style-name="ce1">
            <text:p>24769</text:p>
          </table:table-cell>
          <table:table-cell office:value-type="float" office:value="149" table:style-name="ce1">
            <text:p>149</text:p>
          </table:table-cell>
          <table:table-cell office:value-type="float" office:value="10.36" table:formula="of:=MIN([.$B21];[.$F21];[.$J21];[.$N21];[.$R21];[.$V21];[.$Z21];[.$AD21];[.$AH21];[.$AL21];[.$AP21];[.$AT21];[.$AX21];[.$BB21];[.$BF21];[.$BJ21];[.$BN21];[.$BR21];[.$BV21];[.$BZ21])" table:style-name="ce1">
            <text:p>10,36</text:p>
          </table:table-cell>
          <table:table-cell office:value-type="float" office:value="0.28000000000000003" table:formula="of:=MIN([.$C21];[.$G21];[.$K21];[.$O21];[.$S21];[.$W21];[.$AA21];[.$AE21];[.$AI21];[.$AM21];[.$AQ21];[.$AU21];[.$AY21];[.$BC21];[.$BG21];[.$BK21];[.$BO21];[.$BS21];[.$BW21];[.$CA21])" table:style-name="ce1">
            <text:p>0,28</text:p>
          </table:table-cell>
          <table:table-cell office:value-type="float" office:value="1757" table:formula="of:=MIN([.$D21];[.$H21];[.$L21];[.$P21];[.$T21];[.$X21];[.$AB21];[.$AF21];[.$AJ21];[.$AN21];[.$AR21];[.$AV21];[.$AZ21];[.$BD21];[.$BH21];[.$BL21];[.$BP21];[.$BT21];[.$BX21];[.$CB21])" table:style-name="ce1">
            <text:p>1757</text:p>
          </table:table-cell>
          <table:table-cell office:value-type="float" office:value="102" table:formula="of:=MIN([.$E21];[.$I21];[.$M21];[.$Q21];[.$U21];[.$Y21];[.$AC21];[.$AG21];[.$AK21];[.$AO21];[.$AS21];[.$AW21];[.$BA21];[.$BE21];[.$BI21];[.$BM21];[.$BQ21];[.$BU21];[.$BY21];[.$CC21])" table:style-name="ce1">
            <text:p>102</text:p>
          </table:table-cell>
          <table:table-cell office:value-type="float" office:value="12.925000000000001" table:formula="of:=MEDIAN([.$B21];[.$F21];[.$J21];[.$N21];[.$R21];[.$V21];[.$Z21];[.$AD21];[.$AH21];[.$AL21];[.$AP21];[.$AT21];[.$AX21];[.$BB21];[.$BF21];[.$BJ21];[.$BN21];[.$BR21];[.$BV21];[.$BZ21])" table:style-name="ce1">
            <text:p>12,925</text:p>
          </table:table-cell>
          <table:table-cell office:value-type="float" office:value="1.58" table:formula="of:=MEDIAN([.$C21];[.$G21];[.$K21];[.$O21];[.$S21];[.$W21];[.$AA21];[.$AE21];[.$AI21];[.$AM21];[.$AQ21];[.$AU21];[.$AY21];[.$BC21];[.$BG21];[.$BK21];[.$BO21];[.$BS21];[.$BW21];[.$CA21])" table:style-name="ce1">
            <text:p>1,58</text:p>
          </table:table-cell>
          <table:table-cell office:value-type="float" office:value="26601.5" table:formula="of:=MEDIAN([.$D21];[.$H21];[.$L21];[.$P21];[.$T21];[.$X21];[.$AB21];[.$AF21];[.$AJ21];[.$AN21];[.$AR21];[.$AV21];[.$AZ21];[.$BD21];[.$BH21];[.$BL21];[.$BP21];[.$BT21];[.$BX21];[.$CB21])" table:style-name="ce1">
            <text:p>26601,5</text:p>
          </table:table-cell>
          <table:table-cell office:value-type="float" office:value="161.5" table:formula="of:=MEDIAN([.$E21];[.$I21];[.$M21];[.$Q21];[.$U21];[.$Y21];[.$AC21];[.$AG21];[.$AK21];[.$AO21];[.$AS21];[.$AW21];[.$BA21];[.$BE21];[.$BI21];[.$BM21];[.$BQ21];[.$BU21];[.$BY21];[.$CC21])" table:style-name="ce1">
            <text:p>161,5</text:p>
          </table:table-cell>
          <table:table-cell office:value-type="float" office:value="82.63" table:formula="of:=MAX([.$B21];[.$F21];[.$J21];[.$N21];[.$R21];[.$V21];[.$Z21];[.$AD21];[.$AH21];[.$AL21];[.$AP21];[.$AT21];[.$AX21];[.$BB21];[.$BF21];[.$BJ21];[.$BN21];[.$BR21];[.$BV21];[.$BZ21])" table:style-name="ce1">
            <text:p>82,63</text:p>
          </table:table-cell>
          <table:table-cell office:value-type="float" office:value="6.81" table:formula="of:=MAX([.$C21];[.$G21];[.$K21];[.$O21];[.$S21];[.$W21];[.$AA21];[.$AE21];[.$AI21];[.$AM21];[.$AQ21];[.$AU21];[.$AY21];[.$BC21];[.$BG21];[.$BK21];[.$BO21];[.$BS21];[.$BW21];[.$CA21])" table:style-name="ce1">
            <text:p>6,81</text:p>
          </table:table-cell>
          <table:table-cell office:value-type="float" office:value="49236" table:formula="of:=MAX([.$D21];[.$H21];[.$L21];[.$P21];[.$T21];[.$X21];[.$AB21];[.$AF21];[.$AJ21];[.$AN21];[.$AR21];[.$AV21];[.$AZ21];[.$BD21];[.$BH21];[.$BL21];[.$BP21];[.$BT21];[.$BX21];[.$CB21])" table:style-name="ce1">
            <text:p>49236</text:p>
          </table:table-cell>
          <table:table-cell office:value-type="float" office:value="1052" table:formula="of:=MAX([.$E21];[.$I21];[.$M21];[.$Q21];[.$U21];[.$Y21];[.$AC21];[.$AG21];[.$AK21];[.$AO21];[.$AS21];[.$AW21];[.$BA21];[.$BE21];[.$BI21];[.$BM21];[.$BQ21];[.$BU21];[.$BY21];[.$CC21])" table:style-name="ce1">
            <text:p>1052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/random_s20_a25_c90_h31.lp</text:p>
          </table:table-cell>
          <table:table-cell office:value-type="float" office:value="12.71" table:style-name="ce1">
            <text:p>12,71</text:p>
          </table:table-cell>
          <table:table-cell office:value-type="float" office:value="1.66" table:style-name="ce1">
            <text:p>1,66</text:p>
          </table:table-cell>
          <table:table-cell office:value-type="float" office:value="18933" table:style-name="ce1">
            <text:p>18933</text:p>
          </table:table-cell>
          <table:table-cell office:value-type="float" office:value="167" table:style-name="ce1">
            <text:p>167</text:p>
          </table:table-cell>
          <table:table-cell office:value-type="float" office:value="12.45" table:style-name="ce2">
            <text:p>12,45</text:p>
          </table:table-cell>
          <table:table-cell office:value-type="float" office:value="1.85" table:style-name="ce1">
            <text:p>1,85</text:p>
          </table:table-cell>
          <table:table-cell office:value-type="float" office:value="17442" table:style-name="ce1">
            <text:p>17442</text:p>
          </table:table-cell>
          <table:table-cell office:value-type="float" office:value="218" table:style-name="ce1">
            <text:p>218</text:p>
          </table:table-cell>
          <table:table-cell office:value-type="float" office:value="12.87" table:style-name="ce1">
            <text:p>12,87</text:p>
          </table:table-cell>
          <table:table-cell office:value-type="float" office:value="1.94" table:style-name="ce1">
            <text:p>1,94</text:p>
          </table:table-cell>
          <table:table-cell office:value-type="float" office:value="17569" table:style-name="ce1">
            <text:p>17569</text:p>
          </table:table-cell>
          <table:table-cell office:value-type="float" office:value="218" table:style-name="ce1">
            <text:p>218</text:p>
          </table:table-cell>
          <table:table-cell office:value-type="float" office:value="14.56" table:style-name="ce1">
            <text:p>14,56</text:p>
          </table:table-cell>
          <table:table-cell office:value-type="float" office:value="1.97" table:style-name="ce1">
            <text:p>1,97</text:p>
          </table:table-cell>
          <table:table-cell office:value-type="float" office:value="17442" table:style-name="ce1">
            <text:p>17442</text:p>
          </table:table-cell>
          <table:table-cell office:value-type="float" office:value="218" table:style-name="ce1">
            <text:p>218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4.04" table:style-name="ce1">
            <text:p>4,04</text:p>
          </table:table-cell>
          <table:table-cell office:value-type="float" office:value="28965" table:style-name="ce1">
            <text:p>28965</text:p>
          </table:table-cell>
          <table:table-cell office:value-type="float" office:value="154" table:style-name="ce1">
            <text:p>154</text:p>
          </table:table-cell>
          <table:table-cell office:value-type="float" office:value="92.92" table:style-name="ce3">
            <text:p>92,92</text:p>
          </table:table-cell>
          <table:table-cell office:value-type="float" office:value="4.08" table:style-name="ce1">
            <text:p>4,08</text:p>
          </table:table-cell>
          <table:table-cell office:value-type="float" office:value="28965" table:style-name="ce1">
            <text:p>28965</text:p>
          </table:table-cell>
          <table:table-cell office:value-type="float" office:value="154" table:style-name="ce1">
            <text:p>154</text:p>
          </table:table-cell>
          <table:table-cell office:value-type="float" office:value="80.59" table:style-name="ce1">
            <text:p>80,59</text:p>
          </table:table-cell>
          <table:table-cell office:value-type="float" office:value="4.09" table:style-name="ce1">
            <text:p>4,09</text:p>
          </table:table-cell>
          <table:table-cell office:value-type="float" office:value="28965" table:style-name="ce1">
            <text:p>28965</text:p>
          </table:table-cell>
          <table:table-cell office:value-type="float" office:value="154" table:style-name="ce1">
            <text:p>154</text:p>
          </table:table-cell>
          <table:table-cell office:value-type="float" office:value="13.19" table:style-name="ce1">
            <text:p>13,19</text:p>
          </table:table-cell>
          <table:table-cell office:value-type="float" office:value="2.31" table:style-name="ce1">
            <text:p>2,31</text:p>
          </table:table-cell>
          <table:table-cell office:value-type="float" office:value="28981" table:style-name="ce1">
            <text:p>28981</text:p>
          </table:table-cell>
          <table:table-cell office:value-type="float" office:value="181" table:style-name="ce1">
            <text:p>181</text:p>
          </table:table-cell>
          <table:table-cell office:value-type="float" office:value="14.81" table:style-name="ce1">
            <text:p>14,81</text:p>
          </table:table-cell>
          <table:table-cell office:value-type="float" office:value="2.44" table:style-name="ce1">
            <text:p>2,44</text:p>
          </table:table-cell>
          <table:table-cell office:value-type="float" office:value="28981" table:style-name="ce1">
            <text:p>28981</text:p>
          </table:table-cell>
          <table:table-cell office:value-type="float" office:value="181" table:style-name="ce1">
            <text:p>181</text:p>
          </table:table-cell>
          <table:table-cell office:value-type="float" office:value="13.63" table:style-name="ce1">
            <text:p>13,63</text:p>
          </table:table-cell>
          <table:table-cell office:value-type="float" office:value="2.04" table:style-name="ce1">
            <text:p>2,04</text:p>
          </table:table-cell>
          <table:table-cell office:value-type="float" office:value="15683" table:style-name="ce1">
            <text:p>15683</text:p>
          </table:table-cell>
          <table:table-cell office:value-type="float" office:value="185" table:style-name="ce1">
            <text:p>185</text:p>
          </table:table-cell>
          <table:table-cell office:value-type="float" office:value="13.7" table:style-name="ce1">
            <text:p>13,7</text:p>
          </table:table-cell>
          <table:table-cell office:value-type="float" office:value="2.1800000000000002" table:style-name="ce1">
            <text:p>2,18</text:p>
          </table:table-cell>
          <table:table-cell office:value-type="float" office:value="15345" table:style-name="ce1">
            <text:p>15345</text:p>
          </table:table-cell>
          <table:table-cell office:value-type="float" office:value="136" table:style-name="ce1">
            <text:p>136</text:p>
          </table:table-cell>
          <table:table-cell office:value-type="float" office:value="13.04" table:style-name="ce1">
            <text:p>13,04</text:p>
          </table:table-cell>
          <table:table-cell office:value-type="float" office:value="1.29" table:style-name="ce1">
            <text:p>1,29</text:p>
          </table:table-cell>
          <table:table-cell office:value-type="float" office:value="12015" table:style-name="ce1">
            <text:p>12015</text:p>
          </table:table-cell>
          <table:table-cell office:value-type="float" office:value="113" table:style-name="ce2">
            <text:p>113</text:p>
          </table:table-cell>
          <table:table-cell office:value-type="float" office:value="13.87" table:style-name="ce1">
            <text:p>13,87</text:p>
          </table:table-cell>
          <table:table-cell office:value-type="float" office:value="1.39" table:style-name="ce1">
            <text:p>1,39</text:p>
          </table:table-cell>
          <table:table-cell office:value-type="float" office:value="12022" table:style-name="ce1">
            <text:p>12022</text:p>
          </table:table-cell>
          <table:table-cell office:value-type="float" office:value="114" table:style-name="ce1">
            <text:p>114</text:p>
          </table:table-cell>
          <table:table-cell office:value-type="float" office:value="13.33" table:style-name="ce1">
            <text:p>13,33</text:p>
          </table:table-cell>
          <table:table-cell office:value-type="float" office:value="0.53" table:style-name="ce1">
            <text:p>0,53</text:p>
          </table:table-cell>
          <table:table-cell office:value-type="float" office:value="63579" table:style-name="ce1">
            <text:p>63579</text:p>
          </table:table-cell>
          <table:table-cell office:value-type="float" office:value="126" table:style-name="ce1">
            <text:p>126</text:p>
          </table:table-cell>
          <table:table-cell office:value-type="float" office:value="40.76" table:style-name="ce1">
            <text:p>40,76</text:p>
          </table:table-cell>
          <table:table-cell office:value-type="float" office:value="28.14" table:style-name="ce3">
            <text:p>28,14</text:p>
          </table:table-cell>
          <table:table-cell office:value-type="float" office:value="247272" table:style-name="ce3">
            <text:p>247272</text:p>
          </table:table-cell>
          <table:table-cell office:value-type="float" office:value="3565" table:style-name="ce3">
            <text:p>3565</text:p>
          </table:table-cell>
          <table:table-cell office:value-type="float" office:value="13" table:style-name="ce1">
            <text:p>13</text:p>
          </table:table-cell>
          <table:table-cell office:value-type="float" office:value="0.32" table:style-name="ce2">
            <text:p>0,32</text:p>
          </table:table-cell>
          <table:table-cell office:value-type="float" office:value="2285" table:style-name="ce2">
            <text:p>2285</text:p>
          </table:table-cell>
          <table:table-cell office:value-type="float" office:value="131" table:style-name="ce1">
            <text:p>131</text:p>
          </table:table-cell>
          <table:table-cell office:value-type="float" office:value="72.489999999999995" table:style-name="ce1">
            <text:p>72,49</text:p>
          </table:table-cell>
          <table:table-cell office:value-type="float" office:value="4.09" table:style-name="ce1">
            <text:p>4,09</text:p>
          </table:table-cell>
          <table:table-cell office:value-type="float" office:value="28965" table:style-name="ce1">
            <text:p>28965</text:p>
          </table:table-cell>
          <table:table-cell office:value-type="float" office:value="154" table:style-name="ce1">
            <text:p>154</text:p>
          </table:table-cell>
          <table:table-cell office:value-type="float" office:value="14.53" table:style-name="ce1">
            <text:p>14,53</text:p>
          </table:table-cell>
          <table:table-cell office:value-type="float" office:value="2.13" table:style-name="ce1">
            <text:p>2,13</text:p>
          </table:table-cell>
          <table:table-cell office:value-type="float" office:value="15683" table:style-name="ce1">
            <text:p>15683</text:p>
          </table:table-cell>
          <table:table-cell office:value-type="float" office:value="185" table:style-name="ce1">
            <text:p>185</text:p>
          </table:table-cell>
          <table:table-cell office:value-type="float" office:value="12.88" table:style-name="ce1">
            <text:p>12,88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8981" table:style-name="ce1">
            <text:p>28981</text:p>
          </table:table-cell>
          <table:table-cell office:value-type="float" office:value="181" table:style-name="ce1">
            <text:p>181</text:p>
          </table:table-cell>
          <table:table-cell office:value-type="float" office:value="13.77" table:style-name="ce1">
            <text:p>13,77</text:p>
          </table:table-cell>
          <table:table-cell office:value-type="float" office:value="1.89" table:style-name="ce1">
            <text:p>1,89</text:p>
          </table:table-cell>
          <table:table-cell office:value-type="float" office:value="20777" table:style-name="ce1">
            <text:p>20777</text:p>
          </table:table-cell>
          <table:table-cell office:value-type="float" office:value="165" table:style-name="ce1">
            <text:p>165</text:p>
          </table:table-cell>
          <table:table-cell office:value-type="float" office:value="12.45" table:formula="of:=MIN([.$B22];[.$F22];[.$J22];[.$N22];[.$R22];[.$V22];[.$Z22];[.$AD22];[.$AH22];[.$AL22];[.$AP22];[.$AT22];[.$AX22];[.$BB22];[.$BF22];[.$BJ22];[.$BN22];[.$BR22];[.$BV22];[.$BZ22])" table:style-name="ce1">
            <text:p>12,45</text:p>
          </table:table-cell>
          <table:table-cell office:value-type="float" office:value="0.32" table:formula="of:=MIN([.$C22];[.$G22];[.$K22];[.$O22];[.$S22];[.$W22];[.$AA22];[.$AE22];[.$AI22];[.$AM22];[.$AQ22];[.$AU22];[.$AY22];[.$BC22];[.$BG22];[.$BK22];[.$BO22];[.$BS22];[.$BW22];[.$CA22])" table:style-name="ce1">
            <text:p>0,32</text:p>
          </table:table-cell>
          <table:table-cell office:value-type="float" office:value="2285" table:formula="of:=MIN([.$D22];[.$H22];[.$L22];[.$P22];[.$T22];[.$X22];[.$AB22];[.$AF22];[.$AJ22];[.$AN22];[.$AR22];[.$AV22];[.$AZ22];[.$BD22];[.$BH22];[.$BL22];[.$BP22];[.$BT22];[.$BX22];[.$CB22])" table:style-name="ce1">
            <text:p>2285</text:p>
          </table:table-cell>
          <table:table-cell office:value-type="float" office:value="113" table:formula="of:=MIN([.$E22];[.$I22];[.$M22];[.$Q22];[.$U22];[.$Y22];[.$AC22];[.$AG22];[.$AK22];[.$AO22];[.$AS22];[.$AW22];[.$BA22];[.$BE22];[.$BI22];[.$BM22];[.$BQ22];[.$BU22];[.$BY22];[.$CC22])" table:style-name="ce1">
            <text:p>113</text:p>
          </table:table-cell>
          <table:table-cell office:value-type="float" office:value="13.734999999999999" table:formula="of:=MEDIAN([.$B22];[.$F22];[.$J22];[.$N22];[.$R22];[.$V22];[.$Z22];[.$AD22];[.$AH22];[.$AL22];[.$AP22];[.$AT22];[.$AX22];[.$BB22];[.$BF22];[.$BJ22];[.$BN22];[.$BR22];[.$BV22];[.$BZ22])" table:style-name="ce1">
            <text:p>13,735</text:p>
          </table:table-cell>
          <table:table-cell office:value-type="float" office:value="2.085" table:formula="of:=MEDIAN([.$C22];[.$G22];[.$K22];[.$O22];[.$S22];[.$W22];[.$AA22];[.$AE22];[.$AI22];[.$AM22];[.$AQ22];[.$AU22];[.$AY22];[.$BC22];[.$BG22];[.$BK22];[.$BO22];[.$BS22];[.$BW22];[.$CA22])" table:style-name="ce1">
            <text:p>2,085</text:p>
          </table:table-cell>
          <table:table-cell office:value-type="float" office:value="19855" table:formula="of:=MEDIAN([.$D22];[.$H22];[.$L22];[.$P22];[.$T22];[.$X22];[.$AB22];[.$AF22];[.$AJ22];[.$AN22];[.$AR22];[.$AV22];[.$AZ22];[.$BD22];[.$BH22];[.$BL22];[.$BP22];[.$BT22];[.$BX22];[.$CB22])" table:style-name="ce1">
            <text:p>19855</text:p>
          </table:table-cell>
          <table:table-cell office:value-type="float" office:value="166" table:formula="of:=MEDIAN([.$E22];[.$I22];[.$M22];[.$Q22];[.$U22];[.$Y22];[.$AC22];[.$AG22];[.$AK22];[.$AO22];[.$AS22];[.$AW22];[.$BA22];[.$BE22];[.$BI22];[.$BM22];[.$BQ22];[.$BU22];[.$BY22];[.$CC22])" table:style-name="ce1">
            <text:p>166</text:p>
          </table:table-cell>
          <table:table-cell office:value-type="float" office:value="92.92" table:formula="of:=MAX([.$B22];[.$F22];[.$J22];[.$N22];[.$R22];[.$V22];[.$Z22];[.$AD22];[.$AH22];[.$AL22];[.$AP22];[.$AT22];[.$AX22];[.$BB22];[.$BF22];[.$BJ22];[.$BN22];[.$BR22];[.$BV22];[.$BZ22])" table:style-name="ce1">
            <text:p>92,92</text:p>
          </table:table-cell>
          <table:table-cell office:value-type="float" office:value="28.14" table:formula="of:=MAX([.$C22];[.$G22];[.$K22];[.$O22];[.$S22];[.$W22];[.$AA22];[.$AE22];[.$AI22];[.$AM22];[.$AQ22];[.$AU22];[.$AY22];[.$BC22];[.$BG22];[.$BK22];[.$BO22];[.$BS22];[.$BW22];[.$CA22])" table:style-name="ce1">
            <text:p>28,14</text:p>
          </table:table-cell>
          <table:table-cell office:value-type="float" office:value="247272" table:formula="of:=MAX([.$D22];[.$H22];[.$L22];[.$P22];[.$T22];[.$X22];[.$AB22];[.$AF22];[.$AJ22];[.$AN22];[.$AR22];[.$AV22];[.$AZ22];[.$BD22];[.$BH22];[.$BL22];[.$BP22];[.$BT22];[.$BX22];[.$CB22])" table:style-name="ce1">
            <text:p>247272</text:p>
          </table:table-cell>
          <table:table-cell office:value-type="float" office:value="3565" table:formula="of:=MAX([.$E22];[.$I22];[.$M22];[.$Q22];[.$U22];[.$Y22];[.$AC22];[.$AG22];[.$AK22];[.$AO22];[.$AS22];[.$AW22];[.$BA22];[.$BE22];[.$BI22];[.$BM22];[.$BQ22];[.$BU22];[.$BY22];[.$CC22])" table:style-name="ce1">
            <text:p>3565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1_a20_w3_h19.lp</text:p>
          </table:table-cell>
          <table:table-cell office:value-type="float" office:value="1.51" table:style-name="ce1">
            <text:p>1,51</text:p>
          </table:table-cell>
          <table:table-cell office:value-type="float" office:value="0.2" table:style-name="ce1">
            <text:p>0,2</text:p>
          </table:table-cell>
          <table:table-cell office:value-type="float" office:value="5532" table:style-name="ce1">
            <text:p>5532</text:p>
          </table:table-cell>
          <table:table-cell office:value-type="float" office:value="371" table:style-name="ce1">
            <text:p>371</text:p>
          </table:table-cell>
          <table:table-cell office:value-type="float" office:value="1.4" table:style-name="ce1">
            <text:p>1,4</text:p>
          </table:table-cell>
          <table:table-cell office:value-type="float" office:value="0.19" table:style-name="ce1">
            <text:p>0,19</text:p>
          </table:table-cell>
          <table:table-cell office:value-type="float" office:value="4820" table:style-name="ce1">
            <text:p>4820</text:p>
          </table:table-cell>
          <table:table-cell office:value-type="float" office:value="355" table:style-name="ce1">
            <text:p>355</text:p>
          </table:table-cell>
          <table:table-cell office:value-type="float" office:value="2.15" table:style-name="ce1">
            <text:p>2,15</text:p>
          </table:table-cell>
          <table:table-cell office:value-type="float" office:value="0.79" table:style-name="ce1">
            <text:p>0,79</text:p>
          </table:table-cell>
          <table:table-cell office:value-type="float" office:value="23208" table:style-name="ce1">
            <text:p>23208</text:p>
          </table:table-cell>
          <table:table-cell office:value-type="float" office:value="816" table:style-name="ce1">
            <text:p>816</text:p>
          </table:table-cell>
          <table:table-cell office:value-type="float" office:value="1.7" table:style-name="ce1">
            <text:p>1,7</text:p>
          </table:table-cell>
          <table:table-cell office:value-type="float" office:value="0.24" table:style-name="ce1">
            <text:p>0,24</text:p>
          </table:table-cell>
          <table:table-cell office:value-type="float" office:value="4820" table:style-name="ce1">
            <text:p>4820</text:p>
          </table:table-cell>
          <table:table-cell office:value-type="float" office:value="355" table:style-name="ce1">
            <text:p>355</text:p>
          </table:table-cell>
          <table:table-cell office:value-type="float" office:value="4.83" table:style-name="ce1">
            <text:p>4,83</text:p>
          </table:table-cell>
          <table:table-cell office:value-type="float" office:value="0.81" table:style-name="ce1">
            <text:p>0,81</text:p>
          </table:table-cell>
          <table:table-cell office:value-type="float" office:value="22860" table:style-name="ce1">
            <text:p>22860</text:p>
          </table:table-cell>
          <table:table-cell office:value-type="float" office:value="513" table:style-name="ce1">
            <text:p>513</text:p>
          </table:table-cell>
          <table:table-cell office:value-type="float" office:value="5.66" table:style-name="ce1">
            <text:p>5,66</text:p>
          </table:table-cell>
          <table:table-cell office:value-type="float" office:value="0.88" table:style-name="ce1">
            <text:p>0,88</text:p>
          </table:table-cell>
          <table:table-cell office:value-type="float" office:value="22860" table:style-name="ce1">
            <text:p>22860</text:p>
          </table:table-cell>
          <table:table-cell office:value-type="float" office:value="513" table:style-name="ce1">
            <text:p>513</text:p>
          </table:table-cell>
          <table:table-cell office:value-type="float" office:value="5.37" table:style-name="ce1">
            <text:p>5,37</text:p>
          </table:table-cell>
          <table:table-cell office:value-type="float" office:value="0.89" table:style-name="ce1">
            <text:p>0,89</text:p>
          </table:table-cell>
          <table:table-cell office:value-type="float" office:value="22860" table:style-name="ce1">
            <text:p>22860</text:p>
          </table:table-cell>
          <table:table-cell office:value-type="float" office:value="513" table:style-name="ce1">
            <text:p>513</text:p>
          </table:table-cell>
          <table:table-cell office:value-type="float" office:value="4.8899999999999997" table:style-name="ce1">
            <text:p>4,89</text:p>
          </table:table-cell>
          <table:table-cell office:value-type="float" office:value="3.4" table:style-name="ce1">
            <text:p>3,4</text:p>
          </table:table-cell>
          <table:table-cell office:value-type="float" office:value="163864" table:style-name="ce1">
            <text:p>163864</text:p>
          </table:table-cell>
          <table:table-cell office:value-type="float" office:value="4071" table:style-name="ce1">
            <text:p>4071</text:p>
          </table:table-cell>
          <table:table-cell office:value-type="float" office:value="4.8499999999999996" table:style-name="ce1">
            <text:p>4,85</text:p>
          </table:table-cell>
          <table:table-cell office:value-type="float" office:value="3.4" table:style-name="ce1">
            <text:p>3,4</text:p>
          </table:table-cell>
          <table:table-cell office:value-type="float" office:value="163864" table:style-name="ce1">
            <text:p>163864</text:p>
          </table:table-cell>
          <table:table-cell office:value-type="float" office:value="4071" table:style-name="ce1">
            <text:p>4071</text:p>
          </table:table-cell>
          <table:table-cell office:value-type="float" office:value="1.38" table:style-name="ce1">
            <text:p>1,38</text:p>
          </table:table-cell>
          <table:table-cell office:value-type="float" office:value="0.13" table:style-name="ce1">
            <text:p>0,13</text:p>
          </table:table-cell>
          <table:table-cell office:value-type="float" office:value="3917" table:style-name="ce2">
            <text:p>3917</text:p>
          </table:table-cell>
          <table:table-cell office:value-type="float" office:value="189" table:style-name="ce1">
            <text:p>189</text:p>
          </table:table-cell>
          <table:table-cell office:value-type="float" office:value="1.42" table:style-name="ce1">
            <text:p>1,42</text:p>
          </table:table-cell>
          <table:table-cell office:value-type="float" office:value="0.19" table:style-name="ce1">
            <text:p>0,19</text:p>
          </table:table-cell>
          <table:table-cell office:value-type="float" office:value="5841" table:style-name="ce1">
            <text:p>5841</text:p>
          </table:table-cell>
          <table:table-cell office:value-type="float" office:value="296" table:style-name="ce1">
            <text:p>296</text:p>
          </table:table-cell>
          <table:table-cell office:value-type="float" office:value="1.75" table:style-name="ce1">
            <text:p>1,75</text:p>
          </table:table-cell>
          <table:table-cell office:value-type="float" office:value="0.27" table:style-name="ce1">
            <text:p>0,27</text:p>
          </table:table-cell>
          <table:table-cell office:value-type="float" office:value="6535" table:style-name="ce1">
            <text:p>6535</text:p>
          </table:table-cell>
          <table:table-cell office:value-type="float" office:value="235" table:style-name="ce1">
            <text:p>235</text:p>
          </table:table-cell>
          <table:table-cell office:value-type="float" office:value="1.81" table:style-name="ce1">
            <text:p>1,81</text:p>
          </table:table-cell>
          <table:table-cell office:value-type="float" office:value="0.39" table:style-name="ce1">
            <text:p>0,39</text:p>
          </table:table-cell>
          <table:table-cell office:value-type="float" office:value="10264" table:style-name="ce1">
            <text:p>10264</text:p>
          </table:table-cell>
          <table:table-cell office:value-type="float" office:value="630" table:style-name="ce1">
            <text:p>630</text:p>
          </table:table-cell>
          <table:table-cell office:value-type="float" office:value="1.31" table:style-name="ce2">
            <text:p>1,31</text:p>
          </table:table-cell>
          <table:table-cell office:value-type="float" office:value="0.1" table:style-name="ce2">
            <text:p>0,1</text:p>
          </table:table-cell>
          <table:table-cell office:value-type="float" office:value="4530" table:style-name="ce1">
            <text:p>4530</text:p>
          </table:table-cell>
          <table:table-cell office:value-type="float" office:value="187" table:style-name="ce2">
            <text:p>187</text:p>
          </table:table-cell>
          <table:table-cell office:value-type="float" office:value="574.76" table:style-name="ce3">
            <text:p>574,76</text:p>
          </table:table-cell>
          <table:table-cell office:value-type="float" office:value="573.47" table:style-name="ce3">
            <text:p>573,47</text:p>
          </table:table-cell>
          <table:table-cell office:value-type="float" office:value="10157683" table:style-name="ce3">
            <text:p>10157683</text:p>
          </table:table-cell>
          <table:table-cell office:value-type="float" office:value="829003" table:style-name="ce3">
            <text:p>829003</text:p>
          </table:table-cell>
          <table:table-cell office:value-type="float" office:value="1.88" table:style-name="ce1">
            <text:p>1,88</text:p>
          </table:table-cell>
          <table:table-cell office:value-type="float" office:value="0.48" table:style-name="ce1">
            <text:p>0,48</text:p>
          </table:table-cell>
          <table:table-cell office:value-type="float" office:value="7916" table:style-name="ce1">
            <text:p>7916</text:p>
          </table:table-cell>
          <table:table-cell office:value-type="float" office:value="840" table:style-name="ce1">
            <text:p>840</text:p>
          </table:table-cell>
          <table:table-cell office:value-type="float" office:value="5.14" table:style-name="ce1">
            <text:p>5,14</text:p>
          </table:table-cell>
          <table:table-cell office:value-type="float" office:value="0.89" table:style-name="ce1">
            <text:p>0,89</text:p>
          </table:table-cell>
          <table:table-cell office:value-type="float" office:value="22860" table:style-name="ce1">
            <text:p>22860</text:p>
          </table:table-cell>
          <table:table-cell office:value-type="float" office:value="513" table:style-name="ce1">
            <text:p>513</text:p>
          </table:table-cell>
          <table:table-cell office:value-type="float" office:value="1.39" table:style-name="ce1">
            <text:p>1,39</text:p>
          </table:table-cell>
          <table:table-cell office:value-type="float" office:value="0.13" table:style-name="ce1">
            <text:p>0,13</text:p>
          </table:table-cell>
          <table:table-cell office:value-type="float" office:value="3917" table:style-name="ce2">
            <text:p>3917</text:p>
          </table:table-cell>
          <table:table-cell office:value-type="float" office:value="189" table:style-name="ce1">
            <text:p>189</text:p>
          </table:table-cell>
          <table:table-cell office:value-type="float" office:value="4.78" table:style-name="ce1">
            <text:p>4,78</text:p>
          </table:table-cell>
          <table:table-cell office:value-type="float" office:value="3.39" table:style-name="ce1">
            <text:p>3,39</text:p>
          </table:table-cell>
          <table:table-cell office:value-type="float" office:value="163864" table:style-name="ce1">
            <text:p>163864</text:p>
          </table:table-cell>
          <table:table-cell office:value-type="float" office:value="4071" table:style-name="ce1">
            <text:p>4071</text:p>
          </table:table-cell>
          <table:table-cell office:value-type="float" office:value="4.66" table:style-name="ce1">
            <text:p>4,66</text:p>
          </table:table-cell>
          <table:table-cell office:value-type="float" office:value="3.26" table:style-name="ce1">
            <text:p>3,26</text:p>
          </table:table-cell>
          <table:table-cell office:value-type="float" office:value="161466" table:style-name="ce1">
            <text:p>161466</text:p>
          </table:table-cell>
          <table:table-cell office:value-type="float" office:value="4141" table:style-name="ce1">
            <text:p>4141</text:p>
          </table:table-cell>
          <table:table-cell office:value-type="float" office:value="1.31" table:formula="of:=MIN([.$B23];[.$F23];[.$J23];[.$N23];[.$R23];[.$V23];[.$Z23];[.$AD23];[.$AH23];[.$AL23];[.$AP23];[.$AT23];[.$AX23];[.$BB23];[.$BF23];[.$BJ23];[.$BN23];[.$BR23];[.$BV23];[.$BZ23])" table:style-name="ce1">
            <text:p>1,31</text:p>
          </table:table-cell>
          <table:table-cell office:value-type="float" office:value="0.1" table:formula="of:=MIN([.$C23];[.$G23];[.$K23];[.$O23];[.$S23];[.$W23];[.$AA23];[.$AE23];[.$AI23];[.$AM23];[.$AQ23];[.$AU23];[.$AY23];[.$BC23];[.$BG23];[.$BK23];[.$BO23];[.$BS23];[.$BW23];[.$CA23])" table:style-name="ce1">
            <text:p>0,1</text:p>
          </table:table-cell>
          <table:table-cell office:value-type="float" office:value="3917" table:formula="of:=MIN([.$D23];[.$H23];[.$L23];[.$P23];[.$T23];[.$X23];[.$AB23];[.$AF23];[.$AJ23];[.$AN23];[.$AR23];[.$AV23];[.$AZ23];[.$BD23];[.$BH23];[.$BL23];[.$BP23];[.$BT23];[.$BX23];[.$CB23])" table:style-name="ce1">
            <text:p>3917</text:p>
          </table:table-cell>
          <table:table-cell office:value-type="float" office:value="187" table:formula="of:=MIN([.$E23];[.$I23];[.$M23];[.$Q23];[.$U23];[.$Y23];[.$AC23];[.$AG23];[.$AK23];[.$AO23];[.$AS23];[.$AW23];[.$BA23];[.$BE23];[.$BI23];[.$BM23];[.$BQ23];[.$BU23];[.$BY23];[.$CC23])" table:style-name="ce1">
            <text:p>187</text:p>
          </table:table-cell>
          <table:table-cell office:value-type="float" office:value="2.0149999999999997" table:formula="of:=MEDIAN([.$B23];[.$F23];[.$J23];[.$N23];[.$R23];[.$V23];[.$Z23];[.$AD23];[.$AH23];[.$AL23];[.$AP23];[.$AT23];[.$AX23];[.$BB23];[.$BF23];[.$BJ23];[.$BN23];[.$BR23];[.$BV23];[.$BZ23])" table:style-name="ce1">
            <text:p>2,015</text:p>
          </table:table-cell>
          <table:table-cell office:value-type="float" office:value="0.63500000000000001" table:formula="of:=MEDIAN([.$C23];[.$G23];[.$K23];[.$O23];[.$S23];[.$W23];[.$AA23];[.$AE23];[.$AI23];[.$AM23];[.$AQ23];[.$AU23];[.$AY23];[.$BC23];[.$BG23];[.$BK23];[.$BO23];[.$BS23];[.$BW23];[.$CA23])" table:style-name="ce1">
            <text:p>0,635</text:p>
          </table:table-cell>
          <table:table-cell office:value-type="float" office:value="16562" table:formula="of:=MEDIAN([.$D23];[.$H23];[.$L23];[.$P23];[.$T23];[.$X23];[.$AB23];[.$AF23];[.$AJ23];[.$AN23];[.$AR23];[.$AV23];[.$AZ23];[.$BD23];[.$BH23];[.$BL23];[.$BP23];[.$BT23];[.$BX23];[.$CB23])" table:style-name="ce1">
            <text:p>16562</text:p>
          </table:table-cell>
          <table:table-cell office:value-type="float" office:value="513" table:formula="of:=MEDIAN([.$E23];[.$I23];[.$M23];[.$Q23];[.$U23];[.$Y23];[.$AC23];[.$AG23];[.$AK23];[.$AO23];[.$AS23];[.$AW23];[.$BA23];[.$BE23];[.$BI23];[.$BM23];[.$BQ23];[.$BU23];[.$BY23];[.$CC23])" table:style-name="ce1">
            <text:p>513</text:p>
          </table:table-cell>
          <table:table-cell office:value-type="float" office:value="574.76" table:formula="of:=MAX([.$B23];[.$F23];[.$J23];[.$N23];[.$R23];[.$V23];[.$Z23];[.$AD23];[.$AH23];[.$AL23];[.$AP23];[.$AT23];[.$AX23];[.$BB23];[.$BF23];[.$BJ23];[.$BN23];[.$BR23];[.$BV23];[.$BZ23])" table:style-name="ce1">
            <text:p>574,76</text:p>
          </table:table-cell>
          <table:table-cell office:value-type="float" office:value="573.47" table:formula="of:=MAX([.$C23];[.$G23];[.$K23];[.$O23];[.$S23];[.$W23];[.$AA23];[.$AE23];[.$AI23];[.$AM23];[.$AQ23];[.$AU23];[.$AY23];[.$BC23];[.$BG23];[.$BK23];[.$BO23];[.$BS23];[.$BW23];[.$CA23])" table:style-name="ce1">
            <text:p>573,47</text:p>
          </table:table-cell>
          <table:table-cell office:value-type="float" office:value="10157683" table:formula="of:=MAX([.$D23];[.$H23];[.$L23];[.$P23];[.$T23];[.$X23];[.$AB23];[.$AF23];[.$AJ23];[.$AN23];[.$AR23];[.$AV23];[.$AZ23];[.$BD23];[.$BH23];[.$BL23];[.$BP23];[.$BT23];[.$BX23];[.$CB23])" table:style-name="ce1">
            <text:p>10157683</text:p>
          </table:table-cell>
          <table:table-cell office:value-type="float" office:value="829003" table:formula="of:=MAX([.$E23];[.$I23];[.$M23];[.$Q23];[.$U23];[.$Y23];[.$AC23];[.$AG23];[.$AK23];[.$AO23];[.$AS23];[.$AW23];[.$BA23];[.$BE23];[.$BI23];[.$BM23];[.$BQ23];[.$BU23];[.$BY23];[.$CC23])" table:style-name="ce1">
            <text:p>829003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1_a25_w3_h16.lp</text:p>
          </table:table-cell>
          <table:table-cell office:value-type="float" office:value="101.03" table:style-name="ce1">
            <text:p>101,03</text:p>
          </table:table-cell>
          <table:table-cell office:value-type="float" office:value="99.66" table:style-name="ce1">
            <text:p>99,66</text:p>
          </table:table-cell>
          <table:table-cell office:value-type="float" office:value="1656584" table:style-name="ce1">
            <text:p>1656584</text:p>
          </table:table-cell>
          <table:table-cell office:value-type="float" office:value="248171" table:style-name="ce1">
            <text:p>248171</text:p>
          </table:table-cell>
          <table:table-cell office:value-type="float" office:value="4.62" table:style-name="ce1">
            <text:p>4,62</text:p>
          </table:table-cell>
          <table:table-cell office:value-type="float" office:value="3.16" table:style-name="ce1">
            <text:p>3,16</text:p>
          </table:table-cell>
          <table:table-cell office:value-type="float" office:value="26973" table:style-name="ce1">
            <text:p>26973</text:p>
          </table:table-cell>
          <table:table-cell office:value-type="float" office:value="7326" table:style-name="ce1">
            <text:p>7326</text:p>
          </table:table-cell>
          <table:table-cell office:value-type="float" office:value="39.79" table:style-name="ce1">
            <text:p>39,79</text:p>
          </table:table-cell>
          <table:table-cell office:value-type="float" office:value="38.369999999999997" table:style-name="ce1">
            <text:p>38,37</text:p>
          </table:table-cell>
          <table:table-cell office:value-type="float" office:value="617945" table:style-name="ce1">
            <text:p>617945</text:p>
          </table:table-cell>
          <table:table-cell office:value-type="float" office:value="77040" table:style-name="ce1">
            <text:p>77040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3.13" table:style-name="ce1">
            <text:p>3,13</text:p>
          </table:table-cell>
          <table:table-cell office:value-type="float" office:value="26973" table:style-name="ce1">
            <text:p>26973</text:p>
          </table:table-cell>
          <table:table-cell office:value-type="float" office:value="7326" table:style-name="ce1">
            <text:p>7326</text:p>
          </table:table-cell>
          <table:table-cell office:value-type="float" office:value="65.7" table:style-name="ce1">
            <text:p>65,7</text:p>
          </table:table-cell>
          <table:table-cell office:value-type="float" office:value="61.74" table:style-name="ce1">
            <text:p>61,74</text:p>
          </table:table-cell>
          <table:table-cell office:value-type="float" office:value="852672" table:style-name="ce1">
            <text:p>852672</text:p>
          </table:table-cell>
          <table:table-cell office:value-type="float" office:value="88118" table:style-name="ce1">
            <text:p>88118</text:p>
          </table:table-cell>
          <table:table-cell office:value-type="float" office:value="71.72" table:style-name="ce1">
            <text:p>71,72</text:p>
          </table:table-cell>
          <table:table-cell office:value-type="float" office:value="66.63" table:style-name="ce1">
            <text:p>66,63</text:p>
          </table:table-cell>
          <table:table-cell office:value-type="float" office:value="852672" table:style-name="ce1">
            <text:p>852672</text:p>
          </table:table-cell>
          <table:table-cell office:value-type="float" office:value="88118" table:style-name="ce1">
            <text:p>88118</text:p>
          </table:table-cell>
          <table:table-cell office:value-type="float" office:value="64.61" table:style-name="ce1">
            <text:p>64,61</text:p>
          </table:table-cell>
          <table:table-cell office:value-type="float" office:value="60.97" table:style-name="ce1">
            <text:p>60,97</text:p>
          </table:table-cell>
          <table:table-cell office:value-type="float" office:value="852672" table:style-name="ce1">
            <text:p>852672</text:p>
          </table:table-cell>
          <table:table-cell office:value-type="float" office:value="88118" table:style-name="ce1">
            <text:p>88118</text:p>
          </table:table-cell>
          <table:table-cell office:value-type="float" office:value="90.36" table:style-name="ce1">
            <text:p>90,36</text:p>
          </table:table-cell>
          <table:table-cell office:value-type="float" office:value="89.02" table:style-name="ce1">
            <text:p>89,02</text:p>
          </table:table-cell>
          <table:table-cell office:value-type="float" office:value="1380714" table:style-name="ce1">
            <text:p>1380714</text:p>
          </table:table-cell>
          <table:table-cell office:value-type="float" office:value="180025" table:style-name="ce1">
            <text:p>180025</text:p>
          </table:table-cell>
          <table:table-cell office:value-type="float" office:value="95.1" table:style-name="ce1">
            <text:p>95,1</text:p>
          </table:table-cell>
          <table:table-cell office:value-type="float" office:value="93.6" table:style-name="ce1">
            <text:p>93,6</text:p>
          </table:table-cell>
          <table:table-cell office:value-type="float" office:value="1380714" table:style-name="ce1">
            <text:p>1380714</text:p>
          </table:table-cell>
          <table:table-cell office:value-type="float" office:value="180025" table:style-name="ce1">
            <text:p>180025</text:p>
          </table:table-cell>
          <table:table-cell office:value-type="float" office:value="2.14" table:style-name="ce1">
            <text:p>2,14</text:p>
          </table:table-cell>
          <table:table-cell office:value-type="float" office:value="0.82" table:style-name="ce1">
            <text:p>0,82</text:p>
          </table:table-cell>
          <table:table-cell office:value-type="float" office:value="19194" table:style-name="ce1">
            <text:p>19194</text:p>
          </table:table-cell>
          <table:table-cell office:value-type="float" office:value="1798" table:style-name="ce1">
            <text:p>1798</text:p>
          </table:table-cell>
          <table:table-cell office:value-type="float" office:value="1.87" table:style-name="ce1">
            <text:p>1,87</text:p>
          </table:table-cell>
          <table:table-cell office:value-type="float" office:value="0.45" table:style-name="ce1">
            <text:p>0,45</text:p>
          </table:table-cell>
          <table:table-cell office:value-type="float" office:value="6619" table:style-name="ce2">
            <text:p>6619</text:p>
          </table:table-cell>
          <table:table-cell office:value-type="float" office:value="879" table:style-name="ce2">
            <text:p>879</text:p>
          </table:table-cell>
          <table:table-cell office:value-type="float" office:value="20.67" table:style-name="ce1">
            <text:p>20,67</text:p>
          </table:table-cell>
          <table:table-cell office:value-type="float" office:value="19.22" table:style-name="ce1">
            <text:p>19,22</text:p>
          </table:table-cell>
          <table:table-cell office:value-type="float" office:value="131805" table:style-name="ce1">
            <text:p>131805</text:p>
          </table:table-cell>
          <table:table-cell office:value-type="float" office:value="38013" table:style-name="ce1">
            <text:p>38013</text:p>
          </table:table-cell>
          <table:table-cell office:value-type="float" office:value="6.04" table:style-name="ce1">
            <text:p>6,04</text:p>
          </table:table-cell>
          <table:table-cell office:value-type="float" office:value="4.6100000000000003" table:style-name="ce1">
            <text:p>4,61</text:p>
          </table:table-cell>
          <table:table-cell office:value-type="float" office:value="35731" table:style-name="ce1">
            <text:p>35731</text:p>
          </table:table-cell>
          <table:table-cell office:value-type="float" office:value="10324" table:style-name="ce1">
            <text:p>10324</text:p>
          </table:table-cell>
          <table:table-cell office:value-type="float" office:value="1.66" table:style-name="ce2">
            <text:p>1,66</text:p>
          </table:table-cell>
          <table:table-cell office:value-type="float" office:value="0.36" table:style-name="ce2">
            <text:p>0,36</text:p>
          </table:table-cell>
          <table:table-cell office:value-type="float" office:value="7785" table:style-name="ce1">
            <text:p>7785</text:p>
          </table:table-cell>
          <table:table-cell office:value-type="float" office:value="1281" table:style-name="ce1">
            <text:p>1281</text:p>
          </table:table-cell>
          <table:table-cell office:value-type="float" office:value="2786.4" table:style-name="ce3">
            <text:p>2786,4</text:p>
          </table:table-cell>
          <table:table-cell office:value-type="float" office:value="2785.09" table:style-name="ce3">
            <text:p>2785,09</text:p>
          </table:table-cell>
          <table:table-cell office:value-type="float" office:value="12783625" table:style-name="ce3">
            <text:p>12783625</text:p>
          </table:table-cell>
          <table:table-cell office:value-type="float" office:value="6606667" table:style-name="ce3">
            <text:p>6606667</text:p>
          </table:table-cell>
          <table:table-cell office:value-type="float" office:value="86.63" table:style-name="ce1">
            <text:p>86,63</text:p>
          </table:table-cell>
          <table:table-cell office:value-type="float" office:value="85.25" table:style-name="ce1">
            <text:p>85,25</text:p>
          </table:table-cell>
          <table:table-cell office:value-type="float" office:value="1449067" table:style-name="ce1">
            <text:p>1449067</text:p>
          </table:table-cell>
          <table:table-cell office:value-type="float" office:value="174060" table:style-name="ce1">
            <text:p>174060</text:p>
          </table:table-cell>
          <table:table-cell office:value-type="float" office:value="69.739999999999995" table:style-name="ce1">
            <text:p>69,74</text:p>
          </table:table-cell>
          <table:table-cell office:value-type="float" office:value="65.52" table:style-name="ce1">
            <text:p>65,52</text:p>
          </table:table-cell>
          <table:table-cell office:value-type="float" office:value="852672" table:style-name="ce1">
            <text:p>852672</text:p>
          </table:table-cell>
          <table:table-cell office:value-type="float" office:value="88118" table:style-name="ce1">
            <text:p>88118</text:p>
          </table:table-cell>
          <table:table-cell office:value-type="float" office:value="2.2200000000000002" table:style-name="ce1">
            <text:p>2,22</text:p>
          </table:table-cell>
          <table:table-cell office:value-type="float" office:value="0.87" table:style-name="ce1">
            <text:p>0,87</text:p>
          </table:table-cell>
          <table:table-cell office:value-type="float" office:value="19194" table:style-name="ce1">
            <text:p>19194</text:p>
          </table:table-cell>
          <table:table-cell office:value-type="float" office:value="1798" table:style-name="ce1">
            <text:p>1798</text:p>
          </table:table-cell>
          <table:table-cell office:value-type="float" office:value="93.84" table:style-name="ce1">
            <text:p>93,84</text:p>
          </table:table-cell>
          <table:table-cell office:value-type="float" office:value="92.34" table:style-name="ce1">
            <text:p>92,34</text:p>
          </table:table-cell>
          <table:table-cell office:value-type="float" office:value="1380714" table:style-name="ce1">
            <text:p>1380714</text:p>
          </table:table-cell>
          <table:table-cell office:value-type="float" office:value="180025" table:style-name="ce1">
            <text:p>180025</text:p>
          </table:table-cell>
          <table:table-cell office:value-type="float" office:value="4.22" table:style-name="ce1">
            <text:p>4,22</text:p>
          </table:table-cell>
          <table:table-cell office:value-type="float" office:value="2.82" table:style-name="ce1">
            <text:p>2,82</text:p>
          </table:table-cell>
          <table:table-cell office:value-type="float" office:value="24891" table:style-name="ce1">
            <text:p>24891</text:p>
          </table:table-cell>
          <table:table-cell office:value-type="float" office:value="6881" table:style-name="ce1">
            <text:p>6881</text:p>
          </table:table-cell>
          <table:table-cell office:value-type="float" office:value="1.66" table:formula="of:=MIN([.$B24];[.$F24];[.$J24];[.$N24];[.$R24];[.$V24];[.$Z24];[.$AD24];[.$AH24];[.$AL24];[.$AP24];[.$AT24];[.$AX24];[.$BB24];[.$BF24];[.$BJ24];[.$BN24];[.$BR24];[.$BV24];[.$BZ24])" table:style-name="ce1">
            <text:p>1,66</text:p>
          </table:table-cell>
          <table:table-cell office:value-type="float" office:value="0.36" table:formula="of:=MIN([.$C24];[.$G24];[.$K24];[.$O24];[.$S24];[.$W24];[.$AA24];[.$AE24];[.$AI24];[.$AM24];[.$AQ24];[.$AU24];[.$AY24];[.$BC24];[.$BG24];[.$BK24];[.$BO24];[.$BS24];[.$BW24];[.$CA24])" table:style-name="ce1">
            <text:p>0,36</text:p>
          </table:table-cell>
          <table:table-cell office:value-type="float" office:value="6619" table:formula="of:=MIN([.$D24];[.$H24];[.$L24];[.$P24];[.$T24];[.$X24];[.$AB24];[.$AF24];[.$AJ24];[.$AN24];[.$AR24];[.$AV24];[.$AZ24];[.$BD24];[.$BH24];[.$BL24];[.$BP24];[.$BT24];[.$BX24];[.$CB24])" table:style-name="ce1">
            <text:p>6619</text:p>
          </table:table-cell>
          <table:table-cell office:value-type="float" office:value="879" table:formula="of:=MIN([.$E24];[.$I24];[.$M24];[.$Q24];[.$U24];[.$Y24];[.$AC24];[.$AG24];[.$AK24];[.$AO24];[.$AS24];[.$AW24];[.$BA24];[.$BE24];[.$BI24];[.$BM24];[.$BQ24];[.$BU24];[.$BY24];[.$CC24])" table:style-name="ce1">
            <text:p>879</text:p>
          </table:table-cell>
          <table:table-cell office:value-type="float" office:value="52.2" table:formula="of:=MEDIAN([.$B24];[.$F24];[.$J24];[.$N24];[.$R24];[.$V24];[.$Z24];[.$AD24];[.$AH24];[.$AL24];[.$AP24];[.$AT24];[.$AX24];[.$BB24];[.$BF24];[.$BJ24];[.$BN24];[.$BR24];[.$BV24];[.$BZ24])" table:style-name="ce1">
            <text:p>52,2</text:p>
          </table:table-cell>
          <table:table-cell office:value-type="float" office:value="49.67" table:formula="of:=MEDIAN([.$C24];[.$G24];[.$K24];[.$O24];[.$S24];[.$W24];[.$AA24];[.$AE24];[.$AI24];[.$AM24];[.$AQ24];[.$AU24];[.$AY24];[.$BC24];[.$BG24];[.$BK24];[.$BO24];[.$BS24];[.$BW24];[.$CA24])" table:style-name="ce1">
            <text:p>49,67</text:p>
          </table:table-cell>
          <table:table-cell office:value-type="float" office:value="735308.5" table:formula="of:=MEDIAN([.$D24];[.$H24];[.$L24];[.$P24];[.$T24];[.$X24];[.$AB24];[.$AF24];[.$AJ24];[.$AN24];[.$AR24];[.$AV24];[.$AZ24];[.$BD24];[.$BH24];[.$BL24];[.$BP24];[.$BT24];[.$BX24];[.$CB24])" table:style-name="ce1">
            <text:p>735308,5</text:p>
          </table:table-cell>
          <table:table-cell office:value-type="float" office:value="82579" table:formula="of:=MEDIAN([.$E24];[.$I24];[.$M24];[.$Q24];[.$U24];[.$Y24];[.$AC24];[.$AG24];[.$AK24];[.$AO24];[.$AS24];[.$AW24];[.$BA24];[.$BE24];[.$BI24];[.$BM24];[.$BQ24];[.$BU24];[.$BY24];[.$CC24])" table:style-name="ce1">
            <text:p>82579</text:p>
          </table:table-cell>
          <table:table-cell office:value-type="float" office:value="2786.4" table:formula="of:=MAX([.$B24];[.$F24];[.$J24];[.$N24];[.$R24];[.$V24];[.$Z24];[.$AD24];[.$AH24];[.$AL24];[.$AP24];[.$AT24];[.$AX24];[.$BB24];[.$BF24];[.$BJ24];[.$BN24];[.$BR24];[.$BV24];[.$BZ24])" table:style-name="ce1">
            <text:p>2786,4</text:p>
          </table:table-cell>
          <table:table-cell office:value-type="float" office:value="2785.09" table:formula="of:=MAX([.$C24];[.$G24];[.$K24];[.$O24];[.$S24];[.$W24];[.$AA24];[.$AE24];[.$AI24];[.$AM24];[.$AQ24];[.$AU24];[.$AY24];[.$BC24];[.$BG24];[.$BK24];[.$BO24];[.$BS24];[.$BW24];[.$CA24])" table:style-name="ce1">
            <text:p>2785,09</text:p>
          </table:table-cell>
          <table:table-cell office:value-type="float" office:value="12783625" table:formula="of:=MAX([.$D24];[.$H24];[.$L24];[.$P24];[.$T24];[.$X24];[.$AB24];[.$AF24];[.$AJ24];[.$AN24];[.$AR24];[.$AV24];[.$AZ24];[.$BD24];[.$BH24];[.$BL24];[.$BP24];[.$BT24];[.$BX24];[.$CB24])" table:style-name="ce1">
            <text:p>12783625</text:p>
          </table:table-cell>
          <table:table-cell office:value-type="float" office:value="6606667" table:formula="of:=MAX([.$E24];[.$I24];[.$M24];[.$Q24];[.$U24];[.$Y24];[.$AC24];[.$AG24];[.$AK24];[.$AO24];[.$AS24];[.$AW24];[.$BA24];[.$BE24];[.$BI24];[.$BM24];[.$BQ24];[.$BU24];[.$BY24];[.$CC24])" table:style-name="ce1">
            <text:p>6606667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4_a20_w2_h25.lp</text:p>
          </table:table-cell>
          <table:table-cell office:value-type="float" office:value="5.52" table:style-name="ce1">
            <text:p>5,52</text:p>
          </table:table-cell>
          <table:table-cell office:value-type="float" office:value="3.25" table:style-name="ce1">
            <text:p>3,25</text:p>
          </table:table-cell>
          <table:table-cell office:value-type="float" office:value="110365" table:style-name="ce1">
            <text:p>110365</text:p>
          </table:table-cell>
          <table:table-cell office:value-type="float" office:value="1989" table:style-name="ce1">
            <text:p>1989</text:p>
          </table:table-cell>
          <table:table-cell office:value-type="float" office:value="2.7" table:style-name="ce1">
            <text:p>2,7</text:p>
          </table:table-cell>
          <table:table-cell office:value-type="float" office:value="0.51" table:style-name="ce1">
            <text:p>0,51</text:p>
          </table:table-cell>
          <table:table-cell office:value-type="float" office:value="8291" table:style-name="ce1">
            <text:p>8291</text:p>
          </table:table-cell>
          <table:table-cell office:value-type="float" office:value="264" table:style-name="ce1">
            <text:p>264</text:p>
          </table:table-cell>
          <table:table-cell office:value-type="float" office:value="2.69" table:style-name="ce1">
            <text:p>2,69</text:p>
          </table:table-cell>
          <table:table-cell office:value-type="float" office:value="0.36" table:style-name="ce1">
            <text:p>0,36</text:p>
          </table:table-cell>
          <table:table-cell office:value-type="float" office:value="5387" table:style-name="ce1">
            <text:p>5387</text:p>
          </table:table-cell>
          <table:table-cell office:value-type="float" office:value="240" table:style-name="ce1">
            <text:p>240</text:p>
          </table:table-cell>
          <table:table-cell office:value-type="float" office:value="2.54" table:style-name="ce1">
            <text:p>2,54</text:p>
          </table:table-cell>
          <table:table-cell office:value-type="float" office:value="0.46" table:style-name="ce1">
            <text:p>0,46</text:p>
          </table:table-cell>
          <table:table-cell office:value-type="float" office:value="8291" table:style-name="ce1">
            <text:p>8291</text:p>
          </table:table-cell>
          <table:table-cell office:value-type="float" office:value="264" table:style-name="ce1">
            <text:p>264</text:p>
          </table:table-cell>
          <table:table-cell office:value-type="float" office:value="9.32" table:style-name="ce1">
            <text:p>9,32</text:p>
          </table:table-cell>
          <table:table-cell office:value-type="float" office:value="0.38" table:style-name="ce1">
            <text:p>0,38</text:p>
          </table:table-cell>
          <table:table-cell office:value-type="float" office:value="7317" table:style-name="ce1">
            <text:p>7317</text:p>
          </table:table-cell>
          <table:table-cell office:value-type="float" office:value="80" table:style-name="ce1">
            <text:p>80</text:p>
          </table:table-cell>
          <table:table-cell office:value-type="float" office:value="10.96" table:style-name="ce1">
            <text:p>10,96</text:p>
          </table:table-cell>
          <table:table-cell office:value-type="float" office:value="0.4" table:style-name="ce1">
            <text:p>0,4</text:p>
          </table:table-cell>
          <table:table-cell office:value-type="float" office:value="7317" table:style-name="ce1">
            <text:p>7317</text:p>
          </table:table-cell>
          <table:table-cell office:value-type="float" office:value="80" table:style-name="ce1">
            <text:p>80</text:p>
          </table:table-cell>
          <table:table-cell office:value-type="float" office:value="8.73" table:style-name="ce1">
            <text:p>8,73</text:p>
          </table:table-cell>
          <table:table-cell office:value-type="float" office:value="0.35" table:style-name="ce1">
            <text:p>0,35</text:p>
          </table:table-cell>
          <table:table-cell office:value-type="float" office:value="7317" table:style-name="ce1">
            <text:p>7317</text:p>
          </table:table-cell>
          <table:table-cell office:value-type="float" office:value="80" table:style-name="ce1">
            <text:p>80</text:p>
          </table:table-cell>
          <table:table-cell office:value-type="float" office:value="5.55" table:style-name="ce1">
            <text:p>5,55</text:p>
          </table:table-cell>
          <table:table-cell office:value-type="float" office:value="3.18" table:style-name="ce1">
            <text:p>3,18</text:p>
          </table:table-cell>
          <table:table-cell office:value-type="float" office:value="101948" table:style-name="ce1">
            <text:p>101948</text:p>
          </table:table-cell>
          <table:table-cell office:value-type="float" office:value="1919" table:style-name="ce1">
            <text:p>1919</text:p>
          </table:table-cell>
          <table:table-cell office:value-type="float" office:value="5.52" table:style-name="ce1">
            <text:p>5,52</text:p>
          </table:table-cell>
          <table:table-cell office:value-type="float" office:value="3.16" table:style-name="ce1">
            <text:p>3,16</text:p>
          </table:table-cell>
          <table:table-cell office:value-type="float" office:value="101948" table:style-name="ce1">
            <text:p>101948</text:p>
          </table:table-cell>
          <table:table-cell office:value-type="float" office:value="1919" table:style-name="ce1">
            <text:p>1919</text:p>
          </table:table-cell>
          <table:table-cell office:value-type="float" office:value="2.66" table:style-name="ce1">
            <text:p>2,66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4541" table:style-name="ce1">
            <text:p>4541</text:p>
          </table:table-cell>
          <table:table-cell office:value-type="float" office:value="171" table:style-name="ce1">
            <text:p>171</text:p>
          </table:table-cell>
          <table:table-cell office:value-type="float" office:value="2.72" table:style-name="ce1">
            <text:p>2,72</text:p>
          </table:table-cell>
          <table:table-cell office:value-type="float" office:value="0.33" table:style-name="ce1">
            <text:p>0,33</text:p>
          </table:table-cell>
          <table:table-cell office:value-type="float" office:value="3994" table:style-name="ce1">
            <text:p>3994</text:p>
          </table:table-cell>
          <table:table-cell office:value-type="float" office:value="210" table:style-name="ce1">
            <text:p>210</text:p>
          </table:table-cell>
          <table:table-cell office:value-type="float" office:value="2.71" table:style-name="ce1">
            <text:p>2,71</text:p>
          </table:table-cell>
          <table:table-cell office:value-type="float" office:value="0.37" table:style-name="ce1">
            <text:p>0,37</text:p>
          </table:table-cell>
          <table:table-cell office:value-type="float" office:value="6250" table:style-name="ce1">
            <text:p>6250</text:p>
          </table:table-cell>
          <table:table-cell office:value-type="float" office:value="251" table:style-name="ce1">
            <text:p>251</text:p>
          </table:table-cell>
          <table:table-cell office:value-type="float" office:value="2.59" table:style-name="ce1">
            <text:p>2,59</text:p>
          </table:table-cell>
          <table:table-cell office:value-type="float" office:value="0.34" table:style-name="ce1">
            <text:p>0,34</text:p>
          </table:table-cell>
          <table:table-cell office:value-type="float" office:value="5614" table:style-name="ce1">
            <text:p>5614</text:p>
          </table:table-cell>
          <table:table-cell office:value-type="float" office:value="252" table:style-name="ce1">
            <text:p>252</text:p>
          </table:table-cell>
          <table:table-cell office:value-type="float" office:value="2.56" table:style-name="ce1">
            <text:p>2,56</text:p>
          </table:table-cell>
          <table:table-cell office:value-type="float" office:value="0.1" table:style-name="ce2">
            <text:p>0,1</text:p>
          </table:table-cell>
          <table:table-cell office:value-type="float" office:value="4041" table:style-name="ce1">
            <text:p>4041</text:p>
          </table:table-cell>
          <table:table-cell office:value-type="float" office:value="84" table:style-name="ce1">
            <text:p>84</text:p>
          </table:table-cell>
          <table:table-cell office:value-type="float" office:value="715.54" table:style-name="ce3">
            <text:p>715,54</text:p>
          </table:table-cell>
          <table:table-cell office:value-type="float" office:value="713.18" table:style-name="ce3">
            <text:p>713,18</text:p>
          </table:table-cell>
          <table:table-cell office:value-type="float" office:value="10245353" table:style-name="ce3">
            <text:p>10245353</text:p>
          </table:table-cell>
          <table:table-cell office:value-type="float" office:value="509992" table:style-name="ce3">
            <text:p>509992</text:p>
          </table:table-cell>
          <table:table-cell office:value-type="float" office:value="2.42" table:style-name="ce1">
            <text:p>2,42</text:p>
          </table:table-cell>
          <table:table-cell office:value-type="float" office:value="0.1" table:style-name="ce2">
            <text:p>0,1</text:p>
          </table:table-cell>
          <table:table-cell office:value-type="float" office:value="1413" table:style-name="ce2">
            <text:p>1413</text:p>
          </table:table-cell>
          <table:table-cell office:value-type="float" office:value="68" table:style-name="ce2">
            <text:p>68</text:p>
          </table:table-cell>
          <table:table-cell office:value-type="float" office:value="8.4" table:style-name="ce1">
            <text:p>8,4</text:p>
          </table:table-cell>
          <table:table-cell office:value-type="float" office:value="0.37" table:style-name="ce1">
            <text:p>0,37</text:p>
          </table:table-cell>
          <table:table-cell office:value-type="float" office:value="7317" table:style-name="ce1">
            <text:p>7317</text:p>
          </table:table-cell>
          <table:table-cell office:value-type="float" office:value="80" table:style-name="ce1">
            <text:p>80</text:p>
          </table:table-cell>
          <table:table-cell office:value-type="float" office:value="2.2599999999999998" table:style-name="ce2">
            <text:p>2,26</text:p>
          </table:table-cell>
          <table:table-cell office:value-type="float" office:value="0.25" table:style-name="ce1">
            <text:p>0,25</text:p>
          </table:table-cell>
          <table:table-cell office:value-type="float" office:value="4541" table:style-name="ce1">
            <text:p>4541</text:p>
          </table:table-cell>
          <table:table-cell office:value-type="float" office:value="171" table:style-name="ce1">
            <text:p>171</text:p>
          </table:table-cell>
          <table:table-cell office:value-type="float" office:value="5.51" table:style-name="ce1">
            <text:p>5,51</text:p>
          </table:table-cell>
          <table:table-cell office:value-type="float" office:value="3.13" table:style-name="ce1">
            <text:p>3,13</text:p>
          </table:table-cell>
          <table:table-cell office:value-type="float" office:value="101948" table:style-name="ce1">
            <text:p>101948</text:p>
          </table:table-cell>
          <table:table-cell office:value-type="float" office:value="1919" table:style-name="ce1">
            <text:p>1919</text:p>
          </table:table-cell>
          <table:table-cell office:value-type="float" office:value="5.42" table:style-name="ce1">
            <text:p>5,42</text:p>
          </table:table-cell>
          <table:table-cell office:value-type="float" office:value="3.14" table:style-name="ce1">
            <text:p>3,14</text:p>
          </table:table-cell>
          <table:table-cell office:value-type="float" office:value="112912" table:style-name="ce1">
            <text:p>112912</text:p>
          </table:table-cell>
          <table:table-cell office:value-type="float" office:value="1806" table:style-name="ce1">
            <text:p>1806</text:p>
          </table:table-cell>
          <table:table-cell office:value-type="float" office:value="2.2599999999999998" table:formula="of:=MIN([.$B25];[.$F25];[.$J25];[.$N25];[.$R25];[.$V25];[.$Z25];[.$AD25];[.$AH25];[.$AL25];[.$AP25];[.$AT25];[.$AX25];[.$BB25];[.$BF25];[.$BJ25];[.$BN25];[.$BR25];[.$BV25];[.$BZ25])" table:style-name="ce1">
            <text:p>2,26</text:p>
          </table:table-cell>
          <table:table-cell office:value-type="float" office:value="0.1" table:formula="of:=MIN([.$C25];[.$G25];[.$K25];[.$O25];[.$S25];[.$W25];[.$AA25];[.$AE25];[.$AI25];[.$AM25];[.$AQ25];[.$AU25];[.$AY25];[.$BC25];[.$BG25];[.$BK25];[.$BO25];[.$BS25];[.$BW25];[.$CA25])" table:style-name="ce1">
            <text:p>0,1</text:p>
          </table:table-cell>
          <table:table-cell office:value-type="float" office:value="1413" table:formula="of:=MIN([.$D25];[.$H25];[.$L25];[.$P25];[.$T25];[.$X25];[.$AB25];[.$AF25];[.$AJ25];[.$AN25];[.$AR25];[.$AV25];[.$AZ25];[.$BD25];[.$BH25];[.$BL25];[.$BP25];[.$BT25];[.$BX25];[.$CB25])" table:style-name="ce1">
            <text:p>1413</text:p>
          </table:table-cell>
          <table:table-cell office:value-type="float" office:value="68" table:formula="of:=MIN([.$E25];[.$I25];[.$M25];[.$Q25];[.$U25];[.$Y25];[.$AC25];[.$AG25];[.$AK25];[.$AO25];[.$AS25];[.$AW25];[.$BA25];[.$BE25];[.$BI25];[.$BM25];[.$BQ25];[.$BU25];[.$BY25];[.$CC25])" table:style-name="ce1">
            <text:p>68</text:p>
          </table:table-cell>
          <table:table-cell office:value-type="float" office:value="4.07" table:formula="of:=MEDIAN([.$B25];[.$F25];[.$J25];[.$N25];[.$R25];[.$V25];[.$Z25];[.$AD25];[.$AH25];[.$AL25];[.$AP25];[.$AT25];[.$AX25];[.$BB25];[.$BF25];[.$BJ25];[.$BN25];[.$BR25];[.$BV25];[.$BZ25])" table:style-name="ce1">
            <text:p>4,07</text:p>
          </table:table-cell>
          <table:table-cell office:value-type="float" office:value="0.375" table:formula="of:=MEDIAN([.$C25];[.$G25];[.$K25];[.$O25];[.$S25];[.$W25];[.$AA25];[.$AE25];[.$AI25];[.$AM25];[.$AQ25];[.$AU25];[.$AY25];[.$BC25];[.$BG25];[.$BK25];[.$BO25];[.$BS25];[.$BW25];[.$CA25])" table:style-name="ce1">
            <text:p>0,375</text:p>
          </table:table-cell>
          <table:table-cell office:value-type="float" office:value="7317" table:formula="of:=MEDIAN([.$D25];[.$H25];[.$L25];[.$P25];[.$T25];[.$X25];[.$AB25];[.$AF25];[.$AJ25];[.$AN25];[.$AR25];[.$AV25];[.$AZ25];[.$BD25];[.$BH25];[.$BL25];[.$BP25];[.$BT25];[.$BX25];[.$CB25])" table:style-name="ce1">
            <text:p>7317</text:p>
          </table:table-cell>
          <table:table-cell office:value-type="float" office:value="245.5" table:formula="of:=MEDIAN([.$E25];[.$I25];[.$M25];[.$Q25];[.$U25];[.$Y25];[.$AC25];[.$AG25];[.$AK25];[.$AO25];[.$AS25];[.$AW25];[.$BA25];[.$BE25];[.$BI25];[.$BM25];[.$BQ25];[.$BU25];[.$BY25];[.$CC25])" table:style-name="ce1">
            <text:p>245,5</text:p>
          </table:table-cell>
          <table:table-cell office:value-type="float" office:value="715.54" table:formula="of:=MAX([.$B25];[.$F25];[.$J25];[.$N25];[.$R25];[.$V25];[.$Z25];[.$AD25];[.$AH25];[.$AL25];[.$AP25];[.$AT25];[.$AX25];[.$BB25];[.$BF25];[.$BJ25];[.$BN25];[.$BR25];[.$BV25];[.$BZ25])" table:style-name="ce1">
            <text:p>715,54</text:p>
          </table:table-cell>
          <table:table-cell office:value-type="float" office:value="713.18" table:formula="of:=MAX([.$C25];[.$G25];[.$K25];[.$O25];[.$S25];[.$W25];[.$AA25];[.$AE25];[.$AI25];[.$AM25];[.$AQ25];[.$AU25];[.$AY25];[.$BC25];[.$BG25];[.$BK25];[.$BO25];[.$BS25];[.$BW25];[.$CA25])" table:style-name="ce1">
            <text:p>713,18</text:p>
          </table:table-cell>
          <table:table-cell office:value-type="float" office:value="10245353" table:formula="of:=MAX([.$D25];[.$H25];[.$L25];[.$P25];[.$T25];[.$X25];[.$AB25];[.$AF25];[.$AJ25];[.$AN25];[.$AR25];[.$AV25];[.$AZ25];[.$BD25];[.$BH25];[.$BL25];[.$BP25];[.$BT25];[.$BX25];[.$CB25])" table:style-name="ce1">
            <text:p>10245353</text:p>
          </table:table-cell>
          <table:table-cell office:value-type="float" office:value="509992" table:formula="of:=MAX([.$E25];[.$I25];[.$M25];[.$Q25];[.$U25];[.$Y25];[.$AC25];[.$AG25];[.$AK25];[.$AO25];[.$AS25];[.$AW25];[.$BA25];[.$BE25];[.$BI25];[.$BM25];[.$BQ25];[.$BU25];[.$BY25];[.$CC25])" table:style-name="ce1">
            <text:p>509992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4_a25_w2_h21.lp</text:p>
          </table:table-cell>
          <table:table-cell office:value-type="float" office:value="4.18" table:style-name="ce1">
            <text:p>4,18</text:p>
          </table:table-cell>
          <table:table-cell office:value-type="float" office:value="2.0699999999999998" table:style-name="ce1">
            <text:p>2,07</text:p>
          </table:table-cell>
          <table:table-cell office:value-type="float" office:value="94684" table:style-name="ce1">
            <text:p>94684</text:p>
          </table:table-cell>
          <table:table-cell office:value-type="float" office:value="1388" table:style-name="ce1">
            <text:p>1388</text:p>
          </table:table-cell>
          <table:table-cell office:value-type="float" office:value="9" table:style-name="ce1">
            <text:p>9</text:p>
          </table:table-cell>
          <table:table-cell office:value-type="float" office:value="6.93" table:style-name="ce1">
            <text:p>6,93</text:p>
          </table:table-cell>
          <table:table-cell office:value-type="float" office:value="393078" table:style-name="ce1">
            <text:p>393078</text:p>
          </table:table-cell>
          <table:table-cell office:value-type="float" office:value="5558" table:style-name="ce1">
            <text:p>5558</text:p>
          </table:table-cell>
          <table:table-cell office:value-type="float" office:value="3.85" table:style-name="ce1">
            <text:p>3,85</text:p>
          </table:table-cell>
          <table:table-cell office:value-type="float" office:value="1.57" table:style-name="ce1">
            <text:p>1,57</text:p>
          </table:table-cell>
          <table:table-cell office:value-type="float" office:value="51926" table:style-name="ce1">
            <text:p>51926</text:p>
          </table:table-cell>
          <table:table-cell office:value-type="float" office:value="898" table:style-name="ce1">
            <text:p>898</text:p>
          </table:table-cell>
          <table:table-cell office:value-type="float" office:value="9.74" table:style-name="ce1">
            <text:p>9,74</text:p>
          </table:table-cell>
          <table:table-cell office:value-type="float" office:value="7.77" table:style-name="ce1">
            <text:p>7,77</text:p>
          </table:table-cell>
          <table:table-cell office:value-type="float" office:value="393078" table:style-name="ce1">
            <text:p>393078</text:p>
          </table:table-cell>
          <table:table-cell office:value-type="float" office:value="5558" table:style-name="ce1">
            <text:p>5558</text:p>
          </table:table-cell>
          <table:table-cell office:value-type="float" office:value="9.1" table:style-name="ce1">
            <text:p>9,1</text:p>
          </table:table-cell>
          <table:table-cell office:value-type="float" office:value="1.08" table:style-name="ce1">
            <text:p>1,08</text:p>
          </table:table-cell>
          <table:table-cell office:value-type="float" office:value="23215" table:style-name="ce1">
            <text:p>23215</text:p>
          </table:table-cell>
          <table:table-cell office:value-type="float" office:value="347" table:style-name="ce1">
            <text:p>347</text:p>
          </table:table-cell>
          <table:table-cell office:value-type="float" office:value="10.74" table:style-name="ce1">
            <text:p>10,74</text:p>
          </table:table-cell>
          <table:table-cell office:value-type="float" office:value="1.17" table:style-name="ce1">
            <text:p>1,17</text:p>
          </table:table-cell>
          <table:table-cell office:value-type="float" office:value="23215" table:style-name="ce1">
            <text:p>23215</text:p>
          </table:table-cell>
          <table:table-cell office:value-type="float" office:value="347" table:style-name="ce1">
            <text:p>347</text:p>
          </table:table-cell>
          <table:table-cell office:value-type="float" office:value="10.28" table:style-name="ce1">
            <text:p>10,28</text:p>
          </table:table-cell>
          <table:table-cell office:value-type="float" office:value="1.17" table:style-name="ce1">
            <text:p>1,17</text:p>
          </table:table-cell>
          <table:table-cell office:value-type="float" office:value="23215" table:style-name="ce1">
            <text:p>23215</text:p>
          </table:table-cell>
          <table:table-cell office:value-type="float" office:value="347" table:style-name="ce1">
            <text:p>347</text:p>
          </table:table-cell>
          <table:table-cell office:value-type="float" office:value="2.8" table:style-name="ce1">
            <text:p>2,8</text:p>
          </table:table-cell>
          <table:table-cell office:value-type="float" office:value="0.43" table:style-name="ce1">
            <text:p>0,43</text:p>
          </table:table-cell>
          <table:table-cell office:value-type="float" office:value="12807" table:style-name="ce1">
            <text:p>12807</text:p>
          </table:table-cell>
          <table:table-cell office:value-type="float" office:value="180" table:style-name="ce1">
            <text:p>180</text:p>
          </table:table-cell>
          <table:table-cell office:value-type="float" office:value="2.67" table:style-name="ce1">
            <text:p>2,67</text:p>
          </table:table-cell>
          <table:table-cell office:value-type="float" office:value="0.41" table:style-name="ce1">
            <text:p>0,41</text:p>
          </table:table-cell>
          <table:table-cell office:value-type="float" office:value="12807" table:style-name="ce1">
            <text:p>12807</text:p>
          </table:table-cell>
          <table:table-cell office:value-type="float" office:value="180" table:style-name="ce1">
            <text:p>180</text:p>
          </table:table-cell>
          <table:table-cell office:value-type="float" office:value="2.8" table:style-name="ce1">
            <text:p>2,8</text:p>
          </table:table-cell>
          <table:table-cell office:value-type="float" office:value="0.48" table:style-name="ce1">
            <text:p>0,48</text:p>
          </table:table-cell>
          <table:table-cell office:value-type="float" office:value="12188" table:style-name="ce1">
            <text:p>12188</text:p>
          </table:table-cell>
          <table:table-cell office:value-type="float" office:value="217" table:style-name="ce1">
            <text:p>217</text:p>
          </table:table-cell>
          <table:table-cell office:value-type="float" office:value="2.64" table:style-name="ce1">
            <text:p>2,64</text:p>
          </table:table-cell>
          <table:table-cell office:value-type="float" office:value="0.28999999999999998" table:style-name="ce1">
            <text:p>0,29</text:p>
          </table:table-cell>
          <table:table-cell office:value-type="float" office:value="6063" table:style-name="ce1">
            <text:p>6063</text:p>
          </table:table-cell>
          <table:table-cell office:value-type="float" office:value="242" table:style-name="ce1">
            <text:p>242</text:p>
          </table:table-cell>
          <table:table-cell office:value-type="float" office:value="3.78" table:style-name="ce1">
            <text:p>3,78</text:p>
          </table:table-cell>
          <table:table-cell office:value-type="float" office:value="1.42" table:style-name="ce1">
            <text:p>1,42</text:p>
          </table:table-cell>
          <table:table-cell office:value-type="float" office:value="38053" table:style-name="ce1">
            <text:p>38053</text:p>
          </table:table-cell>
          <table:table-cell office:value-type="float" office:value="754" table:style-name="ce1">
            <text:p>754</text:p>
          </table:table-cell>
          <table:table-cell office:value-type="float" office:value="2.27" table:style-name="ce1">
            <text:p>2,27</text:p>
          </table:table-cell>
          <table:table-cell office:value-type="float" office:value="0.31" table:style-name="ce1">
            <text:p>0,31</text:p>
          </table:table-cell>
          <table:table-cell office:value-type="float" office:value="9705" table:style-name="ce1">
            <text:p>9705</text:p>
          </table:table-cell>
          <table:table-cell office:value-type="float" office:value="200" table:style-name="ce1">
            <text:p>200</text:p>
          </table:table-cell>
          <table:table-cell office:value-type="float" office:value="2.0299999999999998" table:style-name="ce2">
            <text:p>2,03</text:p>
          </table:table-cell>
          <table:table-cell office:value-type="float" office:value="0.08" table:style-name="ce2">
            <text:p>0,08</text:p>
          </table:table-cell>
          <table:table-cell office:value-type="float" office:value="3370" table:style-name="ce1">
            <text:p>3370</text:p>
          </table:table-cell>
          <table:table-cell office:value-type="float" office:value="77" table:style-name="ce2">
            <text:p>77</text:p>
          </table:table-cell>
          <table:table-cell office:value-type="float" office:value="1645.53" table:style-name="ce3">
            <text:p>1645,53</text:p>
          </table:table-cell>
          <table:table-cell office:value-type="float" office:value="1643.23" table:style-name="ce3">
            <text:p>1643,23</text:p>
          </table:table-cell>
          <table:table-cell office:value-type="float" office:value="28441726" table:style-name="ce3">
            <text:p>28441726</text:p>
          </table:table-cell>
          <table:table-cell office:value-type="float" office:value="1788073" table:style-name="ce3">
            <text:p>1788073</text:p>
          </table:table-cell>
          <table:table-cell office:value-type="float" office:value="2.36" table:style-name="ce1">
            <text:p>2,36</text:p>
          </table:table-cell>
          <table:table-cell office:value-type="float" office:value="0.1" table:style-name="ce1">
            <text:p>0,1</text:p>
          </table:table-cell>
          <table:table-cell office:value-type="float" office:value="1540" table:style-name="ce2">
            <text:p>1540</text:p>
          </table:table-cell>
          <table:table-cell office:value-type="float" office:value="82" table:style-name="ce1">
            <text:p>82</text:p>
          </table:table-cell>
          <table:table-cell office:value-type="float" office:value="9.58" table:style-name="ce1">
            <text:p>9,58</text:p>
          </table:table-cell>
          <table:table-cell office:value-type="float" office:value="1.1399999999999999" table:style-name="ce1">
            <text:p>1,14</text:p>
          </table:table-cell>
          <table:table-cell office:value-type="float" office:value="23215" table:style-name="ce1">
            <text:p>23215</text:p>
          </table:table-cell>
          <table:table-cell office:value-type="float" office:value="347" table:style-name="ce1">
            <text:p>347</text:p>
          </table:table-cell>
          <table:table-cell office:value-type="float" office:value="2.42" table:style-name="ce1">
            <text:p>2,42</text:p>
          </table:table-cell>
          <table:table-cell office:value-type="float" office:value="0.42" table:style-name="ce1">
            <text:p>0,42</text:p>
          </table:table-cell>
          <table:table-cell office:value-type="float" office:value="12188" table:style-name="ce1">
            <text:p>12188</text:p>
          </table:table-cell>
          <table:table-cell office:value-type="float" office:value="217" table:style-name="ce1">
            <text:p>217</text:p>
          </table:table-cell>
          <table:table-cell office:value-type="float" office:value="2.81" table:style-name="ce1">
            <text:p>2,81</text:p>
          </table:table-cell>
          <table:table-cell office:value-type="float" office:value="0.43" table:style-name="ce1">
            <text:p>0,43</text:p>
          </table:table-cell>
          <table:table-cell office:value-type="float" office:value="12807" table:style-name="ce1">
            <text:p>12807</text:p>
          </table:table-cell>
          <table:table-cell office:value-type="float" office:value="180" table:style-name="ce1">
            <text:p>180</text:p>
          </table:table-cell>
          <table:table-cell office:value-type="float" office:value="36.71" table:style-name="ce1">
            <text:p>36,71</text:p>
          </table:table-cell>
          <table:table-cell office:value-type="float" office:value="34.47" table:style-name="ce1">
            <text:p>34,47</text:p>
          </table:table-cell>
          <table:table-cell office:value-type="float" office:value="1819127" table:style-name="ce1">
            <text:p>1819127</text:p>
          </table:table-cell>
          <table:table-cell office:value-type="float" office:value="24180" table:style-name="ce1">
            <text:p>24180</text:p>
          </table:table-cell>
          <table:table-cell office:value-type="float" office:value="2.0299999999999998" table:formula="of:=MIN([.$B26];[.$F26];[.$J26];[.$N26];[.$R26];[.$V26];[.$Z26];[.$AD26];[.$AH26];[.$AL26];[.$AP26];[.$AT26];[.$AX26];[.$BB26];[.$BF26];[.$BJ26];[.$BN26];[.$BR26];[.$BV26];[.$BZ26])" table:style-name="ce1">
            <text:p>2,03</text:p>
          </table:table-cell>
          <table:table-cell office:value-type="float" office:value="0.08" table:formula="of:=MIN([.$C26];[.$G26];[.$K26];[.$O26];[.$S26];[.$W26];[.$AA26];[.$AE26];[.$AI26];[.$AM26];[.$AQ26];[.$AU26];[.$AY26];[.$BC26];[.$BG26];[.$BK26];[.$BO26];[.$BS26];[.$BW26];[.$CA26])" table:style-name="ce1">
            <text:p>0,08</text:p>
          </table:table-cell>
          <table:table-cell office:value-type="float" office:value="1540" table:formula="of:=MIN([.$D26];[.$H26];[.$L26];[.$P26];[.$T26];[.$X26];[.$AB26];[.$AF26];[.$AJ26];[.$AN26];[.$AR26];[.$AV26];[.$AZ26];[.$BD26];[.$BH26];[.$BL26];[.$BP26];[.$BT26];[.$BX26];[.$CB26])" table:style-name="ce1">
            <text:p>1540</text:p>
          </table:table-cell>
          <table:table-cell office:value-type="float" office:value="77" table:formula="of:=MIN([.$E26];[.$I26];[.$M26];[.$Q26];[.$U26];[.$Y26];[.$AC26];[.$AG26];[.$AK26];[.$AO26];[.$AS26];[.$AW26];[.$BA26];[.$BE26];[.$BI26];[.$BM26];[.$BQ26];[.$BU26];[.$BY26];[.$CC26])" table:style-name="ce1">
            <text:p>77</text:p>
          </table:table-cell>
          <table:table-cell office:value-type="float" office:value="3.8149999999999999" table:formula="of:=MEDIAN([.$B26];[.$F26];[.$J26];[.$N26];[.$R26];[.$V26];[.$Z26];[.$AD26];[.$AH26];[.$AL26];[.$AP26];[.$AT26];[.$AX26];[.$BB26];[.$BF26];[.$BJ26];[.$BN26];[.$BR26];[.$BV26];[.$BZ26])" table:style-name="ce1">
            <text:p>3,815</text:p>
          </table:table-cell>
          <table:table-cell office:value-type="float" office:value="1.1099999999999999" table:formula="of:=MEDIAN([.$C26];[.$G26];[.$K26];[.$O26];[.$S26];[.$W26];[.$AA26];[.$AE26];[.$AI26];[.$AM26];[.$AQ26];[.$AU26];[.$AY26];[.$BC26];[.$BG26];[.$BK26];[.$BO26];[.$BS26];[.$BW26];[.$CA26])" table:style-name="ce1">
            <text:p>1,11</text:p>
          </table:table-cell>
          <table:table-cell office:value-type="float" office:value="23215" table:formula="of:=MEDIAN([.$D26];[.$H26];[.$L26];[.$P26];[.$T26];[.$X26];[.$AB26];[.$AF26];[.$AJ26];[.$AN26];[.$AR26];[.$AV26];[.$AZ26];[.$BD26];[.$BH26];[.$BL26];[.$BP26];[.$BT26];[.$BX26];[.$CB26])" table:style-name="ce1">
            <text:p>23215</text:p>
          </table:table-cell>
          <table:table-cell office:value-type="float" office:value="347" table:formula="of:=MEDIAN([.$E26];[.$I26];[.$M26];[.$Q26];[.$U26];[.$Y26];[.$AC26];[.$AG26];[.$AK26];[.$AO26];[.$AS26];[.$AW26];[.$BA26];[.$BE26];[.$BI26];[.$BM26];[.$BQ26];[.$BU26];[.$BY26];[.$CC26])" table:style-name="ce1">
            <text:p>347</text:p>
          </table:table-cell>
          <table:table-cell office:value-type="float" office:value="1645.53" table:formula="of:=MAX([.$B26];[.$F26];[.$J26];[.$N26];[.$R26];[.$V26];[.$Z26];[.$AD26];[.$AH26];[.$AL26];[.$AP26];[.$AT26];[.$AX26];[.$BB26];[.$BF26];[.$BJ26];[.$BN26];[.$BR26];[.$BV26];[.$BZ26])" table:style-name="ce1">
            <text:p>1645,53</text:p>
          </table:table-cell>
          <table:table-cell office:value-type="float" office:value="1643.23" table:formula="of:=MAX([.$C26];[.$G26];[.$K26];[.$O26];[.$S26];[.$W26];[.$AA26];[.$AE26];[.$AI26];[.$AM26];[.$AQ26];[.$AU26];[.$AY26];[.$BC26];[.$BG26];[.$BK26];[.$BO26];[.$BS26];[.$BW26];[.$CA26])" table:style-name="ce1">
            <text:p>1643,23</text:p>
          </table:table-cell>
          <table:table-cell office:value-type="float" office:value="28441726" table:formula="of:=MAX([.$D26];[.$H26];[.$L26];[.$P26];[.$T26];[.$X26];[.$AB26];[.$AF26];[.$AJ26];[.$AN26];[.$AR26];[.$AV26];[.$AZ26];[.$BD26];[.$BH26];[.$BL26];[.$BP26];[.$BT26];[.$BX26];[.$CB26])" table:style-name="ce1">
            <text:p>28441726</text:p>
          </table:table-cell>
          <table:table-cell office:value-type="float" office:value="1788073" table:formula="of:=MAX([.$E26];[.$I26];[.$M26];[.$Q26];[.$U26];[.$Y26];[.$AC26];[.$AG26];[.$AK26];[.$AO26];[.$AS26];[.$AW26];[.$BA26];[.$BE26];[.$BI26];[.$BM26];[.$BQ26];[.$BU26];[.$BY26];[.$CC26])" table:style-name="ce1">
            <text:p>1788073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4_a25_w4_h22.lp</text:p>
          </table:table-cell>
          <table:table-cell office:value-type="float" office:value="6.89" table:style-name="ce1">
            <text:p>6,89</text:p>
          </table:table-cell>
          <table:table-cell office:value-type="float" office:value="3.63" table:style-name="ce1">
            <text:p>3,63</text:p>
          </table:table-cell>
          <table:table-cell office:value-type="float" office:value="74319" table:style-name="ce1">
            <text:p>74319</text:p>
          </table:table-cell>
          <table:table-cell office:value-type="float" office:value="1655" table:style-name="ce1">
            <text:p>1655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1.66" table:style-name="ce1">
            <text:p>1,66</text:p>
          </table:table-cell>
          <table:table-cell office:value-type="float" office:value="17467" table:style-name="ce1">
            <text:p>17467</text:p>
          </table:table-cell>
          <table:table-cell office:value-type="float" office:value="1235" table:style-name="ce1">
            <text:p>1235</text:p>
          </table:table-cell>
          <table:table-cell office:value-type="float" office:value="3.7" table:style-name="ce1">
            <text:p>3,7</text:p>
          </table:table-cell>
          <table:table-cell office:value-type="float" office:value="0.71" table:style-name="ce1">
            <text:p>0,71</text:p>
          </table:table-cell>
          <table:table-cell office:value-type="float" office:value="12276" table:style-name="ce1">
            <text:p>12276</text:p>
          </table:table-cell>
          <table:table-cell office:value-type="float" office:value="504" table:style-name="ce1">
            <text:p>504</text:p>
          </table:table-cell>
          <table:table-cell office:value-type="float" office:value="5.26" table:style-name="ce1">
            <text:p>5,26</text:p>
          </table:table-cell>
          <table:table-cell office:value-type="float" office:value="1.91" table:style-name="ce1">
            <text:p>1,91</text:p>
          </table:table-cell>
          <table:table-cell office:value-type="float" office:value="17467" table:style-name="ce1">
            <text:p>17467</text:p>
          </table:table-cell>
          <table:table-cell office:value-type="float" office:value="1235" table:style-name="ce1">
            <text:p>1235</text:p>
          </table:table-cell>
          <table:table-cell office:value-type="float" office:value="13.63" table:style-name="ce1">
            <text:p>13,63</text:p>
          </table:table-cell>
          <table:table-cell office:value-type="float" office:value="1.9" table:style-name="ce1">
            <text:p>1,9</text:p>
          </table:table-cell>
          <table:table-cell office:value-type="float" office:value="25969" table:style-name="ce1">
            <text:p>25969</text:p>
          </table:table-cell>
          <table:table-cell office:value-type="float" office:value="474" table:style-name="ce1">
            <text:p>474</text:p>
          </table:table-cell>
          <table:table-cell office:value-type="float" office:value="15.65" table:style-name="ce1">
            <text:p>15,65</text:p>
          </table:table-cell>
          <table:table-cell office:value-type="float" office:value="2.04" table:style-name="ce1">
            <text:p>2,04</text:p>
          </table:table-cell>
          <table:table-cell office:value-type="float" office:value="25969" table:style-name="ce1">
            <text:p>25969</text:p>
          </table:table-cell>
          <table:table-cell office:value-type="float" office:value="474" table:style-name="ce1">
            <text:p>474</text:p>
          </table:table-cell>
          <table:table-cell office:value-type="float" office:value="15.93" table:style-name="ce1">
            <text:p>15,93</text:p>
          </table:table-cell>
          <table:table-cell office:value-type="float" office:value="2.0499999999999998" table:style-name="ce1">
            <text:p>2,05</text:p>
          </table:table-cell>
          <table:table-cell office:value-type="float" office:value="25969" table:style-name="ce1">
            <text:p>25969</text:p>
          </table:table-cell>
          <table:table-cell office:value-type="float" office:value="474" table:style-name="ce1">
            <text:p>474</text:p>
          </table:table-cell>
          <table:table-cell office:value-type="float" office:value="3.85" table:style-name="ce1">
            <text:p>3,85</text:p>
          </table:table-cell>
          <table:table-cell office:value-type="float" office:value="0.56999999999999995" table:style-name="ce1">
            <text:p>0,57</text:p>
          </table:table-cell>
          <table:table-cell office:value-type="float" office:value="9897" table:style-name="ce1">
            <text:p>9897</text:p>
          </table:table-cell>
          <table:table-cell office:value-type="float" office:value="231" table:style-name="ce1">
            <text:p>231</text:p>
          </table:table-cell>
          <table:table-cell office:value-type="float" office:value="3.98" table:style-name="ce1">
            <text:p>3,98</text:p>
          </table:table-cell>
          <table:table-cell office:value-type="float" office:value="0.57999999999999996" table:style-name="ce1">
            <text:p>0,58</text:p>
          </table:table-cell>
          <table:table-cell office:value-type="float" office:value="9897" table:style-name="ce1">
            <text:p>9897</text:p>
          </table:table-cell>
          <table:table-cell office:value-type="float" office:value="231" table:style-name="ce1">
            <text:p>231</text:p>
          </table:table-cell>
          <table:table-cell office:value-type="float" office:value="3.84" table:style-name="ce1">
            <text:p>3,84</text:p>
          </table:table-cell>
          <table:table-cell office:value-type="float" office:value="0.72" table:style-name="ce1">
            <text:p>0,72</text:p>
          </table:table-cell>
          <table:table-cell office:value-type="float" office:value="9191" table:style-name="ce1">
            <text:p>9191</text:p>
          </table:table-cell>
          <table:table-cell office:value-type="float" office:value="477" table:style-name="ce1">
            <text:p>477</text:p>
          </table:table-cell>
          <table:table-cell office:value-type="float" office:value="4.38" table:style-name="ce1">
            <text:p>4,38</text:p>
          </table:table-cell>
          <table:table-cell office:value-type="float" office:value="0.97" table:style-name="ce1">
            <text:p>0,97</text:p>
          </table:table-cell>
          <table:table-cell office:value-type="float" office:value="11560" table:style-name="ce1">
            <text:p>11560</text:p>
          </table:table-cell>
          <table:table-cell office:value-type="float" office:value="594" table:style-name="ce1">
            <text:p>594</text:p>
          </table:table-cell>
          <table:table-cell office:value-type="float" office:value="3.65" table:style-name="ce2">
            <text:p>3,65</text:p>
          </table:table-cell>
          <table:table-cell office:value-type="float" office:value="0.7" table:style-name="ce1">
            <text:p>0,7</text:p>
          </table:table-cell>
          <table:table-cell office:value-type="float" office:value="12075" table:style-name="ce1">
            <text:p>12075</text:p>
          </table:table-cell>
          <table:table-cell office:value-type="float" office:value="422" table:style-name="ce1">
            <text:p>422</text:p>
          </table:table-cell>
          <table:table-cell office:value-type="float" office:value="3.78" table:style-name="ce1">
            <text:p>3,78</text:p>
          </table:table-cell>
          <table:table-cell office:value-type="float" office:value="0.89" table:style-name="ce1">
            <text:p>0,89</text:p>
          </table:table-cell>
          <table:table-cell office:value-type="float" office:value="17030" table:style-name="ce1">
            <text:p>17030</text:p>
          </table:table-cell>
          <table:table-cell office:value-type="float" office:value="620" table:style-name="ce1">
            <text:p>620</text:p>
          </table:table-cell>
          <table:table-cell office:value-type="float" office:value="3.97" table:style-name="ce1">
            <text:p>3,97</text:p>
          </table:table-cell>
          <table:table-cell office:value-type="float" office:value="0.51" table:style-name="ce1">
            <text:p>0,51</text:p>
          </table:table-cell>
          <table:table-cell office:value-type="float" office:value="11063" table:style-name="ce1">
            <text:p>11063</text:p>
          </table:table-cell>
          <table:table-cell office:value-type="float" office:value="347" table:style-name="ce1">
            <text:p>347</text:p>
          </table:table-cell>
          <table:table-cell office:value-type="float" office:value="90.86" table:style-name="ce3">
            <text:p>90,86</text:p>
          </table:table-cell>
          <table:table-cell office:value-type="float" office:value="87.38" table:style-name="ce3">
            <text:p>87,38</text:p>
          </table:table-cell>
          <table:table-cell office:value-type="float" office:value="1046204" table:style-name="ce3">
            <text:p>1046204</text:p>
          </table:table-cell>
          <table:table-cell office:value-type="float" office:value="36959" table:style-name="ce3">
            <text:p>36959</text:p>
          </table:table-cell>
          <table:table-cell office:value-type="float" office:value="3.65" table:style-name="ce2">
            <text:p>3,65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2681" table:style-name="ce2">
            <text:p>2681</text:p>
          </table:table-cell>
          <table:table-cell office:value-type="float" office:value="168" table:style-name="ce2">
            <text:p>168</text:p>
          </table:table-cell>
          <table:table-cell office:value-type="float" office:value="14.58" table:style-name="ce1">
            <text:p>14,58</text:p>
          </table:table-cell>
          <table:table-cell office:value-type="float" office:value="2.0299999999999998" table:style-name="ce1">
            <text:p>2,03</text:p>
          </table:table-cell>
          <table:table-cell office:value-type="float" office:value="25969" table:style-name="ce1">
            <text:p>25969</text:p>
          </table:table-cell>
          <table:table-cell office:value-type="float" office:value="474" table:style-name="ce1">
            <text:p>474</text:p>
          </table:table-cell>
          <table:table-cell office:value-type="float" office:value="3.79" table:style-name="ce1">
            <text:p>3,79</text:p>
          </table:table-cell>
          <table:table-cell office:value-type="float" office:value="0.74" table:style-name="ce1">
            <text:p>0,74</text:p>
          </table:table-cell>
          <table:table-cell office:value-type="float" office:value="9191" table:style-name="ce1">
            <text:p>9191</text:p>
          </table:table-cell>
          <table:table-cell office:value-type="float" office:value="477" table:style-name="ce1">
            <text:p>477</text:p>
          </table:table-cell>
          <table:table-cell office:value-type="float" office:value="4.04" table:style-name="ce1">
            <text:p>4,04</text:p>
          </table:table-cell>
          <table:table-cell office:value-type="float" office:value="0.59" table:style-name="ce1">
            <text:p>0,59</text:p>
          </table:table-cell>
          <table:table-cell office:value-type="float" office:value="9897" table:style-name="ce1">
            <text:p>9897</text:p>
          </table:table-cell>
          <table:table-cell office:value-type="float" office:value="231" table:style-name="ce1">
            <text:p>231</text:p>
          </table:table-cell>
          <table:table-cell office:value-type="float" office:value="4.57" table:style-name="ce1">
            <text:p>4,57</text:p>
          </table:table-cell>
          <table:table-cell office:value-type="float" office:value="1.04" table:style-name="ce1">
            <text:p>1,04</text:p>
          </table:table-cell>
          <table:table-cell office:value-type="float" office:value="22821" table:style-name="ce1">
            <text:p>22821</text:p>
          </table:table-cell>
          <table:table-cell office:value-type="float" office:value="494" table:style-name="ce1">
            <text:p>494</text:p>
          </table:table-cell>
          <table:table-cell office:value-type="float" office:value="3.65" table:formula="of:=MIN([.$B27];[.$F27];[.$J27];[.$N27];[.$R27];[.$V27];[.$Z27];[.$AD27];[.$AH27];[.$AL27];[.$AP27];[.$AT27];[.$AX27];[.$BB27];[.$BF27];[.$BJ27];[.$BN27];[.$BR27];[.$BV27];[.$BZ27])" table:style-name="ce1">
            <text:p>3,65</text:p>
          </table:table-cell>
          <table:table-cell office:value-type="float" office:value="0.28000000000000003" table:formula="of:=MIN([.$C27];[.$G27];[.$K27];[.$O27];[.$S27];[.$W27];[.$AA27];[.$AE27];[.$AI27];[.$AM27];[.$AQ27];[.$AU27];[.$AY27];[.$BC27];[.$BG27];[.$BK27];[.$BO27];[.$BS27];[.$BW27];[.$CA27])" table:style-name="ce1">
            <text:p>0,28</text:p>
          </table:table-cell>
          <table:table-cell office:value-type="float" office:value="2681" table:formula="of:=MIN([.$D27];[.$H27];[.$L27];[.$P27];[.$T27];[.$X27];[.$AB27];[.$AF27];[.$AJ27];[.$AN27];[.$AR27];[.$AV27];[.$AZ27];[.$BD27];[.$BH27];[.$BL27];[.$BP27];[.$BT27];[.$BX27];[.$CB27])" table:style-name="ce1">
            <text:p>2681</text:p>
          </table:table-cell>
          <table:table-cell office:value-type="float" office:value="168" table:formula="of:=MIN([.$E27];[.$I27];[.$M27];[.$Q27];[.$U27];[.$Y27];[.$AC27];[.$AG27];[.$AK27];[.$AO27];[.$AS27];[.$AW27];[.$BA27];[.$BE27];[.$BI27];[.$BM27];[.$BQ27];[.$BU27];[.$BY27];[.$CC27])" table:style-name="ce1">
            <text:p>168</text:p>
          </table:table-cell>
          <table:table-cell office:value-type="float" office:value="4.21" table:formula="of:=MEDIAN([.$B27];[.$F27];[.$J27];[.$N27];[.$R27];[.$V27];[.$Z27];[.$AD27];[.$AH27];[.$AL27];[.$AP27];[.$AT27];[.$AX27];[.$BB27];[.$BF27];[.$BJ27];[.$BN27];[.$BR27];[.$BV27];[.$BZ27])" table:style-name="ce1">
            <text:p>4,21</text:p>
          </table:table-cell>
          <table:table-cell office:value-type="float" office:value="0.92999999999999994" table:formula="of:=MEDIAN([.$C27];[.$G27];[.$K27];[.$O27];[.$S27];[.$W27];[.$AA27];[.$AE27];[.$AI27];[.$AM27];[.$AQ27];[.$AU27];[.$AY27];[.$BC27];[.$BG27];[.$BK27];[.$BO27];[.$BS27];[.$BW27];[.$CA27])" table:style-name="ce1">
            <text:p>0,93</text:p>
          </table:table-cell>
          <table:table-cell office:value-type="float" office:value="14653" table:formula="of:=MEDIAN([.$D27];[.$H27];[.$L27];[.$P27];[.$T27];[.$X27];[.$AB27];[.$AF27];[.$AJ27];[.$AN27];[.$AR27];[.$AV27];[.$AZ27];[.$BD27];[.$BH27];[.$BL27];[.$BP27];[.$BT27];[.$BX27];[.$CB27])" table:style-name="ce1">
            <text:p>14653</text:p>
          </table:table-cell>
          <table:table-cell office:value-type="float" office:value="475.5" table:formula="of:=MEDIAN([.$E27];[.$I27];[.$M27];[.$Q27];[.$U27];[.$Y27];[.$AC27];[.$AG27];[.$AK27];[.$AO27];[.$AS27];[.$AW27];[.$BA27];[.$BE27];[.$BI27];[.$BM27];[.$BQ27];[.$BU27];[.$BY27];[.$CC27])" table:style-name="ce1">
            <text:p>475,5</text:p>
          </table:table-cell>
          <table:table-cell office:value-type="float" office:value="90.86" table:formula="of:=MAX([.$B27];[.$F27];[.$J27];[.$N27];[.$R27];[.$V27];[.$Z27];[.$AD27];[.$AH27];[.$AL27];[.$AP27];[.$AT27];[.$AX27];[.$BB27];[.$BF27];[.$BJ27];[.$BN27];[.$BR27];[.$BV27];[.$BZ27])" table:style-name="ce1">
            <text:p>90,86</text:p>
          </table:table-cell>
          <table:table-cell office:value-type="float" office:value="87.38" table:formula="of:=MAX([.$C27];[.$G27];[.$K27];[.$O27];[.$S27];[.$W27];[.$AA27];[.$AE27];[.$AI27];[.$AM27];[.$AQ27];[.$AU27];[.$AY27];[.$BC27];[.$BG27];[.$BK27];[.$BO27];[.$BS27];[.$BW27];[.$CA27])" table:style-name="ce1">
            <text:p>87,38</text:p>
          </table:table-cell>
          <table:table-cell office:value-type="float" office:value="1046204" table:formula="of:=MAX([.$D27];[.$H27];[.$L27];[.$P27];[.$T27];[.$X27];[.$AB27];[.$AF27];[.$AJ27];[.$AN27];[.$AR27];[.$AV27];[.$AZ27];[.$BD27];[.$BH27];[.$BL27];[.$BP27];[.$BT27];[.$BX27];[.$CB27])" table:style-name="ce1">
            <text:p>1046204</text:p>
          </table:table-cell>
          <table:table-cell office:value-type="float" office:value="36959" table:formula="of:=MAX([.$E27];[.$I27];[.$M27];[.$Q27];[.$U27];[.$Y27];[.$AC27];[.$AG27];[.$AK27];[.$AO27];[.$AS27];[.$AW27];[.$BA27];[.$BE27];[.$BI27];[.$BM27];[.$BQ27];[.$BU27];[.$BY27];[.$CC27])" table:style-name="ce1">
            <text:p>36959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5_a20_w3_h22.lp</text:p>
          </table:table-cell>
          <table:table-cell office:value-type="float" office:value="2.63" table:style-name="ce1">
            <text:p>2,63</text:p>
          </table:table-cell>
          <table:table-cell office:value-type="float" office:value="0.27" table:style-name="ce1">
            <text:p>0,27</text:p>
          </table:table-cell>
          <table:table-cell office:value-type="float" office:value="5075" table:style-name="ce1">
            <text:p>5075</text:p>
          </table:table-cell>
          <table:table-cell office:value-type="float" office:value="108" table:style-name="ce1">
            <text:p>108</text:p>
          </table:table-cell>
          <table:table-cell office:value-type="float" office:value="2.68" table:style-name="ce1">
            <text:p>2,68</text:p>
          </table:table-cell>
          <table:table-cell office:value-type="float" office:value="0.3" table:style-name="ce1">
            <text:p>0,3</text:p>
          </table:table-cell>
          <table:table-cell office:value-type="float" office:value="12327" table:style-name="ce1">
            <text:p>12327</text:p>
          </table:table-cell>
          <table:table-cell office:value-type="float" office:value="218" table:style-name="ce1">
            <text:p>218</text:p>
          </table:table-cell>
          <table:table-cell office:value-type="float" office:value="3.08" table:style-name="ce1">
            <text:p>3,08</text:p>
          </table:table-cell>
          <table:table-cell office:value-type="float" office:value="0.4" table:style-name="ce1">
            <text:p>0,4</text:p>
          </table:table-cell>
          <table:table-cell office:value-type="float" office:value="7683" table:style-name="ce1">
            <text:p>7683</text:p>
          </table:table-cell>
          <table:table-cell office:value-type="float" office:value="199" table:style-name="ce1">
            <text:p>199</text:p>
          </table:table-cell>
          <table:table-cell office:value-type="float" office:value="3.03" table:style-name="ce1">
            <text:p>3,03</text:p>
          </table:table-cell>
          <table:table-cell office:value-type="float" office:value="0.32" table:style-name="ce1">
            <text:p>0,32</text:p>
          </table:table-cell>
          <table:table-cell office:value-type="float" office:value="12327" table:style-name="ce1">
            <text:p>12327</text:p>
          </table:table-cell>
          <table:table-cell office:value-type="float" office:value="218" table:style-name="ce1">
            <text:p>218</text:p>
          </table:table-cell>
          <table:table-cell office:value-type="float" office:value="11.27" table:style-name="ce1">
            <text:p>11,27</text:p>
          </table:table-cell>
          <table:table-cell office:value-type="float" office:value="1.44" table:style-name="ce1">
            <text:p>1,44</text:p>
          </table:table-cell>
          <table:table-cell office:value-type="float" office:value="40940" table:style-name="ce1">
            <text:p>40940</text:p>
          </table:table-cell>
          <table:table-cell office:value-type="float" office:value="427" table:style-name="ce1">
            <text:p>427</text:p>
          </table:table-cell>
          <table:table-cell office:value-type="float" office:value="13.46" table:style-name="ce1">
            <text:p>13,46</text:p>
          </table:table-cell>
          <table:table-cell office:value-type="float" office:value="1.54" table:style-name="ce1">
            <text:p>1,54</text:p>
          </table:table-cell>
          <table:table-cell office:value-type="float" office:value="40940" table:style-name="ce1">
            <text:p>40940</text:p>
          </table:table-cell>
          <table:table-cell office:value-type="float" office:value="427" table:style-name="ce1">
            <text:p>427</text:p>
          </table:table-cell>
          <table:table-cell office:value-type="float" office:value="13.16" table:style-name="ce1">
            <text:p>13,16</text:p>
          </table:table-cell>
          <table:table-cell office:value-type="float" office:value="1.59" table:style-name="ce1">
            <text:p>1,59</text:p>
          </table:table-cell>
          <table:table-cell office:value-type="float" office:value="40940" table:style-name="ce1">
            <text:p>40940</text:p>
          </table:table-cell>
          <table:table-cell office:value-type="float" office:value="427" table:style-name="ce1">
            <text:p>427</text:p>
          </table:table-cell>
          <table:table-cell office:value-type="float" office:value="3.02" table:style-name="ce1">
            <text:p>3,02</text:p>
          </table:table-cell>
          <table:table-cell office:value-type="float" office:value="0.26" table:style-name="ce1">
            <text:p>0,26</text:p>
          </table:table-cell>
          <table:table-cell office:value-type="float" office:value="5681" table:style-name="ce1">
            <text:p>5681</text:p>
          </table:table-cell>
          <table:table-cell office:value-type="float" office:value="118" table:style-name="ce1">
            <text:p>118</text:p>
          </table:table-cell>
          <table:table-cell office:value-type="float" office:value="2.93" table:style-name="ce1">
            <text:p>2,93</text:p>
          </table:table-cell>
          <table:table-cell office:value-type="float" office:value="0.25" table:style-name="ce1">
            <text:p>0,25</text:p>
          </table:table-cell>
          <table:table-cell office:value-type="float" office:value="5681" table:style-name="ce1">
            <text:p>5681</text:p>
          </table:table-cell>
          <table:table-cell office:value-type="float" office:value="118" table:style-name="ce1">
            <text:p>118</text:p>
          </table:table-cell>
          <table:table-cell office:value-type="float" office:value="2.86" table:style-name="ce1">
            <text:p>2,86</text:p>
          </table:table-cell>
          <table:table-cell office:value-type="float" office:value="0.18" table:style-name="ce1">
            <text:p>0,18</text:p>
          </table:table-cell>
          <table:table-cell office:value-type="float" office:value="3234" table:style-name="ce1">
            <text:p>3234</text:p>
          </table:table-cell>
          <table:table-cell office:value-type="float" office:value="97" table:style-name="ce1">
            <text:p>97</text:p>
          </table:table-cell>
          <table:table-cell office:value-type="float" office:value="2.4900000000000002" table:style-name="ce2">
            <text:p>2,49</text:p>
          </table:table-cell>
          <table:table-cell office:value-type="float" office:value="0.15" table:style-name="ce1">
            <text:p>0,15</text:p>
          </table:table-cell>
          <table:table-cell office:value-type="float" office:value="4960" table:style-name="ce1">
            <text:p>4960</text:p>
          </table:table-cell>
          <table:table-cell office:value-type="float" office:value="80" table:style-name="ce1">
            <text:p>80</text:p>
          </table:table-cell>
          <table:table-cell office:value-type="float" office:value="2.6" table:style-name="ce1">
            <text:p>2,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2795" table:style-name="ce1">
            <text:p>2795</text:p>
          </table:table-cell>
          <table:table-cell office:value-type="float" office:value="99" table:style-name="ce1">
            <text:p>99</text:p>
          </table:table-cell>
          <table:table-cell office:value-type="float" office:value="2.6" table:style-name="ce1">
            <text:p>2,6</text:p>
          </table:table-cell>
          <table:table-cell office:value-type="float" office:value="0.12" table:style-name="ce1">
            <text:p>0,12</text:p>
          </table:table-cell>
          <table:table-cell office:value-type="float" office:value="2004" table:style-name="ce1">
            <text:p>2004</text:p>
          </table:table-cell>
          <table:table-cell office:value-type="float" office:value="78" table:style-name="ce1">
            <text:p>78</text:p>
          </table:table-cell>
          <table:table-cell office:value-type="float" office:value="3.03" table:style-name="ce1">
            <text:p>3,03</text:p>
          </table:table-cell>
          <table:table-cell office:value-type="float" office:value="0.2" table:style-name="ce1">
            <text:p>0,2</text:p>
          </table:table-cell>
          <table:table-cell office:value-type="float" office:value="8128" table:style-name="ce1">
            <text:p>8128</text:p>
          </table:table-cell>
          <table:table-cell office:value-type="float" office:value="159" table:style-name="ce1">
            <text:p>159</text:p>
          </table:table-cell>
          <table:table-cell office:value-type="float" office:value="462.19" table:style-name="ce3">
            <text:p>462,19</text:p>
          </table:table-cell>
          <table:table-cell office:value-type="float" office:value="459.76" table:style-name="ce3">
            <text:p>459,76</text:p>
          </table:table-cell>
          <table:table-cell office:value-type="float" office:value="9009390" table:style-name="ce3">
            <text:p>9009390</text:p>
          </table:table-cell>
          <table:table-cell office:value-type="float" office:value="348518" table:style-name="ce3">
            <text:p>348518</text:p>
          </table:table-cell>
          <table:table-cell office:value-type="float" office:value="2.74" table:style-name="ce1">
            <text:p>2,74</text:p>
          </table:table-cell>
          <table:table-cell office:value-type="float" office:value="0.08" table:style-name="ce2">
            <text:p>0,08</text:p>
          </table:table-cell>
          <table:table-cell office:value-type="float" office:value="1097" table:style-name="ce2">
            <text:p>1097</text:p>
          </table:table-cell>
          <table:table-cell office:value-type="float" office:value="43" table:style-name="ce2">
            <text:p>43</text:p>
          </table:table-cell>
          <table:table-cell office:value-type="float" office:value="12.02" table:style-name="ce1">
            <text:p>12,02</text:p>
          </table:table-cell>
          <table:table-cell office:value-type="float" office:value="1.53" table:style-name="ce1">
            <text:p>1,53</text:p>
          </table:table-cell>
          <table:table-cell office:value-type="float" office:value="40940" table:style-name="ce1">
            <text:p>40940</text:p>
          </table:table-cell>
          <table:table-cell office:value-type="float" office:value="427" table:style-name="ce1">
            <text:p>427</text:p>
          </table:table-cell>
          <table:table-cell office:value-type="float" office:value="2.52" table:style-name="ce1">
            <text:p>2,52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3234" table:style-name="ce1">
            <text:p>3234</text:p>
          </table:table-cell>
          <table:table-cell office:value-type="float" office:value="97" table:style-name="ce1">
            <text:p>97</text:p>
          </table:table-cell>
          <table:table-cell office:value-type="float" office:value="3.05" table:style-name="ce1">
            <text:p>3,05</text:p>
          </table:table-cell>
          <table:table-cell office:value-type="float" office:value="0.26" table:style-name="ce1">
            <text:p>0,26</text:p>
          </table:table-cell>
          <table:table-cell office:value-type="float" office:value="5681" table:style-name="ce1">
            <text:p>5681</text:p>
          </table:table-cell>
          <table:table-cell office:value-type="float" office:value="118" table:style-name="ce1">
            <text:p>118</text:p>
          </table:table-cell>
          <table:table-cell office:value-type="float" office:value="2.92" table:style-name="ce1">
            <text:p>2,92</text:p>
          </table:table-cell>
          <table:table-cell office:value-type="float" office:value="0.32" table:style-name="ce1">
            <text:p>0,32</text:p>
          </table:table-cell>
          <table:table-cell office:value-type="float" office:value="7161" table:style-name="ce1">
            <text:p>7161</text:p>
          </table:table-cell>
          <table:table-cell office:value-type="float" office:value="129" table:style-name="ce1">
            <text:p>129</text:p>
          </table:table-cell>
          <table:table-cell office:value-type="float" office:value="2.4900000000000002" table:formula="of:=MIN([.$B28];[.$F28];[.$J28];[.$N28];[.$R28];[.$V28];[.$Z28];[.$AD28];[.$AH28];[.$AL28];[.$AP28];[.$AT28];[.$AX28];[.$BB28];[.$BF28];[.$BJ28];[.$BN28];[.$BR28];[.$BV28];[.$BZ28])" table:style-name="ce1">
            <text:p>2,49</text:p>
          </table:table-cell>
          <table:table-cell office:value-type="float" office:value="0.08" table:formula="of:=MIN([.$C28];[.$G28];[.$K28];[.$O28];[.$S28];[.$W28];[.$AA28];[.$AE28];[.$AI28];[.$AM28];[.$AQ28];[.$AU28];[.$AY28];[.$BC28];[.$BG28];[.$BK28];[.$BO28];[.$BS28];[.$BW28];[.$CA28])" table:style-name="ce1">
            <text:p>0,08</text:p>
          </table:table-cell>
          <table:table-cell office:value-type="float" office:value="1097" table:formula="of:=MIN([.$D28];[.$H28];[.$L28];[.$P28];[.$T28];[.$X28];[.$AB28];[.$AF28];[.$AJ28];[.$AN28];[.$AR28];[.$AV28];[.$AZ28];[.$BD28];[.$BH28];[.$BL28];[.$BP28];[.$BT28];[.$BX28];[.$CB28])" table:style-name="ce1">
            <text:p>1097</text:p>
          </table:table-cell>
          <table:table-cell office:value-type="float" office:value="43" table:formula="of:=MIN([.$E28];[.$I28];[.$M28];[.$Q28];[.$U28];[.$Y28];[.$AC28];[.$AG28];[.$AK28];[.$AO28];[.$AS28];[.$AW28];[.$BA28];[.$BE28];[.$BI28];[.$BM28];[.$BQ28];[.$BU28];[.$BY28];[.$CC28])" table:style-name="ce1">
            <text:p>43</text:p>
          </table:table-cell>
          <table:table-cell office:value-type="float" office:value="2.9750000000000001" table:formula="of:=MEDIAN([.$B28];[.$F28];[.$J28];[.$N28];[.$R28];[.$V28];[.$Z28];[.$AD28];[.$AH28];[.$AL28];[.$AP28];[.$AT28];[.$AX28];[.$BB28];[.$BF28];[.$BJ28];[.$BN28];[.$BR28];[.$BV28];[.$BZ28])" table:style-name="ce1">
            <text:p>2,975</text:p>
          </table:table-cell>
          <table:table-cell office:value-type="float" office:value="0.26500000000000001" table:formula="of:=MEDIAN([.$C28];[.$G28];[.$K28];[.$O28];[.$S28];[.$W28];[.$AA28];[.$AE28];[.$AI28];[.$AM28];[.$AQ28];[.$AU28];[.$AY28];[.$BC28];[.$BG28];[.$BK28];[.$BO28];[.$BS28];[.$BW28];[.$CA28])" table:style-name="ce1">
            <text:p>0,265</text:p>
          </table:table-cell>
          <table:table-cell office:value-type="float" office:value="6421" table:formula="of:=MEDIAN([.$D28];[.$H28];[.$L28];[.$P28];[.$T28];[.$X28];[.$AB28];[.$AF28];[.$AJ28];[.$AN28];[.$AR28];[.$AV28];[.$AZ28];[.$BD28];[.$BH28];[.$BL28];[.$BP28];[.$BT28];[.$BX28];[.$CB28])" table:style-name="ce1">
            <text:p>6421</text:p>
          </table:table-cell>
          <table:table-cell office:value-type="float" office:value="123.5" table:formula="of:=MEDIAN([.$E28];[.$I28];[.$M28];[.$Q28];[.$U28];[.$Y28];[.$AC28];[.$AG28];[.$AK28];[.$AO28];[.$AS28];[.$AW28];[.$BA28];[.$BE28];[.$BI28];[.$BM28];[.$BQ28];[.$BU28];[.$BY28];[.$CC28])" table:style-name="ce1">
            <text:p>123,5</text:p>
          </table:table-cell>
          <table:table-cell office:value-type="float" office:value="462.19" table:formula="of:=MAX([.$B28];[.$F28];[.$J28];[.$N28];[.$R28];[.$V28];[.$Z28];[.$AD28];[.$AH28];[.$AL28];[.$AP28];[.$AT28];[.$AX28];[.$BB28];[.$BF28];[.$BJ28];[.$BN28];[.$BR28];[.$BV28];[.$BZ28])" table:style-name="ce1">
            <text:p>462,19</text:p>
          </table:table-cell>
          <table:table-cell office:value-type="float" office:value="459.76" table:formula="of:=MAX([.$C28];[.$G28];[.$K28];[.$O28];[.$S28];[.$W28];[.$AA28];[.$AE28];[.$AI28];[.$AM28];[.$AQ28];[.$AU28];[.$AY28];[.$BC28];[.$BG28];[.$BK28];[.$BO28];[.$BS28];[.$BW28];[.$CA28])" table:style-name="ce1">
            <text:p>459,76</text:p>
          </table:table-cell>
          <table:table-cell office:value-type="float" office:value="9009390" table:formula="of:=MAX([.$D28];[.$H28];[.$L28];[.$P28];[.$T28];[.$X28];[.$AB28];[.$AF28];[.$AJ28];[.$AN28];[.$AR28];[.$AV28];[.$AZ28];[.$BD28];[.$BH28];[.$BL28];[.$BP28];[.$BT28];[.$BX28];[.$CB28])" table:style-name="ce1">
            <text:p>9009390</text:p>
          </table:table-cell>
          <table:table-cell office:value-type="float" office:value="348518" table:formula="of:=MAX([.$E28];[.$I28];[.$M28];[.$Q28];[.$U28];[.$Y28];[.$AC28];[.$AG28];[.$AK28];[.$AO28];[.$AS28];[.$AW28];[.$BA28];[.$BE28];[.$BI28];[.$BM28];[.$BQ28];[.$BU28];[.$BY28];[.$CC28])" table:style-name="ce1">
            <text:p>348518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5_a25_w3_h23.lp</text:p>
          </table:table-cell>
          <table:table-cell office:value-type="float" office:value="6.39" table:style-name="ce1">
            <text:p>6,39</text:p>
          </table:table-cell>
          <table:table-cell office:value-type="float" office:value="3.06" table:style-name="ce1">
            <text:p>3,06</text:p>
          </table:table-cell>
          <table:table-cell office:value-type="float" office:value="78180" table:style-name="ce1">
            <text:p>78180</text:p>
          </table:table-cell>
          <table:table-cell office:value-type="float" office:value="1537" table:style-name="ce1">
            <text:p>1537</text:p>
          </table:table-cell>
          <table:table-cell office:value-type="float" office:value="4.53" table:style-name="ce1">
            <text:p>4,53</text:p>
          </table:table-cell>
          <table:table-cell office:value-type="float" office:value="0.99" table:style-name="ce1">
            <text:p>0,99</text:p>
          </table:table-cell>
          <table:table-cell office:value-type="float" office:value="27744" table:style-name="ce1">
            <text:p>27744</text:p>
          </table:table-cell>
          <table:table-cell office:value-type="float" office:value="510" table:style-name="ce1">
            <text:p>510</text:p>
          </table:table-cell>
          <table:table-cell office:value-type="float" office:value="4.72" table:style-name="ce1">
            <text:p>4,72</text:p>
          </table:table-cell>
          <table:table-cell office:value-type="float" office:value="1.1100000000000001" table:style-name="ce1">
            <text:p>1,11</text:p>
          </table:table-cell>
          <table:table-cell office:value-type="float" office:value="36616" table:style-name="ce1">
            <text:p>36616</text:p>
          </table:table-cell>
          <table:table-cell office:value-type="float" office:value="582" table:style-name="ce1">
            <text:p>582</text:p>
          </table:table-cell>
          <table:table-cell office:value-type="float" office:value="4.63" table:style-name="ce1">
            <text:p>4,63</text:p>
          </table:table-cell>
          <table:table-cell office:value-type="float" office:value="1.0900000000000001" table:style-name="ce1">
            <text:p>1,09</text:p>
          </table:table-cell>
          <table:table-cell office:value-type="float" office:value="27744" table:style-name="ce1">
            <text:p>27744</text:p>
          </table:table-cell>
          <table:table-cell office:value-type="float" office:value="510" table:style-name="ce1">
            <text:p>510</text:p>
          </table:table-cell>
          <table:table-cell office:value-type="float" office:value="63" table:style-name="ce1">
            <text:p>63</text:p>
          </table:table-cell>
          <table:table-cell office:value-type="float" office:value="49.72" table:style-name="ce1">
            <text:p>49,72</text:p>
          </table:table-cell>
          <table:table-cell office:value-type="float" office:value="1773187" table:style-name="ce1">
            <text:p>1773187</text:p>
          </table:table-cell>
          <table:table-cell office:value-type="float" office:value="19173" table:style-name="ce1">
            <text:p>19173</text:p>
          </table:table-cell>
          <table:table-cell office:value-type="float" office:value="63.23" table:style-name="ce1">
            <text:p>63,23</text:p>
          </table:table-cell>
          <table:table-cell office:value-type="float" office:value="47.28" table:style-name="ce1">
            <text:p>47,28</text:p>
          </table:table-cell>
          <table:table-cell office:value-type="float" office:value="1773187" table:style-name="ce1">
            <text:p>1773187</text:p>
          </table:table-cell>
          <table:table-cell office:value-type="float" office:value="19173" table:style-name="ce1">
            <text:p>19173</text:p>
          </table:table-cell>
          <table:table-cell office:value-type="float" office:value="64.7" table:style-name="ce1">
            <text:p>64,7</text:p>
          </table:table-cell>
          <table:table-cell office:value-type="float" office:value="49.75" table:style-name="ce1">
            <text:p>49,75</text:p>
          </table:table-cell>
          <table:table-cell office:value-type="float" office:value="1773187" table:style-name="ce1">
            <text:p>1773187</text:p>
          </table:table-cell>
          <table:table-cell office:value-type="float" office:value="19173" table:style-name="ce1">
            <text:p>19173</text:p>
          </table:table-cell>
          <table:table-cell office:value-type="float" office:value="71.34" table:style-name="ce1">
            <text:p>71,34</text:p>
          </table:table-cell>
          <table:table-cell office:value-type="float" office:value="67.63" table:style-name="ce1">
            <text:p>67,63</text:p>
          </table:table-cell>
          <table:table-cell office:value-type="float" office:value="2545234" table:style-name="ce1">
            <text:p>2545234</text:p>
          </table:table-cell>
          <table:table-cell office:value-type="float" office:value="40303" table:style-name="ce1">
            <text:p>40303</text:p>
          </table:table-cell>
          <table:table-cell office:value-type="float" office:value="63.25" table:style-name="ce1">
            <text:p>63,25</text:p>
          </table:table-cell>
          <table:table-cell office:value-type="float" office:value="60.22" table:style-name="ce1">
            <text:p>60,22</text:p>
          </table:table-cell>
          <table:table-cell office:value-type="float" office:value="2545234" table:style-name="ce1">
            <text:p>2545234</text:p>
          </table:table-cell>
          <table:table-cell office:value-type="float" office:value="40303" table:style-name="ce1">
            <text:p>40303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0.48" table:style-name="ce1">
            <text:p>0,48</text:p>
          </table:table-cell>
          <table:table-cell office:value-type="float" office:value="8625" table:style-name="ce1">
            <text:p>8625</text:p>
          </table:table-cell>
          <table:table-cell office:value-type="float" office:value="267" table:style-name="ce1">
            <text:p>267</text:p>
          </table:table-cell>
          <table:table-cell office:value-type="float" office:value="4.54" table:style-name="ce1">
            <text:p>4,54</text:p>
          </table:table-cell>
          <table:table-cell office:value-type="float" office:value="1.05" table:style-name="ce1">
            <text:p>1,05</text:p>
          </table:table-cell>
          <table:table-cell office:value-type="float" office:value="16334" table:style-name="ce1">
            <text:p>16334</text:p>
          </table:table-cell>
          <table:table-cell office:value-type="float" office:value="517" table:style-name="ce1">
            <text:p>517</text:p>
          </table:table-cell>
          <table:table-cell office:value-type="float" office:value="4.1900000000000004" table:style-name="ce1">
            <text:p>4,19</text:p>
          </table:table-cell>
          <table:table-cell office:value-type="float" office:value="0.89" table:style-name="ce1">
            <text:p>0,89</text:p>
          </table:table-cell>
          <table:table-cell office:value-type="float" office:value="19862" table:style-name="ce1">
            <text:p>19862</text:p>
          </table:table-cell>
          <table:table-cell office:value-type="float" office:value="700" table:style-name="ce1">
            <text:p>700</text:p>
          </table:table-cell>
          <table:table-cell office:value-type="float" office:value="4.53" table:style-name="ce1">
            <text:p>4,53</text:p>
          </table:table-cell>
          <table:table-cell office:value-type="float" office:value="0.91" table:style-name="ce1">
            <text:p>0,91</text:p>
          </table:table-cell>
          <table:table-cell office:value-type="float" office:value="19504" table:style-name="ce1">
            <text:p>19504</text:p>
          </table:table-cell>
          <table:table-cell office:value-type="float" office:value="511" table:style-name="ce1">
            <text:p>511</text:p>
          </table:table-cell>
          <table:table-cell office:value-type="float" office:value="3.22" table:style-name="ce2">
            <text:p>3,22</text:p>
          </table:table-cell>
          <table:table-cell office:value-type="float" office:value="0.15" table:style-name="ce2">
            <text:p>0,15</text:p>
          </table:table-cell>
          <table:table-cell office:value-type="float" office:value="7118" table:style-name="ce2">
            <text:p>7118</text:p>
          </table:table-cell>
          <table:table-cell office:value-type="float" office:value="147" table:style-name="ce2">
            <text:p>147</text:p>
          </table:table-cell>
          <table:table-cell office:value-type="float" office:value="5809.1" table:style-name="ce3">
            <text:p>5809,1</text:p>
          </table:table-cell>
          <table:table-cell office:value-type="float" office:value="5805.56" table:style-name="ce3">
            <text:p>5805,56</text:p>
          </table:table-cell>
          <table:table-cell office:value-type="float" office:value="69692893" table:style-name="ce3">
            <text:p>69692893</text:p>
          </table:table-cell>
          <table:table-cell office:value-type="float" office:value="4324116" table:style-name="ce3">
            <text:p>4324116</text:p>
          </table:table-cell>
          <table:table-cell office:value-type="float" office:value="4" table:style-name="ce1">
            <text:p>4</text:p>
          </table:table-cell>
          <table:table-cell office:value-type="float" office:value="0.46" table:style-name="ce1">
            <text:p>0,46</text:p>
          </table:table-cell>
          <table:table-cell office:value-type="float" office:value="9586" table:style-name="ce1">
            <text:p>9586</text:p>
          </table:table-cell>
          <table:table-cell office:value-type="float" office:value="463" table:style-name="ce1">
            <text:p>463</text:p>
          </table:table-cell>
          <table:table-cell office:value-type="float" office:value="62.22" table:style-name="ce1">
            <text:p>62,22</text:p>
          </table:table-cell>
          <table:table-cell office:value-type="float" office:value="49.5" table:style-name="ce1">
            <text:p>49,5</text:p>
          </table:table-cell>
          <table:table-cell office:value-type="float" office:value="1773187" table:style-name="ce1">
            <text:p>1773187</text:p>
          </table:table-cell>
          <table:table-cell office:value-type="float" office:value="19173" table:style-name="ce1">
            <text:p>19173</text:p>
          </table:table-cell>
          <table:table-cell office:value-type="float" office:value="3.55" table:style-name="ce1">
            <text:p>3,55</text:p>
          </table:table-cell>
          <table:table-cell office:value-type="float" office:value="0.41" table:style-name="ce1">
            <text:p>0,41</text:p>
          </table:table-cell>
          <table:table-cell office:value-type="float" office:value="8625" table:style-name="ce1">
            <text:p>8625</text:p>
          </table:table-cell>
          <table:table-cell office:value-type="float" office:value="267" table:style-name="ce1">
            <text:p>267</text:p>
          </table:table-cell>
          <table:table-cell office:value-type="float" office:value="70.11" table:style-name="ce1">
            <text:p>70,11</text:p>
          </table:table-cell>
          <table:table-cell office:value-type="float" office:value="66.44" table:style-name="ce1">
            <text:p>66,44</text:p>
          </table:table-cell>
          <table:table-cell office:value-type="float" office:value="2545234" table:style-name="ce1">
            <text:p>2545234</text:p>
          </table:table-cell>
          <table:table-cell office:value-type="float" office:value="40303" table:style-name="ce1">
            <text:p>40303</text:p>
          </table:table-cell>
          <table:table-cell office:value-type="float" office:value="49.98" table:style-name="ce1">
            <text:p>49,98</text:p>
          </table:table-cell>
          <table:table-cell office:value-type="float" office:value="46.39" table:style-name="ce1">
            <text:p>46,39</text:p>
          </table:table-cell>
          <table:table-cell office:value-type="float" office:value="2133629" table:style-name="ce1">
            <text:p>2133629</text:p>
          </table:table-cell>
          <table:table-cell office:value-type="float" office:value="29240" table:style-name="ce1">
            <text:p>29240</text:p>
          </table:table-cell>
          <table:table-cell office:value-type="float" office:value="3.22" table:formula="of:=MIN([.$B29];[.$F29];[.$J29];[.$N29];[.$R29];[.$V29];[.$Z29];[.$AD29];[.$AH29];[.$AL29];[.$AP29];[.$AT29];[.$AX29];[.$BB29];[.$BF29];[.$BJ29];[.$BN29];[.$BR29];[.$BV29];[.$BZ29])" table:style-name="ce1">
            <text:p>3,22</text:p>
          </table:table-cell>
          <table:table-cell office:value-type="float" office:value="0.15" table:formula="of:=MIN([.$C29];[.$G29];[.$K29];[.$O29];[.$S29];[.$W29];[.$AA29];[.$AE29];[.$AI29];[.$AM29];[.$AQ29];[.$AU29];[.$AY29];[.$BC29];[.$BG29];[.$BK29];[.$BO29];[.$BS29];[.$BW29];[.$CA29])" table:style-name="ce1">
            <text:p>0,15</text:p>
          </table:table-cell>
          <table:table-cell office:value-type="float" office:value="7118" table:formula="of:=MIN([.$D29];[.$H29];[.$L29];[.$P29];[.$T29];[.$X29];[.$AB29];[.$AF29];[.$AJ29];[.$AN29];[.$AR29];[.$AV29];[.$AZ29];[.$BD29];[.$BH29];[.$BL29];[.$BP29];[.$BT29];[.$BX29];[.$CB29])" table:style-name="ce1">
            <text:p>7118</text:p>
          </table:table-cell>
          <table:table-cell office:value-type="float" office:value="147" table:formula="of:=MIN([.$E29];[.$I29];[.$M29];[.$Q29];[.$U29];[.$Y29];[.$AC29];[.$AG29];[.$AK29];[.$AO29];[.$AS29];[.$AW29];[.$BA29];[.$BE29];[.$BI29];[.$BM29];[.$BQ29];[.$BU29];[.$BY29];[.$CC29])" table:style-name="ce1">
            <text:p>147</text:p>
          </table:table-cell>
          <table:table-cell office:value-type="float" office:value="5.5549999999999997" table:formula="of:=MEDIAN([.$B29];[.$F29];[.$J29];[.$N29];[.$R29];[.$V29];[.$Z29];[.$AD29];[.$AH29];[.$AL29];[.$AP29];[.$AT29];[.$AX29];[.$BB29];[.$BF29];[.$BJ29];[.$BN29];[.$BR29];[.$BV29];[.$BZ29])" table:style-name="ce1">
            <text:p>5,555</text:p>
          </table:table-cell>
          <table:table-cell office:value-type="float" office:value="2.085" table:formula="of:=MEDIAN([.$C29];[.$G29];[.$K29];[.$O29];[.$S29];[.$W29];[.$AA29];[.$AE29];[.$AI29];[.$AM29];[.$AQ29];[.$AU29];[.$AY29];[.$BC29];[.$BG29];[.$BK29];[.$BO29];[.$BS29];[.$BW29];[.$CA29])" table:style-name="ce1">
            <text:p>2,085</text:p>
          </table:table-cell>
          <table:table-cell office:value-type="float" office:value="57398" table:formula="of:=MEDIAN([.$D29];[.$H29];[.$L29];[.$P29];[.$T29];[.$X29];[.$AB29];[.$AF29];[.$AJ29];[.$AN29];[.$AR29];[.$AV29];[.$AZ29];[.$BD29];[.$BH29];[.$BL29];[.$BP29];[.$BT29];[.$BX29];[.$CB29])" table:style-name="ce1">
            <text:p>57398</text:p>
          </table:table-cell>
          <table:table-cell office:value-type="float" office:value="1118.5" table:formula="of:=MEDIAN([.$E29];[.$I29];[.$M29];[.$Q29];[.$U29];[.$Y29];[.$AC29];[.$AG29];[.$AK29];[.$AO29];[.$AS29];[.$AW29];[.$BA29];[.$BE29];[.$BI29];[.$BM29];[.$BQ29];[.$BU29];[.$BY29];[.$CC29])" table:style-name="ce1">
            <text:p>1118,5</text:p>
          </table:table-cell>
          <table:table-cell office:value-type="float" office:value="5809.1" table:formula="of:=MAX([.$B29];[.$F29];[.$J29];[.$N29];[.$R29];[.$V29];[.$Z29];[.$AD29];[.$AH29];[.$AL29];[.$AP29];[.$AT29];[.$AX29];[.$BB29];[.$BF29];[.$BJ29];[.$BN29];[.$BR29];[.$BV29];[.$BZ29])" table:style-name="ce1">
            <text:p>5809,1</text:p>
          </table:table-cell>
          <table:table-cell office:value-type="float" office:value="5805.56" table:formula="of:=MAX([.$C29];[.$G29];[.$K29];[.$O29];[.$S29];[.$W29];[.$AA29];[.$AE29];[.$AI29];[.$AM29];[.$AQ29];[.$AU29];[.$AY29];[.$BC29];[.$BG29];[.$BK29];[.$BO29];[.$BS29];[.$BW29];[.$CA29])" table:style-name="ce1">
            <text:p>5805,56</text:p>
          </table:table-cell>
          <table:table-cell office:value-type="float" office:value="69692893" table:formula="of:=MAX([.$D29];[.$H29];[.$L29];[.$P29];[.$T29];[.$X29];[.$AB29];[.$AF29];[.$AJ29];[.$AN29];[.$AR29];[.$AV29];[.$AZ29];[.$BD29];[.$BH29];[.$BL29];[.$BP29];[.$BT29];[.$BX29];[.$CB29])" table:style-name="ce1">
            <text:p>69692893</text:p>
          </table:table-cell>
          <table:table-cell office:value-type="float" office:value="4324116" table:formula="of:=MAX([.$E29];[.$I29];[.$M29];[.$Q29];[.$U29];[.$Y29];[.$AC29];[.$AG29];[.$AK29];[.$AO29];[.$AS29];[.$AW29];[.$BA29];[.$BE29];[.$BI29];[.$BM29];[.$BQ29];[.$BU29];[.$BY29];[.$CC29])" table:style-name="ce1">
            <text:p>4324116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5_a25_w6_h26.lp</text:p>
          </table:table-cell>
          <table:table-cell office:value-type="float" office:value="18.239999999999998" table:style-name="ce1">
            <text:p>18,24</text:p>
          </table:table-cell>
          <table:table-cell office:value-type="float" office:value="13.76" table:style-name="ce1">
            <text:p>13,76</text:p>
          </table:table-cell>
          <table:table-cell office:value-type="float" office:value="689638" table:style-name="ce1">
            <text:p>689638</text:p>
          </table:table-cell>
          <table:table-cell office:value-type="float" office:value="6049" table:style-name="ce1">
            <text:p>6049</text:p>
          </table:table-cell>
          <table:table-cell office:value-type="float" office:value="5.61" table:style-name="ce1">
            <text:p>5,61</text:p>
          </table:table-cell>
          <table:table-cell office:value-type="float" office:value="1.07" table:style-name="ce1">
            <text:p>1,07</text:p>
          </table:table-cell>
          <table:table-cell office:value-type="float" office:value="39659" table:style-name="ce1">
            <text:p>39659</text:p>
          </table:table-cell>
          <table:table-cell office:value-type="float" office:value="478" table:style-name="ce1">
            <text:p>478</text:p>
          </table:table-cell>
          <table:table-cell office:value-type="float" office:value="16.239999999999998" table:style-name="ce1">
            <text:p>16,24</text:p>
          </table:table-cell>
          <table:table-cell office:value-type="float" office:value="11.79" table:style-name="ce1">
            <text:p>11,79</text:p>
          </table:table-cell>
          <table:table-cell office:value-type="float" office:value="531704" table:style-name="ce1">
            <text:p>531704</text:p>
          </table:table-cell>
          <table:table-cell office:value-type="float" office:value="4800" table:style-name="ce1">
            <text:p>4800</text:p>
          </table:table-cell>
          <table:table-cell office:value-type="float" office:value="5.52" table:style-name="ce1">
            <text:p>5,52</text:p>
          </table:table-cell>
          <table:table-cell office:value-type="float" office:value="1.06" table:style-name="ce1">
            <text:p>1,06</text:p>
          </table:table-cell>
          <table:table-cell office:value-type="float" office:value="39659" table:style-name="ce1">
            <text:p>39659</text:p>
          </table:table-cell>
          <table:table-cell office:value-type="float" office:value="478" table:style-name="ce1">
            <text:p>478</text:p>
          </table:table-cell>
          <table:table-cell office:value-type="float" office:value="22.08" table:style-name="ce1">
            <text:p>22,08</text:p>
          </table:table-cell>
          <table:table-cell office:value-type="float" office:value="3.79" table:style-name="ce1">
            <text:p>3,79</text:p>
          </table:table-cell>
          <table:table-cell office:value-type="float" office:value="89964" table:style-name="ce1">
            <text:p>89964</text:p>
          </table:table-cell>
          <table:table-cell office:value-type="float" office:value="586" table:style-name="ce1">
            <text:p>586</text:p>
          </table:table-cell>
          <table:table-cell office:value-type="float" office:value="26.11" table:style-name="ce1">
            <text:p>26,11</text:p>
          </table:table-cell>
          <table:table-cell office:value-type="float" office:value="3.7" table:style-name="ce1">
            <text:p>3,7</text:p>
          </table:table-cell>
          <table:table-cell office:value-type="float" office:value="89964" table:style-name="ce1">
            <text:p>89964</text:p>
          </table:table-cell>
          <table:table-cell office:value-type="float" office:value="586" table:style-name="ce1">
            <text:p>586</text:p>
          </table:table-cell>
          <table:table-cell office:value-type="float" office:value="24.45" table:style-name="ce1">
            <text:p>24,45</text:p>
          </table:table-cell>
          <table:table-cell office:value-type="float" office:value="3.73" table:style-name="ce1">
            <text:p>3,73</text:p>
          </table:table-cell>
          <table:table-cell office:value-type="float" office:value="89964" table:style-name="ce1">
            <text:p>89964</text:p>
          </table:table-cell>
          <table:table-cell office:value-type="float" office:value="586" table:style-name="ce1">
            <text:p>586</text:p>
          </table:table-cell>
          <table:table-cell office:value-type="float" office:value="8.6999999999999993" table:style-name="ce1">
            <text:p>8,7</text:p>
          </table:table-cell>
          <table:table-cell office:value-type="float" office:value="4.12" table:style-name="ce1">
            <text:p>4,12</text:p>
          </table:table-cell>
          <table:table-cell office:value-type="float" office:value="206629" table:style-name="ce1">
            <text:p>206629</text:p>
          </table:table-cell>
          <table:table-cell office:value-type="float" office:value="1673" table:style-name="ce1">
            <text:p>1673</text:p>
          </table:table-cell>
          <table:table-cell office:value-type="float" office:value="9.9" table:style-name="ce1">
            <text:p>9,9</text:p>
          </table:table-cell>
          <table:table-cell office:value-type="float" office:value="4.6900000000000004" table:style-name="ce1">
            <text:p>4,69</text:p>
          </table:table-cell>
          <table:table-cell office:value-type="float" office:value="206629" table:style-name="ce1">
            <text:p>206629</text:p>
          </table:table-cell>
          <table:table-cell office:value-type="float" office:value="1673" table:style-name="ce1">
            <text:p>1673</text:p>
          </table:table-cell>
          <table:table-cell office:value-type="float" office:value="5.63" table:style-name="ce1">
            <text:p>5,63</text:p>
          </table:table-cell>
          <table:table-cell office:value-type="float" office:value="1.1299999999999999" table:style-name="ce1">
            <text:p>1,13</text:p>
          </table:table-cell>
          <table:table-cell office:value-type="float" office:value="27080" table:style-name="ce1">
            <text:p>27080</text:p>
          </table:table-cell>
          <table:table-cell office:value-type="float" office:value="420" table:style-name="ce1">
            <text:p>420</text:p>
          </table:table-cell>
          <table:table-cell office:value-type="float" office:value="4.96" table:style-name="ce2">
            <text:p>4,96</text:p>
          </table:table-cell>
          <table:table-cell office:value-type="float" office:value="0.76" table:style-name="ce1">
            <text:p>0,76</text:p>
          </table:table-cell>
          <table:table-cell office:value-type="float" office:value="20221" table:style-name="ce1">
            <text:p>20221</text:p>
          </table:table-cell>
          <table:table-cell office:value-type="float" office:value="360" table:style-name="ce2">
            <text:p>360</text:p>
          </table:table-cell>
          <table:table-cell office:value-type="float" office:value="5.68" table:style-name="ce1">
            <text:p>5,68</text:p>
          </table:table-cell>
          <table:table-cell office:value-type="float" office:value="1.2" table:style-name="ce1">
            <text:p>1,2</text:p>
          </table:table-cell>
          <table:table-cell office:value-type="float" office:value="31535" table:style-name="ce1">
            <text:p>31535</text:p>
          </table:table-cell>
          <table:table-cell office:value-type="float" office:value="505" table:style-name="ce1">
            <text:p>505</text:p>
          </table:table-cell>
          <table:table-cell office:value-type="float" office:value="5.91" table:style-name="ce1">
            <text:p>5,91</text:p>
          </table:table-cell>
          <table:table-cell office:value-type="float" office:value="1.19" table:style-name="ce1">
            <text:p>1,19</text:p>
          </table:table-cell>
          <table:table-cell office:value-type="float" office:value="32809" table:style-name="ce1">
            <text:p>32809</text:p>
          </table:table-cell>
          <table:table-cell office:value-type="float" office:value="597" table:style-name="ce1">
            <text:p>597</text:p>
          </table:table-cell>
          <table:table-cell office:value-type="float" office:value="5.52" table:style-name="ce1">
            <text:p>5,52</text:p>
          </table:table-cell>
          <table:table-cell office:value-type="float" office:value="0.6" table:style-name="ce2">
            <text:p>0,6</text:p>
          </table:table-cell>
          <table:table-cell office:value-type="float" office:value="25339" table:style-name="ce1">
            <text:p>25339</text:p>
          </table:table-cell>
          <table:table-cell office:value-type="float" office:value="509" table:style-name="ce1">
            <text:p>509</text:p>
          </table:table-cell>
          <table:table-cell office:value-type="float" office:value="13651.87" table:style-name="ce3">
            <text:p>13651,87</text:p>
          </table:table-cell>
          <table:table-cell office:value-type="float" office:value="13646.82" table:style-name="ce3">
            <text:p>13646,82</text:p>
          </table:table-cell>
          <table:table-cell office:value-type="float" office:value="201006102" table:style-name="ce3">
            <text:p>201006102</text:p>
          </table:table-cell>
          <table:table-cell office:value-type="float" office:value="6879144" table:style-name="ce3">
            <text:p>6879144</text:p>
          </table:table-cell>
          <table:table-cell office:value-type="float" office:value="10.039999999999999" table:style-name="ce1">
            <text:p>10,04</text:p>
          </table:table-cell>
          <table:table-cell office:value-type="float" office:value="5.17" table:style-name="ce1">
            <text:p>5,17</text:p>
          </table:table-cell>
          <table:table-cell office:value-type="float" office:value="215429" table:style-name="ce1">
            <text:p>215429</text:p>
          </table:table-cell>
          <table:table-cell office:value-type="float" office:value="2334" table:style-name="ce1">
            <text:p>2334</text:p>
          </table:table-cell>
          <table:table-cell office:value-type="float" office:value="22.88" table:style-name="ce1">
            <text:p>22,88</text:p>
          </table:table-cell>
          <table:table-cell office:value-type="float" office:value="3.75" table:style-name="ce1">
            <text:p>3,75</text:p>
          </table:table-cell>
          <table:table-cell office:value-type="float" office:value="89964" table:style-name="ce1">
            <text:p>89964</text:p>
          </table:table-cell>
          <table:table-cell office:value-type="float" office:value="586" table:style-name="ce1">
            <text:p>586</text:p>
          </table:table-cell>
          <table:table-cell office:value-type="float" office:value="5.24" table:style-name="ce1">
            <text:p>5,24</text:p>
          </table:table-cell>
          <table:table-cell office:value-type="float" office:value="1.07" table:style-name="ce1">
            <text:p>1,07</text:p>
          </table:table-cell>
          <table:table-cell office:value-type="float" office:value="27080" table:style-name="ce1">
            <text:p>27080</text:p>
          </table:table-cell>
          <table:table-cell office:value-type="float" office:value="420" table:style-name="ce1">
            <text:p>420</text:p>
          </table:table-cell>
          <table:table-cell office:value-type="float" office:value="9.3800000000000008" table:style-name="ce1">
            <text:p>9,38</text:p>
          </table:table-cell>
          <table:table-cell office:value-type="float" office:value="4.55" table:style-name="ce1">
            <text:p>4,55</text:p>
          </table:table-cell>
          <table:table-cell office:value-type="float" office:value="206629" table:style-name="ce1">
            <text:p>206629</text:p>
          </table:table-cell>
          <table:table-cell office:value-type="float" office:value="1673" table:style-name="ce1">
            <text:p>1673</text:p>
          </table:table-cell>
          <table:table-cell office:value-type="float" office:value="5.19" table:style-name="ce1">
            <text:p>5,19</text:p>
          </table:table-cell>
          <table:table-cell office:value-type="float" office:value="0.67" table:style-name="ce1">
            <text:p>0,67</text:p>
          </table:table-cell>
          <table:table-cell office:value-type="float" office:value="14206" table:style-name="ce2">
            <text:p>14206</text:p>
          </table:table-cell>
          <table:table-cell office:value-type="float" office:value="442" table:style-name="ce1">
            <text:p>442</text:p>
          </table:table-cell>
          <table:table-cell office:value-type="float" office:value="4.96" table:formula="of:=MIN([.$B30];[.$F30];[.$J30];[.$N30];[.$R30];[.$V30];[.$Z30];[.$AD30];[.$AH30];[.$AL30];[.$AP30];[.$AT30];[.$AX30];[.$BB30];[.$BF30];[.$BJ30];[.$BN30];[.$BR30];[.$BV30];[.$BZ30])" table:style-name="ce1">
            <text:p>4,96</text:p>
          </table:table-cell>
          <table:table-cell office:value-type="float" office:value="0.6" table:formula="of:=MIN([.$C30];[.$G30];[.$K30];[.$O30];[.$S30];[.$W30];[.$AA30];[.$AE30];[.$AI30];[.$AM30];[.$AQ30];[.$AU30];[.$AY30];[.$BC30];[.$BG30];[.$BK30];[.$BO30];[.$BS30];[.$BW30];[.$CA30])" table:style-name="ce1">
            <text:p>0,6</text:p>
          </table:table-cell>
          <table:table-cell office:value-type="float" office:value="14206" table:formula="of:=MIN([.$D30];[.$H30];[.$L30];[.$P30];[.$T30];[.$X30];[.$AB30];[.$AF30];[.$AJ30];[.$AN30];[.$AR30];[.$AV30];[.$AZ30];[.$BD30];[.$BH30];[.$BL30];[.$BP30];[.$BT30];[.$BX30];[.$CB30])" table:style-name="ce1">
            <text:p>14206</text:p>
          </table:table-cell>
          <table:table-cell office:value-type="float" office:value="360" table:formula="of:=MIN([.$E30];[.$I30];[.$M30];[.$Q30];[.$U30];[.$Y30];[.$AC30];[.$AG30];[.$AK30];[.$AO30];[.$AS30];[.$AW30];[.$BA30];[.$BE30];[.$BI30];[.$BM30];[.$BQ30];[.$BU30];[.$BY30];[.$CC30])" table:style-name="ce1">
            <text:p>360</text:p>
          </table:table-cell>
          <table:table-cell office:value-type="float" office:value="9.0399999999999991" table:formula="of:=MEDIAN([.$B30];[.$F30];[.$J30];[.$N30];[.$R30];[.$V30];[.$Z30];[.$AD30];[.$AH30];[.$AL30];[.$AP30];[.$AT30];[.$AX30];[.$BB30];[.$BF30];[.$BJ30];[.$BN30];[.$BR30];[.$BV30];[.$BZ30])" table:style-name="ce1">
            <text:p>9,04</text:p>
          </table:table-cell>
          <table:table-cell office:value-type="float" office:value="3.7149999999999999" table:formula="of:=MEDIAN([.$C30];[.$G30];[.$K30];[.$O30];[.$S30];[.$W30];[.$AA30];[.$AE30];[.$AI30];[.$AM30];[.$AQ30];[.$AU30];[.$AY30];[.$BC30];[.$BG30];[.$BK30];[.$BO30];[.$BS30];[.$BW30];[.$CA30])" table:style-name="ce1">
            <text:p>3,715</text:p>
          </table:table-cell>
          <table:table-cell office:value-type="float" office:value="89964" table:formula="of:=MEDIAN([.$D30];[.$H30];[.$L30];[.$P30];[.$T30];[.$X30];[.$AB30];[.$AF30];[.$AJ30];[.$AN30];[.$AR30];[.$AV30];[.$AZ30];[.$BD30];[.$BH30];[.$BL30];[.$BP30];[.$BT30];[.$BX30];[.$CB30])" table:style-name="ce1">
            <text:p>89964</text:p>
          </table:table-cell>
          <table:table-cell office:value-type="float" office:value="586" table:formula="of:=MEDIAN([.$E30];[.$I30];[.$M30];[.$Q30];[.$U30];[.$Y30];[.$AC30];[.$AG30];[.$AK30];[.$AO30];[.$AS30];[.$AW30];[.$BA30];[.$BE30];[.$BI30];[.$BM30];[.$BQ30];[.$BU30];[.$BY30];[.$CC30])" table:style-name="ce1">
            <text:p>586</text:p>
          </table:table-cell>
          <table:table-cell office:value-type="float" office:value="13651.87" table:formula="of:=MAX([.$B30];[.$F30];[.$J30];[.$N30];[.$R30];[.$V30];[.$Z30];[.$AD30];[.$AH30];[.$AL30];[.$AP30];[.$AT30];[.$AX30];[.$BB30];[.$BF30];[.$BJ30];[.$BN30];[.$BR30];[.$BV30];[.$BZ30])" table:style-name="ce1">
            <text:p>13651,87</text:p>
          </table:table-cell>
          <table:table-cell office:value-type="float" office:value="13646.82" table:formula="of:=MAX([.$C30];[.$G30];[.$K30];[.$O30];[.$S30];[.$W30];[.$AA30];[.$AE30];[.$AI30];[.$AM30];[.$AQ30];[.$AU30];[.$AY30];[.$BC30];[.$BG30];[.$BK30];[.$BO30];[.$BS30];[.$BW30];[.$CA30])" table:style-name="ce1">
            <text:p>13646,82</text:p>
          </table:table-cell>
          <table:table-cell office:value-type="float" office:value="201006102" table:formula="of:=MAX([.$D30];[.$H30];[.$L30];[.$P30];[.$T30];[.$X30];[.$AB30];[.$AF30];[.$AJ30];[.$AN30];[.$AR30];[.$AV30];[.$AZ30];[.$BD30];[.$BH30];[.$BL30];[.$BP30];[.$BT30];[.$BX30];[.$CB30])" table:style-name="ce1">
            <text:p>201006102</text:p>
          </table:table-cell>
          <table:table-cell office:value-type="float" office:value="6879144" table:formula="of:=MAX([.$E30];[.$I30];[.$M30];[.$Q30];[.$U30];[.$Y30];[.$AC30];[.$AG30];[.$AK30];[.$AO30];[.$AS30];[.$AW30];[.$BA30];[.$BE30];[.$BI30];[.$BM30];[.$BQ30];[.$BU30];[.$BY30];[.$CC30])" table:style-name="ce1">
            <text:p>6879144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7_a15_w1_h54.lp</text:p>
          </table:table-cell>
          <table:table-cell office:value-type="float" office:value="4.66" table:style-name="ce1">
            <text:p>4,66</text:p>
          </table:table-cell>
          <table:table-cell office:value-type="float" office:value="0.99" table:style-name="ce1">
            <text:p>0,99</text:p>
          </table:table-cell>
          <table:table-cell office:value-type="float" office:value="12824" table:style-name="ce1">
            <text:p>12824</text:p>
          </table:table-cell>
          <table:table-cell office:value-type="float" office:value="907" table:style-name="ce1">
            <text:p>90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0.46" table:style-name="ce1">
            <text:p>0,46</text:p>
          </table:table-cell>
          <table:table-cell office:value-type="float" office:value="3821" table:style-name="ce2">
            <text:p>3821</text:p>
          </table:table-cell>
          <table:table-cell office:value-type="float" office:value="415" table:style-name="ce2">
            <text:p>415</text:p>
          </table:table-cell>
          <table:table-cell office:value-type="float" office:value="10.6" table:style-name="ce1">
            <text:p>10,6</text:p>
          </table:table-cell>
          <table:table-cell office:value-type="float" office:value="6.98" table:style-name="ce1">
            <text:p>6,98</text:p>
          </table:table-cell>
          <table:table-cell office:value-type="float" office:value="172381" table:style-name="ce1">
            <text:p>172381</text:p>
          </table:table-cell>
          <table:table-cell office:value-type="float" office:value="5343" table:style-name="ce1">
            <text:p>5343</text:p>
          </table:table-cell>
          <table:table-cell office:value-type="float" office:value="4.17" table:style-name="ce2">
            <text:p>4,17</text:p>
          </table:table-cell>
          <table:table-cell office:value-type="float" office:value="0.45" table:style-name="ce2">
            <text:p>0,45</text:p>
          </table:table-cell>
          <table:table-cell office:value-type="float" office:value="3821" table:style-name="ce2">
            <text:p>3821</text:p>
          </table:table-cell>
          <table:table-cell office:value-type="float" office:value="415" table:style-name="ce2">
            <text:p>415</text:p>
          </table:table-cell>
          <table:table-cell office:value-type="float" office:value="31.7" table:style-name="ce1">
            <text:p>31,7</text:p>
          </table:table-cell>
          <table:table-cell office:value-type="float" office:value="14.23" table:style-name="ce1">
            <text:p>14,23</text:p>
          </table:table-cell>
          <table:table-cell office:value-type="float" office:value="232009" table:style-name="ce1">
            <text:p>232009</text:p>
          </table:table-cell>
          <table:table-cell office:value-type="float" office:value="5352" table:style-name="ce1">
            <text:p>5352</text:p>
          </table:table-cell>
          <table:table-cell office:value-type="float" office:value="31.02" table:style-name="ce1">
            <text:p>31,02</text:p>
          </table:table-cell>
          <table:table-cell office:value-type="float" office:value="12.05" table:style-name="ce1">
            <text:p>12,05</text:p>
          </table:table-cell>
          <table:table-cell office:value-type="float" office:value="232009" table:style-name="ce1">
            <text:p>232009</text:p>
          </table:table-cell>
          <table:table-cell office:value-type="float" office:value="5352" table:style-name="ce1">
            <text:p>5352</text:p>
          </table:table-cell>
          <table:table-cell office:value-type="float" office:value="35.58" table:style-name="ce1">
            <text:p>35,58</text:p>
          </table:table-cell>
          <table:table-cell office:value-type="float" office:value="15.17" table:style-name="ce1">
            <text:p>15,17</text:p>
          </table:table-cell>
          <table:table-cell office:value-type="float" office:value="232009" table:style-name="ce1">
            <text:p>232009</text:p>
          </table:table-cell>
          <table:table-cell office:value-type="float" office:value="5352" table:style-name="ce1">
            <text:p>5352</text:p>
          </table:table-cell>
          <table:table-cell office:value-type="float" office:value="6.67" table:style-name="ce1">
            <text:p>6,67</text:p>
          </table:table-cell>
          <table:table-cell office:value-type="float" office:value="2.98" table:style-name="ce1">
            <text:p>2,98</text:p>
          </table:table-cell>
          <table:table-cell office:value-type="float" office:value="66205" table:style-name="ce1">
            <text:p>66205</text:p>
          </table:table-cell>
          <table:table-cell office:value-type="float" office:value="2303" table:style-name="ce1">
            <text:p>2303</text:p>
          </table:table-cell>
          <table:table-cell office:value-type="float" office:value="7.37" table:style-name="ce1">
            <text:p>7,37</text:p>
          </table:table-cell>
          <table:table-cell office:value-type="float" office:value="3.26" table:style-name="ce1">
            <text:p>3,26</text:p>
          </table:table-cell>
          <table:table-cell office:value-type="float" office:value="66205" table:style-name="ce1">
            <text:p>66205</text:p>
          </table:table-cell>
          <table:table-cell office:value-type="float" office:value="2303" table:style-name="ce1">
            <text:p>2303</text:p>
          </table:table-cell>
          <table:table-cell office:value-type="float" office:value="5.07" table:style-name="ce1">
            <text:p>5,07</text:p>
          </table:table-cell>
          <table:table-cell office:value-type="float" office:value="0.81" table:style-name="ce1">
            <text:p>0,81</text:p>
          </table:table-cell>
          <table:table-cell office:value-type="float" office:value="11312" table:style-name="ce1">
            <text:p>11312</text:p>
          </table:table-cell>
          <table:table-cell office:value-type="float" office:value="800" table:style-name="ce1">
            <text:p>800</text:p>
          </table:table-cell>
          <table:table-cell office:value-type="float" office:value="4.92" table:style-name="ce1">
            <text:p>4,92</text:p>
          </table:table-cell>
          <table:table-cell office:value-type="float" office:value="0.87" table:style-name="ce1">
            <text:p>0,87</text:p>
          </table:table-cell>
          <table:table-cell office:value-type="float" office:value="16660" table:style-name="ce1">
            <text:p>16660</text:p>
          </table:table-cell>
          <table:table-cell office:value-type="float" office:value="554" table:style-name="ce1">
            <text:p>554</text:p>
          </table:table-cell>
          <table:table-cell office:value-type="float" office:value="5.47" table:style-name="ce1">
            <text:p>5,47</text:p>
          </table:table-cell>
          <table:table-cell office:value-type="float" office:value="1.17" table:style-name="ce1">
            <text:p>1,17</text:p>
          </table:table-cell>
          <table:table-cell office:value-type="float" office:value="9360" table:style-name="ce1">
            <text:p>9360</text:p>
          </table:table-cell>
          <table:table-cell office:value-type="float" office:value="907" table:style-name="ce1">
            <text:p>907</text:p>
          </table:table-cell>
          <table:table-cell office:value-type="float" office:value="5.4" table:style-name="ce1">
            <text:p>5,4</text:p>
          </table:table-cell>
          <table:table-cell office:value-type="float" office:value="1.69" table:style-name="ce1">
            <text:p>1,69</text:p>
          </table:table-cell>
          <table:table-cell office:value-type="float" office:value="41150" table:style-name="ce1">
            <text:p>41150</text:p>
          </table:table-cell>
          <table:table-cell office:value-type="float" office:value="1644" table:style-name="ce1">
            <text:p>1644</text:p>
          </table:table-cell>
          <table:table-cell office:value-type="float" office:value="4.62" table:style-name="ce1">
            <text:p>4,62</text:p>
          </table:table-cell>
          <table:table-cell office:value-type="float" office:value="0.91" table:style-name="ce1">
            <text:p>0,91</text:p>
          </table:table-cell>
          <table:table-cell office:value-type="float" office:value="9551" table:style-name="ce1">
            <text:p>9551</text:p>
          </table:table-cell>
          <table:table-cell office:value-type="float" office:value="952" table:style-name="ce1">
            <text:p>952</text:p>
          </table:table-cell>
          <table:table-cell office:value-type="float" office:value="475.25" table:style-name="ce3">
            <text:p>475,25</text:p>
          </table:table-cell>
          <table:table-cell office:value-type="float" office:value="470.95" table:style-name="ce3">
            <text:p>470,95</text:p>
          </table:table-cell>
          <table:table-cell office:value-type="float" office:value="6141379" table:style-name="ce3">
            <text:p>6141379</text:p>
          </table:table-cell>
          <table:table-cell office:value-type="float" office:value="254482" table:style-name="ce3">
            <text:p>254482</text:p>
          </table:table-cell>
          <table:table-cell office:value-type="float" office:value="4.5599999999999996" table:style-name="ce1">
            <text:p>4,56</text:p>
          </table:table-cell>
          <table:table-cell office:value-type="float" office:value="0.54" table:style-name="ce1">
            <text:p>0,54</text:p>
          </table:table-cell>
          <table:table-cell office:value-type="float" office:value="5054" table:style-name="ce1">
            <text:p>5054</text:p>
          </table:table-cell>
          <table:table-cell office:value-type="float" office:value="469" table:style-name="ce1">
            <text:p>469</text:p>
          </table:table-cell>
          <table:table-cell office:value-type="float" office:value="28.92" table:style-name="ce1">
            <text:p>28,92</text:p>
          </table:table-cell>
          <table:table-cell office:value-type="float" office:value="13.05" table:style-name="ce1">
            <text:p>13,05</text:p>
          </table:table-cell>
          <table:table-cell office:value-type="float" office:value="232009" table:style-name="ce1">
            <text:p>232009</text:p>
          </table:table-cell>
          <table:table-cell office:value-type="float" office:value="5352" table:style-name="ce1">
            <text:p>5352</text:p>
          </table:table-cell>
          <table:table-cell office:value-type="float" office:value="5.08" table:style-name="ce1">
            <text:p>5,08</text:p>
          </table:table-cell>
          <table:table-cell office:value-type="float" office:value="0.78" table:style-name="ce1">
            <text:p>0,78</text:p>
          </table:table-cell>
          <table:table-cell office:value-type="float" office:value="11312" table:style-name="ce1">
            <text:p>11312</text:p>
          </table:table-cell>
          <table:table-cell office:value-type="float" office:value="800" table:style-name="ce1">
            <text:p>800</text:p>
          </table:table-cell>
          <table:table-cell office:value-type="float" office:value="7.5" table:style-name="ce1">
            <text:p>7,5</text:p>
          </table:table-cell>
          <table:table-cell office:value-type="float" office:value="3.28" table:style-name="ce1">
            <text:p>3,28</text:p>
          </table:table-cell>
          <table:table-cell office:value-type="float" office:value="66205" table:style-name="ce1">
            <text:p>66205</text:p>
          </table:table-cell>
          <table:table-cell office:value-type="float" office:value="2303" table:style-name="ce1">
            <text:p>2303</text:p>
          </table:table-cell>
          <table:table-cell office:value-type="float" office:value="5.01" table:style-name="ce1">
            <text:p>5,01</text:p>
          </table:table-cell>
          <table:table-cell office:value-type="float" office:value="0.91" table:style-name="ce1">
            <text:p>0,91</text:p>
          </table:table-cell>
          <table:table-cell office:value-type="float" office:value="9617" table:style-name="ce1">
            <text:p>9617</text:p>
          </table:table-cell>
          <table:table-cell office:value-type="float" office:value="779" table:style-name="ce1">
            <text:p>779</text:p>
          </table:table-cell>
          <table:table-cell office:value-type="float" office:value="4.17" table:formula="of:=MIN([.$B31];[.$F31];[.$J31];[.$N31];[.$R31];[.$V31];[.$Z31];[.$AD31];[.$AH31];[.$AL31];[.$AP31];[.$AT31];[.$AX31];[.$BB31];[.$BF31];[.$BJ31];[.$BN31];[.$BR31];[.$BV31];[.$BZ31])" table:style-name="ce1">
            <text:p>4,17</text:p>
          </table:table-cell>
          <table:table-cell office:value-type="float" office:value="0.45" table:formula="of:=MIN([.$C31];[.$G31];[.$K31];[.$O31];[.$S31];[.$W31];[.$AA31];[.$AE31];[.$AI31];[.$AM31];[.$AQ31];[.$AU31];[.$AY31];[.$BC31];[.$BG31];[.$BK31];[.$BO31];[.$BS31];[.$BW31];[.$CA31])" table:style-name="ce1">
            <text:p>0,45</text:p>
          </table:table-cell>
          <table:table-cell office:value-type="float" office:value="3821" table:formula="of:=MIN([.$D31];[.$H31];[.$L31];[.$P31];[.$T31];[.$X31];[.$AB31];[.$AF31];[.$AJ31];[.$AN31];[.$AR31];[.$AV31];[.$AZ31];[.$BD31];[.$BH31];[.$BL31];[.$BP31];[.$BT31];[.$BX31];[.$CB31])" table:style-name="ce1">
            <text:p>3821</text:p>
          </table:table-cell>
          <table:table-cell office:value-type="float" office:value="415" table:formula="of:=MIN([.$E31];[.$I31];[.$M31];[.$Q31];[.$U31];[.$Y31];[.$AC31];[.$AG31];[.$AK31];[.$AO31];[.$AS31];[.$AW31];[.$BA31];[.$BE31];[.$BI31];[.$BM31];[.$BQ31];[.$BU31];[.$BY31];[.$CC31])" table:style-name="ce1">
            <text:p>415</text:p>
          </table:table-cell>
          <table:table-cell office:value-type="float" office:value="5.4350000000000005" table:formula="of:=MEDIAN([.$B31];[.$F31];[.$J31];[.$N31];[.$R31];[.$V31];[.$Z31];[.$AD31];[.$AH31];[.$AL31];[.$AP31];[.$AT31];[.$AX31];[.$BB31];[.$BF31];[.$BJ31];[.$BN31];[.$BR31];[.$BV31];[.$BZ31])" table:style-name="ce1">
            <text:p>5,435</text:p>
          </table:table-cell>
          <table:table-cell office:value-type="float" office:value="1.43" table:formula="of:=MEDIAN([.$C31];[.$G31];[.$K31];[.$O31];[.$S31];[.$W31];[.$AA31];[.$AE31];[.$AI31];[.$AM31];[.$AQ31];[.$AU31];[.$AY31];[.$BC31];[.$BG31];[.$BK31];[.$BO31];[.$BS31];[.$BW31];[.$CA31])" table:style-name="ce1">
            <text:p>1,43</text:p>
          </table:table-cell>
          <table:table-cell office:value-type="float" office:value="28905" table:formula="of:=MEDIAN([.$D31];[.$H31];[.$L31];[.$P31];[.$T31];[.$X31];[.$AB31];[.$AF31];[.$AJ31];[.$AN31];[.$AR31];[.$AV31];[.$AZ31];[.$BD31];[.$BH31];[.$BL31];[.$BP31];[.$BT31];[.$BX31];[.$CB31])" table:style-name="ce1">
            <text:p>28905</text:p>
          </table:table-cell>
          <table:table-cell office:value-type="float" office:value="1298" table:formula="of:=MEDIAN([.$E31];[.$I31];[.$M31];[.$Q31];[.$U31];[.$Y31];[.$AC31];[.$AG31];[.$AK31];[.$AO31];[.$AS31];[.$AW31];[.$BA31];[.$BE31];[.$BI31];[.$BM31];[.$BQ31];[.$BU31];[.$BY31];[.$CC31])" table:style-name="ce1">
            <text:p>1298</text:p>
          </table:table-cell>
          <table:table-cell office:value-type="float" office:value="475.25" table:formula="of:=MAX([.$B31];[.$F31];[.$J31];[.$N31];[.$R31];[.$V31];[.$Z31];[.$AD31];[.$AH31];[.$AL31];[.$AP31];[.$AT31];[.$AX31];[.$BB31];[.$BF31];[.$BJ31];[.$BN31];[.$BR31];[.$BV31];[.$BZ31])" table:style-name="ce1">
            <text:p>475,25</text:p>
          </table:table-cell>
          <table:table-cell office:value-type="float" office:value="470.95" table:formula="of:=MAX([.$C31];[.$G31];[.$K31];[.$O31];[.$S31];[.$W31];[.$AA31];[.$AE31];[.$AI31];[.$AM31];[.$AQ31];[.$AU31];[.$AY31];[.$BC31];[.$BG31];[.$BK31];[.$BO31];[.$BS31];[.$BW31];[.$CA31])" table:style-name="ce1">
            <text:p>470,95</text:p>
          </table:table-cell>
          <table:table-cell office:value-type="float" office:value="6141379" table:formula="of:=MAX([.$D31];[.$H31];[.$L31];[.$P31];[.$T31];[.$X31];[.$AB31];[.$AF31];[.$AJ31];[.$AN31];[.$AR31];[.$AV31];[.$AZ31];[.$BD31];[.$BH31];[.$BL31];[.$BP31];[.$BT31];[.$BX31];[.$CB31])" table:style-name="ce1">
            <text:p>6141379</text:p>
          </table:table-cell>
          <table:table-cell office:value-type="float" office:value="254482" table:formula="of:=MAX([.$E31];[.$I31];[.$M31];[.$Q31];[.$U31];[.$Y31];[.$AC31];[.$AG31];[.$AK31];[.$AO31];[.$AS31];[.$AW31];[.$BA31];[.$BE31];[.$BI31];[.$BM31];[.$BQ31];[.$BU31];[.$BY31];[.$CC31])" table:style-name="ce1">
            <text:p>254482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17_a20_w1_h50.lp</text:p>
          </table:table-cell>
          <table:table-cell office:value-type="float" office:value="7.8" table:style-name="ce2">
            <text:p>7,8</text:p>
          </table:table-cell>
          <table:table-cell office:value-type="float" office:value="2.68" table:style-name="ce2">
            <text:p>2,68</text:p>
          </table:table-cell>
          <table:table-cell office:value-type="float" office:value="44400" table:style-name="ce1">
            <text:p>44400</text:p>
          </table:table-cell>
          <table:table-cell office:value-type="float" office:value="3720" table:style-name="ce2">
            <text:p>3720</text:p>
          </table:table-cell>
          <table:table-cell office:value-type="float" office:value="104.25" table:style-name="ce1">
            <text:p>104,25</text:p>
          </table:table-cell>
          <table:table-cell office:value-type="float" office:value="99.04" table:style-name="ce1">
            <text:p>99,04</text:p>
          </table:table-cell>
          <table:table-cell office:value-type="float" office:value="3698278" table:style-name="ce1">
            <text:p>3698278</text:p>
          </table:table-cell>
          <table:table-cell office:value-type="float" office:value="56391" table:style-name="ce1">
            <text:p>56391</text:p>
          </table:table-cell>
          <table:table-cell office:value-type="float" office:value="231.98" table:style-name="ce1">
            <text:p>231,98</text:p>
          </table:table-cell>
          <table:table-cell office:value-type="float" office:value="227.44" table:style-name="ce1">
            <text:p>227,44</text:p>
          </table:table-cell>
          <table:table-cell office:value-type="float" office:value="9138616" table:style-name="ce1">
            <text:p>9138616</text:p>
          </table:table-cell>
          <table:table-cell office:value-type="float" office:value="139498" table:style-name="ce1">
            <text:p>139498</text:p>
          </table:table-cell>
          <table:table-cell office:value-type="float" office:value="99.28" table:style-name="ce1">
            <text:p>99,28</text:p>
          </table:table-cell>
          <table:table-cell office:value-type="float" office:value="94.58" table:style-name="ce1">
            <text:p>94,58</text:p>
          </table:table-cell>
          <table:table-cell office:value-type="float" office:value="3698278" table:style-name="ce1">
            <text:p>3698278</text:p>
          </table:table-cell>
          <table:table-cell office:value-type="float" office:value="56391" table:style-name="ce1">
            <text:p>56391</text:p>
          </table:table-cell>
          <table:table-cell office:value-type="float" office:value="147.28" table:style-name="ce1">
            <text:p>147,28</text:p>
          </table:table-cell>
          <table:table-cell office:value-type="float" office:value="123.16" table:style-name="ce1">
            <text:p>123,16</text:p>
          </table:table-cell>
          <table:table-cell office:value-type="float" office:value="3873135" table:style-name="ce1">
            <text:p>3873135</text:p>
          </table:table-cell>
          <table:table-cell office:value-type="float" office:value="49994" table:style-name="ce1">
            <text:p>49994</text:p>
          </table:table-cell>
          <table:table-cell office:value-type="float" office:value="154.06" table:style-name="ce1">
            <text:p>154,06</text:p>
          </table:table-cell>
          <table:table-cell office:value-type="float" office:value="124.95" table:style-name="ce1">
            <text:p>124,95</text:p>
          </table:table-cell>
          <table:table-cell office:value-type="float" office:value="3873135" table:style-name="ce1">
            <text:p>3873135</text:p>
          </table:table-cell>
          <table:table-cell office:value-type="float" office:value="49994" table:style-name="ce1">
            <text:p>49994</text:p>
          </table:table-cell>
          <table:table-cell office:value-type="float" office:value="140.88" table:style-name="ce1">
            <text:p>140,88</text:p>
          </table:table-cell>
          <table:table-cell office:value-type="float" office:value="117.71" table:style-name="ce1">
            <text:p>117,71</text:p>
          </table:table-cell>
          <table:table-cell office:value-type="float" office:value="3873135" table:style-name="ce1">
            <text:p>3873135</text:p>
          </table:table-cell>
          <table:table-cell office:value-type="float" office:value="49994" table:style-name="ce1">
            <text:p>49994</text:p>
          </table:table-cell>
          <table:table-cell office:value-type="float" office:value="228.57" table:style-name="ce1">
            <text:p>228,57</text:p>
          </table:table-cell>
          <table:table-cell office:value-type="float" office:value="224.02" table:style-name="ce1">
            <text:p>224,02</text:p>
          </table:table-cell>
          <table:table-cell office:value-type="float" office:value="9674186" table:style-name="ce1">
            <text:p>9674186</text:p>
          </table:table-cell>
          <table:table-cell office:value-type="float" office:value="138220" table:style-name="ce1">
            <text:p>138220</text:p>
          </table:table-cell>
          <table:table-cell office:value-type="float" office:value="209.07" table:style-name="ce1">
            <text:p>209,07</text:p>
          </table:table-cell>
          <table:table-cell office:value-type="float" office:value="203.8" table:style-name="ce1">
            <text:p>203,8</text:p>
          </table:table-cell>
          <table:table-cell office:value-type="float" office:value="7932626" table:style-name="ce1">
            <text:p>7932626</text:p>
          </table:table-cell>
          <table:table-cell office:value-type="float" office:value="117491" table:style-name="ce1">
            <text:p>117491</text:p>
          </table:table-cell>
          <table:table-cell office:value-type="float" office:value="10.17" table:style-name="ce1">
            <text:p>10,17</text:p>
          </table:table-cell>
          <table:table-cell office:value-type="float" office:value="5" table:style-name="ce1">
            <text:p>5</text:p>
          </table:table-cell>
          <table:table-cell office:value-type="float" office:value="78102" table:style-name="ce1">
            <text:p>78102</text:p>
          </table:table-cell>
          <table:table-cell office:value-type="float" office:value="5885" table:style-name="ce1">
            <text:p>5885</text:p>
          </table:table-cell>
          <table:table-cell office:value-type="float" office:value="8.74" table:style-name="ce1">
            <text:p>8,74</text:p>
          </table:table-cell>
          <table:table-cell office:value-type="float" office:value="3.73" table:style-name="ce1">
            <text:p>3,73</text:p>
          </table:table-cell>
          <table:table-cell office:value-type="float" office:value="97414" table:style-name="ce1">
            <text:p>97414</text:p>
          </table:table-cell>
          <table:table-cell office:value-type="float" office:value="3861" table:style-name="ce1">
            <text:p>3861</text:p>
          </table:table-cell>
          <table:table-cell office:value-type="float" office:value="13.48" table:style-name="ce1">
            <text:p>13,48</text:p>
          </table:table-cell>
          <table:table-cell office:value-type="float" office:value="8.11" table:style-name="ce1">
            <text:p>8,11</text:p>
          </table:table-cell>
          <table:table-cell office:value-type="float" office:value="174224" table:style-name="ce1">
            <text:p>174224</text:p>
          </table:table-cell>
          <table:table-cell office:value-type="float" office:value="8478" table:style-name="ce1">
            <text:p>8478</text:p>
          </table:table-cell>
          <table:table-cell office:value-type="float" office:value="10.58" table:style-name="ce1">
            <text:p>10,58</text:p>
          </table:table-cell>
          <table:table-cell office:value-type="float" office:value="5.34" table:style-name="ce1">
            <text:p>5,34</text:p>
          </table:table-cell>
          <table:table-cell office:value-type="float" office:value="80929" table:style-name="ce1">
            <text:p>80929</text:p>
          </table:table-cell>
          <table:table-cell office:value-type="float" office:value="6769" table:style-name="ce1">
            <text:p>6769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2616" table:style-name="ce2">
            <text:p>22616</text:p>
          </table:table-cell>
          <table:table-cell office:value-type="float" office:value="6441" table:style-name="ce1">
            <text:p>6441</text:p>
          </table:table-cell>
          <table:table-cell office:value-type="float" office:value="21600" table:style-name="ce3">
            <text:p>21600</text:p>
          </table:table-cell>
          <table:table-cell office:value-type="float" office:value="21600" table:style-name="ce3">
            <text:p>21600</text:p>
          </table:table-cell>
          <table:table-cell office:value-type="float" office:value="209640740" table:style-name="ce3">
            <text:p>209640740</text:p>
          </table:table-cell>
          <table:table-cell office:value-type="float" office:value="14601367" table:style-name="ce3">
            <text:p>14601367</text:p>
          </table:table-cell>
          <table:table-cell office:value-type="float" office:value="257.83" table:style-name="ce1">
            <text:p>257,83</text:p>
          </table:table-cell>
          <table:table-cell office:value-type="float" office:value="252.96" table:style-name="ce1">
            <text:p>252,96</text:p>
          </table:table-cell>
          <table:table-cell office:value-type="float" office:value="9957186" table:style-name="ce1">
            <text:p>9957186</text:p>
          </table:table-cell>
          <table:table-cell office:value-type="float" office:value="144390" table:style-name="ce1">
            <text:p>144390</text:p>
          </table:table-cell>
          <table:table-cell office:value-type="float" office:value="134.97999999999999" table:style-name="ce1">
            <text:p>134,98</text:p>
          </table:table-cell>
          <table:table-cell office:value-type="float" office:value="113.88" table:style-name="ce1">
            <text:p>113,88</text:p>
          </table:table-cell>
          <table:table-cell office:value-type="float" office:value="3873135" table:style-name="ce1">
            <text:p>3873135</text:p>
          </table:table-cell>
          <table:table-cell office:value-type="float" office:value="49994" table:style-name="ce1">
            <text:p>49994</text:p>
          </table:table-cell>
          <table:table-cell office:value-type="float" office:value="8.77" table:style-name="ce1">
            <text:p>8,77</text:p>
          </table:table-cell>
          <table:table-cell office:value-type="float" office:value="4.3" table:style-name="ce1">
            <text:p>4,3</text:p>
          </table:table-cell>
          <table:table-cell office:value-type="float" office:value="78102" table:style-name="ce1">
            <text:p>78102</text:p>
          </table:table-cell>
          <table:table-cell office:value-type="float" office:value="5885" table:style-name="ce1">
            <text:p>5885</text:p>
          </table:table-cell>
          <table:table-cell office:value-type="float" office:value="252.04" table:style-name="ce1">
            <text:p>252,04</text:p>
          </table:table-cell>
          <table:table-cell office:value-type="float" office:value="246.66" table:style-name="ce1">
            <text:p>246,66</text:p>
          </table:table-cell>
          <table:table-cell office:value-type="float" office:value="9674186" table:style-name="ce1">
            <text:p>9674186</text:p>
          </table:table-cell>
          <table:table-cell office:value-type="float" office:value="138220" table:style-name="ce1">
            <text:p>138220</text:p>
          </table:table-cell>
          <table:table-cell office:value-type="float" office:value="230.65" table:style-name="ce1">
            <text:p>230,65</text:p>
          </table:table-cell>
          <table:table-cell office:value-type="float" office:value="225.94" table:style-name="ce1">
            <text:p>225,94</text:p>
          </table:table-cell>
          <table:table-cell office:value-type="float" office:value="10223863" table:style-name="ce1">
            <text:p>10223863</text:p>
          </table:table-cell>
          <table:table-cell office:value-type="float" office:value="135425" table:style-name="ce1">
            <text:p>135425</text:p>
          </table:table-cell>
          <table:table-cell office:value-type="float" office:value="7.8" table:formula="of:=MIN([.$B32];[.$F32];[.$J32];[.$N32];[.$R32];[.$V32];[.$Z32];[.$AD32];[.$AH32];[.$AL32];[.$AP32];[.$AT32];[.$AX32];[.$BB32];[.$BF32];[.$BJ32];[.$BN32];[.$BR32];[.$BV32];[.$BZ32])" table:style-name="ce1">
            <text:p>7,8</text:p>
          </table:table-cell>
          <table:table-cell office:value-type="float" office:value="2.68" table:formula="of:=MIN([.$C32];[.$G32];[.$K32];[.$O32];[.$S32];[.$W32];[.$AA32];[.$AE32];[.$AI32];[.$AM32];[.$AQ32];[.$AU32];[.$AY32];[.$BC32];[.$BG32];[.$BK32];[.$BO32];[.$BS32];[.$BW32];[.$CA32])" table:style-name="ce1">
            <text:p>2,68</text:p>
          </table:table-cell>
          <table:table-cell office:value-type="float" office:value="22616" table:formula="of:=MIN([.$D32];[.$H32];[.$L32];[.$P32];[.$T32];[.$X32];[.$AB32];[.$AF32];[.$AJ32];[.$AN32];[.$AR32];[.$AV32];[.$AZ32];[.$BD32];[.$BH32];[.$BL32];[.$BP32];[.$BT32];[.$BX32];[.$CB32])" table:style-name="ce1">
            <text:p>22616</text:p>
          </table:table-cell>
          <table:table-cell office:value-type="float" office:value="3720" table:formula="of:=MIN([.$E32];[.$I32];[.$M32];[.$Q32];[.$U32];[.$Y32];[.$AC32];[.$AG32];[.$AK32];[.$AO32];[.$AS32];[.$AW32];[.$BA32];[.$BE32];[.$BI32];[.$BM32];[.$BQ32];[.$BU32];[.$BY32];[.$CC32])" table:style-name="ce1">
            <text:p>3720</text:p>
          </table:table-cell>
          <table:table-cell office:value-type="float" office:value="137.93" table:formula="of:=MEDIAN([.$B32];[.$F32];[.$J32];[.$N32];[.$R32];[.$V32];[.$Z32];[.$AD32];[.$AH32];[.$AL32];[.$AP32];[.$AT32];[.$AX32];[.$BB32];[.$BF32];[.$BJ32];[.$BN32];[.$BR32];[.$BV32];[.$BZ32])" table:style-name="ce1">
            <text:p>137,93</text:p>
          </table:table-cell>
          <table:table-cell office:value-type="float" office:value="115.79499999999999" table:formula="of:=MEDIAN([.$C32];[.$G32];[.$K32];[.$O32];[.$S32];[.$W32];[.$AA32];[.$AE32];[.$AI32];[.$AM32];[.$AQ32];[.$AU32];[.$AY32];[.$BC32];[.$BG32];[.$BK32];[.$BO32];[.$BS32];[.$BW32];[.$CA32])" table:style-name="ce1">
            <text:p>115,795</text:p>
          </table:table-cell>
          <table:table-cell office:value-type="float" office:value="3873135" table:formula="of:=MEDIAN([.$D32];[.$H32];[.$L32];[.$P32];[.$T32];[.$X32];[.$AB32];[.$AF32];[.$AJ32];[.$AN32];[.$AR32];[.$AV32];[.$AZ32];[.$BD32];[.$BH32];[.$BL32];[.$BP32];[.$BT32];[.$BX32];[.$CB32])" table:style-name="ce1">
            <text:p>3873135</text:p>
          </table:table-cell>
          <table:table-cell office:value-type="float" office:value="49994" table:formula="of:=MEDIAN([.$E32];[.$I32];[.$M32];[.$Q32];[.$U32];[.$Y32];[.$AC32];[.$AG32];[.$AK32];[.$AO32];[.$AS32];[.$AW32];[.$BA32];[.$BE32];[.$BI32];[.$BM32];[.$BQ32];[.$BU32];[.$BY32];[.$CC32])" table:style-name="ce1">
            <text:p>49994</text:p>
          </table:table-cell>
          <table:table-cell office:value-type="float" office:value="21600" table:formula="of:=MAX([.$B32];[.$F32];[.$J32];[.$N32];[.$R32];[.$V32];[.$Z32];[.$AD32];[.$AH32];[.$AL32];[.$AP32];[.$AT32];[.$AX32];[.$BB32];[.$BF32];[.$BJ32];[.$BN32];[.$BR32];[.$BV32];[.$BZ32])" table:style-name="ce1">
            <text:p>21600</text:p>
          </table:table-cell>
          <table:table-cell office:value-type="float" office:value="21600" table:formula="of:=MAX([.$C32];[.$G32];[.$K32];[.$O32];[.$S32];[.$W32];[.$AA32];[.$AE32];[.$AI32];[.$AM32];[.$AQ32];[.$AU32];[.$AY32];[.$BC32];[.$BG32];[.$BK32];[.$BO32];[.$BS32];[.$BW32];[.$CA32])" table:style-name="ce1">
            <text:p>21600</text:p>
          </table:table-cell>
          <table:table-cell office:value-type="float" office:value="209640740" table:formula="of:=MAX([.$D32];[.$H32];[.$L32];[.$P32];[.$T32];[.$X32];[.$AB32];[.$AF32];[.$AJ32];[.$AN32];[.$AR32];[.$AV32];[.$AZ32];[.$BD32];[.$BH32];[.$BL32];[.$BP32];[.$BT32];[.$BX32];[.$CB32])" table:style-name="ce1">
            <text:p>209640740</text:p>
          </table:table-cell>
          <table:table-cell office:value-type="float" office:value="14601367" table:formula="of:=MAX([.$E32];[.$I32];[.$M32];[.$Q32];[.$U32];[.$Y32];[.$AC32];[.$AG32];[.$AK32];[.$AO32];[.$AS32];[.$AW32];[.$BA32];[.$BE32];[.$BI32];[.$BM32];[.$BQ32];[.$BU32];[.$BY32];[.$CC32])" table:style-name="ce1">
            <text:p>14601367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/room_s8_a20_w2_h19.lp</text:p>
          </table:table-cell>
          <table:table-cell office:value-type="float" office:value="7.4" table:style-name="ce1">
            <text:p>7,4</text:p>
          </table:table-cell>
          <table:table-cell office:value-type="float" office:value="6.75" table:style-name="ce1">
            <text:p>6,75</text:p>
          </table:table-cell>
          <table:table-cell office:value-type="float" office:value="236079" table:style-name="ce1">
            <text:p>236079</text:p>
          </table:table-cell>
          <table:table-cell office:value-type="float" office:value="32405" table:style-name="ce1">
            <text:p>32405</text:p>
          </table:table-cell>
          <table:table-cell office:value-type="float" office:value="8.9499999999999993" table:style-name="ce1">
            <text:p>8,95</text:p>
          </table:table-cell>
          <table:table-cell office:value-type="float" office:value="8.2799999999999994" table:style-name="ce1">
            <text:p>8,28</text:p>
          </table:table-cell>
          <table:table-cell office:value-type="float" office:value="191109" table:style-name="ce1">
            <text:p>191109</text:p>
          </table:table-cell>
          <table:table-cell office:value-type="float" office:value="27435" table:style-name="ce1">
            <text:p>27435</text:p>
          </table:table-cell>
          <table:table-cell office:value-type="float" office:value="6.22" table:style-name="ce1">
            <text:p>6,22</text:p>
          </table:table-cell>
          <table:table-cell office:value-type="float" office:value="5.53" table:style-name="ce1">
            <text:p>5,53</text:p>
          </table:table-cell>
          <table:table-cell office:value-type="float" office:value="161523" table:style-name="ce1">
            <text:p>161523</text:p>
          </table:table-cell>
          <table:table-cell office:value-type="float" office:value="18451" table:style-name="ce1">
            <text:p>18451</text:p>
          </table:table-cell>
          <table:table-cell office:value-type="float" office:value="8.2899999999999991" table:style-name="ce1">
            <text:p>8,29</text:p>
          </table:table-cell>
          <table:table-cell office:value-type="float" office:value="7.6" table:style-name="ce1">
            <text:p>7,6</text:p>
          </table:table-cell>
          <table:table-cell office:value-type="float" office:value="191109" table:style-name="ce1">
            <text:p>191109</text:p>
          </table:table-cell>
          <table:table-cell office:value-type="float" office:value="27435" table:style-name="ce1">
            <text:p>27435</text:p>
          </table:table-cell>
          <table:table-cell office:value-type="float" office:value="10.07" table:style-name="ce1">
            <text:p>10,07</text:p>
          </table:table-cell>
          <table:table-cell office:value-type="float" office:value="8.5" table:style-name="ce1">
            <text:p>8,5</text:p>
          </table:table-cell>
          <table:table-cell office:value-type="float" office:value="138570" table:style-name="ce1">
            <text:p>138570</text:p>
          </table:table-cell>
          <table:table-cell office:value-type="float" office:value="18779" table:style-name="ce1">
            <text:p>18779</text:p>
          </table:table-cell>
          <table:table-cell office:value-type="float" office:value="12.88" table:style-name="ce1">
            <text:p>12,88</text:p>
          </table:table-cell>
          <table:table-cell office:value-type="float" office:value="10.74" table:style-name="ce1">
            <text:p>10,74</text:p>
          </table:table-cell>
          <table:table-cell office:value-type="float" office:value="138570" table:style-name="ce1">
            <text:p>138570</text:p>
          </table:table-cell>
          <table:table-cell office:value-type="float" office:value="18779" table:style-name="ce1">
            <text:p>18779</text:p>
          </table:table-cell>
          <table:table-cell office:value-type="float" office:value="12.63" table:style-name="ce1">
            <text:p>12,63</text:p>
          </table:table-cell>
          <table:table-cell office:value-type="float" office:value="10.74" table:style-name="ce1">
            <text:p>10,74</text:p>
          </table:table-cell>
          <table:table-cell office:value-type="float" office:value="138570" table:style-name="ce1">
            <text:p>138570</text:p>
          </table:table-cell>
          <table:table-cell office:value-type="float" office:value="18779" table:style-name="ce1">
            <text:p>18779</text:p>
          </table:table-cell>
          <table:table-cell office:value-type="float" office:value="7.7" table:style-name="ce1">
            <text:p>7,7</text:p>
          </table:table-cell>
          <table:table-cell office:value-type="float" office:value="7" table:style-name="ce1">
            <text:p>7</text:p>
          </table:table-cell>
          <table:table-cell office:value-type="float" office:value="233672" table:style-name="ce1">
            <text:p>233672</text:p>
          </table:table-cell>
          <table:table-cell office:value-type="float" office:value="31029" table:style-name="ce1">
            <text:p>31029</text:p>
          </table:table-cell>
          <table:table-cell office:value-type="float" office:value="9.5500000000000007" table:style-name="ce1">
            <text:p>9,55</text:p>
          </table:table-cell>
          <table:table-cell office:value-type="float" office:value="8.84" table:style-name="ce1">
            <text:p>8,84</text:p>
          </table:table-cell>
          <table:table-cell office:value-type="float" office:value="233672" table:style-name="ce1">
            <text:p>233672</text:p>
          </table:table-cell>
          <table:table-cell office:value-type="float" office:value="31029" table:style-name="ce1">
            <text:p>31029</text:p>
          </table:table-cell>
          <table:table-cell office:value-type="float" office:value="1.72" table:style-name="ce1">
            <text:p>1,72</text:p>
          </table:table-cell>
          <table:table-cell office:value-type="float" office:value="1.01" table:style-name="ce1">
            <text:p>1,01</text:p>
          </table:table-cell>
          <table:table-cell office:value-type="float" office:value="21104" table:style-name="ce1">
            <text:p>21104</text:p>
          </table:table-cell>
          <table:table-cell office:value-type="float" office:value="4626" table:style-name="ce1">
            <text:p>4626</text:p>
          </table:table-cell>
          <table:table-cell office:value-type="float" office:value="1.44" table:style-name="ce1">
            <text:p>1,44</text:p>
          </table:table-cell>
          <table:table-cell office:value-type="float" office:value="0.79" table:style-name="ce1">
            <text:p>0,79</text:p>
          </table:table-cell>
          <table:table-cell office:value-type="float" office:value="23700" table:style-name="ce1">
            <text:p>23700</text:p>
          </table:table-cell>
          <table:table-cell office:value-type="float" office:value="4122" table:style-name="ce1">
            <text:p>4122</text:p>
          </table:table-cell>
          <table:table-cell office:value-type="float" office:value="1.05" table:style-name="ce2">
            <text:p>1,05</text:p>
          </table:table-cell>
          <table:table-cell office:value-type="float" office:value="0.42" table:style-name="ce2">
            <text:p>0,42</text:p>
          </table:table-cell>
          <table:table-cell office:value-type="float" office:value="16092" table:style-name="ce2">
            <text:p>16092</text:p>
          </table:table-cell>
          <table:table-cell office:value-type="float" office:value="1878" table:style-name="ce2">
            <text:p>1878</text:p>
          </table:table-cell>
          <table:table-cell office:value-type="float" office:value="3.83" table:style-name="ce1">
            <text:p>3,83</text:p>
          </table:table-cell>
          <table:table-cell office:value-type="float" office:value="3.13" table:style-name="ce1">
            <text:p>3,13</text:p>
          </table:table-cell>
          <table:table-cell office:value-type="float" office:value="31266" table:style-name="ce1">
            <text:p>31266</text:p>
          </table:table-cell>
          <table:table-cell office:value-type="float" office:value="11798" table:style-name="ce1">
            <text:p>11798</text:p>
          </table:table-cell>
          <table:table-cell office:value-type="float" office:value="6.97" table:style-name="ce1">
            <text:p>6,97</text:p>
          </table:table-cell>
          <table:table-cell office:value-type="float" office:value="6.27" table:style-name="ce1">
            <text:p>6,27</text:p>
          </table:table-cell>
          <table:table-cell office:value-type="float" office:value="45921" table:style-name="ce1">
            <text:p>45921</text:p>
          </table:table-cell>
          <table:table-cell office:value-type="float" office:value="20900" table:style-name="ce1">
            <text:p>20900</text:p>
          </table:table-cell>
          <table:table-cell office:value-type="float" office:value="367.76" table:style-name="ce3">
            <text:p>367,76</text:p>
          </table:table-cell>
          <table:table-cell office:value-type="float" office:value="367.1" table:style-name="ce3">
            <text:p>367,1</text:p>
          </table:table-cell>
          <table:table-cell office:value-type="float" office:value="3877825" table:style-name="ce3">
            <text:p>3877825</text:p>
          </table:table-cell>
          <table:table-cell office:value-type="float" office:value="962485" table:style-name="ce3">
            <text:p>962485</text:p>
          </table:table-cell>
          <table:table-cell office:value-type="float" office:value="4.7300000000000004" table:style-name="ce1">
            <text:p>4,73</text:p>
          </table:table-cell>
          <table:table-cell office:value-type="float" office:value="4.12" table:style-name="ce1">
            <text:p>4,12</text:p>
          </table:table-cell>
          <table:table-cell office:value-type="float" office:value="38393" table:style-name="ce1">
            <text:p>38393</text:p>
          </table:table-cell>
          <table:table-cell office:value-type="float" office:value="14778" table:style-name="ce1">
            <text:p>14778</text:p>
          </table:table-cell>
          <table:table-cell office:value-type="float" office:value="12.32" table:style-name="ce1">
            <text:p>12,32</text:p>
          </table:table-cell>
          <table:table-cell office:value-type="float" office:value="10.54" table:style-name="ce1">
            <text:p>10,54</text:p>
          </table:table-cell>
          <table:table-cell office:value-type="float" office:value="138570" table:style-name="ce1">
            <text:p>138570</text:p>
          </table:table-cell>
          <table:table-cell office:value-type="float" office:value="18779" table:style-name="ce1">
            <text:p>18779</text:p>
          </table:table-cell>
          <table:table-cell office:value-type="float" office:value="1.53" table:style-name="ce1">
            <text:p>1,53</text:p>
          </table:table-cell>
          <table:table-cell office:value-type="float" office:value="0.82" table:style-name="ce1">
            <text:p>0,82</text:p>
          </table:table-cell>
          <table:table-cell office:value-type="float" office:value="21104" table:style-name="ce1">
            <text:p>21104</text:p>
          </table:table-cell>
          <table:table-cell office:value-type="float" office:value="4626" table:style-name="ce1">
            <text:p>4626</text:p>
          </table:table-cell>
          <table:table-cell office:value-type="float" office:value="9.4" table:style-name="ce1">
            <text:p>9,4</text:p>
          </table:table-cell>
          <table:table-cell office:value-type="float" office:value="8.73" table:style-name="ce1">
            <text:p>8,73</text:p>
          </table:table-cell>
          <table:table-cell office:value-type="float" office:value="233672" table:style-name="ce1">
            <text:p>233672</text:p>
          </table:table-cell>
          <table:table-cell office:value-type="float" office:value="31029" table:style-name="ce1">
            <text:p>31029</text:p>
          </table:table-cell>
          <table:table-cell office:value-type="float" office:value="22.75" table:style-name="ce1">
            <text:p>22,75</text:p>
          </table:table-cell>
          <table:table-cell office:value-type="float" office:value="22.07" table:style-name="ce1">
            <text:p>22,07</text:p>
          </table:table-cell>
          <table:table-cell office:value-type="float" office:value="539607" table:style-name="ce1">
            <text:p>539607</text:p>
          </table:table-cell>
          <table:table-cell office:value-type="float" office:value="76657" table:style-name="ce1">
            <text:p>76657</text:p>
          </table:table-cell>
          <table:table-cell office:value-type="float" office:value="1.05" table:formula="of:=MIN([.$B33];[.$F33];[.$J33];[.$N33];[.$R33];[.$V33];[.$Z33];[.$AD33];[.$AH33];[.$AL33];[.$AP33];[.$AT33];[.$AX33];[.$BB33];[.$BF33];[.$BJ33];[.$BN33];[.$BR33];[.$BV33];[.$BZ33])" table:style-name="ce1">
            <text:p>1,05</text:p>
          </table:table-cell>
          <table:table-cell office:value-type="float" office:value="0.42" table:formula="of:=MIN([.$C33];[.$G33];[.$K33];[.$O33];[.$S33];[.$W33];[.$AA33];[.$AE33];[.$AI33];[.$AM33];[.$AQ33];[.$AU33];[.$AY33];[.$BC33];[.$BG33];[.$BK33];[.$BO33];[.$BS33];[.$BW33];[.$CA33])" table:style-name="ce1">
            <text:p>0,42</text:p>
          </table:table-cell>
          <table:table-cell office:value-type="float" office:value="16092" table:formula="of:=MIN([.$D33];[.$H33];[.$L33];[.$P33];[.$T33];[.$X33];[.$AB33];[.$AF33];[.$AJ33];[.$AN33];[.$AR33];[.$AV33];[.$AZ33];[.$BD33];[.$BH33];[.$BL33];[.$BP33];[.$BT33];[.$BX33];[.$CB33])" table:style-name="ce1">
            <text:p>16092</text:p>
          </table:table-cell>
          <table:table-cell office:value-type="float" office:value="1878" table:formula="of:=MIN([.$E33];[.$I33];[.$M33];[.$Q33];[.$U33];[.$Y33];[.$AC33];[.$AG33];[.$AK33];[.$AO33];[.$AS33];[.$AW33];[.$BA33];[.$BE33];[.$BI33];[.$BM33];[.$BQ33];[.$BU33];[.$BY33];[.$CC33])" table:style-name="ce1">
            <text:p>1878</text:p>
          </table:table-cell>
          <table:table-cell office:value-type="float" office:value="7.9949999999999992" table:formula="of:=MEDIAN([.$B33];[.$F33];[.$J33];[.$N33];[.$R33];[.$V33];[.$Z33];[.$AD33];[.$AH33];[.$AL33];[.$AP33];[.$AT33];[.$AX33];[.$BB33];[.$BF33];[.$BJ33];[.$BN33];[.$BR33];[.$BV33];[.$BZ33])" table:style-name="ce1">
            <text:p>7,995</text:p>
          </table:table-cell>
          <table:table-cell office:value-type="float" office:value="7.3" table:formula="of:=MEDIAN([.$C33];[.$G33];[.$K33];[.$O33];[.$S33];[.$W33];[.$AA33];[.$AE33];[.$AI33];[.$AM33];[.$AQ33];[.$AU33];[.$AY33];[.$BC33];[.$BG33];[.$BK33];[.$BO33];[.$BS33];[.$BW33];[.$CA33])" table:style-name="ce1">
            <text:p>7,3</text:p>
          </table:table-cell>
          <table:table-cell office:value-type="float" office:value="138570" table:formula="of:=MEDIAN([.$D33];[.$H33];[.$L33];[.$P33];[.$T33];[.$X33];[.$AB33];[.$AF33];[.$AJ33];[.$AN33];[.$AR33];[.$AV33];[.$AZ33];[.$BD33];[.$BH33];[.$BL33];[.$BP33];[.$BT33];[.$BX33];[.$CB33])" table:style-name="ce1">
            <text:p>138570</text:p>
          </table:table-cell>
          <table:table-cell office:value-type="float" office:value="18779" table:formula="of:=MEDIAN([.$E33];[.$I33];[.$M33];[.$Q33];[.$U33];[.$Y33];[.$AC33];[.$AG33];[.$AK33];[.$AO33];[.$AS33];[.$AW33];[.$BA33];[.$BE33];[.$BI33];[.$BM33];[.$BQ33];[.$BU33];[.$BY33];[.$CC33])" table:style-name="ce1">
            <text:p>18779</text:p>
          </table:table-cell>
          <table:table-cell office:value-type="float" office:value="367.76" table:formula="of:=MAX([.$B33];[.$F33];[.$J33];[.$N33];[.$R33];[.$V33];[.$Z33];[.$AD33];[.$AH33];[.$AL33];[.$AP33];[.$AT33];[.$AX33];[.$BB33];[.$BF33];[.$BJ33];[.$BN33];[.$BR33];[.$BV33];[.$BZ33])" table:style-name="ce1">
            <text:p>367,76</text:p>
          </table:table-cell>
          <table:table-cell office:value-type="float" office:value="367.1" table:formula="of:=MAX([.$C33];[.$G33];[.$K33];[.$O33];[.$S33];[.$W33];[.$AA33];[.$AE33];[.$AI33];[.$AM33];[.$AQ33];[.$AU33];[.$AY33];[.$BC33];[.$BG33];[.$BK33];[.$BO33];[.$BS33];[.$BW33];[.$CA33])" table:style-name="ce1">
            <text:p>367,1</text:p>
          </table:table-cell>
          <table:table-cell office:value-type="float" office:value="3877825" table:formula="of:=MAX([.$D33];[.$H33];[.$L33];[.$P33];[.$T33];[.$X33];[.$AB33];[.$AF33];[.$AJ33];[.$AN33];[.$AR33];[.$AV33];[.$AZ33];[.$BD33];[.$BH33];[.$BL33];[.$BP33];[.$BT33];[.$BX33];[.$CB33])" table:style-name="ce1">
            <text:p>3877825</text:p>
          </table:table-cell>
          <table:table-cell office:value-type="float" office:value="962485" table:formula="of:=MAX([.$E33];[.$I33];[.$M33];[.$Q33];[.$U33];[.$Y33];[.$AC33];[.$AG33];[.$AK33];[.$AO33];[.$AS33];[.$AW33];[.$BA33];[.$BE33];[.$BI33];[.$BM33];[.$BQ33];[.$BU33];[.$BY33];[.$CC33])" table:style-name="ce1">
            <text:p>962485</text:p>
          </table:table-cell>
          <table:table-cell table:number-columns-repeated="1629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861.0700000000006" table:formula="of:=SUM([.B3:.B33])" table:style-name="ce1">
            <text:p>1861,07</text:p>
          </table:table-cell>
          <table:table-cell office:value-type="float" office:value="1761.55" table:formula="of:=SUM([.C3:.C33])" table:style-name="ce1">
            <text:p>1761,55</text:p>
          </table:table-cell>
          <table:table-cell office:value-type="float" office:value="31735864" table:formula="of:=SUM([.D3:.D33])" table:style-name="ce1">
            <text:p>31735864</text:p>
          </table:table-cell>
          <table:table-cell office:value-type="float" office:value="2349909" table:formula="of:=SUM([.E3:.E33])" table:style-name="ce1">
            <text:p>2349909</text:p>
          </table:table-cell>
          <table:table-cell office:value-type="float" office:value="2713.8299999999995" table:formula="of:=SUM([.F3:.F33])" table:style-name="ce1">
            <text:p>2713,83</text:p>
          </table:table-cell>
          <table:table-cell office:value-type="float" office:value="2613.3099999999995" table:formula="of:=SUM([.G3:.G33])" table:style-name="ce1">
            <text:p>2613,31</text:p>
          </table:table-cell>
          <table:table-cell office:value-type="float" office:value="47041894" table:formula="of:=SUM([.H3:.H33])" table:style-name="ce1">
            <text:p>47041894</text:p>
          </table:table-cell>
          <table:table-cell office:value-type="float" office:value="2933601" table:formula="of:=SUM([.I3:.I33])" table:style-name="ce1">
            <text:p>2933601</text:p>
          </table:table-cell>
          <table:table-cell office:value-type="float" office:value="1778.2199999999998" table:formula="of:=SUM([.J3:.J33])" table:style-name="ce1">
            <text:p>1778,22</text:p>
          </table:table-cell>
          <table:table-cell office:value-type="float" office:value="1676.2599999999998" table:formula="of:=SUM([.K3:.K33])" table:style-name="ce1">
            <text:p>1676,26</text:p>
          </table:table-cell>
          <table:table-cell office:value-type="float" office:value="42108968" table:formula="of:=SUM([.L3:.L33])" table:style-name="ce1">
            <text:p>42108968</text:p>
          </table:table-cell>
          <table:table-cell office:value-type="float" office:value="1884236" table:formula="of:=SUM([.M3:.M33])" table:style-name="ce1">
            <text:p>1884236</text:p>
          </table:table-cell>
          <table:table-cell office:value-type="float" office:value="2680.5899999999997" table:formula="of:=SUM([.N3:.N33])" table:style-name="ce1">
            <text:p>2680,59</text:p>
          </table:table-cell>
          <table:table-cell office:value-type="float" office:value="2575.5699999999993" table:formula="of:=SUM([.O3:.O33])" table:style-name="ce1">
            <text:p>2575,57</text:p>
          </table:table-cell>
          <table:table-cell office:value-type="float" office:value="47041894" table:formula="of:=SUM([.P3:.P33])" table:style-name="ce1">
            <text:p>47041894</text:p>
          </table:table-cell>
          <table:table-cell office:value-type="float" office:value="2933601" table:formula="of:=SUM([.Q3:.Q33])" table:style-name="ce1">
            <text:p>2933601</text:p>
          </table:table-cell>
          <table:table-cell office:value-type="float" office:value="3752.9100000000003" table:formula="of:=SUM([.R3:.R33])" table:style-name="ce1">
            <text:p>3752,91</text:p>
          </table:table-cell>
          <table:table-cell office:value-type="float" office:value="3288.5" table:formula="of:=SUM([.S3:.S33])" table:style-name="ce1">
            <text:p>3288,5</text:p>
          </table:table-cell>
          <table:table-cell office:value-type="float" office:value="53134386" table:formula="of:=SUM([.T3:.T33])" table:style-name="ce1">
            <text:p>53134386</text:p>
          </table:table-cell>
          <table:table-cell office:value-type="float" office:value="2426606" table:formula="of:=SUM([.U3:.U33])" table:style-name="ce1">
            <text:p>2426606</text:p>
          </table:table-cell>
          <table:table-cell office:value-type="float" office:value="3938.82" table:formula="of:=SUM([.V3:.V33])" table:style-name="ce1">
            <text:p>3938,82</text:p>
          </table:table-cell>
          <table:table-cell office:value-type="float" office:value="3382.4300000000007" table:formula="of:=SUM([.W3:.W33])" table:style-name="ce1">
            <text:p>3382,43</text:p>
          </table:table-cell>
          <table:table-cell office:value-type="float" office:value="53134386" table:formula="of:=SUM([.X3:.X33])" table:style-name="ce1">
            <text:p>53134386</text:p>
          </table:table-cell>
          <table:table-cell office:value-type="float" office:value="2426606" table:formula="of:=SUM([.Y3:.Y33])" table:style-name="ce1">
            <text:p>2426606</text:p>
          </table:table-cell>
          <table:table-cell office:value-type="float" office:value="3931.5899999999983" table:formula="of:=SUM([.Z3:.Z33])" table:style-name="ce1">
            <text:p>3931,59</text:p>
          </table:table-cell>
          <table:table-cell office:value-type="float" office:value="3415.8899999999994" table:formula="of:=SUM([.AA3:.AA33])" table:style-name="ce1">
            <text:p>3415,89</text:p>
          </table:table-cell>
          <table:table-cell office:value-type="float" office:value="53134386" table:formula="of:=SUM([.AB3:.AB33])" table:style-name="ce1">
            <text:p>53134386</text:p>
          </table:table-cell>
          <table:table-cell office:value-type="float" office:value="2426606" table:formula="of:=SUM([.AC3:.AC33])" table:style-name="ce1">
            <text:p>2426606</text:p>
          </table:table-cell>
          <table:table-cell office:value-type="float" office:value="2838.79" table:formula="of:=SUM([.AD3:.AD33])" table:style-name="ce1">
            <text:p>2838,79</text:p>
          </table:table-cell>
          <table:table-cell office:value-type="float" office:value="2734.46" table:formula="of:=SUM([.AE3:.AE33])" table:style-name="ce1">
            <text:p>2734,46</text:p>
          </table:table-cell>
          <table:table-cell office:value-type="float" office:value="46440604" table:formula="of:=SUM([.AF3:.AF33])" table:style-name="ce1">
            <text:p>46440604</text:p>
          </table:table-cell>
          <table:table-cell office:value-type="float" office:value="3174935" table:formula="of:=SUM([.AG3:.AG33])" table:style-name="ce1">
            <text:p>3174935</text:p>
          </table:table-cell>
          <table:table-cell office:value-type="float" office:value="2793.5900000000006" table:formula="of:=SUM([.AH3:.AH33])" table:style-name="ce1">
            <text:p>2793,59</text:p>
          </table:table-cell>
          <table:table-cell office:value-type="float" office:value="2684.09" table:formula="of:=SUM([.AI3:.AI33])" table:style-name="ce1">
            <text:p>2684,09</text:p>
          </table:table-cell>
          <table:table-cell office:value-type="float" office:value="44709542" table:formula="of:=SUM([.AJ3:.AJ33])" table:style-name="ce1">
            <text:p>44709542</text:p>
          </table:table-cell>
          <table:table-cell office:value-type="float" office:value="3154252" table:formula="of:=SUM([.AK3:.AK33])" table:style-name="ce1">
            <text:p>3154252</text:p>
          </table:table-cell>
          <table:table-cell office:value-type="float" office:value="157.44999999999996" table:formula="of:=SUM([.AL3:.AL33])" table:style-name="ce1">
            <text:p>157,45</text:p>
          </table:table-cell>
          <table:table-cell office:value-type="float" office:value="52.72999999999999" table:formula="of:=SUM([.AM3:.AM33])" table:style-name="ce1">
            <text:p>52,73</text:p>
          </table:table-cell>
          <table:table-cell office:value-type="float" office:value="802392" table:formula="of:=SUM([.AN3:.AN33])" table:style-name="ce1">
            <text:p>802392</text:p>
          </table:table-cell>
          <table:table-cell office:value-type="float" office:value="71733" table:formula="of:=SUM([.AO3:.AO33])" table:style-name="ce2">
            <text:p>71733</text:p>
          </table:table-cell>
          <table:table-cell office:value-type="float" office:value="177.08999999999997" table:formula="of:=SUM([.AP3:.AP33])" table:style-name="ce1">
            <text:p>177,09</text:p>
          </table:table-cell>
          <table:table-cell office:value-type="float" office:value="74.410000000000053" table:formula="of:=SUM([.AQ3:.AQ33])" table:style-name="ce1">
            <text:p>74,41</text:p>
          </table:table-cell>
          <table:table-cell office:value-type="float" office:value="955496" table:formula="of:=SUM([.AR3:.AR33])" table:style-name="ce1">
            <text:p>955496</text:p>
          </table:table-cell>
          <table:table-cell office:value-type="float" office:value="115008" table:formula="of:=SUM([.AS3:.AS33])" table:style-name="ce1">
            <text:p>115008</text:p>
          </table:table-cell>
          <table:table-cell office:value-type="float" office:value="226.59000000000003" table:formula="of:=SUM([.AT3:.AT33])" table:style-name="ce1">
            <text:p>226,59</text:p>
          </table:table-cell>
          <table:table-cell office:value-type="float" office:value="122.97000000000003" table:formula="of:=SUM([.AU3:.AU33])" table:style-name="ce1">
            <text:p>122,97</text:p>
          </table:table-cell>
          <table:table-cell office:value-type="float" office:value="1304429" table:formula="of:=SUM([.AV3:.AV33])" table:style-name="ce1">
            <text:p>1304429</text:p>
          </table:table-cell>
          <table:table-cell office:value-type="float" office:value="186759" table:formula="of:=SUM([.AW3:.AW33])" table:style-name="ce1">
            <text:p>186759</text:p>
          </table:table-cell>
          <table:table-cell office:value-type="float" office:value="184.42000000000002" table:formula="of:=SUM([.AX3:.AX33])" table:style-name="ce1">
            <text:p>184,42</text:p>
          </table:table-cell>
          <table:table-cell office:value-type="float" office:value="78.390000000000015" table:formula="of:=SUM([.AY3:.AY33])" table:style-name="ce1">
            <text:p>78,39</text:p>
          </table:table-cell>
          <table:table-cell office:value-type="float" office:value="959655" table:formula="of:=SUM([.AZ3:.AZ33])" table:style-name="ce1">
            <text:p>959655</text:p>
          </table:table-cell>
          <table:table-cell office:value-type="float" office:value="117221" table:formula="of:=SUM([.BA3:.BA33])" table:style-name="ce1">
            <text:p>117221</text:p>
          </table:table-cell>
          <table:table-cell office:value-type="float" office:value="187.44000000000005" table:formula="of:=SUM([.BB3:.BB33])" table:style-name="ce1">
            <text:p>187,44</text:p>
          </table:table-cell>
          <table:table-cell office:value-type="float" office:value="84.549999999999983" table:formula="of:=SUM([.BC3:.BC33])" table:style-name="ce1">
            <text:p>84,55</text:p>
          </table:table-cell>
          <table:table-cell office:value-type="float" office:value="774121" table:formula="of:=SUM([.BD3:.BD33])" table:style-name="ce2">
            <text:p>774121</text:p>
          </table:table-cell>
          <table:table-cell office:value-type="float" office:value="183908" table:formula="of:=SUM([.BE3:.BE33])" table:style-name="ce1">
            <text:p>183908</text:p>
          </table:table-cell>
          <table:table-cell office:value-type="float" office:value="117503.53999999998" table:formula="of:=SUM([.BF3:.BF33])" table:style-name="ce3">
            <text:p>117503,54</text:p>
          </table:table-cell>
          <table:table-cell office:value-type="float" office:value="117408.49999999999" table:formula="of:=SUM([.BG3:.BG33])" table:style-name="ce3">
            <text:p>117408,5</text:p>
          </table:table-cell>
          <table:table-cell office:value-type="float" office:value="1204711161" table:formula="of:=SUM([.BH3:.BH33])" table:style-name="ce3">
            <text:p>1204711161</text:p>
          </table:table-cell>
          <table:table-cell office:value-type="float" office:value="91436882" table:formula="of:=SUM([.BI3:.BI33])" table:style-name="ce3">
            <text:p>91436882</text:p>
          </table:table-cell>
          <table:table-cell office:value-type="float" office:value="2648.2499999999995" table:formula="of:=SUM([.BJ3:.BJ33])" table:style-name="ce1">
            <text:p>2648,25</text:p>
          </table:table-cell>
          <table:table-cell office:value-type="float" office:value="2541.83" table:formula="of:=SUM([.BK3:.BK33])" table:style-name="ce1">
            <text:p>2541,83</text:p>
          </table:table-cell>
          <table:table-cell office:value-type="float" office:value="43188927" table:formula="of:=SUM([.BL3:.BL33])" table:style-name="ce1">
            <text:p>43188927</text:p>
          </table:table-cell>
          <table:table-cell office:value-type="float" office:value="2873266" table:formula="of:=SUM([.BM3:.BM33])" table:style-name="ce1">
            <text:p>2873266</text:p>
          </table:table-cell>
          <table:table-cell office:value-type="float" office:value="3829.63" table:formula="of:=SUM([.BN3:.BN33])" table:style-name="ce1">
            <text:p>3829,63</text:p>
          </table:table-cell>
          <table:table-cell office:value-type="float" office:value="3375.5" table:formula="of:=SUM([.BO3:.BO33])" table:style-name="ce1">
            <text:p>3375,5</text:p>
          </table:table-cell>
          <table:table-cell office:value-type="float" office:value="53134386" table:formula="of:=SUM([.BP3:.BP33])" table:style-name="ce1">
            <text:p>53134386</text:p>
          </table:table-cell>
          <table:table-cell office:value-type="float" office:value="2426606" table:formula="of:=SUM([.BQ3:.BQ33])" table:style-name="ce1">
            <text:p>2426606</text:p>
          </table:table-cell>
          <table:table-cell office:value-type="float" office:value="153.55000000000007" table:formula="of:=SUM([.BR3:.BR33])" table:style-name="ce2">
            <text:p>153,55</text:p>
          </table:table-cell>
          <table:table-cell office:value-type="float" office:value="49.899999999999991" table:formula="of:=SUM([.BS3:.BS33])" table:style-name="ce2">
            <text:p>49,9</text:p>
          </table:table-cell>
          <table:table-cell office:value-type="float" office:value="802392" table:formula="of:=SUM([.BT3:.BT33])" table:style-name="ce1">
            <text:p>802392</text:p>
          </table:table-cell>
          <table:table-cell office:value-type="float" office:value="71733" table:formula="of:=SUM([.BU3:.BU33])" table:style-name="ce2">
            <text:p>71733</text:p>
          </table:table-cell>
          <table:table-cell office:value-type="float" office:value="2824.4600000000009" table:formula="of:=SUM([.BV3:.BV33])" table:style-name="ce1">
            <text:p>2824,46</text:p>
          </table:table-cell>
          <table:table-cell office:value-type="float" office:value="2717.5100000000016" table:formula="of:=SUM([.BW3:.BW33])" table:style-name="ce1">
            <text:p>2717,51</text:p>
          </table:table-cell>
          <table:table-cell office:value-type="float" office:value="46440604" table:formula="of:=SUM([.BX3:.BX33])" table:style-name="ce1">
            <text:p>46440604</text:p>
          </table:table-cell>
          <table:table-cell office:value-type="float" office:value="3174935" table:formula="of:=SUM([.BY3:.BY33])" table:style-name="ce1">
            <text:p>3174935</text:p>
          </table:table-cell>
          <table:table-cell office:value-type="float" office:value="2413.5400000000009" table:formula="of:=SUM([.BZ3:.BZ33])" table:style-name="ce1">
            <text:p>2413,54</text:p>
          </table:table-cell>
          <table:table-cell office:value-type="float" office:value="2310.46" table:formula="of:=SUM([.CA3:.CA33])" table:style-name="ce1">
            <text:p>2310,46</text:p>
          </table:table-cell>
          <table:table-cell office:value-type="float" office:value="55917398" table:formula="of:=SUM([.CB3:.CB33])" table:style-name="ce1">
            <text:p>55917398</text:p>
          </table:table-cell>
          <table:table-cell office:value-type="float" office:value="2747241" table:formula="of:=SUM([.CC3:.CC33])" table:style-name="ce1">
            <text:p>2747241</text:p>
          </table:table-cell>
          <table:table-cell office:value-type="float" office:value="127.62999999999998" table:formula="of:=SUM([.CD3:.CD33])" table:style-name="ce1">
            <text:p>127,63</text:p>
          </table:table-cell>
          <table:table-cell office:value-type="float" office:value="28.890000000000008" table:formula="of:=SUM([.CE3:.CE33])" table:style-name="ce1">
            <text:p>28,89</text:p>
          </table:table-cell>
          <table:table-cell office:value-type="float" office:value="330944" table:formula="of:=SUM([.CF3:.CF33])" table:style-name="ce1">
            <text:p>330944</text:p>
          </table:table-cell>
          <table:table-cell office:value-type="float" office:value="41951" table:formula="of:=SUM([.CG3:.CG33])" table:style-name="ce1">
            <text:p>41951</text:p>
          </table:table-cell>
          <table:table-cell office:value-type="float" office:value="2202.5299999999997" table:formula="of:=SUM([.CH3:.CH33])" table:style-name="ce1">
            <text:p>2202,53</text:p>
          </table:table-cell>
          <table:table-cell office:value-type="float" office:value="2049.9400000000005" table:formula="of:=SUM([.CI3:.CI33])" table:style-name="ce1">
            <text:p>2049,94</text:p>
          </table:table-cell>
          <table:table-cell office:value-type="float" office:value="30986590.5" table:formula="of:=SUM([.CJ3:.CJ33])" table:style-name="ce1">
            <text:p>30986590,5</text:p>
          </table:table-cell>
          <table:table-cell office:value-type="float" office:value="1917600.5" table:formula="of:=SUM([.CK3:.CK33])" table:style-name="ce1">
            <text:p>1917600,5</text:p>
          </table:table-cell>
          <table:table-cell office:value-type="float" office:value="117792.84999999999" table:formula="of:=SUM([.CL3:.CL33])" table:style-name="ce1">
            <text:p>117792,85</text:p>
          </table:table-cell>
          <table:table-cell office:value-type="float" office:value="117542.74999999999" table:formula="of:=SUM([.CM3:.CM33])" table:style-name="ce1">
            <text:p>117542,75</text:p>
          </table:table-cell>
          <table:table-cell office:value-type="float" office:value="1205481472" table:formula="of:=SUM([.CN3:.CN33])" table:style-name="ce1">
            <text:p>1205481472</text:p>
          </table:table-cell>
          <table:table-cell office:value-type="float" office:value="91603100" table:formula="of:=SUM([.CO3:.CO33])" table:style-name="ce1">
            <text:p>91603100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0.034516129032276" table:formula="of:=AVERAGE([.B3:.B33])" table:style-name="ce1">
            <text:p>60,03451613</text:p>
          </table:table-cell>
          <table:table-cell office:value-type="float" office:value="56.824193548387093" table:formula="of:=AVERAGE([.C3:.C33])" table:style-name="ce1">
            <text:p>56,82419355</text:p>
          </table:table-cell>
          <table:table-cell office:value-type="float" office:value="1023737.5483870967" table:formula="of:=AVERAGE([.D3:.D33])" table:style-name="ce1">
            <text:p>1023737,548</text:p>
          </table:table-cell>
          <table:table-cell office:value-type="float" office:value="75803.516129032258" table:formula="of:=AVERAGE([.E3:.E33])" table:style-name="ce1">
            <text:p>75803,51613</text:p>
          </table:table-cell>
          <table:table-cell office:value-type="float" office:value="87.542903225806441" table:formula="of:=AVERAGE([.F3:.F33])" table:style-name="ce1">
            <text:p>87,54290323</text:p>
          </table:table-cell>
          <table:table-cell office:value-type="float" office:value="84.300322580645144" table:formula="of:=AVERAGE([.G3:.G33])" table:style-name="ce1">
            <text:p>84,30032258</text:p>
          </table:table-cell>
          <table:table-cell office:value-type="float" office:value="1517480.4516129033" table:formula="of:=AVERAGE([.H3:.H33])" table:style-name="ce1">
            <text:p>1517480,452</text:p>
          </table:table-cell>
          <table:table-cell office:value-type="float" office:value="94632.290322580651" table:formula="of:=AVERAGE([.I3:.I33])" table:style-name="ce1">
            <text:p>94632,29032</text:p>
          </table:table-cell>
          <table:table-cell office:value-type="float" office:value="57.361935483870958" table:formula="of:=AVERAGE([.J3:.J33])" table:style-name="ce1">
            <text:p>57,36193548</text:p>
          </table:table-cell>
          <table:table-cell office:value-type="float" office:value="54.072903225806442" table:formula="of:=AVERAGE([.K3:.K33])" table:style-name="ce1">
            <text:p>54,07290323</text:p>
          </table:table-cell>
          <table:table-cell office:value-type="float" office:value="1358353.8064516129" table:formula="of:=AVERAGE([.L3:.L33])" table:style-name="ce1">
            <text:p>1358353,806</text:p>
          </table:table-cell>
          <table:table-cell office:value-type="float" office:value="60781.806451612902" table:formula="of:=AVERAGE([.M3:.M33])" table:style-name="ce1">
            <text:p>60781,80645</text:p>
          </table:table-cell>
          <table:table-cell office:value-type="float" office:value="86.470645161290307" table:formula="of:=AVERAGE([.N3:.N33])" table:style-name="ce1">
            <text:p>86,47064516</text:p>
          </table:table-cell>
          <table:table-cell office:value-type="float" office:value="83.082903225806433" table:formula="of:=AVERAGE([.O3:.O33])" table:style-name="ce1">
            <text:p>83,08290323</text:p>
          </table:table-cell>
          <table:table-cell office:value-type="float" office:value="1517480.4516129033" table:formula="of:=AVERAGE([.P3:.P33])" table:style-name="ce1">
            <text:p>1517480,452</text:p>
          </table:table-cell>
          <table:table-cell office:value-type="float" office:value="94632.290322580651" table:formula="of:=AVERAGE([.Q3:.Q33])" table:style-name="ce1">
            <text:p>94632,29032</text:p>
          </table:table-cell>
          <table:table-cell office:value-type="float" office:value="121.06161290322582" table:formula="of:=AVERAGE([.R3:.R33])" table:style-name="ce1">
            <text:p>121,0616129</text:p>
          </table:table-cell>
          <table:table-cell office:value-type="float" office:value="106.08064516129032" table:formula="of:=AVERAGE([.S3:.S33])" table:style-name="ce1">
            <text:p>106,0806452</text:p>
          </table:table-cell>
          <table:table-cell office:value-type="float" office:value="1714012.4516129033" table:formula="of:=AVERAGE([.T3:.T33])" table:style-name="ce1">
            <text:p>1714012,452</text:p>
          </table:table-cell>
          <table:table-cell office:value-type="float" office:value="78277.612903225803" table:formula="of:=AVERAGE([.U3:.U33])" table:style-name="ce1">
            <text:p>78277,6129</text:p>
          </table:table-cell>
          <table:table-cell office:value-type="float" office:value="127.05870967741936" table:formula="of:=AVERAGE([.V3:.V33])" table:style-name="ce1">
            <text:p>127,0587097</text:p>
          </table:table-cell>
          <table:table-cell office:value-type="float" office:value="109.11064516129035" table:formula="of:=AVERAGE([.W3:.W33])" table:style-name="ce1">
            <text:p>109,1106452</text:p>
          </table:table-cell>
          <table:table-cell office:value-type="float" office:value="1714012.4516129033" table:formula="of:=AVERAGE([.X3:.X33])" table:style-name="ce1">
            <text:p>1714012,452</text:p>
          </table:table-cell>
          <table:table-cell office:value-type="float" office:value="78277.612903225803" table:formula="of:=AVERAGE([.Y3:.Y33])" table:style-name="ce1">
            <text:p>78277,6129</text:p>
          </table:table-cell>
          <table:table-cell office:value-type="float" office:value="126.82548387096769" table:formula="of:=AVERAGE([.Z3:.Z33])" table:style-name="ce1">
            <text:p>126,8254839</text:p>
          </table:table-cell>
          <table:table-cell office:value-type="float" office:value="110.18999999999998" table:formula="of:=AVERAGE([.AA3:.AA33])" table:style-name="ce1">
            <text:p>110,19</text:p>
          </table:table-cell>
          <table:table-cell office:value-type="float" office:value="1714012.4516129033" table:formula="of:=AVERAGE([.AB3:.AB33])" table:style-name="ce1">
            <text:p>1714012,452</text:p>
          </table:table-cell>
          <table:table-cell office:value-type="float" office:value="78277.612903225803" table:formula="of:=AVERAGE([.AC3:.AC33])" table:style-name="ce1">
            <text:p>78277,6129</text:p>
          </table:table-cell>
          <table:table-cell office:value-type="float" office:value="91.573870967741939" table:formula="of:=AVERAGE([.AD3:.AD33])" table:style-name="ce1">
            <text:p>91,57387097</text:p>
          </table:table-cell>
          <table:table-cell office:value-type="float" office:value="88.208387096774189" table:formula="of:=AVERAGE([.AE3:.AE33])" table:style-name="ce1">
            <text:p>88,2083871</text:p>
          </table:table-cell>
          <table:table-cell office:value-type="float" office:value="1498084" table:formula="of:=AVERAGE([.AF3:.AF33])" table:style-name="ce1">
            <text:p>1498084</text:p>
          </table:table-cell>
          <table:table-cell office:value-type="float" office:value="102417.25806451614" table:formula="of:=AVERAGE([.AG3:.AG33])" table:style-name="ce1">
            <text:p>102417,2581</text:p>
          </table:table-cell>
          <table:table-cell office:value-type="float" office:value="90.115806451612926" table:formula="of:=AVERAGE([.AH3:.AH33])" table:style-name="ce1">
            <text:p>90,11580645</text:p>
          </table:table-cell>
          <table:table-cell office:value-type="float" office:value="86.583548387096783" table:formula="of:=AVERAGE([.AI3:.AI33])" table:style-name="ce1">
            <text:p>86,58354839</text:p>
          </table:table-cell>
          <table:table-cell office:value-type="float" office:value="1442243.2903225806" table:formula="of:=AVERAGE([.AJ3:.AJ33])" table:style-name="ce1">
            <text:p>1442243,29</text:p>
          </table:table-cell>
          <table:table-cell office:value-type="float" office:value="101750.06451612903" table:formula="of:=AVERAGE([.AK3:.AK33])" table:style-name="ce1">
            <text:p>101750,0645</text:p>
          </table:table-cell>
          <table:table-cell office:value-type="float" office:value="5.0790322580645144" table:formula="of:=AVERAGE([.AL3:.AL33])" table:style-name="ce1">
            <text:p>5,079032258</text:p>
          </table:table-cell>
          <table:table-cell office:value-type="float" office:value="1.7009677419354836" table:formula="of:=AVERAGE([.AM3:.AM33])" table:style-name="ce1">
            <text:p>1,700967742</text:p>
          </table:table-cell>
          <table:table-cell office:value-type="float" office:value="25883.612903225807" table:formula="of:=AVERAGE([.AN3:.AN33])" table:style-name="ce1">
            <text:p>25883,6129</text:p>
          </table:table-cell>
          <table:table-cell office:value-type="float" office:value="2313.9677419354839" table:formula="of:=AVERAGE([.AO3:.AO33])" table:style-name="ce2">
            <text:p>2313,967742</text:p>
          </table:table-cell>
          <table:table-cell office:value-type="float" office:value="5.7125806451612897" table:formula="of:=AVERAGE([.AP3:.AP33])" table:style-name="ce1">
            <text:p>5,712580645</text:p>
          </table:table-cell>
          <table:table-cell office:value-type="float" office:value="2.4003225806451631" table:formula="of:=AVERAGE([.AQ3:.AQ33])" table:style-name="ce1">
            <text:p>2,400322581</text:p>
          </table:table-cell>
          <table:table-cell office:value-type="float" office:value="30822.451612903227" table:formula="of:=AVERAGE([.AR3:.AR33])" table:style-name="ce1">
            <text:p>30822,45161</text:p>
          </table:table-cell>
          <table:table-cell office:value-type="float" office:value="3709.9354838709678" table:formula="of:=AVERAGE([.AS3:.AS33])" table:style-name="ce1">
            <text:p>3709,935484</text:p>
          </table:table-cell>
          <table:table-cell office:value-type="float" office:value="7.3093548387096785" table:formula="of:=AVERAGE([.AT3:.AT33])" table:style-name="ce1">
            <text:p>7,309354839</text:p>
          </table:table-cell>
          <table:table-cell office:value-type="float" office:value="3.966774193548388" table:formula="of:=AVERAGE([.AU3:.AU33])" table:style-name="ce1">
            <text:p>3,966774194</text:p>
          </table:table-cell>
          <table:table-cell office:value-type="float" office:value="42078.354838709674" table:formula="of:=AVERAGE([.AV3:.AV33])" table:style-name="ce1">
            <text:p>42078,35484</text:p>
          </table:table-cell>
          <table:table-cell office:value-type="float" office:value="6024.4838709677415" table:formula="of:=AVERAGE([.AW3:.AW33])" table:style-name="ce1">
            <text:p>6024,483871</text:p>
          </table:table-cell>
          <table:table-cell office:value-type="float" office:value="5.9490322580645163" table:formula="of:=AVERAGE([.AX3:.AX33])" table:style-name="ce1">
            <text:p>5,949032258</text:p>
          </table:table-cell>
          <table:table-cell office:value-type="float" office:value="2.5287096774193554" table:formula="of:=AVERAGE([.AY3:.AY33])" table:style-name="ce1">
            <text:p>2,528709677</text:p>
          </table:table-cell>
          <table:table-cell office:value-type="float" office:value="30956.612903225807" table:formula="of:=AVERAGE([.AZ3:.AZ33])" table:style-name="ce1">
            <text:p>30956,6129</text:p>
          </table:table-cell>
          <table:table-cell office:value-type="float" office:value="3781.3225806451615" table:formula="of:=AVERAGE([.BA3:.BA33])" table:style-name="ce1">
            <text:p>3781,322581</text:p>
          </table:table-cell>
          <table:table-cell office:value-type="float" office:value="6.046451612903228" table:formula="of:=AVERAGE([.BB3:.BB33])" table:style-name="ce1">
            <text:p>6,046451613</text:p>
          </table:table-cell>
          <table:table-cell office:value-type="float" office:value="2.7274193548387093" table:formula="of:=AVERAGE([.BC3:.BC33])" table:style-name="ce1">
            <text:p>2,727419355</text:p>
          </table:table-cell>
          <table:table-cell office:value-type="float" office:value="24971.645161290322" table:formula="of:=AVERAGE([.BD3:.BD33])" table:style-name="ce2">
            <text:p>24971,64516</text:p>
          </table:table-cell>
          <table:table-cell office:value-type="float" office:value="5932.5161290322585" table:formula="of:=AVERAGE([.BE3:.BE33])" table:style-name="ce1">
            <text:p>5932,516129</text:p>
          </table:table-cell>
          <table:table-cell office:value-type="float" office:value="3790.4367741935475" table:formula="of:=AVERAGE([.BF3:.BF33])" table:style-name="ce3">
            <text:p>3790,436774</text:p>
          </table:table-cell>
          <table:table-cell office:value-type="float" office:value="3787.3709677419351" table:formula="of:=AVERAGE([.BG3:.BG33])" table:style-name="ce3">
            <text:p>3787,370968</text:p>
          </table:table-cell>
          <table:table-cell office:value-type="float" office:value="38861650.354838707" table:formula="of:=AVERAGE([.BH3:.BH33])" table:style-name="ce3">
            <text:p>38861650,35</text:p>
          </table:table-cell>
          <table:table-cell office:value-type="float" office:value="2949576.8387096776" table:formula="of:=AVERAGE([.BI3:.BI33])" table:style-name="ce3">
            <text:p>2949576,839</text:p>
          </table:table-cell>
          <table:table-cell office:value-type="float" office:value="85.42741935483869" table:formula="of:=AVERAGE([.BJ3:.BJ33])" table:style-name="ce1">
            <text:p>85,42741935</text:p>
          </table:table-cell>
          <table:table-cell office:value-type="float" office:value="81.994516129032249" table:formula="of:=AVERAGE([.BK3:.BK33])" table:style-name="ce1">
            <text:p>81,99451613</text:p>
          </table:table-cell>
          <table:table-cell office:value-type="float" office:value="1393191.1935483871" table:formula="of:=AVERAGE([.BL3:.BL33])" table:style-name="ce1">
            <text:p>1393191,194</text:p>
          </table:table-cell>
          <table:table-cell office:value-type="float" office:value="92686" table:formula="of:=AVERAGE([.BM3:.BM33])" table:style-name="ce1">
            <text:p>92686</text:p>
          </table:table-cell>
          <table:table-cell office:value-type="float" office:value="123.53645161290324" table:formula="of:=AVERAGE([.BN3:.BN33])" table:style-name="ce1">
            <text:p>123,5364516</text:p>
          </table:table-cell>
          <table:table-cell office:value-type="float" office:value="108.88709677419355" table:formula="of:=AVERAGE([.BO3:.BO33])" table:style-name="ce1">
            <text:p>108,8870968</text:p>
          </table:table-cell>
          <table:table-cell office:value-type="float" office:value="1714012.4516129033" table:formula="of:=AVERAGE([.BP3:.BP33])" table:style-name="ce1">
            <text:p>1714012,452</text:p>
          </table:table-cell>
          <table:table-cell office:value-type="float" office:value="78277.612903225803" table:formula="of:=AVERAGE([.BQ3:.BQ33])" table:style-name="ce1">
            <text:p>78277,6129</text:p>
          </table:table-cell>
          <table:table-cell office:value-type="float" office:value="4.9532258064516155" table:formula="of:=AVERAGE([.BR3:.BR33])" table:style-name="ce2">
            <text:p>4,953225806</text:p>
          </table:table-cell>
          <table:table-cell office:value-type="float" office:value="1.6096774193548384" table:formula="of:=AVERAGE([.BS3:.BS33])" table:style-name="ce2">
            <text:p>1,609677419</text:p>
          </table:table-cell>
          <table:table-cell office:value-type="float" office:value="25883.612903225807" table:formula="of:=AVERAGE([.BT3:.BT33])" table:style-name="ce1">
            <text:p>25883,6129</text:p>
          </table:table-cell>
          <table:table-cell office:value-type="float" office:value="2313.9677419354839" table:formula="of:=AVERAGE([.BU3:.BU33])" table:style-name="ce2">
            <text:p>2313,967742</text:p>
          </table:table-cell>
          <table:table-cell office:value-type="float" office:value="91.111612903225833" table:formula="of:=AVERAGE([.BV3:.BV33])" table:style-name="ce1">
            <text:p>91,1116129</text:p>
          </table:table-cell>
          <table:table-cell office:value-type="float" office:value="87.661612903225858" table:formula="of:=AVERAGE([.BW3:.BW33])" table:style-name="ce1">
            <text:p>87,6616129</text:p>
          </table:table-cell>
          <table:table-cell office:value-type="float" office:value="1498084" table:formula="of:=AVERAGE([.BX3:.BX33])" table:style-name="ce1">
            <text:p>1498084</text:p>
          </table:table-cell>
          <table:table-cell office:value-type="float" office:value="102417.25806451614" table:formula="of:=AVERAGE([.BY3:.BY33])" table:style-name="ce1">
            <text:p>102417,2581</text:p>
          </table:table-cell>
          <table:table-cell office:value-type="float" office:value="77.856129032258096" table:formula="of:=AVERAGE([.BZ3:.BZ33])" table:style-name="ce1">
            <text:p>77,85612903</text:p>
          </table:table-cell>
          <table:table-cell office:value-type="float" office:value="74.530967741935484" table:formula="of:=AVERAGE([.CA3:.CA33])" table:style-name="ce1">
            <text:p>74,53096774</text:p>
          </table:table-cell>
          <table:table-cell office:value-type="float" office:value="1803787.0322580645" table:formula="of:=AVERAGE([.CB3:.CB33])" table:style-name="ce1">
            <text:p>1803787,032</text:p>
          </table:table-cell>
          <table:table-cell office:value-type="float" office:value="88620.677419354834" table:formula="of:=AVERAGE([.CC3:.CC33])" table:style-name="ce1">
            <text:p>88620,67742</text:p>
          </table:table-cell>
          <table:table-cell office:value-type="float" office:value="4.1170967741935476" table:formula="of:=AVERAGE([.CD3:.CD33])" table:style-name="ce1">
            <text:p>4,117096774</text:p>
          </table:table-cell>
          <table:table-cell office:value-type="float" office:value="0.93193548387096803" table:formula="of:=AVERAGE([.CE3:.CE33])" table:style-name="ce1">
            <text:p>0,931935484</text:p>
          </table:table-cell>
          <table:table-cell office:value-type="float" office:value="10675.612903225807" table:formula="of:=AVERAGE([.CF3:.CF33])" table:style-name="ce1">
            <text:p>10675,6129</text:p>
          </table:table-cell>
          <table:table-cell office:value-type="float" office:value="1353.258064516129" table:formula="of:=AVERAGE([.CG3:.CG33])" table:style-name="ce1">
            <text:p>1353,258065</text:p>
          </table:table-cell>
          <table:table-cell office:value-type="float" office:value="71.049354838709675" table:formula="of:=AVERAGE([.CH3:.CH33])" table:style-name="ce1">
            <text:p>71,04935484</text:p>
          </table:table-cell>
          <table:table-cell office:value-type="float" office:value="66.127096774193561" table:formula="of:=AVERAGE([.CI3:.CI33])" table:style-name="ce1">
            <text:p>66,12709677</text:p>
          </table:table-cell>
          <table:table-cell office:value-type="float" office:value="999567.43548387091" table:formula="of:=AVERAGE([.CJ3:.CJ33])" table:style-name="ce1">
            <text:p>999567,4355</text:p>
          </table:table-cell>
          <table:table-cell office:value-type="float" office:value="61858.080645161288" table:formula="of:=AVERAGE([.CK3:.CK33])" table:style-name="ce1">
            <text:p>61858,08065</text:p>
          </table:table-cell>
          <table:table-cell office:value-type="float" office:value="3799.7693548387092" table:formula="of:=AVERAGE([.CL3:.CL33])" table:style-name="ce1">
            <text:p>3799,769355</text:p>
          </table:table-cell>
          <table:table-cell office:value-type="float" office:value="3791.7016129032254" table:formula="of:=AVERAGE([.CM3:.CM33])" table:style-name="ce1">
            <text:p>3791,701613</text:p>
          </table:table-cell>
          <table:table-cell office:value-type="float" office:value="38886499.096774191" table:formula="of:=AVERAGE([.CN3:.CN33])" table:style-name="ce1">
            <text:p>38886499,1</text:p>
          </table:table-cell>
          <table:table-cell office:value-type="float" office:value="2954938.7096774192" table:formula="of:=AVERAGE([.CO3:.CO33])" table:style-name="ce1">
            <text:p>2954938,71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144.80007032315763" table:formula="of:=STDEV([.B3:.B33])" table:style-name="ce1">
            <text:p>144,8000703</text:p>
          </table:table-cell>
          <table:table-cell office:value-type="float" office:value="144.95593490837584" table:formula="of:=STDEV([.C3:.C33])" table:style-name="ce1">
            <text:p>144,9559349</text:p>
          </table:table-cell>
          <table:table-cell office:value-type="float" office:value="2017103.7910899352" table:formula="of:=STDEV([.D3:.D33])" table:style-name="ce1">
            <text:p>2017103,791</text:p>
          </table:table-cell>
          <table:table-cell office:value-type="float" office:value="191214.69273251834" table:formula="of:=STDEV([.E3:.E33])" table:style-name="ce1">
            <text:p>191214,6927</text:p>
          </table:table-cell>
          <table:table-cell office:value-type="float" office:value="257.18754624065741" table:formula="of:=STDEV([.F3:.F33])" table:style-name="ce1">
            <text:p>257,1875462</text:p>
          </table:table-cell>
          <table:table-cell office:value-type="float" office:value="257.36879087519361" table:formula="of:=STDEV([.G3:.G33])" table:style-name="ce1">
            <text:p>257,3687909</text:p>
          </table:table-cell>
          <table:table-cell office:value-type="float" office:value="3683581.3211709592" table:formula="of:=STDEV([.H3:.H33])" table:style-name="ce1">
            <text:p>3683581,321</text:p>
          </table:table-cell>
          <table:table-cell office:value-type="float" office:value="288549.07616015611" table:formula="of:=STDEV([.I3:.I33])" table:style-name="ce1">
            <text:p>288549,0762</text:p>
          </table:table-cell>
          <table:table-cell office:value-type="float" office:value="114.17281951554421" table:formula="of:=STDEV([.J3:.J33])" table:style-name="ce1">
            <text:p>114,1728195</text:p>
          </table:table-cell>
          <table:table-cell office:value-type="float" office:value="114.01518431605352" table:formula="of:=STDEV([.K3:.K33])" table:style-name="ce1">
            <text:p>114,0151843</text:p>
          </table:table-cell>
          <table:table-cell office:value-type="float" office:value="2975472.4031212749" table:formula="of:=STDEV([.L3:.L33])" table:style-name="ce1">
            <text:p>2975472,403</text:p>
          </table:table-cell>
          <table:table-cell office:value-type="float" office:value="125973.82187037099" table:formula="of:=STDEV([.M3:.M33])" table:style-name="ce1">
            <text:p>125973,8219</text:p>
          </table:table-cell>
          <table:table-cell office:value-type="float" office:value="258.02994234436551" table:formula="of:=STDEV([.N3:.N33])" table:style-name="ce1">
            <text:p>258,0299423</text:p>
          </table:table-cell>
          <table:table-cell office:value-type="float" office:value="258.2161893219652" table:formula="of:=STDEV([.O3:.O33])" table:style-name="ce1">
            <text:p>258,2161893</text:p>
          </table:table-cell>
          <table:table-cell office:value-type="float" office:value="3683581.3211709592" table:formula="of:=STDEV([.P3:.P33])" table:style-name="ce1">
            <text:p>3683581,321</text:p>
          </table:table-cell>
          <table:table-cell office:value-type="float" office:value="288549.07616015611" table:formula="of:=STDEV([.Q3:.Q33])" table:style-name="ce1">
            <text:p>288549,0762</text:p>
          </table:table-cell>
          <table:table-cell office:value-type="float" office:value="224.74730211353332" table:formula="of:=STDEV([.R3:.R33])" table:style-name="ce1">
            <text:p>224,7473021</text:p>
          </table:table-cell>
          <table:table-cell office:value-type="float" office:value="225.18168560720744" table:formula="of:=STDEV([.S3:.S33])" table:style-name="ce1">
            <text:p>225,1816856</text:p>
          </table:table-cell>
          <table:table-cell office:value-type="float" office:value="3665926.6752821342" table:formula="of:=STDEV([.T3:.T33])" table:style-name="ce1">
            <text:p>3665926,675</text:p>
          </table:table-cell>
          <table:table-cell office:value-type="float" office:value="166002.65866338354" table:formula="of:=STDEV([.U3:.U33])" table:style-name="ce1">
            <text:p>166002,6587</text:p>
          </table:table-cell>
          <table:table-cell office:value-type="float" office:value="234.2646693342374" table:formula="of:=STDEV([.V3:.V33])" table:style-name="ce1">
            <text:p>234,2646693</text:p>
          </table:table-cell>
          <table:table-cell office:value-type="float" office:value="234.46583458200587" table:formula="of:=STDEV([.W3:.W33])" table:style-name="ce1">
            <text:p>234,4658346</text:p>
          </table:table-cell>
          <table:table-cell office:value-type="float" office:value="3665926.6752821342" table:formula="of:=STDEV([.X3:.X33])" table:style-name="ce1">
            <text:p>3665926,675</text:p>
          </table:table-cell>
          <table:table-cell office:value-type="float" office:value="166002.65866338354" table:formula="of:=STDEV([.Y3:.Y33])" table:style-name="ce1">
            <text:p>166002,6587</text:p>
          </table:table-cell>
          <table:table-cell office:value-type="float" office:value="235.103356020832" table:formula="of:=STDEV([.Z3:.Z33])" table:style-name="ce1">
            <text:p>235,103356</text:p>
          </table:table-cell>
          <table:table-cell office:value-type="float" office:value="235.47918437376438" table:formula="of:=STDEV([.AA3:.AA33])" table:style-name="ce1">
            <text:p>235,4791844</text:p>
          </table:table-cell>
          <table:table-cell office:value-type="float" office:value="3665926.6752821342" table:formula="of:=STDEV([.AB3:.AB33])" table:style-name="ce1">
            <text:p>3665926,675</text:p>
          </table:table-cell>
          <table:table-cell office:value-type="float" office:value="166002.65866338354" table:formula="of:=STDEV([.AC3:.AC33])" table:style-name="ce1">
            <text:p>166002,6587</text:p>
          </table:table-cell>
          <table:table-cell office:value-type="float" office:value="242.32778848325009" table:formula="of:=STDEV([.AD3:.AD33])" table:style-name="ce1">
            <text:p>242,3277885</text:p>
          </table:table-cell>
          <table:table-cell office:value-type="float" office:value="242.47058920065297" table:formula="of:=STDEV([.AE3:.AE33])" table:style-name="ce1">
            <text:p>242,4705892</text:p>
          </table:table-cell>
          <table:table-cell office:value-type="float" office:value="3151513.0257367389" table:formula="of:=STDEV([.AF3:.AF33])" table:style-name="ce1">
            <text:p>3151513,026</text:p>
          </table:table-cell>
          <table:table-cell office:value-type="float" office:value="287959.56103915791" table:formula="of:=STDEV([.AG3:.AG33])" table:style-name="ce1">
            <text:p>287959,561</text:p>
          </table:table-cell>
          <table:table-cell office:value-type="float" office:value="240.09406903370453" table:formula="of:=STDEV([.AH3:.AH33])" table:style-name="ce1">
            <text:p>240,094069</text:p>
          </table:table-cell>
          <table:table-cell office:value-type="float" office:value="240.26317421455977" table:formula="of:=STDEV([.AI3:.AI33])" table:style-name="ce1">
            <text:p>240,2631742</text:p>
          </table:table-cell>
          <table:table-cell office:value-type="float" office:value="3013240.9277672791" table:formula="of:=STDEV([.AJ3:.AJ33])" table:style-name="ce1">
            <text:p>3013240,928</text:p>
          </table:table-cell>
          <table:table-cell office:value-type="float" office:value="287897.17206332949" table:formula="of:=STDEV([.AK3:.AK33])" table:style-name="ce1">
            <text:p>287897,1721</text:p>
          </table:table-cell>
          <table:table-cell office:value-type="float" office:value="3.6778674571357355" table:formula="of:=STDEV([.AL3:.AL33])" table:style-name="ce2">
            <text:p>3,677867457</text:p>
          </table:table-cell>
          <table:table-cell office:value-type="float" office:value="2.4111330045419312" table:formula="of:=STDEV([.AM3:.AM33])" table:style-name="ce1">
            <text:p>2,411133005</text:p>
          </table:table-cell>
          <table:table-cell office:value-type="float" office:value="30985.817570492276" table:formula="of:=STDEV([.AN3:.AN33])" table:style-name="ce2">
            <text:p>30985,81757</text:p>
          </table:table-cell>
          <table:table-cell office:value-type="float" office:value="3688.5654255990544" table:formula="of:=STDEV([.AO3:.AO33])" table:style-name="ce2">
            <text:p>3688,565426</text:p>
          </table:table-cell>
          <table:table-cell office:value-type="float" office:value="4.8235235860257015" table:formula="of:=STDEV([.AP3:.AP33])" table:style-name="ce1">
            <text:p>4,823523586</text:p>
          </table:table-cell>
          <table:table-cell office:value-type="float" office:value="4.1807794200531276" table:formula="of:=STDEV([.AQ3:.AQ33])" table:style-name="ce1">
            <text:p>4,18077942</text:p>
          </table:table-cell>
          <table:table-cell office:value-type="float" office:value="42954.316929996457" table:formula="of:=STDEV([.AR3:.AR33])" table:style-name="ce1">
            <text:p>42954,31693</text:p>
          </table:table-cell>
          <table:table-cell office:value-type="float" office:value="7753.9858779661781" table:formula="of:=STDEV([.AS3:.AS33])" table:style-name="ce1">
            <text:p>7753,985878</text:p>
          </table:table-cell>
          <table:table-cell office:value-type="float" office:value="7.0903864189402581" table:formula="of:=STDEV([.AT3:.AT33])" table:style-name="ce1">
            <text:p>7,090386419</text:p>
          </table:table-cell>
          <table:table-cell office:value-type="float" office:value="6.9913033534989131" table:formula="of:=STDEV([.AU3:.AU33])" table:style-name="ce1">
            <text:p>6,991303353</text:p>
          </table:table-cell>
          <table:table-cell office:value-type="float" office:value="52501.686417706864" table:formula="of:=STDEV([.AV3:.AV33])" table:style-name="ce1">
            <text:p>52501,68642</text:p>
          </table:table-cell>
          <table:table-cell office:value-type="float" office:value="11379.965456511625" table:formula="of:=STDEV([.AW3:.AW33])" table:style-name="ce1">
            <text:p>11379,96546</text:p>
          </table:table-cell>
          <table:table-cell office:value-type="float" office:value="5.4499390546064577" table:formula="of:=STDEV([.AX3:.AX33])" table:style-name="ce1">
            <text:p>5,449939055</text:p>
          </table:table-cell>
          <table:table-cell office:value-type="float" office:value="4.7721803136759773" table:formula="of:=STDEV([.AY3:.AY33])" table:style-name="ce1">
            <text:p>4,772180314</text:p>
          </table:table-cell>
          <table:table-cell office:value-type="float" office:value="38412.708178134155" table:formula="of:=STDEV([.AZ3:.AZ33])" table:style-name="ce1">
            <text:p>38412,70818</text:p>
          </table:table-cell>
          <table:table-cell office:value-type="float" office:value="6410.162022846207" table:formula="of:=STDEV([.BA3:.BA33])" table:style-name="ce1">
            <text:p>6410,162023</text:p>
          </table:table-cell>
          <table:table-cell office:value-type="float" office:value="6.423449513767034" table:formula="of:=STDEV([.BB3:.BB33])" table:style-name="ce1">
            <text:p>6,423449514</text:p>
          </table:table-cell>
          <table:table-cell office:value-type="float" office:value="6.3134570391304816" table:formula="of:=STDEV([.BC3:.BC33])" table:style-name="ce1">
            <text:p>6,313457039</text:p>
          </table:table-cell>
          <table:table-cell office:value-type="float" office:value="37009.222893353115" table:formula="of:=STDEV([.BD3:.BD33])" table:style-name="ce1">
            <text:p>37009,22289</text:p>
          </table:table-cell>
          <table:table-cell office:value-type="float" office:value="14491.807427810072" table:formula="of:=STDEV([.BE3:.BE33])" table:style-name="ce1">
            <text:p>14491,80743</text:p>
          </table:table-cell>
          <table:table-cell office:value-type="float" office:value="6625.1811145147258" table:formula="of:=STDEV([.BF3:.BF33])" table:style-name="ce3">
            <text:p>6625,181115</text:p>
          </table:table-cell>
          <table:table-cell office:value-type="float" office:value="6625.9445366128011" table:formula="of:=STDEV([.BG3:.BG33])" table:style-name="ce3">
            <text:p>6625,944537</text:p>
          </table:table-cell>
          <table:table-cell office:value-type="float" office:value="78056777.476837814" table:formula="of:=STDEV([.BH3:.BH33])" table:style-name="ce3">
            <text:p>78056777,48</text:p>
          </table:table-cell>
          <table:table-cell office:value-type="float" office:value="4517625.2626339216" table:formula="of:=STDEV([.BI3:.BI33])" table:style-name="ce3">
            <text:p>4517625,263</text:p>
          </table:table-cell>
          <table:table-cell office:value-type="float" office:value="230.40197513574316" table:formula="of:=STDEV([.BJ3:.BJ33])" table:style-name="ce1">
            <text:p>230,4019751</text:p>
          </table:table-cell>
          <table:table-cell office:value-type="float" office:value="230.57645521372024" table:formula="of:=STDEV([.BK3:.BK33])" table:style-name="ce1">
            <text:p>230,5764552</text:p>
          </table:table-cell>
          <table:table-cell office:value-type="float" office:value="2992603.4401266668" table:formula="of:=STDEV([.BL3:.BL33])" table:style-name="ce1">
            <text:p>2992603,44</text:p>
          </table:table-cell>
          <table:table-cell office:value-type="float" office:value="266053.24643762573" table:formula="of:=STDEV([.BM3:.BM33])" table:style-name="ce1">
            <text:p>266053,2464</text:p>
          </table:table-cell>
          <table:table-cell office:value-type="float" office:value="230.5988024766302" table:formula="of:=STDEV([.BN3:.BN33])" table:style-name="ce1">
            <text:p>230,5988025</text:p>
          </table:table-cell>
          <table:table-cell office:value-type="float" office:value="230.99797814690277" table:formula="of:=STDEV([.BO3:.BO33])" table:style-name="ce1">
            <text:p>230,9979781</text:p>
          </table:table-cell>
          <table:table-cell office:value-type="float" office:value="3665926.6752821342" table:formula="of:=STDEV([.BP3:.BP33])" table:style-name="ce1">
            <text:p>3665926,675</text:p>
          </table:table-cell>
          <table:table-cell office:value-type="float" office:value="166002.65866338354" table:formula="of:=STDEV([.BQ3:.BQ33])" table:style-name="ce1">
            <text:p>166002,6587</text:p>
          </table:table-cell>
          <table:table-cell office:value-type="float" office:value="3.70959421599072" table:formula="of:=STDEV([.BR3:.BR33])" table:style-name="ce1">
            <text:p>3,709594216</text:p>
          </table:table-cell>
          <table:table-cell office:value-type="float" office:value="2.2801352063287363" table:formula="of:=STDEV([.BS3:.BS33])" table:style-name="ce2">
            <text:p>2,280135206</text:p>
          </table:table-cell>
          <table:table-cell office:value-type="float" office:value="30985.817570492276" table:formula="of:=STDEV([.BT3:.BT33])" table:style-name="ce2">
            <text:p>30985,81757</text:p>
          </table:table-cell>
          <table:table-cell office:value-type="float" office:value="3688.5654255990544" table:formula="of:=STDEV([.BU3:.BU33])" table:style-name="ce2">
            <text:p>3688,565426</text:p>
          </table:table-cell>
          <table:table-cell office:value-type="float" office:value="234.47803708232144" table:formula="of:=STDEV([.BV3:.BV33])" table:style-name="ce1">
            <text:p>234,4780371</text:p>
          </table:table-cell>
          <table:table-cell office:value-type="float" office:value="234.60727174147536" table:formula="of:=STDEV([.BW3:.BW33])" table:style-name="ce1">
            <text:p>234,6072717</text:p>
          </table:table-cell>
          <table:table-cell office:value-type="float" office:value="3151513.0257367389" table:formula="of:=STDEV([.BX3:.BX33])" table:style-name="ce1">
            <text:p>3151513,026</text:p>
          </table:table-cell>
          <table:table-cell office:value-type="float" office:value="287959.56103915791" table:formula="of:=STDEV([.BY3:.BY33])" table:style-name="ce1">
            <text:p>287959,561</text:p>
          </table:table-cell>
          <table:table-cell office:value-type="float" office:value="161.13825309709296" table:formula="of:=STDEV([.BZ3:.BZ33])" table:style-name="ce1">
            <text:p>161,1382531</text:p>
          </table:table-cell>
          <table:table-cell office:value-type="float" office:value="161.25073309094006" table:formula="of:=STDEV([.CA3:.CA33])" table:style-name="ce1">
            <text:p>161,2507331</text:p>
          </table:table-cell>
          <table:table-cell office:value-type="float" office:value="3633608.8903859803" table:formula="of:=STDEV([.CB3:.CB33])" table:style-name="ce1">
            <text:p>3633608,89</text:p>
          </table:table-cell>
          <table:table-cell office:value-type="float" office:value="196698.79849376934" table:formula="of:=STDEV([.CC3:.CC33])" table:style-name="ce1">
            <text:p>196698,7985</text:p>
          </table:table-cell>
          <table:table-cell office:value-type="float" office:value="3.3273374676542673" table:formula="of:=STDEV([.CD3:.CD33])" table:style-name="ce1">
            <text:p>3,327337468</text:p>
          </table:table-cell>
          <table:table-cell office:value-type="float" office:value="2.2308554702248768" table:formula="of:=STDEV([.CE3:.CE33])" table:style-name="ce1">
            <text:p>2,23085547</text:p>
          </table:table-cell>
          <table:table-cell office:value-type="float" office:value="19113.206425013082" table:formula="of:=STDEV([.CF3:.CF33])" table:style-name="ce1">
            <text:p>19113,20643</text:p>
          </table:table-cell>
          <table:table-cell office:value-type="float" office:value="3110.9966459613543" table:formula="of:=STDEV([.CG3:.CG33])" table:style-name="ce1">
            <text:p>3110,996646</text:p>
          </table:table-cell>
          <table:table-cell office:value-type="float" office:value="186.59178149435357" table:formula="of:=STDEV([.CH3:.CH33])" table:style-name="ce1">
            <text:p>186,5917815</text:p>
          </table:table-cell>
          <table:table-cell office:value-type="float" office:value="186.23550169419985" table:formula="of:=STDEV([.CI3:.CI33])" table:style-name="ce1">
            <text:p>186,2355017</text:p>
          </table:table-cell>
          <table:table-cell office:value-type="float" office:value="2254301.8039317951" table:formula="of:=STDEV([.CJ3:.CJ33])" table:style-name="ce1">
            <text:p>2254301,804</text:p>
          </table:table-cell>
          <table:table-cell office:value-type="float" office:value="155210.84478884932" table:formula="of:=STDEV([.CK3:.CK33])" table:style-name="ce1">
            <text:p>155210,8448</text:p>
          </table:table-cell>
          <table:table-cell office:value-type="float" office:value="6619.7478202173916" table:formula="of:=STDEV([.CL3:.CL33])" table:style-name="ce1">
            <text:p>6619,74782</text:p>
          </table:table-cell>
          <table:table-cell office:value-type="float" office:value="6623.4383650800264" table:formula="of:=STDEV([.CM3:.CM33])" table:style-name="ce1">
            <text:p>6623,438365</text:p>
          </table:table-cell>
          <table:table-cell office:value-type="float" office:value="78044115.331363395" table:formula="of:=STDEV([.CN3:.CN33])" table:style-name="ce1">
            <text:p>78044115,33</text:p>
          </table:table-cell>
          <table:table-cell office:value-type="float" office:value="4514143.4451760845" table:formula="of:=STDEV([.CO3:.CO33])" table:style-name="ce1">
            <text:p>4514143,445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845.78352183049788" table:formula="of:=SUM(([.B3:.B33]-[.$CD3:.$CD33])^2)^0.5" table:number-matrix-columns-spanned="1" table:number-matrix-rows-spanned="1" table:style-name="ce1">
            <text:p>845,7835218</text:p>
          </table:table-cell>
          <table:table-cell office:value-type="float" office:value="845.66763388461311" table:formula="of:=SUM(([.C3:.C33]-[.$CE3:.$CE33])^2)^0.5" table:number-matrix-columns-spanned="1" table:number-matrix-rows-spanned="1" table:style-name="ce1">
            <text:p>845,6676339</text:p>
          </table:table-cell>
          <table:table-cell office:value-type="float" office:value="12363703.48319653" table:formula="of:=SUM(([.D3:.D33]-[.$CF3:.$CF33])^2)^0.5" table:number-matrix-columns-spanned="1" table:number-matrix-rows-spanned="1" table:style-name="ce1">
            <text:p>12363703,48</text:p>
          </table:table-cell>
          <table:table-cell office:value-type="float" office:value="1117156.9918834148" table:formula="of:=SUM(([.E3:.E33]-[.$CG3:.$CG33])^2)^0.5" table:number-matrix-columns-spanned="1" table:number-matrix-rows-spanned="1" table:style-name="ce1">
            <text:p>1117156,992</text:p>
          </table:table-cell>
          <table:table-cell office:value-type="float" office:value="1478.4298756451046" table:formula="of:=SUM(([.F3:.F33]-[.$CD3:.$CD33])^2)^0.5" table:number-matrix-columns-spanned="1" table:number-matrix-rows-spanned="1" table:style-name="ce1">
            <text:p>1478,429876</text:p>
          </table:table-cell>
          <table:table-cell office:value-type="float" office:value="1478.3536378688286" table:formula="of:=SUM(([.G3:.G33]-[.$CE3:.$CE33])^2)^0.5" table:number-matrix-columns-spanned="1" table:number-matrix-rows-spanned="1" table:style-name="ce1">
            <text:p>1478,353638</text:p>
          </table:table-cell>
          <table:table-cell office:value-type="float" office:value="21814564.943370793" table:formula="of:=SUM(([.H3:.H33]-[.$CF3:.$CF33])^2)^0.5" table:number-matrix-columns-spanned="1" table:number-matrix-rows-spanned="1" table:style-name="ce1">
            <text:p>21814564,94</text:p>
          </table:table-cell>
          <table:table-cell office:value-type="float" office:value="1655708.4872307684" table:formula="of:=SUM(([.I3:.I33]-[.$CG3:.$CG33])^2)^0.5" table:number-matrix-columns-spanned="1" table:number-matrix-rows-spanned="1" table:style-name="ce1">
            <text:p>1655708,487</text:p>
          </table:table-cell>
          <table:table-cell office:value-type="float" office:value="682.57398741821396" table:formula="of:=SUM(([.J3:.J33]-[.$CD3:.$CD33])^2)^0.5" table:number-matrix-columns-spanned="1" table:number-matrix-rows-spanned="1" table:style-name="ce1">
            <text:p>682,5739874</text:p>
          </table:table-cell>
          <table:table-cell office:value-type="float" office:value="682.09526512064269" table:formula="of:=SUM(([.K3:.K33]-[.$CE3:.$CE33])^2)^0.5" table:number-matrix-columns-spanned="1" table:number-matrix-rows-spanned="1" table:style-name="ce1">
            <text:p>682,0952651</text:p>
          </table:table-cell>
          <table:table-cell office:value-type="float" office:value="17912263.77874656" table:formula="of:=SUM(([.L3:.L33]-[.$CF3:.$CF33])^2)^0.5" table:number-matrix-columns-spanned="1" table:number-matrix-rows-spanned="1" table:style-name="ce1">
            <text:p>17912263,78</text:p>
          </table:table-cell>
          <table:table-cell office:value-type="float" office:value="752805.20784795319" table:formula="of:=SUM(([.M3:.M33]-[.$CG3:.$CG33])^2)^0.5" table:number-matrix-columns-spanned="1" table:number-matrix-rows-spanned="1" table:style-name="ce1">
            <text:p>752805,2078</text:p>
          </table:table-cell>
          <table:table-cell office:value-type="float" office:value="1481.0127500463998" table:formula="of:=SUM(([.N3:.N33]-[.$CD3:.$CD33])^2)^0.5" table:number-matrix-columns-spanned="1" table:number-matrix-rows-spanned="1" table:style-name="ce1">
            <text:p>1481,01275</text:p>
          </table:table-cell>
          <table:table-cell office:value-type="float" office:value="1480.731453032588" table:formula="of:=SUM(([.O3:.O33]-[.$CE3:.$CE33])^2)^0.5" table:number-matrix-columns-spanned="1" table:number-matrix-rows-spanned="1" table:style-name="ce1">
            <text:p>1480,731453</text:p>
          </table:table-cell>
          <table:table-cell office:value-type="float" office:value="21814564.943370793" table:formula="of:=SUM(([.P3:.P33]-[.$CF3:.$CF33])^2)^0.5" table:number-matrix-columns-spanned="1" table:number-matrix-rows-spanned="1" table:style-name="ce1">
            <text:p>21814564,94</text:p>
          </table:table-cell>
          <table:table-cell office:value-type="float" office:value="1655708.4872307684" table:formula="of:=SUM(([.Q3:.Q33]-[.$CG3:.$CG33])^2)^0.5" table:number-matrix-columns-spanned="1" table:number-matrix-rows-spanned="1" table:style-name="ce1">
            <text:p>1655708,487</text:p>
          </table:table-cell>
          <table:table-cell office:value-type="float" office:value="1384.8431053372074" table:formula="of:=SUM(([.R3:.R33]-[.$CD3:.$CD33])^2)^0.5" table:number-matrix-columns-spanned="1" table:number-matrix-rows-spanned="1" table:style-name="ce1">
            <text:p>1384,843105</text:p>
          </table:table-cell>
          <table:table-cell office:value-type="float" office:value="1357.5751110343767" table:formula="of:=SUM(([.S3:.S33]-[.$CE3:.$CE33])^2)^0.5" table:number-matrix-columns-spanned="1" table:number-matrix-rows-spanned="1" table:style-name="ce1">
            <text:p>1357,575111</text:p>
          </table:table-cell>
          <table:table-cell office:value-type="float" office:value="22175696.850813504" table:formula="of:=SUM(([.T3:.T33]-[.$CF3:.$CF33])^2)^0.5" table:number-matrix-columns-spanned="1" table:number-matrix-rows-spanned="1" table:style-name="ce1">
            <text:p>22175696,85</text:p>
          </table:table-cell>
          <table:table-cell office:value-type="float" office:value="994709.8821359924" table:formula="of:=SUM(([.U3:.U33]-[.$CG3:.$CG33])^2)^0.5" table:number-matrix-columns-spanned="1" table:number-matrix-rows-spanned="1" table:style-name="ce1">
            <text:p>994709,8821</text:p>
          </table:table-cell>
          <table:table-cell office:value-type="float" office:value="1446.3224705092568" table:formula="of:=SUM(([.V3:.V33]-[.$CD3:.$CD33])^2)^0.5" table:number-matrix-columns-spanned="1" table:number-matrix-rows-spanned="1" table:style-name="ce1">
            <text:p>1446,322471</text:p>
          </table:table-cell>
          <table:table-cell office:value-type="float" office:value="1410.6716596713779" table:formula="of:=SUM(([.W3:.W33]-[.$CE3:.$CE33])^2)^0.5" table:number-matrix-columns-spanned="1" table:number-matrix-rows-spanned="1" table:style-name="ce1">
            <text:p>1410,67166</text:p>
          </table:table-cell>
          <table:table-cell office:value-type="float" office:value="22175696.850813504" table:formula="of:=SUM(([.X3:.X33]-[.$CF3:.$CF33])^2)^0.5" table:number-matrix-columns-spanned="1" table:number-matrix-rows-spanned="1" table:style-name="ce1">
            <text:p>22175696,85</text:p>
          </table:table-cell>
          <table:table-cell office:value-type="float" office:value="994709.8821359924" table:formula="of:=SUM(([.Y3:.Y33]-[.$CG3:.$CG33])^2)^0.5" table:number-matrix-columns-spanned="1" table:number-matrix-rows-spanned="1" table:style-name="ce1">
            <text:p>994709,8821</text:p>
          </table:table-cell>
          <table:table-cell office:value-type="float" office:value="1449.9264462033927" table:formula="of:=SUM(([.Z3:.Z33]-[.$CD3:.$CD33])^2)^0.5" table:number-matrix-columns-spanned="1" table:number-matrix-rows-spanned="1" table:style-name="ce1">
            <text:p>1449,926446</text:p>
          </table:table-cell>
          <table:table-cell office:value-type="float" office:value="1418.2913126716951" table:formula="of:=SUM(([.AA3:.AA33]-[.$CE3:.$CE33])^2)^0.5" table:number-matrix-columns-spanned="1" table:number-matrix-rows-spanned="1" table:style-name="ce1">
            <text:p>1418,291313</text:p>
          </table:table-cell>
          <table:table-cell office:value-type="float" office:value="22175696.850813504" table:formula="of:=SUM(([.AB3:.AB33]-[.$CF3:.$CF33])^2)^0.5" table:number-matrix-columns-spanned="1" table:number-matrix-rows-spanned="1" table:style-name="ce1">
            <text:p>22175696,85</text:p>
          </table:table-cell>
          <table:table-cell office:value-type="float" office:value="994709.8821359924" table:formula="of:=SUM(([.AC3:.AC33]-[.$CG3:.$CG33])^2)^0.5" table:number-matrix-columns-spanned="1" table:number-matrix-rows-spanned="1" table:style-name="ce1">
            <text:p>994709,8821</text:p>
          </table:table-cell>
          <table:table-cell office:value-type="float" office:value="1406.2486884616108" table:formula="of:=SUM(([.AD3:.AD33]-[.$CD3:.$CD33])^2)^0.5" table:number-matrix-columns-spanned="1" table:number-matrix-rows-spanned="1" table:style-name="ce1">
            <text:p>1406,248688</text:p>
          </table:table-cell>
          <table:table-cell office:value-type="float" office:value="1405.8765951889234" table:formula="of:=SUM(([.AE3:.AE33]-[.$CE3:.$CE33])^2)^0.5" table:number-matrix-columns-spanned="1" table:number-matrix-rows-spanned="1" table:style-name="ce1">
            <text:p>1405,876595</text:p>
          </table:table-cell>
          <table:table-cell office:value-type="float" office:value="19097331.899960108" table:formula="of:=SUM(([.AF3:.AF33]-[.$CF3:.$CF33])^2)^0.5" table:number-matrix-columns-spanned="1" table:number-matrix-rows-spanned="1" table:style-name="ce1">
            <text:p>19097331,9</text:p>
          </table:table-cell>
          <table:table-cell office:value-type="float" office:value="1663579.9333100889" table:formula="of:=SUM(([.AG3:.AG33]-[.$CG3:.$CG33])^2)^0.5" table:number-matrix-columns-spanned="1" table:number-matrix-rows-spanned="1" table:style-name="ce1">
            <text:p>1663579,933</text:p>
          </table:table-cell>
          <table:table-cell office:value-type="float" office:value="1391.9656334838157" table:formula="of:=SUM(([.AH3:.AH33]-[.$CD3:.$CD33])^2)^0.5" table:number-matrix-columns-spanned="1" table:number-matrix-rows-spanned="1" table:style-name="ce1">
            <text:p>1391,965633</text:p>
          </table:table-cell>
          <table:table-cell office:value-type="float" office:value="1391.3963153609398" table:formula="of:=SUM(([.AI3:.AI33]-[.$CE3:.$CE33])^2)^0.5" table:number-matrix-columns-spanned="1" table:number-matrix-rows-spanned="1" table:style-name="ce1">
            <text:p>1391,396315</text:p>
          </table:table-cell>
          <table:table-cell office:value-type="float" office:value="18279073.313425548" table:formula="of:=SUM(([.AJ3:.AJ33]-[.$CF3:.$CF33])^2)^0.5" table:number-matrix-columns-spanned="1" table:number-matrix-rows-spanned="1" table:style-name="ce1">
            <text:p>18279073,31</text:p>
          </table:table-cell>
          <table:table-cell office:value-type="float" office:value="1662032.4314155246" table:formula="of:=SUM(([.AK3:.AK33]-[.$CG3:.$CG33])^2)^0.5" table:number-matrix-columns-spanned="1" table:number-matrix-rows-spanned="1" table:style-name="ce1">
            <text:p>1662032,431</text:p>
          </table:table-cell>
          <table:table-cell office:value-type="float" office:value="7.1600837983923062" table:formula="of:=SUM(([.AL3:.AL33]-[.$CD3:.$CD33])^2)^0.5" table:number-matrix-columns-spanned="1" table:number-matrix-rows-spanned="1" table:style-name="ce1">
            <text:p>7,160083798</text:p>
          </table:table-cell>
          <table:table-cell office:value-type="float" office:value="6.1036382592679921" table:formula="of:=SUM(([.AM3:.AM33]-[.$CE3:.$CE33])^2)^0.5" table:number-matrix-columns-spanned="1" table:number-matrix-rows-spanned="1" table:style-name="ce1">
            <text:p>6,103638259</text:p>
          </table:table-cell>
          <table:table-cell office:value-type="float" office:value="133276.88229396724" table:formula="of:=SUM(([.AN3:.AN33]-[.$CF3:.$CF33])^2)^0.5" table:number-matrix-columns-spanned="1" table:number-matrix-rows-spanned="1" table:style-name="ce2">
            <text:p>133276,8823</text:p>
          </table:table-cell>
          <table:table-cell office:value-type="float" office:value="11631.305429744332" table:formula="of:=SUM(([.AO3:.AO33]-[.$CG3:.$CG33])^2)^0.5" table:number-matrix-columns-spanned="1" table:number-matrix-rows-spanned="1" table:style-name="ce2">
            <text:p>11631,30543</text:p>
          </table:table-cell>
          <table:table-cell office:value-type="float" office:value="16.623020182866892" table:formula="of:=SUM(([.AP3:.AP33]-[.$CD3:.$CD33])^2)^0.5" table:number-matrix-columns-spanned="1" table:number-matrix-rows-spanned="1" table:style-name="ce1">
            <text:p>16,62302018</text:p>
          </table:table-cell>
          <table:table-cell office:value-type="float" office:value="16.188736825336314" table:formula="of:=SUM(([.AQ3:.AQ33]-[.$CE3:.$CE33])^2)^0.5" table:number-matrix-columns-spanned="1" table:number-matrix-rows-spanned="1" table:style-name="ce1">
            <text:p>16,18873683</text:p>
          </table:table-cell>
          <table:table-cell office:value-type="float" office:value="191034.49225205378" table:formula="of:=SUM(([.AR3:.AR33]-[.$CF3:.$CF33])^2)^0.5" table:number-matrix-columns-spanned="1" table:number-matrix-rows-spanned="1" table:style-name="ce1">
            <text:p>191034,4923</text:p>
          </table:table-cell>
          <table:table-cell office:value-type="float" office:value="37610.614126865839" table:formula="of:=SUM(([.AS3:.AS33]-[.$CG3:.$CG33])^2)^0.5" table:number-matrix-columns-spanned="1" table:number-matrix-rows-spanned="1" table:style-name="ce1">
            <text:p>37610,61413</text:p>
          </table:table-cell>
          <table:table-cell office:value-type="float" office:value="34.822013152602196" table:formula="of:=SUM(([.AT3:.AT33]-[.$CD3:.$CD33])^2)^0.5" table:number-matrix-columns-spanned="1" table:number-matrix-rows-spanned="1" table:style-name="ce1">
            <text:p>34,82201315</text:p>
          </table:table-cell>
          <table:table-cell office:value-type="float" office:value="34.597291801526893" table:formula="of:=SUM(([.AU3:.AU33]-[.$CE3:.$CE33])^2)^0.5" table:number-matrix-columns-spanned="1" table:number-matrix-rows-spanned="1" table:style-name="ce1">
            <text:p>34,5972918</text:p>
          </table:table-cell>
          <table:table-cell office:value-type="float" office:value="279299.08426452102" table:formula="of:=SUM(([.AV3:.AV33]-[.$CF3:.$CF33])^2)^0.5" table:number-matrix-columns-spanned="1" table:number-matrix-rows-spanned="1" table:style-name="ce1">
            <text:p>279299,0843</text:p>
          </table:table-cell>
          <table:table-cell office:value-type="float" office:value="57165.736398650544" table:formula="of:=SUM(([.AW3:.AW33]-[.$CG3:.$CG33])^2)^0.5" table:number-matrix-columns-spanned="1" table:number-matrix-rows-spanned="1" table:style-name="ce1">
            <text:p>57165,7364</text:p>
          </table:table-cell>
          <table:table-cell office:value-type="float" office:value="18.214414621392585" table:formula="of:=SUM(([.AX3:.AX33]-[.$CD3:.$CD33])^2)^0.5" table:number-matrix-columns-spanned="1" table:number-matrix-rows-spanned="1" table:style-name="ce1">
            <text:p>18,21441462</text:p>
          </table:table-cell>
          <table:table-cell office:value-type="float" office:value="17.131742468295517" table:formula="of:=SUM(([.AY3:.AY33]-[.$CE3:.$CE33])^2)^0.5" table:number-matrix-columns-spanned="1" table:number-matrix-rows-spanned="1" table:style-name="ce1">
            <text:p>17,13174247</text:p>
          </table:table-cell>
          <table:table-cell office:value-type="float" office:value="168605.96216326396" table:formula="of:=SUM(([.AZ3:.AZ33]-[.$CF3:.$CF33])^2)^0.5" table:number-matrix-columns-spanned="1" table:number-matrix-rows-spanned="1" table:style-name="ce1">
            <text:p>168605,9622</text:p>
          </table:table-cell>
          <table:table-cell office:value-type="float" office:value="25134.864551057362" table:formula="of:=SUM(([.BA3:.BA33]-[.$CG3:.$CG33])^2)^0.5" table:number-matrix-columns-spanned="1" table:number-matrix-rows-spanned="1" table:style-name="ce1">
            <text:p>25134,86455</text:p>
          </table:table-cell>
          <table:table-cell office:value-type="float" office:value="28.902551790456155" table:formula="of:=SUM(([.BB3:.BB33]-[.$CD3:.$CD33])^2)^0.5" table:number-matrix-columns-spanned="1" table:number-matrix-rows-spanned="1" table:style-name="ce1">
            <text:p>28,90255179</text:p>
          </table:table-cell>
          <table:table-cell office:value-type="float" office:value="28.710719252571849" table:formula="of:=SUM(([.BC3:.BC33]-[.$CE3:.$CE33])^2)^0.5" table:number-matrix-columns-spanned="1" table:number-matrix-rows-spanned="1" table:style-name="ce1">
            <text:p>28,71071925</text:p>
          </table:table-cell>
          <table:table-cell office:value-type="float" office:value="196887.20157745146" table:formula="of:=SUM(([.BD3:.BD33]-[.$CF3:.$CF33])^2)^0.5" table:number-matrix-columns-spanned="1" table:number-matrix-rows-spanned="1" table:style-name="ce1">
            <text:p>196887,2016</text:p>
          </table:table-cell>
          <table:table-cell office:value-type="float" office:value="76052.276422208422" table:formula="of:=SUM(([.BE3:.BE33]-[.$CG3:.$CG33])^2)^0.5" table:number-matrix-columns-spanned="1" table:number-matrix-rows-spanned="1" table:style-name="ce1">
            <text:p>76052,27642</text:p>
          </table:table-cell>
          <table:table-cell office:value-type="float" office:value="41962.059054408899" table:formula="of:=SUM(([.BF3:.BF33]-[.$CD3:.$CD33])^2)^0.5" table:number-matrix-columns-spanned="1" table:number-matrix-rows-spanned="1" table:style-name="ce3">
            <text:p>41962,05905</text:p>
          </table:table-cell>
          <table:table-cell office:value-type="float" office:value="41967.823578669173" table:formula="of:=SUM(([.BG3:.BG33]-[.$CE3:.$CE33])^2)^0.5" table:number-matrix-columns-spanned="1" table:number-matrix-rows-spanned="1" table:style-name="ce3">
            <text:p>41967,82358</text:p>
          </table:table-cell>
          <table:table-cell office:value-type="float" office:value="479136116.59675068" table:formula="of:=SUM(([.BH3:.BH33]-[.$CF3:.$CF33])^2)^0.5" table:number-matrix-columns-spanned="1" table:number-matrix-rows-spanned="1" table:style-name="ce3">
            <text:p>479136116,6</text:p>
          </table:table-cell>
          <table:table-cell office:value-type="float" office:value="29688939.018388364" table:formula="of:=SUM(([.BI3:.BI33]-[.$CG3:.$CG33])^2)^0.5" table:number-matrix-columns-spanned="1" table:number-matrix-rows-spanned="1" table:style-name="ce3">
            <text:p>29688939,02</text:p>
          </table:table-cell>
          <table:table-cell office:value-type="float" office:value="1333.861705575207" table:formula="of:=SUM(([.BJ3:.BJ33]-[.$CD3:.$CD33])^2)^0.5" table:number-matrix-columns-spanned="1" table:number-matrix-rows-spanned="1" table:style-name="ce1">
            <text:p>1333,861706</text:p>
          </table:table-cell>
          <table:table-cell office:value-type="float" office:value="1333.6231043289554" table:formula="of:=SUM(([.BK3:.BK33]-[.$CE3:.$CE33])^2)^0.5" table:number-matrix-columns-spanned="1" table:number-matrix-rows-spanned="1" table:style-name="ce1">
            <text:p>1333,623104</text:p>
          </table:table-cell>
          <table:table-cell office:value-type="float" office:value="18066357.597077806" table:formula="of:=SUM(([.BL3:.BL33]-[.$CF3:.$CF33])^2)^0.5" table:number-matrix-columns-spanned="1" table:number-matrix-rows-spanned="1" table:style-name="ce1">
            <text:p>18066357,6</text:p>
          </table:table-cell>
          <table:table-cell office:value-type="float" office:value="1533145.2339367592" table:formula="of:=SUM(([.BM3:.BM33]-[.$CG3:.$CG33])^2)^0.5" table:number-matrix-columns-spanned="1" table:number-matrix-rows-spanned="1" table:style-name="ce1">
            <text:p>1533145,234</text:p>
          </table:table-cell>
          <table:table-cell office:value-type="float" office:value="1419.5872079587077" table:formula="of:=SUM(([.BN3:.BN33]-[.$CD3:.$CD33])^2)^0.5" table:number-matrix-columns-spanned="1" table:number-matrix-rows-spanned="1" table:style-name="ce1">
            <text:p>1419,587208</text:p>
          </table:table-cell>
          <table:table-cell office:value-type="float" office:value="1392.9488308979621" table:formula="of:=SUM(([.BO3:.BO33]-[.$CE3:.$CE33])^2)^0.5" table:number-matrix-columns-spanned="1" table:number-matrix-rows-spanned="1" table:style-name="ce1">
            <text:p>1392,948831</text:p>
          </table:table-cell>
          <table:table-cell office:value-type="float" office:value="22175696.850813504" table:formula="of:=SUM(([.BP3:.BP33]-[.$CF3:.$CF33])^2)^0.5" table:number-matrix-columns-spanned="1" table:number-matrix-rows-spanned="1" table:style-name="ce1">
            <text:p>22175696,85</text:p>
          </table:table-cell>
          <table:table-cell office:value-type="float" office:value="994709.8821359924" table:formula="of:=SUM(([.BQ3:.BQ33]-[.$CG3:.$CG33])^2)^0.5" table:number-matrix-columns-spanned="1" table:number-matrix-rows-spanned="1" table:style-name="ce1">
            <text:p>994709,8821</text:p>
          </table:table-cell>
          <table:table-cell office:value-type="float" office:value="6.595377168896408" table:formula="of:=SUM(([.BR3:.BR33]-[.$CD3:.$CD33])^2)^0.5" table:number-matrix-columns-spanned="1" table:number-matrix-rows-spanned="1" table:style-name="ce2">
            <text:p>6,595377169</text:p>
          </table:table-cell>
          <table:table-cell office:value-type="float" office:value="5.4022680422207854" table:formula="of:=SUM(([.BS3:.BS33]-[.$CE3:.$CE33])^2)^0.5" table:number-matrix-columns-spanned="1" table:number-matrix-rows-spanned="1" table:style-name="ce2">
            <text:p>5,402268042</text:p>
          </table:table-cell>
          <table:table-cell office:value-type="float" office:value="133276.88229396724" table:formula="of:=SUM(([.BT3:.BT33]-[.$CF3:.$CF33])^2)^0.5" table:number-matrix-columns-spanned="1" table:number-matrix-rows-spanned="1" table:style-name="ce2">
            <text:p>133276,8823</text:p>
          </table:table-cell>
          <table:table-cell office:value-type="float" office:value="11631.305429744332" table:formula="of:=SUM(([.BU3:.BU33]-[.$CG3:.$CG33])^2)^0.5" table:number-matrix-columns-spanned="1" table:number-matrix-rows-spanned="1" table:style-name="ce2">
            <text:p>11631,30543</text:p>
          </table:table-cell>
          <table:table-cell office:value-type="float" office:value="1364.8284457396103" table:formula="of:=SUM(([.BV3:.BV33]-[.$CD3:.$CD33])^2)^0.5" table:number-matrix-columns-spanned="1" table:number-matrix-rows-spanned="1" table:style-name="ce1">
            <text:p>1364,828446</text:p>
          </table:table-cell>
          <table:table-cell office:value-type="float" office:value="1364.2605638953285" table:formula="of:=SUM(([.BW3:.BW33]-[.$CE3:.$CE33])^2)^0.5" table:number-matrix-columns-spanned="1" table:number-matrix-rows-spanned="1" table:style-name="ce1">
            <text:p>1364,260564</text:p>
          </table:table-cell>
          <table:table-cell office:value-type="float" office:value="19097331.899960108" table:formula="of:=SUM(([.BX3:.BX33]-[.$CF3:.$CF33])^2)^0.5" table:number-matrix-columns-spanned="1" table:number-matrix-rows-spanned="1" table:style-name="ce1">
            <text:p>19097331,9</text:p>
          </table:table-cell>
          <table:table-cell office:value-type="float" office:value="1663579.9333100889" table:formula="of:=SUM(([.BY3:.BY33]-[.$CG3:.$CG33])^2)^0.5" table:number-matrix-columns-spanned="1" table:number-matrix-rows-spanned="1" table:style-name="ce1">
            <text:p>1663579,933</text:p>
          </table:table-cell>
          <table:table-cell office:value-type="float" office:value="966.3496661664451" table:formula="of:=SUM(([.BZ3:.BZ33]-[.$CD3:.$CD33])^2)^0.5" table:number-matrix-columns-spanned="1" table:number-matrix-rows-spanned="1" table:style-name="ce1">
            <text:p>966,3496662</text:p>
          </table:table-cell>
          <table:table-cell office:value-type="float" office:value="966.1667843079681" table:formula="of:=SUM(([.CA3:.CA33]-[.$CE3:.$CE33])^2)^0.5" table:number-matrix-columns-spanned="1" table:number-matrix-rows-spanned="1" table:style-name="ce1">
            <text:p>966,1667843</text:p>
          </table:table-cell>
          <table:table-cell office:value-type="float" office:value="22232100.7041937" table:formula="of:=SUM(([.CB3:.CB33]-[.$CF3:.$CF33])^2)^0.5" table:number-matrix-columns-spanned="1" table:number-matrix-rows-spanned="1" table:style-name="ce1">
            <text:p>22232100,7</text:p>
          </table:table-cell>
          <table:table-cell office:value-type="float" office:value="1170340.0513884842" table:formula="of:=SUM(([.CC3:.CC33]-[.$CG3:.$CG33])^2)^0.5" table:number-matrix-columns-spanned="1" table:number-matrix-rows-spanned="1" table:style-name="ce1">
            <text:p>1170340,051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33]=[.$CD3:.$CD33])" table:number-matrix-columns-spanned="1" table:number-matrix-rows-spanned="1" table:style-name="ce1">
            <text:p>0</text:p>
          </table:table-cell>
          <table:table-cell office:value-type="float" office:value="0" table:formula="of:=SUM([.C3:.C33]=[.$CE3:.$CE33])" table:number-matrix-columns-spanned="1" table:number-matrix-rows-spanned="1" table:style-name="ce1">
            <text:p>0</text:p>
          </table:table-cell>
          <table:table-cell office:value-type="float" office:value="0" table:formula="of:=SUM([.D3:.D33]=[.$CF3:.$CF33])" table:number-matrix-columns-spanned="1" table:number-matrix-rows-spanned="1" table:style-name="ce1">
            <text:p>0</text:p>
          </table:table-cell>
          <table:table-cell office:value-type="float" office:value="0" table:formula="of:=SUM([.E3:.E33]=[.$CG3:.$CG33])" table:number-matrix-columns-spanned="1" table:number-matrix-rows-spanned="1" table:style-name="ce1">
            <text:p>0</text:p>
          </table:table-cell>
          <table:table-cell office:value-type="float" office:value="0" table:formula="of:=SUM([.F3:.F33]=[.$CD3:.$CD33])" table:number-matrix-columns-spanned="1" table:number-matrix-rows-spanned="1" table:style-name="ce1">
            <text:p>0</text:p>
          </table:table-cell>
          <table:table-cell office:value-type="float" office:value="0" table:formula="of:=SUM([.G3:.G33]=[.$CE3:.$CE33])" table:number-matrix-columns-spanned="1" table:number-matrix-rows-spanned="1" table:style-name="ce1">
            <text:p>0</text:p>
          </table:table-cell>
          <table:table-cell office:value-type="float" office:value="0" table:formula="of:=SUM([.H3:.H33]=[.$CF3:.$CF33])" table:number-matrix-columns-spanned="1" table:number-matrix-rows-spanned="1" table:style-name="ce1">
            <text:p>0</text:p>
          </table:table-cell>
          <table:table-cell office:value-type="float" office:value="0" table:formula="of:=SUM([.I3:.I33]=[.$CG3:.$CG33])" table:number-matrix-columns-spanned="1" table:number-matrix-rows-spanned="1" table:style-name="ce1">
            <text:p>0</text:p>
          </table:table-cell>
          <table:table-cell office:value-type="float" office:value="0" table:formula="of:=SUM([.J3:.J33]=[.$CD3:.$CD33])" table:number-matrix-columns-spanned="1" table:number-matrix-rows-spanned="1" table:style-name="ce1">
            <text:p>0</text:p>
          </table:table-cell>
          <table:table-cell office:value-type="float" office:value="0" table:formula="of:=SUM([.K3:.K33]=[.$CE3:.$CE33])" table:number-matrix-columns-spanned="1" table:number-matrix-rows-spanned="1" table:style-name="ce1">
            <text:p>0</text:p>
          </table:table-cell>
          <table:table-cell office:value-type="float" office:value="0" table:formula="of:=SUM([.L3:.L33]=[.$CF3:.$CF33])" table:number-matrix-columns-spanned="1" table:number-matrix-rows-spanned="1" table:style-name="ce1">
            <text:p>0</text:p>
          </table:table-cell>
          <table:table-cell office:value-type="float" office:value="0" table:formula="of:=SUM([.M3:.M33]=[.$CG3:.$CG33])" table:number-matrix-columns-spanned="1" table:number-matrix-rows-spanned="1" table:style-name="ce1">
            <text:p>0</text:p>
          </table:table-cell>
          <table:table-cell office:value-type="float" office:value="0" table:formula="of:=SUM([.N3:.N33]=[.$CD3:.$CD33])" table:number-matrix-columns-spanned="1" table:number-matrix-rows-spanned="1" table:style-name="ce1">
            <text:p>0</text:p>
          </table:table-cell>
          <table:table-cell office:value-type="float" office:value="0" table:formula="of:=SUM([.O3:.O33]=[.$CE3:.$CE33])" table:number-matrix-columns-spanned="1" table:number-matrix-rows-spanned="1" table:style-name="ce1">
            <text:p>0</text:p>
          </table:table-cell>
          <table:table-cell office:value-type="float" office:value="0" table:formula="of:=SUM([.P3:.P33]=[.$CF3:.$CF33])" table:number-matrix-columns-spanned="1" table:number-matrix-rows-spanned="1" table:style-name="ce1">
            <text:p>0</text:p>
          </table:table-cell>
          <table:table-cell office:value-type="float" office:value="0" table:formula="of:=SUM([.Q3:.Q33]=[.$CG3:.$CG33])" table:number-matrix-columns-spanned="1" table:number-matrix-rows-spanned="1" table:style-name="ce1">
            <text:p>0</text:p>
          </table:table-cell>
          <table:table-cell office:value-type="float" office:value="0" table:formula="of:=SUM([.R3:.R33]=[.$CD3:.$CD33])" table:number-matrix-columns-spanned="1" table:number-matrix-rows-spanned="1" table:style-name="ce1">
            <text:p>0</text:p>
          </table:table-cell>
          <table:table-cell office:value-type="float" office:value="0" table:formula="of:=SUM([.S3:.S33]=[.$CE3:.$CE33])" table:number-matrix-columns-spanned="1" table:number-matrix-rows-spanned="1" table:style-name="ce1">
            <text:p>0</text:p>
          </table:table-cell>
          <table:table-cell office:value-type="float" office:value="0" table:formula="of:=SUM([.T3:.T33]=[.$CF3:.$CF33])" table:number-matrix-columns-spanned="1" table:number-matrix-rows-spanned="1" table:style-name="ce1">
            <text:p>0</text:p>
          </table:table-cell>
          <table:table-cell office:value-type="float" office:value="0" table:formula="of:=SUM([.U3:.U33]=[.$CG3:.$CG33])" table:number-matrix-columns-spanned="1" table:number-matrix-rows-spanned="1" table:style-name="ce1">
            <text:p>0</text:p>
          </table:table-cell>
          <table:table-cell office:value-type="float" office:value="0" table:formula="of:=SUM([.V3:.V33]=[.$CD3:.$CD33])" table:number-matrix-columns-spanned="1" table:number-matrix-rows-spanned="1" table:style-name="ce1">
            <text:p>0</text:p>
          </table:table-cell>
          <table:table-cell office:value-type="float" office:value="0" table:formula="of:=SUM([.W3:.W33]=[.$CE3:.$CE33])" table:number-matrix-columns-spanned="1" table:number-matrix-rows-spanned="1" table:style-name="ce1">
            <text:p>0</text:p>
          </table:table-cell>
          <table:table-cell office:value-type="float" office:value="0" table:formula="of:=SUM([.X3:.X33]=[.$CF3:.$CF33])" table:number-matrix-columns-spanned="1" table:number-matrix-rows-spanned="1" table:style-name="ce1">
            <text:p>0</text:p>
          </table:table-cell>
          <table:table-cell office:value-type="float" office:value="0" table:formula="of:=SUM([.Y3:.Y33]=[.$CG3:.$CG33])" table:number-matrix-columns-spanned="1" table:number-matrix-rows-spanned="1" table:style-name="ce1">
            <text:p>0</text:p>
          </table:table-cell>
          <table:table-cell office:value-type="float" office:value="0" table:formula="of:=SUM([.Z3:.Z33]=[.$CD3:.$CD33])" table:number-matrix-columns-spanned="1" table:number-matrix-rows-spanned="1" table:style-name="ce1">
            <text:p>0</text:p>
          </table:table-cell>
          <table:table-cell office:value-type="float" office:value="0" table:formula="of:=SUM([.AA3:.AA33]=[.$CE3:.$CE33])" table:number-matrix-columns-spanned="1" table:number-matrix-rows-spanned="1" table:style-name="ce1">
            <text:p>0</text:p>
          </table:table-cell>
          <table:table-cell office:value-type="float" office:value="0" table:formula="of:=SUM([.AB3:.AB33]=[.$CF3:.$CF33])" table:number-matrix-columns-spanned="1" table:number-matrix-rows-spanned="1" table:style-name="ce1">
            <text:p>0</text:p>
          </table:table-cell>
          <table:table-cell office:value-type="float" office:value="0" table:formula="of:=SUM([.AC3:.AC33]=[.$CG3:.$CG33])" table:number-matrix-columns-spanned="1" table:number-matrix-rows-spanned="1" table:style-name="ce1">
            <text:p>0</text:p>
          </table:table-cell>
          <table:table-cell office:value-type="float" office:value="0" table:formula="of:=SUM([.AD3:.AD33]=[.$CD3:.$CD33])" table:number-matrix-columns-spanned="1" table:number-matrix-rows-spanned="1" table:style-name="ce1">
            <text:p>0</text:p>
          </table:table-cell>
          <table:table-cell office:value-type="float" office:value="0" table:formula="of:=SUM([.AE3:.AE33]=[.$CE3:.$CE33])" table:number-matrix-columns-spanned="1" table:number-matrix-rows-spanned="1" table:style-name="ce1">
            <text:p>0</text:p>
          </table:table-cell>
          <table:table-cell office:value-type="float" office:value="0" table:formula="of:=SUM([.AF3:.AF33]=[.$CF3:.$CF33])" table:number-matrix-columns-spanned="1" table:number-matrix-rows-spanned="1" table:style-name="ce1">
            <text:p>0</text:p>
          </table:table-cell>
          <table:table-cell office:value-type="float" office:value="0" table:formula="of:=SUM([.AG3:.AG33]=[.$CG3:.$CG33])" table:number-matrix-columns-spanned="1" table:number-matrix-rows-spanned="1" table:style-name="ce1">
            <text:p>0</text:p>
          </table:table-cell>
          <table:table-cell office:value-type="float" office:value="0" table:formula="of:=SUM([.AH3:.AH33]=[.$CD3:.$CD33])" table:number-matrix-columns-spanned="1" table:number-matrix-rows-spanned="1" table:style-name="ce1">
            <text:p>0</text:p>
          </table:table-cell>
          <table:table-cell office:value-type="float" office:value="0" table:formula="of:=SUM([.AI3:.AI33]=[.$CE3:.$CE33])" table:number-matrix-columns-spanned="1" table:number-matrix-rows-spanned="1" table:style-name="ce1">
            <text:p>0</text:p>
          </table:table-cell>
          <table:table-cell office:value-type="float" office:value="0" table:formula="of:=SUM([.AJ3:.AJ33]=[.$CF3:.$CF33])" table:number-matrix-columns-spanned="1" table:number-matrix-rows-spanned="1" table:style-name="ce1">
            <text:p>0</text:p>
          </table:table-cell>
          <table:table-cell office:value-type="float" office:value="0" table:formula="of:=SUM([.AK3:.AK33]=[.$CG3:.$CG33])" table:number-matrix-columns-spanned="1" table:number-matrix-rows-spanned="1" table:style-name="ce1">
            <text:p>0</text:p>
          </table:table-cell>
          <table:table-cell office:value-type="float" office:value="0" table:formula="of:=SUM([.AL3:.AL33]=[.$CD3:.$CD33])" table:number-matrix-columns-spanned="1" table:number-matrix-rows-spanned="1" table:style-name="ce1">
            <text:p>0</text:p>
          </table:table-cell>
          <table:table-cell office:value-type="float" office:value="0" table:formula="of:=SUM([.AM3:.AM33]=[.$CE3:.$CE33])" table:number-matrix-columns-spanned="1" table:number-matrix-rows-spanned="1" table:style-name="ce1">
            <text:p>0</text:p>
          </table:table-cell>
          <table:table-cell office:value-type="float" office:value="0" table:formula="of:=SUM([.AN3:.AN33]=[.$CF3:.$CF33])" table:number-matrix-columns-spanned="1" table:number-matrix-rows-spanned="1" table:style-name="ce1">
            <text:p>0</text:p>
          </table:table-cell>
          <table:table-cell office:value-type="float" office:value="0" table:formula="of:=SUM([.AO3:.AO33]=[.$CG3:.$CG33])" table:number-matrix-columns-spanned="1" table:number-matrix-rows-spanned="1" table:style-name="ce1">
            <text:p>0</text:p>
          </table:table-cell>
          <table:table-cell office:value-type="float" office:value="0" table:formula="of:=SUM([.AP3:.AP33]=[.$CD3:.$CD33])" table:number-matrix-columns-spanned="1" table:number-matrix-rows-spanned="1" table:style-name="ce1">
            <text:p>0</text:p>
          </table:table-cell>
          <table:table-cell office:value-type="float" office:value="0" table:formula="of:=SUM([.AQ3:.AQ33]=[.$CE3:.$CE33])" table:number-matrix-columns-spanned="1" table:number-matrix-rows-spanned="1" table:style-name="ce1">
            <text:p>0</text:p>
          </table:table-cell>
          <table:table-cell office:value-type="float" office:value="0" table:formula="of:=SUM([.AR3:.AR33]=[.$CF3:.$CF33])" table:number-matrix-columns-spanned="1" table:number-matrix-rows-spanned="1" table:style-name="ce1">
            <text:p>0</text:p>
          </table:table-cell>
          <table:table-cell office:value-type="float" office:value="0" table:formula="of:=SUM([.AS3:.AS33]=[.$CG3:.$CG33])" table:number-matrix-columns-spanned="1" table:number-matrix-rows-spanned="1" table:style-name="ce1">
            <text:p>0</text:p>
          </table:table-cell>
          <table:table-cell office:value-type="float" office:value="0" table:formula="of:=SUM([.AT3:.AT33]=[.$CD3:.$CD33])" table:number-matrix-columns-spanned="1" table:number-matrix-rows-spanned="1" table:style-name="ce1">
            <text:p>0</text:p>
          </table:table-cell>
          <table:table-cell office:value-type="float" office:value="0" table:formula="of:=SUM([.AU3:.AU33]=[.$CE3:.$CE33])" table:number-matrix-columns-spanned="1" table:number-matrix-rows-spanned="1" table:style-name="ce1">
            <text:p>0</text:p>
          </table:table-cell>
          <table:table-cell office:value-type="float" office:value="0" table:formula="of:=SUM([.AV3:.AV33]=[.$CF3:.$CF33])" table:number-matrix-columns-spanned="1" table:number-matrix-rows-spanned="1" table:style-name="ce1">
            <text:p>0</text:p>
          </table:table-cell>
          <table:table-cell office:value-type="float" office:value="0" table:formula="of:=SUM([.AW3:.AW33]=[.$CG3:.$CG33])" table:number-matrix-columns-spanned="1" table:number-matrix-rows-spanned="1" table:style-name="ce1">
            <text:p>0</text:p>
          </table:table-cell>
          <table:table-cell office:value-type="float" office:value="0" table:formula="of:=SUM([.AX3:.AX33]=[.$CD3:.$CD33])" table:number-matrix-columns-spanned="1" table:number-matrix-rows-spanned="1" table:style-name="ce1">
            <text:p>0</text:p>
          </table:table-cell>
          <table:table-cell office:value-type="float" office:value="0" table:formula="of:=SUM([.AY3:.AY33]=[.$CE3:.$CE33])" table:number-matrix-columns-spanned="1" table:number-matrix-rows-spanned="1" table:style-name="ce1">
            <text:p>0</text:p>
          </table:table-cell>
          <table:table-cell office:value-type="float" office:value="0" table:formula="of:=SUM([.AZ3:.AZ33]=[.$CF3:.$CF33])" table:number-matrix-columns-spanned="1" table:number-matrix-rows-spanned="1" table:style-name="ce1">
            <text:p>0</text:p>
          </table:table-cell>
          <table:table-cell office:value-type="float" office:value="0" table:formula="of:=SUM([.BA3:.BA33]=[.$CG3:.$CG33])" table:number-matrix-columns-spanned="1" table:number-matrix-rows-spanned="1" table:style-name="ce1">
            <text:p>0</text:p>
          </table:table-cell>
          <table:table-cell office:value-type="float" office:value="0" table:formula="of:=SUM([.BB3:.BB33]=[.$CD3:.$CD33])" table:number-matrix-columns-spanned="1" table:number-matrix-rows-spanned="1" table:style-name="ce2">
            <text:p>0</text:p>
          </table:table-cell>
          <table:table-cell office:value-type="float" office:value="0" table:formula="of:=SUM([.BC3:.BC33]=[.$CE3:.$CE33])" table:number-matrix-columns-spanned="1" table:number-matrix-rows-spanned="1" table:style-name="ce2">
            <text:p>0</text:p>
          </table:table-cell>
          <table:table-cell office:value-type="float" office:value="0" table:formula="of:=SUM([.BD3:.BD33]=[.$CF3:.$CF33])" table:number-matrix-columns-spanned="1" table:number-matrix-rows-spanned="1" table:style-name="ce1">
            <text:p>0</text:p>
          </table:table-cell>
          <table:table-cell office:value-type="float" office:value="0" table:formula="of:=SUM([.BE3:.BE33]=[.$CG3:.$CG33])" table:number-matrix-columns-spanned="1" table:number-matrix-rows-spanned="1" table:style-name="ce2">
            <text:p>0</text:p>
          </table:table-cell>
          <table:table-cell office:value-type="float" office:value="0" table:formula="of:=SUM([.BF3:.BF33]=[.$CD3:.$CD33])" table:number-matrix-columns-spanned="1" table:number-matrix-rows-spanned="1" table:style-name="ce1">
            <text:p>0</text:p>
          </table:table-cell>
          <table:table-cell office:value-type="float" office:value="0" table:formula="of:=SUM([.BG3:.BG33]=[.$CE3:.$CE33])" table:number-matrix-columns-spanned="1" table:number-matrix-rows-spanned="1" table:style-name="ce1">
            <text:p>0</text:p>
          </table:table-cell>
          <table:table-cell office:value-type="float" office:value="0" table:formula="of:=SUM([.BH3:.BH33]=[.$CF3:.$CF33])" table:number-matrix-columns-spanned="1" table:number-matrix-rows-spanned="1" table:style-name="ce1">
            <text:p>0</text:p>
          </table:table-cell>
          <table:table-cell office:value-type="float" office:value="0" table:formula="of:=SUM([.BI3:.BI33]=[.$CG3:.$CG33])" table:number-matrix-columns-spanned="1" table:number-matrix-rows-spanned="1" table:style-name="ce1">
            <text:p>0</text:p>
          </table:table-cell>
          <table:table-cell office:value-type="float" office:value="0" table:formula="of:=SUM([.BJ3:.BJ33]=[.$CD3:.$CD33])" table:number-matrix-columns-spanned="1" table:number-matrix-rows-spanned="1" table:style-name="ce1">
            <text:p>0</text:p>
          </table:table-cell>
          <table:table-cell office:value-type="float" office:value="0" table:formula="of:=SUM([.BK3:.BK33]=[.$CE3:.$CE33])" table:number-matrix-columns-spanned="1" table:number-matrix-rows-spanned="1" table:style-name="ce2">
            <text:p>0</text:p>
          </table:table-cell>
          <table:table-cell office:value-type="float" office:value="0" table:formula="of:=SUM([.BL3:.BL33]=[.$CF3:.$CF33])" table:number-matrix-columns-spanned="1" table:number-matrix-rows-spanned="1" table:style-name="ce2">
            <text:p>0</text:p>
          </table:table-cell>
          <table:table-cell office:value-type="float" office:value="0" table:formula="of:=SUM([.BM3:.BM33]=[.$CG3:.$CG33])" table:number-matrix-columns-spanned="1" table:number-matrix-rows-spanned="1" table:style-name="ce1">
            <text:p>0</text:p>
          </table:table-cell>
          <table:table-cell office:value-type="float" office:value="0" table:formula="of:=SUM([.BN3:.BN33]=[.$CD3:.$CD33])" table:number-matrix-columns-spanned="1" table:number-matrix-rows-spanned="1" table:style-name="ce1">
            <text:p>0</text:p>
          </table:table-cell>
          <table:table-cell office:value-type="float" office:value="0" table:formula="of:=SUM([.BO3:.BO33]=[.$CE3:.$CE33])" table:number-matrix-columns-spanned="1" table:number-matrix-rows-spanned="1" table:style-name="ce1">
            <text:p>0</text:p>
          </table:table-cell>
          <table:table-cell office:value-type="float" office:value="0" table:formula="of:=SUM([.BP3:.BP33]=[.$CF3:.$CF33])" table:number-matrix-columns-spanned="1" table:number-matrix-rows-spanned="1" table:style-name="ce1">
            <text:p>0</text:p>
          </table:table-cell>
          <table:table-cell office:value-type="float" office:value="0" table:formula="of:=SUM([.BQ3:.BQ33]=[.$CG3:.$CG33])" table:number-matrix-columns-spanned="1" table:number-matrix-rows-spanned="1" table:style-name="ce1">
            <text:p>0</text:p>
          </table:table-cell>
          <table:table-cell office:value-type="float" office:value="0" table:formula="of:=SUM([.BR3:.BR33]=[.$CD3:.$CD33])" table:number-matrix-columns-spanned="1" table:number-matrix-rows-spanned="1" table:style-name="ce1">
            <text:p>0</text:p>
          </table:table-cell>
          <table:table-cell office:value-type="float" office:value="0" table:formula="of:=SUM([.BS3:.BS33]=[.$CE3:.$CE33])" table:number-matrix-columns-spanned="1" table:number-matrix-rows-spanned="1" table:style-name="ce1">
            <text:p>0</text:p>
          </table:table-cell>
          <table:table-cell office:value-type="float" office:value="0" table:formula="of:=SUM([.BT3:.BT33]=[.$CF3:.$CF33])" table:number-matrix-columns-spanned="1" table:number-matrix-rows-spanned="1" table:style-name="ce1">
            <text:p>0</text:p>
          </table:table-cell>
          <table:table-cell office:value-type="float" office:value="0" table:formula="of:=SUM([.BU3:.BU33]=[.$CG3:.$CG33])" table:number-matrix-columns-spanned="1" table:number-matrix-rows-spanned="1" table:style-name="ce1">
            <text:p>0</text:p>
          </table:table-cell>
          <table:table-cell office:value-type="float" office:value="0" table:formula="of:=SUM([.BV3:.BV33]=[.$CD3:.$CD33])" table:number-matrix-columns-spanned="1" table:number-matrix-rows-spanned="1" table:style-name="ce1">
            <text:p>0</text:p>
          </table:table-cell>
          <table:table-cell office:value-type="float" office:value="0" table:formula="of:=SUM([.BW3:.BW33]=[.$CE3:.$CE33])" table:number-matrix-columns-spanned="1" table:number-matrix-rows-spanned="1" table:style-name="ce1">
            <text:p>0</text:p>
          </table:table-cell>
          <table:table-cell office:value-type="float" office:value="0" table:formula="of:=SUM([.BX3:.BX33]=[.$CF3:.$CF33])" table:number-matrix-columns-spanned="1" table:number-matrix-rows-spanned="1" table:style-name="ce1">
            <text:p>0</text:p>
          </table:table-cell>
          <table:table-cell office:value-type="float" office:value="0" table:formula="of:=SUM([.BY3:.BY33]=[.$CG3:.$CG33])" table:number-matrix-columns-spanned="1" table:number-matrix-rows-spanned="1" table:style-name="ce1">
            <text:p>0</text:p>
          </table:table-cell>
          <table:table-cell office:value-type="float" office:value="0" table:formula="of:=SUM([.BZ3:.BZ33]=[.$CD3:.$CD33])" table:number-matrix-columns-spanned="1" table:number-matrix-rows-spanned="1" table:style-name="ce1">
            <text:p>0</text:p>
          </table:table-cell>
          <table:table-cell office:value-type="float" office:value="0" table:formula="of:=SUM([.CA3:.CA33]=[.$CE3:.$CE33])" table:number-matrix-columns-spanned="1" table:number-matrix-rows-spanned="1" table:style-name="ce1">
            <text:p>0</text:p>
          </table:table-cell>
          <table:table-cell office:value-type="float" office:value="0" table:formula="of:=SUM([.CB3:.CB33]=[.$CF3:.$CF33])" table:number-matrix-columns-spanned="1" table:number-matrix-rows-spanned="1" table:style-name="ce1">
            <text:p>0</text:p>
          </table:table-cell>
          <table:table-cell office:value-type="float" office:value="0" table:formula="of:=SUM([.CC3:.CC33]=[.$CG3:.$CG33])" table:number-matrix-columns-spanned="1" table:number-matrix-rows-spanned="1" table:style-name="ce1">
            <text:p>0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C3:.C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D3:.D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E3:.E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F3:.F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G3:.G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H3:.H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I3:.I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J3:.J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K3:.K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L3:.L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M3:.M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N3:.N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O3:.O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P3:.P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Q3:.Q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R3:.R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S3:.S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T3:.T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U3:.U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V3:.V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W3:.W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X3:.X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Y3:.Y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Z3:.Z33]&lt;[.$CH3:.$CH33])" table:number-matrix-columns-spanned="1" table:number-matrix-rows-spanned="1" table:style-name="ce3">
            <text:p>0</text:p>
          </table:table-cell>
          <table:table-cell office:value-type="float" office:value="0" table:formula="of:=SUM([.AA3:.AA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AB3:.AB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AC3:.AC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AD3:.AD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AE3:.AE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AF3:.AF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AG3:.AG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AH3:.AH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AI3:.AI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AJ3:.AJ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AK3:.AK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AL3:.AL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AM3:.AM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AN3:.AN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AO3:.AO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AP3:.AP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AQ3:.AQ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AR3:.AR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AS3:.AS33]&lt;[.$CK3:.$CK33])" table:number-matrix-columns-spanned="1" table:number-matrix-rows-spanned="1" table:style-name="ce2">
            <text:p>0</text:p>
          </table:table-cell>
          <table:table-cell office:value-type="float" office:value="0" table:formula="of:=SUM([.AT3:.AT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AU3:.AU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AV3:.AV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AW3:.AW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AX3:.AX33]&lt;[.$CH3:.$CH33])" table:number-matrix-columns-spanned="1" table:number-matrix-rows-spanned="1" table:style-name="ce2">
            <text:p>0</text:p>
          </table:table-cell>
          <table:table-cell office:value-type="float" office:value="0" table:formula="of:=SUM([.AY3:.AY33]&lt;[.$CI3:.$CI33])" table:number-matrix-columns-spanned="1" table:number-matrix-rows-spanned="1" table:style-name="ce2">
            <text:p>0</text:p>
          </table:table-cell>
          <table:table-cell office:value-type="float" office:value="0" table:formula="of:=SUM([.AZ3:.AZ33]&lt;[.$CJ3:.$CJ33])" table:number-matrix-columns-spanned="1" table:number-matrix-rows-spanned="1" table:style-name="ce2">
            <text:p>0</text:p>
          </table:table-cell>
          <table:table-cell office:value-type="float" office:value="0" table:formula="of:=SUM([.BA3:.BA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BB3:.BB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BC3:.BC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BD3:.BD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BE3:.BE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BF3:.BF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BG3:.BG33]&lt;[.$CI3:.$CI33])" table:number-matrix-columns-spanned="1" table:number-matrix-rows-spanned="1" table:style-name="ce3">
            <text:p>0</text:p>
          </table:table-cell>
          <table:table-cell office:value-type="float" office:value="0" table:formula="of:=SUM([.BH3:.BH33]&lt;[.$CJ3:.$CJ33])" table:number-matrix-columns-spanned="1" table:number-matrix-rows-spanned="1" table:style-name="ce3">
            <text:p>0</text:p>
          </table:table-cell>
          <table:table-cell office:value-type="float" office:value="0" table:formula="of:=SUM([.BI3:.BI33]&lt;[.$CK3:.$CK33])" table:number-matrix-columns-spanned="1" table:number-matrix-rows-spanned="1" table:style-name="ce3">
            <text:p>0</text:p>
          </table:table-cell>
          <table:table-cell office:value-type="float" office:value="0" table:formula="of:=SUM([.BJ3:.BJ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BK3:.BK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BL3:.BL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BM3:.BM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BN3:.BN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BO3:.BO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BP3:.BP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BQ3:.BQ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BR3:.BR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BS3:.BS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BT3:.BT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BU3:.BU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BV3:.BV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BW3:.BW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BX3:.BX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BY3:.BY33]&lt;[.$CK3:.$CK33])" table:number-matrix-columns-spanned="1" table:number-matrix-rows-spanned="1" table:style-name="ce1">
            <text:p>0</text:p>
          </table:table-cell>
          <table:table-cell office:value-type="float" office:value="0" table:formula="of:=SUM([.BZ3:.BZ33]&lt;[.$CH3:.$CH33])" table:number-matrix-columns-spanned="1" table:number-matrix-rows-spanned="1" table:style-name="ce1">
            <text:p>0</text:p>
          </table:table-cell>
          <table:table-cell office:value-type="float" office:value="0" table:formula="of:=SUM([.CA3:.CA33]&lt;[.$CI3:.$CI33])" table:number-matrix-columns-spanned="1" table:number-matrix-rows-spanned="1" table:style-name="ce1">
            <text:p>0</text:p>
          </table:table-cell>
          <table:table-cell office:value-type="float" office:value="0" table:formula="of:=SUM([.CB3:.CB33]&lt;[.$CJ3:.$CJ33])" table:number-matrix-columns-spanned="1" table:number-matrix-rows-spanned="1" table:style-name="ce1">
            <text:p>0</text:p>
          </table:table-cell>
          <table:table-cell office:value-type="float" office:value="0" table:formula="of:=SUM([.CC3:.CC33]&lt;[.$CK3:.$CK33])" table:number-matrix-columns-spanned="1" table:number-matrix-rows-spanned="1" table:style-name="ce1">
            <text:p>0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C3:.C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D3:.D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E3:.E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F3:.F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G3:.G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H3:.H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I3:.I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J3:.J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K3:.K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L3:.L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M3:.M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N3:.N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O3:.O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P3:.P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Q3:.Q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R3:.R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S3:.S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T3:.T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U3:.U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V3:.V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W3:.W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X3:.X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Y3:.Y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Z3:.Z33]&gt;[.$CH3:.$CH33])" table:number-matrix-columns-spanned="1" table:number-matrix-rows-spanned="1" table:style-name="ce3">
            <text:p>0</text:p>
          </table:table-cell>
          <table:table-cell office:value-type="float" office:value="0" table:formula="of:=SUM([.AA3:.AA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AB3:.AB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AC3:.AC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AD3:.AD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AE3:.AE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AF3:.AF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AG3:.AG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AH3:.AH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AI3:.AI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AJ3:.AJ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AK3:.AK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AL3:.AL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AM3:.AM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AN3:.AN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AO3:.AO33]&gt;[.$CK3:.$CK33])" table:number-matrix-columns-spanned="1" table:number-matrix-rows-spanned="1" table:style-name="ce2">
            <text:p>0</text:p>
          </table:table-cell>
          <table:table-cell office:value-type="float" office:value="0" table:formula="of:=SUM([.AP3:.AP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AQ3:.AQ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AR3:.AR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AS3:.AS33]&gt;[.$CK3:.$CK33])" table:number-matrix-columns-spanned="1" table:number-matrix-rows-spanned="1" table:style-name="ce2">
            <text:p>0</text:p>
          </table:table-cell>
          <table:table-cell office:value-type="float" office:value="0" table:formula="of:=SUM([.AT3:.AT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AU3:.AU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AV3:.AV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AW3:.AW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AX3:.AX33]&gt;[.$CH3:.$CH33])" table:number-matrix-columns-spanned="1" table:number-matrix-rows-spanned="1" table:style-name="ce2">
            <text:p>0</text:p>
          </table:table-cell>
          <table:table-cell office:value-type="float" office:value="0" table:formula="of:=SUM([.AY3:.AY33]&gt;[.$CI3:.$CI33])" table:number-matrix-columns-spanned="1" table:number-matrix-rows-spanned="1" table:style-name="ce2">
            <text:p>0</text:p>
          </table:table-cell>
          <table:table-cell office:value-type="float" office:value="0" table:formula="of:=SUM([.AZ3:.AZ33]&gt;[.$CJ3:.$CJ33])" table:number-matrix-columns-spanned="1" table:number-matrix-rows-spanned="1" table:style-name="ce2">
            <text:p>0</text:p>
          </table:table-cell>
          <table:table-cell office:value-type="float" office:value="0" table:formula="of:=SUM([.BA3:.BA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BB3:.BB33]&gt;[.$CH3:.$CH33])" table:number-matrix-columns-spanned="1" table:number-matrix-rows-spanned="1" table:style-name="ce2">
            <text:p>0</text:p>
          </table:table-cell>
          <table:table-cell office:value-type="float" office:value="0" table:formula="of:=SUM([.BC3:.BC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BD3:.BD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BE3:.BE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BF3:.BF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BG3:.BG33]&gt;[.$CI3:.$CI33])" table:number-matrix-columns-spanned="1" table:number-matrix-rows-spanned="1" table:style-name="ce3">
            <text:p>0</text:p>
          </table:table-cell>
          <table:table-cell office:value-type="float" office:value="0" table:formula="of:=SUM([.BH3:.BH33]&gt;[.$CJ3:.$CJ33])" table:number-matrix-columns-spanned="1" table:number-matrix-rows-spanned="1" table:style-name="ce3">
            <text:p>0</text:p>
          </table:table-cell>
          <table:table-cell office:value-type="float" office:value="0" table:formula="of:=SUM([.BI3:.BI33]&gt;[.$CK3:.$CK33])" table:number-matrix-columns-spanned="1" table:number-matrix-rows-spanned="1" table:style-name="ce3">
            <text:p>0</text:p>
          </table:table-cell>
          <table:table-cell office:value-type="float" office:value="0" table:formula="of:=SUM([.BJ3:.BJ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BK3:.BK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BL3:.BL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BM3:.BM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BN3:.BN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BO3:.BO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BP3:.BP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BQ3:.BQ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BR3:.BR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BS3:.BS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BT3:.BT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BU3:.BU33]&gt;[.$CK3:.$CK33])" table:number-matrix-columns-spanned="1" table:number-matrix-rows-spanned="1" table:style-name="ce2">
            <text:p>0</text:p>
          </table:table-cell>
          <table:table-cell office:value-type="float" office:value="0" table:formula="of:=SUM([.BV3:.BV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BW3:.BW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BX3:.BX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BY3:.BY33]&gt;[.$CK3:.$CK33])" table:number-matrix-columns-spanned="1" table:number-matrix-rows-spanned="1" table:style-name="ce1">
            <text:p>0</text:p>
          </table:table-cell>
          <table:table-cell office:value-type="float" office:value="0" table:formula="of:=SUM([.BZ3:.BZ33]&gt;[.$CH3:.$CH33])" table:number-matrix-columns-spanned="1" table:number-matrix-rows-spanned="1" table:style-name="ce1">
            <text:p>0</text:p>
          </table:table-cell>
          <table:table-cell office:value-type="float" office:value="0" table:formula="of:=SUM([.CA3:.CA33]&gt;[.$CI3:.$CI33])" table:number-matrix-columns-spanned="1" table:number-matrix-rows-spanned="1" table:style-name="ce1">
            <text:p>0</text:p>
          </table:table-cell>
          <table:table-cell office:value-type="float" office:value="0" table:formula="of:=SUM([.CB3:.CB33]&gt;[.$CJ3:.$CJ33])" table:number-matrix-columns-spanned="1" table:number-matrix-rows-spanned="1" table:style-name="ce1">
            <text:p>0</text:p>
          </table:table-cell>
          <table:table-cell office:value-type="float" office:value="0" table:formula="of:=SUM([.CC3:.CC33]&gt;[.$CK3:.$CK33])" table:number-matrix-columns-spanned="1" table:number-matrix-rows-spanned="1" table:style-name="ce1">
            <text:p>0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33]=[.$CL3:.$CL33])" table:number-matrix-columns-spanned="1" table:number-matrix-rows-spanned="1" table:style-name="ce1">
            <text:p>0</text:p>
          </table:table-cell>
          <table:table-cell office:value-type="float" office:value="0" table:formula="of:=SUM([.C3:.C33]=[.$CM3:.$CM33])" table:number-matrix-columns-spanned="1" table:number-matrix-rows-spanned="1" table:style-name="ce1">
            <text:p>0</text:p>
          </table:table-cell>
          <table:table-cell office:value-type="float" office:value="0" table:formula="of:=SUM([.D3:.D33]=[.$CN3:.$CN33])" table:number-matrix-columns-spanned="1" table:number-matrix-rows-spanned="1" table:style-name="ce2">
            <text:p>0</text:p>
          </table:table-cell>
          <table:table-cell office:value-type="float" office:value="0" table:formula="of:=SUM([.E3:.E33]=[.$CO3:.$CO33])" table:number-matrix-columns-spanned="1" table:number-matrix-rows-spanned="1" table:style-name="ce1">
            <text:p>0</text:p>
          </table:table-cell>
          <table:table-cell office:value-type="float" office:value="0" table:formula="of:=SUM([.F3:.F33]=[.$CL3:.$CL33])" table:number-matrix-columns-spanned="1" table:number-matrix-rows-spanned="1" table:style-name="ce1">
            <text:p>0</text:p>
          </table:table-cell>
          <table:table-cell office:value-type="float" office:value="0" table:formula="of:=SUM([.G3:.G33]=[.$CM3:.$CM33])" table:number-matrix-columns-spanned="1" table:number-matrix-rows-spanned="1" table:style-name="ce1">
            <text:p>0</text:p>
          </table:table-cell>
          <table:table-cell office:value-type="float" office:value="0" table:formula="of:=SUM([.H3:.H33]=[.$CN3:.$CN33])" table:number-matrix-columns-spanned="1" table:number-matrix-rows-spanned="1" table:style-name="ce2">
            <text:p>0</text:p>
          </table:table-cell>
          <table:table-cell office:value-type="float" office:value="0" table:formula="of:=SUM([.I3:.I33]=[.$CO3:.$CO33])" table:number-matrix-columns-spanned="1" table:number-matrix-rows-spanned="1" table:style-name="ce1">
            <text:p>0</text:p>
          </table:table-cell>
          <table:table-cell office:value-type="float" office:value="0" table:formula="of:=SUM([.J3:.J33]=[.$CL3:.$CL33])" table:number-matrix-columns-spanned="1" table:number-matrix-rows-spanned="1" table:style-name="ce1">
            <text:p>0</text:p>
          </table:table-cell>
          <table:table-cell office:value-type="float" office:value="0" table:formula="of:=SUM([.K3:.K33]=[.$CM3:.$CM33])" table:number-matrix-columns-spanned="1" table:number-matrix-rows-spanned="1" table:style-name="ce1">
            <text:p>0</text:p>
          </table:table-cell>
          <table:table-cell office:value-type="float" office:value="0" table:formula="of:=SUM([.L3:.L33]=[.$CN3:.$CN33])" table:number-matrix-columns-spanned="1" table:number-matrix-rows-spanned="1" table:style-name="ce1">
            <text:p>0</text:p>
          </table:table-cell>
          <table:table-cell office:value-type="float" office:value="0" table:formula="of:=SUM([.M3:.M33]=[.$CO3:.$CO33])" table:number-matrix-columns-spanned="1" table:number-matrix-rows-spanned="1" table:style-name="ce1">
            <text:p>0</text:p>
          </table:table-cell>
          <table:table-cell office:value-type="float" office:value="0" table:formula="of:=SUM([.N3:.N33]=[.$CL3:.$CL33])" table:number-matrix-columns-spanned="1" table:number-matrix-rows-spanned="1" table:style-name="ce1">
            <text:p>0</text:p>
          </table:table-cell>
          <table:table-cell office:value-type="float" office:value="0" table:formula="of:=SUM([.O3:.O33]=[.$CM3:.$CM33])" table:number-matrix-columns-spanned="1" table:number-matrix-rows-spanned="1" table:style-name="ce1">
            <text:p>0</text:p>
          </table:table-cell>
          <table:table-cell office:value-type="float" office:value="0" table:formula="of:=SUM([.P3:.P33]=[.$CN3:.$CN33])" table:number-matrix-columns-spanned="1" table:number-matrix-rows-spanned="1" table:style-name="ce2">
            <text:p>0</text:p>
          </table:table-cell>
          <table:table-cell office:value-type="float" office:value="0" table:formula="of:=SUM([.Q3:.Q33]=[.$CO3:.$CO33])" table:number-matrix-columns-spanned="1" table:number-matrix-rows-spanned="1" table:style-name="ce1">
            <text:p>0</text:p>
          </table:table-cell>
          <table:table-cell office:value-type="float" office:value="0" table:formula="of:=SUM([.R3:.R33]=[.$CL3:.$CL33])" table:number-matrix-columns-spanned="1" table:number-matrix-rows-spanned="1" table:style-name="ce1">
            <text:p>0</text:p>
          </table:table-cell>
          <table:table-cell office:value-type="float" office:value="0" table:formula="of:=SUM([.S3:.S33]=[.$CM3:.$CM33])" table:number-matrix-columns-spanned="1" table:number-matrix-rows-spanned="1" table:style-name="ce1">
            <text:p>0</text:p>
          </table:table-cell>
          <table:table-cell office:value-type="float" office:value="0" table:formula="of:=SUM([.T3:.T33]=[.$CN3:.$CN33])" table:number-matrix-columns-spanned="1" table:number-matrix-rows-spanned="1" table:style-name="ce1">
            <text:p>0</text:p>
          </table:table-cell>
          <table:table-cell office:value-type="float" office:value="0" table:formula="of:=SUM([.U3:.U33]=[.$CO3:.$CO33])" table:number-matrix-columns-spanned="1" table:number-matrix-rows-spanned="1" table:style-name="ce1">
            <text:p>0</text:p>
          </table:table-cell>
          <table:table-cell office:value-type="float" office:value="0" table:formula="of:=SUM([.V3:.V33]=[.$CL3:.$CL33])" table:number-matrix-columns-spanned="1" table:number-matrix-rows-spanned="1" table:style-name="ce1">
            <text:p>0</text:p>
          </table:table-cell>
          <table:table-cell office:value-type="float" office:value="0" table:formula="of:=SUM([.W3:.W33]=[.$CM3:.$CM33])" table:number-matrix-columns-spanned="1" table:number-matrix-rows-spanned="1" table:style-name="ce1">
            <text:p>0</text:p>
          </table:table-cell>
          <table:table-cell office:value-type="float" office:value="0" table:formula="of:=SUM([.X3:.X33]=[.$CN3:.$CN33])" table:number-matrix-columns-spanned="1" table:number-matrix-rows-spanned="1" table:style-name="ce1">
            <text:p>0</text:p>
          </table:table-cell>
          <table:table-cell office:value-type="float" office:value="0" table:formula="of:=SUM([.Y3:.Y33]=[.$CO3:.$CO33])" table:number-matrix-columns-spanned="1" table:number-matrix-rows-spanned="1" table:style-name="ce1">
            <text:p>0</text:p>
          </table:table-cell>
          <table:table-cell office:value-type="float" office:value="0" table:formula="of:=SUM([.Z3:.Z33]=[.$CL3:.$CL33])" table:number-matrix-columns-spanned="1" table:number-matrix-rows-spanned="1" table:style-name="ce1">
            <text:p>0</text:p>
          </table:table-cell>
          <table:table-cell office:value-type="float" office:value="0" table:formula="of:=SUM([.AA3:.AA33]=[.$CM3:.$CM33])" table:number-matrix-columns-spanned="1" table:number-matrix-rows-spanned="1" table:style-name="ce1">
            <text:p>0</text:p>
          </table:table-cell>
          <table:table-cell office:value-type="float" office:value="0" table:formula="of:=SUM([.AB3:.AB33]=[.$CN3:.$CN33])" table:number-matrix-columns-spanned="1" table:number-matrix-rows-spanned="1" table:style-name="ce1">
            <text:p>0</text:p>
          </table:table-cell>
          <table:table-cell office:value-type="float" office:value="0" table:formula="of:=SUM([.AC3:.AC33]=[.$CO3:.$CO33])" table:number-matrix-columns-spanned="1" table:number-matrix-rows-spanned="1" table:style-name="ce1">
            <text:p>0</text:p>
          </table:table-cell>
          <table:table-cell office:value-type="float" office:value="0" table:formula="of:=SUM([.AD3:.AD33]=[.$CL3:.$CL33])" table:number-matrix-columns-spanned="1" table:number-matrix-rows-spanned="1" table:style-name="ce1">
            <text:p>0</text:p>
          </table:table-cell>
          <table:table-cell office:value-type="float" office:value="0" table:formula="of:=SUM([.AE3:.AE33]=[.$CM3:.$CM33])" table:number-matrix-columns-spanned="1" table:number-matrix-rows-spanned="1" table:style-name="ce1">
            <text:p>0</text:p>
          </table:table-cell>
          <table:table-cell office:value-type="float" office:value="0" table:formula="of:=SUM([.AF3:.AF33]=[.$CN3:.$CN33])" table:number-matrix-columns-spanned="1" table:number-matrix-rows-spanned="1" table:style-name="ce1">
            <text:p>0</text:p>
          </table:table-cell>
          <table:table-cell office:value-type="float" office:value="0" table:formula="of:=SUM([.AG3:.AG33]=[.$CO3:.$CO33])" table:number-matrix-columns-spanned="1" table:number-matrix-rows-spanned="1" table:style-name="ce1">
            <text:p>0</text:p>
          </table:table-cell>
          <table:table-cell office:value-type="float" office:value="0" table:formula="of:=SUM([.AH3:.AH33]=[.$CL3:.$CL33])" table:number-matrix-columns-spanned="1" table:number-matrix-rows-spanned="1" table:style-name="ce1">
            <text:p>0</text:p>
          </table:table-cell>
          <table:table-cell office:value-type="float" office:value="0" table:formula="of:=SUM([.AI3:.AI33]=[.$CM3:.$CM33])" table:number-matrix-columns-spanned="1" table:number-matrix-rows-spanned="1" table:style-name="ce1">
            <text:p>0</text:p>
          </table:table-cell>
          <table:table-cell office:value-type="float" office:value="0" table:formula="of:=SUM([.AJ3:.AJ33]=[.$CN3:.$CN33])" table:number-matrix-columns-spanned="1" table:number-matrix-rows-spanned="1" table:style-name="ce1">
            <text:p>0</text:p>
          </table:table-cell>
          <table:table-cell office:value-type="float" office:value="0" table:formula="of:=SUM([.AK3:.AK33]=[.$CO3:.$CO33])" table:number-matrix-columns-spanned="1" table:number-matrix-rows-spanned="1" table:style-name="ce1">
            <text:p>0</text:p>
          </table:table-cell>
          <table:table-cell office:value-type="float" office:value="0" table:formula="of:=SUM([.AL3:.AL33]=[.$CL3:.$CL33])" table:number-matrix-columns-spanned="1" table:number-matrix-rows-spanned="1" table:style-name="ce1">
            <text:p>0</text:p>
          </table:table-cell>
          <table:table-cell office:value-type="float" office:value="0" table:formula="of:=SUM([.AM3:.AM33]=[.$CM3:.$CM33])" table:number-matrix-columns-spanned="1" table:number-matrix-rows-spanned="1" table:style-name="ce1">
            <text:p>0</text:p>
          </table:table-cell>
          <table:table-cell office:value-type="float" office:value="0" table:formula="of:=SUM([.AN3:.AN33]=[.$CN3:.$CN33])" table:number-matrix-columns-spanned="1" table:number-matrix-rows-spanned="1" table:style-name="ce2">
            <text:p>0</text:p>
          </table:table-cell>
          <table:table-cell office:value-type="float" office:value="0" table:formula="of:=SUM([.AO3:.AO33]=[.$CO3:.$CO33])" table:number-matrix-columns-spanned="1" table:number-matrix-rows-spanned="1" table:style-name="ce1">
            <text:p>0</text:p>
          </table:table-cell>
          <table:table-cell office:value-type="float" office:value="0" table:formula="of:=SUM([.AP3:.AP33]=[.$CL3:.$CL33])" table:number-matrix-columns-spanned="1" table:number-matrix-rows-spanned="1" table:style-name="ce1">
            <text:p>0</text:p>
          </table:table-cell>
          <table:table-cell office:value-type="float" office:value="0" table:formula="of:=SUM([.AQ3:.AQ33]=[.$CM3:.$CM33])" table:number-matrix-columns-spanned="1" table:number-matrix-rows-spanned="1" table:style-name="ce1">
            <text:p>0</text:p>
          </table:table-cell>
          <table:table-cell office:value-type="float" office:value="0" table:formula="of:=SUM([.AR3:.AR33]=[.$CN3:.$CN33])" table:number-matrix-columns-spanned="1" table:number-matrix-rows-spanned="1" table:style-name="ce2">
            <text:p>0</text:p>
          </table:table-cell>
          <table:table-cell office:value-type="float" office:value="0" table:formula="of:=SUM([.AS3:.AS33]=[.$CO3:.$CO33])" table:number-matrix-columns-spanned="1" table:number-matrix-rows-spanned="1" table:style-name="ce1">
            <text:p>0</text:p>
          </table:table-cell>
          <table:table-cell office:value-type="float" office:value="0" table:formula="of:=SUM([.AT3:.AT33]=[.$CL3:.$CL33])" table:number-matrix-columns-spanned="1" table:number-matrix-rows-spanned="1" table:style-name="ce1">
            <text:p>0</text:p>
          </table:table-cell>
          <table:table-cell office:value-type="float" office:value="0" table:formula="of:=SUM([.AU3:.AU33]=[.$CM3:.$CM33])" table:number-matrix-columns-spanned="1" table:number-matrix-rows-spanned="1" table:style-name="ce1">
            <text:p>0</text:p>
          </table:table-cell>
          <table:table-cell office:value-type="float" office:value="0" table:formula="of:=SUM([.AV3:.AV33]=[.$CN3:.$CN33])" table:number-matrix-columns-spanned="1" table:number-matrix-rows-spanned="1" table:style-name="ce2">
            <text:p>0</text:p>
          </table:table-cell>
          <table:table-cell office:value-type="float" office:value="0" table:formula="of:=SUM([.AW3:.AW33]=[.$CO3:.$CO33])" table:number-matrix-columns-spanned="1" table:number-matrix-rows-spanned="1" table:style-name="ce1">
            <text:p>0</text:p>
          </table:table-cell>
          <table:table-cell office:value-type="float" office:value="0" table:formula="of:=SUM([.AX3:.AX33]=[.$CL3:.$CL33])" table:number-matrix-columns-spanned="1" table:number-matrix-rows-spanned="1" table:style-name="ce1">
            <text:p>0</text:p>
          </table:table-cell>
          <table:table-cell office:value-type="float" office:value="0" table:formula="of:=SUM([.AY3:.AY33]=[.$CM3:.$CM33])" table:number-matrix-columns-spanned="1" table:number-matrix-rows-spanned="1" table:style-name="ce1">
            <text:p>0</text:p>
          </table:table-cell>
          <table:table-cell office:value-type="float" office:value="0" table:formula="of:=SUM([.AZ3:.AZ33]=[.$CN3:.$CN33])" table:number-matrix-columns-spanned="1" table:number-matrix-rows-spanned="1" table:style-name="ce2">
            <text:p>0</text:p>
          </table:table-cell>
          <table:table-cell office:value-type="float" office:value="0" table:formula="of:=SUM([.BA3:.BA33]=[.$CO3:.$CO33])" table:number-matrix-columns-spanned="1" table:number-matrix-rows-spanned="1" table:style-name="ce1">
            <text:p>0</text:p>
          </table:table-cell>
          <table:table-cell office:value-type="float" office:value="0" table:formula="of:=SUM([.BB3:.BB33]=[.$CL3:.$CL33])" table:number-matrix-columns-spanned="1" table:number-matrix-rows-spanned="1" table:style-name="ce1">
            <text:p>0</text:p>
          </table:table-cell>
          <table:table-cell office:value-type="float" office:value="0" table:formula="of:=SUM([.BC3:.BC33]=[.$CM3:.$CM33])" table:number-matrix-columns-spanned="1" table:number-matrix-rows-spanned="1" table:style-name="ce1">
            <text:p>0</text:p>
          </table:table-cell>
          <table:table-cell office:value-type="float" office:value="0" table:formula="of:=SUM([.BD3:.BD33]=[.$CN3:.$CN33])" table:number-matrix-columns-spanned="1" table:number-matrix-rows-spanned="1" table:style-name="ce1">
            <text:p>0</text:p>
          </table:table-cell>
          <table:table-cell office:value-type="float" office:value="0" table:formula="of:=SUM([.BE3:.BE33]=[.$CO3:.$CO33])" table:number-matrix-columns-spanned="1" table:number-matrix-rows-spanned="1" table:style-name="ce1">
            <text:p>0</text:p>
          </table:table-cell>
          <table:table-cell office:value-type="float" office:value="0" table:formula="of:=SUM([.BF3:.BF33]=[.$CL3:.$CL33])" table:number-matrix-columns-spanned="1" table:number-matrix-rows-spanned="1" table:style-name="ce3">
            <text:p>0</text:p>
          </table:table-cell>
          <table:table-cell office:value-type="float" office:value="0" table:formula="of:=SUM([.BG3:.BG33]=[.$CM3:.$CM33])" table:number-matrix-columns-spanned="1" table:number-matrix-rows-spanned="1" table:style-name="ce3">
            <text:p>0</text:p>
          </table:table-cell>
          <table:table-cell office:value-type="float" office:value="0" table:formula="of:=SUM([.BH3:.BH33]=[.$CN3:.$CN33])" table:number-matrix-columns-spanned="1" table:number-matrix-rows-spanned="1" table:style-name="ce3">
            <text:p>0</text:p>
          </table:table-cell>
          <table:table-cell office:value-type="float" office:value="0" table:formula="of:=SUM([.BI3:.BI33]=[.$CO3:.$CO33])" table:number-matrix-columns-spanned="1" table:number-matrix-rows-spanned="1" table:style-name="ce3">
            <text:p>0</text:p>
          </table:table-cell>
          <table:table-cell office:value-type="float" office:value="0" table:formula="of:=SUM([.BJ3:.BJ33]=[.$CL3:.$CL33])" table:number-matrix-columns-spanned="1" table:number-matrix-rows-spanned="1" table:style-name="ce1">
            <text:p>0</text:p>
          </table:table-cell>
          <table:table-cell office:value-type="float" office:value="0" table:formula="of:=SUM([.BK3:.BK33]=[.$CM3:.$CM33])" table:number-matrix-columns-spanned="1" table:number-matrix-rows-spanned="1" table:style-name="ce1">
            <text:p>0</text:p>
          </table:table-cell>
          <table:table-cell office:value-type="float" office:value="0" table:formula="of:=SUM([.BL3:.BL33]=[.$CN3:.$CN33])" table:number-matrix-columns-spanned="1" table:number-matrix-rows-spanned="1" table:style-name="ce2">
            <text:p>0</text:p>
          </table:table-cell>
          <table:table-cell office:value-type="float" office:value="0" table:formula="of:=SUM([.BM3:.BM33]=[.$CO3:.$CO33])" table:number-matrix-columns-spanned="1" table:number-matrix-rows-spanned="1" table:style-name="ce1">
            <text:p>0</text:p>
          </table:table-cell>
          <table:table-cell office:value-type="float" office:value="0" table:formula="of:=SUM([.BN3:.BN33]=[.$CL3:.$CL33])" table:number-matrix-columns-spanned="1" table:number-matrix-rows-spanned="1" table:style-name="ce1">
            <text:p>0</text:p>
          </table:table-cell>
          <table:table-cell office:value-type="float" office:value="0" table:formula="of:=SUM([.BO3:.BO33]=[.$CM3:.$CM33])" table:number-matrix-columns-spanned="1" table:number-matrix-rows-spanned="1" table:style-name="ce1">
            <text:p>0</text:p>
          </table:table-cell>
          <table:table-cell office:value-type="float" office:value="0" table:formula="of:=SUM([.BP3:.BP33]=[.$CN3:.$CN33])" table:number-matrix-columns-spanned="1" table:number-matrix-rows-spanned="1" table:style-name="ce1">
            <text:p>0</text:p>
          </table:table-cell>
          <table:table-cell office:value-type="float" office:value="0" table:formula="of:=SUM([.BQ3:.BQ33]=[.$CO3:.$CO33])" table:number-matrix-columns-spanned="1" table:number-matrix-rows-spanned="1" table:style-name="ce1">
            <text:p>0</text:p>
          </table:table-cell>
          <table:table-cell office:value-type="float" office:value="0" table:formula="of:=SUM([.BR3:.BR33]=[.$CL3:.$CL33])" table:number-matrix-columns-spanned="1" table:number-matrix-rows-spanned="1" table:style-name="ce1">
            <text:p>0</text:p>
          </table:table-cell>
          <table:table-cell office:value-type="float" office:value="0" table:formula="of:=SUM([.BS3:.BS33]=[.$CM3:.$CM33])" table:number-matrix-columns-spanned="1" table:number-matrix-rows-spanned="1" table:style-name="ce1">
            <text:p>0</text:p>
          </table:table-cell>
          <table:table-cell office:value-type="float" office:value="0" table:formula="of:=SUM([.BT3:.BT33]=[.$CN3:.$CN33])" table:number-matrix-columns-spanned="1" table:number-matrix-rows-spanned="1" table:style-name="ce2">
            <text:p>0</text:p>
          </table:table-cell>
          <table:table-cell office:value-type="float" office:value="0" table:formula="of:=SUM([.BU3:.BU33]=[.$CO3:.$CO33])" table:number-matrix-columns-spanned="1" table:number-matrix-rows-spanned="1" table:style-name="ce1">
            <text:p>0</text:p>
          </table:table-cell>
          <table:table-cell office:value-type="float" office:value="0" table:formula="of:=SUM([.BV3:.BV33]=[.$CL3:.$CL33])" table:number-matrix-columns-spanned="1" table:number-matrix-rows-spanned="1" table:style-name="ce1">
            <text:p>0</text:p>
          </table:table-cell>
          <table:table-cell office:value-type="float" office:value="0" table:formula="of:=SUM([.BW3:.BW33]=[.$CM3:.$CM33])" table:number-matrix-columns-spanned="1" table:number-matrix-rows-spanned="1" table:style-name="ce1">
            <text:p>0</text:p>
          </table:table-cell>
          <table:table-cell office:value-type="float" office:value="0" table:formula="of:=SUM([.BX3:.BX33]=[.$CN3:.$CN33])" table:number-matrix-columns-spanned="1" table:number-matrix-rows-spanned="1" table:style-name="ce1">
            <text:p>0</text:p>
          </table:table-cell>
          <table:table-cell office:value-type="float" office:value="0" table:formula="of:=SUM([.BY3:.BY33]=[.$CO3:.$CO33])" table:number-matrix-columns-spanned="1" table:number-matrix-rows-spanned="1" table:style-name="ce1">
            <text:p>0</text:p>
          </table:table-cell>
          <table:table-cell office:value-type="float" office:value="0" table:formula="of:=SUM([.BZ3:.BZ33]=[.$CL3:.$CL33])" table:number-matrix-columns-spanned="1" table:number-matrix-rows-spanned="1" table:style-name="ce1">
            <text:p>0</text:p>
          </table:table-cell>
          <table:table-cell office:value-type="float" office:value="0" table:formula="of:=SUM([.CA3:.CA33]=[.$CM3:.$CM33])" table:number-matrix-columns-spanned="1" table:number-matrix-rows-spanned="1" table:style-name="ce1">
            <text:p>0</text:p>
          </table:table-cell>
          <table:table-cell office:value-type="float" office:value="0" table:formula="of:=SUM([.CB3:.CB33]=[.$CN3:.$CN33])" table:number-matrix-columns-spanned="1" table:number-matrix-rows-spanned="1" table:style-name="ce1">
            <text:p>0</text:p>
          </table:table-cell>
          <table:table-cell office:value-type="float" office:value="0" table:formula="of:=SUM([.CC3:.CC33]=[.$CO3:.$CO33])" table:number-matrix-columns-spanned="1" table:number-matrix-rows-spanned="1" table:style-name="ce1">
            <text:p>0</text:p>
          </table:table-cell>
          <table:table-cell table:number-columns-repeated="16303" table:style-name="ce1"/>
        </table:table-row>
        <table:table-row table:number-rows-repeated="1048534" table:style-name="ro1">
          <table:table-cell table:number-columns-repeated="16384"/>
        </table:table-row>
      </table:table>
      <table:table table:name="Classes" table:style-name="ta1">
        <table:table-column table:style-name="co19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8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3" table:default-cell-style-name="ce1"/>
        <table:table-column table:style-name="co11" table:default-cell-style-name="ce1"/>
        <table:table-column table:style-name="co3" table:number-columns-repeated="3" table:default-cell-style-name="ce1"/>
        <table:table-column table:style-name="co12" table:default-cell-style-name="ce1"/>
        <table:table-column table:style-name="co3" table:number-columns-repeated="3" table:default-cell-style-name="ce1"/>
        <table:table-column table:style-name="co12" table:default-cell-style-name="ce1"/>
        <table:table-column table:style-name="co3" table:number-columns-repeated="3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3" table:default-cell-style-name="ce1"/>
        <table:table-column table:style-name="co3" table:number-columns-repeated="3" table:default-cell-style-name="ce1"/>
        <table:table-column table:style-name="co14" table:default-cell-style-name="ce1"/>
        <table:table-column table:style-name="co3" table:number-columns-repeated="3" table:default-cell-style-name="ce1"/>
        <table:table-column table:style-name="co15" table:default-cell-style-name="ce1"/>
        <table:table-column table:style-name="co3" table:number-columns-repeated="3" table:default-cell-style-name="ce1"/>
        <table:table-column table:style-name="co16" table:default-cell-style-name="ce1"/>
        <table:table-column table:style-name="co3" table:number-columns-repeated="3" table:default-cell-style-name="ce1"/>
        <table:table-column table:style-name="co17" table:default-cell-style-name="ce1"/>
        <table:table-column table:style-name="co3" table:number-columns-repeated="16" table:default-cell-style-name="ce1"/>
        <table:table-column table:style-name="co18" table:number-columns-repeated="16290" table:default-cell-style-name="ce1"/>
        <table:table-row table:style-name="ro1">
          <table:table-cell table:style-name="ce1"/>
          <table:table-cell office:value-type="string" table:style-name="ce1">
            <text:p>clingo-1/setting-hForbiddenNodeNegative</text:p>
          </table:table-cell>
          <table:table-cell table:number-columns-repeated="3" table:style-name="ce1"/>
          <table:table-cell office:value-type="string" table:style-name="ce1">
            <text:p>clingo-1/setting-hForbiddenNodeNegativeBoth</text:p>
          </table:table-cell>
          <table:table-cell table:number-columns-repeated="3" table:style-name="ce1"/>
          <table:table-cell office:value-type="string" table:style-name="ce1">
            <text:p>clingo-1/setting-hForbiddenNodeNegativeBothLevel</text:p>
          </table:table-cell>
          <table:table-cell table:number-columns-repeated="3" table:style-name="ce1"/>
          <table:table-cell office:value-type="string" table:style-name="ce1">
            <text:p>clingo-1/setting-hForbiddenNodeNegativeGoal</text:p>
          </table:table-cell>
          <table:table-cell table:number-columns-repeated="3" table:style-name="ce1"/>
          <table:table-cell office:value-type="string" table:style-name="ce1">
            <text:p>clingo-1/setting-hNaivePathDistance3</text:p>
          </table:table-cell>
          <table:table-cell table:number-columns-repeated="3" table:style-name="ce1"/>
          <table:table-cell office:value-type="string" table:style-name="ce1">
            <text:p>clingo-1/setting-hNaivePathDistance3ANDNodeCostSGT</text:p>
          </table:table-cell>
          <table:table-cell table:number-columns-repeated="3" table:style-name="ce1"/>
          <table:table-cell office:value-type="string" table:style-name="ce1">
            <text:p>clingo-1/setting-hNaivePathDistance3ANDTime</text:p>
          </table:table-cell>
          <table:table-cell table:number-columns-repeated="3" table:style-name="ce1"/>
          <table:table-cell office:value-type="string" table:style-name="ce1">
            <text:p>clingo-1/setting-hNodeCost</text:p>
          </table:table-cell>
          <table:table-cell table:number-columns-repeated="3" table:style-name="ce1"/>
          <table:table-cell office:value-type="string" table:style-name="ce1">
            <text:p>clingo-1/setting-hNodeCostSGT</text:p>
          </table:table-cell>
          <table:table-cell table:number-columns-repeated="3" table:style-name="ce1"/>
          <table:table-cell office:value-type="string" table:style-name="ce1">
            <text:p>clingo-1/setting-hPathAreaANDDistance</text:p>
          </table:table-cell>
          <table:table-cell table:number-columns-repeated="3" table:style-name="ce1"/>
          <table:table-cell office:value-type="string" table:style-name="ce1">
            <text:p>clingo-1/setting-hPathAreaANDNodeCost</text:p>
          </table:table-cell>
          <table:table-cell table:number-columns-repeated="3" table:style-name="ce1"/>
          <table:table-cell office:value-type="string" table:style-name="ce1">
            <text:p>clingo-1/setting-hPathAreaANDNodeCostSGT</text:p>
          </table:table-cell>
          <table:table-cell table:number-columns-repeated="3" table:style-name="ce1"/>
          <table:table-cell office:value-type="string" table:style-name="ce1">
            <text:p>clingo-1/setting-hPathAreaTime</text:p>
          </table:table-cell>
          <table:table-cell table:number-columns-repeated="3" table:style-name="ce1"/>
          <table:table-cell office:value-type="string" table:style-name="ce1">
            <text:p>clingo-1/setting-hStrangeLevel</text:p>
          </table:table-cell>
          <table:table-cell table:number-columns-repeated="3" table:style-name="ce1"/>
          <table:table-cell office:value-type="string" table:style-name="ce1">
            <text:p>clingo-1/setting-hStrangeSign</text:p>
          </table:table-cell>
          <table:table-cell table:number-columns-repeated="3" table:style-name="ce1"/>
          <table:table-cell office:value-type="string" table:style-name="ce1">
            <text:p>clingo-1/setting-hTime</text:p>
          </table:table-cell>
          <table:table-cell table:number-columns-repeated="3" table:style-name="ce1"/>
          <table:table-cell office:value-type="string" table:style-name="ce1">
            <text:p>clingo-1/setting-hForbiddenNodeNegativeANDhPathDistance3</text:p>
          </table:table-cell>
          <table:table-cell table:number-columns-repeated="3" table:style-name="ce1"/>
          <table:table-cell office:value-type="string" table:style-name="ce1">
            <text:p>clingo-1/setting-hForbiddenNodeNegativeANDhPathAreaANDDistance</text:p>
          </table:table-cell>
          <table:table-cell table:number-columns-repeated="3" table:style-name="ce1"/>
          <table:table-cell office:value-type="string" table:style-name="ce1">
            <text:p>clingo-1/setting-hForbiddenNodeNegativeANDhNodeCost</text:p>
          </table:table-cell>
          <table:table-cell table:number-columns-repeated="3" table:style-name="ce1"/>
          <table:table-cell office:value-type="string" table:style-name="ce1">
            <text:p>clingo-1/setting-Standard</text:p>
          </table:table-cell>
          <table:table-cell table:number-columns-repeated="3" table:style-name="ce1"/>
          <table:table-cell office:value-type="string" table:style-name="ce1">
            <text:p>min</text:p>
          </table:table-cell>
          <table:table-cell table:number-columns-repeated="3" table:style-name="ce1"/>
          <table:table-cell office:value-type="string" table:style-name="ce1">
            <text:p>median</text:p>
          </table:table-cell>
          <table:table-cell table:number-columns-repeated="3" table:style-name="ce1"/>
          <table:table-cell office:value-type="string" table:style-name="ce1">
            <text:p>max</text:p>
          </table:table-cell>
          <table:table-cell table:number-columns-repeated="16294" table:style-name="ce1"/>
        </table:table-row>
        <table:table-row table:style-name="ro1">
          <table:table-cell table:style-name="ce1"/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conflicts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maze</text:p>
          </table:table-cell>
          <table:table-cell office:value-type="float" office:value="89.26" table:formula="of:=AVERAGE([Instances.B3:.B12])" table:style-name="ce1">
            <text:p>89,26</text:p>
          </table:table-cell>
          <table:table-cell office:value-type="float" office:value="86.585000000000008" table:formula="of:=AVERAGE([Instances.C3:.C12])" table:style-name="ce1">
            <text:p>86,585</text:p>
          </table:table-cell>
          <table:table-cell office:value-type="float" office:value="2121726.4" table:formula="of:=AVERAGE([Instances.D3:.D12])" table:style-name="ce1">
            <text:p>2121726,4</text:p>
          </table:table-cell>
          <table:table-cell office:value-type="float" office:value="102540.2" table:formula="of:=AVERAGE([Instances.E3:.E12])" table:style-name="ce1">
            <text:p>102540,2</text:p>
          </table:table-cell>
          <table:table-cell office:value-type="float" office:value="107.56099999999999" table:formula="of:=AVERAGE([Instances.F3:.F12])" table:style-name="ce1">
            <text:p>107,561</text:p>
          </table:table-cell>
          <table:table-cell office:value-type="float" office:value="104.854" table:formula="of:=AVERAGE([Instances.G3:.G12])" table:style-name="ce1">
            <text:p>104,854</text:p>
          </table:table-cell>
          <table:table-cell office:value-type="float" office:value="2817173.9" table:formula="of:=AVERAGE([Instances.H3:.H12])" table:style-name="ce1">
            <text:p>2817173,9</text:p>
          </table:table-cell>
          <table:table-cell office:value-type="float" office:value="120420.9" table:formula="of:=AVERAGE([Instances.I3:.I12])" table:style-name="ce1">
            <text:p>120420,9</text:p>
          </table:table-cell>
          <table:table-cell office:value-type="float" office:value="122.404" table:formula="of:=AVERAGE([Instances.J3:.J12])" table:style-name="ce1">
            <text:p>122,404</text:p>
          </table:table-cell>
          <table:table-cell office:value-type="float" office:value="119.48699999999999" table:formula="of:=AVERAGE([Instances.K3:.K12])" table:style-name="ce1">
            <text:p>119,487</text:p>
          </table:table-cell>
          <table:table-cell office:value-type="float" office:value="2871058.7" table:formula="of:=AVERAGE([Instances.L3:.L12])" table:style-name="ce1">
            <text:p>2871058,7</text:p>
          </table:table-cell>
          <table:table-cell office:value-type="float" office:value="136413" table:formula="of:=AVERAGE([Instances.M3:.M12])" table:style-name="ce1">
            <text:p>136413</text:p>
          </table:table-cell>
          <table:table-cell office:value-type="float" office:value="103.01899999999998" table:formula="of:=AVERAGE([Instances.N3:.N12])" table:style-name="ce1">
            <text:p>103,019</text:p>
          </table:table-cell>
          <table:table-cell office:value-type="float" office:value="100.098" table:formula="of:=AVERAGE([Instances.O3:.O12])" table:style-name="ce1">
            <text:p>100,098</text:p>
          </table:table-cell>
          <table:table-cell office:value-type="float" office:value="2817173.9" table:formula="of:=AVERAGE([Instances.P3:.P12])" table:style-name="ce1">
            <text:p>2817173,9</text:p>
          </table:table-cell>
          <table:table-cell office:value-type="float" office:value="120420.9" table:formula="of:=AVERAGE([Instances.Q3:.Q12])" table:style-name="ce1">
            <text:p>120420,9</text:p>
          </table:table-cell>
          <table:table-cell office:value-type="float" office:value="215.54000000000002" table:formula="of:=AVERAGE([Instances.R3:.R12])" table:style-name="ce1">
            <text:p>215,54</text:p>
          </table:table-cell>
          <table:table-cell office:value-type="float" office:value="203.125" table:formula="of:=AVERAGE([Instances.S3:.S12])" table:style-name="ce1">
            <text:p>203,125</text:p>
          </table:table-cell>
          <table:table-cell office:value-type="float" office:value="3874284.5" table:formula="of:=AVERAGE([Instances.T3:.T12])" table:style-name="ce1">
            <text:p>3874284,5</text:p>
          </table:table-cell>
          <table:table-cell office:value-type="float" office:value="150883.29999999999" table:formula="of:=AVERAGE([Instances.U3:.U12])" table:style-name="ce1">
            <text:p>150883,3</text:p>
          </table:table-cell>
          <table:table-cell office:value-type="float" office:value="223.85500000000002" table:formula="of:=AVERAGE([Instances.V3:.V12])" table:style-name="ce1">
            <text:p>223,855</text:p>
          </table:table-cell>
          <table:table-cell office:value-type="float" office:value="209.15799999999999" table:formula="of:=AVERAGE([Instances.W3:.W12])" table:style-name="ce1">
            <text:p>209,158</text:p>
          </table:table-cell>
          <table:table-cell office:value-type="float" office:value="3874284.5" table:formula="of:=AVERAGE([Instances.X3:.X12])" table:style-name="ce1">
            <text:p>3874284,5</text:p>
          </table:table-cell>
          <table:table-cell office:value-type="float" office:value="150883.29999999999" table:formula="of:=AVERAGE([Instances.Y3:.Y12])" table:style-name="ce1">
            <text:p>150883,3</text:p>
          </table:table-cell>
          <table:table-cell office:value-type="float" office:value="225.51599999999999" table:formula="of:=AVERAGE([Instances.Z3:.Z12])" table:style-name="ce1">
            <text:p>225,516</text:p>
          </table:table-cell>
          <table:table-cell office:value-type="float" office:value="211.77399999999997" table:formula="of:=AVERAGE([Instances.AA3:.AA12])" table:style-name="ce1">
            <text:p>211,774</text:p>
          </table:table-cell>
          <table:table-cell office:value-type="float" office:value="3874284.5" table:formula="of:=AVERAGE([Instances.AB3:.AB12])" table:style-name="ce1">
            <text:p>3874284,5</text:p>
          </table:table-cell>
          <table:table-cell office:value-type="float" office:value="150883.29999999999" table:formula="of:=AVERAGE([Instances.AC3:.AC12])" table:style-name="ce1">
            <text:p>150883,3</text:p>
          </table:table-cell>
          <table:table-cell office:value-type="float" office:value="112.694" table:formula="of:=AVERAGE([Instances.AD3:.AD12])" table:style-name="ce1">
            <text:p>112,694</text:p>
          </table:table-cell>
          <table:table-cell office:value-type="float" office:value="109.79600000000001" table:formula="of:=AVERAGE([Instances.AE3:.AE12])" table:style-name="ce1">
            <text:p>109,796</text:p>
          </table:table-cell>
          <table:table-cell office:value-type="float" office:value="1953510.5" table:formula="of:=AVERAGE([Instances.AF3:.AF12])" table:style-name="ce1">
            <text:p>1953510,5</text:p>
          </table:table-cell>
          <table:table-cell office:value-type="float" office:value="127891.1" table:formula="of:=AVERAGE([Instances.AG3:.AG12])" table:style-name="ce1">
            <text:p>127891,1</text:p>
          </table:table-cell>
          <table:table-cell office:value-type="float" office:value="110.29300000000001" table:formula="of:=AVERAGE([Instances.AH3:.AH12])" table:style-name="ce1">
            <text:p>110,293</text:p>
          </table:table-cell>
          <table:table-cell office:value-type="float" office:value="107.29299999999998" table:formula="of:=AVERAGE([Instances.AI3:.AI12])" table:style-name="ce1">
            <text:p>107,293</text:p>
          </table:table-cell>
          <table:table-cell office:value-type="float" office:value="1953510.5" table:formula="of:=AVERAGE([Instances.AJ3:.AJ12])" table:style-name="ce1">
            <text:p>1953510,5</text:p>
          </table:table-cell>
          <table:table-cell office:value-type="float" office:value="127891.1" table:formula="of:=AVERAGE([Instances.AK3:.AK12])" table:style-name="ce1">
            <text:p>127891,1</text:p>
          </table:table-cell>
          <table:table-cell office:value-type="float" office:value="5.2580000000000009" table:formula="of:=AVERAGE([Instances.AL3:.AL12])" table:style-name="ce1">
            <text:p>5,258</text:p>
          </table:table-cell>
          <table:table-cell office:value-type="float" office:value="2.3860000000000001" table:formula="of:=AVERAGE([Instances.AM3:.AM12])" table:style-name="ce1">
            <text:p>2,386</text:p>
          </table:table-cell>
          <table:table-cell office:value-type="float" office:value="36831.5" table:formula="of:=AVERAGE([Instances.AN3:.AN12])" table:style-name="ce2">
            <text:p>36831,5</text:p>
          </table:table-cell>
          <table:table-cell office:value-type="float" office:value="3923" table:formula="of:=AVERAGE([Instances.AO3:.AO12])" table:style-name="ce2">
            <text:p>3923</text:p>
          </table:table-cell>
          <table:table-cell office:value-type="float" office:value="7.5049999999999999" table:formula="of:=AVERAGE([Instances.AP3:.AP12])" table:style-name="ce1">
            <text:p>7,505</text:p>
          </table:table-cell>
          <table:table-cell office:value-type="float" office:value="4.668000000000001" table:formula="of:=AVERAGE([Instances.AQ3:.AQ12])" table:style-name="ce1">
            <text:p>4,668</text:p>
          </table:table-cell>
          <table:table-cell office:value-type="float" office:value="50589.3" table:formula="of:=AVERAGE([Instances.AR3:.AR12])" table:style-name="ce1">
            <text:p>50589,3</text:p>
          </table:table-cell>
          <table:table-cell office:value-type="float" office:value="8676.2000000000007" table:formula="of:=AVERAGE([Instances.AS3:.AS12])" table:style-name="ce1">
            <text:p>8676,2</text:p>
          </table:table-cell>
          <table:table-cell office:value-type="float" office:value="7.508" table:formula="of:=AVERAGE([Instances.AT3:.AT12])" table:style-name="ce1">
            <text:p>7,508</text:p>
          </table:table-cell>
          <table:table-cell office:value-type="float" office:value="4.7710000000000008" table:formula="of:=AVERAGE([Instances.AU3:.AU12])" table:style-name="ce1">
            <text:p>4,771</text:p>
          </table:table-cell>
          <table:table-cell office:value-type="float" office:value="53410.7" table:formula="of:=AVERAGE([Instances.AV3:.AV12])" table:style-name="ce1">
            <text:p>53410,7</text:p>
          </table:table-cell>
          <table:table-cell office:value-type="float" office:value="8007.2" table:formula="of:=AVERAGE([Instances.AW3:.AW12])" table:style-name="ce1">
            <text:p>8007,2</text:p>
          </table:table-cell>
          <table:table-cell office:value-type="float" office:value="7.0529999999999999" table:formula="of:=AVERAGE([Instances.AX3:.AX12])" table:style-name="ce1">
            <text:p>7,053</text:p>
          </table:table-cell>
          <table:table-cell office:value-type="float" office:value="4.1350000000000007" table:formula="of:=AVERAGE([Instances.AY3:.AY12])" table:style-name="ce1">
            <text:p>4,135</text:p>
          </table:table-cell>
          <table:table-cell office:value-type="float" office:value="43193.5" table:formula="of:=AVERAGE([Instances.AZ3:.AZ12])" table:style-name="ce1">
            <text:p>43193,5</text:p>
          </table:table-cell>
          <table:table-cell office:value-type="float" office:value="6037.6" table:formula="of:=AVERAGE([Instances.BA3:.BA12])" table:style-name="ce1">
            <text:p>6037,6</text:p>
          </table:table-cell>
          <table:table-cell office:value-type="float" office:value="8.6430000000000007" table:formula="of:=AVERAGE([Instances.BB3:.BB12])" table:style-name="ce1">
            <text:p>8,643</text:p>
          </table:table-cell>
          <table:table-cell office:value-type="float" office:value="5.8090000000000002" table:formula="of:=AVERAGE([Instances.BC3:.BC12])" table:style-name="ce1">
            <text:p>5,809</text:p>
          </table:table-cell>
          <table:table-cell office:value-type="float" office:value="39398.300000000003" table:formula="of:=AVERAGE([Instances.BD3:.BD12])" table:style-name="ce1">
            <text:p>39398,3</text:p>
          </table:table-cell>
          <table:table-cell office:value-type="float" office:value="12858.4" table:formula="of:=AVERAGE([Instances.BE3:.BE12])" table:style-name="ce1">
            <text:p>12858,4</text:p>
          </table:table-cell>
          <table:table-cell office:value-type="float" office:value="2373.4639999999999" table:formula="of:=AVERAGE([Instances.BF3:.BF12])" table:style-name="ce3">
            <text:p>2373,464</text:p>
          </table:table-cell>
          <table:table-cell office:value-type="float" office:value="2370.4720000000002" table:formula="of:=AVERAGE([Instances.BG3:.BG12])" table:style-name="ce3">
            <text:p>2370,472</text:p>
          </table:table-cell>
          <table:table-cell office:value-type="float" office:value="21107107.899999999" table:formula="of:=AVERAGE([Instances.BH3:.BH12])" table:style-name="ce3">
            <text:p>21107107,9</text:p>
          </table:table-cell>
          <table:table-cell office:value-type="float" office:value="2499919.2999999998" table:formula="of:=AVERAGE([Instances.BI3:.BI12])" table:style-name="ce3">
            <text:p>2499919,3</text:p>
          </table:table-cell>
          <table:table-cell office:value-type="float" office:value="99.782999999999987" table:formula="of:=AVERAGE([Instances.BJ3:.BJ12])" table:style-name="ce1">
            <text:p>99,783</text:p>
          </table:table-cell>
          <table:table-cell office:value-type="float" office:value="96.92" table:formula="of:=AVERAGE([Instances.BK3:.BK12])" table:style-name="ce1">
            <text:p>96,92</text:p>
          </table:table-cell>
          <table:table-cell office:value-type="float" office:value="2091038.5" table:formula="of:=AVERAGE([Instances.BL3:.BL12])" table:style-name="ce1">
            <text:p>2091038,5</text:p>
          </table:table-cell>
          <table:table-cell office:value-type="float" office:value="110955" table:formula="of:=AVERAGE([Instances.BM3:.BM12])" table:style-name="ce1">
            <text:p>110955</text:p>
          </table:table-cell>
          <table:table-cell office:value-type="float" office:value="224.54300000000003" table:formula="of:=AVERAGE([Instances.BN3:.BN12])" table:style-name="ce1">
            <text:p>224,543</text:p>
          </table:table-cell>
          <table:table-cell office:value-type="float" office:value="212.17899999999995" table:formula="of:=AVERAGE([Instances.BO3:.BO12])" table:style-name="ce1">
            <text:p>212,179</text:p>
          </table:table-cell>
          <table:table-cell office:value-type="float" office:value="3874284.5" table:formula="of:=AVERAGE([Instances.BP3:.BP12])" table:style-name="ce1">
            <text:p>3874284,5</text:p>
          </table:table-cell>
          <table:table-cell office:value-type="float" office:value="150883.29999999999" table:formula="of:=AVERAGE([Instances.BQ3:.BQ12])" table:style-name="ce1">
            <text:p>150883,3</text:p>
          </table:table-cell>
          <table:table-cell office:value-type="float" office:value="4.9580000000000002" table:formula="of:=AVERAGE([Instances.BR3:.BR12])" table:style-name="ce2">
            <text:p>4,958</text:p>
          </table:table-cell>
          <table:table-cell office:value-type="float" office:value="2.1809999999999996" table:formula="of:=AVERAGE([Instances.BS3:.BS12])" table:style-name="ce2">
            <text:p>2,181</text:p>
          </table:table-cell>
          <table:table-cell office:value-type="float" office:value="36831.5" table:formula="of:=AVERAGE([Instances.BT3:.BT12])" table:style-name="ce2">
            <text:p>36831,5</text:p>
          </table:table-cell>
          <table:table-cell office:value-type="float" office:value="3923" table:formula="of:=AVERAGE([Instances.BU3:.BU12])" table:style-name="ce2">
            <text:p>3923</text:p>
          </table:table-cell>
          <table:table-cell office:value-type="float" office:value="113.953" table:formula="of:=AVERAGE([Instances.BV3:.BV12])" table:style-name="ce1">
            <text:p>113,953</text:p>
          </table:table-cell>
          <table:table-cell office:value-type="float" office:value="110.95099999999999" table:formula="of:=AVERAGE([Instances.BW3:.BW12])" table:style-name="ce1">
            <text:p>110,951</text:p>
          </table:table-cell>
          <table:table-cell office:value-type="float" office:value="1953510.5" table:formula="of:=AVERAGE([Instances.BX3:.BX12])" table:style-name="ce1">
            <text:p>1953510,5</text:p>
          </table:table-cell>
          <table:table-cell office:value-type="float" office:value="127891.1" table:formula="of:=AVERAGE([Instances.BY3:.BY12])" table:style-name="ce1">
            <text:p>127891,1</text:p>
          </table:table-cell>
          <table:table-cell office:value-type="float" office:value="122.34" table:formula="of:=AVERAGE([Instances.BZ3:.BZ12])" table:style-name="ce1">
            <text:p>122,34</text:p>
          </table:table-cell>
          <table:table-cell office:value-type="float" office:value="119.54499999999999" table:formula="of:=AVERAGE([Instances.CA3:.CA12])" table:style-name="ce1">
            <text:p>119,545</text:p>
          </table:table-cell>
          <table:table-cell office:value-type="float" office:value="3218585.2" table:formula="of:=AVERAGE([Instances.CB3:.CB12])" table:style-name="ce1">
            <text:p>3218585,2</text:p>
          </table:table-cell>
          <table:table-cell office:value-type="float" office:value="152331.9" table:formula="of:=AVERAGE([Instances.CC3:.CC12])" table:style-name="ce1">
            <text:p>152331,9</text:p>
          </table:table-cell>
          <table:table-cell office:value-type="float" office:value="4.9580000000000002" table:formula="of:=MIN([.$B3];[.$F3];[.$J3];[.$N3];[.$R3];[.$V3];[.$Z3];[.$AD3];[.$AH3];[.$AL3];[.$AP3];[.$AT3];[.$AX3];[.$BB3];[.$BF3];[.$BJ3];[.$BN3];[.$BR3];[.$BV3];[.$BZ3])" table:style-name="ce1">
            <text:p>4,958</text:p>
          </table:table-cell>
          <table:table-cell office:value-type="float" office:value="2.1809999999999996" table:formula="of:=MIN([.$C3];[.$G3];[.$K3];[.$O3];[.$S3];[.$W3];[.$AA3];[.$AE3];[.$AI3];[.$AM3];[.$AQ3];[.$AU3];[.$AY3];[.$BC3];[.$BG3];[.$BK3];[.$BO3];[.$BS3];[.$BW3];[.$CA3])" table:style-name="ce1">
            <text:p>2,181</text:p>
          </table:table-cell>
          <table:table-cell office:value-type="float" office:value="36831.5" table:formula="of:=MIN([.$D3];[.$H3];[.$L3];[.$P3];[.$T3];[.$X3];[.$AB3];[.$AF3];[.$AJ3];[.$AN3];[.$AR3];[.$AV3];[.$AZ3];[.$BD3];[.$BH3];[.$BL3];[.$BP3];[.$BT3];[.$BX3];[.$CB3])" table:style-name="ce1">
            <text:p>36831,5</text:p>
          </table:table-cell>
          <table:table-cell office:value-type="float" office:value="3923" table:formula="of:=MIN([.$E3];[.$I3];[.$M3];[.$Q3];[.$U3];[.$Y3];[.$AC3];[.$AG3];[.$AK3];[.$AO3];[.$AS3];[.$AW3];[.$BA3];[.$BE3];[.$BI3];[.$BM3];[.$BQ3];[.$BU3];[.$BY3];[.$CC3])" table:style-name="ce1">
            <text:p>3923</text:p>
          </table:table-cell>
          <table:table-cell office:value-type="float" office:value="108.92699999999999" table:formula="of:=MEDIAN([.$B3];[.$F3];[.$J3];[.$N3];[.$R3];[.$V3];[.$Z3];[.$AD3];[.$AH3];[.$AL3];[.$AP3];[.$AT3];[.$AX3];[.$BB3];[.$BF3];[.$BJ3];[.$BN3];[.$BR3];[.$BV3];[.$BZ3])" table:style-name="ce1">
            <text:p>108,927</text:p>
          </table:table-cell>
          <table:table-cell office:value-type="float" office:value="106.0735" table:formula="of:=MEDIAN([.$C3];[.$G3];[.$K3];[.$O3];[.$S3];[.$W3];[.$AA3];[.$AE3];[.$AI3];[.$AM3];[.$AQ3];[.$AU3];[.$AY3];[.$BC3];[.$BG3];[.$BK3];[.$BO3];[.$BS3];[.$BW3];[.$CA3])" table:style-name="ce1">
            <text:p>106,0735</text:p>
          </table:table-cell>
          <table:table-cell office:value-type="float" office:value="2106382.4500000002" table:formula="of:=MEDIAN([.$D3];[.$H3];[.$L3];[.$P3];[.$T3];[.$X3];[.$AB3];[.$AF3];[.$AJ3];[.$AN3];[.$AR3];[.$AV3];[.$AZ3];[.$BD3];[.$BH3];[.$BL3];[.$BP3];[.$BT3];[.$BX3];[.$CB3])" table:style-name="ce1">
            <text:p>2106382,45</text:p>
          </table:table-cell>
          <table:table-cell office:value-type="float" office:value="124156" table:formula="of:=MEDIAN([.$E3];[.$I3];[.$M3];[.$Q3];[.$U3];[.$Y3];[.$AC3];[.$AG3];[.$AK3];[.$AO3];[.$AS3];[.$AW3];[.$BA3];[.$BE3];[.$BI3];[.$BM3];[.$BQ3];[.$BU3];[.$BY3];[.$CC3])" table:style-name="ce1">
            <text:p>124156</text:p>
          </table:table-cell>
          <table:table-cell office:value-type="float" office:value="2373.4639999999999" table:formula="of:=MAX([.$B3];[.$F3];[.$J3];[.$N3];[.$R3];[.$V3];[.$Z3];[.$AD3];[.$AH3];[.$AL3];[.$AP3];[.$AT3];[.$AX3];[.$BB3];[.$BF3];[.$BJ3];[.$BN3];[.$BR3];[.$BV3];[.$BZ3])" table:style-name="ce1">
            <text:p>2373,464</text:p>
          </table:table-cell>
          <table:table-cell office:value-type="float" office:value="2370.4720000000002" table:formula="of:=MAX([.$C3];[.$G3];[.$K3];[.$O3];[.$S3];[.$W3];[.$AA3];[.$AE3];[.$AI3];[.$AM3];[.$AQ3];[.$AU3];[.$AY3];[.$BC3];[.$BG3];[.$BK3];[.$BO3];[.$BS3];[.$BW3];[.$CA3])" table:style-name="ce1">
            <text:p>2370,472</text:p>
          </table:table-cell>
          <table:table-cell office:value-type="float" office:value="21107107.899999999" table:formula="of:=MAX([.$D3];[.$H3];[.$L3];[.$P3];[.$T3];[.$X3];[.$AB3];[.$AF3];[.$AJ3];[.$AN3];[.$AR3];[.$AV3];[.$AZ3];[.$BD3];[.$BH3];[.$BL3];[.$BP3];[.$BT3];[.$BX3];[.$CB3])" table:style-name="ce1">
            <text:p>21107107,9</text:p>
          </table:table-cell>
          <table:table-cell office:value-type="float" office:value="2499919.2999999998" table:formula="of:=MAX([.$E3];[.$I3];[.$M3];[.$Q3];[.$U3];[.$Y3];[.$AC3];[.$AG3];[.$AK3];[.$AO3];[.$AS3];[.$AW3];[.$BA3];[.$BE3];[.$BI3];[.$BM3];[.$BQ3];[.$BU3];[.$BY3];[.$CC3])" table:style-name="ce1">
            <text:p>2499919,3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andom</text:p>
          </table:table-cell>
          <table:table-cell office:value-type="float" office:value="80.222000000000008" table:formula="of:=AVERAGE([Instances.B13:.B22])" table:style-name="ce1">
            <text:p>80,222</text:p>
          </table:table-cell>
          <table:table-cell office:value-type="float" office:value="75.937999999999988" table:formula="of:=AVERAGE([Instances.C13:.C22])" table:style-name="ce1">
            <text:p>75,938</text:p>
          </table:table-cell>
          <table:table-cell office:value-type="float" office:value="751092" table:formula="of:=AVERAGE([Instances.D13:.D22])" table:style-name="ce1">
            <text:p>751092</text:p>
          </table:table-cell>
          <table:table-cell office:value-type="float" office:value="102620.7" table:formula="of:=AVERAGE([Instances.E13:.E22])" table:style-name="ce1">
            <text:p>102620,7</text:p>
          </table:table-cell>
          <table:table-cell office:value-type="float" office:value="148.55199999999999" table:formula="of:=AVERAGE([Instances.F13:.F22])" table:style-name="ce1">
            <text:p>148,552</text:p>
          </table:table-cell>
          <table:table-cell office:value-type="float" office:value="144.21799999999999" table:formula="of:=AVERAGE([Instances.G13:.G22])" table:style-name="ce1">
            <text:p>144,218</text:p>
          </table:table-cell>
          <table:table-cell office:value-type="float" office:value="1444658.8" table:formula="of:=AVERAGE([Instances.H13:.H22])" table:style-name="ce1">
            <text:p>1444658,8</text:p>
          </table:table-cell>
          <table:table-cell office:value-type="float" office:value="162920.70000000001" table:formula="of:=AVERAGE([Instances.I13:.I22])" table:style-name="ce1">
            <text:p>162920,7</text:p>
          </table:table-cell>
          <table:table-cell office:value-type="float" office:value="22.916" table:formula="of:=AVERAGE([Instances.J13:.J22])" table:style-name="ce1">
            <text:p>22,916</text:p>
          </table:table-cell>
          <table:table-cell office:value-type="float" office:value="18.634" table:formula="of:=AVERAGE([Instances.K13:.K22])" table:style-name="ce1">
            <text:p>18,634</text:p>
          </table:table-cell>
          <table:table-cell office:value-type="float" office:value="263911.59999999998" table:formula="of:=AVERAGE([Instances.L13:.L22])" table:style-name="ce1">
            <text:p>263911,6</text:p>
          </table:table-cell>
          <table:table-cell office:value-type="float" office:value="27173.5" table:formula="of:=AVERAGE([Instances.M13:.M22])" table:style-name="ce1">
            <text:p>27173,5</text:p>
          </table:table-cell>
          <table:table-cell office:value-type="float" office:value="150.16799999999998" table:formula="of:=AVERAGE([Instances.N13:.N22])" table:style-name="ce1">
            <text:p>150,168</text:p>
          </table:table-cell>
          <table:table-cell office:value-type="float" office:value="145.59800000000001" table:formula="of:=AVERAGE([Instances.O13:.O22])" table:style-name="ce1">
            <text:p>145,598</text:p>
          </table:table-cell>
          <table:table-cell office:value-type="float" office:value="1444658.8" table:formula="of:=AVERAGE([Instances.P13:.P22])" table:style-name="ce1">
            <text:p>1444658,8</text:p>
          </table:table-cell>
          <table:table-cell office:value-type="float" office:value="162920.70000000001" table:formula="of:=AVERAGE([Instances.Q13:.Q22])" table:style-name="ce1">
            <text:p>162920,7</text:p>
          </table:table-cell>
          <table:table-cell office:value-type="float" office:value="120.95299999999997" table:formula="of:=AVERAGE([Instances.R13:.R22])" table:style-name="ce1">
            <text:p>120,953</text:p>
          </table:table-cell>
          <table:table-cell office:value-type="float" office:value="99.05" table:formula="of:=AVERAGE([Instances.S13:.S22])" table:style-name="ce1">
            <text:p>99,05</text:p>
          </table:table-cell>
          <table:table-cell office:value-type="float" office:value="731170.3" table:formula="of:=AVERAGE([Instances.T13:.T22])" table:style-name="ce1">
            <text:p>731170,3</text:p>
          </table:table-cell>
          <table:table-cell office:value-type="float" office:value="73393" table:formula="of:=AVERAGE([Instances.U13:.U22])" table:style-name="ce1">
            <text:p>73393</text:p>
          </table:table-cell>
          <table:table-cell office:value-type="float" office:value="128.47800000000001" table:formula="of:=AVERAGE([Instances.V13:.V22])" table:style-name="ce1">
            <text:p>128,478</text:p>
          </table:table-cell>
          <table:table-cell office:value-type="float" office:value="101.94699999999999" table:formula="of:=AVERAGE([Instances.W13:.W22])" table:style-name="ce1">
            <text:p>101,947</text:p>
          </table:table-cell>
          <table:table-cell office:value-type="float" office:value="731170.3" table:formula="of:=AVERAGE([Instances.X13:.X22])" table:style-name="ce1">
            <text:p>731170,3</text:p>
          </table:table-cell>
          <table:table-cell office:value-type="float" office:value="73393" table:formula="of:=AVERAGE([Instances.Y13:.Y22])" table:style-name="ce1">
            <text:p>73393</text:p>
          </table:table-cell>
          <table:table-cell office:value-type="float" office:value="128.01100000000002" table:formula="of:=AVERAGE([Instances.Z13:.Z22])" table:style-name="ce1">
            <text:p>128,011</text:p>
          </table:table-cell>
          <table:table-cell office:value-type="float" office:value="103.40299999999999" table:formula="of:=AVERAGE([Instances.AA13:.AA22])" table:style-name="ce1">
            <text:p>103,403</text:p>
          </table:table-cell>
          <table:table-cell office:value-type="float" office:value="731170.3" table:formula="of:=AVERAGE([Instances.AB13:.AB22])" table:style-name="ce1">
            <text:p>731170,3</text:p>
          </table:table-cell>
          <table:table-cell office:value-type="float" office:value="73393" table:formula="of:=AVERAGE([Instances.AC13:.AC22])" table:style-name="ce1">
            <text:p>73393</text:p>
          </table:table-cell>
          <table:table-cell office:value-type="float" office:value="127.84" table:formula="of:=AVERAGE([Instances.AD13:.AD22])" table:style-name="ce1">
            <text:p>127,84</text:p>
          </table:table-cell>
          <table:table-cell office:value-type="float" office:value="123.38899999999998" table:formula="of:=AVERAGE([Instances.AE13:.AE22])" table:style-name="ce1">
            <text:p>123,389</text:p>
          </table:table-cell>
          <table:table-cell office:value-type="float" office:value="1250466.2" table:formula="of:=AVERAGE([Instances.AF13:.AF22])" table:style-name="ce1">
            <text:p>1250466,2</text:p>
          </table:table-cell>
          <table:table-cell office:value-type="float" office:value="149595.20000000001" table:formula="of:=AVERAGE([Instances.AG13:.AG22])" table:style-name="ce1">
            <text:p>149595,2</text:p>
          </table:table-cell>
          <table:table-cell office:value-type="float" office:value="127.64699999999998" table:formula="of:=AVERAGE([Instances.AH13:.AH22])" table:style-name="ce1">
            <text:p>127,647</text:p>
          </table:table-cell>
          <table:table-cell office:value-type="float" office:value="122.89500000000001" table:formula="of:=AVERAGE([Instances.AI13:.AI22])" table:style-name="ce1">
            <text:p>122,895</text:p>
          </table:table-cell>
          <table:table-cell office:value-type="float" office:value="1251516" table:formula="of:=AVERAGE([Instances.AJ13:.AJ22])" table:style-name="ce1">
            <text:p>1251516</text:p>
          </table:table-cell>
          <table:table-cell office:value-type="float" office:value="149599.79999999999" table:formula="of:=AVERAGE([Instances.AK13:.AK22])" table:style-name="ce1">
            <text:p>149599,8</text:p>
          </table:table-cell>
          <table:table-cell office:value-type="float" office:value="6.2410000000000005" table:formula="of:=AVERAGE([Instances.AL13:.AL22])" table:style-name="ce1">
            <text:p>6,241</text:p>
          </table:table-cell>
          <table:table-cell office:value-type="float" office:value="1.782" table:formula="of:=AVERAGE([Instances.AM13:.AM22])" table:style-name="ce1">
            <text:p>1,782</text:p>
          </table:table-cell>
          <table:table-cell office:value-type="float" office:value="23558.9" table:formula="of:=AVERAGE([Instances.AN13:.AN22])" table:style-name="ce1">
            <text:p>23558,9</text:p>
          </table:table-cell>
          <table:table-cell office:value-type="float" office:value="1755.6" table:formula="of:=AVERAGE([Instances.AO13:.AO22])" table:style-name="ce1">
            <text:p>1755,6</text:p>
          </table:table-cell>
          <table:table-cell office:value-type="float" office:value="6.1920000000000002" table:formula="of:=AVERAGE([Instances.AP13:.AP22])" table:style-name="ce1">
            <text:p>6,192</text:p>
          </table:table-cell>
          <table:table-cell office:value-type="float" office:value="1.8149999999999999" table:formula="of:=AVERAGE([Instances.AQ13:.AQ22])" table:style-name="ce1">
            <text:p>1,815</text:p>
          </table:table-cell>
          <table:table-cell office:value-type="float" office:value="23623.7" table:formula="of:=AVERAGE([Instances.AR13:.AR22])" table:style-name="ce1">
            <text:p>23623,7</text:p>
          </table:table-cell>
          <table:table-cell office:value-type="float" office:value="1653.1" table:formula="of:=AVERAGE([Instances.AS13:.AS22])" table:style-name="ce2">
            <text:p>1653,1</text:p>
          </table:table-cell>
          <table:table-cell office:value-type="float" office:value="8.6479999999999997" table:formula="of:=AVERAGE([Instances.AT13:.AT22])" table:style-name="ce1">
            <text:p>8,648</text:p>
          </table:table-cell>
          <table:table-cell office:value-type="float" office:value="4.1349999999999998" table:formula="of:=AVERAGE([Instances.AU13:.AU22])" table:style-name="ce1">
            <text:p>4,135</text:p>
          </table:table-cell>
          <table:table-cell office:value-type="float" office:value="32173.599999999999" table:formula="of:=AVERAGE([Instances.AV13:.AV22])" table:style-name="ce1">
            <text:p>32173,6</text:p>
          </table:table-cell>
          <table:table-cell office:value-type="float" office:value="5444.5" table:formula="of:=AVERAGE([Instances.AW13:.AW22])" table:style-name="ce1">
            <text:p>5444,5</text:p>
          </table:table-cell>
          <table:table-cell office:value-type="float" office:value="6.4550000000000001" table:formula="of:=AVERAGE([Instances.AX13:.AX22])" table:style-name="ce1">
            <text:p>6,455</text:p>
          </table:table-cell>
          <table:table-cell office:value-type="float" office:value="1.8119999999999998" table:formula="of:=AVERAGE([Instances.AY13:.AY22])" table:style-name="ce1">
            <text:p>1,812</text:p>
          </table:table-cell>
          <table:table-cell office:value-type="float" office:value="24171.4" table:formula="of:=AVERAGE([Instances.AZ13:.AZ22])" table:style-name="ce1">
            <text:p>24171,4</text:p>
          </table:table-cell>
          <table:table-cell office:value-type="float" office:value="2342.1999999999998" table:formula="of:=AVERAGE([Instances.BA13:.BA22])" table:style-name="ce1">
            <text:p>2342,2</text:p>
          </table:table-cell>
          <table:table-cell office:value-type="float" office:value="5.6820000000000004" table:formula="of:=AVERAGE([Instances.BB13:.BB22])" table:style-name="ce2">
            <text:p>5,682</text:p>
          </table:table-cell>
          <table:table-cell office:value-type="float" office:value="1.3079999999999998" table:formula="of:=AVERAGE([Instances.BC13:.BC22])" table:style-name="ce2">
            <text:p>1,308</text:p>
          </table:table-cell>
          <table:table-cell office:value-type="float" office:value="23067.599999999999" table:formula="of:=AVERAGE([Instances.BD13:.BD22])" table:style-name="ce2">
            <text:p>23067,6</text:p>
          </table:table-cell>
          <table:table-cell office:value-type="float" office:value="2424" table:formula="of:=AVERAGE([Instances.BE13:.BE22])" table:style-name="ce1">
            <text:p>2424</text:p>
          </table:table-cell>
          <table:table-cell office:value-type="float" office:value="4558.9639999999999" table:formula="of:=AVERAGE([Instances.BF13:.BF22])" table:style-name="ce3">
            <text:p>4558,964</text:p>
          </table:table-cell>
          <table:table-cell office:value-type="float" office:value="4555.1239999999998" table:formula="of:=AVERAGE([Instances.BG13:.BG22])" table:style-name="ce3">
            <text:p>4555,124</text:p>
          </table:table-cell>
          <table:table-cell office:value-type="float" office:value="43159716.200000003" table:formula="of:=AVERAGE([Instances.BH13:.BH22])" table:style-name="ce3">
            <text:p>43159716,2</text:p>
          </table:table-cell>
          <table:table-cell office:value-type="float" office:value="2929688.3" table:formula="of:=AVERAGE([Instances.BI13:.BI22])" table:style-name="ce3">
            <text:p>2929688,3</text:p>
          </table:table-cell>
          <table:table-cell office:value-type="float" office:value="126.95800000000004" table:formula="of:=AVERAGE([Instances.BJ13:.BJ22])" table:style-name="ce1">
            <text:p>126,958</text:p>
          </table:table-cell>
          <table:table-cell office:value-type="float" office:value="122.309" table:formula="of:=AVERAGE([Instances.BK13:.BK22])" table:style-name="ce1">
            <text:p>122,309</text:p>
          </table:table-cell>
          <table:table-cell office:value-type="float" office:value="1058918" table:formula="of:=AVERAGE([Instances.BL13:.BL22])" table:style-name="ce1">
            <text:p>1058918</text:p>
          </table:table-cell>
          <table:table-cell office:value-type="float" office:value="142602.1" table:formula="of:=AVERAGE([Instances.BM13:.BM22])" table:style-name="ce1">
            <text:p>142602,1</text:p>
          </table:table-cell>
          <table:table-cell office:value-type="float" office:value="120.34200000000001" table:formula="of:=AVERAGE([Instances.BN13:.BN22])" table:style-name="ce1">
            <text:p>120,342</text:p>
          </table:table-cell>
          <table:table-cell office:value-type="float" office:value="99.150999999999996" table:formula="of:=AVERAGE([Instances.BO13:.BO22])" table:style-name="ce1">
            <text:p>99,151</text:p>
          </table:table-cell>
          <table:table-cell office:value-type="float" office:value="731170.3" table:formula="of:=AVERAGE([Instances.BP13:.BP22])" table:style-name="ce1">
            <text:p>731170,3</text:p>
          </table:table-cell>
          <table:table-cell office:value-type="float" office:value="73393" table:formula="of:=AVERAGE([Instances.BQ13:.BQ22])" table:style-name="ce1">
            <text:p>73393</text:p>
          </table:table-cell>
          <table:table-cell office:value-type="float" office:value="6.5200000000000005" table:formula="of:=AVERAGE([Instances.BR13:.BR22])" table:style-name="ce1">
            <text:p>6,52</text:p>
          </table:table-cell>
          <table:table-cell office:value-type="float" office:value="1.8160000000000001" table:formula="of:=AVERAGE([Instances.BS13:.BS22])" table:style-name="ce1">
            <text:p>1,816</text:p>
          </table:table-cell>
          <table:table-cell office:value-type="float" office:value="23558.9" table:formula="of:=AVERAGE([Instances.BT13:.BT22])" table:style-name="ce1">
            <text:p>23558,9</text:p>
          </table:table-cell>
          <table:table-cell office:value-type="float" office:value="1755.6" table:formula="of:=AVERAGE([Instances.BU13:.BU22])" table:style-name="ce1">
            <text:p>1755,6</text:p>
          </table:table-cell>
          <table:table-cell office:value-type="float" office:value="122.24700000000003" table:formula="of:=AVERAGE([Instances.BV13:.BV22])" table:style-name="ce1">
            <text:p>122,247</text:p>
          </table:table-cell>
          <table:table-cell office:value-type="float" office:value="117.81999999999996" table:formula="of:=AVERAGE([Instances.BW13:.BW22])" table:style-name="ce1">
            <text:p>117,82</text:p>
          </table:table-cell>
          <table:table-cell office:value-type="float" office:value="1250466.2" table:formula="of:=AVERAGE([Instances.BX13:.BX22])" table:style-name="ce1">
            <text:p>1250466,2</text:p>
          </table:table-cell>
          <table:table-cell office:value-type="float" office:value="149595.20000000001" table:formula="of:=AVERAGE([Instances.BY13:.BY22])" table:style-name="ce1">
            <text:p>149595,2</text:p>
          </table:table-cell>
          <table:table-cell office:value-type="float" office:value="81.806000000000012" table:formula="of:=AVERAGE([Instances.BZ13:.BZ22])" table:style-name="ce1">
            <text:p>81,806</text:p>
          </table:table-cell>
          <table:table-cell office:value-type="float" office:value="77.397999999999996" table:formula="of:=AVERAGE([Instances.CA13:.CA22])" table:style-name="ce1">
            <text:p>77,398</text:p>
          </table:table-cell>
          <table:table-cell office:value-type="float" office:value="866224.6" table:formula="of:=AVERAGE([Instances.CB13:.CB22])" table:style-name="ce1">
            <text:p>866224,6</text:p>
          </table:table-cell>
          <table:table-cell office:value-type="float" office:value="94374.8" table:formula="of:=AVERAGE([Instances.CC13:.CC22])" table:style-name="ce1">
            <text:p>94374,8</text:p>
          </table:table-cell>
          <table:table-cell office:value-type="float" office:value="5.6820000000000004" table:formula="of:=MIN([.$B4];[.$F4];[.$J4];[.$N4];[.$R4];[.$V4];[.$Z4];[.$AD4];[.$AH4];[.$AL4];[.$AP4];[.$AT4];[.$AX4];[.$BB4];[.$BF4];[.$BJ4];[.$BN4];[.$BR4];[.$BV4];[.$BZ4])" table:style-name="ce1">
            <text:p>5,682</text:p>
          </table:table-cell>
          <table:table-cell office:value-type="float" office:value="1.3079999999999998" table:formula="of:=MIN([.$C4];[.$G4];[.$K4];[.$O4];[.$S4];[.$W4];[.$AA4];[.$AE4];[.$AI4];[.$AM4];[.$AQ4];[.$AU4];[.$AY4];[.$BC4];[.$BG4];[.$BK4];[.$BO4];[.$BS4];[.$BW4];[.$CA4])" table:style-name="ce1">
            <text:p>1,308</text:p>
          </table:table-cell>
          <table:table-cell office:value-type="float" office:value="23067.599999999999" table:formula="of:=MIN([.$D4];[.$H4];[.$L4];[.$P4];[.$T4];[.$X4];[.$AB4];[.$AF4];[.$AJ4];[.$AN4];[.$AR4];[.$AV4];[.$AZ4];[.$BD4];[.$BH4];[.$BL4];[.$BP4];[.$BT4];[.$BX4];[.$CB4])" table:style-name="ce1">
            <text:p>23067,6</text:p>
          </table:table-cell>
          <table:table-cell office:value-type="float" office:value="1653.1" table:formula="of:=MIN([.$E4];[.$I4];[.$M4];[.$Q4];[.$U4];[.$Y4];[.$AC4];[.$AG4];[.$AK4];[.$AO4];[.$AS4];[.$AW4];[.$BA4];[.$BE4];[.$BI4];[.$BM4];[.$BQ4];[.$BU4];[.$BY4];[.$CC4])" table:style-name="ce1">
            <text:p>1653,1</text:p>
          </table:table-cell>
          <table:table-cell office:value-type="float" office:value="120.64749999999999" table:formula="of:=MEDIAN([.$B4];[.$F4];[.$J4];[.$N4];[.$R4];[.$V4];[.$Z4];[.$AD4];[.$AH4];[.$AL4];[.$AP4];[.$AT4];[.$AX4];[.$BB4];[.$BF4];[.$BJ4];[.$BN4];[.$BR4];[.$BV4];[.$BZ4])" table:style-name="ce1">
            <text:p>120,6475</text:p>
          </table:table-cell>
          <table:table-cell office:value-type="float" office:value="99.100499999999997" table:formula="of:=MEDIAN([.$C4];[.$G4];[.$K4];[.$O4];[.$S4];[.$W4];[.$AA4];[.$AE4];[.$AI4];[.$AM4];[.$AQ4];[.$AU4];[.$AY4];[.$BC4];[.$BG4];[.$BK4];[.$BO4];[.$BS4];[.$BW4];[.$CA4])" table:style-name="ce1">
            <text:p>99,1005</text:p>
          </table:table-cell>
          <table:table-cell office:value-type="float" office:value="731170.3" table:formula="of:=MEDIAN([.$D4];[.$H4];[.$L4];[.$P4];[.$T4];[.$X4];[.$AB4];[.$AF4];[.$AJ4];[.$AN4];[.$AR4];[.$AV4];[.$AZ4];[.$BD4];[.$BH4];[.$BL4];[.$BP4];[.$BT4];[.$BX4];[.$CB4])" table:style-name="ce1">
            <text:p>731170,3</text:p>
          </table:table-cell>
          <table:table-cell office:value-type="float" office:value="73393" table:formula="of:=MEDIAN([.$E4];[.$I4];[.$M4];[.$Q4];[.$U4];[.$Y4];[.$AC4];[.$AG4];[.$AK4];[.$AO4];[.$AS4];[.$AW4];[.$BA4];[.$BE4];[.$BI4];[.$BM4];[.$BQ4];[.$BU4];[.$BY4];[.$CC4])" table:style-name="ce1">
            <text:p>73393</text:p>
          </table:table-cell>
          <table:table-cell office:value-type="float" office:value="4558.9639999999999" table:formula="of:=MAX([.$B4];[.$F4];[.$J4];[.$N4];[.$R4];[.$V4];[.$Z4];[.$AD4];[.$AH4];[.$AL4];[.$AP4];[.$AT4];[.$AX4];[.$BB4];[.$BF4];[.$BJ4];[.$BN4];[.$BR4];[.$BV4];[.$BZ4])" table:style-name="ce1">
            <text:p>4558,964</text:p>
          </table:table-cell>
          <table:table-cell office:value-type="float" office:value="4555.1239999999998" table:formula="of:=MAX([.$C4];[.$G4];[.$K4];[.$O4];[.$S4];[.$W4];[.$AA4];[.$AE4];[.$AI4];[.$AM4];[.$AQ4];[.$AU4];[.$AY4];[.$BC4];[.$BG4];[.$BK4];[.$BO4];[.$BS4];[.$BW4];[.$CA4])" table:style-name="ce1">
            <text:p>4555,124</text:p>
          </table:table-cell>
          <table:table-cell office:value-type="float" office:value="43159716.200000003" table:formula="of:=MAX([.$D4];[.$H4];[.$L4];[.$P4];[.$T4];[.$X4];[.$AB4];[.$AF4];[.$AJ4];[.$AN4];[.$AR4];[.$AV4];[.$AZ4];[.$BD4];[.$BH4];[.$BL4];[.$BP4];[.$BT4];[.$BX4];[.$CB4])" table:style-name="ce1">
            <text:p>43159716,2</text:p>
          </table:table-cell>
          <table:table-cell office:value-type="float" office:value="2929688.3" table:formula="of:=MAX([.$E4];[.$I4];[.$M4];[.$Q4];[.$U4];[.$Y4];[.$AC4];[.$AG4];[.$AK4];[.$AO4];[.$AS4];[.$AW4];[.$BA4];[.$BE4];[.$BI4];[.$BM4];[.$BQ4];[.$BU4];[.$BY4];[.$CC4])" table:style-name="ce1">
            <text:p>2929688,3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instances/room</text:p>
          </table:table-cell>
          <table:table-cell office:value-type="float" office:value="15.113636363636367" table:formula="of:=AVERAGE([Instances.B23:.B33])" table:style-name="ce1">
            <text:p>15,11363636</text:p>
          </table:table-cell>
          <table:table-cell office:value-type="float" office:value="12.392727272727273" table:formula="of:=AVERAGE([Instances.C23:.C33])" table:style-name="ce1">
            <text:p>12,39272727</text:p>
          </table:table-cell>
          <table:table-cell office:value-type="float" office:value="273425.45454545453" table:formula="of:=AVERAGE([Instances.D23:.D33])" table:style-name="ce1">
            <text:p>273425,4545</text:p>
          </table:table-cell>
          <table:table-cell office:value-type="float" office:value="27118.18181818182" table:formula="of:=AVERAGE([Instances.E23:.E33])" table:style-name="ce1">
            <text:p>27118,18182</text:p>
          </table:table-cell>
          <table:table-cell office:value-type="float" office:value="13.881818181818181" table:formula="of:=AVERAGE([Instances.F23:.F33])" table:style-name="ce1">
            <text:p>13,88181818</text:p>
          </table:table-cell>
          <table:table-cell office:value-type="float" office:value="11.144545454545455" table:formula="of:=AVERAGE([Instances.G23:.G33])" table:style-name="ce1">
            <text:p>11,14454545</text:p>
          </table:table-cell>
          <table:table-cell office:value-type="float" office:value="402142.45454545453" table:formula="of:=AVERAGE([Instances.H23:.H33])" table:style-name="ce1">
            <text:p>402142,4545</text:p>
          </table:table-cell>
          <table:table-cell office:value-type="float" office:value="9107.7272727272721" table:formula="of:=AVERAGE([Instances.I23:.I33])" table:style-name="ce1">
            <text:p>9107,727273</text:p>
          </table:table-cell>
          <table:table-cell office:value-type="float" office:value="29.547272727272727" table:formula="of:=AVERAGE([Instances.J23:.J33])" table:style-name="ce1">
            <text:p>29,54727273</text:p>
          </table:table-cell>
          <table:table-cell office:value-type="float" office:value="26.822727272727267" table:formula="of:=AVERAGE([Instances.K23:.K33])" table:style-name="ce1">
            <text:p>26,82272727</text:p>
          </table:table-cell>
          <table:table-cell office:value-type="float" office:value="978115" table:formula="of:=AVERAGE([Instances.L23:.L33])" table:style-name="ce1">
            <text:p>978115</text:p>
          </table:table-cell>
          <table:table-cell office:value-type="float" office:value="22579.18181818182" table:formula="of:=AVERAGE([Instances.M23:.M33])" table:style-name="ce1">
            <text:p>22579,18182</text:p>
          </table:table-cell>
          <table:table-cell office:value-type="float" office:value="13.52" table:formula="of:=AVERAGE([Instances.N23:.N33])" table:style-name="ce1">
            <text:p>13,52</text:p>
          </table:table-cell>
          <table:table-cell office:value-type="float" office:value="10.782727272727271" table:formula="of:=AVERAGE([Instances.O23:.O33])" table:style-name="ce1">
            <text:p>10,78272727</text:p>
          </table:table-cell>
          <table:table-cell office:value-type="float" office:value="402142.45454545453" table:formula="of:=AVERAGE([Instances.P23:.P33])" table:style-name="ce1">
            <text:p>402142,4545</text:p>
          </table:table-cell>
          <table:table-cell office:value-type="float" office:value="9107.7272727272721" table:formula="of:=AVERAGE([Instances.Q23:.Q33])" table:style-name="ce1">
            <text:p>9107,727273</text:p>
          </table:table-cell>
          <table:table-cell office:value-type="float" office:value="35.270909090909086" table:formula="of:=AVERAGE([Instances.R23:.R33])" table:style-name="ce1">
            <text:p>35,27090909</text:p>
          </table:table-cell>
          <table:table-cell office:value-type="float" office:value="24.25" table:formula="of:=AVERAGE([Instances.S23:.S33])" table:style-name="ce1">
            <text:p>24,25</text:p>
          </table:table-cell>
          <table:table-cell office:value-type="float" office:value="643621.63636363635" table:formula="of:=AVERAGE([Instances.T23:.T33])" table:style-name="ce1">
            <text:p>643621,6364</text:p>
          </table:table-cell>
          <table:table-cell office:value-type="float" office:value="16713" table:formula="of:=AVERAGE([Instances.U23:.U33])" table:style-name="ce1">
            <text:p>16713</text:p>
          </table:table-cell>
          <table:table-cell office:value-type="float" office:value="37.771818181818183" table:formula="of:=AVERAGE([Instances.V23:.V33])" table:style-name="ce1">
            <text:p>37,77181818</text:p>
          </table:table-cell>
          <table:table-cell office:value-type="float" office:value="24.670909090909095" table:formula="of:=AVERAGE([Instances.W23:.W33])" table:style-name="ce1">
            <text:p>24,67090909</text:p>
          </table:table-cell>
          <table:table-cell office:value-type="float" office:value="643621.63636363635" table:formula="of:=AVERAGE([Instances.X23:.X33])" table:style-name="ce1">
            <text:p>643621,6364</text:p>
          </table:table-cell>
          <table:table-cell office:value-type="float" office:value="16713" table:formula="of:=AVERAGE([Instances.Y23:.Y33])" table:style-name="ce1">
            <text:p>16713</text:p>
          </table:table-cell>
          <table:table-cell office:value-type="float" office:value="36.029090909090911" table:formula="of:=AVERAGE([Instances.Z23:.Z33])" table:style-name="ce1">
            <text:p>36,02909091</text:p>
          </table:table-cell>
          <table:table-cell office:value-type="float" office:value="24.010909090909092" table:formula="of:=AVERAGE([Instances.AA23:.AA33])" table:style-name="ce1">
            <text:p>24,01090909</text:p>
          </table:table-cell>
          <table:table-cell office:value-type="float" office:value="643621.63636363635" table:formula="of:=AVERAGE([Instances.AB23:.AB33])" table:style-name="ce1">
            <text:p>643621,6364</text:p>
          </table:table-cell>
          <table:table-cell office:value-type="float" office:value="16713" table:formula="of:=AVERAGE([Instances.AC23:.AC33])" table:style-name="ce1">
            <text:p>16713</text:p>
          </table:table-cell>
          <table:table-cell office:value-type="float" office:value="39.404545454545456" table:formula="of:=AVERAGE([Instances.AD23:.AD33])" table:style-name="ce1">
            <text:p>39,40454545</text:p>
          </table:table-cell>
          <table:table-cell office:value-type="float" office:value="36.600909090909092" table:formula="of:=AVERAGE([Instances.AE23:.AE33])" table:style-name="ce1">
            <text:p>36,60090909</text:p>
          </table:table-cell>
          <table:table-cell office:value-type="float" office:value="1309167" table:formula="of:=AVERAGE([Instances.AF23:.AF33])" table:style-name="ce1">
            <text:p>1309167</text:p>
          </table:table-cell>
          <table:table-cell office:value-type="float" office:value="36370.181818181816" table:formula="of:=AVERAGE([Instances.AG23:.AG33])" table:style-name="ce1">
            <text:p>36370,18182</text:p>
          </table:table-cell>
          <table:table-cell office:value-type="float" office:value="37.653636363636366" table:formula="of:=AVERAGE([Instances.AH23:.AH33])" table:style-name="ce1">
            <text:p>37,65363636</text:p>
          </table:table-cell>
          <table:table-cell office:value-type="float" office:value="34.746363636363633" table:formula="of:=AVERAGE([Instances.AI23:.AI33])" table:style-name="ce1">
            <text:p>34,74636364</text:p>
          </table:table-cell>
          <table:table-cell office:value-type="float" office:value="1150843.3636363635" table:formula="of:=AVERAGE([Instances.AJ23:.AJ33])" table:style-name="ce1">
            <text:p>1150843,364</text:p>
          </table:table-cell>
          <table:table-cell office:value-type="float" office:value="34485.727272727272" table:formula="of:=AVERAGE([Instances.AK23:.AK33])" table:style-name="ce1">
            <text:p>34485,72727</text:p>
          </table:table-cell>
          <table:table-cell office:value-type="float" office:value="3.86" table:formula="of:=AVERAGE([Instances.AL23:.AL33])" table:style-name="ce1">
            <text:p>3,86</text:p>
          </table:table-cell>
          <table:table-cell office:value-type="float" office:value="1.0045454545454546" table:formula="of:=AVERAGE([Instances.AM23:.AM33])" table:style-name="ce1">
            <text:p>1,004545455</text:p>
          </table:table-cell>
          <table:table-cell office:value-type="float" office:value="18044.363636363636" table:formula="of:=AVERAGE([Instances.AN23:.AN33])" table:style-name="ce1">
            <text:p>18044,36364</text:p>
          </table:table-cell>
          <table:table-cell office:value-type="float" office:value="1358.8181818181818" table:formula="of:=AVERAGE([Instances.AO23:.AO33])" table:style-name="ce1">
            <text:p>1358,818182</text:p>
          </table:table-cell>
          <table:table-cell office:value-type="float" office:value="3.6472727272727279" table:formula="of:=AVERAGE([Instances.AP23:.AP33])" table:style-name="ce1">
            <text:p>3,647272727</text:p>
          </table:table-cell>
          <table:table-cell office:value-type="float" office:value="0.87090909090909074" table:formula="of:=AVERAGE([Instances.AQ23:.AQ33])" table:style-name="ce2">
            <text:p>0,870909091</text:p>
          </table:table-cell>
          <table:table-cell office:value-type="float" office:value="19396.909090909092" table:formula="of:=AVERAGE([Instances.AR23:.AR33])" table:style-name="ce1">
            <text:p>19396,90909</text:p>
          </table:table-cell>
          <table:table-cell office:value-type="float" office:value="1065" table:formula="of:=AVERAGE([Instances.AS23:.AS33])" table:style-name="ce2">
            <text:p>1065</text:p>
          </table:table-cell>
          <table:table-cell office:value-type="float" office:value="5.9118181818181821" table:formula="of:=AVERAGE([Instances.AT23:.AT33])" table:style-name="ce1">
            <text:p>5,911818182</text:p>
          </table:table-cell>
          <table:table-cell office:value-type="float" office:value="3.082727272727273" table:formula="of:=AVERAGE([Instances.AU23:.AU33])" table:style-name="ce1">
            <text:p>3,082727273</text:p>
          </table:table-cell>
          <table:table-cell office:value-type="float" office:value="40780.545454545456" table:formula="of:=AVERAGE([Instances.AV23:.AV33])" table:style-name="ce1">
            <text:p>40780,54545</text:p>
          </table:table-cell>
          <table:table-cell office:value-type="float" office:value="4749.272727272727" table:formula="of:=AVERAGE([Instances.AW23:.AW33])" table:style-name="ce1">
            <text:p>4749,272727</text:p>
          </table:table-cell>
          <table:table-cell office:value-type="float" office:value="4.4854545454545454" table:formula="of:=AVERAGE([Instances.AX23:.AX33])" table:style-name="ce1">
            <text:p>4,485454545</text:p>
          </table:table-cell>
          <table:table-cell office:value-type="float" office:value="1.7199999999999998" table:formula="of:=AVERAGE([Instances.AY23:.AY33])" table:style-name="ce1">
            <text:p>1,72</text:p>
          </table:table-cell>
          <table:table-cell office:value-type="float" office:value="26000.545454545456" table:formula="of:=AVERAGE([Instances.AZ23:.AZ33])" table:style-name="ce1">
            <text:p>26000,54545</text:p>
          </table:table-cell>
          <table:table-cell office:value-type="float" office:value="3038.4545454545455" table:formula="of:=AVERAGE([Instances.BA23:.BA33])" table:style-name="ce1">
            <text:p>3038,454545</text:p>
          </table:table-cell>
          <table:table-cell office:value-type="float" office:value="4.0172727272727267" table:formula="of:=AVERAGE([Instances.BB23:.BB33])" table:style-name="ce1">
            <text:p>4,017272727</text:p>
          </table:table-cell>
          <table:table-cell office:value-type="float" office:value="1.2163636363636363" table:formula="of:=AVERAGE([Instances.BC23:.BC33])" table:style-name="ce1">
            <text:p>1,216363636</text:p>
          </table:table-cell>
          <table:table-cell office:value-type="float" office:value="13587.454545454546" table:formula="of:=AVERAGE([Instances.BD23:.BD33])" table:style-name="ce2">
            <text:p>13587,45455</text:p>
          </table:table-cell>
          <table:table-cell office:value-type="float" office:value="2825.818181818182" table:formula="of:=AVERAGE([Instances.BE23:.BE33])" table:style-name="ce1">
            <text:p>2825,818182</text:p>
          </table:table-cell>
          <table:table-cell office:value-type="float" office:value="4379.9327272727278" table:formula="of:=AVERAGE([Instances.BF23:.BF33])" table:style-name="ce3">
            <text:p>4379,932727</text:p>
          </table:table-cell>
          <table:table-cell office:value-type="float" office:value="4377.5036363636364" table:formula="of:=AVERAGE([Instances.BG23:.BG33])" table:style-name="ce3">
            <text:p>4377,503636</text:p>
          </table:table-cell>
          <table:table-cell office:value-type="float" office:value="51094810.909090906" table:formula="of:=AVERAGE([Instances.BH23:.BH33])" table:style-name="ce3">
            <text:p>51094810,91</text:p>
          </table:table-cell>
          <table:table-cell office:value-type="float" office:value="3376436.9090909092" table:formula="of:=AVERAGE([Instances.BI23:.BI33])" table:style-name="ce3">
            <text:p>3376436,909</text:p>
          </table:table-cell>
          <table:table-cell office:value-type="float" office:value="34.621818181818185" table:formula="of:=AVERAGE([Instances.BJ23:.BJ33])" table:style-name="ce1">
            <text:p>34,62181818</text:p>
          </table:table-cell>
          <table:table-cell office:value-type="float" office:value="31.776363636363637" table:formula="of:=AVERAGE([Instances.BK23:.BK33])" table:style-name="ce1">
            <text:p>31,77636364</text:p>
          </table:table-cell>
          <table:table-cell office:value-type="float" office:value="1062669.2727272727" table:formula="of:=AVERAGE([Instances.BL23:.BL33])" table:style-name="ce1">
            <text:p>1062669,273</text:p>
          </table:table-cell>
          <table:table-cell office:value-type="float" office:value="30699.545454545456" table:formula="of:=AVERAGE([Instances.BM23:.BM33])" table:style-name="ce1">
            <text:p>30699,54545</text:p>
          </table:table-cell>
          <table:table-cell office:value-type="float" office:value="34.616363636363637" table:formula="of:=AVERAGE([Instances.BN23:.BN33])" table:style-name="ce1">
            <text:p>34,61636364</text:p>
          </table:table-cell>
          <table:table-cell office:value-type="float" office:value="23.836363636363636" table:formula="of:=AVERAGE([Instances.BO23:.BO33])" table:style-name="ce1">
            <text:p>23,83636364</text:p>
          </table:table-cell>
          <table:table-cell office:value-type="float" office:value="643621.63636363635" table:formula="of:=AVERAGE([Instances.BP23:.BP33])" table:style-name="ce1">
            <text:p>643621,6364</text:p>
          </table:table-cell>
          <table:table-cell office:value-type="float" office:value="16713" table:formula="of:=AVERAGE([Instances.BQ23:.BQ33])" table:style-name="ce1">
            <text:p>16713</text:p>
          </table:table-cell>
          <table:table-cell office:value-type="float" office:value="3.524545454545454" table:formula="of:=AVERAGE([Instances.BR23:.BR33])" table:style-name="ce2">
            <text:p>3,524545455</text:p>
          </table:table-cell>
          <table:table-cell office:value-type="float" office:value="0.90272727272727271" table:formula="of:=AVERAGE([Instances.BS23:.BS33])" table:style-name="ce1">
            <text:p>0,902727273</text:p>
          </table:table-cell>
          <table:table-cell office:value-type="float" office:value="18044.363636363636" table:formula="of:=AVERAGE([Instances.BT23:.BT33])" table:style-name="ce1">
            <text:p>18044,36364</text:p>
          </table:table-cell>
          <table:table-cell office:value-type="float" office:value="1358.8181818181818" table:formula="of:=AVERAGE([Instances.BU23:.BU33])" table:style-name="ce1">
            <text:p>1358,818182</text:p>
          </table:table-cell>
          <table:table-cell office:value-type="float" office:value="42.041818181818179" table:formula="of:=AVERAGE([Instances.BV23:.BV33])" table:style-name="ce1">
            <text:p>42,04181818</text:p>
          </table:table-cell>
          <table:table-cell office:value-type="float" office:value="39.072727272727278" table:formula="of:=AVERAGE([Instances.BW23:.BW33])" table:style-name="ce1">
            <text:p>39,07272727</text:p>
          </table:table-cell>
          <table:table-cell office:value-type="float" office:value="1309167" table:formula="of:=AVERAGE([Instances.BX23:.BX33])" table:style-name="ce1">
            <text:p>1309167</text:p>
          </table:table-cell>
          <table:table-cell office:value-type="float" office:value="36370.181818181816" table:formula="of:=AVERAGE([Instances.BY23:.BY33])" table:style-name="ce1">
            <text:p>36370,18182</text:p>
          </table:table-cell>
          <table:table-cell office:value-type="float" office:value="33.825454545454541" table:formula="of:=AVERAGE([Instances.BZ23:.BZ33])" table:style-name="ce1">
            <text:p>33,82545455</text:p>
          </table:table-cell>
          <table:table-cell office:value-type="float" office:value="31.00272727272727" table:formula="of:=AVERAGE([Instances.CA23:.CA33])" table:style-name="ce1">
            <text:p>31,00272727</text:p>
          </table:table-cell>
          <table:table-cell office:value-type="float" office:value="1369936.3636363635" table:formula="of:=AVERAGE([Instances.CB23:.CB33])" table:style-name="ce1">
            <text:p>1369936,364</text:p>
          </table:table-cell>
          <table:table-cell office:value-type="float" office:value="25470.363636363636" table:formula="of:=AVERAGE([Instances.CC23:.CC33])" table:style-name="ce1">
            <text:p>25470,36364</text:p>
          </table:table-cell>
          <table:table-cell office:value-type="float" office:value="3.524545454545454" table:formula="of:=MIN([.$B5];[.$F5];[.$J5];[.$N5];[.$R5];[.$V5];[.$Z5];[.$AD5];[.$AH5];[.$AL5];[.$AP5];[.$AT5];[.$AX5];[.$BB5];[.$BF5];[.$BJ5];[.$BN5];[.$BR5];[.$BV5];[.$BZ5])" table:style-name="ce1">
            <text:p>3,524545455</text:p>
          </table:table-cell>
          <table:table-cell office:value-type="float" office:value="0.87090909090909074" table:formula="of:=MIN([.$C5];[.$G5];[.$K5];[.$O5];[.$S5];[.$W5];[.$AA5];[.$AE5];[.$AI5];[.$AM5];[.$AQ5];[.$AU5];[.$AY5];[.$BC5];[.$BG5];[.$BK5];[.$BO5];[.$BS5];[.$BW5];[.$CA5])" table:style-name="ce1">
            <text:p>0,870909091</text:p>
          </table:table-cell>
          <table:table-cell office:value-type="float" office:value="13587.454545454546" table:formula="of:=MIN([.$D5];[.$H5];[.$L5];[.$P5];[.$T5];[.$X5];[.$AB5];[.$AF5];[.$AJ5];[.$AN5];[.$AR5];[.$AV5];[.$AZ5];[.$BD5];[.$BH5];[.$BL5];[.$BP5];[.$BT5];[.$BX5];[.$CB5])" table:style-name="ce1">
            <text:p>13587,45455</text:p>
          </table:table-cell>
          <table:table-cell office:value-type="float" office:value="1065" table:formula="of:=MIN([.$E5];[.$I5];[.$M5];[.$Q5];[.$U5];[.$Y5];[.$AC5];[.$AG5];[.$AK5];[.$AO5];[.$AS5];[.$AW5];[.$BA5];[.$BE5];[.$BI5];[.$BM5];[.$BQ5];[.$BU5];[.$BY5];[.$CC5])" table:style-name="ce1">
            <text:p>1065</text:p>
          </table:table-cell>
          <table:table-cell office:value-type="float" office:value="31.686363636363634" table:formula="of:=MEDIAN([.$B5];[.$F5];[.$J5];[.$N5];[.$R5];[.$V5];[.$Z5];[.$AD5];[.$AH5];[.$AL5];[.$AP5];[.$AT5];[.$AX5];[.$BB5];[.$BF5];[.$BJ5];[.$BN5];[.$BR5];[.$BV5];[.$BZ5])" table:style-name="ce1">
            <text:p>31,68636364</text:p>
          </table:table-cell>
          <table:table-cell office:value-type="float" office:value="23.923636363636362" table:formula="of:=MEDIAN([.$C5];[.$G5];[.$K5];[.$O5];[.$S5];[.$W5];[.$AA5];[.$AE5];[.$AI5];[.$AM5];[.$AQ5];[.$AU5];[.$AY5];[.$BC5];[.$BG5];[.$BK5];[.$BO5];[.$BS5];[.$BW5];[.$CA5])" table:style-name="ce1">
            <text:p>23,92363636</text:p>
          </table:table-cell>
          <table:table-cell office:value-type="float" office:value="643621.63636363635" table:formula="of:=MEDIAN([.$D5];[.$H5];[.$L5];[.$P5];[.$T5];[.$X5];[.$AB5];[.$AF5];[.$AJ5];[.$AN5];[.$AR5];[.$AV5];[.$AZ5];[.$BD5];[.$BH5];[.$BL5];[.$BP5];[.$BT5];[.$BX5];[.$CB5])" table:style-name="ce1">
            <text:p>643621,6364</text:p>
          </table:table-cell>
          <table:table-cell office:value-type="float" office:value="16713" table:formula="of:=MEDIAN([.$E5];[.$I5];[.$M5];[.$Q5];[.$U5];[.$Y5];[.$AC5];[.$AG5];[.$AK5];[.$AO5];[.$AS5];[.$AW5];[.$BA5];[.$BE5];[.$BI5];[.$BM5];[.$BQ5];[.$BU5];[.$BY5];[.$CC5])" table:style-name="ce1">
            <text:p>16713</text:p>
          </table:table-cell>
          <table:table-cell office:value-type="float" office:value="4379.9327272727278" table:formula="of:=MAX([.$B5];[.$F5];[.$J5];[.$N5];[.$R5];[.$V5];[.$Z5];[.$AD5];[.$AH5];[.$AL5];[.$AP5];[.$AT5];[.$AX5];[.$BB5];[.$BF5];[.$BJ5];[.$BN5];[.$BR5];[.$BV5];[.$BZ5])" table:style-name="ce1">
            <text:p>4379,932727</text:p>
          </table:table-cell>
          <table:table-cell office:value-type="float" office:value="4377.5036363636364" table:formula="of:=MAX([.$C5];[.$G5];[.$K5];[.$O5];[.$S5];[.$W5];[.$AA5];[.$AE5];[.$AI5];[.$AM5];[.$AQ5];[.$AU5];[.$AY5];[.$BC5];[.$BG5];[.$BK5];[.$BO5];[.$BS5];[.$BW5];[.$CA5])" table:style-name="ce1">
            <text:p>4377,503636</text:p>
          </table:table-cell>
          <table:table-cell office:value-type="float" office:value="51094810.909090906" table:formula="of:=MAX([.$D5];[.$H5];[.$L5];[.$P5];[.$T5];[.$X5];[.$AB5];[.$AF5];[.$AJ5];[.$AN5];[.$AR5];[.$AV5];[.$AZ5];[.$BD5];[.$BH5];[.$BL5];[.$BP5];[.$BT5];[.$BX5];[.$CB5])" table:style-name="ce1">
            <text:p>51094810,91</text:p>
          </table:table-cell>
          <table:table-cell office:value-type="float" office:value="3376436.9090909092" table:formula="of:=MAX([.$E5];[.$I5];[.$M5];[.$Q5];[.$U5];[.$Y5];[.$AC5];[.$AG5];[.$AK5];[.$AO5];[.$AS5];[.$AW5];[.$BA5];[.$BE5];[.$BI5];[.$BM5];[.$BQ5];[.$BU5];[.$BY5];[.$CC5])" table:style-name="ce1">
            <text:p>3376436,909</text:p>
          </table:table-cell>
          <table:table-cell table:number-columns-repeated="1629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M</text:p>
          </table:table-cell>
          <table:table-cell office:value-type="float" office:value="184.5956363636364" table:formula="of:=SUM([.B3:.B5])" table:style-name="ce1">
            <text:p>184,5956364</text:p>
          </table:table-cell>
          <table:table-cell office:value-type="float" office:value="174.91572727272728" table:formula="of:=SUM([.C3:.C5])" table:style-name="ce1">
            <text:p>174,9157273</text:p>
          </table:table-cell>
          <table:table-cell office:value-type="float" office:value="3146243.8545454545" table:formula="of:=SUM([.D3:.D5])" table:style-name="ce1">
            <text:p>3146243,855</text:p>
          </table:table-cell>
          <table:table-cell office:value-type="float" office:value="232279.08181818182" table:formula="of:=SUM([.E3:.E5])" table:style-name="ce1">
            <text:p>232279,0818</text:p>
          </table:table-cell>
          <table:table-cell office:value-type="float" office:value="269.99481818181818" table:formula="of:=SUM([.F3:.F5])" table:style-name="ce1">
            <text:p>269,9948182</text:p>
          </table:table-cell>
          <table:table-cell office:value-type="float" office:value="260.21654545454544" table:formula="of:=SUM([.G3:.G5])" table:style-name="ce1">
            <text:p>260,2165455</text:p>
          </table:table-cell>
          <table:table-cell office:value-type="float" office:value="4663975.1545454543" table:formula="of:=SUM([.H3:.H5])" table:style-name="ce1">
            <text:p>4663975,155</text:p>
          </table:table-cell>
          <table:table-cell office:value-type="float" office:value="292449.32727272727" table:formula="of:=SUM([.I3:.I5])" table:style-name="ce1">
            <text:p>292449,3273</text:p>
          </table:table-cell>
          <table:table-cell office:value-type="float" office:value="174.86727272727273" table:formula="of:=SUM([.J3:.J5])" table:style-name="ce1">
            <text:p>174,8672727</text:p>
          </table:table-cell>
          <table:table-cell office:value-type="float" office:value="164.94372727272724" table:formula="of:=SUM([.K3:.K5])" table:style-name="ce1">
            <text:p>164,9437273</text:p>
          </table:table-cell>
          <table:table-cell office:value-type="float" office:value="4113085.3000000003" table:formula="of:=SUM([.L3:.L5])" table:style-name="ce1">
            <text:p>4113085,3</text:p>
          </table:table-cell>
          <table:table-cell office:value-type="float" office:value="186165.68181818182" table:formula="of:=SUM([.M3:.M5])" table:style-name="ce1">
            <text:p>186165,6818</text:p>
          </table:table-cell>
          <table:table-cell office:value-type="float" office:value="266.70699999999994" table:formula="of:=SUM([.N3:.N5])" table:style-name="ce1">
            <text:p>266,707</text:p>
          </table:table-cell>
          <table:table-cell office:value-type="float" office:value="256.47872727272727" table:formula="of:=SUM([.O3:.O5])" table:style-name="ce1">
            <text:p>256,4787273</text:p>
          </table:table-cell>
          <table:table-cell office:value-type="float" office:value="4663975.1545454543" table:formula="of:=SUM([.P3:.P5])" table:style-name="ce1">
            <text:p>4663975,155</text:p>
          </table:table-cell>
          <table:table-cell office:value-type="float" office:value="292449.32727272727" table:formula="of:=SUM([.Q3:.Q5])" table:style-name="ce1">
            <text:p>292449,3273</text:p>
          </table:table-cell>
          <table:table-cell office:value-type="float" office:value="371.76390909090907" table:formula="of:=SUM([.R3:.R5])" table:style-name="ce1">
            <text:p>371,7639091</text:p>
          </table:table-cell>
          <table:table-cell office:value-type="float" office:value="326.42500000000001" table:formula="of:=SUM([.S3:.S5])" table:style-name="ce1">
            <text:p>326,425</text:p>
          </table:table-cell>
          <table:table-cell office:value-type="float" office:value="5249076.4363636365" table:formula="of:=SUM([.T3:.T5])" table:style-name="ce1">
            <text:p>5249076,436</text:p>
          </table:table-cell>
          <table:table-cell office:value-type="float" office:value="240989.3" table:formula="of:=SUM([.U3:.U5])" table:style-name="ce1">
            <text:p>240989,3</text:p>
          </table:table-cell>
          <table:table-cell office:value-type="float" office:value="390.10481818181819" table:formula="of:=SUM([.V3:.V5])" table:style-name="ce1">
            <text:p>390,1048182</text:p>
          </table:table-cell>
          <table:table-cell office:value-type="float" office:value="335.77590909090907" table:formula="of:=SUM([.W3:.W5])" table:style-name="ce1">
            <text:p>335,7759091</text:p>
          </table:table-cell>
          <table:table-cell office:value-type="float" office:value="5249076.4363636365" table:formula="of:=SUM([.X3:.X5])" table:style-name="ce1">
            <text:p>5249076,436</text:p>
          </table:table-cell>
          <table:table-cell office:value-type="float" office:value="240989.3" table:formula="of:=SUM([.Y3:.Y5])" table:style-name="ce1">
            <text:p>240989,3</text:p>
          </table:table-cell>
          <table:table-cell office:value-type="float" office:value="389.55609090909093" table:formula="of:=SUM([.Z3:.Z5])" table:style-name="ce1">
            <text:p>389,5560909</text:p>
          </table:table-cell>
          <table:table-cell office:value-type="float" office:value="339.18790909090905" table:formula="of:=SUM([.AA3:.AA5])" table:style-name="ce1">
            <text:p>339,1879091</text:p>
          </table:table-cell>
          <table:table-cell office:value-type="float" office:value="5249076.4363636365" table:formula="of:=SUM([.AB3:.AB5])" table:style-name="ce1">
            <text:p>5249076,436</text:p>
          </table:table-cell>
          <table:table-cell office:value-type="float" office:value="240989.3" table:formula="of:=SUM([.AC3:.AC5])" table:style-name="ce1">
            <text:p>240989,3</text:p>
          </table:table-cell>
          <table:table-cell office:value-type="float" office:value="279.93854545454542" table:formula="of:=SUM([.AD3:.AD5])" table:style-name="ce1">
            <text:p>279,9385455</text:p>
          </table:table-cell>
          <table:table-cell office:value-type="float" office:value="269.78590909090912" table:formula="of:=SUM([.AE3:.AE5])" table:style-name="ce1">
            <text:p>269,7859091</text:p>
          </table:table-cell>
          <table:table-cell office:value-type="float" office:value="4513143.7" table:formula="of:=SUM([.AF3:.AF5])" table:style-name="ce1">
            <text:p>4513143,7</text:p>
          </table:table-cell>
          <table:table-cell office:value-type="float" office:value="313856.48181818187" table:formula="of:=SUM([.AG3:.AG5])" table:style-name="ce1">
            <text:p>313856,4818</text:p>
          </table:table-cell>
          <table:table-cell office:value-type="float" office:value="275.59363636363639" table:formula="of:=SUM([.AH3:.AH5])" table:style-name="ce1">
            <text:p>275,5936364</text:p>
          </table:table-cell>
          <table:table-cell office:value-type="float" office:value="264.93436363636363" table:formula="of:=SUM([.AI3:.AI5])" table:style-name="ce1">
            <text:p>264,9343636</text:p>
          </table:table-cell>
          <table:table-cell office:value-type="float" office:value="4355869.8636363633" table:formula="of:=SUM([.AJ3:.AJ5])" table:style-name="ce1">
            <text:p>4355869,864</text:p>
          </table:table-cell>
          <table:table-cell office:value-type="float" office:value="311976.62727272732" table:formula="of:=SUM([.AK3:.AK5])" table:style-name="ce1">
            <text:p>311976,6273</text:p>
          </table:table-cell>
          <table:table-cell office:value-type="float" office:value="15.359000000000002" table:formula="of:=SUM([.AL3:.AL5])" table:style-name="ce1">
            <text:p>15,359</text:p>
          </table:table-cell>
          <table:table-cell office:value-type="float" office:value="5.172545454545455" table:formula="of:=SUM([.AM3:.AM5])" table:style-name="ce1">
            <text:p>5,172545455</text:p>
          </table:table-cell>
          <table:table-cell office:value-type="float" office:value="78434.763636363641" table:formula="of:=SUM([.AN3:.AN5])" table:style-name="ce1">
            <text:p>78434,76364</text:p>
          </table:table-cell>
          <table:table-cell office:value-type="float" office:value="7037.4181818181823" table:formula="of:=SUM([.AO3:.AO5])" table:style-name="ce2">
            <text:p>7037,418182</text:p>
          </table:table-cell>
          <table:table-cell office:value-type="float" office:value="17.344272727272728" table:formula="of:=SUM([.AP3:.AP5])" table:style-name="ce1">
            <text:p>17,34427273</text:p>
          </table:table-cell>
          <table:table-cell office:value-type="float" office:value="7.3539090909090916" table:formula="of:=SUM([.AQ3:.AQ5])" table:style-name="ce1">
            <text:p>7,353909091</text:p>
          </table:table-cell>
          <table:table-cell office:value-type="float" office:value="93609.909090909088" table:formula="of:=SUM([.AR3:.AR5])" table:style-name="ce1">
            <text:p>93609,90909</text:p>
          </table:table-cell>
          <table:table-cell office:value-type="float" office:value="11394.300000000001" table:formula="of:=SUM([.AS3:.AS5])" table:style-name="ce1">
            <text:p>11394,3</text:p>
          </table:table-cell>
          <table:table-cell office:value-type="float" office:value="22.067818181818183" table:formula="of:=SUM([.AT3:.AT5])" table:style-name="ce1">
            <text:p>22,06781818</text:p>
          </table:table-cell>
          <table:table-cell office:value-type="float" office:value="11.988727272727274" table:formula="of:=SUM([.AU3:.AU5])" table:style-name="ce1">
            <text:p>11,98872727</text:p>
          </table:table-cell>
          <table:table-cell office:value-type="float" office:value="126364.84545454544" table:formula="of:=SUM([.AV3:.AV5])" table:style-name="ce1">
            <text:p>126364,8455</text:p>
          </table:table-cell>
          <table:table-cell office:value-type="float" office:value="18200.972727272729" table:formula="of:=SUM([.AW3:.AW5])" table:style-name="ce1">
            <text:p>18200,97273</text:p>
          </table:table-cell>
          <table:table-cell office:value-type="float" office:value="17.993454545454544" table:formula="of:=SUM([.AX3:.AX5])" table:style-name="ce1">
            <text:p>17,99345455</text:p>
          </table:table-cell>
          <table:table-cell office:value-type="float" office:value="7.6670000000000007" table:formula="of:=SUM([.AY3:.AY5])" table:style-name="ce1">
            <text:p>7,667</text:p>
          </table:table-cell>
          <table:table-cell office:value-type="float" office:value="93365.44545454545" table:formula="of:=SUM([.AZ3:.AZ5])" table:style-name="ce1">
            <text:p>93365,44545</text:p>
          </table:table-cell>
          <table:table-cell office:value-type="float" office:value="11418.254545454545" table:formula="of:=SUM([.BA3:.BA5])" table:style-name="ce1">
            <text:p>11418,25455</text:p>
          </table:table-cell>
          <table:table-cell office:value-type="float" office:value="18.342272727272729" table:formula="of:=SUM([.BB3:.BB5])" table:style-name="ce1">
            <text:p>18,34227273</text:p>
          </table:table-cell>
          <table:table-cell office:value-type="float" office:value="8.3333636363636359" table:formula="of:=SUM([.BC3:.BC5])" table:style-name="ce1">
            <text:p>8,333363636</text:p>
          </table:table-cell>
          <table:table-cell office:value-type="float" office:value="76053.354545454553" table:formula="of:=SUM([.BD3:.BD5])" table:style-name="ce2">
            <text:p>76053,35455</text:p>
          </table:table-cell>
          <table:table-cell office:value-type="float" office:value="18108.218181818182" table:formula="of:=SUM([.BE3:.BE5])" table:style-name="ce1">
            <text:p>18108,21818</text:p>
          </table:table-cell>
          <table:table-cell office:value-type="float" office:value="11312.360727272728" table:formula="of:=SUM([.BF3:.BF5])" table:style-name="ce3">
            <text:p>11312,36073</text:p>
          </table:table-cell>
          <table:table-cell office:value-type="float" office:value="11303.099636363637" table:formula="of:=SUM([.BG3:.BG5])" table:style-name="ce3">
            <text:p>11303,09964</text:p>
          </table:table-cell>
          <table:table-cell office:value-type="float" office:value="115361635.0090909" table:formula="of:=SUM([.BH3:.BH5])" table:style-name="ce3">
            <text:p>115361635</text:p>
          </table:table-cell>
          <table:table-cell office:value-type="float" office:value="8806044.5090909079" table:formula="of:=SUM([.BI3:.BI5])" table:style-name="ce3">
            <text:p>8806044,509</text:p>
          </table:table-cell>
          <table:table-cell office:value-type="float" office:value="261.36281818181823" table:formula="of:=SUM([.BJ3:.BJ5])" table:style-name="ce1">
            <text:p>261,3628182</text:p>
          </table:table-cell>
          <table:table-cell office:value-type="float" office:value="251.00536363636363" table:formula="of:=SUM([.BK3:.BK5])" table:style-name="ce1">
            <text:p>251,0053636</text:p>
          </table:table-cell>
          <table:table-cell office:value-type="float" office:value="4212625.7727272725" table:formula="of:=SUM([.BL3:.BL5])" table:style-name="ce1">
            <text:p>4212625,773</text:p>
          </table:table-cell>
          <table:table-cell office:value-type="float" office:value="284256.64545454545" table:formula="of:=SUM([.BM3:.BM5])" table:style-name="ce1">
            <text:p>284256,6455</text:p>
          </table:table-cell>
          <table:table-cell office:value-type="float" office:value="379.50136363636369" table:formula="of:=SUM([.BN3:.BN5])" table:style-name="ce1">
            <text:p>379,5013636</text:p>
          </table:table-cell>
          <table:table-cell office:value-type="float" office:value="335.16636363636354" table:formula="of:=SUM([.BO3:.BO5])" table:style-name="ce1">
            <text:p>335,1663636</text:p>
          </table:table-cell>
          <table:table-cell office:value-type="float" office:value="5249076.4363636365" table:formula="of:=SUM([.BP3:.BP5])" table:style-name="ce1">
            <text:p>5249076,436</text:p>
          </table:table-cell>
          <table:table-cell office:value-type="float" office:value="240989.3" table:formula="of:=SUM([.BQ3:.BQ5])" table:style-name="ce1">
            <text:p>240989,3</text:p>
          </table:table-cell>
          <table:table-cell office:value-type="float" office:value="15.002545454545455" table:formula="of:=SUM([.BR3:.BR5])" table:style-name="ce2">
            <text:p>15,00254545</text:p>
          </table:table-cell>
          <table:table-cell office:value-type="float" office:value="4.8997272727272723" table:formula="of:=SUM([.BS3:.BS5])" table:style-name="ce2">
            <text:p>4,899727273</text:p>
          </table:table-cell>
          <table:table-cell office:value-type="float" office:value="78434.763636363641" table:formula="of:=SUM([.BT3:.BT5])" table:style-name="ce1">
            <text:p>78434,76364</text:p>
          </table:table-cell>
          <table:table-cell office:value-type="float" office:value="7037.4181818181823" table:formula="of:=SUM([.BU3:.BU5])" table:style-name="ce2">
            <text:p>7037,418182</text:p>
          </table:table-cell>
          <table:table-cell office:value-type="float" office:value="278.24181818181825" table:formula="of:=SUM([.BV3:.BV5])" table:style-name="ce1">
            <text:p>278,2418182</text:p>
          </table:table-cell>
          <table:table-cell office:value-type="float" office:value="267.84372727272722" table:formula="of:=SUM([.BW3:.BW5])" table:style-name="ce1">
            <text:p>267,8437273</text:p>
          </table:table-cell>
          <table:table-cell office:value-type="float" office:value="4513143.7" table:formula="of:=SUM([.BX3:.BX5])" table:style-name="ce1">
            <text:p>4513143,7</text:p>
          </table:table-cell>
          <table:table-cell office:value-type="float" office:value="313856.48181818187" table:formula="of:=SUM([.BY3:.BY5])" table:style-name="ce1">
            <text:p>313856,4818</text:p>
          </table:table-cell>
          <table:table-cell office:value-type="float" office:value="237.97145454545455" table:formula="of:=SUM([.BZ3:.BZ5])" table:style-name="ce1">
            <text:p>237,9714545</text:p>
          </table:table-cell>
          <table:table-cell office:value-type="float" office:value="227.94572727272725" table:formula="of:=SUM([.CA3:.CA5])" table:style-name="ce1">
            <text:p>227,9457273</text:p>
          </table:table-cell>
          <table:table-cell office:value-type="float" office:value="5454746.163636364" table:formula="of:=SUM([.CB3:.CB5])" table:style-name="ce1">
            <text:p>5454746,164</text:p>
          </table:table-cell>
          <table:table-cell office:value-type="float" office:value="272177.06363636366" table:formula="of:=SUM([.CC3:.CC5])" table:style-name="ce1">
            <text:p>272177,0636</text:p>
          </table:table-cell>
          <table:table-cell office:value-type="float" office:value="14.164545454545454" table:formula="of:=SUM([.CD3:.CD5])" table:style-name="ce1">
            <text:p>14,16454545</text:p>
          </table:table-cell>
          <table:table-cell office:value-type="float" office:value="4.3599090909090901" table:formula="of:=SUM([.CE3:.CE5])" table:style-name="ce1">
            <text:p>4,359909091</text:p>
          </table:table-cell>
          <table:table-cell office:value-type="float" office:value="73486.55454545455" table:formula="of:=SUM([.CF3:.CF5])" table:style-name="ce1">
            <text:p>73486,55455</text:p>
          </table:table-cell>
          <table:table-cell office:value-type="float" office:value="6641.1" table:formula="of:=SUM([.CG3:.CG5])" table:style-name="ce1">
            <text:p>6641,1</text:p>
          </table:table-cell>
          <table:table-cell office:value-type="float" office:value="261.26086363636364" table:formula="of:=SUM([.CH3:.CH5])" table:style-name="ce1">
            <text:p>261,2608636</text:p>
          </table:table-cell>
          <table:table-cell office:value-type="float" office:value="229.09763636363635" table:formula="of:=SUM([.CI3:.CI5])" table:style-name="ce1">
            <text:p>229,0976364</text:p>
          </table:table-cell>
          <table:table-cell office:value-type="float" office:value="3481174.3863636362" table:formula="of:=SUM([.CJ3:.CJ5])" table:style-name="ce1">
            <text:p>3481174,386</text:p>
          </table:table-cell>
          <table:table-cell office:value-type="float" office:value="214262" table:formula="of:=SUM([.CK3:.CK5])" table:style-name="ce1">
            <text:p>214262</text:p>
          </table:table-cell>
          <table:table-cell office:value-type="float" office:value="11312.360727272728" table:formula="of:=SUM([.CL3:.CL5])" table:style-name="ce1">
            <text:p>11312,36073</text:p>
          </table:table-cell>
          <table:table-cell office:value-type="float" office:value="11303.099636363637" table:formula="of:=SUM([.CM3:.CM5])" table:style-name="ce1">
            <text:p>11303,09964</text:p>
          </table:table-cell>
          <table:table-cell office:value-type="float" office:value="115361635.0090909" table:formula="of:=SUM([.CN3:.CN5])" table:style-name="ce1">
            <text:p>115361635</text:p>
          </table:table-cell>
          <table:table-cell office:value-type="float" office:value="8806044.5090909079" table:formula="of:=SUM([.CO3:.CO5])" table:style-name="ce1">
            <text:p>8806044,509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61.531878787878803" table:formula="of:=AVERAGE([.B3:.B5])" table:style-name="ce1">
            <text:p>61,53187879</text:p>
          </table:table-cell>
          <table:table-cell office:value-type="float" office:value="58.305242424242429" table:formula="of:=AVERAGE([.C3:.C5])" table:style-name="ce1">
            <text:p>58,30524242</text:p>
          </table:table-cell>
          <table:table-cell office:value-type="float" office:value="1048747.9515151514" table:formula="of:=AVERAGE([.D3:.D5])" table:style-name="ce1">
            <text:p>1048747,952</text:p>
          </table:table-cell>
          <table:table-cell office:value-type="float" office:value="77426.360606060611" table:formula="of:=AVERAGE([.E3:.E5])" table:style-name="ce1">
            <text:p>77426,36061</text:p>
          </table:table-cell>
          <table:table-cell office:value-type="float" office:value="89.99827272727272" table:formula="of:=AVERAGE([.F3:.F5])" table:style-name="ce1">
            <text:p>89,99827273</text:p>
          </table:table-cell>
          <table:table-cell office:value-type="float" office:value="86.738848484848475" table:formula="of:=AVERAGE([.G3:.G5])" table:style-name="ce1">
            <text:p>86,73884848</text:p>
          </table:table-cell>
          <table:table-cell office:value-type="float" office:value="1554658.3848484848" table:formula="of:=AVERAGE([.H3:.H5])" table:style-name="ce1">
            <text:p>1554658,385</text:p>
          </table:table-cell>
          <table:table-cell office:value-type="float" office:value="97483.109090909085" table:formula="of:=AVERAGE([.I3:.I5])" table:style-name="ce1">
            <text:p>97483,10909</text:p>
          </table:table-cell>
          <table:table-cell office:value-type="float" office:value="58.289090909090909" table:formula="of:=AVERAGE([.J3:.J5])" table:style-name="ce1">
            <text:p>58,28909091</text:p>
          </table:table-cell>
          <table:table-cell office:value-type="float" office:value="54.981242424242417" table:formula="of:=AVERAGE([.K3:.K5])" table:style-name="ce1">
            <text:p>54,98124242</text:p>
          </table:table-cell>
          <table:table-cell office:value-type="float" office:value="1371028.4333333333" table:formula="of:=AVERAGE([.L3:.L5])" table:style-name="ce1">
            <text:p>1371028,433</text:p>
          </table:table-cell>
          <table:table-cell office:value-type="float" office:value="62055.227272727272" table:formula="of:=AVERAGE([.M3:.M5])" table:style-name="ce1">
            <text:p>62055,22727</text:p>
          </table:table-cell>
          <table:table-cell office:value-type="float" office:value="88.902333333333317" table:formula="of:=AVERAGE([.N3:.N5])" table:style-name="ce1">
            <text:p>88,90233333</text:p>
          </table:table-cell>
          <table:table-cell office:value-type="float" office:value="85.492909090909095" table:formula="of:=AVERAGE([.O3:.O5])" table:style-name="ce1">
            <text:p>85,49290909</text:p>
          </table:table-cell>
          <table:table-cell office:value-type="float" office:value="1554658.3848484848" table:formula="of:=AVERAGE([.P3:.P5])" table:style-name="ce1">
            <text:p>1554658,385</text:p>
          </table:table-cell>
          <table:table-cell office:value-type="float" office:value="97483.109090909085" table:formula="of:=AVERAGE([.Q3:.Q5])" table:style-name="ce1">
            <text:p>97483,10909</text:p>
          </table:table-cell>
          <table:table-cell office:value-type="float" office:value="123.92130303030302" table:formula="of:=AVERAGE([.R3:.R5])" table:style-name="ce1">
            <text:p>123,921303</text:p>
          </table:table-cell>
          <table:table-cell office:value-type="float" office:value="108.80833333333334" table:formula="of:=AVERAGE([.S3:.S5])" table:style-name="ce1">
            <text:p>108,8083333</text:p>
          </table:table-cell>
          <table:table-cell office:value-type="float" office:value="1749692.1454545455" table:formula="of:=AVERAGE([.T3:.T5])" table:style-name="ce1">
            <text:p>1749692,145</text:p>
          </table:table-cell>
          <table:table-cell office:value-type="float" office:value="80329.766666666663" table:formula="of:=AVERAGE([.U3:.U5])" table:style-name="ce1">
            <text:p>80329,76667</text:p>
          </table:table-cell>
          <table:table-cell office:value-type="float" office:value="130.0349393939394" table:formula="of:=AVERAGE([.V3:.V5])" table:style-name="ce1">
            <text:p>130,0349394</text:p>
          </table:table-cell>
          <table:table-cell office:value-type="float" office:value="111.92530303030303" table:formula="of:=AVERAGE([.W3:.W5])" table:style-name="ce1">
            <text:p>111,925303</text:p>
          </table:table-cell>
          <table:table-cell office:value-type="float" office:value="1749692.1454545455" table:formula="of:=AVERAGE([.X3:.X5])" table:style-name="ce1">
            <text:p>1749692,145</text:p>
          </table:table-cell>
          <table:table-cell office:value-type="float" office:value="80329.766666666663" table:formula="of:=AVERAGE([.Y3:.Y5])" table:style-name="ce1">
            <text:p>80329,76667</text:p>
          </table:table-cell>
          <table:table-cell office:value-type="float" office:value="129.85203030303032" table:formula="of:=AVERAGE([.Z3:.Z5])" table:style-name="ce1">
            <text:p>129,8520303</text:p>
          </table:table-cell>
          <table:table-cell office:value-type="float" office:value="113.06263636363634" table:formula="of:=AVERAGE([.AA3:.AA5])" table:style-name="ce1">
            <text:p>113,0626364</text:p>
          </table:table-cell>
          <table:table-cell office:value-type="float" office:value="1749692.1454545455" table:formula="of:=AVERAGE([.AB3:.AB5])" table:style-name="ce1">
            <text:p>1749692,145</text:p>
          </table:table-cell>
          <table:table-cell office:value-type="float" office:value="80329.766666666663" table:formula="of:=AVERAGE([.AC3:.AC5])" table:style-name="ce1">
            <text:p>80329,76667</text:p>
          </table:table-cell>
          <table:table-cell office:value-type="float" office:value="93.312848484848473" table:formula="of:=AVERAGE([.AD3:.AD5])" table:style-name="ce1">
            <text:p>93,31284848</text:p>
          </table:table-cell>
          <table:table-cell office:value-type="float" office:value="89.928636363636372" table:formula="of:=AVERAGE([.AE3:.AE5])" table:style-name="ce1">
            <text:p>89,92863636</text:p>
          </table:table-cell>
          <table:table-cell office:value-type="float" office:value="1504381.2333333334" table:formula="of:=AVERAGE([.AF3:.AF5])" table:style-name="ce1">
            <text:p>1504381,233</text:p>
          </table:table-cell>
          <table:table-cell office:value-type="float" office:value="104618.82727272729" table:formula="of:=AVERAGE([.AG3:.AG5])" table:style-name="ce1">
            <text:p>104618,8273</text:p>
          </table:table-cell>
          <table:table-cell office:value-type="float" office:value="91.864545454545464" table:formula="of:=AVERAGE([.AH3:.AH5])" table:style-name="ce1">
            <text:p>91,86454545</text:p>
          </table:table-cell>
          <table:table-cell office:value-type="float" office:value="88.311454545454538" table:formula="of:=AVERAGE([.AI3:.AI5])" table:style-name="ce1">
            <text:p>88,31145455</text:p>
          </table:table-cell>
          <table:table-cell office:value-type="float" office:value="1451956.6212121211" table:formula="of:=AVERAGE([.AJ3:.AJ5])" table:style-name="ce1">
            <text:p>1451956,621</text:p>
          </table:table-cell>
          <table:table-cell office:value-type="float" office:value="103992.20909090911" table:formula="of:=AVERAGE([.AK3:.AK5])" table:style-name="ce1">
            <text:p>103992,2091</text:p>
          </table:table-cell>
          <table:table-cell office:value-type="float" office:value="5.1196666666666673" table:formula="of:=AVERAGE([.AL3:.AL5])" table:style-name="ce1">
            <text:p>5,119666667</text:p>
          </table:table-cell>
          <table:table-cell office:value-type="float" office:value="1.7241818181818183" table:formula="of:=AVERAGE([.AM3:.AM5])" table:style-name="ce1">
            <text:p>1,724181818</text:p>
          </table:table-cell>
          <table:table-cell office:value-type="float" office:value="26144.921212121215" table:formula="of:=AVERAGE([.AN3:.AN5])" table:style-name="ce1">
            <text:p>26144,92121</text:p>
          </table:table-cell>
          <table:table-cell office:value-type="float" office:value="2345.8060606060608" table:formula="of:=AVERAGE([.AO3:.AO5])" table:style-name="ce2">
            <text:p>2345,806061</text:p>
          </table:table-cell>
          <table:table-cell office:value-type="float" office:value="5.7814242424242428" table:formula="of:=AVERAGE([.AP3:.AP5])" table:style-name="ce1">
            <text:p>5,781424242</text:p>
          </table:table-cell>
          <table:table-cell office:value-type="float" office:value="2.4513030303030305" table:formula="of:=AVERAGE([.AQ3:.AQ5])" table:style-name="ce1">
            <text:p>2,45130303</text:p>
          </table:table-cell>
          <table:table-cell office:value-type="float" office:value="31203.303030303028" table:formula="of:=AVERAGE([.AR3:.AR5])" table:style-name="ce1">
            <text:p>31203,30303</text:p>
          </table:table-cell>
          <table:table-cell office:value-type="float" office:value="3798.1000000000004" table:formula="of:=AVERAGE([.AS3:.AS5])" table:style-name="ce1">
            <text:p>3798,1</text:p>
          </table:table-cell>
          <table:table-cell office:value-type="float" office:value="7.3559393939393942" table:formula="of:=AVERAGE([.AT3:.AT5])" table:style-name="ce1">
            <text:p>7,355939394</text:p>
          </table:table-cell>
          <table:table-cell office:value-type="float" office:value="3.9962424242424248" table:formula="of:=AVERAGE([.AU3:.AU5])" table:style-name="ce1">
            <text:p>3,996242424</text:p>
          </table:table-cell>
          <table:table-cell office:value-type="float" office:value="42121.615151515151" table:formula="of:=AVERAGE([.AV3:.AV5])" table:style-name="ce1">
            <text:p>42121,61515</text:p>
          </table:table-cell>
          <table:table-cell office:value-type="float" office:value="6066.9909090909096" table:formula="of:=AVERAGE([.AW3:.AW5])" table:style-name="ce1">
            <text:p>6066,990909</text:p>
          </table:table-cell>
          <table:table-cell office:value-type="float" office:value="5.9978181818181815" table:formula="of:=AVERAGE([.AX3:.AX5])" table:style-name="ce1">
            <text:p>5,997818182</text:p>
          </table:table-cell>
          <table:table-cell office:value-type="float" office:value="2.5556666666666668" table:formula="of:=AVERAGE([.AY3:.AY5])" table:style-name="ce1">
            <text:p>2,555666667</text:p>
          </table:table-cell>
          <table:table-cell office:value-type="float" office:value="31121.815151515151" table:formula="of:=AVERAGE([.AZ3:.AZ5])" table:style-name="ce1">
            <text:p>31121,81515</text:p>
          </table:table-cell>
          <table:table-cell office:value-type="float" office:value="3806.0848484848484" table:formula="of:=AVERAGE([.BA3:.BA5])" table:style-name="ce1">
            <text:p>3806,084848</text:p>
          </table:table-cell>
          <table:table-cell office:value-type="float" office:value="6.1140909090909092" table:formula="of:=AVERAGE([.BB3:.BB5])" table:style-name="ce1">
            <text:p>6,114090909</text:p>
          </table:table-cell>
          <table:table-cell office:value-type="float" office:value="2.7777878787878785" table:formula="of:=AVERAGE([.BC3:.BC5])" table:style-name="ce1">
            <text:p>2,777787879</text:p>
          </table:table-cell>
          <table:table-cell office:value-type="float" office:value="25351.118181818183" table:formula="of:=AVERAGE([.BD3:.BD5])" table:style-name="ce2">
            <text:p>25351,11818</text:p>
          </table:table-cell>
          <table:table-cell office:value-type="float" office:value="6036.0727272727272" table:formula="of:=AVERAGE([.BE3:.BE5])" table:style-name="ce1">
            <text:p>6036,072727</text:p>
          </table:table-cell>
          <table:table-cell office:value-type="float" office:value="3770.7869090909094" table:formula="of:=AVERAGE([.BF3:.BF5])" table:style-name="ce3">
            <text:p>3770,786909</text:p>
          </table:table-cell>
          <table:table-cell office:value-type="float" office:value="3767.6998787878788" table:formula="of:=AVERAGE([.BG3:.BG5])" table:style-name="ce3">
            <text:p>3767,699879</text:p>
          </table:table-cell>
          <table:table-cell office:value-type="float" office:value="38453878.336363636" table:formula="of:=AVERAGE([.BH3:.BH5])" table:style-name="ce3">
            <text:p>38453878,34</text:p>
          </table:table-cell>
          <table:table-cell office:value-type="float" office:value="2935348.1696969694" table:formula="of:=AVERAGE([.BI3:.BI5])" table:style-name="ce3">
            <text:p>2935348,17</text:p>
          </table:table-cell>
          <table:table-cell office:value-type="float" office:value="87.120939393939409" table:formula="of:=AVERAGE([.BJ3:.BJ5])" table:style-name="ce1">
            <text:p>87,12093939</text:p>
          </table:table-cell>
          <table:table-cell office:value-type="float" office:value="83.668454545454537" table:formula="of:=AVERAGE([.BK3:.BK5])" table:style-name="ce1">
            <text:p>83,66845455</text:p>
          </table:table-cell>
          <table:table-cell office:value-type="float" office:value="1404208.5909090908" table:formula="of:=AVERAGE([.BL3:.BL5])" table:style-name="ce1">
            <text:p>1404208,591</text:p>
          </table:table-cell>
          <table:table-cell office:value-type="float" office:value="94752.215151515149" table:formula="of:=AVERAGE([.BM3:.BM5])" table:style-name="ce1">
            <text:p>94752,21515</text:p>
          </table:table-cell>
          <table:table-cell office:value-type="float" office:value="126.50045454545456" table:formula="of:=AVERAGE([.BN3:.BN5])" table:style-name="ce1">
            <text:p>126,5004545</text:p>
          </table:table-cell>
          <table:table-cell office:value-type="float" office:value="111.72212121212118" table:formula="of:=AVERAGE([.BO3:.BO5])" table:style-name="ce1">
            <text:p>111,7221212</text:p>
          </table:table-cell>
          <table:table-cell office:value-type="float" office:value="1749692.1454545455" table:formula="of:=AVERAGE([.BP3:.BP5])" table:style-name="ce1">
            <text:p>1749692,145</text:p>
          </table:table-cell>
          <table:table-cell office:value-type="float" office:value="80329.766666666663" table:formula="of:=AVERAGE([.BQ3:.BQ5])" table:style-name="ce1">
            <text:p>80329,76667</text:p>
          </table:table-cell>
          <table:table-cell office:value-type="float" office:value="5.0008484848484853" table:formula="of:=AVERAGE([.BR3:.BR5])" table:style-name="ce2">
            <text:p>5,000848485</text:p>
          </table:table-cell>
          <table:table-cell office:value-type="float" office:value="1.6332424242424242" table:formula="of:=AVERAGE([.BS3:.BS5])" table:style-name="ce2">
            <text:p>1,633242424</text:p>
          </table:table-cell>
          <table:table-cell office:value-type="float" office:value="26144.921212121215" table:formula="of:=AVERAGE([.BT3:.BT5])" table:style-name="ce1">
            <text:p>26144,92121</text:p>
          </table:table-cell>
          <table:table-cell office:value-type="float" office:value="2345.8060606060608" table:formula="of:=AVERAGE([.BU3:.BU5])" table:style-name="ce2">
            <text:p>2345,806061</text:p>
          </table:table-cell>
          <table:table-cell office:value-type="float" office:value="92.747272727272744" table:formula="of:=AVERAGE([.BV3:.BV5])" table:style-name="ce1">
            <text:p>92,74727273</text:p>
          </table:table-cell>
          <table:table-cell office:value-type="float" office:value="89.281242424242407" table:formula="of:=AVERAGE([.BW3:.BW5])" table:style-name="ce1">
            <text:p>89,28124242</text:p>
          </table:table-cell>
          <table:table-cell office:value-type="float" office:value="1504381.2333333334" table:formula="of:=AVERAGE([.BX3:.BX5])" table:style-name="ce1">
            <text:p>1504381,233</text:p>
          </table:table-cell>
          <table:table-cell office:value-type="float" office:value="104618.82727272729" table:formula="of:=AVERAGE([.BY3:.BY5])" table:style-name="ce1">
            <text:p>104618,8273</text:p>
          </table:table-cell>
          <table:table-cell office:value-type="float" office:value="79.323818181818183" table:formula="of:=AVERAGE([.BZ3:.BZ5])" table:style-name="ce1">
            <text:p>79,32381818</text:p>
          </table:table-cell>
          <table:table-cell office:value-type="float" office:value="75.981909090909085" table:formula="of:=AVERAGE([.CA3:.CA5])" table:style-name="ce1">
            <text:p>75,98190909</text:p>
          </table:table-cell>
          <table:table-cell office:value-type="float" office:value="1818248.7212121214" table:formula="of:=AVERAGE([.CB3:.CB5])" table:style-name="ce1">
            <text:p>1818248,721</text:p>
          </table:table-cell>
          <table:table-cell office:value-type="float" office:value="90725.687878787881" table:formula="of:=AVERAGE([.CC3:.CC5])" table:style-name="ce1">
            <text:p>90725,68788</text:p>
          </table:table-cell>
          <table:table-cell office:value-type="float" office:value="4.7215151515151517" table:formula="of:=AVERAGE([.CD3:.CD5])" table:style-name="ce1">
            <text:p>4,721515152</text:p>
          </table:table-cell>
          <table:table-cell office:value-type="float" office:value="1.4533030303030301" table:formula="of:=AVERAGE([.CE3:.CE5])" table:style-name="ce1">
            <text:p>1,45330303</text:p>
          </table:table-cell>
          <table:table-cell office:value-type="float" office:value="24495.518181818185" table:formula="of:=AVERAGE([.CF3:.CF5])" table:style-name="ce1">
            <text:p>24495,51818</text:p>
          </table:table-cell>
          <table:table-cell office:value-type="float" office:value="2213.7000000000003" table:formula="of:=AVERAGE([.CG3:.CG5])" table:style-name="ce1">
            <text:p>2213,7</text:p>
          </table:table-cell>
          <table:table-cell office:value-type="float" office:value="87.086954545454546" table:formula="of:=AVERAGE([.CH3:.CH5])" table:style-name="ce1">
            <text:p>87,08695455</text:p>
          </table:table-cell>
          <table:table-cell office:value-type="float" office:value="76.365878787878785" table:formula="of:=AVERAGE([.CI3:.CI5])" table:style-name="ce1">
            <text:p>76,36587879</text:p>
          </table:table-cell>
          <table:table-cell office:value-type="float" office:value="1160391.4621212122" table:formula="of:=AVERAGE([.CJ3:.CJ5])" table:style-name="ce1">
            <text:p>1160391,462</text:p>
          </table:table-cell>
          <table:table-cell office:value-type="float" office:value="71420.666666666672" table:formula="of:=AVERAGE([.CK3:.CK5])" table:style-name="ce1">
            <text:p>71420,66667</text:p>
          </table:table-cell>
          <table:table-cell office:value-type="float" office:value="3770.7869090909094" table:formula="of:=AVERAGE([.CL3:.CL5])" table:style-name="ce1">
            <text:p>3770,786909</text:p>
          </table:table-cell>
          <table:table-cell office:value-type="float" office:value="3767.6998787878788" table:formula="of:=AVERAGE([.CM3:.CM5])" table:style-name="ce1">
            <text:p>3767,699879</text:p>
          </table:table-cell>
          <table:table-cell office:value-type="float" office:value="38453878.336363636" table:formula="of:=AVERAGE([.CN3:.CN5])" table:style-name="ce1">
            <text:p>38453878,34</text:p>
          </table:table-cell>
          <table:table-cell office:value-type="float" office:value="2935348.1696969694" table:formula="of:=AVERAGE([.CO3:.CO5])" table:style-name="ce1">
            <text:p>2935348,17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DEV</text:p>
          </table:table-cell>
          <table:table-cell office:value-type="float" office:value="40.452580675610839" table:formula="of:=STDEV([.B3:.B5])" table:style-name="ce1">
            <text:p>40,45258068</text:p>
          </table:table-cell>
          <table:table-cell office:value-type="float" office:value="40.116192963734484" table:formula="of:=STDEV([.C3:.C5])" table:style-name="ce1">
            <text:p>40,11619296</text:p>
          </table:table-cell>
          <table:table-cell office:value-type="float" office:value="959428.68174051086" table:formula="of:=STDEV([.D3:.D5])" table:style-name="ce1">
            <text:p>959428,6817</text:p>
          </table:table-cell>
          <table:table-cell office:value-type="float" office:value="43568.179440703992" table:formula="of:=STDEV([.E3:.E5])" table:style-name="ce1">
            <text:p>43568,17944</text:p>
          </table:table-cell>
          <table:table-cell office:value-type="float" office:value="69.031525476970913" table:formula="of:=STDEV([.F3:.F5])" table:style-name="ce1">
            <text:p>69,03152548</text:p>
          </table:table-cell>
          <table:table-cell office:value-type="float" office:value="68.361210580108661" table:formula="of:=STDEV([.G3:.G5])" table:style-name="ce1">
            <text:p>68,36121058</text:p>
          </table:table-cell>
          <table:table-cell office:value-type="float" office:value="1211267.5807325556" table:formula="of:=STDEV([.H3:.H5])" table:style-name="ce1">
            <text:p>1211267,581</text:p>
          </table:table-cell>
          <table:table-cell office:value-type="float" office:value="79430.562969439343" table:formula="of:=STDEV([.I3:.I5])" table:style-name="ce1">
            <text:p>79430,56297</text:p>
          </table:table-cell>
          <table:table-cell office:value-type="float" office:value="55.624047140580494" table:formula="of:=STDEV([.J3:.J5])" table:style-name="ce1">
            <text:p>55,62404714</text:p>
          </table:table-cell>
          <table:table-cell office:value-type="float" office:value="56.013466094356119" table:formula="of:=STDEV([.K3:.K5])" table:style-name="ce1">
            <text:p>56,01346609</text:p>
          </table:table-cell>
          <table:table-cell office:value-type="float" office:value="1347252.6581268797" table:formula="of:=STDEV([.L3:.L5])" table:style-name="ce1">
            <text:p>1347252,658</text:p>
          </table:table-cell>
          <table:table-cell office:value-type="float" office:value="64436.679877298957" table:formula="of:=STDEV([.M3:.M5])" table:style-name="ce1">
            <text:p>64436,67988</text:p>
          </table:table-cell>
          <table:table-cell office:value-type="float" office:value="69.409143377031626" table:formula="of:=STDEV([.N3:.N5])" table:style-name="ce1">
            <text:p>69,40914338</text:p>
          </table:table-cell>
          <table:table-cell office:value-type="float" office:value="68.584042972686731" table:formula="of:=STDEV([.O3:.O5])" table:style-name="ce1">
            <text:p>68,58404297</text:p>
          </table:table-cell>
          <table:table-cell office:value-type="float" office:value="1211267.5807325556" table:formula="of:=STDEV([.P3:.P5])" table:style-name="ce1">
            <text:p>1211267,581</text:p>
          </table:table-cell>
          <table:table-cell office:value-type="float" office:value="79430.562969439343" table:formula="of:=STDEV([.Q3:.Q5])" table:style-name="ce1">
            <text:p>79430,56297</text:p>
          </table:table-cell>
          <table:table-cell office:value-type="float" office:value="90.171194965228793" table:formula="of:=STDEV([.R3:.R5])" table:style-name="ce1">
            <text:p>90,17119497</text:p>
          </table:table-cell>
          <table:table-cell office:value-type="float" office:value="89.835879292926876" table:formula="of:=STDEV([.S3:.S5])" table:style-name="ce1">
            <text:p>89,83587929</text:p>
          </table:table-cell>
          <table:table-cell office:value-type="float" office:value="1840471.5963227677" table:formula="of:=STDEV([.T3:.T5])" table:style-name="ce1">
            <text:p>1840471,596</text:p>
          </table:table-cell>
          <table:table-cell office:value-type="float" office:value="67353.59232708624" table:formula="of:=STDEV([.U3:.U5])" table:style-name="ce1">
            <text:p>67353,59233</text:p>
          </table:table-cell>
          <table:table-cell office:value-type="float" office:value="93.051360463466253" table:formula="of:=STDEV([.V3:.V5])" table:style-name="ce1">
            <text:p>93,05136046</text:p>
          </table:table-cell>
          <table:table-cell office:value-type="float" office:value="92.647431570163931" table:formula="of:=STDEV([.W3:.W5])" table:style-name="ce1">
            <text:p>92,64743157</text:p>
          </table:table-cell>
          <table:table-cell office:value-type="float" office:value="1840471.5963227677" table:formula="of:=STDEV([.X3:.X5])" table:style-name="ce1">
            <text:p>1840471,596</text:p>
          </table:table-cell>
          <table:table-cell office:value-type="float" office:value="67353.59232708624" table:formula="of:=STDEV([.Y3:.Y5])" table:style-name="ce1">
            <text:p>67353,59233</text:p>
          </table:table-cell>
          <table:table-cell office:value-type="float" office:value="94.756869005044237" table:formula="of:=STDEV([.Z3:.Z5])" table:style-name="ce1">
            <text:p>94,75686901</text:p>
          </table:table-cell>
          <table:table-cell office:value-type="float" office:value="94.253519870305894" table:formula="of:=STDEV([.AA3:.AA5])" table:style-name="ce1">
            <text:p>94,25351987</text:p>
          </table:table-cell>
          <table:table-cell office:value-type="float" office:value="1840471.5963227677" table:formula="of:=STDEV([.AB3:.AB5])" table:style-name="ce1">
            <text:p>1840471,596</text:p>
          </table:table-cell>
          <table:table-cell office:value-type="float" office:value="67353.59232708624" table:formula="of:=STDEV([.AC3:.AC5])" table:style-name="ce1">
            <text:p>67353,59233</text:p>
          </table:table-cell>
          <table:table-cell office:value-type="float" office:value="47.296185688755486" table:formula="of:=STDEV([.AD3:.AD5])" table:style-name="ce1">
            <text:p>47,29618569</text:p>
          </table:table-cell>
          <table:table-cell office:value-type="float" office:value="46.680587874466447" table:formula="of:=STDEV([.AE3:.AE5])" table:style-name="ce1">
            <text:p>46,68058787</text:p>
          </table:table-cell>
          <table:table-cell office:value-type="float" office:value="390063.16105544113" table:formula="of:=STDEV([.AF3:.AF5])" table:style-name="ce1">
            <text:p>390063,1611</text:p>
          </table:table-cell>
          <table:table-cell office:value-type="float" office:value="60093.054457130769" table:formula="of:=STDEV([.AG3:.AG5])" table:style-name="ce1">
            <text:p>60093,05446</text:p>
          </table:table-cell>
          <table:table-cell office:value-type="float" office:value="47.743139060467151" table:formula="of:=STDEV([.AH3:.AH5])" table:style-name="ce1">
            <text:p>47,74313906</text:p>
          </table:table-cell>
          <table:table-cell office:value-type="float" office:value="47.040087415675359" table:formula="of:=STDEV([.AI3:.AI5])" table:style-name="ce1">
            <text:p>47,04008742</text:p>
          </table:table-cell>
          <table:table-cell office:value-type="float" office:value="437265.32554443023" table:formula="of:=STDEV([.AJ3:.AJ5])" table:style-name="ce1">
            <text:p>437265,3255</text:p>
          </table:table-cell>
          <table:table-cell office:value-type="float" office:value="61165.187606827647" table:formula="of:=STDEV([.AK3:.AK5])" table:style-name="ce1">
            <text:p>61165,18761</text:p>
          </table:table-cell>
          <table:table-cell office:value-type="float" office:value="1.196512571322732" table:formula="of:=STDEV([.AL3:.AL5])" table:style-name="ce2">
            <text:p>1,196512571</text:p>
          </table:table-cell>
          <table:table-cell office:value-type="float" office:value="0.69253979806277266" table:formula="of:=STDEV([.AM3:.AM5])" table:style-name="ce1">
            <text:p>0,692539798</text:p>
          </table:table-cell>
          <table:table-cell office:value-type="float" office:value="9656.8500282764271" table:formula="of:=STDEV([.AN3:.AN5])" table:style-name="ce2">
            <text:p>9656,850028</text:p>
          </table:table-cell>
          <table:table-cell office:value-type="float" office:value="1380.2226250339636" table:formula="of:=STDEV([.AO3:.AO5])" table:style-name="ce2">
            <text:p>1380,222625</text:p>
          </table:table-cell>
          <table:table-cell office:value-type="float" office:value="1.9613628596508168" table:formula="of:=STDEV([.AP3:.AP5])" table:style-name="ce1">
            <text:p>1,96136286</text:p>
          </table:table-cell>
          <table:table-cell office:value-type="float" office:value="1.9769006051784255" table:formula="of:=STDEV([.AQ3:.AQ5])" table:style-name="ce1">
            <text:p>1,976900605</text:p>
          </table:table-cell>
          <table:table-cell office:value-type="float" office:value="16921.261750505444" table:formula="of:=STDEV([.AR3:.AR5])" table:style-name="ce1">
            <text:p>16921,26175</text:p>
          </table:table-cell>
          <table:table-cell office:value-type="float" office:value="4234.7798183612813" table:formula="of:=STDEV([.AS3:.AS5])" table:style-name="ce1">
            <text:p>4234,779818</text:p>
          </table:table-cell>
          <table:table-cell office:value-type="float" office:value="1.3744142594115591" table:formula="of:=STDEV([.AT3:.AT5])" table:style-name="ce1">
            <text:p>1,374414259</text:p>
          </table:table-cell>
          <table:table-cell office:value-type="float" office:value="0.85264673167485305" table:formula="of:=STDEV([.AU3:.AU5])" table:style-name="ce1">
            <text:p>0,852646732</text:p>
          </table:table-cell>
          <table:table-cell office:value-type="float" office:value="10681.875071896251" table:formula="of:=STDEV([.AV3:.AV5])" table:style-name="ce1">
            <text:p>10681,87507</text:p>
          </table:table-cell>
          <table:table-cell office:value-type="float" office:value="1715.8507299647774" table:formula="of:=STDEV([.AW3:.AW5])" table:style-name="ce1">
            <text:p>1715,85073</text:p>
          </table:table-cell>
          <table:table-cell office:value-type="float" office:value="1.3434410394380139" table:formula="of:=STDEV([.AX3:.AX5])" table:style-name="ce1">
            <text:p>1,343441039</text:p>
          </table:table-cell>
          <table:table-cell office:value-type="float" office:value="1.3685161063477966" table:formula="of:=STDEV([.AY3:.AY5])" table:style-name="ce1">
            <text:p>1,368516106</text:p>
          </table:table-cell>
          <table:table-cell office:value-type="float" office:value="10494.313916799209" table:formula="of:=STDEV([.AZ3:.AZ5])" table:style-name="ce1">
            <text:p>10494,31392</text:p>
          </table:table-cell>
          <table:table-cell office:value-type="float" office:value="1963.6541196447495" table:formula="of:=STDEV([.BA3:.BA5])" table:style-name="ce1">
            <text:p>1963,65412</text:p>
          </table:table-cell>
          <table:table-cell office:value-type="float" office:value="2.3429394178472638" table:formula="of:=STDEV([.BB3:.BB5])" table:style-name="ce1">
            <text:p>2,342939418</text:p>
          </table:table-cell>
          <table:table-cell office:value-type="float" office:value="2.6255065222967149" table:formula="of:=STDEV([.BC3:.BC5])" table:style-name="ce1">
            <text:p>2,625506522</text:p>
          </table:table-cell>
          <table:table-cell office:value-type="float" office:value="13056.062853503276" table:formula="of:=STDEV([.BD3:.BD5])" table:style-name="ce1">
            <text:p>13056,06285</text:p>
          </table:table-cell>
          <table:table-cell office:value-type="float" office:value="5911.7236509294544" table:formula="of:=STDEV([.BE3:.BE5])" table:style-name="ce1">
            <text:p>5911,723651</text:p>
          </table:table-cell>
          <table:table-cell office:value-type="float" office:value="1213.4234765144022" table:formula="of:=STDEV([.BF3:.BF5])" table:style-name="ce3">
            <text:p>1213,423477</text:p>
          </table:table-cell>
          <table:table-cell office:value-type="float" office:value="1213.2895603857853" table:formula="of:=STDEV([.BG3:.BG5])" table:style-name="ce3">
            <text:p>1213,28956</text:p>
          </table:table-cell>
          <table:table-cell office:value-type="float" office:value="15537833.357308388" table:formula="of:=STDEV([.BH3:.BH5])" table:style-name="ce3">
            <text:p>15537833,36</text:p>
          </table:table-cell>
          <table:table-cell office:value-type="float" office:value="438286.21396908379" table:formula="of:=STDEV([.BI3:.BI5])" table:style-name="ce3">
            <text:p>438286,214</text:p>
          </table:table-cell>
          <table:table-cell office:value-type="float" office:value="47.452486260297754" table:formula="of:=STDEV([.BJ3:.BJ5])" table:style-name="ce1">
            <text:p>47,45248626</text:p>
          </table:table-cell>
          <table:table-cell office:value-type="float" office:value="46.698417044242703" table:formula="of:=STDEV([.BK3:.BK5])" table:style-name="ce1">
            <text:p>46,69841704</text:p>
          </table:table-cell>
          <table:table-cell office:value-type="float" office:value="594815.10659039137" table:formula="of:=STDEV([.BL3:.BL5])" table:style-name="ce1">
            <text:p>594815,1066</text:p>
          </table:table-cell>
          <table:table-cell office:value-type="float" office:value="57683.993499794429" table:formula="of:=STDEV([.BM3:.BM5])" table:style-name="ce1">
            <text:p>57683,9935</text:p>
          </table:table-cell>
          <table:table-cell office:value-type="float" office:value="95.112968210925715" table:formula="of:=STDEV([.BN3:.BN5])" table:style-name="ce1">
            <text:p>95,11296821</text:p>
          </table:table-cell>
          <table:table-cell office:value-type="float" office:value="94.798533662175529" table:formula="of:=STDEV([.BO3:.BO5])" table:style-name="ce1">
            <text:p>94,79853366</text:p>
          </table:table-cell>
          <table:table-cell office:value-type="float" office:value="1840471.5963227677" table:formula="of:=STDEV([.BP3:.BP5])" table:style-name="ce1">
            <text:p>1840471,596</text:p>
          </table:table-cell>
          <table:table-cell office:value-type="float" office:value="67353.59232708624" table:formula="of:=STDEV([.BQ3:.BQ5])" table:style-name="ce1">
            <text:p>67353,59233</text:p>
          </table:table-cell>
          <table:table-cell office:value-type="float" office:value="1.498186896872828" table:formula="of:=STDEV([.BR3:.BR5])" table:style-name="ce1">
            <text:p>1,498186897</text:p>
          </table:table-cell>
          <table:table-cell office:value-type="float" office:value="0.65844175136826155" table:formula="of:=STDEV([.BS3:.BS5])" table:style-name="ce2">
            <text:p>0,658441751</text:p>
          </table:table-cell>
          <table:table-cell office:value-type="float" office:value="9656.8500282764271" table:formula="of:=STDEV([.BT3:.BT5])" table:style-name="ce2">
            <text:p>9656,850028</text:p>
          </table:table-cell>
          <table:table-cell office:value-type="float" office:value="1380.2226250339636" table:formula="of:=STDEV([.BU3:.BU5])" table:style-name="ce2">
            <text:p>1380,222625</text:p>
          </table:table-cell>
          <table:table-cell office:value-type="float" office:value="44.107595145233937" table:formula="of:=STDEV([.BV3:.BV5])" table:style-name="ce1">
            <text:p>44,10759515</text:p>
          </table:table-cell>
          <table:table-cell office:value-type="float" office:value="43.617279093725514" table:formula="of:=STDEV([.BW3:.BW5])" table:style-name="ce1">
            <text:p>43,61727909</text:p>
          </table:table-cell>
          <table:table-cell office:value-type="float" office:value="390063.16105544113" table:formula="of:=STDEV([.BX3:.BX5])" table:style-name="ce1">
            <text:p>390063,1611</text:p>
          </table:table-cell>
          <table:table-cell office:value-type="float" office:value="60093.054457130769" table:formula="of:=STDEV([.BY3:.BY5])" table:style-name="ce1">
            <text:p>60093,05446</text:p>
          </table:table-cell>
          <table:table-cell office:value-type="float" office:value="44.309447177662719" table:formula="of:=STDEV([.BZ3:.BZ5])" table:style-name="ce1">
            <text:p>44,30944718</text:p>
          </table:table-cell>
          <table:table-cell office:value-type="float" office:value="44.288119174613783" table:formula="of:=STDEV([.CA3:.CA5])" table:style-name="ce1">
            <text:p>44,28811917</text:p>
          </table:table-cell>
          <table:table-cell office:value-type="float" office:value="1238603.2761035471" table:formula="of:=STDEV([.CB3:.CB5])" table:style-name="ce1">
            <text:p>1238603,276</text:p>
          </table:table-cell>
          <table:table-cell office:value-type="float" office:value="63509.443129273612" table:formula="of:=STDEV([.CC3:.CC5])" table:style-name="ce1">
            <text:p>63509,44313</text:p>
          </table:table-cell>
          <table:table-cell office:value-type="float" office:value="1.0979965125617646" table:formula="of:=STDEV([.CD3:.CD5])" table:style-name="ce1">
            <text:p>1,097996513</text:p>
          </table:table-cell>
          <table:table-cell office:value-type="float" office:value="0.6670226948778385" table:formula="of:=STDEV([.CE3:.CE5])" table:style-name="ce1">
            <text:p>0,667022695</text:p>
          </table:table-cell>
          <table:table-cell office:value-type="float" office:value="11687.627005672235" table:formula="of:=STDEV([.CF3:.CF5])" table:style-name="ce1">
            <text:p>11687,62701</text:p>
          </table:table-cell>
          <table:table-cell office:value-type="float" office:value="1509.2200866672822" table:formula="of:=STDEV([.CG3:.CG5])" table:style-name="ce1">
            <text:p>1509,220087</text:p>
          </table:table-cell>
          <table:table-cell office:value-type="float" office:value="48.334890450582733" table:formula="of:=STDEV([.CH3:.CH5])" table:style-name="ce1">
            <text:p>48,33489045</text:p>
          </table:table-cell>
          <table:table-cell office:value-type="float" office:value="45.54994264664073" table:formula="of:=STDEV([.CI3:.CI5])" table:style-name="ce1">
            <text:p>45,54994265</text:p>
          </table:table-cell>
          <table:table-cell office:value-type="float" office:value="820420.87003381515" table:formula="of:=STDEV([.CJ3:.CJ5])" table:style-name="ce1">
            <text:p>820420,87</text:p>
          </table:table-cell>
          <table:table-cell office:value-type="float" office:value="53748.647762835237" table:formula="of:=STDEV([.CK3:.CK5])" table:style-name="ce1">
            <text:p>53748,64776</text:p>
          </table:table-cell>
          <table:table-cell office:value-type="float" office:value="1213.4234765144022" table:formula="of:=STDEV([.CL3:.CL5])" table:style-name="ce1">
            <text:p>1213,423477</text:p>
          </table:table-cell>
          <table:table-cell office:value-type="float" office:value="1213.2895603857853" table:formula="of:=STDEV([.CM3:.CM5])" table:style-name="ce1">
            <text:p>1213,28956</text:p>
          </table:table-cell>
          <table:table-cell office:value-type="float" office:value="15537833.357308388" table:formula="of:=STDEV([.CN3:.CN5])" table:style-name="ce1">
            <text:p>15537833,36</text:p>
          </table:table-cell>
          <table:table-cell office:value-type="float" office:value="438286.21396908379" table:formula="of:=STDEV([.CO3:.CO5])" table:style-name="ce1">
            <text:p>438286,214</text:p>
          </table:table-cell>
          <table:table-cell table:number-columns-repeated="16291"/>
        </table:table-row>
        <table:table-row table:style-name="ro1">
          <table:table-cell office:value-type="string" table:style-name="ce1">
            <text:p>DST</text:p>
          </table:table-cell>
          <table:table-cell office:value-type="float" office:value="113.12535450596023" table:formula="of:=SUM(([.B3:.B5]-[.$CD3:.$CD5])^2)^0.5" table:number-matrix-columns-spanned="1" table:number-matrix-rows-spanned="1" table:style-name="ce1">
            <text:p>113,1253545</text:p>
          </table:table-cell>
          <table:table-cell office:value-type="float" office:value="113.25380527918202" table:formula="of:=SUM(([.C3:.C5]-[.$CE3:.$CE5])^2)^0.5" table:number-matrix-columns-spanned="1" table:number-matrix-rows-spanned="1" table:style-name="ce1">
            <text:p>113,2538053</text:p>
          </table:table-cell>
          <table:table-cell office:value-type="float" office:value="2223583.1572678746" table:formula="of:=SUM(([.D3:.D5]-[.$CF3:.$CF5])^2)^0.5" table:number-matrix-columns-spanned="1" table:number-matrix-rows-spanned="1" table:style-name="ce1">
            <text:p>2223583,157</text:p>
          </table:table-cell>
          <table:table-cell office:value-type="float" office:value="143522.04244801993" table:formula="of:=SUM(([.E3:.E5]-[.$CG3:.$CG5])^2)^0.5" table:number-matrix-columns-spanned="1" table:number-matrix-rows-spanned="1" table:style-name="ce1">
            <text:p>143522,0424</text:p>
          </table:table-cell>
          <table:table-cell office:value-type="float" office:value="176.20012941921215" table:formula="of:=SUM(([.F3:.F5]-[.$CD3:.$CD5])^2)^0.5" table:number-matrix-columns-spanned="1" table:number-matrix-rows-spanned="1" table:style-name="ce1">
            <text:p>176,2001294</text:p>
          </table:table-cell>
          <table:table-cell office:value-type="float" office:value="176.26843345628347" table:formula="of:=SUM(([.G3:.G5]-[.$CE3:.$CE5])^2)^0.5" table:number-matrix-columns-spanned="1" table:number-matrix-rows-spanned="1" table:style-name="ce1">
            <text:p>176,2684335</text:p>
          </table:table-cell>
          <table:table-cell office:value-type="float" office:value="3146776.1898775385" table:formula="of:=SUM(([.H3:.H5]-[.$CF3:.$CF5])^2)^0.5" table:number-matrix-columns-spanned="1" table:number-matrix-rows-spanned="1" table:style-name="ce1">
            <text:p>3146776,19</text:p>
          </table:table-cell>
          <table:table-cell office:value-type="float" office:value="199107.21979916617" table:formula="of:=SUM(([.I3:.I5]-[.$CG3:.$CG5])^2)^0.5" table:number-matrix-columns-spanned="1" table:number-matrix-rows-spanned="1" table:style-name="ce1">
            <text:p>199107,2198</text:p>
          </table:table-cell>
          <table:table-cell office:value-type="float" office:value="121.52265635144231" table:formula="of:=SUM(([.J3:.J5]-[.$CD3:.$CD5])^2)^0.5" table:number-matrix-columns-spanned="1" table:number-matrix-rows-spanned="1" table:style-name="ce1">
            <text:p>121,5226564</text:p>
          </table:table-cell>
          <table:table-cell office:value-type="float" office:value="121.38527414370388" table:formula="of:=SUM(([.K3:.K5]-[.$CE3:.$CE5])^2)^0.5" table:number-matrix-columns-spanned="1" table:number-matrix-rows-spanned="1" table:style-name="ce1">
            <text:p>121,3852741</text:p>
          </table:table-cell>
          <table:table-cell office:value-type="float" office:value="3003525.1021918245" table:formula="of:=SUM(([.L3:.L5]-[.$CF3:.$CF5])^2)^0.5" table:number-matrix-columns-spanned="1" table:number-matrix-rows-spanned="1" table:style-name="ce1">
            <text:p>3003525,102</text:p>
          </table:table-cell>
          <table:table-cell office:value-type="float" office:value="136629.9781726755" table:formula="of:=SUM(([.M3:.M5]-[.$CG3:.$CG5])^2)^0.5" table:number-matrix-columns-spanned="1" table:number-matrix-rows-spanned="1" table:style-name="ce1">
            <text:p>136629,9782</text:p>
          </table:table-cell>
          <table:table-cell office:value-type="float" office:value="174.90589763804491" table:formula="of:=SUM(([.N3:.N5]-[.$CD3:.$CD5])^2)^0.5" table:number-matrix-columns-spanned="1" table:number-matrix-rows-spanned="1" table:style-name="ce1">
            <text:p>174,9058976</text:p>
          </table:table-cell>
          <table:table-cell office:value-type="float" office:value="174.65848713609489" table:formula="of:=SUM(([.O3:.O5]-[.$CE3:.$CE5])^2)^0.5" table:number-matrix-columns-spanned="1" table:number-matrix-rows-spanned="1" table:style-name="ce1">
            <text:p>174,6584871</text:p>
          </table:table-cell>
          <table:table-cell office:value-type="float" office:value="3146776.1898775385" table:formula="of:=SUM(([.P3:.P5]-[.$CF3:.$CF5])^2)^0.5" table:number-matrix-columns-spanned="1" table:number-matrix-rows-spanned="1" table:style-name="ce1">
            <text:p>3146776,19</text:p>
          </table:table-cell>
          <table:table-cell office:value-type="float" office:value="199107.21979916617" table:formula="of:=SUM(([.Q3:.Q5]-[.$CG3:.$CG5])^2)^0.5" table:number-matrix-columns-spanned="1" table:number-matrix-rows-spanned="1" table:style-name="ce1">
            <text:p>199107,2198</text:p>
          </table:table-cell>
          <table:table-cell office:value-type="float" office:value="242.15700231282233" table:formula="of:=SUM(([.R3:.R5]-[.$CD3:.$CD5])^2)^0.5" table:number-matrix-columns-spanned="1" table:number-matrix-rows-spanned="1" table:style-name="ce1">
            <text:p>242,1570023</text:p>
          </table:table-cell>
          <table:table-cell office:value-type="float" office:value="224.67436790104813" table:formula="of:=SUM(([.S3:.S5]-[.$CE3:.$CE5])^2)^0.5" table:number-matrix-columns-spanned="1" table:number-matrix-rows-spanned="1" table:style-name="ce1">
            <text:p>224,6743679</text:p>
          </table:table-cell>
          <table:table-cell office:value-type="float" office:value="3952770.9307795204" table:formula="of:=SUM(([.T3:.T5]-[.$CF3:.$CF5])^2)^0.5" table:number-matrix-columns-spanned="1" table:number-matrix-rows-spanned="1" table:style-name="ce1">
            <text:p>3952770,931</text:p>
          </table:table-cell>
          <table:table-cell office:value-type="float" office:value="164282.69212579879" table:formula="of:=SUM(([.U3:.U5]-[.$CG3:.$CG5])^2)^0.5" table:number-matrix-columns-spanned="1" table:number-matrix-rows-spanned="1" table:style-name="ce1">
            <text:p>164282,6921</text:p>
          </table:table-cell>
          <table:table-cell office:value-type="float" office:value="253.31330386352829" table:formula="of:=SUM(([.V3:.V5]-[.$CD3:.$CD5])^2)^0.5" table:number-matrix-columns-spanned="1" table:number-matrix-rows-spanned="1" table:style-name="ce1">
            <text:p>253,3133039</text:p>
          </table:table-cell>
          <table:table-cell office:value-type="float" office:value="231.37442998309038" table:formula="of:=SUM(([.W3:.W5]-[.$CE3:.$CE5])^2)^0.5" table:number-matrix-columns-spanned="1" table:number-matrix-rows-spanned="1" table:style-name="ce1">
            <text:p>231,37443</text:p>
          </table:table-cell>
          <table:table-cell office:value-type="float" office:value="3952770.9307795204" table:formula="of:=SUM(([.X3:.X5]-[.$CF3:.$CF5])^2)^0.5" table:number-matrix-columns-spanned="1" table:number-matrix-rows-spanned="1" table:style-name="ce1">
            <text:p>3952770,931</text:p>
          </table:table-cell>
          <table:table-cell office:value-type="float" office:value="164282.69212579879" table:formula="of:=SUM(([.Y3:.Y5]-[.$CG3:.$CG5])^2)^0.5" table:number-matrix-columns-spanned="1" table:number-matrix-rows-spanned="1" table:style-name="ce1">
            <text:p>164282,6921</text:p>
          </table:table-cell>
          <table:table-cell office:value-type="float" office:value="254.29660060686345" table:formula="of:=SUM(([.Z3:.Z5]-[.$CD3:.$CD5])^2)^0.5" table:number-matrix-columns-spanned="1" table:number-matrix-rows-spanned="1" table:style-name="ce1">
            <text:p>254,2966006</text:p>
          </table:table-cell>
          <table:table-cell office:value-type="float" office:value="234.28204001587486" table:formula="of:=SUM(([.AA3:.AA5]-[.$CE3:.$CE5])^2)^0.5" table:number-matrix-columns-spanned="1" table:number-matrix-rows-spanned="1" table:style-name="ce1">
            <text:p>234,28204</text:p>
          </table:table-cell>
          <table:table-cell office:value-type="float" office:value="3952770.9307795204" table:formula="of:=SUM(([.AB3:.AB5]-[.$CF3:.$CF5])^2)^0.5" table:number-matrix-columns-spanned="1" table:number-matrix-rows-spanned="1" table:style-name="ce1">
            <text:p>3952770,931</text:p>
          </table:table-cell>
          <table:table-cell office:value-type="float" office:value="164282.69212579879" table:formula="of:=SUM(([.AC3:.AC5]-[.$CG3:.$CG5])^2)^0.5" table:number-matrix-columns-spanned="1" table:number-matrix-rows-spanned="1" table:style-name="ce1">
            <text:p>164282,6921</text:p>
          </table:table-cell>
          <table:table-cell office:value-type="float" office:value="166.7842830125189" table:formula="of:=SUM(([.AD3:.AD5]-[.$CD3:.$CD5])^2)^0.5" table:number-matrix-columns-spanned="1" table:number-matrix-rows-spanned="1" table:style-name="ce1">
            <text:p>166,784283</text:p>
          </table:table-cell>
          <table:table-cell office:value-type="float" office:value="166.61750113958618" table:formula="of:=SUM(([.AE3:.AE5]-[.$CE3:.$CE5])^2)^0.5" table:number-matrix-columns-spanned="1" table:number-matrix-rows-spanned="1" table:style-name="ce1">
            <text:p>166,6175011</text:p>
          </table:table-cell>
          <table:table-cell office:value-type="float" office:value="2618910.4740183782" table:formula="of:=SUM(([.AF3:.AF5]-[.$CF3:.$CF5])^2)^0.5" table:number-matrix-columns-spanned="1" table:number-matrix-rows-spanned="1" table:style-name="ce1">
            <text:p>2618910,474</text:p>
          </table:table-cell>
          <table:table-cell office:value-type="float" office:value="196217.76329689135" table:formula="of:=SUM(([.AG3:.AG5]-[.$CG3:.$CG5])^2)^0.5" table:number-matrix-columns-spanned="1" table:number-matrix-rows-spanned="1" table:style-name="ce1">
            <text:p>196217,7633</text:p>
          </table:table-cell>
          <table:table-cell office:value-type="float" office:value="164.72922720719899" table:formula="of:=SUM(([.AH3:.AH5]-[.$CD3:.$CD5])^2)^0.5" table:number-matrix-columns-spanned="1" table:number-matrix-rows-spanned="1" table:style-name="ce1">
            <text:p>164,7292272</text:p>
          </table:table-cell>
          <table:table-cell office:value-type="float" office:value="164.25430750412957" table:formula="of:=SUM(([.AI3:.AI5]-[.$CE3:.$CE5])^2)^0.5" table:number-matrix-columns-spanned="1" table:number-matrix-rows-spanned="1" table:style-name="ce1">
            <text:p>164,2543075</text:p>
          </table:table-cell>
          <table:table-cell office:value-type="float" office:value="2544817.25537724" table:formula="of:=SUM(([.AJ3:.AJ5]-[.$CF3:.$CF5])^2)^0.5" table:number-matrix-columns-spanned="1" table:number-matrix-rows-spanned="1" table:style-name="ce1">
            <text:p>2544817,255</text:p>
          </table:table-cell>
          <table:table-cell office:value-type="float" office:value="195890.94126563898" table:formula="of:=SUM(([.AK3:.AK5]-[.$CG3:.$CG5])^2)^0.5" table:number-matrix-columns-spanned="1" table:number-matrix-rows-spanned="1" table:style-name="ce1">
            <text:p>195890,9413</text:p>
          </table:table-cell>
          <table:table-cell office:value-type="float" office:value="0.71764249600070129" table:formula="of:=SUM(([.AL3:.AL5]-[.$CD3:.$CD5])^2)^0.5" table:number-matrix-columns-spanned="1" table:number-matrix-rows-spanned="1" table:style-name="ce2">
            <text:p>0,717642496</text:p>
          </table:table-cell>
          <table:table-cell office:value-type="float" office:value="0.5334413535581497" table:formula="of:=SUM(([.AM3:.AM5]-[.$CE3:.$CE5])^2)^0.5" table:number-matrix-columns-spanned="1" table:number-matrix-rows-spanned="1" table:style-name="ce1">
            <text:p>0,533441354</text:p>
          </table:table-cell>
          <table:table-cell office:value-type="float" office:value="4483.9061469468888" table:formula="of:=SUM(([.AN3:.AN5]-[.$CF3:.$CF5])^2)^0.5" table:number-matrix-columns-spanned="1" table:number-matrix-rows-spanned="1" table:style-name="ce1">
            <text:p>4483,906147</text:p>
          </table:table-cell>
          <table:table-cell office:value-type="float" office:value="311.183826647437" table:formula="of:=SUM(([.AO3:.AO5]-[.$CG3:.$CG5])^2)^0.5" table:number-matrix-columns-spanned="1" table:number-matrix-rows-spanned="1" table:style-name="ce2">
            <text:p>311,1838266</text:p>
          </table:table-cell>
          <table:table-cell office:value-type="float" office:value="2.6004559183864417" table:formula="of:=SUM(([.AP3:.AP5]-[.$CD3:.$CD5])^2)^0.5" table:number-matrix-columns-spanned="1" table:number-matrix-rows-spanned="1" table:style-name="ce1">
            <text:p>2,600455918</text:p>
          </table:table-cell>
          <table:table-cell office:value-type="float" office:value="2.5381524776892359" table:formula="of:=SUM(([.AQ3:.AQ5]-[.$CE3:.$CE5])^2)^0.5" table:number-matrix-columns-spanned="1" table:number-matrix-rows-spanned="1" table:style-name="ce1">
            <text:p>2,538152478</text:p>
          </table:table-cell>
          <table:table-cell office:value-type="float" office:value="14944.432748207695" table:formula="of:=SUM(([.AR3:.AR5]-[.$CF3:.$CF5])^2)^0.5" table:number-matrix-columns-spanned="1" table:number-matrix-rows-spanned="1" table:style-name="ce1">
            <text:p>14944,43275</text:p>
          </table:table-cell>
          <table:table-cell office:value-type="float" office:value="4753.2000000000007" table:formula="of:=SUM(([.AS3:.AS5]-[.$CG3:.$CG5])^2)^0.5" table:number-matrix-columns-spanned="1" table:number-matrix-rows-spanned="1" table:style-name="ce1">
            <text:p>4753,2</text:p>
          </table:table-cell>
          <table:table-cell office:value-type="float" office:value="4.5824368052794968" table:formula="of:=SUM(([.AT3:.AT5]-[.$CD3:.$CD5])^2)^0.5" table:number-matrix-columns-spanned="1" table:number-matrix-rows-spanned="1" table:style-name="ce1">
            <text:p>4,582436805</text:p>
          </table:table-cell>
          <table:table-cell office:value-type="float" office:value="4.4263041772365233" table:formula="of:=SUM(([.AU3:.AU5]-[.$CE3:.$CE5])^2)^0.5" table:number-matrix-columns-spanned="1" table:number-matrix-rows-spanned="1" table:style-name="ce1">
            <text:p>4,426304177</text:p>
          </table:table-cell>
          <table:table-cell office:value-type="float" office:value="33124.813989365779" table:formula="of:=SUM(([.AV3:.AV5]-[.$CF3:.$CF5])^2)^0.5" table:number-matrix-columns-spanned="1" table:number-matrix-rows-spanned="1" table:style-name="ce1">
            <text:p>33124,81399</text:p>
          </table:table-cell>
          <table:table-cell office:value-type="float" office:value="6680.5141365710488" table:formula="of:=SUM(([.AW3:.AW5]-[.$CG3:.$CG5])^2)^0.5" table:number-matrix-columns-spanned="1" table:number-matrix-rows-spanned="1" table:style-name="ce1">
            <text:p>6680,514137</text:p>
          </table:table-cell>
          <table:table-cell office:value-type="float" office:value="2.4310286466826621" table:formula="of:=SUM(([.AX3:.AX5]-[.$CD3:.$CD5])^2)^0.5" table:number-matrix-columns-spanned="1" table:number-matrix-rows-spanned="1" table:style-name="ce1">
            <text:p>2,431028647</text:p>
          </table:table-cell>
          <table:table-cell office:value-type="float" office:value="2.1893120773203694" table:formula="of:=SUM(([.AY3:.AY5]-[.$CE3:.$CE5])^2)^0.5" table:number-matrix-columns-spanned="1" table:number-matrix-rows-spanned="1" table:style-name="ce1">
            <text:p>2,189312077</text:p>
          </table:table-cell>
          <table:table-cell office:value-type="float" office:value="13992.077914211148" table:formula="of:=SUM(([.AZ3:.AZ5]-[.$CF3:.$CF5])^2)^0.5" table:number-matrix-columns-spanned="1" table:number-matrix-rows-spanned="1" table:style-name="ce1">
            <text:p>13992,07791</text:p>
          </table:table-cell>
          <table:table-cell office:value-type="float" office:value="2973.3675879337907" table:formula="of:=SUM(([.BA3:.BA5]-[.$CG3:.$CG5])^2)^0.5" table:number-matrix-columns-spanned="1" table:number-matrix-rows-spanned="1" table:style-name="ce1">
            <text:p>2973,367588</text:p>
          </table:table-cell>
          <table:table-cell office:value-type="float" office:value="3.7177957401246857" table:formula="of:=SUM(([.BB3:.BB5]-[.$CD3:.$CD5])^2)^0.5" table:number-matrix-columns-spanned="1" table:number-matrix-rows-spanned="1" table:style-name="ce1">
            <text:p>3,71779574</text:p>
          </table:table-cell>
          <table:table-cell office:value-type="float" office:value="3.6444098072219062" table:formula="of:=SUM(([.BC3:.BC5]-[.$CE3:.$CE5])^2)^0.5" table:number-matrix-columns-spanned="1" table:number-matrix-rows-spanned="1" table:style-name="ce1">
            <text:p>3,644409807</text:p>
          </table:table-cell>
          <table:table-cell office:value-type="float" office:value="2566.8000000000029" table:formula="of:=SUM(([.BD3:.BD5]-[.$CF3:.$CF5])^2)^0.5" table:number-matrix-columns-spanned="1" table:number-matrix-rows-spanned="1" table:style-name="ce2">
            <text:p>2566,8</text:p>
          </table:table-cell>
          <table:table-cell office:value-type="float" office:value="9139.8107551207813" table:formula="of:=SUM(([.BE3:.BE5]-[.$CG3:.$CG5])^2)^0.5" table:number-matrix-columns-spanned="1" table:number-matrix-rows-spanned="1" table:style-name="ce1">
            <text:p>9139,810755</text:p>
          </table:table-cell>
          <table:table-cell office:value-type="float" office:value="6745.0089857201174" table:formula="of:=SUM(([.BF3:.BF5]-[.$CD3:.$CD5])^2)^0.5" table:number-matrix-columns-spanned="1" table:number-matrix-rows-spanned="1" table:style-name="ce3">
            <text:p>6745,008986</text:p>
          </table:table-cell>
          <table:table-cell office:value-type="float" office:value="6745.4396781804899" table:formula="of:=SUM(([.BG3:.BG5]-[.$CE3:.$CE5])^2)^0.5" table:number-matrix-columns-spanned="1" table:number-matrix-rows-spanned="1" table:style-name="ce3">
            <text:p>6745,439678</text:p>
          </table:table-cell>
          <table:table-cell office:value-type="float" office:value="70100059.840384468" table:formula="of:=SUM(([.BH3:.BH5]-[.$CF3:.$CF5])^2)^0.5" table:number-matrix-columns-spanned="1" table:number-matrix-rows-spanned="1" table:style-name="ce3">
            <text:p>70100059,84</text:p>
          </table:table-cell>
          <table:table-cell office:value-type="float" office:value="5118253.9197203508" table:formula="of:=SUM(([.BI3:.BI5]-[.$CG3:.$CG5])^2)^0.5" table:number-matrix-columns-spanned="1" table:number-matrix-rows-spanned="1" table:style-name="ce3">
            <text:p>5118253,92</text:p>
          </table:table-cell>
          <table:table-cell office:value-type="float" office:value="157.05632483944856" table:formula="of:=SUM(([.BJ3:.BJ5]-[.$CD3:.$CD5])^2)^0.5" table:number-matrix-columns-spanned="1" table:number-matrix-rows-spanned="1" table:style-name="ce1">
            <text:p>157,0563248</text:p>
          </table:table-cell>
          <table:table-cell office:value-type="float" office:value="156.75416180331914" table:formula="of:=SUM(([.BK3:.BK5]-[.$CE3:.$CE5])^2)^0.5" table:number-matrix-columns-spanned="1" table:number-matrix-rows-spanned="1" table:style-name="ce1">
            <text:p>156,7541618</text:p>
          </table:table-cell>
          <table:table-cell office:value-type="float" office:value="2528502.5432593161" table:formula="of:=SUM(([.BL3:.BL5]-[.$CF3:.$CF5])^2)^0.5" table:number-matrix-columns-spanned="1" table:number-matrix-rows-spanned="1" table:style-name="ce1">
            <text:p>2528502,543</text:p>
          </table:table-cell>
          <table:table-cell office:value-type="float" office:value="179445.46778700632" table:formula="of:=SUM(([.BM3:.BM5]-[.$CG3:.$CG5])^2)^0.5" table:number-matrix-columns-spanned="1" table:number-matrix-rows-spanned="1" table:style-name="ce1">
            <text:p>179445,4678</text:p>
          </table:table-cell>
          <table:table-cell office:value-type="float" office:value="249.6621496800251" table:formula="of:=SUM(([.BN3:.BN5]-[.$CD3:.$CD5])^2)^0.5" table:number-matrix-columns-spanned="1" table:number-matrix-rows-spanned="1" table:style-name="ce1">
            <text:p>249,6621497</text:p>
          </table:table-cell>
          <table:table-cell office:value-type="float" office:value="232.80855816631683" table:formula="of:=SUM(([.BO3:.BO5]-[.$CE3:.$CE5])^2)^0.5" table:number-matrix-columns-spanned="1" table:number-matrix-rows-spanned="1" table:style-name="ce1">
            <text:p>232,8085582</text:p>
          </table:table-cell>
          <table:table-cell office:value-type="float" office:value="3952770.9307795204" table:formula="of:=SUM(([.BP3:.BP5]-[.$CF3:.$CF5])^2)^0.5" table:number-matrix-columns-spanned="1" table:number-matrix-rows-spanned="1" table:style-name="ce1">
            <text:p>3952770,931</text:p>
          </table:table-cell>
          <table:table-cell office:value-type="float" office:value="164282.69212579879" table:formula="of:=SUM(([.BQ3:.BQ5]-[.$CG3:.$CG5])^2)^0.5" table:number-matrix-columns-spanned="1" table:number-matrix-rows-spanned="1" table:style-name="ce1">
            <text:p>164282,6921</text:p>
          </table:table-cell>
          <table:table-cell office:value-type="float" office:value="0.83800000000000008" table:formula="of:=SUM(([.BR3:.BR5]-[.$CD3:.$CD5])^2)^0.5" table:number-matrix-columns-spanned="1" table:number-matrix-rows-spanned="1" table:style-name="ce1">
            <text:p>0,838</text:p>
          </table:table-cell>
          <table:table-cell office:value-type="float" office:value="0.50899547806853362" table:formula="of:=SUM(([.BS3:.BS5]-[.$CE3:.$CE5])^2)^0.5" table:number-matrix-columns-spanned="1" table:number-matrix-rows-spanned="1" table:style-name="ce2">
            <text:p>0,508995478</text:p>
          </table:table-cell>
          <table:table-cell office:value-type="float" office:value="4483.9061469468888" table:formula="of:=SUM(([.BT3:.BT5]-[.$CF3:.$CF5])^2)^0.5" table:number-matrix-columns-spanned="1" table:number-matrix-rows-spanned="1" table:style-name="ce1">
            <text:p>4483,906147</text:p>
          </table:table-cell>
          <table:table-cell office:value-type="float" office:value="311.183826647437" table:formula="of:=SUM(([.BU3:.BU5]-[.$CG3:.$CG5])^2)^0.5" table:number-matrix-columns-spanned="1" table:number-matrix-rows-spanned="1" table:style-name="ce2">
            <text:p>311,1838266</text:p>
          </table:table-cell>
          <table:table-cell office:value-type="float" office:value="164.16726089067549" table:formula="of:=SUM(([.BV3:.BV5]-[.$CD3:.$CD5])^2)^0.5" table:number-matrix-columns-spanned="1" table:number-matrix-rows-spanned="1" table:style-name="ce1">
            <text:p>164,1672609</text:p>
          </table:table-cell>
          <table:table-cell office:value-type="float" office:value="163.90649150169949" table:formula="of:=SUM(([.BW3:.BW5]-[.$CE3:.$CE5])^2)^0.5" table:number-matrix-columns-spanned="1" table:number-matrix-rows-spanned="1" table:style-name="ce1">
            <text:p>163,9064915</text:p>
          </table:table-cell>
          <table:table-cell office:value-type="float" office:value="2618910.4740183782" table:formula="of:=SUM(([.BX3:.BX5]-[.$CF3:.$CF5])^2)^0.5" table:number-matrix-columns-spanned="1" table:number-matrix-rows-spanned="1" table:style-name="ce1">
            <text:p>2618910,474</text:p>
          </table:table-cell>
          <table:table-cell office:value-type="float" office:value="196217.76329689135" table:formula="of:=SUM(([.BY3:.BY5]-[.$CG3:.$CG5])^2)^0.5" table:number-matrix-columns-spanned="1" table:number-matrix-rows-spanned="1" table:style-name="ce1">
            <text:p>196217,7633</text:p>
          </table:table-cell>
          <table:table-cell office:value-type="float" office:value="143.14867233661491" table:formula="of:=SUM(([.BZ3:.BZ5]-[.$CD3:.$CD5])^2)^0.5" table:number-matrix-columns-spanned="1" table:number-matrix-rows-spanned="1" table:style-name="ce1">
            <text:p>143,1486723</text:p>
          </table:table-cell>
          <table:table-cell office:value-type="float" office:value="143.08012812037228" table:formula="of:=SUM(([.CA3:.CA5]-[.$CE3:.$CE5])^2)^0.5" table:number-matrix-columns-spanned="1" table:number-matrix-rows-spanned="1" table:style-name="ce1">
            <text:p>143,0801281</text:p>
          </table:table-cell>
          <table:table-cell office:value-type="float" office:value="3560077.6251796521" table:formula="of:=SUM(([.CB3:.CB5]-[.$CF3:.$CF5])^2)^0.5" table:number-matrix-columns-spanned="1" table:number-matrix-rows-spanned="1" table:style-name="ce1">
            <text:p>3560077,625</text:p>
          </table:table-cell>
          <table:table-cell office:value-type="float" office:value="176686.55020777087" table:formula="of:=SUM(([.CC3:.CC5]-[.$CG3:.$CG5])^2)^0.5" table:number-matrix-columns-spanned="1" table:number-matrix-rows-spanned="1" table:style-name="ce1">
            <text:p>176686,5502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BEST</text:p>
          </table:table-cell>
          <table:table-cell office:value-type="float" office:value="0" table:formula="of:=SUM([.B3:.B5]=[.$CD3:.$CD5])" table:number-matrix-columns-spanned="1" table:number-matrix-rows-spanned="1" table:style-name="ce1">
            <text:p>0</text:p>
          </table:table-cell>
          <table:table-cell office:value-type="float" office:value="0" table:formula="of:=SUM([.C3:.C5]=[.$CE3:.$CE5])" table:number-matrix-columns-spanned="1" table:number-matrix-rows-spanned="1" table:style-name="ce1">
            <text:p>0</text:p>
          </table:table-cell>
          <table:table-cell office:value-type="float" office:value="0" table:formula="of:=SUM([.D3:.D5]=[.$CF3:.$CF5])" table:number-matrix-columns-spanned="1" table:number-matrix-rows-spanned="1" table:style-name="ce1">
            <text:p>0</text:p>
          </table:table-cell>
          <table:table-cell office:value-type="float" office:value="0" table:formula="of:=SUM([.E3:.E5]=[.$CG3:.$CG5])" table:number-matrix-columns-spanned="1" table:number-matrix-rows-spanned="1" table:style-name="ce1">
            <text:p>0</text:p>
          </table:table-cell>
          <table:table-cell office:value-type="float" office:value="0" table:formula="of:=SUM([.F3:.F5]=[.$CD3:.$CD5])" table:number-matrix-columns-spanned="1" table:number-matrix-rows-spanned="1" table:style-name="ce1">
            <text:p>0</text:p>
          </table:table-cell>
          <table:table-cell office:value-type="float" office:value="0" table:formula="of:=SUM([.G3:.G5]=[.$CE3:.$CE5])" table:number-matrix-columns-spanned="1" table:number-matrix-rows-spanned="1" table:style-name="ce1">
            <text:p>0</text:p>
          </table:table-cell>
          <table:table-cell office:value-type="float" office:value="0" table:formula="of:=SUM([.H3:.H5]=[.$CF3:.$CF5])" table:number-matrix-columns-spanned="1" table:number-matrix-rows-spanned="1" table:style-name="ce1">
            <text:p>0</text:p>
          </table:table-cell>
          <table:table-cell office:value-type="float" office:value="0" table:formula="of:=SUM([.I3:.I5]=[.$CG3:.$CG5])" table:number-matrix-columns-spanned="1" table:number-matrix-rows-spanned="1" table:style-name="ce1">
            <text:p>0</text:p>
          </table:table-cell>
          <table:table-cell office:value-type="float" office:value="0" table:formula="of:=SUM([.J3:.J5]=[.$CD3:.$CD5])" table:number-matrix-columns-spanned="1" table:number-matrix-rows-spanned="1" table:style-name="ce1">
            <text:p>0</text:p>
          </table:table-cell>
          <table:table-cell office:value-type="float" office:value="0" table:formula="of:=SUM([.K3:.K5]=[.$CE3:.$CE5])" table:number-matrix-columns-spanned="1" table:number-matrix-rows-spanned="1" table:style-name="ce1">
            <text:p>0</text:p>
          </table:table-cell>
          <table:table-cell office:value-type="float" office:value="0" table:formula="of:=SUM([.L3:.L5]=[.$CF3:.$CF5])" table:number-matrix-columns-spanned="1" table:number-matrix-rows-spanned="1" table:style-name="ce1">
            <text:p>0</text:p>
          </table:table-cell>
          <table:table-cell office:value-type="float" office:value="0" table:formula="of:=SUM([.M3:.M5]=[.$CG3:.$CG5])" table:number-matrix-columns-spanned="1" table:number-matrix-rows-spanned="1" table:style-name="ce1">
            <text:p>0</text:p>
          </table:table-cell>
          <table:table-cell office:value-type="float" office:value="0" table:formula="of:=SUM([.N3:.N5]=[.$CD3:.$CD5])" table:number-matrix-columns-spanned="1" table:number-matrix-rows-spanned="1" table:style-name="ce1">
            <text:p>0</text:p>
          </table:table-cell>
          <table:table-cell office:value-type="float" office:value="0" table:formula="of:=SUM([.O3:.O5]=[.$CE3:.$CE5])" table:number-matrix-columns-spanned="1" table:number-matrix-rows-spanned="1" table:style-name="ce1">
            <text:p>0</text:p>
          </table:table-cell>
          <table:table-cell office:value-type="float" office:value="0" table:formula="of:=SUM([.P3:.P5]=[.$CF3:.$CF5])" table:number-matrix-columns-spanned="1" table:number-matrix-rows-spanned="1" table:style-name="ce1">
            <text:p>0</text:p>
          </table:table-cell>
          <table:table-cell office:value-type="float" office:value="0" table:formula="of:=SUM([.Q3:.Q5]=[.$CG3:.$CG5])" table:number-matrix-columns-spanned="1" table:number-matrix-rows-spanned="1" table:style-name="ce1">
            <text:p>0</text:p>
          </table:table-cell>
          <table:table-cell office:value-type="float" office:value="0" table:formula="of:=SUM([.R3:.R5]=[.$CD3:.$CD5])" table:number-matrix-columns-spanned="1" table:number-matrix-rows-spanned="1" table:style-name="ce1">
            <text:p>0</text:p>
          </table:table-cell>
          <table:table-cell office:value-type="float" office:value="0" table:formula="of:=SUM([.S3:.S5]=[.$CE3:.$CE5])" table:number-matrix-columns-spanned="1" table:number-matrix-rows-spanned="1" table:style-name="ce1">
            <text:p>0</text:p>
          </table:table-cell>
          <table:table-cell office:value-type="float" office:value="0" table:formula="of:=SUM([.T3:.T5]=[.$CF3:.$CF5])" table:number-matrix-columns-spanned="1" table:number-matrix-rows-spanned="1" table:style-name="ce1">
            <text:p>0</text:p>
          </table:table-cell>
          <table:table-cell office:value-type="float" office:value="0" table:formula="of:=SUM([.U3:.U5]=[.$CG3:.$CG5])" table:number-matrix-columns-spanned="1" table:number-matrix-rows-spanned="1" table:style-name="ce1">
            <text:p>0</text:p>
          </table:table-cell>
          <table:table-cell office:value-type="float" office:value="0" table:formula="of:=SUM([.V3:.V5]=[.$CD3:.$CD5])" table:number-matrix-columns-spanned="1" table:number-matrix-rows-spanned="1" table:style-name="ce1">
            <text:p>0</text:p>
          </table:table-cell>
          <table:table-cell office:value-type="float" office:value="0" table:formula="of:=SUM([.W3:.W5]=[.$CE3:.$CE5])" table:number-matrix-columns-spanned="1" table:number-matrix-rows-spanned="1" table:style-name="ce1">
            <text:p>0</text:p>
          </table:table-cell>
          <table:table-cell office:value-type="float" office:value="0" table:formula="of:=SUM([.X3:.X5]=[.$CF3:.$CF5])" table:number-matrix-columns-spanned="1" table:number-matrix-rows-spanned="1" table:style-name="ce1">
            <text:p>0</text:p>
          </table:table-cell>
          <table:table-cell office:value-type="float" office:value="0" table:formula="of:=SUM([.Y3:.Y5]=[.$CG3:.$CG5])" table:number-matrix-columns-spanned="1" table:number-matrix-rows-spanned="1" table:style-name="ce1">
            <text:p>0</text:p>
          </table:table-cell>
          <table:table-cell office:value-type="float" office:value="0" table:formula="of:=SUM([.Z3:.Z5]=[.$CD3:.$CD5])" table:number-matrix-columns-spanned="1" table:number-matrix-rows-spanned="1" table:style-name="ce1">
            <text:p>0</text:p>
          </table:table-cell>
          <table:table-cell office:value-type="float" office:value="0" table:formula="of:=SUM([.AA3:.AA5]=[.$CE3:.$CE5])" table:number-matrix-columns-spanned="1" table:number-matrix-rows-spanned="1" table:style-name="ce1">
            <text:p>0</text:p>
          </table:table-cell>
          <table:table-cell office:value-type="float" office:value="0" table:formula="of:=SUM([.AB3:.AB5]=[.$CF3:.$CF5])" table:number-matrix-columns-spanned="1" table:number-matrix-rows-spanned="1" table:style-name="ce1">
            <text:p>0</text:p>
          </table:table-cell>
          <table:table-cell office:value-type="float" office:value="0" table:formula="of:=SUM([.AC3:.AC5]=[.$CG3:.$CG5])" table:number-matrix-columns-spanned="1" table:number-matrix-rows-spanned="1" table:style-name="ce1">
            <text:p>0</text:p>
          </table:table-cell>
          <table:table-cell office:value-type="float" office:value="0" table:formula="of:=SUM([.AD3:.AD5]=[.$CD3:.$CD5])" table:number-matrix-columns-spanned="1" table:number-matrix-rows-spanned="1" table:style-name="ce1">
            <text:p>0</text:p>
          </table:table-cell>
          <table:table-cell office:value-type="float" office:value="0" table:formula="of:=SUM([.AE3:.AE5]=[.$CE3:.$CE5])" table:number-matrix-columns-spanned="1" table:number-matrix-rows-spanned="1" table:style-name="ce1">
            <text:p>0</text:p>
          </table:table-cell>
          <table:table-cell office:value-type="float" office:value="0" table:formula="of:=SUM([.AF3:.AF5]=[.$CF3:.$CF5])" table:number-matrix-columns-spanned="1" table:number-matrix-rows-spanned="1" table:style-name="ce1">
            <text:p>0</text:p>
          </table:table-cell>
          <table:table-cell office:value-type="float" office:value="0" table:formula="of:=SUM([.AG3:.AG5]=[.$CG3:.$CG5])" table:number-matrix-columns-spanned="1" table:number-matrix-rows-spanned="1" table:style-name="ce1">
            <text:p>0</text:p>
          </table:table-cell>
          <table:table-cell office:value-type="float" office:value="0" table:formula="of:=SUM([.AH3:.AH5]=[.$CD3:.$CD5])" table:number-matrix-columns-spanned="1" table:number-matrix-rows-spanned="1" table:style-name="ce1">
            <text:p>0</text:p>
          </table:table-cell>
          <table:table-cell office:value-type="float" office:value="0" table:formula="of:=SUM([.AI3:.AI5]=[.$CE3:.$CE5])" table:number-matrix-columns-spanned="1" table:number-matrix-rows-spanned="1" table:style-name="ce1">
            <text:p>0</text:p>
          </table:table-cell>
          <table:table-cell office:value-type="float" office:value="0" table:formula="of:=SUM([.AJ3:.AJ5]=[.$CF3:.$CF5])" table:number-matrix-columns-spanned="1" table:number-matrix-rows-spanned="1" table:style-name="ce1">
            <text:p>0</text:p>
          </table:table-cell>
          <table:table-cell office:value-type="float" office:value="0" table:formula="of:=SUM([.AK3:.AK5]=[.$CG3:.$CG5])" table:number-matrix-columns-spanned="1" table:number-matrix-rows-spanned="1" table:style-name="ce1">
            <text:p>0</text:p>
          </table:table-cell>
          <table:table-cell office:value-type="float" office:value="0" table:formula="of:=SUM([.AL3:.AL5]=[.$CD3:.$CD5])" table:number-matrix-columns-spanned="1" table:number-matrix-rows-spanned="1" table:style-name="ce1">
            <text:p>0</text:p>
          </table:table-cell>
          <table:table-cell office:value-type="float" office:value="0" table:formula="of:=SUM([.AM3:.AM5]=[.$CE3:.$CE5])" table:number-matrix-columns-spanned="1" table:number-matrix-rows-spanned="1" table:style-name="ce1">
            <text:p>0</text:p>
          </table:table-cell>
          <table:table-cell office:value-type="float" office:value="0" table:formula="of:=SUM([.AN3:.AN5]=[.$CF3:.$CF5])" table:number-matrix-columns-spanned="1" table:number-matrix-rows-spanned="1" table:style-name="ce1">
            <text:p>0</text:p>
          </table:table-cell>
          <table:table-cell office:value-type="float" office:value="0" table:formula="of:=SUM([.AO3:.AO5]=[.$CG3:.$CG5])" table:number-matrix-columns-spanned="1" table:number-matrix-rows-spanned="1" table:style-name="ce1">
            <text:p>0</text:p>
          </table:table-cell>
          <table:table-cell office:value-type="float" office:value="0" table:formula="of:=SUM([.AP3:.AP5]=[.$CD3:.$CD5])" table:number-matrix-columns-spanned="1" table:number-matrix-rows-spanned="1" table:style-name="ce1">
            <text:p>0</text:p>
          </table:table-cell>
          <table:table-cell office:value-type="float" office:value="0" table:formula="of:=SUM([.AQ3:.AQ5]=[.$CE3:.$CE5])" table:number-matrix-columns-spanned="1" table:number-matrix-rows-spanned="1" table:style-name="ce1">
            <text:p>0</text:p>
          </table:table-cell>
          <table:table-cell office:value-type="float" office:value="0" table:formula="of:=SUM([.AR3:.AR5]=[.$CF3:.$CF5])" table:number-matrix-columns-spanned="1" table:number-matrix-rows-spanned="1" table:style-name="ce1">
            <text:p>0</text:p>
          </table:table-cell>
          <table:table-cell office:value-type="float" office:value="0" table:formula="of:=SUM([.AS3:.AS5]=[.$CG3:.$CG5])" table:number-matrix-columns-spanned="1" table:number-matrix-rows-spanned="1" table:style-name="ce1">
            <text:p>0</text:p>
          </table:table-cell>
          <table:table-cell office:value-type="float" office:value="0" table:formula="of:=SUM([.AT3:.AT5]=[.$CD3:.$CD5])" table:number-matrix-columns-spanned="1" table:number-matrix-rows-spanned="1" table:style-name="ce1">
            <text:p>0</text:p>
          </table:table-cell>
          <table:table-cell office:value-type="float" office:value="0" table:formula="of:=SUM([.AU3:.AU5]=[.$CE3:.$CE5])" table:number-matrix-columns-spanned="1" table:number-matrix-rows-spanned="1" table:style-name="ce1">
            <text:p>0</text:p>
          </table:table-cell>
          <table:table-cell office:value-type="float" office:value="0" table:formula="of:=SUM([.AV3:.AV5]=[.$CF3:.$CF5])" table:number-matrix-columns-spanned="1" table:number-matrix-rows-spanned="1" table:style-name="ce1">
            <text:p>0</text:p>
          </table:table-cell>
          <table:table-cell office:value-type="float" office:value="0" table:formula="of:=SUM([.AW3:.AW5]=[.$CG3:.$CG5])" table:number-matrix-columns-spanned="1" table:number-matrix-rows-spanned="1" table:style-name="ce1">
            <text:p>0</text:p>
          </table:table-cell>
          <table:table-cell office:value-type="float" office:value="0" table:formula="of:=SUM([.AX3:.AX5]=[.$CD3:.$CD5])" table:number-matrix-columns-spanned="1" table:number-matrix-rows-spanned="1" table:style-name="ce1">
            <text:p>0</text:p>
          </table:table-cell>
          <table:table-cell office:value-type="float" office:value="0" table:formula="of:=SUM([.AY3:.AY5]=[.$CE3:.$CE5])" table:number-matrix-columns-spanned="1" table:number-matrix-rows-spanned="1" table:style-name="ce1">
            <text:p>0</text:p>
          </table:table-cell>
          <table:table-cell office:value-type="float" office:value="0" table:formula="of:=SUM([.AZ3:.AZ5]=[.$CF3:.$CF5])" table:number-matrix-columns-spanned="1" table:number-matrix-rows-spanned="1" table:style-name="ce1">
            <text:p>0</text:p>
          </table:table-cell>
          <table:table-cell office:value-type="float" office:value="0" table:formula="of:=SUM([.BA3:.BA5]=[.$CG3:.$CG5])" table:number-matrix-columns-spanned="1" table:number-matrix-rows-spanned="1" table:style-name="ce1">
            <text:p>0</text:p>
          </table:table-cell>
          <table:table-cell office:value-type="float" office:value="0" table:formula="of:=SUM([.BB3:.BB5]=[.$CD3:.$CD5])" table:number-matrix-columns-spanned="1" table:number-matrix-rows-spanned="1" table:style-name="ce1">
            <text:p>0</text:p>
          </table:table-cell>
          <table:table-cell office:value-type="float" office:value="0" table:formula="of:=SUM([.BC3:.BC5]=[.$CE3:.$CE5])" table:number-matrix-columns-spanned="1" table:number-matrix-rows-spanned="1" table:style-name="ce1">
            <text:p>0</text:p>
          </table:table-cell>
          <table:table-cell office:value-type="float" office:value="0" table:formula="of:=SUM([.BD3:.BD5]=[.$CF3:.$CF5])" table:number-matrix-columns-spanned="1" table:number-matrix-rows-spanned="1" table:style-name="ce1">
            <text:p>0</text:p>
          </table:table-cell>
          <table:table-cell office:value-type="float" office:value="0" table:formula="of:=SUM([.BE3:.BE5]=[.$CG3:.$CG5])" table:number-matrix-columns-spanned="1" table:number-matrix-rows-spanned="1" table:style-name="ce1">
            <text:p>0</text:p>
          </table:table-cell>
          <table:table-cell office:value-type="float" office:value="0" table:formula="of:=SUM([.BF3:.BF5]=[.$CD3:.$CD5])" table:number-matrix-columns-spanned="1" table:number-matrix-rows-spanned="1" table:style-name="ce1">
            <text:p>0</text:p>
          </table:table-cell>
          <table:table-cell office:value-type="float" office:value="0" table:formula="of:=SUM([.BG3:.BG5]=[.$CE3:.$CE5])" table:number-matrix-columns-spanned="1" table:number-matrix-rows-spanned="1" table:style-name="ce1">
            <text:p>0</text:p>
          </table:table-cell>
          <table:table-cell office:value-type="float" office:value="0" table:formula="of:=SUM([.BH3:.BH5]=[.$CF3:.$CF5])" table:number-matrix-columns-spanned="1" table:number-matrix-rows-spanned="1" table:style-name="ce1">
            <text:p>0</text:p>
          </table:table-cell>
          <table:table-cell office:value-type="float" office:value="0" table:formula="of:=SUM([.BI3:.BI5]=[.$CG3:.$CG5])" table:number-matrix-columns-spanned="1" table:number-matrix-rows-spanned="1" table:style-name="ce1">
            <text:p>0</text:p>
          </table:table-cell>
          <table:table-cell office:value-type="float" office:value="0" table:formula="of:=SUM([.BJ3:.BJ5]=[.$CD3:.$CD5])" table:number-matrix-columns-spanned="1" table:number-matrix-rows-spanned="1" table:style-name="ce1">
            <text:p>0</text:p>
          </table:table-cell>
          <table:table-cell office:value-type="float" office:value="0" table:formula="of:=SUM([.BK3:.BK5]=[.$CE3:.$CE5])" table:number-matrix-columns-spanned="1" table:number-matrix-rows-spanned="1" table:style-name="ce1">
            <text:p>0</text:p>
          </table:table-cell>
          <table:table-cell office:value-type="float" office:value="0" table:formula="of:=SUM([.BL3:.BL5]=[.$CF3:.$CF5])" table:number-matrix-columns-spanned="1" table:number-matrix-rows-spanned="1" table:style-name="ce1">
            <text:p>0</text:p>
          </table:table-cell>
          <table:table-cell office:value-type="float" office:value="0" table:formula="of:=SUM([.BM3:.BM5]=[.$CG3:.$CG5])" table:number-matrix-columns-spanned="1" table:number-matrix-rows-spanned="1" table:style-name="ce1">
            <text:p>0</text:p>
          </table:table-cell>
          <table:table-cell office:value-type="float" office:value="0" table:formula="of:=SUM([.BN3:.BN5]=[.$CD3:.$CD5])" table:number-matrix-columns-spanned="1" table:number-matrix-rows-spanned="1" table:style-name="ce1">
            <text:p>0</text:p>
          </table:table-cell>
          <table:table-cell office:value-type="float" office:value="0" table:formula="of:=SUM([.BO3:.BO5]=[.$CE3:.$CE5])" table:number-matrix-columns-spanned="1" table:number-matrix-rows-spanned="1" table:style-name="ce1">
            <text:p>0</text:p>
          </table:table-cell>
          <table:table-cell office:value-type="float" office:value="0" table:formula="of:=SUM([.BP3:.BP5]=[.$CF3:.$CF5])" table:number-matrix-columns-spanned="1" table:number-matrix-rows-spanned="1" table:style-name="ce1">
            <text:p>0</text:p>
          </table:table-cell>
          <table:table-cell office:value-type="float" office:value="0" table:formula="of:=SUM([.BQ3:.BQ5]=[.$CG3:.$CG5])" table:number-matrix-columns-spanned="1" table:number-matrix-rows-spanned="1" table:style-name="ce1">
            <text:p>0</text:p>
          </table:table-cell>
          <table:table-cell office:value-type="float" office:value="0" table:formula="of:=SUM([.BR3:.BR5]=[.$CD3:.$CD5])" table:number-matrix-columns-spanned="1" table:number-matrix-rows-spanned="1" table:style-name="ce1">
            <text:p>0</text:p>
          </table:table-cell>
          <table:table-cell office:value-type="float" office:value="0" table:formula="of:=SUM([.BS3:.BS5]=[.$CE3:.$CE5])" table:number-matrix-columns-spanned="1" table:number-matrix-rows-spanned="1" table:style-name="ce1">
            <text:p>0</text:p>
          </table:table-cell>
          <table:table-cell office:value-type="float" office:value="0" table:formula="of:=SUM([.BT3:.BT5]=[.$CF3:.$CF5])" table:number-matrix-columns-spanned="1" table:number-matrix-rows-spanned="1" table:style-name="ce1">
            <text:p>0</text:p>
          </table:table-cell>
          <table:table-cell office:value-type="float" office:value="0" table:formula="of:=SUM([.BU3:.BU5]=[.$CG3:.$CG5])" table:number-matrix-columns-spanned="1" table:number-matrix-rows-spanned="1" table:style-name="ce1">
            <text:p>0</text:p>
          </table:table-cell>
          <table:table-cell office:value-type="float" office:value="0" table:formula="of:=SUM([.BV3:.BV5]=[.$CD3:.$CD5])" table:number-matrix-columns-spanned="1" table:number-matrix-rows-spanned="1" table:style-name="ce1">
            <text:p>0</text:p>
          </table:table-cell>
          <table:table-cell office:value-type="float" office:value="0" table:formula="of:=SUM([.BW3:.BW5]=[.$CE3:.$CE5])" table:number-matrix-columns-spanned="1" table:number-matrix-rows-spanned="1" table:style-name="ce1">
            <text:p>0</text:p>
          </table:table-cell>
          <table:table-cell office:value-type="float" office:value="0" table:formula="of:=SUM([.BX3:.BX5]=[.$CF3:.$CF5])" table:number-matrix-columns-spanned="1" table:number-matrix-rows-spanned="1" table:style-name="ce1">
            <text:p>0</text:p>
          </table:table-cell>
          <table:table-cell office:value-type="float" office:value="0" table:formula="of:=SUM([.BY3:.BY5]=[.$CG3:.$CG5])" table:number-matrix-columns-spanned="1" table:number-matrix-rows-spanned="1" table:style-name="ce1">
            <text:p>0</text:p>
          </table:table-cell>
          <table:table-cell office:value-type="float" office:value="0" table:formula="of:=SUM([.BZ3:.BZ5]=[.$CD3:.$CD5])" table:number-matrix-columns-spanned="1" table:number-matrix-rows-spanned="1" table:style-name="ce1">
            <text:p>0</text:p>
          </table:table-cell>
          <table:table-cell office:value-type="float" office:value="0" table:formula="of:=SUM([.CA3:.CA5]=[.$CE3:.$CE5])" table:number-matrix-columns-spanned="1" table:number-matrix-rows-spanned="1" table:style-name="ce1">
            <text:p>0</text:p>
          </table:table-cell>
          <table:table-cell office:value-type="float" office:value="0" table:formula="of:=SUM([.CB3:.CB5]=[.$CF3:.$CF5])" table:number-matrix-columns-spanned="1" table:number-matrix-rows-spanned="1" table:style-name="ce1">
            <text:p>0</text:p>
          </table:table-cell>
          <table:table-cell office:value-type="float" office:value="0" table:formula="of:=SUM([.CC3:.CC5]=[.$CG3:.$CG5])" table:number-matrix-columns-spanned="1" table:number-matrix-rows-spanned="1" table:style-name="ce1">
            <text:p>0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BETTER</text:p>
          </table:table-cell>
          <table:table-cell office:value-type="float" office:value="0" table:formula="of:=SUM([.B3:.B5]&lt;[.$CH3:.$CH5])" table:number-matrix-columns-spanned="1" table:number-matrix-rows-spanned="1" table:style-name="ce2">
            <text:p>0</text:p>
          </table:table-cell>
          <table:table-cell office:value-type="float" office:value="0" table:formula="of:=SUM([.C3:.C5]&lt;[.$CI3:.$CI5])" table:number-matrix-columns-spanned="1" table:number-matrix-rows-spanned="1" table:style-name="ce2">
            <text:p>0</text:p>
          </table:table-cell>
          <table:table-cell office:value-type="float" office:value="0" table:formula="of:=SUM([.D3:.D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E3:.E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F3:.F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G3:.G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H3:.H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I3:.I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J3:.J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K3:.K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L3:.L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M3:.M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N3:.N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O3:.O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P3:.P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Q3:.Q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R3:.R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S3:.S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T3:.T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U3:.U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V3:.V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W3:.W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X3:.X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Y3:.Y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Z3:.Z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AA3:.AA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AB3:.AB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AC3:.AC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AD3:.AD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AE3:.AE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AF3:.AF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AG3:.AG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AH3:.AH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AI3:.AI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AJ3:.AJ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AK3:.AK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AL3:.AL5]&lt;[.$CH3:.$CH5])" table:number-matrix-columns-spanned="1" table:number-matrix-rows-spanned="1" table:style-name="ce2">
            <text:p>0</text:p>
          </table:table-cell>
          <table:table-cell office:value-type="float" office:value="0" table:formula="of:=SUM([.AM3:.AM5]&lt;[.$CI3:.$CI5])" table:number-matrix-columns-spanned="1" table:number-matrix-rows-spanned="1" table:style-name="ce2">
            <text:p>0</text:p>
          </table:table-cell>
          <table:table-cell office:value-type="float" office:value="0" table:formula="of:=SUM([.AN3:.AN5]&lt;[.$CJ3:.$CJ5])" table:number-matrix-columns-spanned="1" table:number-matrix-rows-spanned="1" table:style-name="ce2">
            <text:p>0</text:p>
          </table:table-cell>
          <table:table-cell office:value-type="float" office:value="0" table:formula="of:=SUM([.AO3:.AO5]&lt;[.$CK3:.$CK5])" table:number-matrix-columns-spanned="1" table:number-matrix-rows-spanned="1" table:style-name="ce2">
            <text:p>0</text:p>
          </table:table-cell>
          <table:table-cell office:value-type="float" office:value="0" table:formula="of:=SUM([.AP3:.AP5]&lt;[.$CH3:.$CH5])" table:number-matrix-columns-spanned="1" table:number-matrix-rows-spanned="1" table:style-name="ce2">
            <text:p>0</text:p>
          </table:table-cell>
          <table:table-cell office:value-type="float" office:value="0" table:formula="of:=SUM([.AQ3:.AQ5]&lt;[.$CI3:.$CI5])" table:number-matrix-columns-spanned="1" table:number-matrix-rows-spanned="1" table:style-name="ce2">
            <text:p>0</text:p>
          </table:table-cell>
          <table:table-cell office:value-type="float" office:value="0" table:formula="of:=SUM([.AR3:.AR5]&lt;[.$CJ3:.$CJ5])" table:number-matrix-columns-spanned="1" table:number-matrix-rows-spanned="1" table:style-name="ce2">
            <text:p>0</text:p>
          </table:table-cell>
          <table:table-cell office:value-type="float" office:value="0" table:formula="of:=SUM([.AS3:.AS5]&lt;[.$CK3:.$CK5])" table:number-matrix-columns-spanned="1" table:number-matrix-rows-spanned="1" table:style-name="ce2">
            <text:p>0</text:p>
          </table:table-cell>
          <table:table-cell office:value-type="float" office:value="0" table:formula="of:=SUM([.AT3:.AT5]&lt;[.$CH3:.$CH5])" table:number-matrix-columns-spanned="1" table:number-matrix-rows-spanned="1" table:style-name="ce2">
            <text:p>0</text:p>
          </table:table-cell>
          <table:table-cell office:value-type="float" office:value="0" table:formula="of:=SUM([.AU3:.AU5]&lt;[.$CI3:.$CI5])" table:number-matrix-columns-spanned="1" table:number-matrix-rows-spanned="1" table:style-name="ce2">
            <text:p>0</text:p>
          </table:table-cell>
          <table:table-cell office:value-type="float" office:value="0" table:formula="of:=SUM([.AV3:.AV5]&lt;[.$CJ3:.$CJ5])" table:number-matrix-columns-spanned="1" table:number-matrix-rows-spanned="1" table:style-name="ce2">
            <text:p>0</text:p>
          </table:table-cell>
          <table:table-cell office:value-type="float" office:value="0" table:formula="of:=SUM([.AW3:.AW5]&lt;[.$CK3:.$CK5])" table:number-matrix-columns-spanned="1" table:number-matrix-rows-spanned="1" table:style-name="ce2">
            <text:p>0</text:p>
          </table:table-cell>
          <table:table-cell office:value-type="float" office:value="0" table:formula="of:=SUM([.AX3:.AX5]&lt;[.$CH3:.$CH5])" table:number-matrix-columns-spanned="1" table:number-matrix-rows-spanned="1" table:style-name="ce2">
            <text:p>0</text:p>
          </table:table-cell>
          <table:table-cell office:value-type="float" office:value="0" table:formula="of:=SUM([.AY3:.AY5]&lt;[.$CI3:.$CI5])" table:number-matrix-columns-spanned="1" table:number-matrix-rows-spanned="1" table:style-name="ce2">
            <text:p>0</text:p>
          </table:table-cell>
          <table:table-cell office:value-type="float" office:value="0" table:formula="of:=SUM([.AZ3:.AZ5]&lt;[.$CJ3:.$CJ5])" table:number-matrix-columns-spanned="1" table:number-matrix-rows-spanned="1" table:style-name="ce2">
            <text:p>0</text:p>
          </table:table-cell>
          <table:table-cell office:value-type="float" office:value="0" table:formula="of:=SUM([.BA3:.BA5]&lt;[.$CK3:.$CK5])" table:number-matrix-columns-spanned="1" table:number-matrix-rows-spanned="1" table:style-name="ce2">
            <text:p>0</text:p>
          </table:table-cell>
          <table:table-cell office:value-type="float" office:value="0" table:formula="of:=SUM([.BB3:.BB5]&lt;[.$CH3:.$CH5])" table:number-matrix-columns-spanned="1" table:number-matrix-rows-spanned="1" table:style-name="ce2">
            <text:p>0</text:p>
          </table:table-cell>
          <table:table-cell office:value-type="float" office:value="0" table:formula="of:=SUM([.BC3:.BC5]&lt;[.$CI3:.$CI5])" table:number-matrix-columns-spanned="1" table:number-matrix-rows-spanned="1" table:style-name="ce2">
            <text:p>0</text:p>
          </table:table-cell>
          <table:table-cell office:value-type="float" office:value="0" table:formula="of:=SUM([.BD3:.BD5]&lt;[.$CJ3:.$CJ5])" table:number-matrix-columns-spanned="1" table:number-matrix-rows-spanned="1" table:style-name="ce2">
            <text:p>0</text:p>
          </table:table-cell>
          <table:table-cell office:value-type="float" office:value="0" table:formula="of:=SUM([.BE3:.BE5]&lt;[.$CK3:.$CK5])" table:number-matrix-columns-spanned="1" table:number-matrix-rows-spanned="1" table:style-name="ce2">
            <text:p>0</text:p>
          </table:table-cell>
          <table:table-cell office:value-type="float" office:value="0" table:formula="of:=SUM([.BF3:.BF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BG3:.BG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BH3:.BH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BI3:.BI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BJ3:.BJ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BK3:.BK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BL3:.BL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BM3:.BM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BN3:.BN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BO3:.BO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BP3:.BP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BQ3:.BQ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BR3:.BR5]&lt;[.$CH3:.$CH5])" table:number-matrix-columns-spanned="1" table:number-matrix-rows-spanned="1" table:style-name="ce2">
            <text:p>0</text:p>
          </table:table-cell>
          <table:table-cell office:value-type="float" office:value="0" table:formula="of:=SUM([.BS3:.BS5]&lt;[.$CI3:.$CI5])" table:number-matrix-columns-spanned="1" table:number-matrix-rows-spanned="1" table:style-name="ce2">
            <text:p>0</text:p>
          </table:table-cell>
          <table:table-cell office:value-type="float" office:value="0" table:formula="of:=SUM([.BT3:.BT5]&lt;[.$CJ3:.$CJ5])" table:number-matrix-columns-spanned="1" table:number-matrix-rows-spanned="1" table:style-name="ce2">
            <text:p>0</text:p>
          </table:table-cell>
          <table:table-cell office:value-type="float" office:value="0" table:formula="of:=SUM([.BU3:.BU5]&lt;[.$CK3:.$CK5])" table:number-matrix-columns-spanned="1" table:number-matrix-rows-spanned="1" table:style-name="ce2">
            <text:p>0</text:p>
          </table:table-cell>
          <table:table-cell office:value-type="float" office:value="0" table:formula="of:=SUM([.BV3:.BV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BW3:.BW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BX3:.BX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BY3:.BY5]&lt;[.$CK3:.$CK5])" table:number-matrix-columns-spanned="1" table:number-matrix-rows-spanned="1" table:style-name="ce1">
            <text:p>0</text:p>
          </table:table-cell>
          <table:table-cell office:value-type="float" office:value="0" table:formula="of:=SUM([.BZ3:.BZ5]&lt;[.$CH3:.$CH5])" table:number-matrix-columns-spanned="1" table:number-matrix-rows-spanned="1" table:style-name="ce1">
            <text:p>0</text:p>
          </table:table-cell>
          <table:table-cell office:value-type="float" office:value="0" table:formula="of:=SUM([.CA3:.CA5]&lt;[.$CI3:.$CI5])" table:number-matrix-columns-spanned="1" table:number-matrix-rows-spanned="1" table:style-name="ce1">
            <text:p>0</text:p>
          </table:table-cell>
          <table:table-cell office:value-type="float" office:value="0" table:formula="of:=SUM([.CB3:.CB5]&lt;[.$CJ3:.$CJ5])" table:number-matrix-columns-spanned="1" table:number-matrix-rows-spanned="1" table:style-name="ce1">
            <text:p>0</text:p>
          </table:table-cell>
          <table:table-cell office:value-type="float" office:value="0" table:formula="of:=SUM([.CC3:.CC5]&lt;[.$CK3:.$CK5])" table:number-matrix-columns-spanned="1" table:number-matrix-rows-spanned="1" table:style-name="ce1">
            <text:p>0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WORSE</text:p>
          </table:table-cell>
          <table:table-cell office:value-type="float" office:value="0" table:formula="of:=SUM([.B3:.B5]&gt;[.$CH3:.$CH5])" table:number-matrix-columns-spanned="1" table:number-matrix-rows-spanned="1" table:style-name="ce2">
            <text:p>0</text:p>
          </table:table-cell>
          <table:table-cell office:value-type="float" office:value="0" table:formula="of:=SUM([.C3:.C5]&gt;[.$CI3:.$CI5])" table:number-matrix-columns-spanned="1" table:number-matrix-rows-spanned="1" table:style-name="ce2">
            <text:p>0</text:p>
          </table:table-cell>
          <table:table-cell office:value-type="float" office:value="0" table:formula="of:=SUM([.D3:.D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E3:.E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F3:.F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G3:.G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H3:.H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I3:.I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J3:.J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K3:.K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L3:.L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M3:.M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N3:.N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O3:.O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P3:.P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Q3:.Q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R3:.R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S3:.S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T3:.T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U3:.U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V3:.V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W3:.W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X3:.X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Y3:.Y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Z3:.Z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AA3:.AA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AB3:.AB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AC3:.AC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AD3:.AD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AE3:.AE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AF3:.AF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AG3:.AG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AH3:.AH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AI3:.AI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AJ3:.AJ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AK3:.AK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AL3:.AL5]&gt;[.$CH3:.$CH5])" table:number-matrix-columns-spanned="1" table:number-matrix-rows-spanned="1" table:style-name="ce2">
            <text:p>0</text:p>
          </table:table-cell>
          <table:table-cell office:value-type="float" office:value="0" table:formula="of:=SUM([.AM3:.AM5]&gt;[.$CI3:.$CI5])" table:number-matrix-columns-spanned="1" table:number-matrix-rows-spanned="1" table:style-name="ce2">
            <text:p>0</text:p>
          </table:table-cell>
          <table:table-cell office:value-type="float" office:value="0" table:formula="of:=SUM([.AN3:.AN5]&gt;[.$CJ3:.$CJ5])" table:number-matrix-columns-spanned="1" table:number-matrix-rows-spanned="1" table:style-name="ce2">
            <text:p>0</text:p>
          </table:table-cell>
          <table:table-cell office:value-type="float" office:value="0" table:formula="of:=SUM([.AO3:.AO5]&gt;[.$CK3:.$CK5])" table:number-matrix-columns-spanned="1" table:number-matrix-rows-spanned="1" table:style-name="ce2">
            <text:p>0</text:p>
          </table:table-cell>
          <table:table-cell office:value-type="float" office:value="0" table:formula="of:=SUM([.AP3:.AP5]&gt;[.$CH3:.$CH5])" table:number-matrix-columns-spanned="1" table:number-matrix-rows-spanned="1" table:style-name="ce2">
            <text:p>0</text:p>
          </table:table-cell>
          <table:table-cell office:value-type="float" office:value="0" table:formula="of:=SUM([.AQ3:.AQ5]&gt;[.$CI3:.$CI5])" table:number-matrix-columns-spanned="1" table:number-matrix-rows-spanned="1" table:style-name="ce2">
            <text:p>0</text:p>
          </table:table-cell>
          <table:table-cell office:value-type="float" office:value="0" table:formula="of:=SUM([.AR3:.AR5]&gt;[.$CJ3:.$CJ5])" table:number-matrix-columns-spanned="1" table:number-matrix-rows-spanned="1" table:style-name="ce2">
            <text:p>0</text:p>
          </table:table-cell>
          <table:table-cell office:value-type="float" office:value="0" table:formula="of:=SUM([.AS3:.AS5]&gt;[.$CK3:.$CK5])" table:number-matrix-columns-spanned="1" table:number-matrix-rows-spanned="1" table:style-name="ce2">
            <text:p>0</text:p>
          </table:table-cell>
          <table:table-cell office:value-type="float" office:value="0" table:formula="of:=SUM([.AT3:.AT5]&gt;[.$CH3:.$CH5])" table:number-matrix-columns-spanned="1" table:number-matrix-rows-spanned="1" table:style-name="ce2">
            <text:p>0</text:p>
          </table:table-cell>
          <table:table-cell office:value-type="float" office:value="0" table:formula="of:=SUM([.AU3:.AU5]&gt;[.$CI3:.$CI5])" table:number-matrix-columns-spanned="1" table:number-matrix-rows-spanned="1" table:style-name="ce2">
            <text:p>0</text:p>
          </table:table-cell>
          <table:table-cell office:value-type="float" office:value="0" table:formula="of:=SUM([.AV3:.AV5]&gt;[.$CJ3:.$CJ5])" table:number-matrix-columns-spanned="1" table:number-matrix-rows-spanned="1" table:style-name="ce2">
            <text:p>0</text:p>
          </table:table-cell>
          <table:table-cell office:value-type="float" office:value="0" table:formula="of:=SUM([.AW3:.AW5]&gt;[.$CK3:.$CK5])" table:number-matrix-columns-spanned="1" table:number-matrix-rows-spanned="1" table:style-name="ce2">
            <text:p>0</text:p>
          </table:table-cell>
          <table:table-cell office:value-type="float" office:value="0" table:formula="of:=SUM([.AX3:.AX5]&gt;[.$CH3:.$CH5])" table:number-matrix-columns-spanned="1" table:number-matrix-rows-spanned="1" table:style-name="ce2">
            <text:p>0</text:p>
          </table:table-cell>
          <table:table-cell office:value-type="float" office:value="0" table:formula="of:=SUM([.AY3:.AY5]&gt;[.$CI3:.$CI5])" table:number-matrix-columns-spanned="1" table:number-matrix-rows-spanned="1" table:style-name="ce2">
            <text:p>0</text:p>
          </table:table-cell>
          <table:table-cell office:value-type="float" office:value="0" table:formula="of:=SUM([.AZ3:.AZ5]&gt;[.$CJ3:.$CJ5])" table:number-matrix-columns-spanned="1" table:number-matrix-rows-spanned="1" table:style-name="ce2">
            <text:p>0</text:p>
          </table:table-cell>
          <table:table-cell office:value-type="float" office:value="0" table:formula="of:=SUM([.BA3:.BA5]&gt;[.$CK3:.$CK5])" table:number-matrix-columns-spanned="1" table:number-matrix-rows-spanned="1" table:style-name="ce2">
            <text:p>0</text:p>
          </table:table-cell>
          <table:table-cell office:value-type="float" office:value="0" table:formula="of:=SUM([.BB3:.BB5]&gt;[.$CH3:.$CH5])" table:number-matrix-columns-spanned="1" table:number-matrix-rows-spanned="1" table:style-name="ce2">
            <text:p>0</text:p>
          </table:table-cell>
          <table:table-cell office:value-type="float" office:value="0" table:formula="of:=SUM([.BC3:.BC5]&gt;[.$CI3:.$CI5])" table:number-matrix-columns-spanned="1" table:number-matrix-rows-spanned="1" table:style-name="ce2">
            <text:p>0</text:p>
          </table:table-cell>
          <table:table-cell office:value-type="float" office:value="0" table:formula="of:=SUM([.BD3:.BD5]&gt;[.$CJ3:.$CJ5])" table:number-matrix-columns-spanned="1" table:number-matrix-rows-spanned="1" table:style-name="ce2">
            <text:p>0</text:p>
          </table:table-cell>
          <table:table-cell office:value-type="float" office:value="0" table:formula="of:=SUM([.BE3:.BE5]&gt;[.$CK3:.$CK5])" table:number-matrix-columns-spanned="1" table:number-matrix-rows-spanned="1" table:style-name="ce2">
            <text:p>0</text:p>
          </table:table-cell>
          <table:table-cell office:value-type="float" office:value="0" table:formula="of:=SUM([.BF3:.BF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BG3:.BG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BH3:.BH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BI3:.BI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BJ3:.BJ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BK3:.BK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BL3:.BL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BM3:.BM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BN3:.BN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BO3:.BO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BP3:.BP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BQ3:.BQ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BR3:.BR5]&gt;[.$CH3:.$CH5])" table:number-matrix-columns-spanned="1" table:number-matrix-rows-spanned="1" table:style-name="ce2">
            <text:p>0</text:p>
          </table:table-cell>
          <table:table-cell office:value-type="float" office:value="0" table:formula="of:=SUM([.BS3:.BS5]&gt;[.$CI3:.$CI5])" table:number-matrix-columns-spanned="1" table:number-matrix-rows-spanned="1" table:style-name="ce2">
            <text:p>0</text:p>
          </table:table-cell>
          <table:table-cell office:value-type="float" office:value="0" table:formula="of:=SUM([.BT3:.BT5]&gt;[.$CJ3:.$CJ5])" table:number-matrix-columns-spanned="1" table:number-matrix-rows-spanned="1" table:style-name="ce2">
            <text:p>0</text:p>
          </table:table-cell>
          <table:table-cell office:value-type="float" office:value="0" table:formula="of:=SUM([.BU3:.BU5]&gt;[.$CK3:.$CK5])" table:number-matrix-columns-spanned="1" table:number-matrix-rows-spanned="1" table:style-name="ce2">
            <text:p>0</text:p>
          </table:table-cell>
          <table:table-cell office:value-type="float" office:value="0" table:formula="of:=SUM([.BV3:.BV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BW3:.BW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BX3:.BX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BY3:.BY5]&gt;[.$CK3:.$CK5])" table:number-matrix-columns-spanned="1" table:number-matrix-rows-spanned="1" table:style-name="ce1">
            <text:p>0</text:p>
          </table:table-cell>
          <table:table-cell office:value-type="float" office:value="0" table:formula="of:=SUM([.BZ3:.BZ5]&gt;[.$CH3:.$CH5])" table:number-matrix-columns-spanned="1" table:number-matrix-rows-spanned="1" table:style-name="ce1">
            <text:p>0</text:p>
          </table:table-cell>
          <table:table-cell office:value-type="float" office:value="0" table:formula="of:=SUM([.CA3:.CA5]&gt;[.$CI3:.$CI5])" table:number-matrix-columns-spanned="1" table:number-matrix-rows-spanned="1" table:style-name="ce1">
            <text:p>0</text:p>
          </table:table-cell>
          <table:table-cell office:value-type="float" office:value="0" table:formula="of:=SUM([.CB3:.CB5]&gt;[.$CJ3:.$CJ5])" table:number-matrix-columns-spanned="1" table:number-matrix-rows-spanned="1" table:style-name="ce1">
            <text:p>0</text:p>
          </table:table-cell>
          <table:table-cell office:value-type="float" office:value="0" table:formula="of:=SUM([.CC3:.CC5]&gt;[.$CK3:.$CK5])" table:number-matrix-columns-spanned="1" table:number-matrix-rows-spanned="1" table:style-name="ce1">
            <text:p>0</text:p>
          </table:table-cell>
          <table:table-cell table:number-columns-repeated="16303" table:style-name="ce1"/>
        </table:table-row>
        <table:table-row table:style-name="ro1">
          <table:table-cell office:value-type="string" table:style-name="ce1">
            <text:p>WORST</text:p>
          </table:table-cell>
          <table:table-cell office:value-type="float" office:value="0" table:formula="of:=SUM([.B3:.B5]=[.$CL3:.$CL5])" table:number-matrix-columns-spanned="1" table:number-matrix-rows-spanned="1" table:style-name="ce1">
            <text:p>0</text:p>
          </table:table-cell>
          <table:table-cell office:value-type="float" office:value="0" table:formula="of:=SUM([.C3:.C5]=[.$CM3:.$CM5])" table:number-matrix-columns-spanned="1" table:number-matrix-rows-spanned="1" table:style-name="ce1">
            <text:p>0</text:p>
          </table:table-cell>
          <table:table-cell office:value-type="float" office:value="0" table:formula="of:=SUM([.D3:.D5]=[.$CN3:.$CN5])" table:number-matrix-columns-spanned="1" table:number-matrix-rows-spanned="1" table:style-name="ce1">
            <text:p>0</text:p>
          </table:table-cell>
          <table:table-cell office:value-type="float" office:value="0" table:formula="of:=SUM([.E3:.E5]=[.$CO3:.$CO5])" table:number-matrix-columns-spanned="1" table:number-matrix-rows-spanned="1" table:style-name="ce1">
            <text:p>0</text:p>
          </table:table-cell>
          <table:table-cell office:value-type="float" office:value="0" table:formula="of:=SUM([.F3:.F5]=[.$CL3:.$CL5])" table:number-matrix-columns-spanned="1" table:number-matrix-rows-spanned="1" table:style-name="ce1">
            <text:p>0</text:p>
          </table:table-cell>
          <table:table-cell office:value-type="float" office:value="0" table:formula="of:=SUM([.G3:.G5]=[.$CM3:.$CM5])" table:number-matrix-columns-spanned="1" table:number-matrix-rows-spanned="1" table:style-name="ce1">
            <text:p>0</text:p>
          </table:table-cell>
          <table:table-cell office:value-type="float" office:value="0" table:formula="of:=SUM([.H3:.H5]=[.$CN3:.$CN5])" table:number-matrix-columns-spanned="1" table:number-matrix-rows-spanned="1" table:style-name="ce1">
            <text:p>0</text:p>
          </table:table-cell>
          <table:table-cell office:value-type="float" office:value="0" table:formula="of:=SUM([.I3:.I5]=[.$CO3:.$CO5])" table:number-matrix-columns-spanned="1" table:number-matrix-rows-spanned="1" table:style-name="ce1">
            <text:p>0</text:p>
          </table:table-cell>
          <table:table-cell office:value-type="float" office:value="0" table:formula="of:=SUM([.J3:.J5]=[.$CL3:.$CL5])" table:number-matrix-columns-spanned="1" table:number-matrix-rows-spanned="1" table:style-name="ce1">
            <text:p>0</text:p>
          </table:table-cell>
          <table:table-cell office:value-type="float" office:value="0" table:formula="of:=SUM([.K3:.K5]=[.$CM3:.$CM5])" table:number-matrix-columns-spanned="1" table:number-matrix-rows-spanned="1" table:style-name="ce1">
            <text:p>0</text:p>
          </table:table-cell>
          <table:table-cell office:value-type="float" office:value="0" table:formula="of:=SUM([.L3:.L5]=[.$CN3:.$CN5])" table:number-matrix-columns-spanned="1" table:number-matrix-rows-spanned="1" table:style-name="ce1">
            <text:p>0</text:p>
          </table:table-cell>
          <table:table-cell office:value-type="float" office:value="0" table:formula="of:=SUM([.M3:.M5]=[.$CO3:.$CO5])" table:number-matrix-columns-spanned="1" table:number-matrix-rows-spanned="1" table:style-name="ce1">
            <text:p>0</text:p>
          </table:table-cell>
          <table:table-cell office:value-type="float" office:value="0" table:formula="of:=SUM([.N3:.N5]=[.$CL3:.$CL5])" table:number-matrix-columns-spanned="1" table:number-matrix-rows-spanned="1" table:style-name="ce1">
            <text:p>0</text:p>
          </table:table-cell>
          <table:table-cell office:value-type="float" office:value="0" table:formula="of:=SUM([.O3:.O5]=[.$CM3:.$CM5])" table:number-matrix-columns-spanned="1" table:number-matrix-rows-spanned="1" table:style-name="ce1">
            <text:p>0</text:p>
          </table:table-cell>
          <table:table-cell office:value-type="float" office:value="0" table:formula="of:=SUM([.P3:.P5]=[.$CN3:.$CN5])" table:number-matrix-columns-spanned="1" table:number-matrix-rows-spanned="1" table:style-name="ce1">
            <text:p>0</text:p>
          </table:table-cell>
          <table:table-cell office:value-type="float" office:value="0" table:formula="of:=SUM([.Q3:.Q5]=[.$CO3:.$CO5])" table:number-matrix-columns-spanned="1" table:number-matrix-rows-spanned="1" table:style-name="ce1">
            <text:p>0</text:p>
          </table:table-cell>
          <table:table-cell office:value-type="float" office:value="0" table:formula="of:=SUM([.R3:.R5]=[.$CL3:.$CL5])" table:number-matrix-columns-spanned="1" table:number-matrix-rows-spanned="1" table:style-name="ce1">
            <text:p>0</text:p>
          </table:table-cell>
          <table:table-cell office:value-type="float" office:value="0" table:formula="of:=SUM([.S3:.S5]=[.$CM3:.$CM5])" table:number-matrix-columns-spanned="1" table:number-matrix-rows-spanned="1" table:style-name="ce1">
            <text:p>0</text:p>
          </table:table-cell>
          <table:table-cell office:value-type="float" office:value="0" table:formula="of:=SUM([.T3:.T5]=[.$CN3:.$CN5])" table:number-matrix-columns-spanned="1" table:number-matrix-rows-spanned="1" table:style-name="ce1">
            <text:p>0</text:p>
          </table:table-cell>
          <table:table-cell office:value-type="float" office:value="0" table:formula="of:=SUM([.U3:.U5]=[.$CO3:.$CO5])" table:number-matrix-columns-spanned="1" table:number-matrix-rows-spanned="1" table:style-name="ce1">
            <text:p>0</text:p>
          </table:table-cell>
          <table:table-cell office:value-type="float" office:value="0" table:formula="of:=SUM([.V3:.V5]=[.$CL3:.$CL5])" table:number-matrix-columns-spanned="1" table:number-matrix-rows-spanned="1" table:style-name="ce1">
            <text:p>0</text:p>
          </table:table-cell>
          <table:table-cell office:value-type="float" office:value="0" table:formula="of:=SUM([.W3:.W5]=[.$CM3:.$CM5])" table:number-matrix-columns-spanned="1" table:number-matrix-rows-spanned="1" table:style-name="ce1">
            <text:p>0</text:p>
          </table:table-cell>
          <table:table-cell office:value-type="float" office:value="0" table:formula="of:=SUM([.X3:.X5]=[.$CN3:.$CN5])" table:number-matrix-columns-spanned="1" table:number-matrix-rows-spanned="1" table:style-name="ce1">
            <text:p>0</text:p>
          </table:table-cell>
          <table:table-cell office:value-type="float" office:value="0" table:formula="of:=SUM([.Y3:.Y5]=[.$CO3:.$CO5])" table:number-matrix-columns-spanned="1" table:number-matrix-rows-spanned="1" table:style-name="ce1">
            <text:p>0</text:p>
          </table:table-cell>
          <table:table-cell office:value-type="float" office:value="0" table:formula="of:=SUM([.Z3:.Z5]=[.$CL3:.$CL5])" table:number-matrix-columns-spanned="1" table:number-matrix-rows-spanned="1" table:style-name="ce1">
            <text:p>0</text:p>
          </table:table-cell>
          <table:table-cell office:value-type="float" office:value="0" table:formula="of:=SUM([.AA3:.AA5]=[.$CM3:.$CM5])" table:number-matrix-columns-spanned="1" table:number-matrix-rows-spanned="1" table:style-name="ce1">
            <text:p>0</text:p>
          </table:table-cell>
          <table:table-cell office:value-type="float" office:value="0" table:formula="of:=SUM([.AB3:.AB5]=[.$CN3:.$CN5])" table:number-matrix-columns-spanned="1" table:number-matrix-rows-spanned="1" table:style-name="ce1">
            <text:p>0</text:p>
          </table:table-cell>
          <table:table-cell office:value-type="float" office:value="0" table:formula="of:=SUM([.AC3:.AC5]=[.$CO3:.$CO5])" table:number-matrix-columns-spanned="1" table:number-matrix-rows-spanned="1" table:style-name="ce1">
            <text:p>0</text:p>
          </table:table-cell>
          <table:table-cell office:value-type="float" office:value="0" table:formula="of:=SUM([.AD3:.AD5]=[.$CL3:.$CL5])" table:number-matrix-columns-spanned="1" table:number-matrix-rows-spanned="1" table:style-name="ce1">
            <text:p>0</text:p>
          </table:table-cell>
          <table:table-cell office:value-type="float" office:value="0" table:formula="of:=SUM([.AE3:.AE5]=[.$CM3:.$CM5])" table:number-matrix-columns-spanned="1" table:number-matrix-rows-spanned="1" table:style-name="ce1">
            <text:p>0</text:p>
          </table:table-cell>
          <table:table-cell office:value-type="float" office:value="0" table:formula="of:=SUM([.AF3:.AF5]=[.$CN3:.$CN5])" table:number-matrix-columns-spanned="1" table:number-matrix-rows-spanned="1" table:style-name="ce1">
            <text:p>0</text:p>
          </table:table-cell>
          <table:table-cell office:value-type="float" office:value="0" table:formula="of:=SUM([.AG3:.AG5]=[.$CO3:.$CO5])" table:number-matrix-columns-spanned="1" table:number-matrix-rows-spanned="1" table:style-name="ce1">
            <text:p>0</text:p>
          </table:table-cell>
          <table:table-cell office:value-type="float" office:value="0" table:formula="of:=SUM([.AH3:.AH5]=[.$CL3:.$CL5])" table:number-matrix-columns-spanned="1" table:number-matrix-rows-spanned="1" table:style-name="ce1">
            <text:p>0</text:p>
          </table:table-cell>
          <table:table-cell office:value-type="float" office:value="0" table:formula="of:=SUM([.AI3:.AI5]=[.$CM3:.$CM5])" table:number-matrix-columns-spanned="1" table:number-matrix-rows-spanned="1" table:style-name="ce1">
            <text:p>0</text:p>
          </table:table-cell>
          <table:table-cell office:value-type="float" office:value="0" table:formula="of:=SUM([.AJ3:.AJ5]=[.$CN3:.$CN5])" table:number-matrix-columns-spanned="1" table:number-matrix-rows-spanned="1" table:style-name="ce1">
            <text:p>0</text:p>
          </table:table-cell>
          <table:table-cell office:value-type="float" office:value="0" table:formula="of:=SUM([.AK3:.AK5]=[.$CO3:.$CO5])" table:number-matrix-columns-spanned="1" table:number-matrix-rows-spanned="1" table:style-name="ce1">
            <text:p>0</text:p>
          </table:table-cell>
          <table:table-cell office:value-type="float" office:value="0" table:formula="of:=SUM([.AL3:.AL5]=[.$CL3:.$CL5])" table:number-matrix-columns-spanned="1" table:number-matrix-rows-spanned="1" table:style-name="ce1">
            <text:p>0</text:p>
          </table:table-cell>
          <table:table-cell office:value-type="float" office:value="0" table:formula="of:=SUM([.AM3:.AM5]=[.$CM3:.$CM5])" table:number-matrix-columns-spanned="1" table:number-matrix-rows-spanned="1" table:style-name="ce1">
            <text:p>0</text:p>
          </table:table-cell>
          <table:table-cell office:value-type="float" office:value="0" table:formula="of:=SUM([.AN3:.AN5]=[.$CN3:.$CN5])" table:number-matrix-columns-spanned="1" table:number-matrix-rows-spanned="1" table:style-name="ce1">
            <text:p>0</text:p>
          </table:table-cell>
          <table:table-cell office:value-type="float" office:value="0" table:formula="of:=SUM([.AO3:.AO5]=[.$CO3:.$CO5])" table:number-matrix-columns-spanned="1" table:number-matrix-rows-spanned="1" table:style-name="ce1">
            <text:p>0</text:p>
          </table:table-cell>
          <table:table-cell office:value-type="float" office:value="0" table:formula="of:=SUM([.AP3:.AP5]=[.$CL3:.$CL5])" table:number-matrix-columns-spanned="1" table:number-matrix-rows-spanned="1" table:style-name="ce1">
            <text:p>0</text:p>
          </table:table-cell>
          <table:table-cell office:value-type="float" office:value="0" table:formula="of:=SUM([.AQ3:.AQ5]=[.$CM3:.$CM5])" table:number-matrix-columns-spanned="1" table:number-matrix-rows-spanned="1" table:style-name="ce1">
            <text:p>0</text:p>
          </table:table-cell>
          <table:table-cell office:value-type="float" office:value="0" table:formula="of:=SUM([.AR3:.AR5]=[.$CN3:.$CN5])" table:number-matrix-columns-spanned="1" table:number-matrix-rows-spanned="1" table:style-name="ce1">
            <text:p>0</text:p>
          </table:table-cell>
          <table:table-cell office:value-type="float" office:value="0" table:formula="of:=SUM([.AS3:.AS5]=[.$CO3:.$CO5])" table:number-matrix-columns-spanned="1" table:number-matrix-rows-spanned="1" table:style-name="ce1">
            <text:p>0</text:p>
          </table:table-cell>
          <table:table-cell office:value-type="float" office:value="0" table:formula="of:=SUM([.AT3:.AT5]=[.$CL3:.$CL5])" table:number-matrix-columns-spanned="1" table:number-matrix-rows-spanned="1" table:style-name="ce1">
            <text:p>0</text:p>
          </table:table-cell>
          <table:table-cell office:value-type="float" office:value="0" table:formula="of:=SUM([.AU3:.AU5]=[.$CM3:.$CM5])" table:number-matrix-columns-spanned="1" table:number-matrix-rows-spanned="1" table:style-name="ce1">
            <text:p>0</text:p>
          </table:table-cell>
          <table:table-cell office:value-type="float" office:value="0" table:formula="of:=SUM([.AV3:.AV5]=[.$CN3:.$CN5])" table:number-matrix-columns-spanned="1" table:number-matrix-rows-spanned="1" table:style-name="ce1">
            <text:p>0</text:p>
          </table:table-cell>
          <table:table-cell office:value-type="float" office:value="0" table:formula="of:=SUM([.AW3:.AW5]=[.$CO3:.$CO5])" table:number-matrix-columns-spanned="1" table:number-matrix-rows-spanned="1" table:style-name="ce1">
            <text:p>0</text:p>
          </table:table-cell>
          <table:table-cell office:value-type="float" office:value="0" table:formula="of:=SUM([.AX3:.AX5]=[.$CL3:.$CL5])" table:number-matrix-columns-spanned="1" table:number-matrix-rows-spanned="1" table:style-name="ce1">
            <text:p>0</text:p>
          </table:table-cell>
          <table:table-cell office:value-type="float" office:value="0" table:formula="of:=SUM([.AY3:.AY5]=[.$CM3:.$CM5])" table:number-matrix-columns-spanned="1" table:number-matrix-rows-spanned="1" table:style-name="ce1">
            <text:p>0</text:p>
          </table:table-cell>
          <table:table-cell office:value-type="float" office:value="0" table:formula="of:=SUM([.AZ3:.AZ5]=[.$CN3:.$CN5])" table:number-matrix-columns-spanned="1" table:number-matrix-rows-spanned="1" table:style-name="ce1">
            <text:p>0</text:p>
          </table:table-cell>
          <table:table-cell office:value-type="float" office:value="0" table:formula="of:=SUM([.BA3:.BA5]=[.$CO3:.$CO5])" table:number-matrix-columns-spanned="1" table:number-matrix-rows-spanned="1" table:style-name="ce1">
            <text:p>0</text:p>
          </table:table-cell>
          <table:table-cell office:value-type="float" office:value="0" table:formula="of:=SUM([.BB3:.BB5]=[.$CL3:.$CL5])" table:number-matrix-columns-spanned="1" table:number-matrix-rows-spanned="1" table:style-name="ce1">
            <text:p>0</text:p>
          </table:table-cell>
          <table:table-cell office:value-type="float" office:value="0" table:formula="of:=SUM([.BC3:.BC5]=[.$CM3:.$CM5])" table:number-matrix-columns-spanned="1" table:number-matrix-rows-spanned="1" table:style-name="ce1">
            <text:p>0</text:p>
          </table:table-cell>
          <table:table-cell office:value-type="float" office:value="0" table:formula="of:=SUM([.BD3:.BD5]=[.$CN3:.$CN5])" table:number-matrix-columns-spanned="1" table:number-matrix-rows-spanned="1" table:style-name="ce1">
            <text:p>0</text:p>
          </table:table-cell>
          <table:table-cell office:value-type="float" office:value="0" table:formula="of:=SUM([.BE3:.BE5]=[.$CO3:.$CO5])" table:number-matrix-columns-spanned="1" table:number-matrix-rows-spanned="1" table:style-name="ce1">
            <text:p>0</text:p>
          </table:table-cell>
          <table:table-cell office:value-type="float" office:value="0" table:formula="of:=SUM([.BF3:.BF5]=[.$CL3:.$CL5])" table:number-matrix-columns-spanned="1" table:number-matrix-rows-spanned="1" table:style-name="ce3">
            <text:p>0</text:p>
          </table:table-cell>
          <table:table-cell office:value-type="float" office:value="0" table:formula="of:=SUM([.BG3:.BG5]=[.$CM3:.$CM5])" table:number-matrix-columns-spanned="1" table:number-matrix-rows-spanned="1" table:style-name="ce3">
            <text:p>0</text:p>
          </table:table-cell>
          <table:table-cell office:value-type="float" office:value="0" table:formula="of:=SUM([.BH3:.BH5]=[.$CN3:.$CN5])" table:number-matrix-columns-spanned="1" table:number-matrix-rows-spanned="1" table:style-name="ce3">
            <text:p>0</text:p>
          </table:table-cell>
          <table:table-cell office:value-type="float" office:value="0" table:formula="of:=SUM([.BI3:.BI5]=[.$CO3:.$CO5])" table:number-matrix-columns-spanned="1" table:number-matrix-rows-spanned="1" table:style-name="ce3">
            <text:p>0</text:p>
          </table:table-cell>
          <table:table-cell office:value-type="float" office:value="0" table:formula="of:=SUM([.BJ3:.BJ5]=[.$CL3:.$CL5])" table:number-matrix-columns-spanned="1" table:number-matrix-rows-spanned="1" table:style-name="ce1">
            <text:p>0</text:p>
          </table:table-cell>
          <table:table-cell office:value-type="float" office:value="0" table:formula="of:=SUM([.BK3:.BK5]=[.$CM3:.$CM5])" table:number-matrix-columns-spanned="1" table:number-matrix-rows-spanned="1" table:style-name="ce1">
            <text:p>0</text:p>
          </table:table-cell>
          <table:table-cell office:value-type="float" office:value="0" table:formula="of:=SUM([.BL3:.BL5]=[.$CN3:.$CN5])" table:number-matrix-columns-spanned="1" table:number-matrix-rows-spanned="1" table:style-name="ce1">
            <text:p>0</text:p>
          </table:table-cell>
          <table:table-cell office:value-type="float" office:value="0" table:formula="of:=SUM([.BM3:.BM5]=[.$CO3:.$CO5])" table:number-matrix-columns-spanned="1" table:number-matrix-rows-spanned="1" table:style-name="ce1">
            <text:p>0</text:p>
          </table:table-cell>
          <table:table-cell office:value-type="float" office:value="0" table:formula="of:=SUM([.BN3:.BN5]=[.$CL3:.$CL5])" table:number-matrix-columns-spanned="1" table:number-matrix-rows-spanned="1" table:style-name="ce1">
            <text:p>0</text:p>
          </table:table-cell>
          <table:table-cell office:value-type="float" office:value="0" table:formula="of:=SUM([.BO3:.BO5]=[.$CM3:.$CM5])" table:number-matrix-columns-spanned="1" table:number-matrix-rows-spanned="1" table:style-name="ce1">
            <text:p>0</text:p>
          </table:table-cell>
          <table:table-cell office:value-type="float" office:value="0" table:formula="of:=SUM([.BP3:.BP5]=[.$CN3:.$CN5])" table:number-matrix-columns-spanned="1" table:number-matrix-rows-spanned="1" table:style-name="ce1">
            <text:p>0</text:p>
          </table:table-cell>
          <table:table-cell office:value-type="float" office:value="0" table:formula="of:=SUM([.BQ3:.BQ5]=[.$CO3:.$CO5])" table:number-matrix-columns-spanned="1" table:number-matrix-rows-spanned="1" table:style-name="ce1">
            <text:p>0</text:p>
          </table:table-cell>
          <table:table-cell office:value-type="float" office:value="0" table:formula="of:=SUM([.BR3:.BR5]=[.$CL3:.$CL5])" table:number-matrix-columns-spanned="1" table:number-matrix-rows-spanned="1" table:style-name="ce1">
            <text:p>0</text:p>
          </table:table-cell>
          <table:table-cell office:value-type="float" office:value="0" table:formula="of:=SUM([.BS3:.BS5]=[.$CM3:.$CM5])" table:number-matrix-columns-spanned="1" table:number-matrix-rows-spanned="1" table:style-name="ce1">
            <text:p>0</text:p>
          </table:table-cell>
          <table:table-cell office:value-type="float" office:value="0" table:formula="of:=SUM([.BT3:.BT5]=[.$CN3:.$CN5])" table:number-matrix-columns-spanned="1" table:number-matrix-rows-spanned="1" table:style-name="ce1">
            <text:p>0</text:p>
          </table:table-cell>
          <table:table-cell office:value-type="float" office:value="0" table:formula="of:=SUM([.BU3:.BU5]=[.$CO3:.$CO5])" table:number-matrix-columns-spanned="1" table:number-matrix-rows-spanned="1" table:style-name="ce1">
            <text:p>0</text:p>
          </table:table-cell>
          <table:table-cell office:value-type="float" office:value="0" table:formula="of:=SUM([.BV3:.BV5]=[.$CL3:.$CL5])" table:number-matrix-columns-spanned="1" table:number-matrix-rows-spanned="1" table:style-name="ce1">
            <text:p>0</text:p>
          </table:table-cell>
          <table:table-cell office:value-type="float" office:value="0" table:formula="of:=SUM([.BW3:.BW5]=[.$CM3:.$CM5])" table:number-matrix-columns-spanned="1" table:number-matrix-rows-spanned="1" table:style-name="ce1">
            <text:p>0</text:p>
          </table:table-cell>
          <table:table-cell office:value-type="float" office:value="0" table:formula="of:=SUM([.BX3:.BX5]=[.$CN3:.$CN5])" table:number-matrix-columns-spanned="1" table:number-matrix-rows-spanned="1" table:style-name="ce1">
            <text:p>0</text:p>
          </table:table-cell>
          <table:table-cell office:value-type="float" office:value="0" table:formula="of:=SUM([.BY3:.BY5]=[.$CO3:.$CO5])" table:number-matrix-columns-spanned="1" table:number-matrix-rows-spanned="1" table:style-name="ce1">
            <text:p>0</text:p>
          </table:table-cell>
          <table:table-cell office:value-type="float" office:value="0" table:formula="of:=SUM([.BZ3:.BZ5]=[.$CL3:.$CL5])" table:number-matrix-columns-spanned="1" table:number-matrix-rows-spanned="1" table:style-name="ce1">
            <text:p>0</text:p>
          </table:table-cell>
          <table:table-cell office:value-type="float" office:value="0" table:formula="of:=SUM([.CA3:.CA5]=[.$CM3:.$CM5])" table:number-matrix-columns-spanned="1" table:number-matrix-rows-spanned="1" table:style-name="ce1">
            <text:p>0</text:p>
          </table:table-cell>
          <table:table-cell office:value-type="float" office:value="0" table:formula="of:=SUM([.CB3:.CB5]=[.$CN3:.$CN5])" table:number-matrix-columns-spanned="1" table:number-matrix-rows-spanned="1" table:style-name="ce1">
            <text:p>0</text:p>
          </table:table-cell>
          <table:table-cell office:value-type="float" office:value="0" table:formula="of:=SUM([.CC3:.CC5]=[.$CO3:.$CO5])" table:number-matrix-columns-spanned="1" table:number-matrix-rows-spanned="1" table:style-name="ce1">
            <text:p>0</text:p>
          </table:table-cell>
          <table:table-cell table:number-columns-repeated="16303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ellBest" style:family="table-cell" style:data-style-name="N0">
      <style:table-cell-properties style:vertical-align="automatic" fo:background-color="#00FF00"/>
    </style:style>
    <style:style style:name="cellWorst" style:family="table-cell" style:data-style-name="N0">
      <style:table-cell-properties style:vertical-align="automatic" fo:background-color="#FF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creator>Joul</dc:creator>
    <dc:date>2022-09-26T13:50:53Z</dc:date>
    <meta:editing-duration>PT0S</meta:editing-duration>
  </office:meta>
</office:document-meta>
</file>